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7/styles.xml" manifest:media-type="text/xml"/>
  <manifest:file-entry manifest:full-path="Object 67/content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42/content.xml" manifest:media-type="text/xml"/>
  <manifest:file-entry manifest:full-path="Object 42/meta.xml" manifest:media-type="text/xml"/>
  <manifest:file-entry manifest:full-path="Object 42/styles.xml" manifest:media-type="text/xml"/>
  <manifest:file-entry manifest:full-path="Object 4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9/meta.xml" manifest:media-type="text/xml"/>
  <manifest:file-entry manifest:full-path="Object 59/styles.xml" manifest:media-type="text/xml"/>
  <manifest:file-entry manifest:full-path="Object 59/content.xml" manifest:media-type="text/xml"/>
  <manifest:file-entry manifest:full-path="Object 59/" manifest:media-type="application/vnd.oasis.opendocument.chart"/>
  <manifest:file-entry manifest:full-path="Object 45/meta.xml" manifest:media-type="text/xml"/>
  <manifest:file-entry manifest:full-path="Object 45/styles.xml" manifest:media-type="text/xml"/>
  <manifest:file-entry manifest:full-path="Object 45/content.xml" manifest:media-type="text/xml"/>
  <manifest:file-entry manifest:full-path="Object 45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43/meta.xml" manifest:media-type="text/xml"/>
  <manifest:file-entry manifest:full-path="Object 43/styles.xml" manifest:media-type="text/xml"/>
  <manifest:file-entry manifest:full-path="Object 43/content.xml" manifest:media-type="text/xml"/>
  <manifest:file-entry manifest:full-path="Object 43/" manifest:media-type="application/vnd.oasis.opendocument.chart"/>
  <manifest:file-entry manifest:full-path="Object 54/content.xml" manifest:media-type="text/xml"/>
  <manifest:file-entry manifest:full-path="Object 54/styles.xml" manifest:media-type="text/xml"/>
  <manifest:file-entry manifest:full-path="Object 54/meta.xml" manifest:media-type="text/xml"/>
  <manifest:file-entry manifest:full-path="Object 5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66/content.xml" manifest:media-type="text/xml"/>
  <manifest:file-entry manifest:full-path="Object 66/styles.xml" manifest:media-type="text/xml"/>
  <manifest:file-entry manifest:full-path="Object 66/meta.xml" manifest:media-type="text/xml"/>
  <manifest:file-entry manifest:full-path="Object 66/" manifest:media-type="application/vnd.oasis.opendocument.chart"/>
  <manifest:file-entry manifest:full-path="Object 44/content.xml" manifest:media-type="text/xml"/>
  <manifest:file-entry manifest:full-path="Object 44/styles.xml" manifest:media-type="text/xml"/>
  <manifest:file-entry manifest:full-path="Object 44/meta.xml" manifest:media-type="text/xml"/>
  <manifest:file-entry manifest:full-path="Object 44/" manifest:media-type="application/vnd.oasis.opendocument.chart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19/content.xml" manifest:media-type="text/xml"/>
  <manifest:file-entry manifest:full-path="Object 19/meta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47/content.xml" manifest:media-type="text/xml"/>
  <manifest:file-entry manifest:full-path="Object 47/meta.xml" manifest:media-type="text/xml"/>
  <manifest:file-entry manifest:full-path="Object 47/styles.xml" manifest:media-type="text/xml"/>
  <manifest:file-entry manifest:full-path="Object 47/" manifest:media-type="application/vnd.oasis.opendocument.chart"/>
  <manifest:file-entry manifest:full-path="Object 55/content.xml" manifest:media-type="text/xml"/>
  <manifest:file-entry manifest:full-path="Object 55/meta.xml" manifest:media-type="text/xml"/>
  <manifest:file-entry manifest:full-path="Object 55/styles.xml" manifest:media-type="text/xml"/>
  <manifest:file-entry manifest:full-path="Object 55/" manifest:media-type="application/vnd.oasis.opendocument.chart"/>
  <manifest:file-entry manifest:full-path="Object 61/meta.xml" manifest:media-type="text/xml"/>
  <manifest:file-entry manifest:full-path="Object 61/styles.xml" manifest:media-type="text/xml"/>
  <manifest:file-entry manifest:full-path="Object 61/content.xml" manifest:media-type="text/xml"/>
  <manifest:file-entry manifest:full-path="Object 61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48/styles.xml" manifest:media-type="text/xml"/>
  <manifest:file-entry manifest:full-path="Object 48/content.xml" manifest:media-type="text/xml"/>
  <manifest:file-entry manifest:full-path="Object 48/meta.xml" manifest:media-type="text/xml"/>
  <manifest:file-entry manifest:full-path="Object 48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49/styles.xml" manifest:media-type="text/xml"/>
  <manifest:file-entry manifest:full-path="Object 49/content.xml" manifest:media-type="text/xml"/>
  <manifest:file-entry manifest:full-path="Object 49/meta.xml" manifest:media-type="text/xml"/>
  <manifest:file-entry manifest:full-path="Object 49/" manifest:media-type="application/vnd.oasis.opendocument.chart"/>
  <manifest:file-entry manifest:full-path="Object 50/content.xml" manifest:media-type="text/xml"/>
  <manifest:file-entry manifest:full-path="Object 50/styles.xml" manifest:media-type="text/xml"/>
  <manifest:file-entry manifest:full-path="Object 50/meta.xml" manifest:media-type="text/xml"/>
  <manifest:file-entry manifest:full-path="Object 50/" manifest:media-type="application/vnd.oasis.opendocument.chart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62/styles.xml" manifest:media-type="text/xml"/>
  <manifest:file-entry manifest:full-path="Object 62/meta.xml" manifest:media-type="text/xml"/>
  <manifest:file-entry manifest:full-path="Object 62/content.xml" manifest:media-type="text/xml"/>
  <manifest:file-entry manifest:full-path="Object 62/" manifest:media-type="application/vnd.oasis.opendocument.chart"/>
  <manifest:file-entry manifest:full-path="Object 60/styles.xml" manifest:media-type="text/xml"/>
  <manifest:file-entry manifest:full-path="Object 60/meta.xml" manifest:media-type="text/xml"/>
  <manifest:file-entry manifest:full-path="Object 60/content.xml" manifest:media-type="text/xml"/>
  <manifest:file-entry manifest:full-path="Object 60/" manifest:media-type="application/vnd.oasis.opendocument.chart"/>
  <manifest:file-entry manifest:full-path="Object 29/content.xml" manifest:media-type="text/xml"/>
  <manifest:file-entry manifest:full-path="Object 29/meta.xml" manifest:media-type="text/xml"/>
  <manifest:file-entry manifest:full-path="Object 29/styles.xml" manifest:media-type="text/xml"/>
  <manifest:file-entry manifest:full-path="Object 29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Pictures/2000008B00003F01000000998F7A4E5D.svm" manifest:media-type=""/>
  <manifest:file-entry manifest:full-path="Object 53/content.xml" manifest:media-type="text/xml"/>
  <manifest:file-entry manifest:full-path="Object 53/meta.xml" manifest:media-type="text/xml"/>
  <manifest:file-entry manifest:full-path="Object 53/styles.xml" manifest:media-type="text/xml"/>
  <manifest:file-entry manifest:full-path="Object 53/" manifest:media-type="application/vnd.oasis.opendocument.chart"/>
  <manifest:file-entry manifest:full-path="Object 52/meta.xml" manifest:media-type="text/xml"/>
  <manifest:file-entry manifest:full-path="Object 52/content.xml" manifest:media-type="text/xml"/>
  <manifest:file-entry manifest:full-path="Object 52/styles.xml" manifest:media-type="text/xml"/>
  <manifest:file-entry manifest:full-path="Object 52/" manifest:media-type="application/vnd.oasis.opendocument.chart"/>
  <manifest:file-entry manifest:full-path="Object 56/content.xml" manifest:media-type="text/xml"/>
  <manifest:file-entry manifest:full-path="Object 56/styles.xml" manifest:media-type="text/xml"/>
  <manifest:file-entry manifest:full-path="Object 56/meta.xml" manifest:media-type="text/xml"/>
  <manifest:file-entry manifest:full-path="Object 56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25/meta.xml" manifest:media-type="text/xml"/>
  <manifest:file-entry manifest:full-path="Object 25/styles.xml" manifest:media-type="text/xml"/>
  <manifest:file-entry manifest:full-path="Object 25/content.xml" manifest:media-type="text/xml"/>
  <manifest:file-entry manifest:full-path="Object 25/" manifest:media-type="application/vnd.oasis.opendocument.chart"/>
  <manifest:file-entry manifest:full-path="Object 21/content.xml" manifest:media-type="text/xml"/>
  <manifest:file-entry manifest:full-path="Object 21/meta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styles.xml" manifest:media-type="text/xml"/>
  <manifest:file-entry manifest:full-path="Object 22/content.xml" manifest:media-type="text/xml"/>
  <manifest:file-entry manifest:full-path="Object 22/" manifest:media-type="application/vnd.oasis.opendocument.chart"/>
  <manifest:file-entry manifest:full-path="Object 30/content.xml" manifest:media-type="text/xml"/>
  <manifest:file-entry manifest:full-path="Object 30/styles.xml" manifest:media-type="text/xml"/>
  <manifest:file-entry manifest:full-path="Object 30/meta.xml" manifest:media-type="text/xml"/>
  <manifest:file-entry manifest:full-path="Object 30/" manifest:media-type="application/vnd.oasis.opendocument.chart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34/styles.xml" manifest:media-type="text/xml"/>
  <manifest:file-entry manifest:full-path="Object 34/content.xml" manifest:media-type="text/xml"/>
  <manifest:file-entry manifest:full-path="Object 34/meta.xml" manifest:media-type="text/xml"/>
  <manifest:file-entry manifest:full-path="Object 34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7/content.xml" manifest:media-type="text/xml"/>
  <manifest:file-entry manifest:full-path="Object 27/styles.xml" manifest:media-type="text/xml"/>
  <manifest:file-entry manifest:full-path="Object 27/meta.xml" manifest:media-type="text/xml"/>
  <manifest:file-entry manifest:full-path="Object 27/" manifest:media-type="application/vnd.oasis.opendocument.chart"/>
  <manifest:file-entry manifest:full-path="Object 28/content.xml" manifest:media-type="text/xml"/>
  <manifest:file-entry manifest:full-path="Object 28/styles.xml" manifest:media-type="text/xml"/>
  <manifest:file-entry manifest:full-path="Object 28/meta.xml" manifest:media-type="text/xml"/>
  <manifest:file-entry manifest:full-path="Object 28/" manifest:media-type="application/vnd.oasis.opendocument.chart"/>
  <manifest:file-entry manifest:full-path="content.xml" manifest:media-type="text/xml"/>
  <manifest:file-entry manifest:full-path="Object 36/content.xml" manifest:media-type="text/xml"/>
  <manifest:file-entry manifest:full-path="Object 36/styles.xml" manifest:media-type="text/xml"/>
  <manifest:file-entry manifest:full-path="Object 36/meta.xml" manifest:media-type="text/xml"/>
  <manifest:file-entry manifest:full-path="Object 36/" manifest:media-type="application/vnd.oasis.opendocument.chart"/>
  <manifest:file-entry manifest:full-path="Object 33/styles.xml" manifest:media-type="text/xml"/>
  <manifest:file-entry manifest:full-path="Object 33/content.xml" manifest:media-type="text/xml"/>
  <manifest:file-entry manifest:full-path="Object 33/meta.xml" manifest:media-type="text/xml"/>
  <manifest:file-entry manifest:full-path="Object 33/" manifest:media-type="application/vnd.oasis.opendocument.chart"/>
  <manifest:file-entry manifest:full-path="Object 39/meta.xml" manifest:media-type="text/xml"/>
  <manifest:file-entry manifest:full-path="Object 39/styles.xml" manifest:media-type="text/xml"/>
  <manifest:file-entry manifest:full-path="Object 39/content.xml" manifest:media-type="text/xml"/>
  <manifest:file-entry manifest:full-path="Object 39/" manifest:media-type="application/vnd.oasis.opendocument.chart"/>
  <manifest:file-entry manifest:full-path="settings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57/content.xml" manifest:media-type="text/xml"/>
  <manifest:file-entry manifest:full-path="Object 57/styles.xml" manifest:media-type="text/xml"/>
  <manifest:file-entry manifest:full-path="Object 57/meta.xml" manifest:media-type="text/xml"/>
  <manifest:file-entry manifest:full-path="Object 57/" manifest:media-type="application/vnd.oasis.opendocument.chart"/>
  <manifest:file-entry manifest:full-path="Object 24/content.xml" manifest:media-type="text/xml"/>
  <manifest:file-entry manifest:full-path="Object 24/styles.xml" manifest:media-type="text/xml"/>
  <manifest:file-entry manifest:full-path="Object 24/meta.xml" manifest:media-type="text/xml"/>
  <manifest:file-entry manifest:full-path="Object 24/" manifest:media-type="application/vnd.oasis.opendocument.chart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38/content.xml" manifest:media-type="text/xml"/>
  <manifest:file-entry manifest:full-path="Object 38/styles.xml" manifest:media-type="text/xml"/>
  <manifest:file-entry manifest:full-path="Object 38/meta.xml" manifest:media-type="text/xml"/>
  <manifest:file-entry manifest:full-path="Object 38/" manifest:media-type="application/vnd.oasis.opendocument.chart"/>
  <manifest:file-entry manifest:full-path="Object 63/meta.xml" manifest:media-type="text/xml"/>
  <manifest:file-entry manifest:full-path="Object 63/styles.xml" manifest:media-type="text/xml"/>
  <manifest:file-entry manifest:full-path="Object 63/content.xml" manifest:media-type="text/xml"/>
  <manifest:file-entry manifest:full-path="Object 63/" manifest:media-type="application/vnd.oasis.opendocument.chart"/>
  <manifest:file-entry manifest:full-path="Object 69/styles.xml" manifest:media-type="text/xml"/>
  <manifest:file-entry manifest:full-path="Object 69/content.xml" manifest:media-type="text/xml"/>
  <manifest:file-entry manifest:full-path="Object 69/meta.xml" manifest:media-type="text/xml"/>
  <manifest:file-entry manifest:full-path="Object 69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content.xml" manifest:media-type="text/xml"/>
  <manifest:file-entry manifest:full-path="Object 18/meta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2/meta.xml" manifest:media-type="text/xml"/>
  <manifest:file-entry manifest:full-path="Object 32/content.xml" manifest:media-type="text/xml"/>
  <manifest:file-entry manifest:full-path="Object 32/styles.xml" manifest:media-type="text/xml"/>
  <manifest:file-entry manifest:full-path="Object 32/" manifest:media-type="application/vnd.oasis.opendocument.chart"/>
  <manifest:file-entry manifest:full-path="Object 37/content.xml" manifest:media-type="text/xml"/>
  <manifest:file-entry manifest:full-path="Object 37/meta.xml" manifest:media-type="text/xml"/>
  <manifest:file-entry manifest:full-path="Object 37/styles.xml" manifest:media-type="text/xml"/>
  <manifest:file-entry manifest:full-path="Object 37/" manifest:media-type="application/vnd.oasis.opendocument.chart"/>
  <manifest:file-entry manifest:full-path="Object 31/content.xml" manifest:media-type="text/xml"/>
  <manifest:file-entry manifest:full-path="Object 31/styles.xml" manifest:media-type="text/xml"/>
  <manifest:file-entry manifest:full-path="Object 31/meta.xml" manifest:media-type="text/xml"/>
  <manifest:file-entry manifest:full-path="Object 31/" manifest:media-type="application/vnd.oasis.opendocument.chart"/>
  <manifest:file-entry manifest:full-path="Object 64/content.xml" manifest:media-type="text/xml"/>
  <manifest:file-entry manifest:full-path="Object 64/meta.xml" manifest:media-type="text/xml"/>
  <manifest:file-entry manifest:full-path="Object 64/styles.xml" manifest:media-type="text/xml"/>
  <manifest:file-entry manifest:full-path="Object 64/" manifest:media-type="application/vnd.oasis.opendocument.chart"/>
  <manifest:file-entry manifest:full-path="Object 35/styles.xml" manifest:media-type="text/xml"/>
  <manifest:file-entry manifest:full-path="Object 35/content.xml" manifest:media-type="text/xml"/>
  <manifest:file-entry manifest:full-path="Object 35/meta.xml" manifest:media-type="text/xml"/>
  <manifest:file-entry manifest:full-path="Object 35/" manifest:media-type="application/vnd.oasis.opendocument.chart"/>
  <manifest:file-entry manifest:full-path="Object 40/styles.xml" manifest:media-type="text/xml"/>
  <manifest:file-entry manifest:full-path="Object 40/content.xml" manifest:media-type="text/xml"/>
  <manifest:file-entry manifest:full-path="Object 40/meta.xml" manifest:media-type="text/xml"/>
  <manifest:file-entry manifest:full-path="Object 40/" manifest:media-type="application/vnd.oasis.opendocument.chart"/>
  <manifest:file-entry manifest:full-path="Object 65/styles.xml" manifest:media-type="text/xml"/>
  <manifest:file-entry manifest:full-path="Object 65/meta.xml" manifest:media-type="text/xml"/>
  <manifest:file-entry manifest:full-path="Object 65/content.xml" manifest:media-type="text/xml"/>
  <manifest:file-entry manifest:full-path="Object 65/" manifest:media-type="application/vnd.oasis.opendocument.chart"/>
  <manifest:file-entry manifest:full-path="Object 68/meta.xml" manifest:media-type="text/xml"/>
  <manifest:file-entry manifest:full-path="Object 68/styles.xml" manifest:media-type="text/xml"/>
  <manifest:file-entry manifest:full-path="Object 68/content.xml" manifest:media-type="text/xml"/>
  <manifest:file-entry manifest:full-path="Object 68/" manifest:media-type="application/vnd.oasis.opendocument.chart"/>
  <manifest:file-entry manifest:full-path="Object 70/styles.xml" manifest:media-type="text/xml"/>
  <manifest:file-entry manifest:full-path="Object 70/meta.xml" manifest:media-type="text/xml"/>
  <manifest:file-entry manifest:full-path="Object 70/content.xml" manifest:media-type="text/xml"/>
  <manifest:file-entry manifest:full-path="Object 7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4.992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778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2.649cm"/>
    </style:style>
    <style:style style:name="co10" style:family="table-column">
      <style:table-column-properties fo:break-before="auto" style:column-width="2.268cm"/>
    </style:style>
    <style:style style:name="co11" style:family="table-column">
      <style:table-column-properties fo:break-before="auto" style:column-width="2.868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766cm"/>
    </style:style>
    <style:style style:name="co14" style:family="table-column">
      <style:table-column-properties fo:break-before="auto" style:column-width="3.739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5.592cm"/>
    </style:style>
    <style:style style:name="co17" style:family="table-column">
      <style:table-column-properties fo:break-before="auto" style:column-width="1.397cm"/>
    </style:style>
    <style:style style:name="co18" style:family="table-column">
      <style:table-column-properties fo:break-before="auto" style:column-width="2.51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5.427cm"/>
    </style:style>
    <style:style style:name="co21" style:family="table-column">
      <style:table-column-properties fo:break-before="auto" style:column-width="5.173cm"/>
    </style:style>
    <style:style style:name="co22" style:family="table-column">
      <style:table-column-properties fo:break-before="auto" style:column-width="1.288cm"/>
    </style:style>
    <style:style style:name="co23" style:family="table-column">
      <style:table-column-properties fo:break-before="auto" style:column-width="2.323cm"/>
    </style:style>
    <style:style style:name="co24" style:family="table-column">
      <style:table-column-properties fo:break-before="auto" style:column-width="1.261cm"/>
    </style:style>
    <style:style style:name="co25" style:family="table-column">
      <style:table-column-properties fo:break-before="auto" style:column-width="2.11cm"/>
    </style:style>
    <style:style style:name="co26" style:family="table-column">
      <style:table-column-properties fo:break-before="auto" style:column-width="2.676cm"/>
    </style:style>
    <style:style style:name="co27" style:family="table-column">
      <style:table-column-properties fo:break-before="auto" style:column-width="1.452cm"/>
    </style:style>
    <style:style style:name="co28" style:family="table-column">
      <style:table-column-properties fo:break-before="auto" style:column-width="2.187cm"/>
    </style:style>
    <style:style style:name="co29" style:family="table-column">
      <style:table-column-properties fo:break-before="auto" style:column-width="1.071cm"/>
    </style:style>
    <style:style style:name="co30" style:family="table-column">
      <style:table-column-properties fo:break-before="auto" style:column-width="1.997cm"/>
    </style:style>
    <style:style style:name="co31" style:family="table-column">
      <style:table-column-properties fo:break-before="auto" style:column-width="1.859cm"/>
    </style:style>
    <style:style style:name="co32" style:family="table-column">
      <style:table-column-properties fo:break-before="auto" style:column-width="2.704cm"/>
    </style:style>
    <style:style style:name="co33" style:family="table-column">
      <style:table-column-properties fo:break-before="auto" style:column-width="1.342cm"/>
    </style:style>
    <style:style style:name="co34" style:family="table-column">
      <style:table-column-properties fo:break-before="auto" style:column-width="3.985cm"/>
    </style:style>
    <style:style style:name="co35" style:family="table-column">
      <style:table-column-properties fo:break-before="auto" style:column-width="3.657cm"/>
    </style:style>
    <style:style style:name="co36" style:family="table-column">
      <style:table-column-properties fo:break-before="auto" style:column-width="4.718cm"/>
    </style:style>
    <style:style style:name="co37" style:family="table-column">
      <style:table-column-properties fo:break-before="auto" style:column-width="2.759cm"/>
    </style:style>
    <style:style style:name="co38" style:family="table-column">
      <style:table-column-properties fo:break-before="auto" style:column-width="2.404cm"/>
    </style:style>
    <style:style style:name="co39" style:family="table-column">
      <style:table-column-properties fo:break-before="auto" style:column-width="3.14cm"/>
    </style:style>
    <style:style style:name="co40" style:family="table-column">
      <style:table-column-properties fo:break-before="auto" style:column-width="3.875cm"/>
    </style:style>
    <style:style style:name="co41" style:family="table-column">
      <style:table-column-properties fo:break-before="auto" style:column-width="2.133cm"/>
    </style:style>
    <style:style style:name="co42" style:family="table-column">
      <style:table-column-properties fo:break-before="auto" style:column-width="2.214cm"/>
    </style:style>
    <style:style style:name="co43" style:family="table-column">
      <style:table-column-properties fo:break-before="auto" style:column-width="2.785cm"/>
    </style:style>
    <style:style style:name="co44" style:family="table-column">
      <style:table-column-properties fo:break-before="auto" style:column-width="4.138cm"/>
    </style:style>
    <style:style style:name="co45" style:family="table-column">
      <style:table-column-properties fo:break-before="auto" style:column-width="2.586cm"/>
    </style:style>
    <style:style style:name="co46" style:family="table-column">
      <style:table-column-properties fo:break-before="auto" style:column-width="2.84cm"/>
    </style:style>
    <style:style style:name="co47" style:family="table-column">
      <style:table-column-properties fo:break-before="auto" style:column-width="3.166cm"/>
    </style:style>
    <style:style style:name="co48" style:family="table-column">
      <style:table-column-properties fo:break-before="auto" style:column-width="3.602cm"/>
    </style:style>
    <style:style style:name="co49" style:family="table-column">
      <style:table-column-properties fo:break-before="auto" style:column-width="14.977cm"/>
    </style:style>
    <style:style style:name="co50" style:family="table-column">
      <style:table-column-properties fo:break-before="auto" style:column-width="10.321cm"/>
    </style:style>
    <style:style style:name="co51" style:family="table-column">
      <style:table-column-properties fo:break-before="auto" style:column-width="13.788cm"/>
    </style:style>
    <style:style style:name="co52" style:family="table-column">
      <style:table-column-properties fo:break-before="auto" style:column-width="13.298cm"/>
    </style:style>
    <style:style style:name="co53" style:family="table-column">
      <style:table-column-properties fo:break-before="auto" style:column-width="7.851cm"/>
    </style:style>
    <style:style style:name="co54" style:family="table-column">
      <style:table-column-properties fo:break-before="auto" style:column-width="14.279cm"/>
    </style:style>
    <style:style style:name="co55" style:family="table-column">
      <style:table-column-properties fo:break-before="auto" style:column-width="17.764cm"/>
    </style:style>
    <style:style style:name="co56" style:family="table-column">
      <style:table-column-properties fo:break-before="auto" style:column-width="5.563cm"/>
    </style:style>
    <style:style style:name="co57" style:family="table-column">
      <style:table-column-properties fo:break-before="auto" style:column-width="4.556cm"/>
    </style:style>
    <style:style style:name="co58" style:family="table-column">
      <style:table-column-properties fo:break-before="auto" style:column-width="5.209cm"/>
    </style:style>
    <style:style style:name="co59" style:family="table-column">
      <style:table-column-properties fo:break-before="auto" style:column-width="4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7.555cm" fo:break-before="auto" style:use-optimal-row-height="true"/>
    </style:style>
    <style:style style:name="ro5" style:family="table-row">
      <style:table-row-properties style:row-height="5.976cm" fo:break-before="auto" style:use-optimal-row-height="true"/>
    </style:style>
    <style:style style:name="ro6" style:family="table-row">
      <style:table-row-properties style:row-height="4.396cm" fo:break-before="auto" style:use-optimal-row-height="true"/>
    </style:style>
    <style:style style:name="ro7" style:family="table-row">
      <style:table-row-properties style:row-height="5.18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normal" style:font-weight-asian="normal" style:font-weight-complex="normal"/>
    </style:style>
    <style:style style:name="ce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ext-properties fo:color="#ff3333" fo:font-weight="bold" style:font-weight-asian="bold" style:font-weight-complex="bold"/>
    </style:style>
    <style:style style:name="ce9" style:family="table-cell" style:parent-style-name="Default">
      <style:text-properties fo:font-size="10pt" style:font-size-asian="10pt" style:font-size-complex="10pt"/>
    </style:style>
    <style:style style:name="ce10" style:family="table-cell" style:parent-style-name="Default">
      <style:text-properties fo:color="#ff3333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none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>
      <style:text-properties fo:color="#800000" fo:font-weight="bold" style:font-weight-asian="bold" style:font-weight-complex="bold"/>
    </style:style>
    <style:style style:name="ce14" style:family="table-cell" style:parent-style-name="Default">
      <style:table-cell-properties fo:border="0.99pt solid #000000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="0.99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use-window-font-color="true" fo:font-weight="normal" style:font-weight-asian="normal" style:font-weight-complex="normal"/>
    </style:style>
    <style:style style:name="ce20" style:family="table-cell" style:parent-style-name="Default" style:data-style-name="N0">
      <style:table-cell-properties fo:border="0.06pt solid #000000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22" style:family="table-cell" style:parent-style-name="Default">
      <style:table-cell-properties style:text-align-source="fix" style:repeat-content="false" fo:border="0.99pt solid #000000"/>
      <style:paragraph-properties fo:text-align="end" fo:margin-left="0cm"/>
    </style:style>
    <style:style style:name="ce23" style:family="table-cell" style:parent-style-name="Default"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ext-properties fo:color="#6666ff" fo:font-weight="bold" style:font-weight-asian="bold" style:font-weight-complex="bold"/>
    </style:style>
    <style:style style:name="ce25" style:family="table-cell" style:parent-style-name="Default">
      <style:text-properties fo:color="#000000" fo:font-weight="normal" style:font-weight-asian="normal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06pt solid #000000"/>
      <style:text-properties fo:color="#ff3333"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color="#3333ff" fo:font-weight="bold" style:font-weight-asian="bold" style:font-weight-complex="bold"/>
    </style:style>
    <style:style style:name="ce33" style:family="table-cell" style:parent-style-name="Default">
      <style:table-cell-properties fo:border="0.06pt solid #000000"/>
      <style:text-properties fo:color="#6666ff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>
      <style:table-cell-properties fo:wrap-option="wrap"/>
      <style:text-properties fo:color="#ff3333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virgo-polybench-jacobi-1d" table:style-name="ta1">
        <table:shapes>
          <draw:frame draw:z-index="0" draw:style-name="gr1" draw:text-style-name="P1" svg:width="23.222cm" svg:height="7.782cm" svg:x="0.766cm" svg:y="21.157cm">
            <draw:object draw:notify-on-update-of-ranges="'virgo-polybench-jacobi-1d'.O32:'virgo-polybench-jacobi-1d'.O45 'virgo-polybench-jacobi-1d'.P31:'virgo-polybench-jacobi-1d'.P31 'virgo-polybench-jacobi-1d'.P32:'virgo-polybench-jacobi-1d'.P45 'virgo-polybench-jacobi-1d'.Q31:'virgo-polybench-jacobi-1d'.Q31 'virgo-polybench-jacobi-1d'.Q32:'virgo-polybench-jacobi-1d'.Q45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1" draw:text-style-name="P1" svg:width="21.247cm" svg:height="7.65cm" svg:x="24.592cm" svg:y="21.223cm">
            <draw:object draw:notify-on-update-of-ranges="'virgo-polybench-jacobi-1d'.O33:'virgo-polybench-jacobi-1d'.O45 'virgo-polybench-jacobi-1d'.R32:'virgo-polybench-jacobi-1d'.R32 'virgo-polybench-jacobi-1d'.R33:'virgo-polybench-jacobi-1d'.R4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.012cm" svg:height="6.906cm" svg:x="0.824cm" svg:y="5.18cm">
            <draw:object draw:notify-on-update-of-ranges="'virgo-polybench-jacobi-1d'.O2:'virgo-polybench-jacobi-1d'.O9 'virgo-polybench-jacobi-1d'.P1:'virgo-polybench-jacobi-1d'.P1 'virgo-polybench-jacobi-1d'.P2:'virgo-polybench-jacobi-1d'.P9 'virgo-polybench-jacobi-1d'.Q1:'virgo-polybench-jacobi-1d'.Q1 'virgo-polybench-jacobi-1d'.Q2:'virgo-polybench-jacobi-1d'.Q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1" draw:text-style-name="P1" svg:width="16.012cm" svg:height="6.72cm" svg:x="18.3cm" svg:y="5.312cm">
            <draw:object draw:notify-on-update-of-ranges="'virgo-polybench-jacobi-1d'.O2:'virgo-polybench-jacobi-1d'.O9 'virgo-polybench-jacobi-1d'.R1:'virgo-polybench-jacobi-1d'.R1 'virgo-polybench-jacobi-1d'.R2:'virgo-polybench-jacobi-1d'.R9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1" draw:text-style-name="P1" svg:width="26.77cm" svg:height="5.737cm" svg:x="32.975cm" svg:y="44.89cm">
            <draw:object draw:notify-on-update-of-ranges="'virgo-polybench-jacobi-1d'.D101:'virgo-polybench-jacobi-1d'.D113 'virgo-polybench-jacobi-1d'.J100:'virgo-polybench-jacobi-1d'.J100 'virgo-polybench-jacobi-1d'.J101:'virgo-polybench-jacobi-1d'.J113" xlink:href="./Object 41" xlink:type="simple" xlink:show="embed" xlink:actuate="onLoad"/>
            <draw:image xlink:href="./ObjectReplacements/Object 41" xlink:type="simple" xlink:show="embed" xlink:actuate="onLoad"/>
          </draw:frame>
          <draw:frame draw:z-index="5" draw:style-name="gr1" draw:text-style-name="P1" svg:width="26.167cm" svg:height="5.684cm" svg:x="31.944cm" svg:y="51.423cm">
            <draw:object draw:notify-on-update-of-ranges="'virgo-polybench-jacobi-1d'.D116:'virgo-polybench-jacobi-1d'.D128 'virgo-polybench-jacobi-1d'.J115:'virgo-polybench-jacobi-1d'.J115 'virgo-polybench-jacobi-1d'.J116:'virgo-polybench-jacobi-1d'.J128" xlink:href="./Object 42" xlink:type="simple" xlink:show="embed" xlink:actuate="onLoad"/>
            <draw:image xlink:href="./ObjectReplacements/Object 42" xlink:type="simple" xlink:show="embed" xlink:actuate="onLoad"/>
          </draw:frame>
          <draw:frame draw:z-index="6" draw:style-name="gr1" draw:text-style-name="P1" svg:width="25.427cm" svg:height="5.764cm" svg:x="34.051cm" svg:y="58.325cm">
            <draw:object draw:notify-on-update-of-ranges="'virgo-polybench-jacobi-1d'.D131:'virgo-polybench-jacobi-1d'.D143 'virgo-polybench-jacobi-1d'.J130:'virgo-polybench-jacobi-1d'.J130 'virgo-polybench-jacobi-1d'.J131:'virgo-polybench-jacobi-1d'.J143" xlink:href="./Object 43" xlink:type="simple" xlink:show="embed" xlink:actuate="onLoad"/>
            <draw:image xlink:href="./ObjectReplacements/Object 43" xlink:type="simple" xlink:show="embed" xlink:actuate="onLoad"/>
          </draw:frame>
          <draw:frame draw:z-index="7" draw:style-name="gr1" draw:text-style-name="P1" svg:width="25.099cm" svg:height="6.029cm" svg:x="34.27cm" svg:y="65.158cm">
            <draw:object draw:notify-on-update-of-ranges="'virgo-polybench-jacobi-1d'.D146:'virgo-polybench-jacobi-1d'.D158 'virgo-polybench-jacobi-1d'.J145:'virgo-polybench-jacobi-1d'.J145 'virgo-polybench-jacobi-1d'.J146:'virgo-polybench-jacobi-1d'.J158" xlink:href="./Object 44" xlink:type="simple" xlink:show="embed" xlink:actuate="onLoad"/>
            <draw:image xlink:href="./ObjectReplacements/Object 44" xlink:type="simple" xlink:show="embed" xlink:actuate="onLoad"/>
          </draw:frame>
          <draw:frame draw:z-index="8" draw:style-name="gr1" draw:text-style-name="P1" svg:width="24.578cm" svg:height="5.578cm" svg:x="34.406cm" svg:y="78.491cm">
            <draw:object draw:notify-on-update-of-ranges="'virgo-polybench-jacobi-1d'.D176:'virgo-polybench-jacobi-1d'.D188 'virgo-polybench-jacobi-1d'.J175:'virgo-polybench-jacobi-1d'.J175 'virgo-polybench-jacobi-1d'.J176:'virgo-polybench-jacobi-1d'.J188" xlink:href="./Object 45" xlink:type="simple" xlink:show="embed" xlink:actuate="onLoad"/>
            <draw:image xlink:href="./ObjectReplacements/Object 45" xlink:type="simple" xlink:show="embed" xlink:actuate="onLoad"/>
          </draw:frame>
          <draw:frame draw:z-index="9" draw:style-name="gr1" draw:text-style-name="P1" svg:width="24.03cm" svg:height="5.87cm" svg:x="34.953cm" svg:y="84.867cm">
            <draw:object draw:notify-on-update-of-ranges="'virgo-polybench-jacobi-1d'.D191:'virgo-polybench-jacobi-1d'.D203 'virgo-polybench-jacobi-1d'.J190:'virgo-polybench-jacobi-1d'.J190 'virgo-polybench-jacobi-1d'.J191:'virgo-polybench-jacobi-1d'.J203" xlink:href="./Object 46" xlink:type="simple" xlink:show="embed" xlink:actuate="onLoad"/>
            <draw:image xlink:href="./ObjectReplacements/Object 46" xlink:type="simple" xlink:show="embed" xlink:actuate="onLoad"/>
          </draw:frame>
          <draw:frame draw:z-index="10" draw:style-name="gr1" draw:text-style-name="P1" svg:width="24.605cm" svg:height="5.79cm" svg:x="34.243cm" svg:y="71.851cm">
            <draw:object draw:notify-on-update-of-ranges="'virgo-polybench-jacobi-1d'.D161:'virgo-polybench-jacobi-1d'.D173 'virgo-polybench-jacobi-1d'.J160:'virgo-polybench-jacobi-1d'.J160 'virgo-polybench-jacobi-1d'.J161:'virgo-polybench-jacobi-1d'.J173" xlink:href="./Object 47" xlink:type="simple" xlink:show="embed" xlink:actuate="onLoad"/>
            <draw:image xlink:href="./ObjectReplacements/Object 47" xlink:type="simple" xlink:show="embed" xlink:actuate="onLoad"/>
          </draw:frame>
          <draw:frame draw:z-index="11" draw:style-name="gr1" draw:text-style-name="P1" svg:width="23.729cm" svg:height="6.587cm" svg:x="34.845cm" svg:y="91.959cm">
            <draw:object draw:notify-on-update-of-ranges="'virgo-polybench-jacobi-1d'.D206:'virgo-polybench-jacobi-1d'.D218 'virgo-polybench-jacobi-1d'.J205:'virgo-polybench-jacobi-1d'.J205 'virgo-polybench-jacobi-1d'.J206:'virgo-polybench-jacobi-1d'.J218" xlink:href="./Object 48" xlink:type="simple" xlink:show="embed" xlink:actuate="onLoad"/>
            <draw:image xlink:href="./ObjectReplacements/Object 48" xlink:type="simple" xlink:show="embed" xlink:actuate="onLoad"/>
          </draw:frame>
          <draw:frame draw:z-index="12" draw:style-name="gr1" draw:text-style-name="P1" svg:width="23.345cm" svg:height="5.87cm" svg:x="34.871cm" svg:y="99.343cm">
            <draw:object draw:notify-on-update-of-ranges="'virgo-polybench-jacobi-1d'.D221:'virgo-polybench-jacobi-1d'.D233 'virgo-polybench-jacobi-1d'.J220:'virgo-polybench-jacobi-1d'.J220 'virgo-polybench-jacobi-1d'.J221:'virgo-polybench-jacobi-1d'.J233" xlink:href="./Object 49" xlink:type="simple" xlink:show="embed" xlink:actuate="onLoad"/>
            <draw:image xlink:href="./ObjectReplacements/Object 49" xlink:type="simple" xlink:show="embed" xlink:actuate="onLoad"/>
          </draw:frame>
          <draw:frame draw:z-index="13" draw:style-name="gr1" draw:text-style-name="P1" svg:width="23.098cm" svg:height="5.87cm" svg:x="34.625cm" svg:y="106.462cm">
            <draw:object draw:notify-on-update-of-ranges="'virgo-polybench-jacobi-1d'.D236:'virgo-polybench-jacobi-1d'.D248 'virgo-polybench-jacobi-1d'.J235:'virgo-polybench-jacobi-1d'.J235 'virgo-polybench-jacobi-1d'.J236:'virgo-polybench-jacobi-1d'.J248" xlink:href="./Object 50" xlink:type="simple" xlink:show="embed" xlink:actuate="onLoad"/>
            <draw:image xlink:href="./ObjectReplacements/Object 50" xlink:type="simple" xlink:show="embed" xlink:actuate="onLoad"/>
          </draw:frame>
          <draw:frame draw:z-index="14" draw:style-name="gr1" draw:text-style-name="P1" svg:width="20.057cm" svg:height="6.826cm" svg:x="26.138cm" svg:y="112.384cm">
            <draw:object draw:notify-on-update-of-ranges="'virgo-polybench-jacobi-1d'.D236:'virgo-polybench-jacobi-1d'.D247 'virgo-polybench-jacobi-1d'.E235:'virgo-polybench-jacobi-1d'.E235 'virgo-polybench-jacobi-1d'.E236:'virgo-polybench-jacobi-1d'.E247 'virgo-polybench-jacobi-1d'.G235:'virgo-polybench-jacobi-1d'.G235 'virgo-polybench-jacobi-1d'.G236:'virgo-polybench-jacobi-1d'.G247" xlink:href="./Object 62" xlink:type="simple" xlink:show="embed" xlink:actuate="onLoad"/>
            <draw:image xlink:href="./ObjectReplacements/Object 62" xlink:type="simple" xlink:show="embed" xlink:actuate="onLoad"/>
          </draw:frame>
        </table:shapes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/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style-name="ce6" office:value-type="string" calcext:value-type="string">
            <text:p>uwomp-cps-earlier</text:p>
          </table:table-cell>
          <table:table-cell table:number-columns-repeated="2" table:style-name="ce6" office:value-type="string" calcext:value-type="string">
            <text:p>uwomp-cps-earlier-1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3.697921" calcext:value-type="float">
            <text:p>3.697921</text:p>
          </table:table-cell>
          <table:table-cell office:value-type="float" office:value="3.365829" calcext:value-type="float">
            <text:p>3.365829</text:p>
          </table:table-cell>
          <table:table-cell table:formula="of:=100*(([.P2]-[.Q2])/[.P2])" office:value-type="float" office:value="8.98050553270338" calcext:value-type="float">
            <text:p>8.9805055327</text:p>
          </table:table-cell>
          <table:table-cell office:value-type="float" office:value="8.84443" calcext:value-type="float">
            <text:p>8.84443</text:p>
          </table:table-cell>
          <table:table-cell office:value-type="float" office:value="8.158248" calcext:value-type="float">
            <text:p>8.158248</text:p>
          </table:table-cell>
          <table:table-cell office:value-type="float" office:value="7.810901" calcext:value-type="float">
            <text:p>7.810901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5.616397" calcext:value-type="float">
            <text:p>5.616397</text:p>
          </table:table-cell>
          <table:table-cell office:value-type="float" office:value="4.903999" calcext:value-type="float">
            <text:p>4.903999</text:p>
          </table:table-cell>
          <table:table-cell table:formula="of:=100*(([.P3]-[.Q3])/[.P3])" office:value-type="float" office:value="12.6842529116086" calcext:value-type="float">
            <text:p>12.6842529116</text:p>
          </table:table-cell>
          <table:table-cell office:value-type="float" office:value="17.202032" calcext:value-type="float">
            <text:p>17.202032</text:p>
          </table:table-cell>
          <table:table-cell office:value-type="float" office:value="15.758962" calcext:value-type="float">
            <text:p>15.758962</text:p>
          </table:table-cell>
          <table:table-cell office:value-type="float" office:value="13.9533906" calcext:value-type="float">
            <text:p>13.9533906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8.958823" calcext:value-type="float">
            <text:p>8.958823</text:p>
          </table:table-cell>
          <table:table-cell office:value-type="float" office:value="8.384782" calcext:value-type="float">
            <text:p>8.384782</text:p>
          </table:table-cell>
          <table:table-cell table:formula="of:=100*(([.P4]-[.Q4])/[.P4])" office:value-type="float" office:value="6.407549295259" calcext:value-type="float">
            <text:p>6.4075492953</text:p>
          </table:table-cell>
          <table:table-cell office:value-type="float" office:value="33.032134" calcext:value-type="float">
            <text:p>33.032134</text:p>
          </table:table-cell>
          <table:table-cell office:value-type="float" office:value="24.426404" calcext:value-type="float">
            <text:p>24.426404</text:p>
          </table:table-cell>
          <table:table-cell office:value-type="float" office:value="28.7236012" calcext:value-type="float">
            <text:p>28.7236012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16.368975" calcext:value-type="float">
            <text:p>16.368975</text:p>
          </table:table-cell>
          <table:table-cell office:value-type="float" office:value="16.659113" calcext:value-type="float">
            <text:p>16.659113</text:p>
          </table:table-cell>
          <table:table-cell table:formula="of:=100*(([.P5]-[.Q5])/[.P5])" office:value-type="float" office:value="-1.77248728157996" calcext:value-type="float">
            <text:p>-1.7724872816</text:p>
          </table:table-cell>
          <table:table-cell office:value-type="float" office:value="67.042197" calcext:value-type="float">
            <text:p>67.042197</text:p>
          </table:table-cell>
          <table:table-cell office:value-type="float" office:value="58.70497" calcext:value-type="float">
            <text:p>58.70497</text:p>
          </table:table-cell>
          <table:table-cell office:value-type="float" office:value="56.2483478" calcext:value-type="float">
            <text:p>56.248347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19.660548" calcext:value-type="float">
            <text:p>19.660548</text:p>
          </table:table-cell>
          <table:table-cell office:value-type="float" office:value="37.352338" calcext:value-type="float">
            <text:p>37.352338</text:p>
          </table:table-cell>
          <table:table-cell table:formula="of:=100*(([.P6]-[.Q6])/[.P6])" office:value-type="float" office:value="-89.9862506375713" calcext:value-type="float">
            <text:p>-89.9862506376</text:p>
          </table:table-cell>
          <table:table-cell office:value-type="float" office:value="160.655963" calcext:value-type="float">
            <text:p>160.655963</text:p>
          </table:table-cell>
          <table:table-cell office:value-type="float" office:value="118.014874" calcext:value-type="float">
            <text:p>118.014874</text:p>
          </table:table-cell>
          <table:table-cell office:value-type="float" office:value="102.5701108" calcext:value-type="float">
            <text:p>102.570110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59.435961" calcext:value-type="float">
            <text:p>59.435961</text:p>
          </table:table-cell>
          <table:table-cell office:value-type="float" office:value="89.601402" calcext:value-type="float">
            <text:p>89.601402</text:p>
          </table:table-cell>
          <table:table-cell table:formula="of:=100*(([.P7]-[.Q7])/[.P7])" office:value-type="float" office:value="-50.7528447298093" calcext:value-type="float">
            <text:p>-50.7528447298</text:p>
          </table:table-cell>
          <table:table-cell office:value-type="float" office:value="278.083523" calcext:value-type="float">
            <text:p>278.083523</text:p>
          </table:table-cell>
          <table:table-cell office:value-type="float" office:value="216.843376" calcext:value-type="float">
            <text:p>216.843376</text:p>
          </table:table-cell>
          <table:table-cell office:value-type="float" office:value="210.3154358" calcext:value-type="float">
            <text:p>210.3154358</text:p>
          </table:table-cell>
          <table:table-cell table:number-columns-repeated="12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18.43365" calcext:value-type="float">
            <text:p>118.43365</text:p>
          </table:table-cell>
          <table:table-cell office:value-type="float" office:value="139.046481" calcext:value-type="float">
            <text:p>139.046481</text:p>
          </table:table-cell>
          <table:table-cell table:formula="of:=100*(([.P8]-[.Q8])/[.P8])" office:value-type="float" office:value="-17.4045391660225" calcext:value-type="float">
            <text:p>-17.404539166</text:p>
          </table:table-cell>
          <table:table-cell office:value-type="float" office:value="478.247471" calcext:value-type="float">
            <text:p>478.247471</text:p>
          </table:table-cell>
          <table:table-cell office:value-type="float" office:value="486.389414" calcext:value-type="float">
            <text:p>486.389414</text:p>
          </table:table-cell>
          <table:table-cell office:value-type="float" office:value="450.728212" calcext:value-type="float">
            <text:p>450.728212</text:p>
          </table:table-cell>
          <table:table-cell table:number-columns-repeated="12"/>
        </table:table-row>
        <table:table-row table:style-name="ro1">
          <table:table-cell table:number-columns-repeated="8"/>
          <table:table-cell table:style-name="ce8"/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1" calcext:value-type="float">
            <text:p>1</text:p>
          </table:table-cell>
          <table:table-cell/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236.17544" calcext:value-type="float">
            <text:p>236.17544</text:p>
          </table:table-cell>
          <table:table-cell table:style-name="ce8" office:value-type="float" office:value="290.7075" calcext:value-type="float">
            <text:p>290.7075</text:p>
          </table:table-cell>
          <table:table-cell table:style-name="ce8" table:formula="of:=100*(([.P9]-[.Q9])/[.P9])" office:value-type="float" office:value="-23.0896404808222" calcext:value-type="float">
            <text:p>-23.0896404808</text:p>
          </table:table-cell>
          <table:table-cell table:style-name="ce8" office:value-type="float" office:value="1007.053775" calcext:value-type="float">
            <text:p>1007.053775</text:p>
          </table:table-cell>
          <table:table-cell table:style-name="ce8" office:value-type="float" office:value="982.470911" calcext:value-type="float">
            <text:p>982.470911</text:p>
          </table:table-cell>
          <table:table-cell table:style-name="ce8" office:value-type="float" office:value="898.9386548" calcext:value-type="float">
            <text:p>898.9386548</text:p>
          </table:table-cell>
          <table:table-cell table:number-columns-repeated="12"/>
        </table:table-row>
        <table:table-row table:style-name="ro1" table:number-rows-repeated="21">
          <table:table-cell table:number-columns-repeated="33"/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runs</text:p>
          </table:table-cell>
          <table:table-cell/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style-name="ce6" table:number-columns-repeated="2"/>
          <table:table-cell table:number-columns-repeated="13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office:value-type="float" office:value="0.512967" calcext:value-type="float">
            <text:p>0.512967</text:p>
          </table:table-cell>
          <table:table-cell office:value-type="float" office:value="0.16278" calcext:value-type="float">
            <text:p>0.16278</text:p>
          </table:table-cell>
          <table:table-cell table:formula="of:=100*(([.P32]-[.Q32])/[.P32])" office:value-type="float" office:value="68.2669645415787" calcext:value-type="float">
            <text:p>68.266964541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office:value-type="float" office:value="0.661858" calcext:value-type="float">
            <text:p>0.661858</text:p>
          </table:table-cell>
          <table:table-cell office:value-type="float" office:value="0.229098" calcext:value-type="float">
            <text:p>0.229098</text:p>
          </table:table-cell>
          <table:table-cell table:formula="of:=100*(([.P33]-[.Q33])/[.P33])" office:value-type="float" office:value="65.3856265241185" calcext:value-type="float">
            <text:p>65.385626524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512" calcext:value-type="float">
            <text:p>512</text:p>
          </table:table-cell>
          <table:table-cell office:value-type="float" office:value="0.75689" calcext:value-type="float">
            <text:p>0.75689</text:p>
          </table:table-cell>
          <table:table-cell office:value-type="float" office:value="0.296042" calcext:value-type="float">
            <text:p>0.296042</text:p>
          </table:table-cell>
          <table:table-cell table:formula="of:=100*(([.P34]-[.Q34])/[.P34])" office:value-type="float" office:value="60.8870509585277" calcext:value-type="float">
            <text:p>60.887050958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024" calcext:value-type="float">
            <text:p>1024</text:p>
          </table:table-cell>
          <table:table-cell office:value-type="float" office:value="0.743162" calcext:value-type="float">
            <text:p>0.743162</text:p>
          </table:table-cell>
          <table:table-cell office:value-type="float" office:value="0.453668" calcext:value-type="float">
            <text:p>0.453668</text:p>
          </table:table-cell>
          <table:table-cell table:formula="of:=100*(([.P35]-[.Q35])/[.P35])" office:value-type="float" office:value="38.9543598838477" calcext:value-type="float">
            <text:p>38.9543598838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2048" calcext:value-type="float">
            <text:p>2048</text:p>
          </table:table-cell>
          <table:table-cell office:value-type="float" office:value="0.836782" calcext:value-type="float">
            <text:p>0.836782</text:p>
          </table:table-cell>
          <table:table-cell office:value-type="float" office:value="0.696799" calcext:value-type="float">
            <text:p>0.696799</text:p>
          </table:table-cell>
          <table:table-cell table:formula="of:=100*(([.P36]-[.Q36])/[.P36])" office:value-type="float" office:value="16.7287298244943" calcext:value-type="float">
            <text:p>16.7287298245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4096" calcext:value-type="float">
            <text:p>4096</text:p>
          </table:table-cell>
          <table:table-cell office:value-type="float" office:value="1.11868" calcext:value-type="float">
            <text:p>1.11868</text:p>
          </table:table-cell>
          <table:table-cell office:value-type="float" office:value="1.215762" calcext:value-type="float">
            <text:p>1.215762</text:p>
          </table:table-cell>
          <table:table-cell table:formula="of:=100*(([.P37]-[.Q37])/[.P37])" office:value-type="float" office:value="-8.67826366789432" calcext:value-type="float">
            <text:p>-8.6782636679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8192" calcext:value-type="float">
            <text:p>8192</text:p>
          </table:table-cell>
          <table:table-cell office:value-type="float" office:value="1.786318" calcext:value-type="float">
            <text:p>1.786318</text:p>
          </table:table-cell>
          <table:table-cell office:value-type="float" office:value="2.432732" calcext:value-type="float">
            <text:p>2.432732</text:p>
          </table:table-cell>
          <table:table-cell table:formula="of:=100*(([.P38]-[.Q38])/[.P38])" office:value-type="float" office:value="-36.1869499159724" calcext:value-type="float">
            <text:p>-36.186949916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6384" calcext:value-type="float">
            <text:p>16384</text:p>
          </table:table-cell>
          <table:table-cell office:value-type="float" office:value="1.278908" calcext:value-type="float">
            <text:p>1.278908</text:p>
          </table:table-cell>
          <table:table-cell office:value-type="float" office:value="5.418348" calcext:value-type="float">
            <text:p>5.418348</text:p>
          </table:table-cell>
          <table:table-cell table:formula="of:=100*(([.P39]-[.Q39])/[.P39])" office:value-type="float" office:value="-323.669880867115" calcext:value-type="float">
            <text:p>-323.669880867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32768" calcext:value-type="float">
            <text:p>32768</text:p>
          </table:table-cell>
          <table:table-cell office:value-type="float" office:value="5.145624" calcext:value-type="float">
            <text:p>5.145624</text:p>
          </table:table-cell>
          <table:table-cell office:value-type="float" office:value="8.756232" calcext:value-type="float">
            <text:p>8.756232</text:p>
          </table:table-cell>
          <table:table-cell table:formula="of:=100*(([.P40]-[.Q40])/[.P40])" office:value-type="float" office:value="-70.168516005056" calcext:value-type="float">
            <text:p>-70.168516005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65536" calcext:value-type="float">
            <text:p>65536</text:p>
          </table:table-cell>
          <table:table-cell office:value-type="float" office:value="11.061059" calcext:value-type="float">
            <text:p>11.061059</text:p>
          </table:table-cell>
          <table:table-cell office:value-type="float" office:value="16.85349" calcext:value-type="float">
            <text:p>16.85349</text:p>
          </table:table-cell>
          <table:table-cell table:formula="of:=100*(([.P41]-[.Q41])/[.P41])" office:value-type="float" office:value="-52.3677796131456" calcext:value-type="float">
            <text:p>-52.367779613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31072" calcext:value-type="float">
            <text:p>131072</text:p>
          </table:table-cell>
          <table:table-cell office:value-type="float" office:value="21.764106" calcext:value-type="float">
            <text:p>21.764106</text:p>
          </table:table-cell>
          <table:table-cell office:value-type="float" office:value="32.43375" calcext:value-type="float">
            <text:p>32.43375</text:p>
          </table:table-cell>
          <table:table-cell table:formula="of:=100*(([.P42]-[.Q42])/[.P42])" office:value-type="float" office:value="-49.0240398571851" calcext:value-type="float">
            <text:p>-49.024039857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5.624082" calcext:value-type="float">
            <text:p>45.624082</text:p>
          </table:table-cell>
          <table:table-cell office:value-type="float" office:value="81.330045" calcext:value-type="float">
            <text:p>81.330045</text:p>
          </table:table-cell>
          <table:table-cell table:formula="of:=100*(([.P43]-[.Q43])/[.P43])" office:value-type="float" office:value="-78.2612195901279" calcext:value-type="float">
            <text:p>-78.2612195901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524288" calcext:value-type="float">
            <text:p>524288</text:p>
          </table:table-cell>
          <table:table-cell office:value-type="float" office:value="101.538852" calcext:value-type="float">
            <text:p>101.538852</text:p>
          </table:table-cell>
          <table:table-cell office:value-type="float" office:value="172.559931" calcext:value-type="float">
            <text:p>172.559931</text:p>
          </table:table-cell>
          <table:table-cell table:formula="of:=100*(([.P44]-[.Q44])/[.P44])" office:value-type="float" office:value="-69.9447330761628" calcext:value-type="float">
            <text:p>-69.9447330762</text:p>
          </table:table-cell>
          <table:table-cell table:number-columns-repeated="15"/>
        </table:table-row>
        <table:table-row table:style-name="ro1">
          <table:table-cell table:number-columns-repeated="9"/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2" calcext:value-type="float">
            <text:p>32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36.17544" calcext:value-type="float">
            <text:p>236.17544</text:p>
          </table:table-cell>
          <table:table-cell office:value-type="float" office:value="290.7075" calcext:value-type="float">
            <text:p>290.7075</text:p>
          </table:table-cell>
          <table:table-cell table:formula="of:=100*(([.P45]-[.Q45])/[.P45])" office:value-type="float" office:value="-23.0896404808222" calcext:value-type="float">
            <text:p>-23.0896404808</text:p>
          </table:table-cell>
          <table:table-cell table:number-columns-repeated="15"/>
        </table:table-row>
        <table:table-row table:style-name="ro1" table:number-rows-repeated="24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uwomp-ics-15</text:p>
          </table:table-cell>
          <table:table-cell/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5.405388" calcext:value-type="float">
            <text:p>295.405388</text:p>
          </table:table-cell>
          <table:table-cell/>
          <table:table-cell office:value-type="float" office:value="279.203189" calcext:value-type="float">
            <text:p>279.203189</text:p>
          </table:table-cell>
          <table:table-cell table:formula="of:=100*(([.K71]-[.M71])/[.K71])" office:value-type="float" office:value="5.48473374493765" calcext:value-type="float">
            <text:p>5.4847337449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0.600028" calcext:value-type="float">
            <text:p>210.600028</text:p>
          </table:table-cell>
          <table:table-cell/>
          <table:table-cell office:value-type="float" office:value="351.559608" calcext:value-type="float">
            <text:p>351.559608</text:p>
          </table:table-cell>
          <table:table-cell table:formula="of:=100*(([.K72]-[.M72])/[.K72])" office:value-type="float" office:value="-66.9323652701509" calcext:value-type="float">
            <text:p>-66.9323652702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.60283" calcext:value-type="float">
            <text:p>180.60283</text:p>
          </table:table-cell>
          <table:table-cell/>
          <table:table-cell office:value-type="float" office:value="261.817907" calcext:value-type="float">
            <text:p>261.817907</text:p>
          </table:table-cell>
          <table:table-cell table:formula="of:=100*(([.K73]-[.M73])/[.K73])" office:value-type="float" office:value="-44.9688839316637" calcext:value-type="float">
            <text:p>-44.9688839317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6.322243" calcext:value-type="float">
            <text:p>186.322243</text:p>
          </table:table-cell>
          <table:table-cell/>
          <table:table-cell office:value-type="float" office:value="360.797581" calcext:value-type="float">
            <text:p>360.797581</text:p>
          </table:table-cell>
          <table:table-cell table:formula="of:=100*(([.K74]-[.M74])/[.K74])" office:value-type="float" office:value="-93.6417119023197" calcext:value-type="float">
            <text:p>-93.6417119023</text:p>
          </table:table-cell>
          <table:table-cell table:number-columns-repeated="19"/>
        </table:table-row>
        <table:table-row table:style-name="ro1">
          <table:table-cell table:number-columns-repeated="2"/>
          <table:table-cell office:value-type="float" office:value="1048576" calcext:value-type="float">
            <text:p>1048576</text:p>
          </table:table-cell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4.496297" calcext:value-type="float">
            <text:p>174.496297</text:p>
          </table:table-cell>
          <table:table-cell/>
          <table:table-cell office:value-type="float" office:value="484.755396" calcext:value-type="float">
            <text:p>484.755396</text:p>
          </table:table-cell>
          <table:table-cell table:formula="of:=100*(([.K75]-[.M75])/[.K75])" office:value-type="float" office:value="-177.802683686749" calcext:value-type="float">
            <text:p>-177.8026836867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J9]" office:value-type="float" office:value="1048576" calcext:value-type="float">
            <text:p>1048576</text:p>
          </table:table-cell>
          <table:table-cell table:formula="of:=[.K9]" office:value-type="float" office:value="1" calcext:value-type="float">
            <text:p>1</text:p>
          </table:table-cell>
          <table:table-cell table:formula="of:=[.M9]" office:value-type="float" office:value="32" calcext:value-type="float">
            <text:p>32</text:p>
          </table:table-cell>
          <table:table-cell/>
          <table:table-cell table:formula="of:=[.N9]" office:value-type="float" office:value="32" calcext:value-type="float">
            <text:p>32</text:p>
          </table:table-cell>
          <table:table-cell table:number-columns-repeated="2"/>
          <table:table-cell table:formula="of:=[.O9]" office:value-type="float" office:value="8192" calcext:value-type="float">
            <text:p>8192</text:p>
          </table:table-cell>
          <table:table-cell table:formula="of:=[.P9]" office:value-type="float" office:value="236.17544" calcext:value-type="float">
            <text:p>236.17544</text:p>
          </table:table-cell>
          <table:table-cell/>
          <table:table-cell table:formula="of:=[.Q9]" office:value-type="float" office:value="290.7075" calcext:value-type="float">
            <text:p>290.7075</text:p>
          </table:table-cell>
          <table:table-cell table:formula="of:=100*(([.K76]-[.M76])/[.K76])" office:value-type="float" office:value="-23.0896404808222" calcext:value-type="float">
            <text:p>-23.0896404808</text:p>
          </table:table-cell>
          <table:table-cell table:number-columns-repeated="19"/>
        </table:table-row>
        <table:table-row table:style-name="ro1" table:number-rows-repeated="11">
          <table:table-cell table:number-columns-repeated="33"/>
        </table:table-row>
        <table:table-row table:style-name="ro1">
          <table:table-cell table:number-columns-repeated="2"/>
          <table:table-cell table:style-name="ce2" office:value-type="string" calcext:value-type="string">
            <text:p>Static Scheduling Optimization</text:p>
          </table:table-cell>
          <table:table-cell table:number-columns-repeated="3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office:value-type="string" calcext:value-type="string">
            <text:p>uwomp-cps-opt</text:p>
          </table:table-cell>
          <table:table-cell table:style-name="ce1" office:value-type="string" calcext:value-type="string">
            <text:p>%Improvement</text:p>
          </table:table-cell>
          <table:table-cell table:number-columns-repeated="19"/>
        </table:table-row>
        <table:table-row table:style-name="ro1">
          <table:table-cell table:number-columns-repeated="2"/>
          <table:table-cell table:formula="of:=[.J9]" office:value-type="float" office:value="1048576" calcext:value-type="float">
            <text:p>1048576</text:p>
          </table:table-cell>
          <table:table-cell office:value-type="float" office:value="5" calcext:value-type="float">
            <text:p>5</text:p>
          </table:table-cell>
          <table:table-cell table:formula="of:=[.M9]" office:value-type="float" office:value="32" calcext:value-type="float">
            <text:p>32</text:p>
          </table:table-cell>
          <table:table-cell/>
          <table:table-cell table:formula="of:=[.N9]" office:value-type="float" office:value="32" calcext:value-type="float">
            <text:p>32</text:p>
          </table:table-cell>
          <table:table-cell table:number-columns-repeated="2"/>
          <table:table-cell table:formula="of:=[.O9]" office:value-type="float" office:value="8192" calcext:value-type="float">
            <text:p>8192</text:p>
          </table:table-cell>
          <table:table-cell table:formula="of:=[.Q9]" office:value-type="float" office:value="290.7075" calcext:value-type="float">
            <text:p>290.7075</text:p>
          </table:table-cell>
          <table:table-cell/>
          <table:table-cell office:value-type="float" office:value="55.209411" calcext:value-type="float">
            <text:p>55.209411</text:p>
          </table:table-cell>
          <table:table-cell table:formula="of:=100*(([.K91]-[.M91])/[.K91])" office:value-type="float" office:value="81.008604525167" calcext:value-type="float">
            <text:p>81.0086045252</text:p>
          </table:table-cell>
          <table:table-cell table:number-columns-repeated="19"/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5"/>
          <table:table-cell table:style-name="ce7"/>
          <table:table-cell table:style-name="ce7" office:value-type="string" calcext:value-type="string" table:number-columns-spanned="8" table:number-rows-spanned="1">
            <text:p>uwopenmp vs uwomp++ with varying configurations</text:p>
          </table:table-cell>
          <table:covered-table-cell table:style-name="ce7"/>
          <table:covered-table-cell table:number-columns-repeated="6"/>
          <table:table-cell table:number-columns-repeated="19"/>
        </table:table-row>
        <table:table-row table:style-name="ro1" table:number-rows-repeated="2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7"/>
          <table:table-cell table:style-name="ce7" table:number-columns-spanned="5" table:number-rows-spanned="1"/>
          <table:covered-table-cell/>
          <table:covered-table-cell table:style-name="ce7"/>
          <table:covered-table-cell table:number-columns-repeated="2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0.02422" calcext:value-type="float">
            <text:p>0.02422</text:p>
          </table:table-cell>
          <table:table-cell office:value-type="float" office:value="0.217776" calcext:value-type="float">
            <text:p>0.217776</text:p>
          </table:table-cell>
          <table:table-cell office:value-type="float" office:value="0.033631" calcext:value-type="float">
            <text:p>0.033631</text:p>
          </table:table-cell>
          <table:table-cell office:value-type="float" office:value="0.00558" calcext:value-type="float">
            <text:p>0.00558</text:p>
          </table:table-cell>
          <table:table-cell table:formula="of:=100*(([.E101]-[.F101])/[.E101])" office:value-type="float" office:value="-799.157720891825" calcext:value-type="float">
            <text:p>-799.1577208918</text:p>
          </table:table-cell>
          <table:table-cell table:formula="of:=(([.E101]-[.G101])/[.E101])*100" office:value-type="float" office:value="-38.8563170933113" calcext:value-type="float">
            <text:p>-38.8563170933</text:p>
          </table:table-cell>
          <table:table-cell table:formula="of:=100*(([.E101]-[.H101])/[.E101])" office:value-type="float" office:value="76.9611890999174" calcext:value-type="float">
            <text:p>76.9611890999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02999" calcext:value-type="float">
            <text:p>0.02999</text:p>
          </table:table-cell>
          <table:table-cell office:value-type="float" office:value="0.517955" calcext:value-type="float">
            <text:p>0.517955</text:p>
          </table:table-cell>
          <table:table-cell office:value-type="float" office:value="0.052433" calcext:value-type="float">
            <text:p>0.052433</text:p>
          </table:table-cell>
          <table:table-cell office:value-type="float" office:value="0.00638" calcext:value-type="float">
            <text:p>0.00638</text:p>
          </table:table-cell>
          <table:table-cell table:formula="of:=100*(([.E102]-[.F102])/[.E102])" office:value-type="float" office:value="-1627.09236412137" calcext:value-type="float">
            <text:p>-1627.0923641214</text:p>
          </table:table-cell>
          <table:table-cell table:formula="of:=(([.E102]-[.G102])/[.E102])*100" office:value-type="float" office:value="-74.8349449816605" calcext:value-type="float">
            <text:p>-74.8349449817</text:p>
          </table:table-cell>
          <table:table-cell table:formula="of:=100*(([.E102]-[.H102])/[.E102])" office:value-type="float" office:value="78.7262420806936" calcext:value-type="float">
            <text:p>78.726242080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0.051291" calcext:value-type="float">
            <text:p>0.051291</text:p>
          </table:table-cell>
          <table:table-cell office:value-type="float" office:value="0.60887" calcext:value-type="float">
            <text:p>0.60887</text:p>
          </table:table-cell>
          <table:table-cell office:value-type="float" office:value="0.099142" calcext:value-type="float">
            <text:p>0.099142</text:p>
          </table:table-cell>
          <table:table-cell office:value-type="float" office:value="0.033484" calcext:value-type="float">
            <text:p>0.033484</text:p>
          </table:table-cell>
          <table:table-cell table:formula="of:=100*(([.E103]-[.F103])/[.E103])" office:value-type="float" office:value="-1087.08935290792" calcext:value-type="float">
            <text:p>-1087.0893529079</text:p>
          </table:table-cell>
          <table:table-cell table:formula="of:=(([.E103]-[.G103])/[.E103])*100" office:value-type="float" office:value="-93.2931703417754" calcext:value-type="float">
            <text:p>-93.2931703418</text:p>
          </table:table-cell>
          <table:table-cell table:formula="of:=100*(([.E103]-[.H103])/[.E103])" office:value-type="float" office:value="34.7175917802343" calcext:value-type="float">
            <text:p>34.717591780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0.105023" calcext:value-type="float">
            <text:p>0.105023</text:p>
          </table:table-cell>
          <table:table-cell office:value-type="float" office:value="1.029528" calcext:value-type="float">
            <text:p>1.029528</text:p>
          </table:table-cell>
          <table:table-cell office:value-type="float" office:value="0.179925" calcext:value-type="float">
            <text:p>0.179925</text:p>
          </table:table-cell>
          <table:table-cell office:value-type="float" office:value="0.018283" calcext:value-type="float">
            <text:p>0.018283</text:p>
          </table:table-cell>
          <table:table-cell table:formula="of:=100*(([.E104]-[.F104])/[.E104])" office:value-type="float" office:value="-880.288127362578" calcext:value-type="float">
            <text:p>-880.2881273626</text:p>
          </table:table-cell>
          <table:table-cell table:formula="of:=(([.E104]-[.G104])/[.E104])*100" office:value-type="float" office:value="-71.3196157032269" calcext:value-type="float">
            <text:p>-71.3196157032</text:p>
          </table:table-cell>
          <table:table-cell table:formula="of:=100*(([.E104]-[.H104])/[.E104])" office:value-type="float" office:value="82.5914323529132" calcext:value-type="float">
            <text:p>82.591432352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0.29307" calcext:value-type="float">
            <text:p>0.29307</text:p>
          </table:table-cell>
          <table:table-cell office:value-type="float" office:value="1.875478" calcext:value-type="float">
            <text:p>1.875478</text:p>
          </table:table-cell>
          <table:table-cell office:value-type="float" office:value="0.344555" calcext:value-type="float">
            <text:p>0.344555</text:p>
          </table:table-cell>
          <table:table-cell office:value-type="float" office:value="0.096776" calcext:value-type="float">
            <text:p>0.096776</text:p>
          </table:table-cell>
          <table:table-cell table:formula="of:=100*(([.E105]-[.F105])/[.E105])" office:value-type="float" office:value="-539.941993380421" calcext:value-type="float">
            <text:p>-539.9419933804</text:p>
          </table:table-cell>
          <table:table-cell table:formula="of:=(([.E105]-[.G105])/[.E105])*100" office:value-type="float" office:value="-17.5674753471867" calcext:value-type="float">
            <text:p>-17.5674753472</text:p>
          </table:table-cell>
          <table:table-cell table:formula="of:=100*(([.E105]-[.H105])/[.E105])" office:value-type="float" office:value="66.9785375507558" calcext:value-type="float">
            <text:p>66.978537550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0.61109" calcext:value-type="float">
            <text:p>0.61109</text:p>
          </table:table-cell>
          <table:table-cell/>
          <table:table-cell office:value-type="float" office:value="0.685898" calcext:value-type="float">
            <text:p>0.685898</text:p>
          </table:table-cell>
          <table:table-cell office:value-type="float" office:value="0.122811" calcext:value-type="float">
            <text:p>0.122811</text:p>
          </table:table-cell>
          <table:table-cell table:formula="of:=100*(([.E106]-[.F106])/[.E106])" office:value-type="float" office:value="100" calcext:value-type="float">
            <text:p>100</text:p>
          </table:table-cell>
          <table:table-cell table:formula="of:=(([.E106]-[.G106])/[.E106])*100" office:value-type="float" office:value="-12.241731987105" calcext:value-type="float">
            <text:p>-12.2417319871</text:p>
          </table:table-cell>
          <table:table-cell table:formula="of:=100*(([.E106]-[.H106])/[.E106])" office:value-type="float" office:value="79.9029602840825" calcext:value-type="float">
            <text:p>79.902960284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0.889534" calcext:value-type="float">
            <text:p>0.889534</text:p>
          </table:table-cell>
          <table:table-cell/>
          <table:table-cell office:value-type="float" office:value="1.21574" calcext:value-type="float">
            <text:p>1.21574</text:p>
          </table:table-cell>
          <table:table-cell office:value-type="float" office:value="0.158791" calcext:value-type="float">
            <text:p>0.158791</text:p>
          </table:table-cell>
          <table:table-cell table:formula="of:=100*(([.E107]-[.F107])/[.E107])" office:value-type="float" office:value="100" calcext:value-type="float">
            <text:p>100</text:p>
          </table:table-cell>
          <table:table-cell table:formula="of:=(([.E107]-[.G107])/[.E107])*100" office:value-type="float" office:value="-36.6715606148838" calcext:value-type="float">
            <text:p>-36.6715606149</text:p>
          </table:table-cell>
          <table:table-cell table:formula="of:=100*(([.E107]-[.H107])/[.E107])" office:value-type="float" office:value="82.1489678865563" calcext:value-type="float">
            <text:p>82.148967886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2.417926" calcext:value-type="float">
            <text:p>2.417926</text:p>
          </table:table-cell>
          <table:table-cell/>
          <table:table-cell office:value-type="float" office:value="2.493523" calcext:value-type="float">
            <text:p>2.493523</text:p>
          </table:table-cell>
          <table:table-cell/>
          <table:table-cell table:formula="of:=100*(([.E108]-[.F108])/[.E108])" office:value-type="float" office:value="100" calcext:value-type="float">
            <text:p>100</text:p>
          </table:table-cell>
          <table:table-cell table:formula="of:=(([.E108]-[.G108])/[.E108])*100" office:value-type="float" office:value="-3.1265224824912" calcext:value-type="float">
            <text:p>-3.126522482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37.283223" calcext:value-type="float">
            <text:p>37.283223</text:p>
          </table:table-cell>
          <table:table-cell/>
          <table:table-cell office:value-type="float" office:value="8.756664" calcext:value-type="float">
            <text:p>8.756664</text:p>
          </table:table-cell>
          <table:table-cell/>
          <table:table-cell table:formula="of:=100*(([.E109]-[.F109])/[.E109])" office:value-type="float" office:value="100" calcext:value-type="float">
            <text:p>100</text:p>
          </table:table-cell>
          <table:table-cell table:formula="of:=(([.E109]-[.G109])/[.E109])*100" office:value-type="float" office:value="76.5131249516706" calcext:value-type="float">
            <text:p>76.513124951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10.072227" calcext:value-type="float">
            <text:p>10.072227</text:p>
          </table:table-cell>
          <table:table-cell/>
          <table:table-cell office:value-type="float" office:value="12.996613" calcext:value-type="float">
            <text:p>12.996613</text:p>
          </table:table-cell>
          <table:table-cell/>
          <table:table-cell table:formula="of:=100*(([.E110]-[.F110])/[.E110])" office:value-type="float" office:value="100" calcext:value-type="float">
            <text:p>100</text:p>
          </table:table-cell>
          <table:table-cell table:formula="of:=(([.E110]-[.G110])/[.E110])*100" office:value-type="float" office:value="-29.0341550086193" calcext:value-type="float">
            <text:p>-29.034155008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19.423957" calcext:value-type="float">
            <text:p>19.423957</text:p>
          </table:table-cell>
          <table:table-cell/>
          <table:table-cell office:value-type="float" office:value="19.904615" calcext:value-type="float">
            <text:p>19.904615</text:p>
          </table:table-cell>
          <table:table-cell/>
          <table:table-cell table:formula="of:=100*(([.E111]-[.F111])/[.E111])" office:value-type="float" office:value="100" calcext:value-type="float">
            <text:p>100</text:p>
          </table:table-cell>
          <table:table-cell table:formula="of:=(([.E111]-[.G111])/[.E111])*100" office:value-type="float" office:value="-2.47456272684293" calcext:value-type="float">
            <text:p>-2.474562726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51.408696" calcext:value-type="float">
            <text:p>51.408696</text:p>
          </table:table-cell>
          <table:table-cell/>
          <table:table-cell office:value-type="float" office:value="38.503866" calcext:value-type="float">
            <text:p>38.503866</text:p>
          </table:table-cell>
          <table:table-cell/>
          <table:table-cell table:formula="of:=100*(([.E112]-[.F112])/[.E112])" office:value-type="float" office:value="100" calcext:value-type="float">
            <text:p>100</text:p>
          </table:table-cell>
          <table:table-cell table:formula="of:=(([.E112]-[.G112])/[.E112])*100" office:value-type="float" office:value="25.1024262509985" calcext:value-type="float">
            <text:p>25.10242625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104.245418" calcext:value-type="float">
            <text:p>104.245418</text:p>
          </table:table-cell>
          <table:table-cell/>
          <table:table-cell office:value-type="float" office:value="68.504505" calcext:value-type="float">
            <text:p>68.504505</text:p>
          </table:table-cell>
          <table:table-cell/>
          <table:table-cell table:formula="of:=100*(([.E113]-[.F113])/[.E113])" office:value-type="float" office:value="100" calcext:value-type="float">
            <text:p>100</text:p>
          </table:table-cell>
          <table:table-cell table:formula="of:=(([.E113]-[.G113])/[.E113])*100" office:value-type="float" office:value="34.2853563117757" calcext:value-type="float">
            <text:p>34.2853563118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0.191679" calcext:value-type="float">
            <text:p>0.191679</text:p>
          </table:table-cell>
          <table:table-cell office:value-type="float" office:value="0.369115" calcext:value-type="float">
            <text:p>0.369115</text:p>
          </table:table-cell>
          <table:table-cell office:value-type="float" office:value="0.041056" calcext:value-type="float">
            <text:p>0.041056</text:p>
          </table:table-cell>
          <table:table-cell office:value-type="float" office:value="0.054013" calcext:value-type="float">
            <text:p>0.054013</text:p>
          </table:table-cell>
          <table:table-cell table:formula="of:=100*(([.E116]-[.F116])/[.E116])" office:value-type="float" office:value="-92.5693477115386" calcext:value-type="float">
            <text:p>-92.5693477115</text:p>
          </table:table-cell>
          <table:table-cell table:formula="of:=(([.E116]-[.G116])/[.E116])*100" office:value-type="float" office:value="78.5808565361881" calcext:value-type="float">
            <text:p>78.5808565362</text:p>
          </table:table-cell>
          <table:table-cell table:formula="of:=100*(([.E116]-[.H116])/[.E116])" office:value-type="float" office:value="71.8211175976502" calcext:value-type="float">
            <text:p>71.821117597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071453" calcext:value-type="float">
            <text:p>0.071453</text:p>
          </table:table-cell>
          <table:table-cell office:value-type="float" office:value="0.745764" calcext:value-type="float">
            <text:p>0.745764</text:p>
          </table:table-cell>
          <table:table-cell office:value-type="float" office:value="0.069583" calcext:value-type="float">
            <text:p>0.069583</text:p>
          </table:table-cell>
          <table:table-cell office:value-type="float" office:value="0.022501" calcext:value-type="float">
            <text:p>0.022501</text:p>
          </table:table-cell>
          <table:table-cell table:formula="of:=100*(([.E117]-[.F117])/[.E117])" office:value-type="float" office:value="-943.712650273606" calcext:value-type="float">
            <text:p>-943.7126502736</text:p>
          </table:table-cell>
          <table:table-cell table:formula="of:=(([.E117]-[.G117])/[.E117])*100" office:value-type="float" office:value="2.61710495010708" calcext:value-type="float">
            <text:p>2.6171049501</text:p>
          </table:table-cell>
          <table:table-cell table:formula="of:=100*(([.E117]-[.H117])/[.E117])" office:value-type="float" office:value="68.5093697955299" calcext:value-type="float">
            <text:p>68.509369795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0.120895" calcext:value-type="float">
            <text:p>0.120895</text:p>
          </table:table-cell>
          <table:table-cell office:value-type="float" office:value="1.419487" calcext:value-type="float">
            <text:p>1.419487</text:p>
          </table:table-cell>
          <table:table-cell office:value-type="float" office:value="0.119504" calcext:value-type="float">
            <text:p>0.119504</text:p>
          </table:table-cell>
          <table:table-cell office:value-type="float" office:value="0.016831" calcext:value-type="float">
            <text:p>0.016831</text:p>
          </table:table-cell>
          <table:table-cell table:formula="of:=100*(([.E118]-[.F118])/[.E118])" office:value-type="float" office:value="-1074.14864138302" calcext:value-type="float">
            <text:p>-1074.148641383</text:p>
          </table:table-cell>
          <table:table-cell table:formula="of:=(([.E118]-[.G118])/[.E118])*100" office:value-type="float" office:value="1.1505852185781" calcext:value-type="float">
            <text:p>1.1505852186</text:p>
          </table:table-cell>
          <table:table-cell table:formula="of:=100*(([.E118]-[.H118])/[.E118])" office:value-type="float" office:value="86.0780015716117" calcext:value-type="float">
            <text:p>86.078001571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0.230222" calcext:value-type="float">
            <text:p>0.230222</text:p>
          </table:table-cell>
          <table:table-cell office:value-type="float" office:value="1.957506" calcext:value-type="float">
            <text:p>1.957506</text:p>
          </table:table-cell>
          <table:table-cell office:value-type="float" office:value="0.332202" calcext:value-type="float">
            <text:p>0.332202</text:p>
          </table:table-cell>
          <table:table-cell office:value-type="float" office:value="0.11389" calcext:value-type="float">
            <text:p>0.11389</text:p>
          </table:table-cell>
          <table:table-cell table:formula="of:=100*(([.E119]-[.F119])/[.E119])" office:value-type="float" office:value="-750.268870915899" calcext:value-type="float">
            <text:p>-750.2688709159</text:p>
          </table:table-cell>
          <table:table-cell table:formula="of:=(([.E119]-[.G119])/[.E119])*100" office:value-type="float" office:value="-44.2963748034506" calcext:value-type="float">
            <text:p>-44.2963748035</text:p>
          </table:table-cell>
          <table:table-cell table:formula="of:=100*(([.E119]-[.H119])/[.E119])" office:value-type="float" office:value="50.5303576547854" calcext:value-type="float">
            <text:p>50.530357654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0.480965" calcext:value-type="float">
            <text:p>0.480965</text:p>
          </table:table-cell>
          <table:table-cell office:value-type="float" office:value="3.256544" calcext:value-type="float">
            <text:p>3.256544</text:p>
          </table:table-cell>
          <table:table-cell office:value-type="float" office:value="0.703844" calcext:value-type="float">
            <text:p>0.703844</text:p>
          </table:table-cell>
          <table:table-cell office:value-type="float" office:value="0.110085" calcext:value-type="float">
            <text:p>0.110085</text:p>
          </table:table-cell>
          <table:table-cell table:formula="of:=100*(([.E120]-[.F120])/[.E120])" office:value-type="float" office:value="-577.085442807689" calcext:value-type="float">
            <text:p>-577.0854428077</text:p>
          </table:table-cell>
          <table:table-cell table:formula="of:=(([.E120]-[.G120])/[.E120])*100" office:value-type="float" office:value="-46.339962367324" calcext:value-type="float">
            <text:p>-46.3399623673</text:p>
          </table:table-cell>
          <table:table-cell table:formula="of:=100*(([.E120]-[.H120])/[.E120])" office:value-type="float" office:value="77.1116401401349" calcext:value-type="float">
            <text:p>77.111640140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0.536741" calcext:value-type="float">
            <text:p>0.536741</text:p>
          </table:table-cell>
          <table:table-cell/>
          <table:table-cell office:value-type="float" office:value="1.207784" calcext:value-type="float">
            <text:p>1.207784</text:p>
          </table:table-cell>
          <table:table-cell office:value-type="float" office:value="0.151745" calcext:value-type="float">
            <text:p>0.151745</text:p>
          </table:table-cell>
          <table:table-cell table:formula="of:=100*(([.E121]-[.F121])/[.E121])" office:value-type="float" office:value="100" calcext:value-type="float">
            <text:p>100</text:p>
          </table:table-cell>
          <table:table-cell table:formula="of:=(([.E121]-[.G121])/[.E121])*100" office:value-type="float" office:value="-125.02175164558" calcext:value-type="float">
            <text:p>-125.0217516456</text:p>
          </table:table-cell>
          <table:table-cell table:formula="of:=100*(([.E121]-[.H121])/[.E121])" office:value-type="float" office:value="71.7284500345604" calcext:value-type="float">
            <text:p>71.728450034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.913101" calcext:value-type="float">
            <text:p>1.913101</text:p>
          </table:table-cell>
          <table:table-cell/>
          <table:table-cell office:value-type="float" office:value="3.11317" calcext:value-type="float">
            <text:p>3.11317</text:p>
          </table:table-cell>
          <table:table-cell office:value-type="float" office:value="0.285364" calcext:value-type="float">
            <text:p>0.285364</text:p>
          </table:table-cell>
          <table:table-cell table:formula="of:=100*(([.E122]-[.F122])/[.E122])" office:value-type="float" office:value="100" calcext:value-type="float">
            <text:p>100</text:p>
          </table:table-cell>
          <table:table-cell table:formula="of:=(([.E122]-[.G122])/[.E122])*100" office:value-type="float" office:value="-62.7289933986758" calcext:value-type="float">
            <text:p>-62.7289933987</text:p>
          </table:table-cell>
          <table:table-cell table:formula="of:=100*(([.E122]-[.H122])/[.E122])" office:value-type="float" office:value="85.0836939607475" calcext:value-type="float">
            <text:p>85.083693960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3.867213" calcext:value-type="float">
            <text:p>3.867213</text:p>
          </table:table-cell>
          <table:table-cell/>
          <table:table-cell office:value-type="float" office:value="5.75538" calcext:value-type="float">
            <text:p>5.75538</text:p>
          </table:table-cell>
          <table:table-cell/>
          <table:table-cell table:formula="of:=100*(([.E123]-[.F123])/[.E123])" office:value-type="float" office:value="100" calcext:value-type="float">
            <text:p>100</text:p>
          </table:table-cell>
          <table:table-cell table:formula="of:=(([.E123]-[.G123])/[.E123])*100" office:value-type="float" office:value="-48.8250065357145" calcext:value-type="float">
            <text:p>-48.825006535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65.304062" calcext:value-type="float">
            <text:p>65.304062</text:p>
          </table:table-cell>
          <table:table-cell/>
          <table:table-cell office:value-type="float" office:value="16.177082" calcext:value-type="float">
            <text:p>16.177082</text:p>
          </table:table-cell>
          <table:table-cell/>
          <table:table-cell table:formula="of:=100*(([.E124]-[.F124])/[.E124])" office:value-type="float" office:value="100" calcext:value-type="float">
            <text:p>100</text:p>
          </table:table-cell>
          <table:table-cell table:formula="of:=(([.E124]-[.G124])/[.E124])*100" office:value-type="float" office:value="75.2280616173616" calcext:value-type="float">
            <text:p>75.228061617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16.022943" calcext:value-type="float">
            <text:p>16.022943</text:p>
          </table:table-cell>
          <table:table-cell/>
          <table:table-cell office:value-type="float" office:value="18.121158" calcext:value-type="float">
            <text:p>18.121158</text:p>
          </table:table-cell>
          <table:table-cell/>
          <table:table-cell table:formula="of:=100*(([.E125]-[.F125])/[.E125])" office:value-type="float" office:value="100" calcext:value-type="float">
            <text:p>100</text:p>
          </table:table-cell>
          <table:table-cell table:formula="of:=(([.E125]-[.G125])/[.E125])*100" office:value-type="float" office:value="-13.0950662434485" calcext:value-type="float">
            <text:p>-13.095066243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32.770944" calcext:value-type="float">
            <text:p>32.770944</text:p>
          </table:table-cell>
          <table:table-cell/>
          <table:table-cell office:value-type="float" office:value="35.445616" calcext:value-type="float">
            <text:p>35.445616</text:p>
          </table:table-cell>
          <table:table-cell/>
          <table:table-cell table:formula="of:=100*(([.E126]-[.F126])/[.E126])" office:value-type="float" office:value="100" calcext:value-type="float">
            <text:p>100</text:p>
          </table:table-cell>
          <table:table-cell table:formula="of:=(([.E126]-[.G126])/[.E126])*100" office:value-type="float" office:value="-8.1617178925331" calcext:value-type="float">
            <text:p>-8.161717892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54.344492" calcext:value-type="float">
            <text:p>54.344492</text:p>
          </table:table-cell>
          <table:table-cell/>
          <table:table-cell office:value-type="float" office:value="67.8498" calcext:value-type="float">
            <text:p>67.8498</text:p>
          </table:table-cell>
          <table:table-cell/>
          <table:table-cell table:formula="of:=100*(([.E127]-[.F127])/[.E127])" office:value-type="float" office:value="100" calcext:value-type="float">
            <text:p>100</text:p>
          </table:table-cell>
          <table:table-cell table:formula="of:=(([.E127]-[.G127])/[.E127])*100" office:value-type="float" office:value="-24.8512912771362" calcext:value-type="float">
            <text:p>-24.851291277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175.295449" calcext:value-type="float">
            <text:p>175.295449</text:p>
          </table:table-cell>
          <table:table-cell/>
          <table:table-cell office:value-type="float" office:value="208.347312" calcext:value-type="float">
            <text:p>208.347312</text:p>
          </table:table-cell>
          <table:table-cell/>
          <table:table-cell table:formula="of:=100*(([.E128]-[.F128])/[.E128])" office:value-type="float" office:value="100" calcext:value-type="float">
            <text:p>100</text:p>
          </table:table-cell>
          <table:table-cell table:formula="of:=(([.E128]-[.G128])/[.E128])*100" office:value-type="float" office:value="-18.8549464281871" calcext:value-type="float">
            <text:p>-18.8549464282</text:p>
          </table:table-cell>
          <table:table-cell table:number-columns-repeated="23"/>
        </table:table-row>
        <table:table-row table:style-name="ro1">
          <table:table-cell table:number-columns-repeated="22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0.09175" calcext:value-type="float">
            <text:p>0.09175</text:p>
          </table:table-cell>
          <table:table-cell office:value-type="float" office:value="0.743804" calcext:value-type="float">
            <text:p>0.743804</text:p>
          </table:table-cell>
          <table:table-cell office:value-type="float" office:value="0.09952" calcext:value-type="float">
            <text:p>0.09952</text:p>
          </table:table-cell>
          <table:table-cell office:value-type="float" office:value="0.02288" calcext:value-type="float">
            <text:p>0.02288</text:p>
          </table:table-cell>
          <table:table-cell table:formula="of:=100*(([.E131]-[.F131])/[.E131])" office:value-type="float" office:value="-710.685558583106" calcext:value-type="float">
            <text:p>-710.6855585831</text:p>
          </table:table-cell>
          <table:table-cell table:formula="of:=(([.E131]-[.G131])/[.E131])*100" office:value-type="float" office:value="-8.46866485013624" calcext:value-type="float">
            <text:p>-8.4686648501</text:p>
          </table:table-cell>
          <table:table-cell table:formula="of:=100*(([.E131]-[.H131])/[.E131])" office:value-type="float" office:value="75.0626702997275" calcext:value-type="float">
            <text:p>75.062670299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122755" calcext:value-type="float">
            <text:p>0.122755</text:p>
          </table:table-cell>
          <table:table-cell office:value-type="float" office:value="1.540415" calcext:value-type="float">
            <text:p>1.540415</text:p>
          </table:table-cell>
          <table:table-cell office:value-type="float" office:value="0.157567" calcext:value-type="float">
            <text:p>0.157567</text:p>
          </table:table-cell>
          <table:table-cell office:value-type="float" office:value="0.098467" calcext:value-type="float">
            <text:p>0.098467</text:p>
          </table:table-cell>
          <table:table-cell table:formula="of:=100*(([.E132]-[.F132])/[.E132])" office:value-type="float" office:value="-1154.86945541933" calcext:value-type="float">
            <text:p>-1154.8694554193</text:p>
          </table:table-cell>
          <table:table-cell table:formula="of:=(([.E132]-[.G132])/[.E132])*100" office:value-type="float" office:value="-28.358926316647" calcext:value-type="float">
            <text:p>-28.3589263166</text:p>
          </table:table-cell>
          <table:table-cell table:formula="of:=100*(([.E132]-[.H132])/[.E132])" office:value-type="float" office:value="19.7857521078571" calcext:value-type="float">
            <text:p>19.785752107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0.204994" calcext:value-type="float">
            <text:p>0.204994</text:p>
          </table:table-cell>
          <table:table-cell office:value-type="float" office:value="3.118054" calcext:value-type="float">
            <text:p>3.118054</text:p>
          </table:table-cell>
          <table:table-cell office:value-type="float" office:value="0.299001" calcext:value-type="float">
            <text:p>0.299001</text:p>
          </table:table-cell>
          <table:table-cell office:value-type="float" office:value="0.060255" calcext:value-type="float">
            <text:p>0.060255</text:p>
          </table:table-cell>
          <table:table-cell table:formula="of:=100*(([.E133]-[.F133])/[.E133])" office:value-type="float" office:value="-1421.04646965277" calcext:value-type="float">
            <text:p>-1421.0464696528</text:p>
          </table:table-cell>
          <table:table-cell table:formula="of:=(([.E133]-[.G133])/[.E133])*100" office:value-type="float" office:value="-45.8584153682547" calcext:value-type="float">
            <text:p>-45.8584153683</text:p>
          </table:table-cell>
          <table:table-cell table:formula="of:=100*(([.E133]-[.H133])/[.E133])" office:value-type="float" office:value="70.6064567743446" calcext:value-type="float">
            <text:p>70.606456774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0.329401" calcext:value-type="float">
            <text:p>0.329401</text:p>
          </table:table-cell>
          <table:table-cell office:value-type="float" office:value="4.088353" calcext:value-type="float">
            <text:p>4.088353</text:p>
          </table:table-cell>
          <table:table-cell office:value-type="float" office:value="0.570419" calcext:value-type="float">
            <text:p>0.570419</text:p>
          </table:table-cell>
          <table:table-cell office:value-type="float" office:value="0.047178" calcext:value-type="float">
            <text:p>0.047178</text:p>
          </table:table-cell>
          <table:table-cell table:formula="of:=100*(([.E134]-[.F134])/[.E134])" office:value-type="float" office:value="-1141.1477196487" calcext:value-type="float">
            <text:p>-1141.1477196487</text:p>
          </table:table-cell>
          <table:table-cell table:formula="of:=(([.E134]-[.G134])/[.E134])*100" office:value-type="float" office:value="-73.1685696157571" calcext:value-type="float">
            <text:p>-73.1685696158</text:p>
          </table:table-cell>
          <table:table-cell table:formula="of:=100*(([.E134]-[.H134])/[.E134])" office:value-type="float" office:value="85.6776391085637" calcext:value-type="float">
            <text:p>85.677639108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0.533157" calcext:value-type="float">
            <text:p>0.533157</text:p>
          </table:table-cell>
          <table:table-cell office:value-type="float" office:value="6.434226" calcext:value-type="float">
            <text:p>6.434226</text:p>
          </table:table-cell>
          <table:table-cell office:value-type="float" office:value="1.402938" calcext:value-type="float">
            <text:p>1.402938</text:p>
          </table:table-cell>
          <table:table-cell office:value-type="float" office:value="0.08766" calcext:value-type="float">
            <text:p>0.08766</text:p>
          </table:table-cell>
          <table:table-cell table:formula="of:=100*(([.E135]-[.F135])/[.E135])" office:value-type="float" office:value="-1106.8163786652" calcext:value-type="float">
            <text:p>-1106.8163786652</text:p>
          </table:table-cell>
          <table:table-cell table:formula="of:=(([.E135]-[.G135])/[.E135])*100" office:value-type="float" office:value="-163.137874959909" calcext:value-type="float">
            <text:p>-163.1378749599</text:p>
          </table:table-cell>
          <table:table-cell table:formula="of:=100*(([.E135]-[.H135])/[.E135])" office:value-type="float" office:value="83.5583139675555" calcext:value-type="float">
            <text:p>83.558313967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1.006788" calcext:value-type="float">
            <text:p>1.006788</text:p>
          </table:table-cell>
          <table:table-cell/>
          <table:table-cell office:value-type="float" office:value="2.24928" calcext:value-type="float">
            <text:p>2.24928</text:p>
          </table:table-cell>
          <table:table-cell office:value-type="float" office:value="0.256979" calcext:value-type="float">
            <text:p>0.256979</text:p>
          </table:table-cell>
          <table:table-cell table:formula="of:=100*(([.E136]-[.F136])/[.E136])" office:value-type="float" office:value="100" calcext:value-type="float">
            <text:p>100</text:p>
          </table:table-cell>
          <table:table-cell table:formula="of:=(([.E136]-[.G136])/[.E136])*100" office:value-type="float" office:value="-123.411482854384" calcext:value-type="float">
            <text:p>-123.4114828544</text:p>
          </table:table-cell>
          <table:table-cell table:formula="of:=100*(([.E136]-[.H136])/[.E136])" office:value-type="float" office:value="74.4753612478496" calcext:value-type="float">
            <text:p>74.475361247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3.172402" calcext:value-type="float">
            <text:p>3.172402</text:p>
          </table:table-cell>
          <table:table-cell/>
          <table:table-cell office:value-type="float" office:value="5.880138" calcext:value-type="float">
            <text:p>5.880138</text:p>
          </table:table-cell>
          <table:table-cell office:value-type="float" office:value="0.410601" calcext:value-type="float">
            <text:p>0.410601</text:p>
          </table:table-cell>
          <table:table-cell table:formula="of:=100*(([.E137]-[.F137])/[.E137])" office:value-type="float" office:value="100" calcext:value-type="float">
            <text:p>100</text:p>
          </table:table-cell>
          <table:table-cell table:formula="of:=(([.E137]-[.G137])/[.E137])*100" office:value-type="float" office:value="-85.3528651160855" calcext:value-type="float">
            <text:p>-85.3528651161</text:p>
          </table:table-cell>
          <table:table-cell table:formula="of:=100*(([.E137]-[.H137])/[.E137])" office:value-type="float" office:value="87.0570942774592" calcext:value-type="float">
            <text:p>87.057094277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4.747358" calcext:value-type="float">
            <text:p>4.747358</text:p>
          </table:table-cell>
          <table:table-cell/>
          <table:table-cell office:value-type="float" office:value="9.357194" calcext:value-type="float">
            <text:p>9.357194</text:p>
          </table:table-cell>
          <table:table-cell/>
          <table:table-cell table:formula="of:=100*(([.E138]-[.F138])/[.E138])" office:value-type="float" office:value="100" calcext:value-type="float">
            <text:p>100</text:p>
          </table:table-cell>
          <table:table-cell table:formula="of:=(([.E138]-[.G138])/[.E138])*100" office:value-type="float" office:value="-97.1031887630973" calcext:value-type="float">
            <text:p>-97.103188763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135.156195" calcext:value-type="float">
            <text:p>135.156195</text:p>
          </table:table-cell>
          <table:table-cell/>
          <table:table-cell office:value-type="float" office:value="31.092154" calcext:value-type="float">
            <text:p>31.092154</text:p>
          </table:table-cell>
          <table:table-cell/>
          <table:table-cell table:formula="of:=100*(([.E139]-[.F139])/[.E139])" office:value-type="float" office:value="100" calcext:value-type="float">
            <text:p>100</text:p>
          </table:table-cell>
          <table:table-cell table:formula="of:=(([.E139]-[.G139])/[.E139])*100" office:value-type="float" office:value="76.9953911472574" calcext:value-type="float">
            <text:p>76.995391147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25.8512" calcext:value-type="float">
            <text:p>25.8512</text:p>
          </table:table-cell>
          <table:table-cell/>
          <table:table-cell office:value-type="float" office:value="33.652054" calcext:value-type="float">
            <text:p>33.652054</text:p>
          </table:table-cell>
          <table:table-cell/>
          <table:table-cell table:formula="of:=100*(([.E140]-[.F140])/[.E140])" office:value-type="float" office:value="100" calcext:value-type="float">
            <text:p>100</text:p>
          </table:table-cell>
          <table:table-cell table:formula="of:=(([.E140]-[.G140])/[.E140])*100" office:value-type="float" office:value="-30.1759840935817" calcext:value-type="float">
            <text:p>-30.175984093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78.070782" calcext:value-type="float">
            <text:p>78.070782</text:p>
          </table:table-cell>
          <table:table-cell/>
          <table:table-cell office:value-type="float" office:value="94.506251" calcext:value-type="float">
            <text:p>94.506251</text:p>
          </table:table-cell>
          <table:table-cell/>
          <table:table-cell table:formula="of:=100*(([.E141]-[.F141])/[.E141])" office:value-type="float" office:value="100" calcext:value-type="float">
            <text:p>100</text:p>
          </table:table-cell>
          <table:table-cell table:formula="of:=(([.E141]-[.G141])/[.E141])*100" office:value-type="float" office:value="-21.0520102129885" calcext:value-type="float">
            <text:p>-21.05201021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160.211401" calcext:value-type="float">
            <text:p>160.211401</text:p>
          </table:table-cell>
          <table:table-cell/>
          <table:table-cell office:value-type="float" office:value="170.849724" calcext:value-type="float">
            <text:p>170.849724</text:p>
          </table:table-cell>
          <table:table-cell/>
          <table:table-cell table:formula="of:=100*(([.E142]-[.F142])/[.E142])" office:value-type="float" office:value="100" calcext:value-type="float">
            <text:p>100</text:p>
          </table:table-cell>
          <table:table-cell table:formula="of:=(([.E142]-[.G142])/[.E142])*100" office:value-type="float" office:value="-6.64017849765886" calcext:value-type="float">
            <text:p>-6.640178497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229.370779" calcext:value-type="float">
            <text:p>229.370779</text:p>
          </table:table-cell>
          <table:table-cell/>
          <table:table-cell office:value-type="float" office:value="342.616054" calcext:value-type="float">
            <text:p>342.616054</text:p>
          </table:table-cell>
          <table:table-cell/>
          <table:table-cell table:formula="of:=100*(([.E143]-[.F143])/[.E143])" office:value-type="float" office:value="100" calcext:value-type="float">
            <text:p>100</text:p>
          </table:table-cell>
          <table:table-cell table:formula="of:=(([.E143]-[.G143])/[.E143])*100" office:value-type="float" office:value="-49.3721456123232" calcext:value-type="float">
            <text:p>-49.3721456123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0.161843" calcext:value-type="float">
            <text:p>0.161843</text:p>
          </table:table-cell>
          <table:table-cell office:value-type="float" office:value="1.442155" calcext:value-type="float">
            <text:p>1.442155</text:p>
          </table:table-cell>
          <table:table-cell office:value-type="float" office:value="0.136799" calcext:value-type="float">
            <text:p>0.136799</text:p>
          </table:table-cell>
          <table:table-cell office:value-type="float" office:value="0.034115" calcext:value-type="float">
            <text:p>0.034115</text:p>
          </table:table-cell>
          <table:table-cell table:formula="of:=100*(([.E146]-[.F146])/[.E146])" office:value-type="float" office:value="-791.082715965473" calcext:value-type="float">
            <text:p>-791.0827159655</text:p>
          </table:table-cell>
          <table:table-cell table:formula="of:=(([.E146]-[.G146])/[.E146])*100" office:value-type="float" office:value="15.4742559146827" calcext:value-type="float">
            <text:p>15.4742559147</text:p>
          </table:table-cell>
          <table:table-cell table:formula="of:=100*(([.E146]-[.H146])/[.E146])" office:value-type="float" office:value="78.9209295428285" calcext:value-type="float">
            <text:p>78.920929542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145008" calcext:value-type="float">
            <text:p>0.145008</text:p>
          </table:table-cell>
          <table:table-cell office:value-type="float" office:value="2.828474" calcext:value-type="float">
            <text:p>2.828474</text:p>
          </table:table-cell>
          <table:table-cell office:value-type="float" office:value="0.288729" calcext:value-type="float">
            <text:p>0.288729</text:p>
          </table:table-cell>
          <table:table-cell office:value-type="float" office:value="0.037197" calcext:value-type="float">
            <text:p>0.037197</text:p>
          </table:table-cell>
          <table:table-cell table:formula="of:=100*(([.E147]-[.F147])/[.E147])" office:value-type="float" office:value="-1850.5641068079" calcext:value-type="float">
            <text:p>-1850.5641068079</text:p>
          </table:table-cell>
          <table:table-cell table:formula="of:=(([.E147]-[.G147])/[.E147])*100" office:value-type="float" office:value="-99.1124627606753" calcext:value-type="float">
            <text:p>-99.1124627607</text:p>
          </table:table-cell>
          <table:table-cell table:formula="of:=100*(([.E147]-[.H147])/[.E147])" office:value-type="float" office:value="74.348311817279" calcext:value-type="float">
            <text:p>74.348311817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0.413956" calcext:value-type="float">
            <text:p>0.413956</text:p>
          </table:table-cell>
          <table:table-cell office:value-type="float" office:value="5.197257" calcext:value-type="float">
            <text:p>5.197257</text:p>
          </table:table-cell>
          <table:table-cell office:value-type="float" office:value="0.764791" calcext:value-type="float">
            <text:p>0.764791</text:p>
          </table:table-cell>
          <table:table-cell office:value-type="float" office:value="0.095133" calcext:value-type="float">
            <text:p>0.095133</text:p>
          </table:table-cell>
          <table:table-cell table:formula="of:=100*(([.E148]-[.F148])/[.E148])" office:value-type="float" office:value="-1155.50952275121" calcext:value-type="float">
            <text:p>-1155.5095227512</text:p>
          </table:table-cell>
          <table:table-cell table:formula="of:=(([.E148]-[.G148])/[.E148])*100" office:value-type="float" office:value="-84.7517610567307" calcext:value-type="float">
            <text:p>-84.7517610567</text:p>
          </table:table-cell>
          <table:table-cell table:formula="of:=100*(([.E148]-[.H148])/[.E148])" office:value-type="float" office:value="77.0185720221473" calcext:value-type="float">
            <text:p>77.01857202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0.707613" calcext:value-type="float">
            <text:p>0.707613</text:p>
          </table:table-cell>
          <table:table-cell office:value-type="float" office:value="8.360617" calcext:value-type="float">
            <text:p>8.360617</text:p>
          </table:table-cell>
          <table:table-cell office:value-type="float" office:value="1.045184" calcext:value-type="float">
            <text:p>1.045184</text:p>
          </table:table-cell>
          <table:table-cell office:value-type="float" office:value="0.17709" calcext:value-type="float">
            <text:p>0.17709</text:p>
          </table:table-cell>
          <table:table-cell table:formula="of:=100*(([.E149]-[.F149])/[.E149])" office:value-type="float" office:value="-1081.52394034592" calcext:value-type="float">
            <text:p>-1081.5239403459</text:p>
          </table:table-cell>
          <table:table-cell table:formula="of:=(([.E149]-[.G149])/[.E149])*100" office:value-type="float" office:value="-47.705596138002" calcext:value-type="float">
            <text:p>-47.705596138</text:p>
          </table:table-cell>
          <table:table-cell table:formula="of:=100*(([.E149]-[.H149])/[.E149])" office:value-type="float" office:value="74.9736084554693" calcext:value-type="float">
            <text:p>74.973608455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0.801383" calcext:value-type="float">
            <text:p>0.801383</text:p>
          </table:table-cell>
          <table:table-cell office:value-type="float" office:value="12.325673" calcext:value-type="float">
            <text:p>12.325673</text:p>
          </table:table-cell>
          <table:table-cell office:value-type="float" office:value="2.107645" calcext:value-type="float">
            <text:p>2.107645</text:p>
          </table:table-cell>
          <table:table-cell office:value-type="float" office:value="0.324565" calcext:value-type="float">
            <text:p>0.324565</text:p>
          </table:table-cell>
          <table:table-cell table:formula="of:=100*(([.E150]-[.F150])/[.E150])" office:value-type="float" office:value="-1438.050220681" calcext:value-type="float">
            <text:p>-1438.050220681</text:p>
          </table:table-cell>
          <table:table-cell table:formula="of:=(([.E150]-[.G150])/[.E150])*100" office:value-type="float" office:value="-163.000962086792" calcext:value-type="float">
            <text:p>-163.0009620868</text:p>
          </table:table-cell>
          <table:table-cell table:formula="of:=100*(([.E150]-[.H150])/[.E150])" office:value-type="float" office:value="59.4993904287962" calcext:value-type="float">
            <text:p>59.499390428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1.901659" calcext:value-type="float">
            <text:p>1.901659</text:p>
          </table:table-cell>
          <table:table-cell/>
          <table:table-cell office:value-type="float" office:value="3.962887" calcext:value-type="float">
            <text:p>3.962887</text:p>
          </table:table-cell>
          <table:table-cell office:value-type="float" office:value="0.29385" calcext:value-type="float">
            <text:p>0.29385</text:p>
          </table:table-cell>
          <table:table-cell table:formula="of:=100*(([.E151]-[.F151])/[.E151])" office:value-type="float" office:value="100" calcext:value-type="float">
            <text:p>100</text:p>
          </table:table-cell>
          <table:table-cell table:formula="of:=(([.E151]-[.G151])/[.E151])*100" office:value-type="float" office:value="-108.391041716733" calcext:value-type="float">
            <text:p>-108.3910417167</text:p>
          </table:table-cell>
          <table:table-cell table:formula="of:=100*(([.E151]-[.H151])/[.E151])" office:value-type="float" office:value="84.5477028215889" calcext:value-type="float">
            <text:p>84.547702821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6.093164" calcext:value-type="float">
            <text:p>6.093164</text:p>
          </table:table-cell>
          <table:table-cell/>
          <table:table-cell office:value-type="float" office:value="10.835197" calcext:value-type="float">
            <text:p>10.835197</text:p>
          </table:table-cell>
          <table:table-cell office:value-type="float" office:value="0.6258" calcext:value-type="float">
            <text:p>0.6258</text:p>
          </table:table-cell>
          <table:table-cell table:formula="of:=100*(([.E152]-[.F152])/[.E152])" office:value-type="float" office:value="100" calcext:value-type="float">
            <text:p>100</text:p>
          </table:table-cell>
          <table:table-cell table:formula="of:=(([.E152]-[.G152])/[.E152])*100" office:value-type="float" office:value="-77.8254614515546" calcext:value-type="float">
            <text:p>-77.8254614516</text:p>
          </table:table-cell>
          <table:table-cell table:formula="of:=100*(([.E152]-[.H152])/[.E152])" office:value-type="float" office:value="89.7294738825346" calcext:value-type="float">
            <text:p>89.729473882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2.648065" calcext:value-type="float">
            <text:p>12.648065</text:p>
          </table:table-cell>
          <table:table-cell/>
          <table:table-cell office:value-type="float" office:value="15.825435" calcext:value-type="float">
            <text:p>15.825435</text:p>
          </table:table-cell>
          <table:table-cell/>
          <table:table-cell table:formula="of:=100*(([.E153]-[.F153])/[.E153])" office:value-type="float" office:value="100" calcext:value-type="float">
            <text:p>100</text:p>
          </table:table-cell>
          <table:table-cell table:formula="of:=(([.E153]-[.G153])/[.E153])*100" office:value-type="float" office:value="-25.1213920864575" calcext:value-type="float">
            <text:p>-25.121392086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261.07102" calcext:value-type="float">
            <text:p>261.07102</text:p>
          </table:table-cell>
          <table:table-cell/>
          <table:table-cell office:value-type="float" office:value="63.362588" calcext:value-type="float">
            <text:p>63.362588</text:p>
          </table:table-cell>
          <table:table-cell/>
          <table:table-cell table:formula="of:=100*(([.E154]-[.F154])/[.E154])" office:value-type="float" office:value="100" calcext:value-type="float">
            <text:p>100</text:p>
          </table:table-cell>
          <table:table-cell table:formula="of:=(([.E154]-[.G154])/[.E154])*100" office:value-type="float" office:value="75.7297504717299" calcext:value-type="float">
            <text:p>75.729750471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73.795032" calcext:value-type="float">
            <text:p>73.795032</text:p>
          </table:table-cell>
          <table:table-cell/>
          <table:table-cell office:value-type="float" office:value="83.826929" calcext:value-type="float">
            <text:p>83.826929</text:p>
          </table:table-cell>
          <table:table-cell/>
          <table:table-cell table:formula="of:=100*(([.E155]-[.F155])/[.E155])" office:value-type="float" office:value="100" calcext:value-type="float">
            <text:p>100</text:p>
          </table:table-cell>
          <table:table-cell table:formula="of:=(([.E155]-[.G155])/[.E155])*100" office:value-type="float" office:value="-13.5942714951326" calcext:value-type="float">
            <text:p>-13.594271495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148.470156" calcext:value-type="float">
            <text:p>148.470156</text:p>
          </table:table-cell>
          <table:table-cell/>
          <table:table-cell office:value-type="float" office:value="133.272108" calcext:value-type="float">
            <text:p>133.272108</text:p>
          </table:table-cell>
          <table:table-cell/>
          <table:table-cell table:formula="of:=100*(([.E156]-[.F156])/[.E156])" office:value-type="float" office:value="100" calcext:value-type="float">
            <text:p>100</text:p>
          </table:table-cell>
          <table:table-cell table:formula="of:=(([.E156]-[.G156])/[.E156])*100" office:value-type="float" office:value="10.2364329704079" calcext:value-type="float">
            <text:p>10.236432970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206.41649" calcext:value-type="float">
            <text:p>206.41649</text:p>
          </table:table-cell>
          <table:table-cell/>
          <table:table-cell office:value-type="float" office:value="261.542853" calcext:value-type="float">
            <text:p>261.542853</text:p>
          </table:table-cell>
          <table:table-cell/>
          <table:table-cell table:formula="of:=100*(([.E157]-[.F157])/[.E157])" office:value-type="float" office:value="100" calcext:value-type="float">
            <text:p>100</text:p>
          </table:table-cell>
          <table:table-cell table:formula="of:=(([.E157]-[.G157])/[.E157])*100" office:value-type="float" office:value="-26.7063755419928" calcext:value-type="float">
            <text:p>-26.70637554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table:style-name="ce5" office:value-type="float" office:value="444.878918" calcext:value-type="float">
            <text:p>444.878918</text:p>
          </table:table-cell>
          <table:table-cell table:style-name="ce5"/>
          <table:table-cell table:style-name="ce5" office:value-type="float" office:value="725.500411" calcext:value-type="float">
            <text:p>725.500411</text:p>
          </table:table-cell>
          <table:table-cell table:style-name="ce5"/>
          <table:table-cell table:formula="of:=100*(([.E158]-[.F158])/[.E158])" office:value-type="float" office:value="100" calcext:value-type="float">
            <text:p>100</text:p>
          </table:table-cell>
          <table:table-cell table:formula="of:=(([.E158]-[.G158])/[.E158])*100" office:value-type="float" office:value="-63.0781728793901" calcext:value-type="float">
            <text:p>-63.0781728794</text:p>
          </table:table-cell>
          <table:table-cell table:style-name="ce1"/>
          <table:table-cell/>
          <table:table-cell table:style-name="ce1"/>
          <table:table-cell table:number-columns-repeated="20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0.281601" calcext:value-type="float">
            <text:p>0.281601</text:p>
          </table:table-cell>
          <table:table-cell office:value-type="float" office:value="2.775699" calcext:value-type="float">
            <text:p>2.775699</text:p>
          </table:table-cell>
          <table:table-cell office:value-type="float" office:value="0.276629" calcext:value-type="float">
            <text:p>0.276629</text:p>
          </table:table-cell>
          <table:table-cell office:value-type="float" office:value="0.061318" calcext:value-type="float">
            <text:p>0.061318</text:p>
          </table:table-cell>
          <table:table-cell table:formula="of:=100*(([.E161]-[.F161])/[.E161])" office:value-type="float" office:value="-885.685065038832" calcext:value-type="float">
            <text:p>-885.6850650388</text:p>
          </table:table-cell>
          <table:table-cell table:formula="of:=(([.E161]-[.G161])/[.E161])*100" office:value-type="float" office:value="1.76561873004712" calcext:value-type="float">
            <text:p>1.76561873</text:p>
          </table:table-cell>
          <table:table-cell table:formula="of:=100*(([.E161]-[.H161])/[.E161])" office:value-type="float" office:value="78.2252193706699" calcext:value-type="float">
            <text:p>78.2252193707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429727" calcext:value-type="float">
            <text:p>0.429727</text:p>
          </table:table-cell>
          <table:table-cell office:value-type="float" office:value="5.29254" calcext:value-type="float">
            <text:p>5.29254</text:p>
          </table:table-cell>
          <table:table-cell office:value-type="float" office:value="0.643675" calcext:value-type="float">
            <text:p>0.643675</text:p>
          </table:table-cell>
          <table:table-cell office:value-type="float" office:value="0.081138" calcext:value-type="float">
            <text:p>0.081138</text:p>
          </table:table-cell>
          <table:table-cell table:formula="of:=100*(([.E162]-[.F162])/[.E162])" office:value-type="float" office:value="-1131.60518189455" calcext:value-type="float">
            <text:p>-1131.6051818946</text:p>
          </table:table-cell>
          <table:table-cell table:formula="of:=(([.E162]-[.G162])/[.E162])*100" office:value-type="float" office:value="-49.7869577662097" calcext:value-type="float">
            <text:p>-49.7869577662</text:p>
          </table:table-cell>
          <table:table-cell table:formula="of:=100*(([.E162]-[.H162])/[.E162])" office:value-type="float" office:value="81.1187102509268" calcext:value-type="float">
            <text:p>81.118710250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0.741094" calcext:value-type="float">
            <text:p>0.741094</text:p>
          </table:table-cell>
          <table:table-cell office:value-type="float" office:value="10.148089" calcext:value-type="float">
            <text:p>10.148089</text:p>
          </table:table-cell>
          <table:table-cell office:value-type="float" office:value="1.120991" calcext:value-type="float">
            <text:p>1.120991</text:p>
          </table:table-cell>
          <table:table-cell office:value-type="float" office:value="0.186664" calcext:value-type="float">
            <text:p>0.186664</text:p>
          </table:table-cell>
          <table:table-cell table:formula="of:=100*(([.E163]-[.F163])/[.E163])" office:value-type="float" office:value="-1269.33897724175" calcext:value-type="float">
            <text:p>-1269.3389772418</text:p>
          </table:table-cell>
          <table:table-cell table:formula="of:=(([.E163]-[.G163])/[.E163])*100" office:value-type="float" office:value="-51.2616483199163" calcext:value-type="float">
            <text:p>-51.2616483199</text:p>
          </table:table-cell>
          <table:table-cell table:formula="of:=100*(([.E163]-[.H163])/[.E163])" office:value-type="float" office:value="74.8123719798028" calcext:value-type="float">
            <text:p>74.812371979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0.800271" calcext:value-type="float">
            <text:p>0.800271</text:p>
          </table:table-cell>
          <table:table-cell office:value-type="float" office:value="15.149441" calcext:value-type="float">
            <text:p>15.149441</text:p>
          </table:table-cell>
          <table:table-cell office:value-type="float" office:value="2.454174" calcext:value-type="float">
            <text:p>2.454174</text:p>
          </table:table-cell>
          <table:table-cell office:value-type="float" office:value="0.167916" calcext:value-type="float">
            <text:p>0.167916</text:p>
          </table:table-cell>
          <table:table-cell table:formula="of:=100*(([.E164]-[.F164])/[.E164])" office:value-type="float" office:value="-1793.03885808682" calcext:value-type="float">
            <text:p>-1793.0388580868</text:p>
          </table:table-cell>
          <table:table-cell table:formula="of:=(([.E164]-[.G164])/[.E164])*100" office:value-type="float" office:value="-206.667866260304" calcext:value-type="float">
            <text:p>-206.6678662603</text:p>
          </table:table-cell>
          <table:table-cell table:formula="of:=100*(([.E164]-[.H164])/[.E164])" office:value-type="float" office:value="79.0176077853627" calcext:value-type="float">
            <text:p>79.017607785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.515315" calcext:value-type="float">
            <text:p>1.515315</text:p>
          </table:table-cell>
          <table:table-cell office:value-type="float" office:value="25.486137" calcext:value-type="float">
            <text:p>25.486137</text:p>
          </table:table-cell>
          <table:table-cell office:value-type="float" office:value="5.257779" calcext:value-type="float">
            <text:p>5.257779</text:p>
          </table:table-cell>
          <table:table-cell office:value-type="float" office:value="0.296371" calcext:value-type="float">
            <text:p>0.296371</text:p>
          </table:table-cell>
          <table:table-cell table:formula="of:=100*(([.E165]-[.F165])/[.E165])" office:value-type="float" office:value="-1581.90356460538" calcext:value-type="float">
            <text:p>-1581.9035646054</text:p>
          </table:table-cell>
          <table:table-cell table:formula="of:=(([.E165]-[.G165])/[.E165])*100" office:value-type="float" office:value="-246.975975292266" calcext:value-type="float">
            <text:p>-246.9759752923</text:p>
          </table:table-cell>
          <table:table-cell table:formula="of:=100*(([.E165]-[.H165])/[.E165])" office:value-type="float" office:value="80.4416243487328" calcext:value-type="float">
            <text:p>80.441624348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5.873146" calcext:value-type="float">
            <text:p>5.873146</text:p>
          </table:table-cell>
          <table:table-cell/>
          <table:table-cell office:value-type="float" office:value="10.099606" calcext:value-type="float">
            <text:p>10.099606</text:p>
          </table:table-cell>
          <table:table-cell office:value-type="float" office:value="0.524799" calcext:value-type="float">
            <text:p>0.524799</text:p>
          </table:table-cell>
          <table:table-cell table:formula="of:=100*(([.E166]-[.F166])/[.E166])" office:value-type="float" office:value="100" calcext:value-type="float">
            <text:p>100</text:p>
          </table:table-cell>
          <table:table-cell table:formula="of:=(([.E166]-[.G166])/[.E166])*100" office:value-type="float" office:value="-71.9624541940554" calcext:value-type="float">
            <text:p>-71.9624541941</text:p>
          </table:table-cell>
          <table:table-cell table:formula="of:=100*(([.E166]-[.H166])/[.E166])" office:value-type="float" office:value="91.0644312264671" calcext:value-type="float">
            <text:p>91.064431226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1.402667" calcext:value-type="float">
            <text:p>11.402667</text:p>
          </table:table-cell>
          <table:table-cell/>
          <table:table-cell office:value-type="float" office:value="14.499699" calcext:value-type="float">
            <text:p>14.499699</text:p>
          </table:table-cell>
          <table:table-cell office:value-type="float" office:value="1.073484" calcext:value-type="float">
            <text:p>1.073484</text:p>
          </table:table-cell>
          <table:table-cell table:formula="of:=100*(([.E167]-[.F167])/[.E167])" office:value-type="float" office:value="100" calcext:value-type="float">
            <text:p>100</text:p>
          </table:table-cell>
          <table:table-cell table:formula="of:=(([.E167]-[.G167])/[.E167])*100" office:value-type="float" office:value="-27.1605932191127" calcext:value-type="float">
            <text:p>-27.1605932191</text:p>
          </table:table-cell>
          <table:table-cell table:formula="of:=100*(([.E167]-[.H167])/[.E167])" office:value-type="float" office:value="90.5856761405029" calcext:value-type="float">
            <text:p>90.585676140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4.03007" calcext:value-type="float">
            <text:p>14.03007</text:p>
          </table:table-cell>
          <table:table-cell/>
          <table:table-cell office:value-type="float" office:value="39.755499" calcext:value-type="float">
            <text:p>39.755499</text:p>
          </table:table-cell>
          <table:table-cell/>
          <table:table-cell table:formula="of:=100*(([.E168]-[.F168])/[.E168])" office:value-type="float" office:value="100" calcext:value-type="float">
            <text:p>100</text:p>
          </table:table-cell>
          <table:table-cell table:formula="of:=(([.E168]-[.G168])/[.E168])*100" office:value-type="float" office:value="-183.359234843447" calcext:value-type="float">
            <text:p>-183.359234843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523.176047" calcext:value-type="float">
            <text:p>523.176047</text:p>
          </table:table-cell>
          <table:table-cell/>
          <table:table-cell office:value-type="float" office:value="114.86374" calcext:value-type="float">
            <text:p>114.86374</text:p>
          </table:table-cell>
          <table:table-cell/>
          <table:table-cell table:formula="of:=100*(([.E169]-[.F169])/[.E169])" office:value-type="float" office:value="100" calcext:value-type="float">
            <text:p>100</text:p>
          </table:table-cell>
          <table:table-cell table:formula="of:=(([.E169]-[.G169])/[.E169])*100" office:value-type="float" office:value="78.0449161121476" calcext:value-type="float">
            <text:p>78.044916112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139.682677" calcext:value-type="float">
            <text:p>139.682677</text:p>
          </table:table-cell>
          <table:table-cell/>
          <table:table-cell office:value-type="float" office:value="149.276337" calcext:value-type="float">
            <text:p>149.276337</text:p>
          </table:table-cell>
          <table:table-cell/>
          <table:table-cell table:formula="of:=100*(([.E170]-[.F170])/[.E170])" office:value-type="float" office:value="100" calcext:value-type="float">
            <text:p>100</text:p>
          </table:table-cell>
          <table:table-cell table:formula="of:=(([.E170]-[.G170])/[.E170])*100" office:value-type="float" office:value="-6.86818165720005" calcext:value-type="float">
            <text:p>-6.868181657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276.18959" calcext:value-type="float">
            <text:p>276.18959</text:p>
          </table:table-cell>
          <table:table-cell/>
          <table:table-cell office:value-type="float" office:value="279.573385" calcext:value-type="float">
            <text:p>279.573385</text:p>
          </table:table-cell>
          <table:table-cell/>
          <table:table-cell table:formula="of:=100*(([.E171]-[.F171])/[.E171])" office:value-type="float" office:value="100" calcext:value-type="float">
            <text:p>100</text:p>
          </table:table-cell>
          <table:table-cell table:formula="of:=(([.E171]-[.G171])/[.E171])*100" office:value-type="float" office:value="-1.2251710862817" calcext:value-type="float">
            <text:p>-1.225171086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553.783649" calcext:value-type="float">
            <text:p>553.783649</text:p>
          </table:table-cell>
          <table:table-cell/>
          <table:table-cell office:value-type="float" office:value="738.558578" calcext:value-type="float">
            <text:p>738.558578</text:p>
          </table:table-cell>
          <table:table-cell/>
          <table:table-cell table:formula="of:=100*(([.E172]-[.F172])/[.E172])" office:value-type="float" office:value="100" calcext:value-type="float">
            <text:p>100</text:p>
          </table:table-cell>
          <table:table-cell table:formula="of:=(([.E172]-[.G172])/[.E172])*100" office:value-type="float" office:value="-33.3659055000376" calcext:value-type="float">
            <text:p>-33.365905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807.565508" calcext:value-type="float">
            <text:p>807.565508</text:p>
          </table:table-cell>
          <table:table-cell/>
          <table:table-cell office:value-type="float" office:value="1159.817332" calcext:value-type="float">
            <text:p>1159.817332</text:p>
          </table:table-cell>
          <table:table-cell/>
          <table:table-cell table:formula="of:=100*(([.E173]-[.F173])/[.E173])" office:value-type="float" office:value="100" calcext:value-type="float">
            <text:p>100</text:p>
          </table:table-cell>
          <table:table-cell table:formula="of:=(([.E173]-[.G173])/[.E173])*100" office:value-type="float" office:value="-43.6189783380397" calcext:value-type="float">
            <text:p>-43.618978338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number-columns-repeated="2" office:value-type="float" office:value="4096" calcext:value-type="float">
            <text:p>4096</text:p>
          </table:table-cell>
          <table:table-cell office:value-type="float" office:value="0.435821" calcext:value-type="float">
            <text:p>0.435821</text:p>
          </table:table-cell>
          <table:table-cell office:value-type="float" office:value="5.464833" calcext:value-type="float">
            <text:p>5.464833</text:p>
          </table:table-cell>
          <table:table-cell office:value-type="float" office:value="0.597749" calcext:value-type="float">
            <text:p>0.597749</text:p>
          </table:table-cell>
          <table:table-cell office:value-type="float" office:value="0.114566" calcext:value-type="float">
            <text:p>0.114566</text:p>
          </table:table-cell>
          <table:table-cell table:formula="of:=100*(([.E176]-[.F176])/[.E176])" office:value-type="float" office:value="-1153.9168603624" calcext:value-type="float">
            <text:p>-1153.9168603624</text:p>
          </table:table-cell>
          <table:table-cell table:formula="of:=(([.E176]-[.G176])/[.E176])*100" office:value-type="float" office:value="-37.1547034218177" calcext:value-type="float">
            <text:p>-37.1547034218</text:p>
          </table:table-cell>
          <table:table-cell table:formula="of:=100*(([.E176]-[.H176])/[.E176])" office:value-type="float" office:value="73.7126021921844" calcext:value-type="float">
            <text:p>73.7126021922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0.912002" calcext:value-type="float">
            <text:p>0.912002</text:p>
          </table:table-cell>
          <table:table-cell office:value-type="float" office:value="11.053026" calcext:value-type="float">
            <text:p>11.053026</text:p>
          </table:table-cell>
          <table:table-cell office:value-type="float" office:value="1.149011" calcext:value-type="float">
            <text:p>1.149011</text:p>
          </table:table-cell>
          <table:table-cell office:value-type="float" office:value="0.142669" calcext:value-type="float">
            <text:p>0.142669</text:p>
          </table:table-cell>
          <table:table-cell table:formula="of:=100*(([.E177]-[.F177])/[.E177])" office:value-type="float" office:value="-1111.9519474738" calcext:value-type="float">
            <text:p>-1111.9519474738</text:p>
          </table:table-cell>
          <table:table-cell table:formula="of:=(([.E177]-[.G177])/[.E177])*100" office:value-type="float" office:value="-25.9877719566404" calcext:value-type="float">
            <text:p>-25.9877719566</text:p>
          </table:table-cell>
          <table:table-cell table:formula="of:=100*(([.E177]-[.H177])/[.E177])" office:value-type="float" office:value="84.3565036041588" calcext:value-type="float">
            <text:p>84.356503604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.560789" calcext:value-type="float">
            <text:p>1.560789</text:p>
          </table:table-cell>
          <table:table-cell office:value-type="float" office:value="19.636362" calcext:value-type="float">
            <text:p>19.636362</text:p>
          </table:table-cell>
          <table:table-cell office:value-type="float" office:value="2.213696" calcext:value-type="float">
            <text:p>2.213696</text:p>
          </table:table-cell>
          <table:table-cell office:value-type="float" office:value="0.242121" calcext:value-type="float">
            <text:p>0.242121</text:p>
          </table:table-cell>
          <table:table-cell table:formula="of:=100*(([.E178]-[.F178])/[.E178])" office:value-type="float" office:value="-1158.10484312742" calcext:value-type="float">
            <text:p>-1158.1048431274</text:p>
          </table:table-cell>
          <table:table-cell table:formula="of:=(([.E178]-[.G178])/[.E178])*100" office:value-type="float" office:value="-41.8318555551071" calcext:value-type="float">
            <text:p>-41.8318555551</text:p>
          </table:table-cell>
          <table:table-cell table:formula="of:=100*(([.E178]-[.H178])/[.E178])" office:value-type="float" office:value="84.4872689389789" calcext:value-type="float">
            <text:p>84.48726893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.596307" calcext:value-type="float">
            <text:p>2.596307</text:p>
          </table:table-cell>
          <table:table-cell office:value-type="float" office:value="30.290614" calcext:value-type="float">
            <text:p>30.290614</text:p>
          </table:table-cell>
          <table:table-cell office:value-type="float" office:value="4.380704" calcext:value-type="float">
            <text:p>4.380704</text:p>
          </table:table-cell>
          <table:table-cell office:value-type="float" office:value="0.667834" calcext:value-type="float">
            <text:p>0.667834</text:p>
          </table:table-cell>
          <table:table-cell table:formula="of:=100*(([.E179]-[.F179])/[.E179])" office:value-type="float" office:value="-1066.68075077408" calcext:value-type="float">
            <text:p>-1066.6807507741</text:p>
          </table:table-cell>
          <table:table-cell table:formula="of:=(([.E179]-[.G179])/[.E179])*100" office:value-type="float" office:value="-68.7282744297959" calcext:value-type="float">
            <text:p>-68.7282744298</text:p>
          </table:table-cell>
          <table:table-cell table:formula="of:=100*(([.E179]-[.H179])/[.E179])" office:value-type="float" office:value="74.2775411382398" calcext:value-type="float">
            <text:p>74.277541138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5.812359" calcext:value-type="float">
            <text:p>5.812359</text:p>
          </table:table-cell>
          <table:table-cell office:value-type="float" office:value="49.430381" calcext:value-type="float">
            <text:p>49.430381</text:p>
          </table:table-cell>
          <table:table-cell office:value-type="float" office:value="8.017829" calcext:value-type="float">
            <text:p>8.017829</text:p>
          </table:table-cell>
          <table:table-cell office:value-type="float" office:value="0.980057" calcext:value-type="float">
            <text:p>0.980057</text:p>
          </table:table-cell>
          <table:table-cell table:formula="of:=100*(([.E180]-[.F180])/[.E180])" office:value-type="float" office:value="-750.435786915433" calcext:value-type="float">
            <text:p>-750.4357869154</text:p>
          </table:table-cell>
          <table:table-cell table:formula="of:=(([.E180]-[.G180])/[.E180])*100" office:value-type="float" office:value="-37.9444903523681" calcext:value-type="float">
            <text:p>-37.9444903524</text:p>
          </table:table-cell>
          <table:table-cell table:formula="of:=100*(([.E180]-[.H180])/[.E180])" office:value-type="float" office:value="83.1383952711799" calcext:value-type="float">
            <text:p>83.138395271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12.079434" calcext:value-type="float">
            <text:p>12.079434</text:p>
          </table:table-cell>
          <table:table-cell/>
          <table:table-cell office:value-type="float" office:value="19.430755" calcext:value-type="float">
            <text:p>19.430755</text:p>
          </table:table-cell>
          <table:table-cell office:value-type="float" office:value="1.259961" calcext:value-type="float">
            <text:p>1.259961</text:p>
          </table:table-cell>
          <table:table-cell table:formula="of:=100*(([.E181]-[.F181])/[.E181])" office:value-type="float" office:value="100" calcext:value-type="float">
            <text:p>100</text:p>
          </table:table-cell>
          <table:table-cell table:formula="of:=(([.E181]-[.G181])/[.E181])*100" office:value-type="float" office:value="-60.8581577580539" calcext:value-type="float">
            <text:p>-60.8581577581</text:p>
          </table:table-cell>
          <table:table-cell table:formula="of:=100*(([.E181]-[.H181])/[.E181])" office:value-type="float" office:value="89.5693705516335" calcext:value-type="float">
            <text:p>89.569370551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22.789844" calcext:value-type="float">
            <text:p>22.789844</text:p>
          </table:table-cell>
          <table:table-cell/>
          <table:table-cell office:value-type="float" office:value="33.107169" calcext:value-type="float">
            <text:p>33.107169</text:p>
          </table:table-cell>
          <table:table-cell office:value-type="float" office:value="2.193463" calcext:value-type="float">
            <text:p>2.193463</text:p>
          </table:table-cell>
          <table:table-cell table:formula="of:=100*(([.E182]-[.F182])/[.E182])" office:value-type="float" office:value="100" calcext:value-type="float">
            <text:p>100</text:p>
          </table:table-cell>
          <table:table-cell table:formula="of:=(([.E182]-[.G182])/[.E182])*100" office:value-type="float" office:value="-45.2715911526204" calcext:value-type="float">
            <text:p>-45.2715911526</text:p>
          </table:table-cell>
          <table:table-cell table:formula="of:=100*(([.E182]-[.H182])/[.E182])" office:value-type="float" office:value="90.3752610153891" calcext:value-type="float">
            <text:p>90.375261015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051.359314" calcext:value-type="float">
            <text:p>1051.359314</text:p>
          </table:table-cell>
          <table:table-cell/>
          <table:table-cell office:value-type="float" office:value="198.410648" calcext:value-type="float">
            <text:p>198.410648</text:p>
          </table:table-cell>
          <table:table-cell/>
          <table:table-cell table:formula="of:=100*(([.E183]-[.F183])/[.E183])" office:value-type="float" office:value="100" calcext:value-type="float">
            <text:p>100</text:p>
          </table:table-cell>
          <table:table-cell table:formula="of:=(([.E183]-[.G183])/[.E183])*100" office:value-type="float" office:value="81.1281789814438" calcext:value-type="float">
            <text:p>81.128178981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1023.124095" calcext:value-type="float">
            <text:p>1023.124095</text:p>
          </table:table-cell>
          <table:table-cell/>
          <table:table-cell office:value-type="float" office:value="273.366888" calcext:value-type="float">
            <text:p>273.366888</text:p>
          </table:table-cell>
          <table:table-cell/>
          <table:table-cell table:formula="of:=100*(([.E184]-[.F184])/[.E184])" office:value-type="float" office:value="100" calcext:value-type="float">
            <text:p>100</text:p>
          </table:table-cell>
          <table:table-cell table:formula="of:=(([.E184]-[.G184])/[.E184])*100" office:value-type="float" office:value="73.2811601900549" calcext:value-type="float">
            <text:p>73.281160190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277.220822" calcext:value-type="float">
            <text:p>277.220822</text:p>
          </table:table-cell>
          <table:table-cell/>
          <table:table-cell office:value-type="float" office:value="355.385273" calcext:value-type="float">
            <text:p>355.385273</text:p>
          </table:table-cell>
          <table:table-cell/>
          <table:table-cell table:formula="of:=100*(([.E185]-[.F185])/[.E185])" office:value-type="float" office:value="100" calcext:value-type="float">
            <text:p>100</text:p>
          </table:table-cell>
          <table:table-cell table:formula="of:=(([.E185]-[.G185])/[.E185])*100" office:value-type="float" office:value="-28.1957359609878" calcext:value-type="float">
            <text:p>-28.19573596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565.686545" calcext:value-type="float">
            <text:p>565.686545</text:p>
          </table:table-cell>
          <table:table-cell/>
          <table:table-cell office:value-type="float" office:value="605.20237" calcext:value-type="float">
            <text:p>605.20237</text:p>
          </table:table-cell>
          <table:table-cell/>
          <table:table-cell table:formula="of:=100*(([.E186]-[.F186])/[.E186])" office:value-type="float" office:value="100" calcext:value-type="float">
            <text:p>100</text:p>
          </table:table-cell>
          <table:table-cell table:formula="of:=(([.E186]-[.G186])/[.E186])*100" office:value-type="float" office:value="-6.98546312428201" calcext:value-type="float">
            <text:p>-6.985463124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1166.793539" calcext:value-type="float">
            <text:p>1166.793539</text:p>
          </table:table-cell>
          <table:table-cell/>
          <table:table-cell office:value-type="float" office:value="1101.268276" calcext:value-type="float">
            <text:p>1101.268276</text:p>
          </table:table-cell>
          <table:table-cell/>
          <table:table-cell table:formula="of:=100*(([.E187]-[.F187])/[.E187])" office:value-type="float" office:value="100" calcext:value-type="float">
            <text:p>100</text:p>
          </table:table-cell>
          <table:table-cell table:formula="of:=(([.E187]-[.G187])/[.E187])*100" office:value-type="float" office:value="5.61584040447793" calcext:value-type="float">
            <text:p>5.615840404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2449.740205" calcext:value-type="float">
            <text:p>2449.740205</text:p>
          </table:table-cell>
          <table:table-cell/>
          <table:table-cell office:value-type="float" office:value="2667.706711" calcext:value-type="float">
            <text:p>2667.706711</text:p>
          </table:table-cell>
          <table:table-cell/>
          <table:table-cell table:formula="of:=100*(([.E188]-[.F188])/[.E188])" office:value-type="float" office:value="100" calcext:value-type="float">
            <text:p>100</text:p>
          </table:table-cell>
          <table:table-cell table:formula="of:=(([.E188]-[.G188])/[.E188])*100" office:value-type="float" office:value="-8.89753556540906" calcext:value-type="float">
            <text:p>-8.8975355654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.068375" calcext:value-type="float">
            <text:p>1.068375</text:p>
          </table:table-cell>
          <table:table-cell office:value-type="float" office:value="10.813297" calcext:value-type="float">
            <text:p>10.813297</text:p>
          </table:table-cell>
          <table:table-cell office:value-type="float" office:value="1.120854" calcext:value-type="float">
            <text:p>1.120854</text:p>
          </table:table-cell>
          <table:table-cell office:value-type="float" office:value="0.236894" calcext:value-type="float">
            <text:p>0.236894</text:p>
          </table:table-cell>
          <table:table-cell table:formula="of:=100*(([.E191]-[.F191])/[.E191])" office:value-type="float" office:value="-912.125611325611" calcext:value-type="float">
            <text:p>-912.1256113256</text:p>
          </table:table-cell>
          <table:table-cell table:formula="of:=100*(([.E191]-[.G191])/[.E191])" office:value-type="float" office:value="-4.91203931203931" calcext:value-type="float">
            <text:p>-4.912039312</text:p>
          </table:table-cell>
          <table:table-cell table:formula="of:=100*(([.E191]-[.H191])/[.E191])" office:value-type="float" office:value="77.8266994266994" calcext:value-type="float">
            <text:p>77.826699426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.697951" calcext:value-type="float">
            <text:p>1.697951</text:p>
          </table:table-cell>
          <table:table-cell office:value-type="float" office:value="20.325059" calcext:value-type="float">
            <text:p>20.325059</text:p>
          </table:table-cell>
          <table:table-cell office:value-type="float" office:value="1.991942" calcext:value-type="float">
            <text:p>1.991942</text:p>
          </table:table-cell>
          <table:table-cell office:value-type="float" office:value="0.327662" calcext:value-type="float">
            <text:p>0.327662</text:p>
          </table:table-cell>
          <table:table-cell table:formula="of:=100*(([.E192]-[.F192])/[.E192])" office:value-type="float" office:value="-1097.03448450515" calcext:value-type="float">
            <text:p>-1097.0344845052</text:p>
          </table:table-cell>
          <table:table-cell table:formula="of:=100*(([.E192]-[.G192])/[.E192])" office:value-type="float" office:value="-17.3144572487663" calcext:value-type="float">
            <text:p>-17.3144572488</text:p>
          </table:table-cell>
          <table:table-cell table:formula="of:=100*(([.E192]-[.H192])/[.E192])" office:value-type="float" office:value="80.7025055493356" calcext:value-type="float">
            <text:p>80.702505549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.78972" calcext:value-type="float">
            <text:p>1.78972</text:p>
          </table:table-cell>
          <table:table-cell office:value-type="float" office:value="40.601492" calcext:value-type="float">
            <text:p>40.601492</text:p>
          </table:table-cell>
          <table:table-cell office:value-type="float" office:value="4.180516" calcext:value-type="float">
            <text:p>4.180516</text:p>
          </table:table-cell>
          <table:table-cell office:value-type="float" office:value="0.379735" calcext:value-type="float">
            <text:p>0.379735</text:p>
          </table:table-cell>
          <table:table-cell table:formula="of:=100*(([.E193]-[.F193])/[.E193])" office:value-type="float" office:value="-2168.59464050242" calcext:value-type="float">
            <text:p>-2168.5946405024</text:p>
          </table:table-cell>
          <table:table-cell table:formula="of:=100*(([.E193]-[.G193])/[.E193])" office:value-type="float" office:value="-133.584918311244" calcext:value-type="float">
            <text:p>-133.5849183112</text:p>
          </table:table-cell>
          <table:table-cell table:formula="of:=100*(([.E193]-[.H193])/[.E193])" office:value-type="float" office:value="78.7824352412668" calcext:value-type="float">
            <text:p>78.782435241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5.157284" calcext:value-type="float">
            <text:p>5.157284</text:p>
          </table:table-cell>
          <table:table-cell office:value-type="float" office:value="61.785795" calcext:value-type="float">
            <text:p>61.785795</text:p>
          </table:table-cell>
          <table:table-cell office:value-type="float" office:value="10.015317" calcext:value-type="float">
            <text:p>10.015317</text:p>
          </table:table-cell>
          <table:table-cell office:value-type="float" office:value="0.633536" calcext:value-type="float">
            <text:p>0.633536</text:p>
          </table:table-cell>
          <table:table-cell table:formula="of:=100*(([.E194]-[.F194])/[.E194])" office:value-type="float" office:value="-1098.02971874343" calcext:value-type="float">
            <text:p>-1098.0297187434</text:p>
          </table:table-cell>
          <table:table-cell table:formula="of:=100*(([.E194]-[.G194])/[.E194])" office:value-type="float" office:value="-94.1975078355196" calcext:value-type="float">
            <text:p>-94.1975078355</text:p>
          </table:table-cell>
          <table:table-cell table:formula="of:=100*(([.E194]-[.H194])/[.E194])" office:value-type="float" office:value="87.7157046228209" calcext:value-type="float">
            <text:p>87.715704622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11.313961" calcext:value-type="float">
            <text:p>11.313961</text:p>
          </table:table-cell>
          <table:table-cell office:value-type="float" office:value="102.713106" calcext:value-type="float">
            <text:p>102.713106</text:p>
          </table:table-cell>
          <table:table-cell office:value-type="float" office:value="19.070067" calcext:value-type="float">
            <text:p>19.070067</text:p>
          </table:table-cell>
          <table:table-cell office:value-type="float" office:value="1.896744" calcext:value-type="float">
            <text:p>1.896744</text:p>
          </table:table-cell>
          <table:table-cell table:formula="of:=100*(([.E195]-[.F195])/[.E195])" office:value-type="float" office:value="-807.843910722337" calcext:value-type="float">
            <text:p>-807.8439107223</text:p>
          </table:table-cell>
          <table:table-cell table:formula="of:=100*(([.E195]-[.G195])/[.E195])" office:value-type="float" office:value="-68.5534093674178" calcext:value-type="float">
            <text:p>-68.5534093674</text:p>
          </table:table-cell>
          <table:table-cell table:formula="of:=100*(([.E195]-[.H195])/[.E195])" office:value-type="float" office:value="83.2353673483584" calcext:value-type="float">
            <text:p>83.235367348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11.358729" calcext:value-type="float">
            <text:p>11.358729</text:p>
          </table:table-cell>
          <table:table-cell/>
          <table:table-cell office:value-type="float" office:value="29.820198" calcext:value-type="float">
            <text:p>29.820198</text:p>
          </table:table-cell>
          <table:table-cell office:value-type="float" office:value="1.990444" calcext:value-type="float">
            <text:p>1.990444</text:p>
          </table:table-cell>
          <table:table-cell table:formula="of:=100*(([.E196]-[.F196])/[.E196])" office:value-type="float" office:value="100" calcext:value-type="float">
            <text:p>100</text:p>
          </table:table-cell>
          <table:table-cell table:formula="of:=100*(([.E196]-[.G196])/[.E196])" office:value-type="float" office:value="-162.531115937355" calcext:value-type="float">
            <text:p>-162.5311159374</text:p>
          </table:table-cell>
          <table:table-cell table:formula="of:=100*(([.E196]-[.H196])/[.E196])" office:value-type="float" office:value="82.4765253225075" calcext:value-type="float">
            <text:p>82.476525322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26.400177" calcext:value-type="float">
            <text:p>26.400177</text:p>
          </table:table-cell>
          <table:table-cell/>
          <table:table-cell office:value-type="float" office:value="63.390313" calcext:value-type="float">
            <text:p>63.390313</text:p>
          </table:table-cell>
          <table:table-cell office:value-type="float" office:value="4.068442" calcext:value-type="float">
            <text:p>4.068442</text:p>
          </table:table-cell>
          <table:table-cell table:formula="of:=100*(([.E197]-[.F197])/[.E197])" office:value-type="float" office:value="100" calcext:value-type="float">
            <text:p>100</text:p>
          </table:table-cell>
          <table:table-cell table:formula="of:=100*(([.E197]-[.G197])/[.E197])" office:value-type="float" office:value="-140.113212119752" calcext:value-type="float">
            <text:p>-140.1132121198</text:p>
          </table:table-cell>
          <table:table-cell table:formula="of:=100*(([.E197]-[.H197])/[.E197])" office:value-type="float" office:value="84.5893381699676" calcext:value-type="float">
            <text:p>84.5893381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2128.484028" calcext:value-type="float">
            <text:p>2128.484028</text:p>
          </table:table-cell>
          <table:table-cell/>
          <table:table-cell office:value-type="float" office:value="394.922642" calcext:value-type="float">
            <text:p>394.922642</text:p>
          </table:table-cell>
          <table:table-cell/>
          <table:table-cell table:formula="of:=100*(([.E198]-[.F198])/[.E198])" office:value-type="float" office:value="100" calcext:value-type="float">
            <text:p>100</text:p>
          </table:table-cell>
          <table:table-cell table:formula="of:=100*(([.E198]-[.G198])/[.E198])" office:value-type="float" office:value="81.4458254417308" calcext:value-type="float">
            <text:p>81.445825441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2065.859831" calcext:value-type="float">
            <text:p>2065.859831</text:p>
          </table:table-cell>
          <table:table-cell/>
          <table:table-cell office:value-type="float" office:value="469.297044" calcext:value-type="float">
            <text:p>469.297044</text:p>
          </table:table-cell>
          <table:table-cell/>
          <table:table-cell table:formula="of:=100*(([.E199]-[.F199])/[.E199])" office:value-type="float" office:value="100" calcext:value-type="float">
            <text:p>100</text:p>
          </table:table-cell>
          <table:table-cell table:formula="of:=100*(([.E199]-[.G199])/[.E199])" office:value-type="float" office:value="77.2832097823001" calcext:value-type="float">
            <text:p>77.283209782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558.015555" calcext:value-type="float">
            <text:p>558.015555</text:p>
          </table:table-cell>
          <table:table-cell/>
          <table:table-cell office:value-type="float" office:value="661.54312" calcext:value-type="float">
            <text:p>661.54312</text:p>
          </table:table-cell>
          <table:table-cell/>
          <table:table-cell table:formula="of:=100*(([.E200]-[.F200])/[.E200])" office:value-type="float" office:value="100" calcext:value-type="float">
            <text:p>100</text:p>
          </table:table-cell>
          <table:table-cell table:formula="of:=100*(([.E200]-[.G200])/[.E200])" office:value-type="float" office:value="-18.55280987642" calcext:value-type="float">
            <text:p>-18.552809876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1134.203503" calcext:value-type="float">
            <text:p>1134.203503</text:p>
          </table:table-cell>
          <table:table-cell/>
          <table:table-cell office:value-type="float" office:value="975.986065" calcext:value-type="float">
            <text:p>975.986065</text:p>
          </table:table-cell>
          <table:table-cell/>
          <table:table-cell table:formula="of:=100*(([.E201]-[.F201])/[.E201])" office:value-type="float" office:value="100" calcext:value-type="float">
            <text:p>100</text:p>
          </table:table-cell>
          <table:table-cell table:formula="of:=100*(([.E201]-[.G201])/[.E201])" office:value-type="float" office:value="13.9496516790426" calcext:value-type="float">
            <text:p>13.949651679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2279.027287" calcext:value-type="float">
            <text:p>2279.027287</text:p>
          </table:table-cell>
          <table:table-cell/>
          <table:table-cell office:value-type="float" office:value="1844.810924" calcext:value-type="float">
            <text:p>1844.810924</text:p>
          </table:table-cell>
          <table:table-cell/>
          <table:table-cell table:formula="of:=100*(([.E202]-[.F202])/[.E202])" office:value-type="float" office:value="100" calcext:value-type="float">
            <text:p>100</text:p>
          </table:table-cell>
          <table:table-cell table:formula="of:=100*(([.E202]-[.G202])/[.E202])" office:value-type="float" office:value="19.0527057520045" calcext:value-type="float">
            <text:p>19.05270575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4900.98822" calcext:value-type="float">
            <text:p>4900.98822</text:p>
          </table:table-cell>
          <table:table-cell/>
          <table:table-cell office:value-type="float" office:value="5629.692681" calcext:value-type="float">
            <text:p>5629.692681</text:p>
          </table:table-cell>
          <table:table-cell/>
          <table:table-cell table:formula="of:=100*(([.E203]-[.F203])/[.E203])" office:value-type="float" office:value="100" calcext:value-type="float">
            <text:p>100</text:p>
          </table:table-cell>
          <table:table-cell table:formula="of:=100*(([.E203]-[.G203])/[.E203])" office:value-type="float" office:value="-14.8685209653493" calcext:value-type="float">
            <text:p>-14.8685209653</text:p>
          </table:table-cell>
          <table:table-cell table:number-columns-repeated="23"/>
        </table:table-row>
        <table:table-row table:style-name="ro1">
          <table:table-cell table:number-columns-repeated="22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2.113402" calcext:value-type="float">
            <text:p>2.113402</text:p>
          </table:table-cell>
          <table:table-cell office:value-type="float" office:value="21.250094" calcext:value-type="float">
            <text:p>21.250094</text:p>
          </table:table-cell>
          <table:table-cell office:value-type="float" office:value="2.352949" calcext:value-type="float">
            <text:p>2.352949</text:p>
          </table:table-cell>
          <table:table-cell office:value-type="float" office:value="0.411024" calcext:value-type="float">
            <text:p>0.411024</text:p>
          </table:table-cell>
          <table:table-cell table:formula="of:=100*(([.E206]-[.F206])/[.E206])" office:value-type="float" office:value="-905.492282111969" calcext:value-type="float">
            <text:p>-905.492282112</text:p>
          </table:table-cell>
          <table:table-cell table:formula="of:=100*(([.E206]-[.G206])/[.E206])" office:value-type="float" office:value="-11.3346632585755" calcext:value-type="float">
            <text:p>-11.3346632586</text:p>
          </table:table-cell>
          <table:table-cell table:formula="of:=100*(([.E206]-[.H206])/[.E206])" office:value-type="float" office:value="80.5515467478501" calcext:value-type="float">
            <text:p>80.551546747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2.31946" calcext:value-type="float">
            <text:p>2.31946</text:p>
          </table:table-cell>
          <table:table-cell office:value-type="float" office:value="42.756675" calcext:value-type="float">
            <text:p>42.756675</text:p>
          </table:table-cell>
          <table:table-cell office:value-type="float" office:value="4.386315" calcext:value-type="float">
            <text:p>4.386315</text:p>
          </table:table-cell>
          <table:table-cell office:value-type="float" office:value="0.963769" calcext:value-type="float">
            <text:p>0.963769</text:p>
          </table:table-cell>
          <table:table-cell table:formula="of:=100*(([.E207]-[.F207])/[.E207])" office:value-type="float" office:value="-1743.38919403654" calcext:value-type="float">
            <text:p>-1743.3891940366</text:p>
          </table:table-cell>
          <table:table-cell table:formula="of:=100*(([.E207]-[.G207])/[.E207])" office:value-type="float" office:value="-89.1093185482828" calcext:value-type="float">
            <text:p>-89.1093185483</text:p>
          </table:table-cell>
          <table:table-cell table:formula="of:=100*(([.E207]-[.H207])/[.E207])" office:value-type="float" office:value="58.4485613030619" calcext:value-type="float">
            <text:p>58.448561303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5.86861" calcext:value-type="float">
            <text:p>5.86861</text:p>
          </table:table-cell>
          <table:table-cell office:value-type="float" office:value="77.033845" calcext:value-type="float">
            <text:p>77.033845</text:p>
          </table:table-cell>
          <table:table-cell office:value-type="float" office:value="8.04957" calcext:value-type="float">
            <text:p>8.04957</text:p>
          </table:table-cell>
          <table:table-cell office:value-type="float" office:value="1.461632" calcext:value-type="float">
            <text:p>1.461632</text:p>
          </table:table-cell>
          <table:table-cell table:formula="of:=100*(([.E208]-[.F208])/[.E208])" office:value-type="float" office:value="-1212.64209071654" calcext:value-type="float">
            <text:p>-1212.6420907165</text:p>
          </table:table-cell>
          <table:table-cell table:formula="of:=100*(([.E208]-[.G208])/[.E208])" office:value-type="float" office:value="-37.1631442539204" calcext:value-type="float">
            <text:p>-37.1631442539</text:p>
          </table:table-cell>
          <table:table-cell table:formula="of:=100*(([.E208]-[.H208])/[.E208])" office:value-type="float" office:value="75.0940682717032" calcext:value-type="float">
            <text:p>75.094068271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10.563042" calcext:value-type="float">
            <text:p>10.563042</text:p>
          </table:table-cell>
          <table:table-cell office:value-type="float" office:value="124.954964" calcext:value-type="float">
            <text:p>124.954964</text:p>
          </table:table-cell>
          <table:table-cell office:value-type="float" office:value="16.624578" calcext:value-type="float">
            <text:p>16.624578</text:p>
          </table:table-cell>
          <table:table-cell office:value-type="float" office:value="1.237083" calcext:value-type="float">
            <text:p>1.237083</text:p>
          </table:table-cell>
          <table:table-cell table:formula="of:=100*(([.E209]-[.F209])/[.E209])" office:value-type="float" office:value="-1082.94487516002" calcext:value-type="float">
            <text:p>-1082.94487516</text:p>
          </table:table-cell>
          <table:table-cell table:formula="of:=100*(([.E209]-[.G209])/[.E209])" office:value-type="float" office:value="-57.3843784773364" calcext:value-type="float">
            <text:p>-57.3843784773</text:p>
          </table:table-cell>
          <table:table-cell table:formula="of:=100*(([.E209]-[.H209])/[.E209])" office:value-type="float" office:value="88.2885725532475" calcext:value-type="float">
            <text:p>88.2885725532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23.539472" calcext:value-type="float">
            <text:p>23.539472</text:p>
          </table:table-cell>
          <table:table-cell office:value-type="float" office:value="178.077014" calcext:value-type="float">
            <text:p>178.077014</text:p>
          </table:table-cell>
          <table:table-cell office:value-type="float" office:value="27.798016" calcext:value-type="float">
            <text:p>27.798016</text:p>
          </table:table-cell>
          <table:table-cell office:value-type="float" office:value="2.119552" calcext:value-type="float">
            <text:p>2.119552</text:p>
          </table:table-cell>
          <table:table-cell table:formula="of:=100*(([.E210]-[.F210])/[.E210])" office:value-type="float" office:value="-656.50385871017" calcext:value-type="float">
            <text:p>-656.5038587102</text:p>
          </table:table-cell>
          <table:table-cell table:formula="of:=100*(([.E210]-[.G210])/[.E210])" office:value-type="float" office:value="-18.0910769791268" calcext:value-type="float">
            <text:p>-18.0910769791</text:p>
          </table:table-cell>
          <table:table-cell table:formula="of:=100*(([.E210]-[.H210])/[.E210])" office:value-type="float" office:value="90.9957538554816" calcext:value-type="float">
            <text:p>90.995753855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45.118541" calcext:value-type="float">
            <text:p>45.118541</text:p>
          </table:table-cell>
          <table:table-cell/>
          <table:table-cell office:value-type="float" office:value="78.486325" calcext:value-type="float">
            <text:p>78.486325</text:p>
          </table:table-cell>
          <table:table-cell office:value-type="float" office:value="3.93878" calcext:value-type="float">
            <text:p>3.93878</text:p>
          </table:table-cell>
          <table:table-cell table:formula="of:=100*(([.E211]-[.F211])/[.E211])" office:value-type="float" office:value="100" calcext:value-type="float">
            <text:p>100</text:p>
          </table:table-cell>
          <table:table-cell table:formula="of:=100*(([.E211]-[.G211])/[.E211])" office:value-type="float" office:value="-73.9558134204738" calcext:value-type="float">
            <text:p>-73.9558134205</text:p>
          </table:table-cell>
          <table:table-cell table:formula="of:=100*(([.E211]-[.H211])/[.E211])" office:value-type="float" office:value="91.2701521088636" calcext:value-type="float">
            <text:p>91.270152108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40.835051" calcext:value-type="float">
            <text:p>40.835051</text:p>
          </table:table-cell>
          <table:table-cell/>
          <table:table-cell office:value-type="float" office:value="132.399684" calcext:value-type="float">
            <text:p>132.399684</text:p>
          </table:table-cell>
          <table:table-cell office:value-type="float" office:value="8.081862" calcext:value-type="float">
            <text:p>8.081862</text:p>
          </table:table-cell>
          <table:table-cell table:formula="of:=100*(([.E212]-[.F212])/[.E212])" office:value-type="float" office:value="100" calcext:value-type="float">
            <text:p>100</text:p>
          </table:table-cell>
          <table:table-cell table:formula="of:=100*(([.E212]-[.G212])/[.E212])" office:value-type="float" office:value="-224.230485227017" calcext:value-type="float">
            <text:p>-224.230485227</text:p>
          </table:table-cell>
          <table:table-cell table:formula="of:=100*(([.E212]-[.H212])/[.E212])" office:value-type="float" office:value="80.208517432732" calcext:value-type="float">
            <text:p>80.208517432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3859.775262" calcext:value-type="float">
            <text:p>3859.775262</text:p>
          </table:table-cell>
          <table:table-cell/>
          <table:table-cell office:value-type="float" office:value="756.578345" calcext:value-type="float">
            <text:p>756.578345</text:p>
          </table:table-cell>
          <table:table-cell/>
          <table:table-cell table:formula="of:=100*(([.E213]-[.F213])/[.E213])" office:value-type="float" office:value="100" calcext:value-type="float">
            <text:p>100</text:p>
          </table:table-cell>
          <table:table-cell table:formula="of:=100*(([.E213]-[.G213])/[.E213])" office:value-type="float" office:value="80.3983834901318" calcext:value-type="float">
            <text:p>80.3983834901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4116.468568" calcext:value-type="float">
            <text:p>4116.468568</text:p>
          </table:table-cell>
          <table:table-cell/>
          <table:table-cell office:value-type="float" office:value="911.280392" calcext:value-type="float">
            <text:p>911.280392</text:p>
          </table:table-cell>
          <table:table-cell/>
          <table:table-cell table:formula="of:=100*(([.E214]-[.F214])/[.E214])" office:value-type="float" office:value="100" calcext:value-type="float">
            <text:p>100</text:p>
          </table:table-cell>
          <table:table-cell table:formula="of:=100*(([.E214]-[.G214])/[.E214])" office:value-type="float" office:value="77.8625689241507" calcext:value-type="float">
            <text:p>77.862568924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1114.684682" calcext:value-type="float">
            <text:p>1114.684682</text:p>
          </table:table-cell>
          <table:table-cell/>
          <table:table-cell office:value-type="float" office:value="1385.354791" calcext:value-type="float">
            <text:p>1385.354791</text:p>
          </table:table-cell>
          <table:table-cell/>
          <table:table-cell table:formula="of:=100*(([.E215]-[.F215])/[.E215])" office:value-type="float" office:value="100" calcext:value-type="float">
            <text:p>100</text:p>
          </table:table-cell>
          <table:table-cell table:formula="of:=100*(([.E215]-[.G215])/[.E215])" office:value-type="float" office:value="-24.2822130213861" calcext:value-type="float">
            <text:p>-24.2822130214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2277.196036" calcext:value-type="float">
            <text:p>2277.196036</text:p>
          </table:table-cell>
          <table:table-cell/>
          <table:table-cell office:value-type="float" office:value="2571.268853" calcext:value-type="float">
            <text:p>2571.268853</text:p>
          </table:table-cell>
          <table:table-cell/>
          <table:table-cell table:formula="of:=100*(([.E216]-[.F216])/[.E216])" office:value-type="float" office:value="100" calcext:value-type="float">
            <text:p>100</text:p>
          </table:table-cell>
          <table:table-cell table:formula="of:=100*(([.E216]-[.G216])/[.E216])" office:value-type="float" office:value="-12.9138120895622" calcext:value-type="float">
            <text:p>-12.913812089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4646.056663" calcext:value-type="float">
            <text:p>4646.056663</text:p>
          </table:table-cell>
          <table:table-cell/>
          <table:table-cell office:value-type="float" office:value="5646.974439" calcext:value-type="float">
            <text:p>5646.974439</text:p>
          </table:table-cell>
          <table:table-cell/>
          <table:table-cell table:formula="of:=100*(([.E217]-[.F217])/[.E217])" office:value-type="float" office:value="100" calcext:value-type="float">
            <text:p>100</text:p>
          </table:table-cell>
          <table:table-cell table:formula="of:=100*(([.E217]-[.G217])/[.E217])" office:value-type="float" office:value="-21.5433828857717" calcext:value-type="float">
            <text:p>-21.543382885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9438.46102" calcext:value-type="float">
            <text:p>9438.46102</text:p>
          </table:table-cell>
          <table:table-cell/>
          <table:table-cell office:value-type="float" office:value="9463.444644" calcext:value-type="float">
            <text:p>9463.444644</text:p>
          </table:table-cell>
          <table:table-cell/>
          <table:table-cell table:formula="of:=100*(([.E218]-[.F218])/[.E218])" office:value-type="float" office:value="100" calcext:value-type="float">
            <text:p>100</text:p>
          </table:table-cell>
          <table:table-cell table:formula="of:=100*(([.E218]-[.G218])/[.E218])" office:value-type="float" office:value="-0.264700187319295" calcext:value-type="float">
            <text:p>-0.2647001873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office:value-type="float" office:value="32786" calcext:value-type="float">
            <text:p>32786</text:p>
          </table:table-cell>
          <table:table-cell office:value-type="float" office:value="4096" calcext:value-type="float">
            <text:p>4096</text:p>
          </table:table-cell>
          <table:table-cell office:value-type="float" office:value="4.213708" calcext:value-type="float">
            <text:p>4.213708</text:p>
          </table:table-cell>
          <table:table-cell office:value-type="float" office:value="39.476157" calcext:value-type="float">
            <text:p>39.476157</text:p>
          </table:table-cell>
          <table:table-cell office:value-type="float" office:value="4.79377" calcext:value-type="float">
            <text:p>4.79377</text:p>
          </table:table-cell>
          <table:table-cell office:value-type="float" office:value="0.856616" calcext:value-type="float">
            <text:p>0.856616</text:p>
          </table:table-cell>
          <table:table-cell table:formula="of:=100*(([.E221]-[.F221])/[.E221])" office:value-type="float" office:value="-836.850797444911" calcext:value-type="float">
            <text:p>-836.8507974449</text:p>
          </table:table-cell>
          <table:table-cell table:formula="of:=100*(([.E221]-[.G221])/[.E221])" office:value-type="float" office:value="-13.7660701690768" calcext:value-type="float">
            <text:p>-13.7660701691</text:p>
          </table:table-cell>
          <table:table-cell table:formula="of:=100*(([.E221]-[.H221])/[.E221])" office:value-type="float" office:value="79.6707318115066" calcext:value-type="float">
            <text:p>79.670731811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4.284776" calcext:value-type="float">
            <text:p>4.284776</text:p>
          </table:table-cell>
          <table:table-cell office:value-type="float" office:value="76.514441" calcext:value-type="float">
            <text:p>76.514441</text:p>
          </table:table-cell>
          <table:table-cell office:value-type="float" office:value="8.769306" calcext:value-type="float">
            <text:p>8.769306</text:p>
          </table:table-cell>
          <table:table-cell office:value-type="float" office:value="1.001414" calcext:value-type="float">
            <text:p>1.001414</text:p>
          </table:table-cell>
          <table:table-cell table:formula="of:=100*(([.E222]-[.F222])/[.E222])" office:value-type="float" office:value="-1685.72791203087" calcext:value-type="float">
            <text:p>-1685.7279120309</text:p>
          </table:table-cell>
          <table:table-cell table:formula="of:=100*(([.E222]-[.G222])/[.E222])" office:value-type="float" office:value="-104.661947322334" calcext:value-type="float">
            <text:p>-104.6619473223</text:p>
          </table:table-cell>
          <table:table-cell table:formula="of:=100*(([.E222]-[.H222])/[.E222])" office:value-type="float" office:value="76.628556545313" calcext:value-type="float">
            <text:p>76.6285565453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1.355413" calcext:value-type="float">
            <text:p>11.355413</text:p>
          </table:table-cell>
          <table:table-cell office:value-type="float" office:value="149.816784" calcext:value-type="float">
            <text:p>149.816784</text:p>
          </table:table-cell>
          <table:table-cell office:value-type="float" office:value="16.844512" calcext:value-type="float">
            <text:p>16.844512</text:p>
          </table:table-cell>
          <table:table-cell office:value-type="float" office:value="1.539261" calcext:value-type="float">
            <text:p>1.539261</text:p>
          </table:table-cell>
          <table:table-cell table:formula="of:=100*(([.E223]-[.F223])/[.E223])" office:value-type="float" office:value="-1219.34244927948" calcext:value-type="float">
            <text:p>-1219.3424492795</text:p>
          </table:table-cell>
          <table:table-cell table:formula="of:=100*(([.E223]-[.G223])/[.E223])" office:value-type="float" office:value="-48.3390520450467" calcext:value-type="float">
            <text:p>-48.339052045</text:p>
          </table:table-cell>
          <table:table-cell table:formula="of:=100*(([.E223]-[.H223])/[.E223])" office:value-type="float" office:value="86.444693821352" calcext:value-type="float">
            <text:p>86.444693821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42.790527" calcext:value-type="float">
            <text:p>242.790527</text:p>
          </table:table-cell>
          <table:table-cell office:value-type="float" office:value="37.637014" calcext:value-type="float">
            <text:p>37.637014</text:p>
          </table:table-cell>
          <table:table-cell office:value-type="float" office:value="2.543918" calcext:value-type="float">
            <text:p>2.543918</text:p>
          </table:table-cell>
          <table:table-cell table:formula="of:=100*(([.E224]-[.F224])/[.E224])" office:value-type="float" office:value="-1095.39649520493" calcext:value-type="float">
            <text:p>-1095.3964952049</text:p>
          </table:table-cell>
          <table:table-cell table:formula="of:=100*(([.E224]-[.G224])/[.E224])" office:value-type="float" office:value="-85.3085257547096" calcext:value-type="float">
            <text:p>-85.3085257547</text:p>
          </table:table-cell>
          <table:table-cell table:formula="of:=100*(([.E224]-[.H224])/[.E224])" office:value-type="float" office:value="87.4748380883545" calcext:value-type="float">
            <text:p>87.474838088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46.249522" calcext:value-type="float">
            <text:p>46.249522</text:p>
          </table:table-cell>
          <table:table-cell office:value-type="float" office:value="394.76114" calcext:value-type="float">
            <text:p>394.76114</text:p>
          </table:table-cell>
          <table:table-cell office:value-type="float" office:value="71.62255" calcext:value-type="float">
            <text:p>71.62255</text:p>
          </table:table-cell>
          <table:table-cell office:value-type="float" office:value="4.259075" calcext:value-type="float">
            <text:p>4.259075</text:p>
          </table:table-cell>
          <table:table-cell table:formula="of:=100*(([.E225]-[.F225])/[.E225])" office:value-type="float" office:value="-753.54642151761" calcext:value-type="float">
            <text:p>-753.5464215176</text:p>
          </table:table-cell>
          <table:table-cell table:formula="of:=100*(([.E225]-[.G225])/[.E225])" office:value-type="float" office:value="-54.8611680786669" calcext:value-type="float">
            <text:p>-54.8611680787</text:p>
          </table:table-cell>
          <table:table-cell table:formula="of:=100*(([.E225]-[.H225])/[.E225])" office:value-type="float" office:value="90.7910940139014" calcext:value-type="float">
            <text:p>90.7910940139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93.72925" calcext:value-type="float">
            <text:p>93.72925</text:p>
          </table:table-cell>
          <table:table-cell/>
          <table:table-cell office:value-type="float" office:value="124.12436" calcext:value-type="float">
            <text:p>124.12436</text:p>
          </table:table-cell>
          <table:table-cell office:value-type="float" office:value="7.643387" calcext:value-type="float">
            <text:p>7.643387</text:p>
          </table:table-cell>
          <table:table-cell table:formula="of:=100*(([.E226]-[.F226])/[.E226])" office:value-type="float" office:value="100" calcext:value-type="float">
            <text:p>100</text:p>
          </table:table-cell>
          <table:table-cell table:formula="of:=100*(([.E226]-[.G226])/[.E226])" office:value-type="float" office:value="-32.4286282030423" calcext:value-type="float">
            <text:p>-32.428628203</text:p>
          </table:table-cell>
          <table:table-cell table:formula="of:=100*(([.E226]-[.H226])/[.E226])" office:value-type="float" office:value="91.8452489484339" calcext:value-type="float">
            <text:p>91.845248948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179.691315" calcext:value-type="float">
            <text:p>179.691315</text:p>
          </table:table-cell>
          <table:table-cell/>
          <table:table-cell office:value-type="float" office:value="273.606943" calcext:value-type="float">
            <text:p>273.606943</text:p>
          </table:table-cell>
          <table:table-cell office:value-type="float" office:value="16.693651" calcext:value-type="float">
            <text:p>16.693651</text:p>
          </table:table-cell>
          <table:table-cell table:formula="of:=100*(([.E227]-[.F227])/[.E227])" office:value-type="float" office:value="100" calcext:value-type="float">
            <text:p>100</text:p>
          </table:table-cell>
          <table:table-cell table:formula="of:=100*(([.E227]-[.G227])/[.E227])" office:value-type="float" office:value="-52.2649789724117" calcext:value-type="float">
            <text:p>-52.2649789724</text:p>
          </table:table-cell>
          <table:table-cell table:formula="of:=100*(([.E227]-[.H227])/[.E227])" office:value-type="float" office:value="90.7098175557344" calcext:value-type="float">
            <text:p>90.7098175557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7599.25097" calcext:value-type="float">
            <text:p>7599.25097</text:p>
          </table:table-cell>
          <table:table-cell/>
          <table:table-cell office:value-type="float" office:value="1562.955941" calcext:value-type="float">
            <text:p>1562.955941</text:p>
          </table:table-cell>
          <table:table-cell/>
          <table:table-cell table:formula="of:=100*(([.E228]-[.F228])/[.E228])" office:value-type="float" office:value="100" calcext:value-type="float">
            <text:p>100</text:p>
          </table:table-cell>
          <table:table-cell table:formula="of:=100*(([.E228]-[.G228])/[.E228])" office:value-type="float" office:value="79.4327632135039" calcext:value-type="float">
            <text:p>79.4327632135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8462.412127" calcext:value-type="float">
            <text:p>8462.412127</text:p>
          </table:table-cell>
          <table:table-cell/>
          <table:table-cell office:value-type="float" office:value="1809.816576" calcext:value-type="float">
            <text:p>1809.816576</text:p>
          </table:table-cell>
          <table:table-cell/>
          <table:table-cell table:formula="of:=100*(([.E229]-[.F229])/[.E229])" office:value-type="float" office:value="100" calcext:value-type="float">
            <text:p>100</text:p>
          </table:table-cell>
          <table:table-cell table:formula="of:=100*(([.E229]-[.G229])/[.E229])" office:value-type="float" office:value="78.6134668361798" calcext:value-type="float">
            <text:p>78.6134668362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2219.218934" calcext:value-type="float">
            <text:p>2219.218934</text:p>
          </table:table-cell>
          <table:table-cell/>
          <table:table-cell office:value-type="float" office:value="2655.903784" calcext:value-type="float">
            <text:p>2655.903784</text:p>
          </table:table-cell>
          <table:table-cell/>
          <table:table-cell table:formula="of:=100*(([.E230]-[.F230])/[.E230])" office:value-type="float" office:value="100" calcext:value-type="float">
            <text:p>100</text:p>
          </table:table-cell>
          <table:table-cell table:formula="of:=100*(([.E230]-[.G230])/[.E230])" office:value-type="float" office:value="-19.6774118726945" calcext:value-type="float">
            <text:p>-19.6774118727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4440.902449" calcext:value-type="float">
            <text:p>4440.902449</text:p>
          </table:table-cell>
          <table:table-cell/>
          <table:table-cell office:value-type="float" office:value="4596.526332" calcext:value-type="float">
            <text:p>4596.526332</text:p>
          </table:table-cell>
          <table:table-cell/>
          <table:table-cell table:formula="of:=100*(([.E231]-[.F231])/[.E231])" office:value-type="float" office:value="100" calcext:value-type="float">
            <text:p>100</text:p>
          </table:table-cell>
          <table:table-cell table:formula="of:=100*(([.E231]-[.G231])/[.E231])" office:value-type="float" office:value="-3.50433013981299" calcext:value-type="float">
            <text:p>-3.504330139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8895.534214" calcext:value-type="float">
            <text:p>8895.534214</text:p>
          </table:table-cell>
          <table:table-cell/>
          <table:table-cell office:value-type="float" office:value="7939.601273" calcext:value-type="float">
            <text:p>7939.601273</text:p>
          </table:table-cell>
          <table:table-cell/>
          <table:table-cell table:formula="of:=100*(([.E232]-[.F232])/[.E232])" office:value-type="float" office:value="100" calcext:value-type="float">
            <text:p>100</text:p>
          </table:table-cell>
          <table:table-cell table:formula="of:=100*(([.E232]-[.G232])/[.E232])" office:value-type="float" office:value="10.7462117283022" calcext:value-type="float">
            <text:p>10.746211728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office:value-type="float" office:value="14505.031437" calcext:value-type="float">
            <text:p>14505.031437</text:p>
          </table:table-cell>
          <table:table-cell/>
          <table:table-cell office:value-type="float" office:value="18248.534022" calcext:value-type="float">
            <text:p>18248.534022</text:p>
          </table:table-cell>
          <table:table-cell/>
          <table:table-cell table:formula="of:=100*(([.E233]-[.F233])/[.E233])" office:value-type="float" office:value="100" calcext:value-type="float">
            <text:p>100</text:p>
          </table:table-cell>
          <table:table-cell table:formula="of:=100*(([.E233]-[.G233])/[.E233])" office:value-type="float" office:value="-25.8083038375975" calcext:value-type="float">
            <text:p>-25.8083038376</text:p>
          </table:table-cell>
          <table:table-cell table:number-columns-repeated="2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  <table:table-cell table:style-name="ce6" table:number-columns-repeated="5"/>
          <table:table-cell table:number-columns-repeated="6"/>
        </table:table-row>
        <table:table-row table:style-name="ro1">
          <table:table-cell table:number-columns-repeated="2"/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8.454004" calcext:value-type="float">
            <text:p>8.454004</text:p>
          </table:table-cell>
          <table:table-cell office:value-type="float" office:value="90.580685" calcext:value-type="float">
            <text:p>90.580685</text:p>
          </table:table-cell>
          <table:table-cell office:value-type="float" office:value="9.88914" calcext:value-type="float">
            <text:p>9.88914</text:p>
          </table:table-cell>
          <table:table-cell office:value-type="float" office:value="1.841291" calcext:value-type="float">
            <text:p>1.841291</text:p>
          </table:table-cell>
          <table:table-cell table:formula="of:=100*(([.E236]-[.F236])/[.E236])" office:value-type="float" office:value="-971.453065316742" calcext:value-type="float">
            <text:p>-971.4530653167</text:p>
          </table:table-cell>
          <table:table-cell table:formula="of:=100*(([.E236]-[.G236])/[.E236])" office:value-type="float" office:value="-16.9758140639631" calcext:value-type="float">
            <text:p>-16.975814064</text:p>
          </table:table-cell>
          <table:table-cell table:formula="of:=100*(([.E236]-[.H236])/[.E236])" office:value-type="float" office:value="78.2198943837737" calcext:value-type="float">
            <text:p>78.219894383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8192" calcext:value-type="float">
            <text:p>8192</text:p>
          </table:table-cell>
          <table:table-cell office:value-type="float" office:value="14.076604" calcext:value-type="float">
            <text:p>14.076604</text:p>
          </table:table-cell>
          <table:table-cell office:value-type="float" office:value="152.597988" calcext:value-type="float">
            <text:p>152.597988</text:p>
          </table:table-cell>
          <table:table-cell office:value-type="float" office:value="18.2982" calcext:value-type="float">
            <text:p>18.2982</text:p>
          </table:table-cell>
          <table:table-cell office:value-type="float" office:value="2.227037" calcext:value-type="float">
            <text:p>2.227037</text:p>
          </table:table-cell>
          <table:table-cell table:formula="of:=100*(([.E237]-[.F237])/[.E237])" office:value-type="float" office:value="-984.053994841369" calcext:value-type="float">
            <text:p>-984.0539948414</text:p>
          </table:table-cell>
          <table:table-cell table:formula="of:=100*(([.E237]-[.G237])/[.E237])" office:value-type="float" office:value="-29.9901595583708" calcext:value-type="float">
            <text:p>-29.9901595584</text:p>
          </table:table-cell>
          <table:table-cell table:formula="of:=100*(([.E237]-[.H237])/[.E237])" office:value-type="float" office:value="84.1791599735277" calcext:value-type="float">
            <text:p>84.179159973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6384" calcext:value-type="float">
            <text:p>16384</text:p>
          </table:table-cell>
          <table:table-cell office:value-type="float" office:value="10.155674" calcext:value-type="float">
            <text:p>10.155674</text:p>
          </table:table-cell>
          <table:table-cell office:value-type="float" office:value="300.308094" calcext:value-type="float">
            <text:p>300.308094</text:p>
          </table:table-cell>
          <table:table-cell office:value-type="float" office:value="44.884447" calcext:value-type="float">
            <text:p>44.884447</text:p>
          </table:table-cell>
          <table:table-cell office:value-type="float" office:value="3.071443" calcext:value-type="float">
            <text:p>3.071443</text:p>
          </table:table-cell>
          <table:table-cell table:formula="of:=100*(([.E238]-[.F238])/[.E238])" office:value-type="float" office:value="-2857.04740030056" calcext:value-type="float">
            <text:p>-2857.0474003006</text:p>
          </table:table-cell>
          <table:table-cell table:formula="of:=100*(([.E238]-[.G238])/[.E238])" office:value-type="float" office:value="-341.964235953222" calcext:value-type="float">
            <text:p>-341.9642359532</text:p>
          </table:table-cell>
          <table:table-cell table:formula="of:=100*(([.E238]-[.H238])/[.E238])" office:value-type="float" office:value="69.7563844605488" calcext:value-type="float">
            <text:p>69.7563844605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32768" calcext:value-type="float">
            <text:p>32768</text:p>
          </table:table-cell>
          <table:table-cell office:value-type="float" office:value="42.823045" calcext:value-type="float">
            <text:p>42.823045</text:p>
          </table:table-cell>
          <table:table-cell office:value-type="float" office:value="481.381741" calcext:value-type="float">
            <text:p>481.381741</text:p>
          </table:table-cell>
          <table:table-cell office:value-type="float" office:value="85.019293" calcext:value-type="float">
            <text:p>85.019293</text:p>
          </table:table-cell>
          <table:table-cell office:value-type="float" office:value="4.837567" calcext:value-type="float">
            <text:p>4.837567</text:p>
          </table:table-cell>
          <table:table-cell table:formula="of:=100*(([.E239]-[.F239])/[.E239])" office:value-type="float" office:value="-1024.1184296913" calcext:value-type="float">
            <text:p>-1024.1184296913</text:p>
          </table:table-cell>
          <table:table-cell table:formula="of:=100*(([.E239]-[.G239])/[.E239])" office:value-type="float" office:value="-98.5363091298155" calcext:value-type="float">
            <text:p>-98.5363091298</text:p>
          </table:table-cell>
          <table:table-cell table:formula="of:=100*(([.E239]-[.H239])/[.E239])" office:value-type="float" office:value="88.7033558683181" calcext:value-type="float">
            <text:p>88.7033558683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65536" calcext:value-type="float">
            <text:p>65536</text:p>
          </table:table-cell>
          <table:table-cell office:value-type="float" office:value="93.040348" calcext:value-type="float">
            <text:p>93.040348</text:p>
          </table:table-cell>
          <table:table-cell office:value-type="float" office:value="771.540586" calcext:value-type="float">
            <text:p>771.540586</text:p>
          </table:table-cell>
          <table:table-cell office:value-type="float" office:value="129.434981" calcext:value-type="float">
            <text:p>129.434981</text:p>
          </table:table-cell>
          <table:table-cell office:value-type="float" office:value="9.802741" calcext:value-type="float">
            <text:p>9.802741</text:p>
          </table:table-cell>
          <table:table-cell table:formula="of:=100*(([.E240]-[.F240])/[.E240])" office:value-type="float" office:value="-729.25376203451" calcext:value-type="float">
            <text:p>-729.2537620345</text:p>
          </table:table-cell>
          <table:table-cell table:formula="of:=100*(([.E240]-[.G240])/[.E240])" office:value-type="float" office:value="-39.1170430703892" calcext:value-type="float">
            <text:p>-39.1170430704</text:p>
          </table:table-cell>
          <table:table-cell table:formula="of:=100*(([.E240]-[.H240])/[.E240])" office:value-type="float" office:value="89.463989322138" calcext:value-type="float">
            <text:p>89.46398932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31072" calcext:value-type="float">
            <text:p>131072</text:p>
          </table:table-cell>
          <table:table-cell office:value-type="float" office:value="171.857386" calcext:value-type="float">
            <text:p>171.857386</text:p>
          </table:table-cell>
          <table:table-cell/>
          <table:table-cell office:value-type="float" office:value="282.813381" calcext:value-type="float">
            <text:p>282.813381</text:p>
          </table:table-cell>
          <table:table-cell office:value-type="float" office:value="38.654456" calcext:value-type="float">
            <text:p>38.654456</text:p>
          </table:table-cell>
          <table:table-cell table:formula="of:=100*(([.E241]-[.F241])/[.E241])" office:value-type="float" office:value="100" calcext:value-type="float">
            <text:p>100</text:p>
          </table:table-cell>
          <table:table-cell table:formula="of:=100*(([.E241]-[.G241])/[.E241])" office:value-type="float" office:value="-64.5628317656362" calcext:value-type="float">
            <text:p>-64.5628317656</text:p>
          </table:table-cell>
          <table:table-cell table:formula="of:=100*(([.E241]-[.H241])/[.E241])" office:value-type="float" office:value="77.5078296605768" calcext:value-type="float">
            <text:p>77.5078296606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62144" calcext:value-type="float">
            <text:p>262144</text:p>
          </table:table-cell>
          <table:table-cell office:value-type="float" office:value="358.781937" calcext:value-type="float">
            <text:p>358.781937</text:p>
          </table:table-cell>
          <table:table-cell/>
          <table:table-cell office:value-type="float" office:value="454.422139" calcext:value-type="float">
            <text:p>454.422139</text:p>
          </table:table-cell>
          <table:table-cell office:value-type="float" office:value="31.498888" calcext:value-type="float">
            <text:p>31.498888</text:p>
          </table:table-cell>
          <table:table-cell table:formula="of:=100*(([.E242]-[.F242])/[.E242])" office:value-type="float" office:value="100" calcext:value-type="float">
            <text:p>100</text:p>
          </table:table-cell>
          <table:table-cell table:formula="of:=100*(([.E242]-[.G242])/[.E242])" office:value-type="float" office:value="-26.6569166774971" calcext:value-type="float">
            <text:p>-26.6569166775</text:p>
          </table:table-cell>
          <table:table-cell table:formula="of:=100*(([.E242]-[.H242])/[.E242])" office:value-type="float" office:value="91.2206037284424" calcext:value-type="float">
            <text:p>91.2206037284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524288" calcext:value-type="float">
            <text:p>524288</text:p>
          </table:table-cell>
          <table:table-cell office:value-type="float" office:value="16315.614557" calcext:value-type="float">
            <text:p>16315.614557</text:p>
          </table:table-cell>
          <table:table-cell/>
          <table:table-cell office:value-type="float" office:value="3233.016022" calcext:value-type="float">
            <text:p>3233.016022</text:p>
          </table:table-cell>
          <table:table-cell/>
          <table:table-cell table:formula="of:=100*(([.E243]-[.F243])/[.E243])" office:value-type="float" office:value="100" calcext:value-type="float">
            <text:p>100</text:p>
          </table:table-cell>
          <table:table-cell table:formula="of:=100*(([.E243]-[.G243])/[.E243])" office:value-type="float" office:value="80.1845280745927" calcext:value-type="float">
            <text:p>80.1845280746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048576" calcext:value-type="float">
            <text:p>1048576</text:p>
          </table:table-cell>
          <table:table-cell office:value-type="float" office:value="16185.995924" calcext:value-type="float">
            <text:p>16185.995924</text:p>
          </table:table-cell>
          <table:table-cell/>
          <table:table-cell office:value-type="float" office:value="3836.387974" calcext:value-type="float">
            <text:p>3836.387974</text:p>
          </table:table-cell>
          <table:table-cell/>
          <table:table-cell table:formula="of:=100*(([.E244]-[.F244])/[.E244])" office:value-type="float" office:value="100" calcext:value-type="float">
            <text:p>100</text:p>
          </table:table-cell>
          <table:table-cell table:formula="of:=100*(([.E244]-[.G244])/[.E244])" office:value-type="float" office:value="76.2981036692865" calcext:value-type="float">
            <text:p>76.298103669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2097152" calcext:value-type="float">
            <text:p>2097152</text:p>
          </table:table-cell>
          <table:table-cell office:value-type="float" office:value="4160.550769" calcext:value-type="float">
            <text:p>4160.550769</text:p>
          </table:table-cell>
          <table:table-cell/>
          <table:table-cell office:value-type="float" office:value="6039.060876" calcext:value-type="float">
            <text:p>6039.060876</text:p>
          </table:table-cell>
          <table:table-cell/>
          <table:table-cell table:formula="of:=100*(([.E245]-[.F245])/[.E245])" office:value-type="float" office:value="100" calcext:value-type="float">
            <text:p>100</text:p>
          </table:table-cell>
          <table:table-cell table:formula="of:=100*(([.E245]-[.G245])/[.E245])" office:value-type="float" office:value="-45.1505151913218" calcext:value-type="float">
            <text:p>-45.1505151913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4194304" calcext:value-type="float">
            <text:p>4194304</text:p>
          </table:table-cell>
          <table:table-cell office:value-type="float" office:value="8314.956684" calcext:value-type="float">
            <text:p>8314.956684</text:p>
          </table:table-cell>
          <table:table-cell/>
          <table:table-cell office:value-type="float" office:value="7937.472044" calcext:value-type="float">
            <text:p>7937.472044</text:p>
          </table:table-cell>
          <table:table-cell/>
          <table:table-cell table:formula="of:=100*(([.E246]-[.F246])/[.E246])" office:value-type="float" office:value="100" calcext:value-type="float">
            <text:p>100</text:p>
          </table:table-cell>
          <table:table-cell table:formula="of:=100*(([.E246]-[.G246])/[.E246])" office:value-type="float" office:value="4.53982689683006" calcext:value-type="float">
            <text:p>4.5398268968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8388608" calcext:value-type="float">
            <text:p>8388608</text:p>
          </table:table-cell>
          <table:table-cell office:value-type="float" office:value="18245.151338" calcext:value-type="float">
            <text:p>18245.151338</text:p>
          </table:table-cell>
          <table:table-cell/>
          <table:table-cell office:value-type="float" office:value="16549.537369" calcext:value-type="float">
            <text:p>16549.537369</text:p>
          </table:table-cell>
          <table:table-cell/>
          <table:table-cell table:formula="of:=100*(([.E247]-[.F247])/[.E247])" office:value-type="float" office:value="100" calcext:value-type="float">
            <text:p>100</text:p>
          </table:table-cell>
          <table:table-cell table:formula="of:=100*(([.E247]-[.G247])/[.E247])" office:value-type="float" office:value="9.29350454588155" calcext:value-type="float">
            <text:p>9.2935045459</text:p>
          </table:table-cell>
          <table:table-cell table:number-columns-repeated="23"/>
        </table:table-row>
        <table:table-row table:style-name="ro1">
          <table:table-cell table:number-columns-repeated="3"/>
          <table:table-cell office:value-type="float" office:value="16777216" calcext:value-type="float">
            <text:p>16777216</text:p>
          </table:table-cell>
          <table:table-cell table:number-columns-repeated="4"/>
          <table:table-cell table:formula="of:=100*(([.E248]-[.F248])/[.E248])" office:value-type="string" office:string-value="" calcext:value-type="error">
            <text:p>#DIV/0!</text:p>
          </table:table-cell>
          <table:table-cell table:formula="of:=100*(([.E248]-[.G248])/[.E248])" office:value-type="string" office:string-value="" calcext:value-type="error">
            <text:p>#DIV/0!</text:p>
          </table:table-cell>
          <table:table-cell table:number-columns-repeated="23"/>
        </table:table-row>
        <table:table-row table:style-name="ro1" table:number-rows-repeated="20">
          <table:table-cell table:number-columns-repeated="33"/>
        </table:table-row>
        <table:table-row table:style-name="ro1">
          <table:table-cell table:number-columns-repeated="4"/>
          <table:table-cell table:style-name="ce6" table:number-columns-repeated="6"/>
          <table:table-cell table:number-columns-repeated="23"/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2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2"/>
        </table:table-row>
        <table:table-row table:style-name="ro1">
          <table:table-cell table:number-columns-repeated="2"/>
          <table:table-cell table:style-name="ce3" office:value-type="float" office:value="262144" calcext:value-type="float">
            <text:p>262144</text:p>
          </table:table-cell>
          <table:table-cell table:style-name="ce4" office:value-type="float" office:value="1024" calcext:value-type="float">
            <text:p>1024</text:p>
          </table:table-cell>
          <table:table-cell office:value-type="float" office:value="5.6772606" calcext:value-type="float">
            <text:p>5.6772606</text:p>
          </table:table-cell>
          <table:table-cell office:value-type="float" office:value="51.5689928" calcext:value-type="float">
            <text:p>51.5689928</text:p>
          </table:table-cell>
          <table:table-cell office:value-type="float" office:value="9.5689302" calcext:value-type="float">
            <text:p>9.5689302</text:p>
          </table:table-cell>
          <table:table-cell office:value-type="float" office:value="1.052107" calcext:value-type="float">
            <text:p>1.052107</text:p>
          </table:table-cell>
          <table:table-cell table:formula="of:=100*(([.E277]-[.F277])/[.E277])" office:value-type="float" office:value="-808.342886356141" calcext:value-type="float">
            <text:p>-808.3428863561</text:p>
          </table:table-cell>
          <table:table-cell table:formula="of:=100*(([.E277]-[.G277])/[.E277])" office:value-type="float" office:value="-68.5483699656133" calcext:value-type="float">
            <text:p>-68.5483699656</text:p>
          </table:table-cell>
          <table:table-cell table:formula="of:=100*(([.E277]-[.H277])/[.E277])" office:value-type="float" office:value="81.4680516867589" calcext:value-type="float">
            <text:p>81.4680516868</text:p>
          </table:table-cell>
          <table:table-cell table:number-columns-repeated="22"/>
        </table:table-row>
      </table:table>
      <table:table table:name="virgo-polybench-jacobi-2d" table:style-name="ta1">
        <table:shapes>
          <draw:frame draw:z-index="0" draw:style-name="gr1" draw:text-style-name="P1" svg:width="18.425cm" svg:height="8.287cm" svg:x="0.248cm" svg:y="19.052cm">
            <draw:object draw:notify-on-update-of-ranges="'virgo-polybench-jacobi-2d'.U33:'virgo-polybench-jacobi-2d'.U41 'virgo-polybench-jacobi-2d'.V32:'virgo-polybench-jacobi-2d'.V32 'virgo-polybench-jacobi-2d'.V33:'virgo-polybench-jacobi-2d'.V41 'virgo-polybench-jacobi-2d'.W32:'virgo-polybench-jacobi-2d'.W32 'virgo-polybench-jacobi-2d'.W33:'virgo-polybench-jacobi-2d'.W4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8.661cm" svg:height="8.42cm" svg:x="19.483cm" svg:y="19.178cm">
            <draw:object draw:notify-on-update-of-ranges="'virgo-polybench-jacobi-2d'.U33:'virgo-polybench-jacobi-2d'.U41 'virgo-polybench-jacobi-2d'.X32:'virgo-polybench-jacobi-2d'.X32 'virgo-polybench-jacobi-2d'.X33:'virgo-polybench-jacobi-2d'.X4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1cm" svg:height="7.756cm" svg:x="19.703cm" svg:y="4.967cm">
            <draw:object draw:notify-on-update-of-ranges="'virgo-polybench-jacobi-2d'.P4:'virgo-polybench-jacobi-2d'.P9 'virgo-polybench-jacobi-2d'.X3:'virgo-polybench-jacobi-2d'.X3 'virgo-polybench-jacobi-2d'.X4:'virgo-polybench-jacobi-2d'.X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17.993cm" svg:height="7.756cm" svg:x="1.361cm" svg:y="4.767cm">
            <draw:object draw:notify-on-update-of-ranges="'virgo-polybench-jacobi-2d'.P4:'virgo-polybench-jacobi-2d'.P9 'virgo-polybench-jacobi-2d'.V3:'virgo-polybench-jacobi-2d'.V3 'virgo-polybench-jacobi-2d'.V4:'virgo-polybench-jacobi-2d'.V9 'virgo-polybench-jacobi-2d'.W3:'virgo-polybench-jacobi-2d'.W3 'virgo-polybench-jacobi-2d'.W4:'virgo-polybench-jacobi-2d'.W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0.513cm" svg:height="2.922cm" svg:x="29.242cm" svg:y="44.411cm">
            <draw:object draw:notify-on-update-of-ranges="'virgo-polybench-jacobi-2d'.B101:'virgo-polybench-jacobi-2d'.B104 'virgo-polybench-jacobi-2d'.H100:'virgo-polybench-jacobi-2d'.H100 'virgo-polybench-jacobi-2d'.H101:'virgo-polybench-jacobi-2d'.H104" xlink:href="./Object 54" xlink:type="simple" xlink:show="embed" xlink:actuate="onLoad"/>
            <draw:image xlink:href="./ObjectReplacements/Object 54" xlink:type="simple" xlink:show="embed" xlink:actuate="onLoad"/>
          </draw:frame>
          <draw:frame draw:z-index="5" draw:style-name="gr1" draw:text-style-name="P1" svg:width="10.513cm" svg:height="2.922cm" svg:x="29.16cm" svg:y="48.607cm">
            <draw:object draw:notify-on-update-of-ranges="'virgo-polybench-jacobi-2d'.B109:'virgo-polybench-jacobi-2d'.B112 'virgo-polybench-jacobi-2d'.H108:'virgo-polybench-jacobi-2d'.H108 'virgo-polybench-jacobi-2d'.H109:'virgo-polybench-jacobi-2d'.H112" xlink:href="./Object 53" xlink:type="simple" xlink:show="embed" xlink:actuate="onLoad"/>
            <draw:image xlink:href="./ObjectReplacements/Object 53" xlink:type="simple" xlink:show="embed" xlink:actuate="onLoad"/>
          </draw:frame>
          <draw:frame draw:z-index="6" draw:style-name="gr1" draw:text-style-name="P1" svg:width="10.513cm" svg:height="2.922cm" svg:x="29.05cm" svg:y="52.088cm">
            <draw:object draw:notify-on-update-of-ranges="'virgo-polybench-jacobi-2d'.B117:'virgo-polybench-jacobi-2d'.B120 'virgo-polybench-jacobi-2d'.H117:'virgo-polybench-jacobi-2d'.H117 'virgo-polybench-jacobi-2d'.H117:'virgo-polybench-jacobi-2d'.H120" xlink:href="./Object 52" xlink:type="simple" xlink:show="embed" xlink:actuate="onLoad"/>
            <draw:image xlink:href="./ObjectReplacements/Object 52" xlink:type="simple" xlink:show="embed" xlink:actuate="onLoad"/>
          </draw:frame>
          <draw:frame draw:z-index="7" draw:style-name="gr1" draw:text-style-name="P1" svg:width="10.513cm" svg:height="2.922cm" svg:x="29.018cm" svg:y="55.835cm">
            <draw:object draw:notify-on-update-of-ranges="'virgo-polybench-jacobi-2d'.B125:'virgo-polybench-jacobi-2d'.B128 'virgo-polybench-jacobi-2d'.H125:'virgo-polybench-jacobi-2d'.H125 'virgo-polybench-jacobi-2d'.H125:'virgo-polybench-jacobi-2d'.H128" xlink:href="./Object 51" xlink:type="simple" xlink:show="embed" xlink:actuate="onLoad"/>
            <draw:image xlink:href="./ObjectReplacements/Object 51" xlink:type="simple" xlink:show="embed" xlink:actuate="onLoad"/>
          </draw:frame>
          <draw:frame draw:z-index="8" draw:style-name="gr1" draw:text-style-name="P1" svg:width="10.513cm" svg:height="2.922cm" svg:x="28.772cm" svg:y="59.286cm">
            <draw:object draw:notify-on-update-of-ranges="'virgo-polybench-jacobi-2d'.B133:'virgo-polybench-jacobi-2d'.B136 'virgo-polybench-jacobi-2d'.H133:'virgo-polybench-jacobi-2d'.H133 'virgo-polybench-jacobi-2d'.H133:'virgo-polybench-jacobi-2d'.H136" xlink:href="./Object 55" xlink:type="simple" xlink:show="embed" xlink:actuate="onLoad"/>
            <draw:image xlink:href="./ObjectReplacements/Object 55" xlink:type="simple" xlink:show="embed" xlink:actuate="onLoad"/>
          </draw:frame>
          <draw:frame draw:z-index="9" draw:style-name="gr1" draw:text-style-name="P1" svg:width="10.513cm" svg:height="2.922cm" svg:x="28.719cm" svg:y="62.872cm">
            <draw:object draw:notify-on-update-of-ranges="'virgo-polybench-jacobi-2d'.B141:'virgo-polybench-jacobi-2d'.B144 'virgo-polybench-jacobi-2d'.H141:'virgo-polybench-jacobi-2d'.H141 'virgo-polybench-jacobi-2d'.H141:'virgo-polybench-jacobi-2d'.H144" xlink:href="./Object 56" xlink:type="simple" xlink:show="embed" xlink:actuate="onLoad"/>
            <draw:image xlink:href="./ObjectReplacements/Object 56" xlink:type="simple" xlink:show="embed" xlink:actuate="onLoad"/>
          </draw:frame>
          <draw:frame draw:z-index="10" draw:style-name="gr1" draw:text-style-name="P1" svg:width="10.513cm" svg:height="2.922cm" svg:x="29.129cm" svg:y="66.618cm">
            <draw:object draw:notify-on-update-of-ranges="'virgo-polybench-jacobi-2d'.B149:'virgo-polybench-jacobi-2d'.B152 'virgo-polybench-jacobi-2d'.H149:'virgo-polybench-jacobi-2d'.H149 'virgo-polybench-jacobi-2d'.H149:'virgo-polybench-jacobi-2d'.H152" xlink:href="./Object 57" xlink:type="simple" xlink:show="embed" xlink:actuate="onLoad"/>
            <draw:image xlink:href="./ObjectReplacements/Object 57" xlink:type="simple" xlink:show="embed" xlink:actuate="onLoad"/>
          </draw:frame>
          <draw:frame draw:z-index="11" draw:style-name="gr1" draw:text-style-name="P1" svg:width="10.513cm" svg:height="2.922cm" svg:x="29.866cm" svg:y="70.184cm">
            <draw:object draw:notify-on-update-of-ranges="'virgo-polybench-jacobi-2d'.B157:'virgo-polybench-jacobi-2d'.B160 'virgo-polybench-jacobi-2d'.H157:'virgo-polybench-jacobi-2d'.H157 'virgo-polybench-jacobi-2d'.H157:'virgo-polybench-jacobi-2d'.H160" xlink:href="./Object 58" xlink:type="simple" xlink:show="embed" xlink:actuate="onLoad"/>
            <draw:image xlink:href="./ObjectReplacements/Object 58" xlink:type="simple" xlink:show="embed" xlink:actuate="onLoad"/>
          </draw:frame>
          <draw:frame draw:z-index="12" draw:style-name="gr1" draw:text-style-name="P1" svg:width="10.513cm" svg:height="2.922cm" svg:x="29.184cm" svg:y="73.79cm">
            <draw:object draw:notify-on-update-of-ranges="'virgo-polybench-jacobi-2d'.B165:'virgo-polybench-jacobi-2d'.B168 'virgo-polybench-jacobi-2d'.H165:'virgo-polybench-jacobi-2d'.H165 'virgo-polybench-jacobi-2d'.H165:'virgo-polybench-jacobi-2d'.H168" xlink:href="./Object 59" xlink:type="simple" xlink:show="embed" xlink:actuate="onLoad"/>
            <draw:image xlink:href="./ObjectReplacements/Object 59" xlink:type="simple" xlink:show="embed" xlink:actuate="onLoad"/>
          </draw:frame>
        </table:shapes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19" table:default-cell-style-name="ce9"/>
        <table:table-column table:style-name="co5" table:default-cell-style-name="ce9"/>
        <table:table-column table:style-name="co4" table:default-cell-style-name="Default"/>
        <table:table-column table:style-name="co21" table:number-columns-repeated="3" table:default-cell-style-name="ce9"/>
        <table:table-column table:style-name="co11" table:number-columns-repeated="3" table:default-cell-style-name="ce9"/>
        <table:table-column table:style-name="co17" table:default-cell-style-name="ce9"/>
        <table:table-column table:style-name="co7" table:default-cell-style-name="ce9"/>
        <table:table-column table:style-name="co22" table:number-columns-repeated="3" table:default-cell-style-name="ce9"/>
        <table:table-column table:style-name="co9" table:default-cell-style-name="ce9"/>
        <table:table-column table:style-name="co23" table:default-cell-style-name="ce9"/>
        <table:table-column table:style-name="co2" table:default-cell-style-name="ce9"/>
        <table:table-column table:style-name="co12" table:default-cell-style-name="ce9"/>
        <table:table-column table:style-name="co11" table:default-cell-style-name="ce9"/>
        <table:table-column table:style-name="co1" table:number-columns-repeated="9" table:default-cell-style-name="ce9"/>
        <table:table-column table:style-name="co24" table:default-cell-style-name="ce9"/>
        <table:table-column table:style-name="co17" table:number-columns-repeated="2" table:default-cell-style-name="ce9"/>
        <table:table-column table:style-name="co7" table:default-cell-style-name="ce9"/>
        <table:table-column table:style-name="co22" table:default-cell-style-name="ce9"/>
        <table:table-column table:style-name="co9" table:default-cell-style-name="ce9"/>
        <table:table-column table:style-name="co23" table:default-cell-style-name="ce9"/>
        <table:table-column table:style-name="co11" table:default-cell-style-name="ce9"/>
        <table:table-column table:style-name="co12" table:default-cell-style-name="ce9"/>
        <table:table-column table:style-name="co1" table:number-columns-repeated="979" table:default-cell-style-name="ce9"/>
        <table:table-row table:style-name="ro1">
          <table:table-cell table:number-columns-repeated="6"/>
          <table:table-cell table:style-name="ce2" table:number-columns-spanned="13" table:number-rows-spanned="1"/>
          <table:covered-table-cell table:number-columns-repeated="3"/>
          <table:covered-table-cell table:number-columns-repeated="5" table:style-name="ce2"/>
          <table:covered-table-cell table:number-columns-repeated="2"/>
          <table:covered-table-cell table:number-columns-repeated="2" table:style-name="ce1"/>
          <table:table-cell table:style-name="ce1"/>
          <table:table-cell table:number-columns-repeated="15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35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table:style-name="ce1" office:value-type="string" calcext:value-type="string">
            <text:p>Size</text:p>
          </table:table-cell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table:number-columns-repeated="2"/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style-name="ce1"/>
          <table:table-cell table:number-columns-repeated="10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office:value-type="float" office:value="32768" calcext:value-type="float">
            <text:p>32768</text:p>
          </table:table-cell>
          <table:table-cell table:number-columns-repeated="8"/>
          <table:table-cell table:number-columns-repeated="3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7.307628" calcext:value-type="float">
            <text:p>57.307628</text:p>
          </table:table-cell>
          <table:table-cell office:value-type="float" office:value="54.797279" calcext:value-type="float">
            <text:p>54.797279</text:p>
          </table:table-cell>
          <table:table-cell table:formula="of:=100*(([.V4]-[.W4])/[.V4])" office:value-type="float" office:value="4.38047968064565" calcext:value-type="float">
            <text:p>4.3804796806</text:p>
          </table:table-cell>
          <table:table-cell table:number-columns-repeated="11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office:value-type="float" office:value="32768" calcext:value-type="float">
            <text:p>32768</text:p>
          </table:table-cell>
          <table:table-cell table:number-columns-repeated="8"/>
          <table:table-cell office:value-type="float" office:value="64" calcext:value-type="float">
            <text:p>6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1.854575" calcext:value-type="float">
            <text:p>121.854575</text:p>
          </table:table-cell>
          <table:table-cell office:value-type="float" office:value="111.185161" calcext:value-type="float">
            <text:p>111.185161</text:p>
          </table:table-cell>
          <table:table-cell table:formula="of:=100*(([.V5]-[.W5])/[.V5])" office:value-type="float" office:value="8.75585836641751" calcext:value-type="float">
            <text:p>8.7558583664</text:p>
          </table:table-cell>
          <table:table-cell table:number-columns-repeated="11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office:value-type="float" office:value="32768" calcext:value-type="float">
            <text:p>32768</text:p>
          </table:table-cell>
          <table:table-cell table:number-columns-repeated="8"/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7.470578" calcext:value-type="float">
            <text:p>237.470578</text:p>
          </table:table-cell>
          <table:table-cell office:value-type="float" office:value="216.817196" calcext:value-type="float">
            <text:p>216.817196</text:p>
          </table:table-cell>
          <table:table-cell table:formula="of:=100*(([.V6]-[.W6])/[.V6])" office:value-type="float" office:value="8.69723827429266" calcext:value-type="float">
            <text:p>8.6972382743</text:p>
          </table:table-cell>
          <table:table-cell table:number-columns-repeated="11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office:value-type="float" office:value="32768" calcext:value-type="float">
            <text:p>32768</text:p>
          </table:table-cell>
          <table:table-cell table:number-columns-repeated="8"/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98.109045" calcext:value-type="float">
            <text:p>498.109045</text:p>
          </table:table-cell>
          <table:table-cell office:value-type="float" office:value="487.083564" calcext:value-type="float">
            <text:p>487.083564</text:p>
          </table:table-cell>
          <table:table-cell table:formula="of:=100*(([.V7]-[.W7])/[.V7])" office:value-type="float" office:value="2.21346733424605" calcext:value-type="float">
            <text:p>2.2134673342</text:p>
          </table:table-cell>
          <table:table-cell/>
          <table:table-cell table:style-name="Default"/>
          <table:table-cell table:number-columns-repeated="9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table:style-name="ce10" office:value-type="float" office:value="32768" calcext:value-type="float">
            <text:p>32768</text:p>
          </table:table-cell>
          <table:table-cell table:number-columns-repeated="3"/>
          <table:table-cell table:style-name="ce10" table:number-columns-repeated="5"/>
          <table:table-cell table:style-name="ce10" office:value-type="float" office:value="512" calcext:value-type="float">
            <text:p>512</text:p>
          </table:table-cell>
          <table:table-cell table:number-columns-repeated="2" table:style-name="ce10" office:value-type="float" office:value="32" calcext:value-type="float">
            <text:p>32</text:p>
          </table:table-cell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951.016337" calcext:value-type="float">
            <text:p>951.016337</text:p>
          </table:table-cell>
          <table:table-cell table:style-name="ce10" office:value-type="float" office:value="873.103846" calcext:value-type="float">
            <text:p>873.103846</text:p>
          </table:table-cell>
          <table:table-cell table:style-name="ce10" table:formula="of:=100*(([.V8]-[.W8])/[.V8])" office:value-type="float" office:value="8.19255021904004" calcext:value-type="float">
            <text:p>8.192550219</text:p>
          </table:table-cell>
          <table:table-cell table:number-columns-repeated="11"/>
          <table:table-cell table:style-name="Default" table:number-columns-repeated="9"/>
          <table:table-cell table:number-columns-repeated="979"/>
        </table:table-row>
        <table:table-row table:style-name="ro1">
          <table:table-cell table:number-columns-repeated="6"/>
          <table:table-cell office:value-type="float" office:value="32768" calcext:value-type="float">
            <text:p>32768</text:p>
          </table:table-cell>
          <table:table-cell table:number-columns-repeated="8"/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45.191206" calcext:value-type="float">
            <text:p>1845.191206</text:p>
          </table:table-cell>
          <table:table-cell office:value-type="float" office:value="1841.049174" calcext:value-type="float">
            <text:p>1841.049174</text:p>
          </table:table-cell>
          <table:table-cell table:formula="of:=100*(([.V9]-[.W9])/[.V9])" office:value-type="float" office:value="0.224477115787857" calcext:value-type="float">
            <text:p>0.2244771158</text:p>
          </table:table-cell>
          <table:table-cell table:number-columns-repeated="999"/>
        </table:table-row>
        <table:table-row table:style-name="ro1" table:number-rows-repeated="8">
          <table:table-cell table:number-columns-repeated="1023"/>
        </table:table-row>
        <table:table-row table:style-name="ro1">
          <table:table-cell table:style-name="ce1" table:number-columns-repeated="6"/>
          <table:table-cell/>
          <table:table-cell table:style-name="ce1" table:number-columns-repeated="2"/>
          <table:table-cell table:number-columns-repeated="1014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number-columns-repeated="6"/>
          <table:table-cell table:style-name="ce1" office:value-type="string" calcext:value-type="string">
            <text:p>Tsteps</text:p>
          </table:table-cell>
          <table:table-cell table:number-columns-repeated="3"/>
          <table:table-cell table:style-name="ce1" table:number-columns-repeated="5"/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table:number-columns-repeated="2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0.096848" calcext:value-type="float">
            <text:p>0.096848</text:p>
          </table:table-cell>
          <table:table-cell office:value-type="float" office:value="0.022717" calcext:value-type="float">
            <text:p>0.022717</text:p>
          </table:table-cell>
          <table:table-cell table:formula="of:=100*(([.V33]-[.W33])/[.V33])" office:value-type="float" office:value="76.5436560383281" calcext:value-type="float">
            <text:p>76.5436560383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float" office:value="0.104471" calcext:value-type="float">
            <text:p>0.104471</text:p>
          </table:table-cell>
          <table:table-cell office:value-type="float" office:value="0.025182" calcext:value-type="float">
            <text:p>0.025182</text:p>
          </table:table-cell>
          <table:table-cell table:formula="of:=100*(([.V34]-[.W34])/[.V34])" office:value-type="float" office:value="75.8957031137828" calcext:value-type="float">
            <text:p>75.8957031138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512" calcext:value-type="float">
            <text:p>512</text:p>
          </table:table-cell>
          <table:table-cell office:value-type="float" office:value="0.09222" calcext:value-type="float">
            <text:p>0.09222</text:p>
          </table:table-cell>
          <table:table-cell office:value-type="float" office:value="0.059195" calcext:value-type="float">
            <text:p>0.059195</text:p>
          </table:table-cell>
          <table:table-cell table:formula="of:=100*(([.V35]-[.W35])/[.V35])" office:value-type="float" office:value="35.8111038820213" calcext:value-type="float">
            <text:p>35.811103882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024" calcext:value-type="float">
            <text:p>1024</text:p>
          </table:table-cell>
          <table:table-cell office:value-type="float" office:value="0.165367" calcext:value-type="float">
            <text:p>0.165367</text:p>
          </table:table-cell>
          <table:table-cell office:value-type="float" office:value="0.121237" calcext:value-type="float">
            <text:p>0.121237</text:p>
          </table:table-cell>
          <table:table-cell table:formula="of:=100*(([.V36]-[.W36])/[.V36])" office:value-type="float" office:value="26.6860981937146" calcext:value-type="float">
            <text:p>26.6860981937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2048" calcext:value-type="float">
            <text:p>2048</text:p>
          </table:table-cell>
          <table:table-cell office:value-type="float" office:value="2.83227" calcext:value-type="float">
            <text:p>2.83227</text:p>
          </table:table-cell>
          <table:table-cell office:value-type="float" office:value="2.817264" calcext:value-type="float">
            <text:p>2.817264</text:p>
          </table:table-cell>
          <table:table-cell table:formula="of:=100*(([.V37]-[.W37])/[.V37])" office:value-type="float" office:value="0.529822368630128" calcext:value-type="float">
            <text:p>0.5298223686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3.025659" calcext:value-type="float">
            <text:p>13.025659</text:p>
          </table:table-cell>
          <table:table-cell office:value-type="float" office:value="12.916893" calcext:value-type="float">
            <text:p>12.916893</text:p>
          </table:table-cell>
          <table:table-cell table:formula="of:=100*(([.V38]-[.W38])/[.V38])" office:value-type="float" office:value="0.835013414676365" calcext:value-type="float">
            <text:p>0.8350134147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51.842228" calcext:value-type="float">
            <text:p>51.842228</text:p>
          </table:table-cell>
          <table:table-cell office:value-type="float" office:value="51.716353" calcext:value-type="float">
            <text:p>51.716353</text:p>
          </table:table-cell>
          <table:table-cell table:formula="of:=100*(([.V39]-[.W39])/[.V39])" office:value-type="float" office:value="0.242803993686384" calcext:value-type="float">
            <text:p>0.2428039937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211.449789" calcext:value-type="float">
            <text:p>211.449789</text:p>
          </table:table-cell>
          <table:table-cell office:value-type="float" office:value="211.172098" calcext:value-type="float">
            <text:p>211.172098</text:p>
          </table:table-cell>
          <table:table-cell table:formula="of:=100*(([.V40]-[.W40])/[.V40])" office:value-type="float" office:value="0.13132715871379" calcext:value-type="float">
            <text:p>0.1313271587</text:p>
          </table:table-cell>
          <table:table-cell table:number-columns-repeated="999"/>
        </table:table-row>
        <table:table-row table:style-name="ro1">
          <table:table-cell table:number-columns-repeated="6"/>
          <table:table-cell office:value-type="float" office:value="512" calcext:value-type="float">
            <text:p>51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32768" calcext:value-type="float">
            <text:p>32768</text:p>
          </table:table-cell>
          <table:table-cell office:value-type="float" office:value="951.016337" calcext:value-type="float">
            <text:p>951.016337</text:p>
          </table:table-cell>
          <table:table-cell office:value-type="float" office:value="873.103846" calcext:value-type="float">
            <text:p>873.103846</text:p>
          </table:table-cell>
          <table:table-cell table:formula="of:=100*(([.V41]-[.W41])/[.V41])" office:value-type="float" office:value="8.19255021904004" calcext:value-type="float">
            <text:p>8.192550219</text:p>
          </table:table-cell>
          <table:table-cell table:number-columns-repeated="999"/>
        </table:table-row>
        <table:table-row table:style-name="ro1" table:number-rows-repeated="28">
          <table:table-cell table:number-columns-repeated="102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/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/>
          <table:table-cell table:style-name="ce1" table:number-columns-repeated="5"/>
          <table:table-cell table:style-name="ce1" office:value-type="string" calcext:value-type="string">
            <text:p>%Improvement</text:p>
          </table:table-cell>
          <table:table-cell table:number-columns-repeated="100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733.512843" calcext:value-type="float">
            <text:p>1733.512843</text:p>
          </table:table-cell>
          <table:table-cell office:value-type="float" office:value="1" calcext:value-type="float">
            <text:p>1</text:p>
          </table:table-cell>
          <table:table-cell office:value-type="float" office:value="1709.721178" calcext:value-type="float">
            <text:p>1709.721178</text:p>
          </table:table-cell>
          <table:table-cell table:number-columns-repeated="6"/>
          <table:table-cell table:formula="of:=100*(([.I71]-[.G71])/[.I71])" office:value-type="float" office:value="-1.39155233649448" calcext:value-type="float">
            <text:p>-1.3915523365</text:p>
          </table:table-cell>
          <table:table-cell table:number-columns-repeated="100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936.012769" calcext:value-type="float">
            <text:p>936.012769</text:p>
          </table:table-cell>
          <table:table-cell office:value-type="float" office:value="1" calcext:value-type="float">
            <text:p>1</text:p>
          </table:table-cell>
          <table:table-cell office:value-type="float" office:value="925.901774" calcext:value-type="float">
            <text:p>925.901774</text:p>
          </table:table-cell>
          <table:table-cell table:number-columns-repeated="6"/>
          <table:table-cell table:formula="of:=100*(([.I72]-[.G72])/[.I72])" office:value-type="float" office:value="-1.09201594423125" calcext:value-type="float">
            <text:p>-1.0920159442</text:p>
          </table:table-cell>
          <table:table-cell table:number-columns-repeated="100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67.204294" calcext:value-type="float">
            <text:p>667.204294</text:p>
          </table:table-cell>
          <table:table-cell office:value-type="float" office:value="1" calcext:value-type="float">
            <text:p>1</text:p>
          </table:table-cell>
          <table:table-cell office:value-type="float" office:value="664.267031" calcext:value-type="float">
            <text:p>664.267031</text:p>
          </table:table-cell>
          <table:table-cell table:number-columns-repeated="6"/>
          <table:table-cell table:formula="of:=100*(([.I73]-[.G73])/[.I73])" office:value-type="float" office:value="-0.442181060164648" calcext:value-type="float">
            <text:p>-0.4421810602</text:p>
          </table:table-cell>
          <table:table-cell table:number-columns-repeated="100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679.100988" calcext:value-type="float">
            <text:p>679.100988</text:p>
          </table:table-cell>
          <table:table-cell office:value-type="float" office:value="1" calcext:value-type="float">
            <text:p>1</text:p>
          </table:table-cell>
          <table:table-cell office:value-type="float" office:value="677.976832" calcext:value-type="float">
            <text:p>677.976832</text:p>
          </table:table-cell>
          <table:table-cell table:number-columns-repeated="6"/>
          <table:table-cell table:formula="of:=100*(([.I74]-[.G74])/[.I74])" office:value-type="float" office:value="-0.165810385685876" calcext:value-type="float">
            <text:p>-0.1658103857</text:p>
          </table:table-cell>
          <table:table-cell table:number-columns-repeated="1007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868.738313" calcext:value-type="float">
            <text:p>868.738313</text:p>
          </table:table-cell>
          <table:table-cell office:value-type="float" office:value="1" calcext:value-type="float">
            <text:p>1</text:p>
          </table:table-cell>
          <table:table-cell office:value-type="float" office:value="869.396776" calcext:value-type="float">
            <text:p>869.396776</text:p>
          </table:table-cell>
          <table:table-cell table:number-columns-repeated="6"/>
          <table:table-cell table:formula="of:=100*(([.I75]-[.G75])/[.I75])" office:value-type="float" office:value="0.0757379160099505" calcext:value-type="float">
            <text:p>0.075737916</text:p>
          </table:table-cell>
          <table:table-cell table:number-columns-repeated="1007"/>
        </table:table-row>
        <table:table-row table:style-name="ro1">
          <table:table-cell table:formula="of:=[.G8]" office:value-type="float" office:value="32768" calcext:value-type="float">
            <text:p>32768</text:p>
          </table:table-cell>
          <table:table-cell table:formula="of:=[.P8]" office:value-type="float" office:value="512" calcext:value-type="float">
            <text:p>512</text:p>
          </table:table-cell>
          <table:table-cell table:formula="of:=[.Q8]" office:value-type="float" office:value="32" calcext:value-type="float">
            <text:p>32</text:p>
          </table:table-cell>
          <table:table-cell/>
          <table:table-cell table:formula="of:=[.R8]" office:value-type="float" office:value="32" calcext:value-type="float">
            <text:p>32</text:p>
          </table:table-cell>
          <table:table-cell/>
          <table:table-cell table:formula="of:=[.W8]" office:value-type="float" office:value="873.103846" calcext:value-type="float">
            <text:p>873.103846</text:p>
          </table:table-cell>
          <table:table-cell table:formula="of:=[.U8]" office:value-type="float" office:value="1" calcext:value-type="float">
            <text:p>1</text:p>
          </table:table-cell>
          <table:table-cell table:formula="of:=[.V8]" office:value-type="float" office:value="951.016337" calcext:value-type="float">
            <text:p>951.016337</text:p>
          </table:table-cell>
          <table:table-cell table:number-columns-repeated="6"/>
          <table:table-cell table:formula="of:=100*(([.I76]-[.G76])/[.I76])" office:value-type="float" office:value="8.19255021904004" calcext:value-type="float">
            <text:p>8.192550219</text:p>
          </table:table-cell>
          <table:table-cell table:number-columns-repeated="1007"/>
        </table:table-row>
        <table:table-row table:style-name="ro1" table:number-rows-repeated="7">
          <table:table-cell table:number-columns-repeated="1023"/>
        </table:table-row>
        <table:table-row table:style-name="ro1">
          <table:table-cell table:style-name="ce2" office:value-type="string" calcext:value-type="string">
            <text:p>Static Scheduling Optimization</text:p>
          </table:table-cell>
          <table:table-cell table:number-columns-repeated="1022"/>
        </table:table-row>
        <table:table-row table:style-name="ro1" table:number-rows-repeated="3">
          <table:table-cell table:number-columns-repeated="1023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/>
          <table:table-cell table:style-name="ce1" office:value-type="string" calcext:value-type="string">
            <text:p>uwomp-cps-opt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table:number-columns-repeated="5"/>
          <table:table-cell table:style-name="ce1" office:value-type="string" calcext:value-type="string">
            <text:p>%Improvement</text:p>
          </table:table-cell>
          <table:table-cell table:number-columns-repeated="1007"/>
        </table:table-row>
        <table:table-row table:style-name="ro1">
          <table:table-cell table:formula="of:=[.G8]" office:value-type="float" office:value="32768" calcext:value-type="float">
            <text:p>32768</text:p>
          </table:table-cell>
          <table:table-cell table:formula="of:=[.P8]" office:value-type="float" office:value="512" calcext:value-type="float">
            <text:p>512</text:p>
          </table:table-cell>
          <table:table-cell table:formula="of:=[.Q8]" office:value-type="float" office:value="32" calcext:value-type="float">
            <text:p>32</text:p>
          </table:table-cell>
          <table:table-cell/>
          <table:table-cell table:formula="of:=[.R8]" office:value-type="float" office:value="32" calcext:value-type="float">
            <text:p>32</text:p>
          </table:table-cell>
          <table:table-cell/>
          <table:table-cell office:value-type="float" office:value="898.4854636" calcext:value-type="float">
            <text:p>898.4854636</text:p>
          </table:table-cell>
          <table:table-cell office:value-type="float" office:value="5" calcext:value-type="float">
            <text:p>5</text:p>
          </table:table-cell>
          <table:table-cell table:formula="of:=[.W8]" office:value-type="float" office:value="873.103846" calcext:value-type="float">
            <text:p>873.103846</text:p>
          </table:table-cell>
          <table:table-cell table:number-columns-repeated="6"/>
          <table:table-cell table:formula="of:=100*(([.I89]-[.G89])/[.I89])" office:value-type="float" office:value="-2.90705598380791" calcext:value-type="float">
            <text:p>-2.9070559838</text:p>
          </table:table-cell>
          <table:table-cell table:number-columns-repeated="1007"/>
        </table:table-row>
        <table:table-row table:style-name="ro1" table:number-rows-repeated="9">
          <table:table-cell table:number-columns-repeated="1023"/>
        </table:table-row>
        <table:table-row table:style-name="ro1">
          <table:table-cell table:number-columns-repeated="22"/>
          <table:table-cell table:style-name="ce7" table:number-columns-spanned="5" table:number-rows-spanned="1"/>
          <table:covered-table-cell table:number-columns-repeated="4"/>
          <table:table-cell table:number-columns-repeated="996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3.259889" calcext:value-type="float">
            <text:p>3.259889</text:p>
          </table:table-cell>
          <table:table-cell office:value-type="float" office:value="3.285678" calcext:value-type="float">
            <text:p>3.285678</text:p>
          </table:table-cell>
          <table:table-cell table:style-name="Default" office:value-type="float" office:value="3.217389" calcext:value-type="float">
            <text:p>3.217389</text:p>
          </table:table-cell>
          <table:table-cell table:style-name="Default" office:value-type="float" office:value="3.777835" calcext:value-type="float">
            <text:p>3.777835</text:p>
          </table:table-cell>
          <table:table-cell table:formula="of:=100*(([.C101]-[.D101])/[.C101])" office:value-type="float" office:value="-0.791100555877825" calcext:value-type="float">
            <text:p>-0.7911005559</text:p>
          </table:table-cell>
          <table:table-cell table:style-name="Default" table:formula="of:=([.C101]-[.E101])*100/([.C101])" office:value-type="float" office:value="1.30372537224427" calcext:value-type="float">
            <text:p>1.3037253722</text:p>
          </table:table-cell>
          <table:table-cell table:formula="of:=100*(([.C101]-[.F101])/[.C101])" office:value-type="float" office:value="-15.8884550977043" calcext:value-type="float">
            <text:p>-15.8884550977</text:p>
          </table:table-cell>
          <table:table-cell table:number-columns-repeated="1014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5.038109" calcext:value-type="float">
            <text:p>15.038109</text:p>
          </table:table-cell>
          <table:table-cell office:value-type="float" office:value="12.964132" calcext:value-type="float">
            <text:p>12.964132</text:p>
          </table:table-cell>
          <table:table-cell table:style-name="Default" office:value-type="float" office:value="12.884029" calcext:value-type="float">
            <text:p>12.884029</text:p>
          </table:table-cell>
          <table:table-cell table:style-name="Default" office:value-type="float" office:value="12.872059" calcext:value-type="float">
            <text:p>12.872059</text:p>
          </table:table-cell>
          <table:table-cell table:formula="of:=100*(([.C102]-[.D102])/[.C102])" office:value-type="float" office:value="13.7914747126783" calcext:value-type="float">
            <text:p>13.7914747127</text:p>
          </table:table-cell>
          <table:table-cell table:style-name="Default" table:formula="of:=([.C102]-[.E102])*100/([.C102])" office:value-type="float" office:value="14.3241414196426" calcext:value-type="float">
            <text:p>14.3241414196</text:p>
          </table:table-cell>
          <table:table-cell table:formula="of:=100*(([.C102]-[.F102])/[.C102])" office:value-type="float" office:value="14.4037391935382" calcext:value-type="float">
            <text:p>14.4037391935</text:p>
          </table:table-cell>
          <table:table-cell table:number-columns-repeated="1014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60.845619" calcext:value-type="float">
            <text:p>60.845619</text:p>
          </table:table-cell>
          <table:table-cell office:value-type="float" office:value="61.176498" calcext:value-type="float">
            <text:p>61.176498</text:p>
          </table:table-cell>
          <table:table-cell table:style-name="Default" office:value-type="float" office:value="51.684168" calcext:value-type="float">
            <text:p>51.684168</text:p>
          </table:table-cell>
          <table:table-cell table:style-name="Default" office:value-type="float" office:value="52.286746" calcext:value-type="float">
            <text:p>52.286746</text:p>
          </table:table-cell>
          <table:table-cell table:formula="of:=100*(([.C103]-[.D103])/[.C103])" office:value-type="float" office:value="-0.543800860995437" calcext:value-type="float">
            <text:p>-0.543800861</text:p>
          </table:table-cell>
          <table:table-cell table:style-name="Default" table:formula="of:=([.C103]-[.E103])*100/([.C103])" office:value-type="float" office:value="15.0568786226006" calcext:value-type="float">
            <text:p>15.0568786226</text:p>
          </table:table-cell>
          <table:table-cell table:formula="of:=100*(([.C103]-[.F103])/[.C103])" office:value-type="float" office:value="14.0665394496192" calcext:value-type="float">
            <text:p>14.0665394496</text:p>
          </table:table-cell>
          <table:table-cell table:number-columns-repeated="1014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236.064786" calcext:value-type="float">
            <text:p>236.064786</text:p>
          </table:table-cell>
          <table:table-cell table:style-name="Default"/>
          <table:table-cell table:style-name="Default" office:value-type="float" office:value="227.327038" calcext:value-type="float">
            <text:p>227.327038</text:p>
          </table:table-cell>
          <table:table-cell table:style-name="Default"/>
          <table:table-cell/>
          <table:table-cell table:style-name="Default" table:formula="of:=([.C104]-[.E104])*100/([.C104])" office:value-type="float" office:value="3.70141949083419" calcext:value-type="float">
            <text:p>3.7014194908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1011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6.471504" calcext:value-type="float">
            <text:p>6.471504</text:p>
          </table:table-cell>
          <table:table-cell office:value-type="float" office:value="6.518396" calcext:value-type="float">
            <text:p>6.518396</text:p>
          </table:table-cell>
          <table:table-cell table:style-name="Default" office:value-type="float" office:value="6.4571" calcext:value-type="float">
            <text:p>6.4571</text:p>
          </table:table-cell>
          <table:table-cell table:style-name="Default" office:value-type="float" office:value="6.441092" calcext:value-type="float">
            <text:p>6.441092</text:p>
          </table:table-cell>
          <table:table-cell table:formula="of:=100*(([.C109]-[.D109])/[.C109])" office:value-type="float" office:value="-0.724591995925518" calcext:value-type="float">
            <text:p>-0.7245919959</text:p>
          </table:table-cell>
          <table:table-cell table:style-name="Default" table:formula="of:=([.C109]-[.E109])*100/([.C109])" office:value-type="float" office:value="0.222575772185272" calcext:value-type="float">
            <text:p>0.2225757722</text:p>
          </table:table-cell>
          <table:table-cell table:formula="of:=100*(([.C109]-[.F109])/[.C109])" office:value-type="float" office:value="0.469937127443638" calcext:value-type="float">
            <text:p>0.4699371274</text:p>
          </table:table-cell>
          <table:table-cell table:number-columns-repeated="12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25.709856" calcext:value-type="float">
            <text:p>25.709856</text:p>
          </table:table-cell>
          <table:table-cell office:value-type="float" office:value="30.183984" calcext:value-type="float">
            <text:p>30.183984</text:p>
          </table:table-cell>
          <table:table-cell table:style-name="Default" office:value-type="float" office:value="29.976875" calcext:value-type="float">
            <text:p>29.976875</text:p>
          </table:table-cell>
          <table:table-cell table:style-name="Default" office:value-type="float" office:value="25.677642" calcext:value-type="float">
            <text:p>25.677642</text:p>
          </table:table-cell>
          <table:table-cell table:formula="of:=100*(([.C110]-[.D110])/[.C110])" office:value-type="float" office:value="-17.4023845174395" calcext:value-type="float">
            <text:p>-17.4023845174</text:p>
          </table:table-cell>
          <table:table-cell table:style-name="Default" table:formula="of:=([.C110]-[.E110])*100/([.C110])" office:value-type="float" office:value="-16.5968218569563" calcext:value-type="float">
            <text:p>-16.596821857</text:p>
          </table:table-cell>
          <table:table-cell table:formula="of:=100*(([.C110]-[.F110])/[.C110])" office:value-type="float" office:value="0.12529825137877" calcext:value-type="float">
            <text:p>0.1252982514</text:p>
          </table:table-cell>
          <table:table-cell table:number-columns-repeated="1014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121.607062" calcext:value-type="float">
            <text:p>121.607062</text:p>
          </table:table-cell>
          <table:table-cell office:value-type="float" office:value="121.721026" calcext:value-type="float">
            <text:p>121.721026</text:p>
          </table:table-cell>
          <table:table-cell table:style-name="Default" office:value-type="float" office:value="103.721999" calcext:value-type="float">
            <text:p>103.721999</text:p>
          </table:table-cell>
          <table:table-cell table:style-name="Default" office:value-type="float" office:value="104.48732" calcext:value-type="float">
            <text:p>104.48732</text:p>
          </table:table-cell>
          <table:table-cell table:formula="of:=100*(([.C111]-[.D111])/[.C111])" office:value-type="float" office:value="-0.0937149521793362" calcext:value-type="float">
            <text:p>-0.0937149522</text:p>
          </table:table-cell>
          <table:table-cell table:style-name="Default" table:formula="of:=([.C111]-[.E111])*100/([.C111])" office:value-type="float" office:value="14.7072568861174" calcext:value-type="float">
            <text:p>14.7072568861</text:p>
          </table:table-cell>
          <table:table-cell table:formula="of:=100*(([.C111]-[.F111])/[.C111])" office:value-type="float" office:value="14.0779176130413" calcext:value-type="float">
            <text:p>14.077917613</text:p>
          </table:table-cell>
          <table:table-cell table:number-columns-repeated="1014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89.011739" calcext:value-type="float">
            <text:p>489.011739</text:p>
          </table:table-cell>
          <table:table-cell table:style-name="Default"/>
          <table:table-cell table:style-name="Default" office:value-type="float" office:value="426.644091" calcext:value-type="float">
            <text:p>426.644091</text:p>
          </table:table-cell>
          <table:table-cell table:style-name="Default"/>
          <table:table-cell table:formula="of:=100*(([.D112]-[.E112])/[.D112])" office:value-type="string" office:string-value="" calcext:value-type="error">
            <text:p>#DIV/0!</text:p>
          </table:table-cell>
          <table:table-cell table:style-name="Default" table:formula="of:=([.C112]-[.E112])*100/([.C112])" office:value-type="float" office:value="12.7538140756167" calcext:value-type="float">
            <text:p>12.7538140756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 table:number-columns-repeated="2"/>
          <table:table-cell table:number-columns-repeated="101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12.930162" calcext:value-type="float">
            <text:p>12.930162</text:p>
          </table:table-cell>
          <table:table-cell office:value-type="float" office:value="12.977727" calcext:value-type="float">
            <text:p>12.977727</text:p>
          </table:table-cell>
          <table:table-cell table:style-name="Default" office:value-type="float" office:value="15.043188" calcext:value-type="float">
            <text:p>15.043188</text:p>
          </table:table-cell>
          <table:table-cell table:style-name="Default" office:value-type="float" office:value="15.073484" calcext:value-type="float">
            <text:p>15.073484</text:p>
          </table:table-cell>
          <table:table-cell table:formula="of:=100*(([.C117]-[.D117])/[.C117])" office:value-type="float" office:value="-0.367860820305272" calcext:value-type="float">
            <text:p>-0.3678608203</text:p>
          </table:table-cell>
          <table:table-cell table:style-name="Default" table:formula="of:=([.C117]-[.E117])*100/([.C117])" office:value-type="float" office:value="-16.3418370164272" calcext:value-type="float">
            <text:p>-16.3418370164</text:p>
          </table:table-cell>
          <table:table-cell table:formula="of:=100*(([.C117]-[.F117])/[.C117])" office:value-type="float" office:value="-16.5761418921124" calcext:value-type="float">
            <text:p>-16.5761418921</text:p>
          </table:table-cell>
          <table:table-cell table:number-columns-repeated="101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60.090612" calcext:value-type="float">
            <text:p>60.090612</text:p>
          </table:table-cell>
          <table:table-cell office:value-type="float" office:value="60.330287" calcext:value-type="float">
            <text:p>60.330287</text:p>
          </table:table-cell>
          <table:table-cell table:style-name="Default" office:value-type="float" office:value="51.295965" calcext:value-type="float">
            <text:p>51.295965</text:p>
          </table:table-cell>
          <table:table-cell table:style-name="Default" office:value-type="float" office:value="59.961837" calcext:value-type="float">
            <text:p>59.961837</text:p>
          </table:table-cell>
          <table:table-cell table:formula="of:=100*(([.C118]-[.D118])/[.C118])" office:value-type="float" office:value="-0.398855981030778" calcext:value-type="float">
            <text:p>-0.398855981</text:p>
          </table:table-cell>
          <table:table-cell table:style-name="Default" table:formula="of:=([.C118]-[.E118])*100/([.C118])" office:value-type="float" office:value="14.6356422530694" calcext:value-type="float">
            <text:p>14.6356422531</text:p>
          </table:table-cell>
          <table:table-cell table:formula="of:=100*(([.C118]-[.F118])/[.C118])" office:value-type="float" office:value="0.214301362082978" calcext:value-type="float">
            <text:p>0.2143013621</text:p>
          </table:table-cell>
          <table:table-cell table:number-columns-repeated="101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243.404954" calcext:value-type="float">
            <text:p>243.404954</text:p>
          </table:table-cell>
          <table:table-cell office:value-type="float" office:value="210.931559" calcext:value-type="float">
            <text:p>210.931559</text:p>
          </table:table-cell>
          <table:table-cell table:style-name="Default" office:value-type="float" office:value="209.156878" calcext:value-type="float">
            <text:p>209.156878</text:p>
          </table:table-cell>
          <table:table-cell table:style-name="Default" office:value-type="float" office:value="243.247636" calcext:value-type="float">
            <text:p>243.247636</text:p>
          </table:table-cell>
          <table:table-cell table:formula="of:=100*(([.C119]-[.D119])/[.C119])" office:value-type="float" office:value="13.3413040557917" calcext:value-type="float">
            <text:p>13.3413040558</text:p>
          </table:table-cell>
          <table:table-cell table:style-name="Default" table:formula="of:=([.C119]-[.E119])*100/([.C119])" office:value-type="float" office:value="14.0704104157223" calcext:value-type="float">
            <text:p>14.0704104157</text:p>
          </table:table-cell>
          <table:table-cell table:formula="of:=100*(([.C119]-[.F119])/[.C119])" office:value-type="float" office:value="0.0646322095810768" calcext:value-type="float">
            <text:p>0.0646322096</text:p>
          </table:table-cell>
          <table:table-cell table:number-columns-repeated="1014"/>
        </table:table-row>
        <table:table-row table:style-name="ro1">
          <table:table-cell table:style-name="Default" office:value-type="float" office:value="512" calcext:value-type="float">
            <text:p>512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886.627086" calcext:value-type="float">
            <text:p>886.627086</text:p>
          </table:table-cell>
          <table:table-cell table:style-name="Default"/>
          <table:table-cell table:style-name="Default" office:value-type="float" office:value="895.30883" calcext:value-type="float">
            <text:p>895.30883</text:p>
          </table:table-cell>
          <table:table-cell table:style-name="Default"/>
          <table:table-cell table:formula="of:=100*(([.D120]-[.E120])/[.D120])" office:value-type="string" office:string-value="" calcext:value-type="error">
            <text:p>#DIV/0!</text:p>
          </table:table-cell>
          <table:table-cell table:style-name="Default" table:formula="of:=([.C120]-[.E120])*100/([.C120])" office:value-type="float" office:value="-0.979187770945222" calcext:value-type="float">
            <text:p>-0.9791877709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25.876033" calcext:value-type="float">
            <text:p>25.876033</text:p>
          </table:table-cell>
          <table:table-cell office:value-type="float" office:value="26.026442" calcext:value-type="float">
            <text:p>26.026442</text:p>
          </table:table-cell>
          <table:table-cell table:style-name="Default" office:value-type="float" office:value="25.734415" calcext:value-type="float">
            <text:p>25.734415</text:p>
          </table:table-cell>
          <table:table-cell table:style-name="Default" office:value-type="float" office:value="25.729528" calcext:value-type="float">
            <text:p>25.729528</text:p>
          </table:table-cell>
          <table:table-cell table:formula="of:=100*(([.C125]-[.D125])/[.C125])" office:value-type="float" office:value="-0.581267615480317" calcext:value-type="float">
            <text:p>-0.5812676155</text:p>
          </table:table-cell>
          <table:table-cell table:style-name="Default" table:formula="of:=([.C125]-[.E125])*100/([.C125])" office:value-type="float" office:value="0.547294092568212" calcext:value-type="float">
            <text:p>0.5472940926</text:p>
          </table:table-cell>
          <table:table-cell table:formula="of:=100*(([.C125]-[.F125])/[.C125])" office:value-type="float" office:value="0.566180295101653" calcext:value-type="float">
            <text:p>0.5661802951</text:p>
          </table:table-cell>
          <table:table-cell table:number-columns-repeated="1014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02.678805" calcext:value-type="float">
            <text:p>102.678805</text:p>
          </table:table-cell>
          <table:table-cell office:value-type="float" office:value="103.583429" calcext:value-type="float">
            <text:p>103.583429</text:p>
          </table:table-cell>
          <table:table-cell table:style-name="Default" office:value-type="float" office:value="119.940848" calcext:value-type="float">
            <text:p>119.940848</text:p>
          </table:table-cell>
          <table:table-cell table:style-name="Default" office:value-type="float" office:value="119.89708" calcext:value-type="float">
            <text:p>119.89708</text:p>
          </table:table-cell>
          <table:table-cell table:formula="of:=100*(([.C126]-[.D126])/[.C126])" office:value-type="float" office:value="-0.881023108907431" calcext:value-type="float">
            <text:p>-0.8810231089</text:p>
          </table:table-cell>
          <table:table-cell table:style-name="Default" table:formula="of:=([.C126]-[.E126])*100/([.C126])" office:value-type="float" office:value="-16.8116905918412" calcext:value-type="float">
            <text:p>-16.8116905918</text:p>
          </table:table-cell>
          <table:table-cell table:formula="of:=100*(([.C126]-[.F126])/[.C126])" office:value-type="float" office:value="-16.7690644627195" calcext:value-type="float">
            <text:p>-16.7690644627</text:p>
          </table:table-cell>
          <table:table-cell table:number-columns-repeated="1014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88.212897" calcext:value-type="float">
            <text:p>488.212897</text:p>
          </table:table-cell>
          <table:table-cell office:value-type="float" office:value="489.198869" calcext:value-type="float">
            <text:p>489.198869</text:p>
          </table:table-cell>
          <table:table-cell table:style-name="Default" office:value-type="float" office:value="418.166971" calcext:value-type="float">
            <text:p>418.166971</text:p>
          </table:table-cell>
          <table:table-cell table:style-name="Default" office:value-type="float" office:value="417.47935" calcext:value-type="float">
            <text:p>417.47935</text:p>
          </table:table-cell>
          <table:table-cell table:formula="of:=100*(([.C127]-[.D127])/[.C127])" office:value-type="float" office:value="-0.201955336710411" calcext:value-type="float">
            <text:p>-0.2019553367</text:p>
          </table:table-cell>
          <table:table-cell table:style-name="Default" table:formula="of:=([.C127]-[.E127])*100/([.C127])" office:value-type="float" office:value="14.3474140954535" calcext:value-type="float">
            <text:p>14.3474140955</text:p>
          </table:table-cell>
          <table:table-cell table:formula="of:=100*(([.C127]-[.F127])/[.C127])" office:value-type="float" office:value="14.4882585926443" calcext:value-type="float">
            <text:p>14.4882585926</text:p>
          </table:table-cell>
          <table:table-cell table:number-columns-repeated="1014"/>
        </table:table-row>
        <table:table-row table:style-name="ro1">
          <table:table-cell table:style-name="Default" office:value-type="float" office:value="1024" calcext:value-type="float">
            <text:p>1024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1986.162986" calcext:value-type="float">
            <text:p>1986.162986</text:p>
          </table:table-cell>
          <table:table-cell table:style-name="Default"/>
          <table:table-cell table:style-name="Default" office:value-type="float" office:value="1601.098374" calcext:value-type="float">
            <text:p>1601.098374</text:p>
          </table:table-cell>
          <table:table-cell table:style-name="Default"/>
          <table:table-cell table:formula="of:=100*(([.D128]-[.E128])/[.D128])" office:value-type="string" office:string-value="" calcext:value-type="error">
            <text:p>#DIV/0!</text:p>
          </table:table-cell>
          <table:table-cell table:style-name="Default" table:formula="of:=([.C128]-[.E128])*100/([.C128])" office:value-type="float" office:value="19.3873622010999" calcext:value-type="float">
            <text:p>19.3873622011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60.329859" calcext:value-type="float">
            <text:p>60.329859</text:p>
          </table:table-cell>
          <table:table-cell office:value-type="float" office:value="61.310228" calcext:value-type="float">
            <text:p>61.310228</text:p>
          </table:table-cell>
          <table:table-cell table:style-name="Default" office:value-type="float" office:value="60.208638" calcext:value-type="float">
            <text:p>60.208638</text:p>
          </table:table-cell>
          <table:table-cell table:style-name="Default" office:value-type="float" office:value="60.147598" calcext:value-type="float">
            <text:p>60.147598</text:p>
          </table:table-cell>
          <table:table-cell table:formula="of:=100*(([.C133]-[.D133])/[.C133])" office:value-type="float" office:value="-1.62501457197174" calcext:value-type="float">
            <text:p>-1.625014572</text:p>
          </table:table-cell>
          <table:table-cell table:style-name="Default" table:formula="of:=([.C133]-[.E133])*100/([.C133])" office:value-type="float" office:value="0.200930355232553" calcext:value-type="float">
            <text:p>0.2009303552</text:p>
          </table:table-cell>
          <table:table-cell table:formula="of:=100*(([.C133]-[.F133])/[.C133])" office:value-type="float" office:value="0.302107452298201" calcext:value-type="float">
            <text:p>0.3021074523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240.056125" calcext:value-type="float">
            <text:p>240.056125</text:p>
          </table:table-cell>
          <table:table-cell office:value-type="float" office:value="241.705483" calcext:value-type="float">
            <text:p>241.705483</text:p>
          </table:table-cell>
          <table:table-cell table:style-name="Default" office:value-type="float" office:value="239.820096" calcext:value-type="float">
            <text:p>239.820096</text:p>
          </table:table-cell>
          <table:table-cell table:style-name="Default" office:value-type="float" office:value="205.176982" calcext:value-type="float">
            <text:p>205.176982</text:p>
          </table:table-cell>
          <table:table-cell table:formula="of:=100*(([.C134]-[.D134])/[.C134])" office:value-type="float" office:value="-0.687071825390824" calcext:value-type="float">
            <text:p>-0.6870718254</text:p>
          </table:table-cell>
          <table:table-cell table:style-name="Default" table:formula="of:=([.C134]-[.E134])*100/([.C134])" office:value-type="float" office:value="0.0983224235582417" calcext:value-type="float">
            <text:p>0.0983224236</text:p>
          </table:table-cell>
          <table:table-cell table:formula="of:=100*(([.C134]-[.F134])/[.C134])" office:value-type="float" office:value="14.5295784475401" calcext:value-type="float">
            <text:p>14.5295784475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973.809621" calcext:value-type="float">
            <text:p>973.809621</text:p>
          </table:table-cell>
          <table:table-cell office:value-type="float" office:value="976.775375" calcext:value-type="float">
            <text:p>976.775375</text:p>
          </table:table-cell>
          <table:table-cell table:style-name="Default" office:value-type="float" office:value="973.866404" calcext:value-type="float">
            <text:p>973.866404</text:p>
          </table:table-cell>
          <table:table-cell table:style-name="Default" office:value-type="float" office:value="973.526001" calcext:value-type="float">
            <text:p>973.526001</text:p>
          </table:table-cell>
          <table:table-cell table:formula="of:=100*(([.C135]-[.D135])/[.C135])" office:value-type="float" office:value="-0.304551725105626" calcext:value-type="float">
            <text:p>-0.3045517251</text:p>
          </table:table-cell>
          <table:table-cell table:style-name="Default" table:formula="of:=([.C135]-[.E135])*100/([.C135])" office:value-type="float" office:value="-0.00583101653295288" calcext:value-type="float">
            <text:p>-0.0058310165</text:p>
          </table:table-cell>
          <table:table-cell table:formula="of:=100*(([.C135]-[.F135])/[.C135])" office:value-type="float" office:value="0.0291247892692613" calcext:value-type="float">
            <text:p>0.0291247893</text:p>
          </table:table-cell>
          <table:table-cell table:number-columns-repeated="1014"/>
        </table:table-row>
        <table:table-row table:style-name="ro1">
          <table:table-cell table:style-name="Default" office:value-type="float" office:value="2048" calcext:value-type="float">
            <text:p>2048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3387.555536" calcext:value-type="float">
            <text:p>3387.555536</text:p>
          </table:table-cell>
          <table:table-cell table:style-name="Default"/>
          <table:table-cell table:style-name="Default" office:value-type="float" office:value="3596.320075" calcext:value-type="float">
            <text:p>3596.320075</text:p>
          </table:table-cell>
          <table:table-cell table:style-name="Default"/>
          <table:table-cell table:formula="of:=100*(([.D136]-[.E136])/[.D136])" office:value-type="string" office:string-value="" calcext:value-type="error">
            <text:p>#DIV/0!</text:p>
          </table:table-cell>
          <table:table-cell table:style-name="Default" table:formula="of:=([.C136]-[.E136])*100/([.C136])" office:value-type="float" office:value="-6.16268978564135" calcext:value-type="float">
            <text:p>-6.1626897856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number-columns-repeated="2" table:style-name="Default" office:value-type="float" office:value="4096" calcext:value-type="float">
            <text:p>4096</text:p>
          </table:table-cell>
          <table:table-cell table:style-name="Default" office:value-type="float" office:value="103.347382" calcext:value-type="float">
            <text:p>103.347382</text:p>
          </table:table-cell>
          <table:table-cell office:value-type="float" office:value="104.118547" calcext:value-type="float">
            <text:p>104.118547</text:p>
          </table:table-cell>
          <table:table-cell table:style-name="Default" office:value-type="float" office:value="120.28803" calcext:value-type="float">
            <text:p>120.28803</text:p>
          </table:table-cell>
          <table:table-cell table:style-name="Default" office:value-type="float" office:value="120.268068" calcext:value-type="float">
            <text:p>120.268068</text:p>
          </table:table-cell>
          <table:table-cell table:formula="of:=100*(([.C141]-[.D141])/[.C141])" office:value-type="float" office:value="-0.74618726190859" calcext:value-type="float">
            <text:p>-0.7461872619</text:p>
          </table:table-cell>
          <table:table-cell table:style-name="Default" table:formula="of:=([.C141]-[.E141])*100/([.C141])" office:value-type="float" office:value="-16.3919469193714" calcext:value-type="float">
            <text:p>-16.3919469194</text:p>
          </table:table-cell>
          <table:table-cell table:formula="of:=100*(([.C141]-[.F141])/[.C141])" office:value-type="float" office:value="-16.3726314808826" calcext:value-type="float">
            <text:p>-16.3726314809</text:p>
          </table:table-cell>
          <table:table-cell table:number-columns-repeated="1014"/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80.54091" calcext:value-type="float">
            <text:p>480.54091</text:p>
          </table:table-cell>
          <table:table-cell office:value-type="float" office:value="482.737792" calcext:value-type="float">
            <text:p>482.737792</text:p>
          </table:table-cell>
          <table:table-cell table:style-name="Default" office:value-type="float" office:value="410.094041" calcext:value-type="float">
            <text:p>410.094041</text:p>
          </table:table-cell>
          <table:table-cell table:style-name="Default" office:value-type="float" office:value="410.025812" calcext:value-type="float">
            <text:p>410.025812</text:p>
          </table:table-cell>
          <table:table-cell table:formula="of:=100*(([.C142]-[.D142])/[.C142])" office:value-type="float" office:value="-0.457168568644867" calcext:value-type="float">
            <text:p>-0.4571685686</text:p>
          </table:table-cell>
          <table:table-cell table:style-name="Default" table:formula="of:=([.C142]-[.E142])*100/([.C142])" office:value-type="float" office:value="14.6599108492136" calcext:value-type="float">
            <text:p>14.6599108492</text:p>
          </table:table-cell>
          <table:table-cell table:formula="of:=100*(([.C142]-[.F142])/[.C142])" office:value-type="float" office:value="14.6741092241241" calcext:value-type="float">
            <text:p>14.6741092241</text:p>
          </table:table-cell>
          <table:table-cell table:number-columns-repeated="1014"/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1674.674897" calcext:value-type="float">
            <text:p>1674.674897</text:p>
          </table:table-cell>
          <table:table-cell office:value-type="float" office:value="1680.411075" calcext:value-type="float">
            <text:p>1680.411075</text:p>
          </table:table-cell>
          <table:table-cell table:style-name="Default" office:value-type="float" office:value="1934.796265" calcext:value-type="float">
            <text:p>1934.796265</text:p>
          </table:table-cell>
          <table:table-cell table:style-name="Default" office:value-type="float" office:value="1944.860321" calcext:value-type="float">
            <text:p>1944.860321</text:p>
          </table:table-cell>
          <table:table-cell table:formula="of:=100*(([.C143]-[.D143])/[.C143])" office:value-type="float" office:value="-0.34252486917166" calcext:value-type="float">
            <text:p>-0.3425248692</text:p>
          </table:table-cell>
          <table:table-cell table:style-name="Default" table:formula="of:=([.C143]-[.E143])*100/([.C143])" office:value-type="float" office:value="-15.5326486630915" calcext:value-type="float">
            <text:p>-15.5326486631</text:p>
          </table:table-cell>
          <table:table-cell table:formula="of:=100*(([.C143]-[.F143])/[.C143])" office:value-type="float" office:value="-16.13360446759" calcext:value-type="float">
            <text:p>-16.1336044676</text:p>
          </table:table-cell>
          <table:table-cell table:number-columns-repeated="1014"/>
        </table:table-row>
        <table:table-row table:style-name="ro1"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892.768585" calcext:value-type="float">
            <text:p>4892.768585</text:p>
          </table:table-cell>
          <table:table-cell table:style-name="Default"/>
          <table:table-cell table:style-name="Default" office:value-type="float" office:value="6337.4206" calcext:value-type="float">
            <text:p>6337.4206</text:p>
          </table:table-cell>
          <table:table-cell table:style-name="Default"/>
          <table:table-cell table:formula="of:=100*(([.D144]-[.E144])/[.D144])" office:value-type="string" office:string-value="" calcext:value-type="error">
            <text:p>#DIV/0!</text:p>
          </table:table-cell>
          <table:table-cell table:style-name="Default" table:formula="of:=([.C144]-[.E144])*100/([.C144])" office:value-type="float" office:value="-29.5262690213664" calcext:value-type="float">
            <text:p>-29.5262690214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206.676423" calcext:value-type="float">
            <text:p>206.676423</text:p>
          </table:table-cell>
          <table:table-cell office:value-type="float" office:value="243.032957" calcext:value-type="float">
            <text:p>243.032957</text:p>
          </table:table-cell>
          <table:table-cell table:style-name="Default" office:value-type="float" office:value="205.852527" calcext:value-type="float">
            <text:p>205.852527</text:p>
          </table:table-cell>
          <table:table-cell table:style-name="Default" office:value-type="float" office:value="206.009909" calcext:value-type="float">
            <text:p>206.009909</text:p>
          </table:table-cell>
          <table:table-cell table:formula="of:=100*(([.C149]-[.D149])/[.C149])" office:value-type="float" office:value="-17.5910408513312" calcext:value-type="float">
            <text:p>-17.5910408513</text:p>
          </table:table-cell>
          <table:table-cell table:style-name="Default" table:formula="of:=([.C149]-[.E149])*100/([.C149])" office:value-type="float" office:value="0.398640535790573" calcext:value-type="float">
            <text:p>0.3986405358</text:p>
          </table:table-cell>
          <table:table-cell table:formula="of:=100*(([.C149]-[.F149])/[.C149])" office:value-type="float" office:value="0.322491549991654" calcext:value-type="float">
            <text:p>0.32249155</text:p>
          </table:table-cell>
          <table:table-cell table:number-columns-repeated="1014"/>
        </table:table-row>
        <table:table-row table:style-name="ro1">
          <table:table-cell table:number-columns-repeated="2" table:style-name="Default" office:value-type="float" office:value="8192" calcext:value-type="float">
            <text:p>8192</text:p>
          </table:table-cell>
          <table:table-cell table:style-name="Default" office:value-type="float" office:value="960.838309" calcext:value-type="float">
            <text:p>960.838309</text:p>
          </table:table-cell>
          <table:table-cell office:value-type="float" office:value="825.674411" calcext:value-type="float">
            <text:p>825.674411</text:p>
          </table:table-cell>
          <table:table-cell table:style-name="Default" office:value-type="float" office:value="958.572787" calcext:value-type="float">
            <text:p>958.572787</text:p>
          </table:table-cell>
          <table:table-cell table:style-name="Default" office:value-type="float" office:value="820.88588" calcext:value-type="float">
            <text:p>820.88588</text:p>
          </table:table-cell>
          <table:table-cell table:formula="of:=100*(([.C150]-[.D150])/[.C150])" office:value-type="float" office:value="14.0672886097426" calcext:value-type="float">
            <text:p>14.0672886097</text:p>
          </table:table-cell>
          <table:table-cell table:style-name="Default" table:formula="of:=([.C150]-[.E150])*100/([.C150])" office:value-type="float" office:value="0.235785977596781" calcext:value-type="float">
            <text:p>0.2357859776</text:p>
          </table:table-cell>
          <table:table-cell table:formula="of:=100*(([.C150]-[.F150])/[.C150])" office:value-type="float" office:value="14.5656587262488" calcext:value-type="float">
            <text:p>14.5656587262</text:p>
          </table:table-cell>
          <table:table-cell table:number-columns-repeated="1014"/>
        </table:table-row>
        <table:table-row table:style-name="ro1"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3891.11524" calcext:value-type="float">
            <text:p>3891.11524</text:p>
          </table:table-cell>
          <table:table-cell office:value-type="float" office:value="3356.843286" calcext:value-type="float">
            <text:p>3356.843286</text:p>
          </table:table-cell>
          <table:table-cell table:style-name="Default" office:value-type="float" office:value="3863.268629" calcext:value-type="float">
            <text:p>3863.268629</text:p>
          </table:table-cell>
          <table:table-cell table:style-name="Default" office:value-type="float" office:value="3341.419323" calcext:value-type="float">
            <text:p>3341.419323</text:p>
          </table:table-cell>
          <table:table-cell table:formula="of:=100*(([.C151]-[.D151])/[.C151])" office:value-type="float" office:value="13.7305610614606" calcext:value-type="float">
            <text:p>13.7305610615</text:p>
          </table:table-cell>
          <table:table-cell table:style-name="Default" table:formula="of:=([.C151]-[.E151])*100/([.C151])" office:value-type="float" office:value="0.71564601103924" calcext:value-type="float">
            <text:p>0.715646011</text:p>
          </table:table-cell>
          <table:table-cell table:formula="of:=100*(([.C151]-[.F151])/[.C151])" office:value-type="float" office:value="14.1269503238871" calcext:value-type="float">
            <text:p>14.1269503239</text:p>
          </table:table-cell>
          <table:table-cell table:number-columns-repeated="1014"/>
        </table:table-row>
        <table:table-row table:style-name="ro1"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15031.205793" calcext:value-type="float">
            <text:p>15031.205793</text:p>
          </table:table-cell>
          <table:table-cell table:style-name="Default"/>
          <table:table-cell table:style-name="Default" office:value-type="float" office:value="11247.037138" calcext:value-type="float">
            <text:p>11247.037138</text:p>
          </table:table-cell>
          <table:table-cell table:style-name="Default"/>
          <table:table-cell table:formula="of:=100*(([.D152]-[.E152])/[.D152])" office:value-type="string" office:string-value="" calcext:value-type="error">
            <text:p>#DIV/0!</text:p>
          </table:table-cell>
          <table:table-cell table:style-name="Default" table:formula="of:=([.C152]-[.E152])*100/([.C152])" office:value-type="float" office:value="25.1754164443832" calcext:value-type="float">
            <text:p>25.1754164444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483.204755" calcext:value-type="float">
            <text:p>483.204755</text:p>
          </table:table-cell>
          <table:table-cell office:value-type="float" office:value="420.455489" calcext:value-type="float">
            <text:p>420.455489</text:p>
          </table:table-cell>
          <table:table-cell table:style-name="Default" office:value-type="float" office:value="411.345988" calcext:value-type="float">
            <text:p>411.345988</text:p>
          </table:table-cell>
          <table:table-cell table:style-name="Default" office:value-type="float" office:value="481.440471" calcext:value-type="float">
            <text:p>481.440471</text:p>
          </table:table-cell>
          <table:table-cell table:formula="of:=100*(([.C157]-[.D157])/[.C157])" office:value-type="float" office:value="12.9860613644003" calcext:value-type="float">
            <text:p>12.9860613644</text:p>
          </table:table-cell>
          <table:table-cell table:style-name="Default" table:formula="of:=([.C157]-[.E157])*100/([.C157])" office:value-type="float" office:value="14.8712872248122" calcext:value-type="float">
            <text:p>14.8712872248</text:p>
          </table:table-cell>
          <table:table-cell table:formula="of:=100*(([.C157]-[.F157])/[.C157])" office:value-type="float" office:value="0.365121406969593" calcext:value-type="float">
            <text:p>0.365121407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1921.088104" calcext:value-type="float">
            <text:p>1921.088104</text:p>
          </table:table-cell>
          <table:table-cell office:value-type="float" office:value="1930.487441" calcext:value-type="float">
            <text:p>1930.487441</text:p>
          </table:table-cell>
          <table:table-cell table:style-name="Default" office:value-type="float" office:value="1917.226845" calcext:value-type="float">
            <text:p>1917.226845</text:p>
          </table:table-cell>
          <table:table-cell table:style-name="Default" office:value-type="float" office:value="1640.354809" calcext:value-type="float">
            <text:p>1640.354809</text:p>
          </table:table-cell>
          <table:table-cell table:formula="of:=100*(([.C158]-[.D158])/[.C158])" office:value-type="float" office:value="-0.489271521718822" calcext:value-type="float">
            <text:p>-0.4892715217</text:p>
          </table:table-cell>
          <table:table-cell table:style-name="Default" table:formula="of:=([.C158]-[.E158])*100/([.C158])" office:value-type="float" office:value="0.20099333247446" calcext:value-type="float">
            <text:p>0.2009933325</text:p>
          </table:table-cell>
          <table:table-cell table:formula="of:=100*(([.C158]-[.F158])/[.C158])" office:value-type="float" office:value="14.6132441513468" calcext:value-type="float">
            <text:p>14.6132441513</text:p>
          </table:table-cell>
          <table:table-cell table:number-columns-repeated="1014"/>
        </table:table-row>
        <table:table-row table:style-name="ro1">
          <table:table-cell table:number-columns-repeated="2" table:style-name="Default" office:value-type="float" office:value="16384" calcext:value-type="float">
            <text:p>16384</text:p>
          </table:table-cell>
          <table:table-cell table:style-name="Default" office:value-type="float" office:value="6618.023357" calcext:value-type="float">
            <text:p>6618.023357</text:p>
          </table:table-cell>
          <table:table-cell office:value-type="float" office:value="6711.076183" calcext:value-type="float">
            <text:p>6711.076183</text:p>
          </table:table-cell>
          <table:table-cell table:style-name="Default" office:value-type="float" office:value="7748.946589" calcext:value-type="float">
            <text:p>7748.946589</text:p>
          </table:table-cell>
          <table:table-cell table:style-name="Default" office:value-type="float" office:value="6618.187855" calcext:value-type="float">
            <text:p>6618.187855</text:p>
          </table:table-cell>
          <table:table-cell table:formula="of:=100*(([.C159]-[.D159])/[.C159])" office:value-type="float" office:value="-1.40605164080566" calcext:value-type="float">
            <text:p>-1.4060516408</text:p>
          </table:table-cell>
          <table:table-cell table:style-name="Default" table:formula="of:=([.C159]-[.E159])*100/([.C159])" office:value-type="float" office:value="-17.0885349143382" calcext:value-type="float">
            <text:p>-17.0885349143</text:p>
          </table:table-cell>
          <table:table-cell table:formula="of:=100*(([.C159]-[.F159])/[.C159])" office:value-type="float" office:value="-0.00248560621693941" calcext:value-type="float">
            <text:p>-0.0024856062</text:p>
          </table:table-cell>
          <table:table-cell table:number-columns-repeated="1014"/>
        </table:table-row>
        <table:table-row table:style-name="ro1"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23475.222867" calcext:value-type="float">
            <text:p>23475.222867</text:p>
          </table:table-cell>
          <table:table-cell table:style-name="Default"/>
          <table:table-cell table:style-name="Default" office:value-type="float" office:value="20421.124642" calcext:value-type="float">
            <text:p>20421.124642</text:p>
          </table:table-cell>
          <table:table-cell table:style-name="Default"/>
          <table:table-cell table:formula="of:=100*(([.D160]-[.E160])/[.D160])" office:value-type="string" office:string-value="" calcext:value-type="error">
            <text:p>#DIV/0!</text:p>
          </table:table-cell>
          <table:table-cell table:style-name="Default" table:formula="of:=([.C160]-[.E160])*100/([.C160])" office:value-type="float" office:value="13.0098795751723" calcext:value-type="float">
            <text:p>13.0098795752</text:p>
          </table:table-cell>
          <table:table-cell table:number-columns-repeated="1015"/>
        </table:table-row>
        <table:table-row table:style-name="ro1" table:number-rows-repeated="3">
          <table:table-cell table:style-name="Default" table:number-columns-repeated="6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/>
          <table:table-cell table:style-name="ce1" table:number-columns-repeated="2"/>
          <table:table-cell table:number-columns-repeated="9"/>
          <table:table-cell table:style-name="ce1" table:number-columns-repeated="5"/>
          <table:table-cell table:number-columns-repeated="997"/>
        </table:table-row>
        <table:table-row table:style-name="ro1"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4096" calcext:value-type="float">
            <text:p>4096</text:p>
          </table:table-cell>
          <table:table-cell table:style-name="Default" office:value-type="float" office:value="966.115304" calcext:value-type="float">
            <text:p>966.115304</text:p>
          </table:table-cell>
          <table:table-cell office:value-type="float" office:value="830.701665" calcext:value-type="float">
            <text:p>830.701665</text:p>
          </table:table-cell>
          <table:table-cell table:style-name="Default" office:value-type="float" office:value="960.602385" calcext:value-type="float">
            <text:p>960.602385</text:p>
          </table:table-cell>
          <table:table-cell table:style-name="Default"/>
          <table:table-cell table:formula="of:=100*(([.C165]-[.D165])/[.C165])" office:value-type="float" office:value="14.0163020334476" calcext:value-type="float">
            <text:p>14.0163020334</text:p>
          </table:table-cell>
          <table:table-cell table:style-name="Default" table:formula="of:=([.C165]-[.E165])*100/([.C165])" office:value-type="float" office:value="0.570627437240142" calcext:value-type="float">
            <text:p>0.5706274372</text:p>
          </table:table-cell>
          <table:table-cell table:number-columns-repeated="1015"/>
        </table:table-row>
        <table:table-row table:style-name="ro1"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8192" calcext:value-type="float">
            <text:p>8192</text:p>
          </table:table-cell>
          <table:table-cell table:style-name="Default" office:value-type="float" office:value="3844.671229" calcext:value-type="float">
            <text:p>3844.671229</text:p>
          </table:table-cell>
          <table:table-cell office:value-type="float" office:value="3860.738137" calcext:value-type="float">
            <text:p>3860.738137</text:p>
          </table:table-cell>
          <table:table-cell table:style-name="Default" office:value-type="float" office:value="3833.47027" calcext:value-type="float">
            <text:p>3833.47027</text:p>
          </table:table-cell>
          <table:table-cell table:style-name="Default"/>
          <table:table-cell table:formula="of:=100*(([.C166]-[.D166])/[.C166])" office:value-type="float" office:value="-0.417900700554278" calcext:value-type="float">
            <text:p>-0.4179007006</text:p>
          </table:table-cell>
          <table:table-cell table:style-name="Default" table:formula="of:=([.C166]-[.E166])*100/([.C166])" office:value-type="float" office:value="0.291337238812839" calcext:value-type="float">
            <text:p>0.2913372388</text:p>
          </table:table-cell>
          <table:table-cell table:number-columns-repeated="1015"/>
        </table:table-row>
        <table:table-row table:style-name="ro1">
          <table:table-cell table:style-name="Default" office:value-type="float" office:value="32768" calcext:value-type="float">
            <text:p>32768</text:p>
          </table:table-cell>
          <table:table-cell table:style-name="Default" office:value-type="float" office:value="16384" calcext:value-type="float">
            <text:p>16384</text:p>
          </table:table-cell>
          <table:table-cell table:style-name="Default" office:value-type="float" office:value="13435.697265" calcext:value-type="float">
            <text:p>13435.697265</text:p>
          </table:table-cell>
          <table:table-cell office:value-type="float" office:value="13442.607087" calcext:value-type="float">
            <text:p>13442.607087</text:p>
          </table:table-cell>
          <table:table-cell table:style-name="Default" office:value-type="float" office:value="15402.60218" calcext:value-type="float">
            <text:p>15402.60218</text:p>
          </table:table-cell>
          <table:table-cell table:style-name="Default"/>
          <table:table-cell table:formula="of:=100*(([.C167]-[.D167])/[.C167])" office:value-type="float" office:value="-0.0514288307016243" calcext:value-type="float">
            <text:p>-0.0514288307</text:p>
          </table:table-cell>
          <table:table-cell table:style-name="Default" table:formula="of:=([.C167]-[.E167])*100/([.C167])" office:value-type="float" office:value="-14.639395903358" calcext:value-type="float">
            <text:p>-14.6393959034</text:p>
          </table:table-cell>
          <table:table-cell table:number-columns-repeated="1015"/>
        </table:table-row>
        <table:table-row table:style-name="ro1">
          <table:table-cell table:number-columns-repeated="2" table:style-name="Default" office:value-type="float" office:value="32768" calcext:value-type="float">
            <text:p>3276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Default"/>
          <table:table-cell table:formula="of:=100*(([.D168]-[.E168])/[.D168])" office:value-type="string" office:string-value="" calcext:value-type="error">
            <text:p>#DIV/0!</text:p>
          </table:table-cell>
          <table:table-cell table:style-name="Default" table:formula="of:=([.C168]-[.E168])*100/([.C168]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Final Result with chosen Size</text:p>
          </table:table-cell>
          <table:covered-table-cell/>
          <table:table-cell table:number-columns-repeated="1018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14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1985.394609" calcext:value-type="float">
            <text:p>1985.394609</text:p>
          </table:table-cell>
          <table:table-cell office:value-type="float" office:value="1769.599321" calcext:value-type="float">
            <text:p>1769.599321</text:p>
          </table:table-cell>
          <table:table-cell office:value-type="float" office:value="1781.32663" calcext:value-type="float">
            <text:p>1781.32663</text:p>
          </table:table-cell>
          <table:table-cell office:value-type="float" office:value="1745.0793292" calcext:value-type="float">
            <text:p>1745.0793292</text:p>
          </table:table-cell>
          <table:table-cell table:formula="of:=100*(([.C179]-[.D179])/[.C179])" office:value-type="float" office:value="10.869138408142" calcext:value-type="float">
            <text:p>10.8691384081</text:p>
          </table:table-cell>
          <table:table-cell table:style-name="Default" table:formula="of:=([.C179]-[.E179])*100/([.C179])" office:value-type="float" office:value="10.278459409275" calcext:value-type="float">
            <text:p>10.2784594093</text:p>
          </table:table-cell>
          <table:table-cell table:formula="of:=100*(([.C179]-[.F179])/[.C179])" office:value-type="float" office:value="12.1041569625819" calcext:value-type="float">
            <text:p>12.1041569626</text:p>
          </table:table-cell>
          <table:table-cell table:number-columns-repeated="1014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14"/>
        </table:table-row>
        <table:table-row table:style-name="ro1">
          <table:table-cell table:style-name="ce3" office:value-type="float" office:value="32768" calcext:value-type="float">
            <text:p>32768</text:p>
          </table:table-cell>
          <table:table-cell table:style-name="ce4" office:value-type="float" office:value="1024" calcext:value-type="float">
            <text:p>1024</text:p>
          </table:table-cell>
          <table:table-cell table:style-name="Default" office:value-type="float" office:value="1798.5552296" calcext:value-type="float">
            <text:p>1798.5552296</text:p>
          </table:table-cell>
          <table:table-cell table:style-name="Default" office:value-type="float" office:value="1586.1522476" calcext:value-type="float">
            <text:p>1586.1522476</text:p>
          </table:table-cell>
          <table:table-cell table:style-name="Default" office:value-type="float" office:value="1562.53752" calcext:value-type="float">
            <text:p>1562.53752</text:p>
          </table:table-cell>
          <table:table-cell table:style-name="Default" office:value-type="float" office:value="1554.205376" calcext:value-type="float">
            <text:p>1554.205376</text:p>
          </table:table-cell>
          <table:table-cell table:style-name="Default" table:formula="of:=100*(([.C194]-[.D194])/[.C194])" office:value-type="float" office:value="11.8096446805939" calcext:value-type="float">
            <text:p>11.8096446806</text:p>
          </table:table-cell>
          <table:table-cell table:style-name="Default" table:formula="of:=100*(([.C194]-[.E194])/[.C194])" office:value-type="float" office:value="13.1226278579441" calcext:value-type="float">
            <text:p>13.1226278579</text:p>
          </table:table-cell>
          <table:table-cell table:style-name="Default" table:formula="of:=100*(([.C194]-[.F194])/[.C194])" office:value-type="float" office:value="13.5858965895834" calcext:value-type="float">
            <text:p>13.5858965896</text:p>
          </table:table-cell>
          <table:table-cell table:number-columns-repeated="1014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3"/>
          <table:table-cell table:style-name="Default"/>
          <table:table-cell table:number-columns-repeated="1019"/>
        </table:table-row>
        <table:table-row table:style-name="ro1" table:number-rows-repeated="104837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virgo-3mm" table:style-name="ta1">
        <table:shapes>
          <draw:frame draw:z-index="0" draw:style-name="gr1" draw:text-style-name="P1" svg:width="16.431cm" svg:height="7.012cm" svg:x="0.797cm" svg:y="6.189cm">
            <draw:object draw:notify-on-update-of-ranges="'virgo-3mm'.J2:'virgo-3mm'.J9 'virgo-3mm'.N1:'virgo-3mm'.N1 'virgo-3mm'.N2:'virgo-3mm'.N9 'virgo-3mm'.O1:'virgo-3mm'.O1 'virgo-3mm'.O2:'virgo-3mm'.O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17.227cm" svg:height="6.853cm" svg:x="18.409cm" svg:y="6.135cm">
            <draw:object draw:notify-on-update-of-ranges="'virgo-3mm'.J2:'virgo-3mm'.J9 'virgo-3mm'.P1:'virgo-3mm'.P1 'virgo-3mm'.P2:'virgo-3mm'.P9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2" draw:style-name="gr1" draw:text-style-name="P1" svg:width="15.989cm" svg:height="2.842cm" svg:x="13.985cm" svg:y="28.422cm">
            <draw:object draw:notify-on-update-of-ranges="'virgo-3mm'.A58:'virgo-3mm'.A62 'virgo-3mm'.G57:'virgo-3mm'.G57 'virgo-3mm'.G58:'virgo-3mm'.G62" xlink:href="./Object 60" xlink:type="simple" xlink:show="embed" xlink:actuate="onLoad"/>
            <draw:image xlink:href="./ObjectReplacements/Object 60" xlink:type="simple" xlink:show="embed" xlink:actuate="onLoad"/>
          </draw:frame>
          <draw:frame draw:z-index="3" draw:style-name="gr1" draw:text-style-name="P1" svg:width="15.999cm" svg:height="4.797cm" svg:x="13.592cm" svg:y="32.126cm">
            <draw:object draw:notify-on-update-of-ranges="'virgo-3mm'.A58:'virgo-3mm'.A62 'virgo-3mm'.B57:'virgo-3mm'.B57 'virgo-3mm'.B58:'virgo-3mm'.B62 'virgo-3mm'.D57:'virgo-3mm'.D57 'virgo-3mm'.D58:'virgo-3mm'.D62" xlink:href="./Object 64" xlink:type="simple" xlink:show="embed" xlink:actuate="onLoad"/>
            <draw:image xlink:href="./ObjectReplacements/Object 6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9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uwomp-cps-earlier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12397" calcext:value-type="float">
            <text:p>0.012397</text:p>
          </table:table-cell>
          <table:table-cell office:value-type="float" office:value="0.013989" calcext:value-type="float">
            <text:p>0.013989</text:p>
          </table:table-cell>
          <table:table-cell table:formula="of:=100*(([.N2]-[.O2])/[.N2])" office:value-type="float" office:value="-12.8418165685246" calcext:value-type="float">
            <text:p>-12.8418165685</text:p>
          </table:table-cell>
          <table:table-cell office:value-type="float" office:value="0.018377" calcext:value-type="float">
            <text:p>0.01837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036751" calcext:value-type="float">
            <text:p>0.036751</text:p>
          </table:table-cell>
          <table:table-cell office:value-type="float" office:value="0.027881" calcext:value-type="float">
            <text:p>0.027881</text:p>
          </table:table-cell>
          <table:table-cell table:formula="of:=100*(([.N3]-[.O3])/[.N3])" office:value-type="float" office:value="24.1353976762537" calcext:value-type="float">
            <text:p>24.1353976763</text:p>
          </table:table-cell>
          <table:table-cell office:value-type="float" office:value="0.050397" calcext:value-type="float">
            <text:p>0.050397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.215073" calcext:value-type="float">
            <text:p>0.215073</text:p>
          </table:table-cell>
          <table:table-cell office:value-type="float" office:value="0.257718" calcext:value-type="float">
            <text:p>0.257718</text:p>
          </table:table-cell>
          <table:table-cell table:formula="of:=100*(([.N4]-[.O4])/[.N4])" office:value-type="float" office:value="-19.8281513718598" calcext:value-type="float">
            <text:p>-19.8281513719</text:p>
          </table:table-cell>
          <table:table-cell office:value-type="float" office:value="0.27596" calcext:value-type="float">
            <text:p>0.27596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.045979" calcext:value-type="float">
            <text:p>2.045979</text:p>
          </table:table-cell>
          <table:table-cell office:value-type="float" office:value="2.096158" calcext:value-type="float">
            <text:p>2.096158</text:p>
          </table:table-cell>
          <table:table-cell table:formula="of:=100*(([.N5]-[.O5])/[.N5])" office:value-type="float" office:value="-2.4525667174492" calcext:value-type="float">
            <text:p>-2.4525667174</text:p>
          </table:table-cell>
          <table:table-cell office:value-type="float" office:value="2.027469" calcext:value-type="float">
            <text:p>2.027469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.692841" calcext:value-type="float">
            <text:p>20.692841</text:p>
          </table:table-cell>
          <table:table-cell office:value-type="float" office:value="19.665503" calcext:value-type="float">
            <text:p>19.665503</text:p>
          </table:table-cell>
          <table:table-cell table:formula="of:=100*(([.N6]-[.O6])/[.N6])" office:value-type="float" office:value="4.96470252683042" calcext:value-type="float">
            <text:p>4.9647025268</text:p>
          </table:table-cell>
          <table:table-cell office:value-type="float" office:value="20.719588" calcext:value-type="float">
            <text:p>20.719588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06.335638" calcext:value-type="float">
            <text:p>206.335638</text:p>
          </table:table-cell>
          <table:table-cell office:value-type="float" office:value="197.388001" calcext:value-type="float">
            <text:p>197.388001</text:p>
          </table:table-cell>
          <table:table-cell table:formula="of:=100*(([.N7]-[.O7])/[.N7])" office:value-type="float" office:value="4.33644768626929" calcext:value-type="float">
            <text:p>4.3364476863</text:p>
          </table:table-cell>
          <table:table-cell office:value-type="float" office:value="204.316975" calcext:value-type="float">
            <text:p>204.316975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2003.9497472" calcext:value-type="float">
            <text:p>2003.9497472</text:p>
          </table:table-cell>
          <table:table-cell table:style-name="ce8" office:value-type="float" office:value="1970.7234916" calcext:value-type="float">
            <text:p>1970.7234916</text:p>
          </table:table-cell>
          <table:table-cell table:style-name="ce8" table:formula="of:=100*(([.N8]-[.O8])/[.N8])" office:value-type="float" office:value="1.65803836380753" calcext:value-type="float">
            <text:p>1.6580383638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2444.268643" calcext:value-type="float">
            <text:p>12444.268643</text:p>
          </table:table-cell>
          <table:table-cell office:value-type="float" office:value="11611.477987" calcext:value-type="float">
            <text:p>11611.477987</text:p>
          </table:table-cell>
          <table:table-cell table:formula="of:=100*(([.N9]-[.O9])/[.N9])" office:value-type="float" office:value="6.69216231094827" calcext:value-type="float">
            <text:p>6.6921623109</text:p>
          </table:table-cell>
          <table:table-cell table:number-columns-repeated="6"/>
        </table:table-row>
        <table:table-row table:style-name="ro1" table:number-rows-repeated="25">
          <table:table-cell table:number-columns-repeated="22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/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office:value-type="string" calcext:value-type="string">
            <text:p>%Improvement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6820.043561" calcext:value-type="float">
            <text:p>6820.043561</text:p>
          </table:table-cell>
          <table:table-cell office:value-type="float" office:value="1" calcext:value-type="float">
            <text:p>1</text:p>
          </table:table-cell>
          <table:table-cell office:value-type="float" office:value="6373.386957" calcext:value-type="float">
            <text:p>6373.386957</text:p>
          </table:table-cell>
          <table:table-cell/>
          <table:table-cell table:formula="of:=100*(([.F36]-[.H36])/[.F36])" office:value-type="float" office:value="6.54917523627238" calcext:value-type="float">
            <text:p>6.5491752363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778.291481" calcext:value-type="float">
            <text:p>3778.291481</text:p>
          </table:table-cell>
          <table:table-cell office:value-type="float" office:value="2" calcext:value-type="float">
            <text:p>2</text:p>
          </table:table-cell>
          <table:table-cell office:value-type="float" office:value="5905.020264" calcext:value-type="float">
            <text:p>5905.020264</text:p>
          </table:table-cell>
          <table:table-cell/>
          <table:table-cell table:formula="of:=100*(([.F37]-[.H37])/[.F37])" office:value-type="float" office:value="-56.2881078311385" calcext:value-type="float">
            <text:p>-56.2881078311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080.068193" calcext:value-type="float">
            <text:p>5080.068193</text:p>
          </table:table-cell>
          <table:table-cell office:value-type="float" office:value="4" calcext:value-type="float">
            <text:p>4</text:p>
          </table:table-cell>
          <table:table-cell office:value-type="float" office:value="6108.988028" calcext:value-type="float">
            <text:p>6108.988028</text:p>
          </table:table-cell>
          <table:table-cell/>
          <table:table-cell table:formula="of:=100*(([.F38]-[.H38])/[.F38])" office:value-type="float" office:value="-20.2540555738559" calcext:value-type="float">
            <text:p>-20.2540555739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252.832085" calcext:value-type="float">
            <text:p>4252.832085</text:p>
          </table:table-cell>
          <table:table-cell office:value-type="float" office:value="8" calcext:value-type="float">
            <text:p>8</text:p>
          </table:table-cell>
          <table:table-cell office:value-type="float" office:value="2084.271371" calcext:value-type="float">
            <text:p>2084.271371</text:p>
          </table:table-cell>
          <table:table-cell/>
          <table:table-cell table:formula="of:=100*(([.F39]-[.H39])/[.F39])" office:value-type="float" office:value="50.9909789678423" calcext:value-type="float">
            <text:p>50.9909789678</text:p>
          </table:table-cell>
          <table:table-cell table:number-columns-repeated="1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34.899776" calcext:value-type="float">
            <text:p>2134.899776</text:p>
          </table:table-cell>
          <table:table-cell office:value-type="float" office:value="16" calcext:value-type="float">
            <text:p>16</text:p>
          </table:table-cell>
          <table:table-cell office:value-type="float" office:value="2131.605684" calcext:value-type="float">
            <text:p>2131.605684</text:p>
          </table:table-cell>
          <table:table-cell/>
          <table:table-cell table:formula="of:=100*(([.F40]-[.H40])/[.F40])" office:value-type="float" office:value="0.154297266646024" calcext:value-type="float">
            <text:p>0.1542972666</text:p>
          </table:table-cell>
          <table:table-cell table:number-columns-repeated="12"/>
        </table:table-row>
        <table:table-row table:style-name="ro1">
          <table:table-cell table:formula="of:=[.J8]" office:value-type="float" office:value="8192" calcext:value-type="float">
            <text:p>8192</text:p>
          </table:table-cell>
          <table:table-cell table:formula="of:=[.K8]" office:value-type="float" office:value="5" calcext:value-type="float">
            <text:p>5</text:p>
          </table:table-cell>
          <table:table-cell/>
          <table:table-cell table:formula="of:=[.L8]" office:value-type="float" office:value="32" calcext:value-type="float">
            <text:p>32</text:p>
          </table:table-cell>
          <table:table-cell/>
          <table:table-cell table:formula="of:=[.N8]" office:value-type="float" office:value="2003.9497472" calcext:value-type="float">
            <text:p>2003.9497472</text:p>
          </table:table-cell>
          <table:table-cell table:formula="of:=[.M8]" office:value-type="float" office:value="32" calcext:value-type="float">
            <text:p>32</text:p>
          </table:table-cell>
          <table:table-cell table:formula="of:=[.O8]" office:value-type="float" office:value="1970.7234916" calcext:value-type="float">
            <text:p>1970.7234916</text:p>
          </table:table-cell>
          <table:table-cell/>
          <table:table-cell table:formula="of:=100*(([.F41]-[.H41])/[.F41])" office:value-type="float" office:value="1.65803836380753" calcext:value-type="float">
            <text:p>1.6580383638</text:p>
          </table:table-cell>
          <table:table-cell table:number-columns-repeated="12"/>
        </table:table-row>
        <table:table-row table:style-name="ro1" table:number-rows-repeated="3">
          <table:table-cell table:number-columns-repeated="22"/>
        </table:table-row>
        <table:table-row table:style-name="ro1">
          <table:table-cell table:style-name="ce2" office:value-type="string" calcext:value-type="string" table:number-columns-spanned="11" table:number-rows-spanned="1">
            <text:p>Static Scheduling Optimization</text:p>
          </table:table-cell>
          <table:covered-table-cell table:number-columns-repeated="10"/>
          <table:table-cell table:number-columns-repeated="11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/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uwomp-cps-opt</text:p>
          </table:table-cell>
          <table:table-cell/>
          <table:table-cell table:style-name="ce1" office:value-type="string" calcext:value-type="string">
            <text:p>%Improvement</text:p>
          </table:table-cell>
          <table:table-cell table:number-columns-repeated="12"/>
        </table:table-row>
        <table:table-row table:style-name="ro1">
          <table:table-cell table:formula="of:=[.J8]" office:value-type="float" office:value="8192" calcext:value-type="float">
            <text:p>8192</text:p>
          </table:table-cell>
          <table:table-cell office:value-type="float" office:value="5" calcext:value-type="float">
            <text:p>5</text:p>
          </table:table-cell>
          <table:table-cell/>
          <table:table-cell table:formula="of:=[.L8]" office:value-type="float" office:value="32" calcext:value-type="float">
            <text:p>32</text:p>
          </table:table-cell>
          <table:table-cell/>
          <table:table-cell table:formula="of:=[.O8]" office:value-type="float" office:value="1970.7234916" calcext:value-type="float">
            <text:p>1970.7234916</text:p>
          </table:table-cell>
          <table:table-cell table:formula="of:=[.M8]" office:value-type="float" office:value="32" calcext:value-type="float">
            <text:p>32</text:p>
          </table:table-cell>
          <table:table-cell office:value-type="float" office:value="1850.312389" calcext:value-type="float">
            <text:p>1850.312389</text:p>
          </table:table-cell>
          <table:table-cell/>
          <table:table-cell table:formula="of:=100*(([.F47]-[.H47])/[.F47])" office:value-type="float" office:value="6.1099947868506" calcext:value-type="float">
            <text:p>6.1099947869</text:p>
          </table:table-cell>
          <table:table-cell table:number-columns-repeated="12"/>
        </table:table-row>
        <table:table-row table:style-name="ro1" table:number-rows-repeated="7">
          <table:table-cell table:number-columns-repeated="22"/>
        </table:table-row>
        <table:table-row table:style-name="ro1">
          <table:table-cell table:number-columns-repeated="17"/>
          <table:table-cell table:style-name="ce7" table:number-columns-spanned="5" table:number-rows-spanned="1"/>
          <table:covered-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7"/>
          <table:table-cell table:style-name="ce6" table:number-columns-repeated="4"/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.073365" calcext:value-type="float">
            <text:p>2.073365</text:p>
          </table:table-cell>
          <table:table-cell office:value-type="float" office:value="2.102624" calcext:value-type="float">
            <text:p>2.102624</text:p>
          </table:table-cell>
          <table:table-cell office:value-type="float" office:value="2.110417" calcext:value-type="float">
            <text:p>2.110417</text:p>
          </table:table-cell>
          <table:table-cell office:value-type="float" office:value="2.060962" calcext:value-type="float">
            <text:p>2.060962</text:p>
          </table:table-cell>
          <table:table-cell table:formula="of:=100*(([.B58]-[.C58])/[.B58])" office:value-type="float" office:value="-1.4111842343244" calcext:value-type="float">
            <text:p>-1.4111842343</text:p>
          </table:table-cell>
          <table:table-cell table:formula="of:=100*(([.B58]-[.D58])/[.B58])" office:value-type="float" office:value="-1.7870466608629" calcext:value-type="float">
            <text:p>-1.7870466609</text:p>
          </table:table-cell>
          <table:table-cell table:formula="of:=100*(([.B58]-[.E58])/[.B58])" office:value-type="float" office:value="0.598206297492238" calcext:value-type="float">
            <text:p>0.5982062975</text:p>
          </table:table-cell>
          <table:table-cell table:number-columns-repeated="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0.482269" calcext:value-type="float">
            <text:p>20.482269</text:p>
          </table:table-cell>
          <table:table-cell office:value-type="float" office:value="20.491891" calcext:value-type="float">
            <text:p>20.491891</text:p>
          </table:table-cell>
          <table:table-cell office:value-type="float" office:value="20.36189" calcext:value-type="float">
            <text:p>20.36189</text:p>
          </table:table-cell>
          <table:table-cell office:value-type="float" office:value="20.6172" calcext:value-type="float">
            <text:p>20.6172</text:p>
          </table:table-cell>
          <table:table-cell table:formula="of:=100*(([.B59]-[.C59])/[.B59])" office:value-type="float" office:value="-0.046977217221394" calcext:value-type="float">
            <text:p>-0.0469772172</text:p>
          </table:table-cell>
          <table:table-cell table:formula="of:=100*(([.B59]-[.D59])/[.B59])" office:value-type="float" office:value="0.587722971512579" calcext:value-type="float">
            <text:p>0.5877229715</text:p>
          </table:table-cell>
          <table:table-cell table:formula="of:=100*(([.B59]-[.E59])/[.B59])" office:value-type="float" office:value="-0.65876978766367" calcext:value-type="float">
            <text:p>-0.6587697877</text:p>
          </table:table-cell>
          <table:table-cell table:number-columns-repeated="14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200.364419" calcext:value-type="float">
            <text:p>200.364419</text:p>
          </table:table-cell>
          <table:table-cell office:value-type="float" office:value="201.418975" calcext:value-type="float">
            <text:p>201.418975</text:p>
          </table:table-cell>
          <table:table-cell office:value-type="float" office:value="199.206264" calcext:value-type="float">
            <text:p>199.206264</text:p>
          </table:table-cell>
          <table:table-cell office:value-type="float" office:value="196.265989" calcext:value-type="float">
            <text:p>196.265989</text:p>
          </table:table-cell>
          <table:table-cell table:formula="of:=100*(([.B60]-[.C60])/[.B60])" office:value-type="float" office:value="-0.526318996787544" calcext:value-type="float">
            <text:p>-0.5263189968</text:p>
          </table:table-cell>
          <table:table-cell table:formula="of:=100*(([.B60]-[.D60])/[.B60])" office:value-type="float" office:value="0.57802428484071" calcext:value-type="float">
            <text:p>0.5780242848</text:p>
          </table:table-cell>
          <table:table-cell table:formula="of:=100*(([.B60]-[.E60])/[.B60])" office:value-type="float" office:value="2.04548792667625" calcext:value-type="float">
            <text:p>2.0454879267</text:p>
          </table:table-cell>
          <table:table-cell table:number-columns-repeated="1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2054.382661" calcext:value-type="float">
            <text:p>2054.382661</text:p>
          </table:table-cell>
          <table:table-cell office:value-type="float" office:value="1958.338313" calcext:value-type="float">
            <text:p>1958.338313</text:p>
          </table:table-cell>
          <table:table-cell office:value-type="float" office:value="1844.813815" calcext:value-type="float">
            <text:p>1844.813815</text:p>
          </table:table-cell>
          <table:table-cell office:value-type="float" office:value="2086.981745" calcext:value-type="float">
            <text:p>2086.981745</text:p>
          </table:table-cell>
          <table:table-cell table:formula="of:=100*(([.B61]-[.C61])/[.B61])" office:value-type="float" office:value="4.67509533755747" calcext:value-type="float">
            <text:p>4.6750953376</text:p>
          </table:table-cell>
          <table:table-cell table:formula="of:=100*(([.B61]-[.D61])/[.B61])" office:value-type="float" office:value="10.2010618556326" calcext:value-type="float">
            <text:p>10.2010618556</text:p>
          </table:table-cell>
          <table:table-cell table:formula="of:=100*(([.B61]-[.E61])/[.B61])" office:value-type="float" office:value="-1.58680681154756" calcext:value-type="float">
            <text:p>-1.5868068115</text:p>
          </table:table-cell>
          <table:table-cell table:number-columns-repeated="14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2444.268643" calcext:value-type="float">
            <text:p>12444.268643</text:p>
          </table:table-cell>
          <table:table-cell/>
          <table:table-cell office:value-type="float" office:value="11611.477987" calcext:value-type="float">
            <text:p>11611.477987</text:p>
          </table:table-cell>
          <table:table-cell/>
          <table:table-cell table:formula="of:=100*(([.B62]-[.C62])/[.B62])" office:value-type="float" office:value="100" calcext:value-type="float">
            <text:p>100</text:p>
          </table:table-cell>
          <table:table-cell table:formula="of:=100*(([.B62]-[.D62])/[.B62])" office:value-type="float" office:value="6.69216231094827" calcext:value-type="float">
            <text:p>6.6921623109</text:p>
          </table:table-cell>
          <table:table-cell table:formula="of:=100*(([.B62]-[.E62])/[.B62])" office:value-type="float" office:value="100" calcext:value-type="float">
            <text:p>100</text:p>
          </table:table-cell>
          <table:table-cell table:number-columns-repeated="14"/>
        </table:table-row>
        <table:table-row table:style-name="ro1" table:number-rows-repeated="28">
          <table:table-cell table:number-columns-repeated="22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4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906.308177" calcext:value-type="float">
            <text:p>1906.308177</text:p>
          </table:table-cell>
          <table:table-cell office:value-type="float" office:value="1808.3171908" calcext:value-type="float">
            <text:p>1808.3171908</text:p>
          </table:table-cell>
          <table:table-cell office:value-type="float" office:value="1758.4756508" calcext:value-type="float">
            <text:p>1758.4756508</text:p>
          </table:table-cell>
          <table:table-cell office:value-type="float" office:value="1753.0459588" calcext:value-type="float">
            <text:p>1753.0459588</text:p>
          </table:table-cell>
          <table:table-cell table:formula="of:=100*(([.B92]-[.C92])/[.B92])" office:value-type="float" office:value="5.14035387259423" calcext:value-type="float">
            <text:p>5.1403538726</text:p>
          </table:table-cell>
          <table:table-cell table:formula="of:=100*(([.B92]-[.D92])/[.B92])" office:value-type="float" office:value="7.75491224260745" calcext:value-type="float">
            <text:p>7.7549122426</text:p>
          </table:table-cell>
          <table:table-cell table:formula="of:=100*(([.B92]-[.E92])/[.B92])" office:value-type="float" office:value="8.03973985156964" calcext:value-type="float">
            <text:p>8.0397398516</text:p>
          </table:table-cell>
          <table:table-cell table:number-columns-repeated="14"/>
        </table:table-row>
      </table:table>
      <table:table table:name="virgo-sor" table:style-name="ta1">
        <table:shapes>
          <draw:frame draw:z-index="0" draw:style-name="gr1" draw:text-style-name="P1" svg:width="15.987cm" svg:height="7.437cm" svg:x="0.632cm" svg:y="4.994cm">
            <draw:object draw:notify-on-update-of-ranges="'virgo-sor'.I2:'virgo-sor'.I8 'virgo-sor'.N1:'virgo-sor'.N1 'virgo-sor'.N2:'virgo-sor'.N8 'virgo-sor'.O1:'virgo-sor'.O1 'virgo-sor'.O2:'virgo-sor'.O8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" draw:style-name="gr1" draw:text-style-name="P1" svg:width="15.987cm" svg:height="7.357cm" svg:x="18.158cm" svg:y="5.047cm">
            <draw:object draw:notify-on-update-of-ranges="'virgo-sor'.I2:'virgo-sor'.I8 'virgo-sor'.P1:'virgo-sor'.P1 'virgo-sor'.P2:'virgo-sor'.P8" xlink:href="./Object 20" xlink:type="simple" xlink:show="embed" xlink:actuate="onLoad"/>
            <draw:image xlink:href="./ObjectReplacements/Object 20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7"/>
          <table:table-cell table:style-name="ce1" office:value-type="string" calcext:value-type="string">
            <text:p>niter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tasks</text:p>
          </table:table-cell>
          <table:table-cell/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uwomp-cps-earlier</text:p>
          </table:table-cell>
          <table:table-cell table:style-name="ce1" office:value-type="string" calcext:value-type="string">
            <text:p>uwomp-cps-earlier-1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1562364" calcext:value-type="float">
            <text:p>8.1562364</text:p>
          </table:table-cell>
          <table:table-cell office:value-type="float" office:value="5.475911" calcext:value-type="float">
            <text:p>5.475911</text:p>
          </table:table-cell>
          <table:table-cell table:formula="of:=100*(([.N2]-[.O2])/[.N2])" office:value-type="float" office:value="32.8622819220885" calcext:value-type="float">
            <text:p>32.8622819221</text:p>
          </table:table-cell>
          <table:table-cell office:value-type="float" office:value="10.56826" calcext:value-type="float">
            <text:p>10.56826</text:p>
          </table:table-cell>
          <table:table-cell office:value-type="float" office:value="7.0251076" calcext:value-type="float">
            <text:p>7.025107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.8559264" calcext:value-type="float">
            <text:p>9.8559264</text:p>
          </table:table-cell>
          <table:table-cell office:value-type="float" office:value="6.700922" calcext:value-type="float">
            <text:p>6.700922</text:p>
          </table:table-cell>
          <table:table-cell table:formula="of:=100*(([.N3]-[.O3])/[.N3])" office:value-type="float" office:value="32.01124148005" calcext:value-type="float">
            <text:p>32.0112414801</text:p>
          </table:table-cell>
          <table:table-cell office:value-type="float" office:value="11.020497" calcext:value-type="float">
            <text:p>11.020497</text:p>
          </table:table-cell>
          <table:table-cell office:value-type="float" office:value="9.9578228" calcext:value-type="float">
            <text:p>9.9578228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7.3778418" calcext:value-type="float">
            <text:p>17.3778418</text:p>
          </table:table-cell>
          <table:table-cell office:value-type="float" office:value="14.010184" calcext:value-type="float">
            <text:p>14.010184</text:p>
          </table:table-cell>
          <table:table-cell table:formula="of:=100*(([.N4]-[.O4])/[.N4])" office:value-type="float" office:value="19.379033592077" calcext:value-type="float">
            <text:p>19.3790335921</text:p>
          </table:table-cell>
          <table:table-cell office:value-type="float" office:value="22.163234" calcext:value-type="float">
            <text:p>22.163234</text:p>
          </table:table-cell>
          <table:table-cell office:value-type="float" office:value="18.3089416" calcext:value-type="float">
            <text:p>18.3089416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9.5575942" calcext:value-type="float">
            <text:p>39.5575942</text:p>
          </table:table-cell>
          <table:table-cell office:value-type="float" office:value="36.92384" calcext:value-type="float">
            <text:p>36.92384</text:p>
          </table:table-cell>
          <table:table-cell table:formula="of:=100*(([.N5]-[.O5])/[.N5])" office:value-type="float" office:value="6.65802421321163" calcext:value-type="float">
            <text:p>6.6580242132</text:p>
          </table:table-cell>
          <table:table-cell office:value-type="float" office:value="45.676083" calcext:value-type="float">
            <text:p>45.676083</text:p>
          </table:table-cell>
          <table:table-cell office:value-type="float" office:value="44.2038074" calcext:value-type="float">
            <text:p>44.2038074</text:p>
          </table:table-cell>
          <table:table-cell table:number-columns-repeated="3"/>
        </table:table-row>
        <table:table-row table:style-name="ro1">
          <table:table-cell table:number-columns-repeated="7"/>
          <table:table-cell office:value-type="float" office:value="100000" calcext:value-type="float">
            <text:p>100000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0.4724602" calcext:value-type="float">
            <text:p>120.4724602</text:p>
          </table:table-cell>
          <table:table-cell office:value-type="float" office:value="132.926839" calcext:value-type="float">
            <text:p>132.926839</text:p>
          </table:table-cell>
          <table:table-cell table:formula="of:=100*(([.N6]-[.O6])/[.N6])" office:value-type="float" office:value="-10.3379467633716" calcext:value-type="float">
            <text:p>-10.3379467634</text:p>
          </table:table-cell>
          <table:table-cell office:value-type="float" office:value="181.365564" calcext:value-type="float">
            <text:p>181.365564</text:p>
          </table:table-cell>
          <table:table-cell office:value-type="float" office:value="136.9698616" calcext:value-type="float">
            <text:p>136.9698616</text:p>
          </table:table-cell>
          <table:table-cell table:number-columns-repeated="3"/>
        </table:table-row>
        <table:table-row table:style-name="ro1">
          <table:table-cell table:number-columns-repeated="7"/>
          <table:table-cell table:style-name="ce8" office:value-type="float" office:value="100000" calcext:value-type="float">
            <text:p>100000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32" calcext:value-type="float">
            <text:p>32</text:p>
          </table:table-cell>
          <table:table-cell/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776.9702226" calcext:value-type="float">
            <text:p>1776.9702226</text:p>
          </table:table-cell>
          <table:table-cell table:style-name="ce8" office:value-type="float" office:value="1737.0080472" calcext:value-type="float">
            <text:p>1737.0080472</text:p>
          </table:table-cell>
          <table:table-cell table:style-name="ce8" table:formula="of:=100*(([.N7]-[.O7])/[.N7])" office:value-type="float" office:value="2.24889392583792" calcext:value-type="float">
            <text:p>2.2488939258</text:p>
          </table:table-cell>
          <table:table-cell office:value-type="float" office:value="1785.411426" calcext:value-type="float">
            <text:p>1785.411426</text:p>
          </table:table-cell>
          <table:table-cell office:value-type="float" office:value="1757.591958" calcext:value-type="float">
            <text:p>1757.591958</text:p>
          </table:table-cell>
          <table:table-cell table:number-columns-repeated="3"/>
        </table:table-row>
        <table:table-row table:style-name="ro1" table:number-rows-repeated="27"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iter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/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office:value-type="string" calcext:value-type="string">
            <text:p>%Improvement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459.494658" calcext:value-type="float">
            <text:p>5459.494658</text:p>
          </table:table-cell>
          <table:table-cell office:value-type="float" office:value="1" calcext:value-type="float">
            <text:p>1</text:p>
          </table:table-cell>
          <table:table-cell office:value-type="float" office:value="5436.342812" calcext:value-type="float">
            <text:p>5436.342812</text:p>
          </table:table-cell>
          <table:table-cell/>
          <table:table-cell table:formula="of:=100*(([.H36]-[.J36])/[.H36])" office:value-type="float" office:value="0.424065732275688" calcext:value-type="float">
            <text:p>0.4240657323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741.388153" calcext:value-type="float">
            <text:p>2741.388153</text:p>
          </table:table-cell>
          <table:table-cell office:value-type="float" office:value="1" calcext:value-type="float">
            <text:p>1</text:p>
          </table:table-cell>
          <table:table-cell office:value-type="float" office:value="2875.209192" calcext:value-type="float">
            <text:p>2875.209192</text:p>
          </table:table-cell>
          <table:table-cell/>
          <table:table-cell table:formula="of:=100*(([.H37]-[.J37])/[.H37])" office:value-type="float" office:value="-4.88150643146082" calcext:value-type="float">
            <text:p>-4.88150643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689.431849" calcext:value-type="float">
            <text:p>1689.431849</text:p>
          </table:table-cell>
          <table:table-cell office:value-type="float" office:value="1" calcext:value-type="float">
            <text:p>1</text:p>
          </table:table-cell>
          <table:table-cell office:value-type="float" office:value="1641.258509" calcext:value-type="float">
            <text:p>1641.258509</text:p>
          </table:table-cell>
          <table:table-cell/>
          <table:table-cell table:formula="of:=100*(([.H38]-[.J38])/[.H38])" office:value-type="float" office:value="2.85145210376581" calcext:value-type="float">
            <text:p>2.8514521038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363.502104" calcext:value-type="float">
            <text:p>1363.502104</text:p>
          </table:table-cell>
          <table:table-cell office:value-type="float" office:value="1" calcext:value-type="float">
            <text:p>1</text:p>
          </table:table-cell>
          <table:table-cell office:value-type="float" office:value="1366.503384" calcext:value-type="float">
            <text:p>1366.503384</text:p>
          </table:table-cell>
          <table:table-cell/>
          <table:table-cell table:formula="of:=100*(([.H39]-[.J39])/[.H39])" office:value-type="float" office:value="-0.220115538596938" calcext:value-type="float">
            <text:p>-0.2201155386</text:p>
          </table:table-cell>
          <table:table-cell table:number-columns-repeated="9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755.329473" calcext:value-type="float">
            <text:p>1755.329473</text:p>
          </table:table-cell>
          <table:table-cell office:value-type="float" office:value="1" calcext:value-type="float">
            <text:p>1</text:p>
          </table:table-cell>
          <table:table-cell office:value-type="float" office:value="1685.422921" calcext:value-type="float">
            <text:p>1685.422921</text:p>
          </table:table-cell>
          <table:table-cell/>
          <table:table-cell table:formula="of:=100*(([.H40]-[.J40])/[.H40])" office:value-type="float" office:value="3.98253166002642" calcext:value-type="float">
            <text:p>3.98253166</text:p>
          </table:table-cell>
          <table:table-cell table:number-columns-repeated="9"/>
        </table:table-row>
        <table:table-row table:style-name="ro1">
          <table:table-cell/>
          <table:table-cell table:formula="of:=[.I7]" office:value-type="float" office:value="4096" calcext:value-type="float">
            <text:p>4096</text:p>
          </table:table-cell>
          <table:table-cell table:formula="of:=[.H7]" office:value-type="float" office:value="100000" calcext:value-type="float">
            <text:p>100000</text:p>
          </table:table-cell>
          <table:table-cell table:formula="of:=[.J7]" office:value-type="float" office:value="32" calcext:value-type="float">
            <text:p>32</text:p>
          </table:table-cell>
          <table:table-cell/>
          <table:table-cell table:formula="of:=[.L7]" office:value-type="float" office:value="32" calcext:value-type="float">
            <text:p>32</text:p>
          </table:table-cell>
          <table:table-cell/>
          <table:table-cell table:formula="of:=[.N7]" office:value-type="float" office:value="1776.9702226" calcext:value-type="float">
            <text:p>1776.9702226</text:p>
          </table:table-cell>
          <table:table-cell table:formula="of:=[.M7]" office:value-type="float" office:value="5" calcext:value-type="float">
            <text:p>5</text:p>
          </table:table-cell>
          <table:table-cell table:formula="of:=[.O7]" office:value-type="float" office:value="1737.0080472" calcext:value-type="float">
            <text:p>1737.0080472</text:p>
          </table:table-cell>
          <table:table-cell/>
          <table:table-cell table:formula="of:=100*(([.H41]-[.J41])/[.H41])" office:value-type="float" office:value="2.24889392583792" calcext:value-type="float">
            <text:p>2.2488939258</text:p>
          </table:table-cell>
          <table:table-cell table:number-columns-repeated="9"/>
        </table:table-row>
        <table:table-row table:style-name="ro1" table:number-rows-repeated="7">
          <table:table-cell table:number-columns-repeated="21"/>
        </table:table-row>
        <table:table-row table:style-name="ro1">
          <table:table-cell/>
          <table:table-cell table:style-name="ce2" office:value-type="string" calcext:value-type="string" table:number-columns-spanned="11" table:number-rows-spanned="1">
            <text:p>Static Scheduling Optimization</text:p>
          </table:table-cell>
          <table:covered-table-cell table:number-columns-repeated="10"/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iters</text:p>
          </table:table-cell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nthreads</text:p>
          </table:table-cell>
          <table:table-cell table:style-name="ce1"/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cps-opt</text:p>
          </table:table-cell>
          <table:table-cell/>
          <table:table-cell table:style-name="ce1" office:value-type="string" calcext:value-type="string">
            <text:p>%Improvement</text:p>
          </table:table-cell>
          <table:table-cell table:number-columns-repeated="9"/>
        </table:table-row>
        <table:table-row table:style-name="ro1">
          <table:table-cell/>
          <table:table-cell table:formula="of:=[.I7]" office:value-type="float" office:value="4096" calcext:value-type="float">
            <text:p>4096</text:p>
          </table:table-cell>
          <table:table-cell table:formula="of:=[.H7]" office:value-type="float" office:value="100000" calcext:value-type="float">
            <text:p>100000</text:p>
          </table:table-cell>
          <table:table-cell table:formula="of:=[.J7]" office:value-type="float" office:value="32" calcext:value-type="float">
            <text:p>32</text:p>
          </table:table-cell>
          <table:table-cell/>
          <table:table-cell table:formula="of:=[.L7]" office:value-type="float" office:value="32" calcext:value-type="float">
            <text:p>32</text:p>
          </table:table-cell>
          <table:table-cell/>
          <table:table-cell table:formula="of:=[.O7]" office:value-type="float" office:value="1737.0080472" calcext:value-type="float">
            <text:p>1737.0080472</text:p>
          </table:table-cell>
          <table:table-cell table:formula="of:=[.M7]" office:value-type="float" office:value="5" calcext:value-type="float">
            <text:p>5</text:p>
          </table:table-cell>
          <table:table-cell office:value-type="float" office:value="1729.605677" calcext:value-type="float">
            <text:p>1729.605677</text:p>
          </table:table-cell>
          <table:table-cell/>
          <table:table-cell table:formula="of:=100*(([.H51]-[.J51])/[.H51])" office:value-type="float" office:value="0.426156356151161" calcext:value-type="float">
            <text:p>0.4261563562</text:p>
          </table:table-cell>
          <table:table-cell table:number-columns-repeated="9"/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16"/>
          <table:table-cell table:style-name="ce7" table:number-columns-spanned="5" table:number-rows-spanned="1"/>
          <table:covered-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2.238257" calcext:value-type="float">
            <text:p>2.238257</text:p>
          </table:table-cell>
          <table:table-cell office:value-type="float" office:value="2.644576" calcext:value-type="float">
            <text:p>2.644576</text:p>
          </table:table-cell>
          <table:table-cell office:value-type="float" office:value="2.24033" calcext:value-type="float">
            <text:p>2.24033</text:p>
          </table:table-cell>
          <table:table-cell office:value-type="float" office:value="2.271156" calcext:value-type="float">
            <text:p>2.271156</text:p>
          </table:table-cell>
          <table:table-cell table:formula="of:=100*(([.D61]-[.E61])/[.D61])" office:value-type="float" office:value="-18.1533666598608" calcext:value-type="float">
            <text:p>-18.1533666599</text:p>
          </table:table-cell>
          <table:table-cell table:formula="of:=([.D61]-[.F61])*100/([.D61])" office:value-type="float" office:value="-0.0926167102348039" calcext:value-type="float">
            <text:p>-0.0926167102</text:p>
          </table:table-cell>
          <table:table-cell table:formula="of:=100*(([.D61]-[.G61])/[.D61])" office:value-type="float" office:value="-1.46984908346093" calcext:value-type="float">
            <text:p>-1.469849083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8.914771" calcext:value-type="float">
            <text:p>8.914771</text:p>
          </table:table-cell>
          <table:table-cell office:value-type="float" office:value="8.994118" calcext:value-type="float">
            <text:p>8.994118</text:p>
          </table:table-cell>
          <table:table-cell office:value-type="float" office:value="8.877832" calcext:value-type="float">
            <text:p>8.877832</text:p>
          </table:table-cell>
          <table:table-cell office:value-type="float" office:value="8.961431" calcext:value-type="float">
            <text:p>8.961431</text:p>
          </table:table-cell>
          <table:table-cell table:formula="of:=100*(([.D62]-[.E62])/[.D62])" office:value-type="float" office:value="-0.890062122739892" calcext:value-type="float">
            <text:p>-0.8900621227</text:p>
          </table:table-cell>
          <table:table-cell table:formula="of:=([.D62]-[.F62])*100/([.D62])" office:value-type="float" office:value="0.414357250455455" calcext:value-type="float">
            <text:p>0.4143572505</text:p>
          </table:table-cell>
          <table:table-cell table:formula="of:=100*(([.D62]-[.G62])/[.D62])" office:value-type="float" office:value="-0.523400993699101" calcext:value-type="float">
            <text:p>-0.523400993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35.405497" calcext:value-type="float">
            <text:p>35.405497</text:p>
          </table:table-cell>
          <table:table-cell office:value-type="float" office:value="35.689612" calcext:value-type="float">
            <text:p>35.689612</text:p>
          </table:table-cell>
          <table:table-cell office:value-type="float" office:value="35.451148" calcext:value-type="float">
            <text:p>35.451148</text:p>
          </table:table-cell>
          <table:table-cell office:value-type="float" office:value="35.561076" calcext:value-type="float">
            <text:p>35.561076</text:p>
          </table:table-cell>
          <table:table-cell table:formula="of:=100*(([.D63]-[.E63])/[.D63])" office:value-type="float" office:value="-0.802460137757704" calcext:value-type="float">
            <text:p>-0.8024601378</text:p>
          </table:table-cell>
          <table:table-cell table:formula="of:=([.D63]-[.F63])*100/([.D63])" office:value-type="float" office:value="-0.128937605366778" calcext:value-type="float">
            <text:p>-0.1289376054</text:p>
          </table:table-cell>
          <table:table-cell table:formula="of:=100*(([.D63]-[.G63])/[.D63])" office:value-type="float" office:value="-0.439420466262634" calcext:value-type="float">
            <text:p>-0.4394204663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4.416768" calcext:value-type="float">
            <text:p>4.416768</text:p>
          </table:table-cell>
          <table:table-cell office:value-type="float" office:value="5.251478" calcext:value-type="float">
            <text:p>5.251478</text:p>
          </table:table-cell>
          <table:table-cell office:value-type="float" office:value="4.489512" calcext:value-type="float">
            <text:p>4.489512</text:p>
          </table:table-cell>
          <table:table-cell office:value-type="float" office:value="4.500403" calcext:value-type="float">
            <text:p>4.500403</text:p>
          </table:table-cell>
          <table:table-cell table:formula="of:=100*(([.D68]-[.E68])/[.D68])" office:value-type="float" office:value="-18.8986607401611" calcext:value-type="float">
            <text:p>-18.8986607402</text:p>
          </table:table-cell>
          <table:table-cell table:formula="of:=([.D68]-[.F68])*100/([.D68])" office:value-type="float" office:value="-1.64699617457834" calcext:value-type="float">
            <text:p>-1.6469961746</text:p>
          </table:table-cell>
          <table:table-cell table:formula="of:=100*(([.D68]-[.G68])/[.D68])" office:value-type="float" office:value="-1.89357919637165" calcext:value-type="float">
            <text:p>-1.893579196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17.708336" calcext:value-type="float">
            <text:p>17.708336</text:p>
          </table:table-cell>
          <table:table-cell office:value-type="float" office:value="20.604261" calcext:value-type="float">
            <text:p>20.604261</text:p>
          </table:table-cell>
          <table:table-cell office:value-type="float" office:value="17.715051" calcext:value-type="float">
            <text:p>17.715051</text:p>
          </table:table-cell>
          <table:table-cell office:value-type="float" office:value="17.887289" calcext:value-type="float">
            <text:p>17.887289</text:p>
          </table:table-cell>
          <table:table-cell table:formula="of:=100*(([.D69]-[.E69])/[.D69])" office:value-type="float" office:value="-16.3534563608913" calcext:value-type="float">
            <text:p>-16.3534563609</text:p>
          </table:table-cell>
          <table:table-cell table:formula="of:=([.D69]-[.F69])*100/([.D69])" office:value-type="float" office:value="-0.0379199942896939" calcext:value-type="float">
            <text:p>-0.0379199943</text:p>
          </table:table-cell>
          <table:table-cell table:formula="of:=100*(([.D69]-[.G69])/[.D69])" office:value-type="float" office:value="-1.01055796546892" calcext:value-type="float">
            <text:p>-1.010557965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70.730277" calcext:value-type="float">
            <text:p>70.730277</text:p>
          </table:table-cell>
          <table:table-cell office:value-type="float" office:value="71.358133" calcext:value-type="float">
            <text:p>71.358133</text:p>
          </table:table-cell>
          <table:table-cell office:value-type="float" office:value="70.739405" calcext:value-type="float">
            <text:p>70.739405</text:p>
          </table:table-cell>
          <table:table-cell office:value-type="float" office:value="71.105669" calcext:value-type="float">
            <text:p>71.105669</text:p>
          </table:table-cell>
          <table:table-cell table:formula="of:=100*(([.D70]-[.E70])/[.D70])" office:value-type="float" office:value="-0.887676433106567" calcext:value-type="float">
            <text:p>-0.8876764331</text:p>
          </table:table-cell>
          <table:table-cell table:formula="of:=([.D70]-[.F70])*100/([.D70])" office:value-type="float" office:value="-0.0129053644170007" calcext:value-type="float">
            <text:p>-0.0129053644</text:p>
          </table:table-cell>
          <table:table-cell table:formula="of:=100*(([.D70]-[.G70])/[.D70])" office:value-type="float" office:value="-0.530737353114007" calcext:value-type="float">
            <text:p>-0.5307373531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8.828999" calcext:value-type="float">
            <text:p>8.828999</text:p>
          </table:table-cell>
          <table:table-cell office:value-type="float" office:value="10.339785" calcext:value-type="float">
            <text:p>10.339785</text:p>
          </table:table-cell>
          <table:table-cell office:value-type="float" office:value="8.842722" calcext:value-type="float">
            <text:p>8.842722</text:p>
          </table:table-cell>
          <table:table-cell office:value-type="float" office:value="8.878327" calcext:value-type="float">
            <text:p>8.878327</text:p>
          </table:table-cell>
          <table:table-cell table:formula="of:=100*(([.D75]-[.E75])/[.D75])" office:value-type="float" office:value="-17.1116340595349" calcext:value-type="float">
            <text:p>-17.1116340595</text:p>
          </table:table-cell>
          <table:table-cell table:formula="of:=([.D75]-[.F75])*100/([.D75])" office:value-type="float" office:value="-0.155430983738933" calcext:value-type="float">
            <text:p>-0.1554309837</text:p>
          </table:table-cell>
          <table:table-cell table:formula="of:=100*(([.D75]-[.G75])/[.D75])" office:value-type="float" office:value="-0.558704333299856" calcext:value-type="float">
            <text:p>-0.55870433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35.442214" calcext:value-type="float">
            <text:p>35.442214</text:p>
          </table:table-cell>
          <table:table-cell office:value-type="float" office:value="41.152028" calcext:value-type="float">
            <text:p>41.152028</text:p>
          </table:table-cell>
          <table:table-cell office:value-type="float" office:value="35.406327" calcext:value-type="float">
            <text:p>35.406327</text:p>
          </table:table-cell>
          <table:table-cell office:value-type="float" office:value="35.757452" calcext:value-type="float">
            <text:p>35.757452</text:p>
          </table:table-cell>
          <table:table-cell table:formula="of:=100*(([.D76]-[.E76])/[.D76])" office:value-type="float" office:value="-16.1102068849311" calcext:value-type="float">
            <text:p>-16.1102068849</text:p>
          </table:table-cell>
          <table:table-cell table:formula="of:=([.D76]-[.F76])*100/([.D76])" office:value-type="float" office:value="0.101254961103735" calcext:value-type="float">
            <text:p>0.1012549611</text:p>
          </table:table-cell>
          <table:table-cell table:formula="of:=100*(([.D76]-[.G76])/[.D76])" office:value-type="float" office:value="-0.889442177624684" calcext:value-type="float">
            <text:p>-0.889442177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163.073514" calcext:value-type="float">
            <text:p>163.073514</text:p>
          </table:table-cell>
          <table:table-cell office:value-type="float" office:value="142.509295" calcext:value-type="float">
            <text:p>142.509295</text:p>
          </table:table-cell>
          <table:table-cell office:value-type="float" office:value="141.515355" calcext:value-type="float">
            <text:p>141.515355</text:p>
          </table:table-cell>
          <table:table-cell office:value-type="float" office:value="142.076615" calcext:value-type="float">
            <text:p>142.076615</text:p>
          </table:table-cell>
          <table:table-cell table:formula="of:=100*(([.D77]-[.E77])/[.D77])" office:value-type="float" office:value="12.6103979092521" calcext:value-type="float">
            <text:p>12.6103979093</text:p>
          </table:table-cell>
          <table:table-cell table:formula="of:=([.D77]-[.F77])*100/([.D77])" office:value-type="float" office:value="13.2199021602" calcext:value-type="float">
            <text:p>13.2199021602</text:p>
          </table:table-cell>
          <table:table-cell table:formula="of:=100*(([.D77]-[.G77])/[.D77])" office:value-type="float" office:value="12.8757260973722" calcext:value-type="float">
            <text:p>12.8757260974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20.433792" calcext:value-type="float">
            <text:p>20.433792</text:p>
          </table:table-cell>
          <table:table-cell office:value-type="float" office:value="17.871867" calcext:value-type="float">
            <text:p>17.871867</text:p>
          </table:table-cell>
          <table:table-cell office:value-type="float" office:value="20.647835" calcext:value-type="float">
            <text:p>20.647835</text:p>
          </table:table-cell>
          <table:table-cell office:value-type="float" office:value="18.015888" calcext:value-type="float">
            <text:p>18.015888</text:p>
          </table:table-cell>
          <table:table-cell table:formula="of:=100*(([.D82]-[.E82])/[.D82])" office:value-type="float" office:value="12.537687571646" calcext:value-type="float">
            <text:p>12.5376875716</text:p>
          </table:table-cell>
          <table:table-cell table:formula="of:=([.D82]-[.F82])*100/([.D82])" office:value-type="float" office:value="-1.04749524708874" calcext:value-type="float">
            <text:p>-1.0474952471</text:p>
          </table:table-cell>
          <table:table-cell table:formula="of:=100*(([.D82]-[.G82])/[.D82])" office:value-type="float" office:value="11.832869787458" calcext:value-type="float">
            <text:p>11.832869787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70.83718" calcext:value-type="float">
            <text:p>70.83718</text:p>
          </table:table-cell>
          <table:table-cell office:value-type="float" office:value="71.625784" calcext:value-type="float">
            <text:p>71.625784</text:p>
          </table:table-cell>
          <table:table-cell office:value-type="float" office:value="81.838117" calcext:value-type="float">
            <text:p>81.838117</text:p>
          </table:table-cell>
          <table:table-cell office:value-type="float" office:value="71.488683" calcext:value-type="float">
            <text:p>71.488683</text:p>
          </table:table-cell>
          <table:table-cell table:formula="of:=100*(([.D83]-[.E83])/[.D83])" office:value-type="float" office:value="-1.11326283739696" calcext:value-type="float">
            <text:p>-1.1132628374</text:p>
          </table:table-cell>
          <table:table-cell table:formula="of:=([.D83]-[.F83])*100/([.D83])" office:value-type="float" office:value="-15.5298912237895" calcext:value-type="float">
            <text:p>-15.5298912238</text:p>
          </table:table-cell>
          <table:table-cell table:formula="of:=100*(([.D83]-[.G83])/[.D83])" office:value-type="float" office:value="-0.919718995024916" calcext:value-type="float">
            <text:p>-0.9197189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283.47022" calcext:value-type="float">
            <text:p>283.47022</text:p>
          </table:table-cell>
          <table:table-cell office:value-type="float" office:value="285.625108" calcext:value-type="float">
            <text:p>285.625108</text:p>
          </table:table-cell>
          <table:table-cell office:value-type="float" office:value="282.869135" calcext:value-type="float">
            <text:p>282.869135</text:p>
          </table:table-cell>
          <table:table-cell office:value-type="float" office:value="283.629382" calcext:value-type="float">
            <text:p>283.629382</text:p>
          </table:table-cell>
          <table:table-cell table:formula="of:=100*(([.D84]-[.E84])/[.D84])" office:value-type="float" office:value="-0.760181439870484" calcext:value-type="float">
            <text:p>-0.7601814399</text:p>
          </table:table-cell>
          <table:table-cell table:formula="of:=([.D84]-[.F84])*100/([.D84])" office:value-type="float" office:value="0.212045201785202" calcext:value-type="float">
            <text:p>0.2120452018</text:p>
          </table:table-cell>
          <table:table-cell table:formula="of:=100*(([.D84]-[.G84])/[.D84])" office:value-type="float" office:value="-0.0561476969256374" calcext:value-type="float">
            <text:p>-0.0561476969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35.257671" calcext:value-type="float">
            <text:p>35.257671</text:p>
          </table:table-cell>
          <table:table-cell office:value-type="float" office:value="35.759853" calcext:value-type="float">
            <text:p>35.759853</text:p>
          </table:table-cell>
          <table:table-cell office:value-type="float" office:value="35.291511" calcext:value-type="float">
            <text:p>35.291511</text:p>
          </table:table-cell>
          <table:table-cell office:value-type="float" office:value="35.576433" calcext:value-type="float">
            <text:p>35.576433</text:p>
          </table:table-cell>
          <table:table-cell table:formula="of:=100*(([.E89]-[.F89])/[.E89])" office:value-type="float" office:value="1.30968659183247" calcext:value-type="float">
            <text:p>1.3096865918</text:p>
          </table:table-cell>
          <table:table-cell table:formula="of:=([.D89]-[.F89])*100/([.D89])" office:value-type="float" office:value="-0.0959791133112504" calcext:value-type="float">
            <text:p>-0.0959791133</text:p>
          </table:table-cell>
          <table:table-cell table:formula="of:=100*(([.D89]-[.G89])/[.D89])" office:value-type="float" office:value="-0.904092615760126" calcext:value-type="float">
            <text:p>-0.90409261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141.921812" calcext:value-type="float">
            <text:p>141.921812</text:p>
          </table:table-cell>
          <table:table-cell office:value-type="float" office:value="142.886823" calcext:value-type="float">
            <text:p>142.886823</text:p>
          </table:table-cell>
          <table:table-cell office:value-type="float" office:value="163.749267" calcext:value-type="float">
            <text:p>163.749267</text:p>
          </table:table-cell>
          <table:table-cell office:value-type="float" office:value="143.494576" calcext:value-type="float">
            <text:p>143.494576</text:p>
          </table:table-cell>
          <table:table-cell table:formula="of:=100*(([.E90]-[.F90])/[.E90])" office:value-type="float" office:value="-14.6006773486734" calcext:value-type="float">
            <text:p>-14.6006773487</text:p>
          </table:table-cell>
          <table:table-cell table:formula="of:=([.D90]-[.F90])*100/([.D90])" office:value-type="float" office:value="-15.3799156679313" calcext:value-type="float">
            <text:p>-15.3799156679</text:p>
          </table:table-cell>
          <table:table-cell table:formula="of:=100*(([.D90]-[.G90])/[.D90])" office:value-type="float" office:value="-1.10819047321634" calcext:value-type="float">
            <text:p>-1.10819047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565.794819" calcext:value-type="float">
            <text:p>565.794819</text:p>
          </table:table-cell>
          <table:table-cell office:value-type="float" office:value="656.402749" calcext:value-type="float">
            <text:p>656.402749</text:p>
          </table:table-cell>
          <table:table-cell office:value-type="float" office:value="565.70667" calcext:value-type="float">
            <text:p>565.70667</text:p>
          </table:table-cell>
          <table:table-cell office:value-type="float" office:value="568.369044" calcext:value-type="float">
            <text:p>568.369044</text:p>
          </table:table-cell>
          <table:table-cell table:formula="of:=100*(([.E91]-[.F91])/[.E91])" office:value-type="float" office:value="13.8171388127444" calcext:value-type="float">
            <text:p>13.8171388127</text:p>
          </table:table-cell>
          <table:table-cell table:formula="of:=([.D91]-[.F91])*100/([.D91])" office:value-type="float" office:value="0.0155796760662685" calcext:value-type="float">
            <text:p>0.0155796761</text:p>
          </table:table-cell>
          <table:table-cell table:formula="of:=100*(([.D91]-[.G91])/[.D91])" office:value-type="float" office:value="-0.454975003933373" calcext:value-type="float">
            <text:p>-0.4549750039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table:number-columns-repeated="2" office:value-type="float" office:value="4096" calcext:value-type="float">
            <text:p>4096</text:p>
          </table:table-cell>
          <table:table-cell office:value-type="float" office:value="70.793456" calcext:value-type="float">
            <text:p>70.793456</text:p>
          </table:table-cell>
          <table:table-cell office:value-type="float" office:value="82.739816" calcext:value-type="float">
            <text:p>82.739816</text:p>
          </table:table-cell>
          <table:table-cell office:value-type="float" office:value="81.82968" calcext:value-type="float">
            <text:p>81.82968</text:p>
          </table:table-cell>
          <table:table-cell office:value-type="float" office:value="70.863974" calcext:value-type="float">
            <text:p>70.863974</text:p>
          </table:table-cell>
          <table:table-cell table:formula="of:=100*(([.D96]-[.E96])/[.D96])" office:value-type="float" office:value="-16.8749495716101" calcext:value-type="float">
            <text:p>-16.8749495716</text:p>
          </table:table-cell>
          <table:table-cell table:formula="of:=([.D96]-[.F96])*100/([.D96])" office:value-type="float" office:value="-15.5893279175408" calcext:value-type="float">
            <text:p>-15.5893279175</text:p>
          </table:table-cell>
          <table:table-cell table:formula="of:=100*(([.D96]-[.G96])/[.D96])" office:value-type="float" office:value="-0.0996109018890005" calcext:value-type="float">
            <text:p>-0.0996109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283.480045" calcext:value-type="float">
            <text:p>283.480045</text:p>
          </table:table-cell>
          <table:table-cell office:value-type="float" office:value="328.411041" calcext:value-type="float">
            <text:p>328.411041</text:p>
          </table:table-cell>
          <table:table-cell office:value-type="float" office:value="282.994575" calcext:value-type="float">
            <text:p>282.994575</text:p>
          </table:table-cell>
          <table:table-cell office:value-type="float" office:value="283.971708" calcext:value-type="float">
            <text:p>283.971708</text:p>
          </table:table-cell>
          <table:table-cell table:formula="of:=100*(([.D97]-[.E97])/[.D97])" office:value-type="float" office:value="-15.8497914729765" calcext:value-type="float">
            <text:p>-15.849791473</text:p>
          </table:table-cell>
          <table:table-cell table:formula="of:=([.D97]-[.F97])*100/([.D97])" office:value-type="float" office:value="0.171253676779973" calcext:value-type="float">
            <text:p>0.1712536768</text:p>
          </table:table-cell>
          <table:table-cell table:formula="of:=100*(([.D97]-[.G97])/[.D97])" office:value-type="float" office:value="-0.173438310269762" calcext:value-type="float">
            <text:p>-0.173438310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1131.548515" calcext:value-type="float">
            <text:p>1131.548515</text:p>
          </table:table-cell>
          <table:table-cell office:value-type="float" office:value="1313.370569" calcext:value-type="float">
            <text:p>1313.370569</text:p>
          </table:table-cell>
          <table:table-cell office:value-type="float" office:value="1131.451977" calcext:value-type="float">
            <text:p>1131.451977</text:p>
          </table:table-cell>
          <table:table-cell office:value-type="float" office:value="1135.889619" calcext:value-type="float">
            <text:p>1135.889619</text:p>
          </table:table-cell>
          <table:table-cell table:formula="of:=100*(([.D98]-[.E98])/[.D98])" office:value-type="float" office:value="-16.0684276095754" calcext:value-type="float">
            <text:p>-16.0684276096</text:p>
          </table:table-cell>
          <table:table-cell table:formula="of:=([.D98]-[.F98])*100/([.D98])" office:value-type="float" office:value="0.00853149455991373" calcext:value-type="float">
            <text:p>0.0085314946</text:p>
          </table:table-cell>
          <table:table-cell table:formula="of:=100*(([.D98]-[.G98])/[.D98])" office:value-type="float" office:value="-0.38364276409307" calcext:value-type="float">
            <text:p>-0.3836427641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163.877097" calcext:value-type="float">
            <text:p>163.877097</text:p>
          </table:table-cell>
          <table:table-cell office:value-type="float" office:value="165.733468" calcext:value-type="float">
            <text:p>165.733468</text:p>
          </table:table-cell>
          <table:table-cell office:value-type="float" office:value="164.294687" calcext:value-type="float">
            <text:p>164.294687</text:p>
          </table:table-cell>
          <table:table-cell office:value-type="float" office:value="144.476353" calcext:value-type="float">
            <text:p>144.476353</text:p>
          </table:table-cell>
          <table:table-cell table:formula="of:=100*(([.D103]-[.E103])/[.D103])" office:value-type="float" office:value="-1.13278245342605" calcext:value-type="float">
            <text:p>-1.1327824534</text:p>
          </table:table-cell>
          <table:table-cell table:formula="of:=([.D103]-[.F103])*100/([.D103])" office:value-type="float" office:value="-0.254819012323619" calcext:value-type="float">
            <text:p>-0.2548190123</text:p>
          </table:table-cell>
          <table:table-cell table:formula="of:=100*(([.D103]-[.G103])/[.D103])" office:value-type="float" office:value="11.8385938945453" calcext:value-type="float">
            <text:p>11.8385938945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8192" calcext:value-type="float">
            <text:p>8192</text:p>
          </table:table-cell>
          <table:table-cell office:value-type="float" office:value="566.101894" calcext:value-type="float">
            <text:p>566.101894</text:p>
          </table:table-cell>
          <table:table-cell office:value-type="float" office:value="658.671461" calcext:value-type="float">
            <text:p>658.671461</text:p>
          </table:table-cell>
          <table:table-cell office:value-type="float" office:value="565.313217" calcext:value-type="float">
            <text:p>565.313217</text:p>
          </table:table-cell>
          <table:table-cell office:value-type="float" office:value="566.83971" calcext:value-type="float">
            <text:p>566.83971</text:p>
          </table:table-cell>
          <table:table-cell table:formula="of:=100*(([.D104]-[.E104])/[.D104])" office:value-type="float" office:value="-16.3521033900657" calcext:value-type="float">
            <text:p>-16.3521033901</text:p>
          </table:table-cell>
          <table:table-cell table:formula="of:=([.D104]-[.F104])*100/([.D104])" office:value-type="float" office:value="0.139317145616193" calcext:value-type="float">
            <text:p>0.1393171456</text:p>
          </table:table-cell>
          <table:table-cell table:formula="of:=100*(([.D104]-[.G104])/[.D104])" office:value-type="float" office:value="-0.130332720632083" calcext:value-type="float">
            <text:p>-0.130332720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2262.4592" calcext:value-type="float">
            <text:p>2262.4592</text:p>
          </table:table-cell>
          <table:table-cell office:value-type="float" office:value="2622.94034" calcext:value-type="float">
            <text:p>2622.94034</text:p>
          </table:table-cell>
          <table:table-cell office:value-type="float" office:value="2263.89704" calcext:value-type="float">
            <text:p>2263.89704</text:p>
          </table:table-cell>
          <table:table-cell office:value-type="float" office:value="2274.367146" calcext:value-type="float">
            <text:p>2274.367146</text:p>
          </table:table-cell>
          <table:table-cell table:formula="of:=100*(([.D105]-[.E105])/[.D105])" office:value-type="float" office:value="-15.9331553912663" calcext:value-type="float">
            <text:p>-15.9331553913</text:p>
          </table:table-cell>
          <table:table-cell table:formula="of:=([.D105]-[.F105])*100/([.D105])" office:value-type="float" office:value="-0.0635520852707554" calcext:value-type="float">
            <text:p>-0.0635520853</text:p>
          </table:table-cell>
          <table:table-cell table:formula="of:=100*(([.D105]-[.G105])/[.D105])" office:value-type="float" office:value="-0.526327546591791" calcext:value-type="float">
            <text:p>-0.5263275466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327.438711" calcext:value-type="float">
            <text:p>327.438711</text:p>
          </table:table-cell>
          <table:table-cell office:value-type="float" office:value="331.87903" calcext:value-type="float">
            <text:p>331.87903</text:p>
          </table:table-cell>
          <table:table-cell office:value-type="float" office:value="282.31723" calcext:value-type="float">
            <text:p>282.31723</text:p>
          </table:table-cell>
          <table:table-cell office:value-type="float" office:value="283.715048" calcext:value-type="float">
            <text:p>283.715048</text:p>
          </table:table-cell>
          <table:table-cell table:formula="of:=100*(([.D110]-[.E110])/[.D110])" office:value-type="float" office:value="-1.35607637424397" calcext:value-type="float">
            <text:p>-1.3560763742</text:p>
          </table:table-cell>
          <table:table-cell table:formula="of:=([.D110]-[.F110])*100/([.D110])" office:value-type="float" office:value="13.7801302913143" calcext:value-type="float">
            <text:p>13.7801302913</text:p>
          </table:table-cell>
          <table:table-cell table:formula="of:=100*(([.D110]-[.G110])/[.D110])" office:value-type="float" office:value="13.353235744933" calcext:value-type="float">
            <text:p>13.35323574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1304.547632" calcext:value-type="float">
            <text:p>1304.547632</text:p>
          </table:table-cell>
          <table:table-cell office:value-type="float" office:value="1314.927367" calcext:value-type="float">
            <text:p>1314.927367</text:p>
          </table:table-cell>
          <table:table-cell office:value-type="float" office:value="1137.082799" calcext:value-type="float">
            <text:p>1137.082799</text:p>
          </table:table-cell>
          <table:table-cell office:value-type="float" office:value="1135.668161" calcext:value-type="float">
            <text:p>1135.668161</text:p>
          </table:table-cell>
          <table:table-cell table:formula="of:=100*(([.D111]-[.E111])/[.D111])" office:value-type="float" office:value="-0.795657800864413" calcext:value-type="float">
            <text:p>-0.7956578009</text:p>
          </table:table-cell>
          <table:table-cell table:formula="of:=([.D111]-[.F111])*100/([.D111])" office:value-type="float" office:value="12.8370040995176" calcext:value-type="float">
            <text:p>12.8370040995</text:p>
          </table:table-cell>
          <table:table-cell table:formula="of:=100*(([.D111]-[.G111])/[.D111])" office:value-type="float" office:value="12.9454430683448" calcext:value-type="float">
            <text:p>12.9454430683</text:p>
          </table:table-cell>
          <table:table-cell table:number-columns-repeated="11"/>
        </table:table-row>
        <table:table-row table:style-name="ro1">
          <table:table-cell/>
          <table:table-cell table:number-columns-repeated="2" office:value-type="float" office:value="16384" calcext:value-type="float">
            <text:p>16384</text:p>
          </table:table-cell>
          <table:table-cell office:value-type="float" office:value="5218.778729" calcext:value-type="float">
            <text:p>5218.778729</text:p>
          </table:table-cell>
          <table:table-cell office:value-type="float" office:value="4594.654925" calcext:value-type="float">
            <text:p>4594.654925</text:p>
          </table:table-cell>
          <table:table-cell office:value-type="float" office:value="4537.33848" calcext:value-type="float">
            <text:p>4537.33848</text:p>
          </table:table-cell>
          <table:table-cell office:value-type="float" office:value="4549.062085" calcext:value-type="float">
            <text:p>4549.062085</text:p>
          </table:table-cell>
          <table:table-cell table:formula="of:=100*(([.D112]-[.E112])/[.D112])" office:value-type="float" office:value="11.959192684906" calcext:value-type="float">
            <text:p>11.9591926849</text:p>
          </table:table-cell>
          <table:table-cell table:formula="of:=([.D112]-[.F112])*100/([.D112])" office:value-type="float" office:value="13.0574658245872" calcext:value-type="float">
            <text:p>13.0574658246</text:p>
          </table:table-cell>
          <table:table-cell table:formula="of:=100*(([.D112]-[.G112])/[.D112])" office:value-type="float" office:value="12.8328231330921" calcext:value-type="float">
            <text:p>12.8328231331</text:p>
          </table:table-cell>
          <table:table-cell table:number-columns-repeated="11"/>
        </table:table-row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4"/>
          <table:table-cell table:style-name="ce11" table:number-columns-repeated="3"/>
          <table:table-cell table:number-columns-repeated="14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6"/>
          <table:table-cell table:style-name="ce6" table:number-columns-repeated="5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656.575089" calcext:value-type="float">
            <text:p>656.575089</text:p>
          </table:table-cell>
          <table:table-cell office:value-type="float" office:value="671.04608" calcext:value-type="float">
            <text:p>671.04608</text:p>
          </table:table-cell>
          <table:table-cell office:value-type="float" office:value="563.457933" calcext:value-type="float">
            <text:p>563.457933</text:p>
          </table:table-cell>
          <table:table-cell office:value-type="float" office:value="568.4253" calcext:value-type="float">
            <text:p>568.4253</text:p>
          </table:table-cell>
          <table:table-cell table:formula="of:=100*(([.D117]-[.E117])/[.D117])" office:value-type="float" office:value="-2.20401158107293" calcext:value-type="float">
            <text:p>-2.2040115811</text:p>
          </table:table-cell>
          <table:table-cell table:formula="of:=100*(([.D117]-[.F117])/[.D117])" office:value-type="float" office:value="14.1822553977524" calcext:value-type="float">
            <text:p>14.1822553978</text:p>
          </table:table-cell>
          <table:table-cell table:formula="of:=100*(([.D117]-[.G117])/[.D117])" office:value-type="float" office:value="13.4256980620841" calcext:value-type="float">
            <text:p>13.425698062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2264.25542" calcext:value-type="float">
            <text:p>2264.25542</text:p>
          </table:table-cell>
          <table:table-cell office:value-type="float" office:value="2316.007232" calcext:value-type="float">
            <text:p>2316.007232</text:p>
          </table:table-cell>
          <table:table-cell office:value-type="float" office:value="2262.997293" calcext:value-type="float">
            <text:p>2262.997293</text:p>
          </table:table-cell>
          <table:table-cell office:value-type="float" office:value="2263.118644" calcext:value-type="float">
            <text:p>2263.118644</text:p>
          </table:table-cell>
          <table:table-cell table:formula="of:=100*(([.D118]-[.E118])/[.D118])" office:value-type="float" office:value="-2.28559956367467" calcext:value-type="float">
            <text:p>-2.2855995637</text:p>
          </table:table-cell>
          <table:table-cell table:formula="of:=100*(([.D118]-[.F118])/[.D118])" office:value-type="float" office:value="0.0555647118645324" calcext:value-type="float">
            <text:p>0.0555647119</text:p>
          </table:table-cell>
          <table:table-cell table:formula="of:=100*(([.D118]-[.G118])/[.D118])" office:value-type="float" office:value="0.0502052900021247" calcext:value-type="float">
            <text:p>0.05020529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0444.138887" calcext:value-type="float">
            <text:p>10444.138887</text:p>
          </table:table-cell>
          <table:table-cell office:value-type="float" office:value="9180.339693" calcext:value-type="float">
            <text:p>9180.339693</text:p>
          </table:table-cell>
          <table:table-cell office:value-type="float" office:value="9090.377493" calcext:value-type="float">
            <text:p>9090.377493</text:p>
          </table:table-cell>
          <table:table-cell office:value-type="float" office:value="9093.663292" calcext:value-type="float">
            <text:p>9093.663292</text:p>
          </table:table-cell>
          <table:table-cell table:formula="of:=100*(([.D119]-[.E119])/[.D119])" office:value-type="float" office:value="12.1005590568417" calcext:value-type="float">
            <text:p>12.1005590568</text:p>
          </table:table-cell>
          <table:table-cell table:formula="of:=100*(([.D119]-[.F119])/[.D119])" office:value-type="float" office:value="12.9619244692834" calcext:value-type="float">
            <text:p>12.9619244693</text:p>
          </table:table-cell>
          <table:table-cell table:formula="of:=100*(([.D119]-[.G119])/[.D119])" office:value-type="float" office:value="12.9304637712254" calcext:value-type="float">
            <text:p>12.9304637712</text:p>
          </table:table-cell>
          <table:table-cell table:number-columns-repeated="11"/>
        </table:table-row>
        <table:table-row table:style-name="ro1" table:number-rows-repeated="3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1314.899906" calcext:value-type="float">
            <text:p>1314.899906</text:p>
          </table:table-cell>
          <table:table-cell/>
          <table:table-cell office:value-type="float" office:value="1125.184802" calcext:value-type="float">
            <text:p>1125.184802</text:p>
          </table:table-cell>
          <table:table-cell office:value-type="float" office:value="1130.919886" calcext:value-type="float">
            <text:p>1130.919886</text:p>
          </table:table-cell>
          <table:table-cell table:formula="of:=100*(([.D124]-[.E124])/[.D124])" office:value-type="float" office:value="100" calcext:value-type="float">
            <text:p>100</text:p>
          </table:table-cell>
          <table:table-cell table:formula="of:=100*(([.D124]-[.F124])/[.D124])" office:value-type="float" office:value="14.42810233192" calcext:value-type="float">
            <text:p>14.4281023319</text:p>
          </table:table-cell>
          <table:table-cell table:formula="of:=100*(([.D124]-[.G124])/[.D124])" office:value-type="float" office:value="13.9919410717488" calcext:value-type="float">
            <text:p>13.9919410717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8192" calcext:value-type="float">
            <text:p>8192</text:p>
          </table:table-cell>
          <table:table-cell office:value-type="float" office:value="5224.814369" calcext:value-type="float">
            <text:p>5224.814369</text:p>
          </table:table-cell>
          <table:table-cell/>
          <table:table-cell office:value-type="float" office:value="5240.286318" calcext:value-type="float">
            <text:p>5240.286318</text:p>
          </table:table-cell>
          <table:table-cell office:value-type="float" office:value="4598.885392" calcext:value-type="float">
            <text:p>4598.885392</text:p>
          </table:table-cell>
          <table:table-cell table:formula="of:=100*(([.D125]-[.E125])/[.D125])" office:value-type="float" office:value="100" calcext:value-type="float">
            <text:p>100</text:p>
          </table:table-cell>
          <table:table-cell table:formula="of:=100*(([.D125]-[.F125])/[.D125])" office:value-type="float" office:value="-0.296124377007521" calcext:value-type="float">
            <text:p>-0.296124377</text:p>
          </table:table-cell>
          <table:table-cell table:formula="of:=100*(([.D125]-[.G125])/[.D125])" office:value-type="float" office:value="11.9799275685999" calcext:value-type="float">
            <text:p>11.9799275686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16384" calcext:value-type="float">
            <text:p>16384</text:p>
          </table:table-cell>
          <table:table-cell office:value-type="float" office:value="18215.124808" calcext:value-type="float">
            <text:p>18215.124808</text:p>
          </table:table-cell>
          <table:table-cell/>
          <table:table-cell office:value-type="float" office:value="18175.640813" calcext:value-type="float">
            <text:p>18175.640813</text:p>
          </table:table-cell>
          <table:table-cell office:value-type="float" office:value="18219.023097" calcext:value-type="float">
            <text:p>18219.023097</text:p>
          </table:table-cell>
          <table:table-cell table:formula="of:=100*(([.D126]-[.E126])/[.D126])" office:value-type="float" office:value="100" calcext:value-type="float">
            <text:p>100</text:p>
          </table:table-cell>
          <table:table-cell table:formula="of:=100*(([.D126]-[.F126])/[.D126])" office:value-type="float" office:value="0.21676488860871" calcext:value-type="float">
            <text:p>0.2167648886</text:p>
          </table:table-cell>
          <table:table-cell table:formula="of:=100*(([.D126]-[.G126])/[.D126])" office:value-type="float" office:value="-0.0214013850637386" calcext:value-type="float">
            <text:p>-0.0214013851</text:p>
          </table:table-cell>
          <table:table-cell table:number-columns-repeated="11"/>
        </table:table-row>
        <table:table-row table:style-name="ro1" table:number-rows-repeated="12">
          <table:table-cell table:number-columns-repeated="21"/>
        </table:table-row>
        <table:table-row table:style-name="ro1"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1205.5020242" calcext:value-type="float">
            <text:p>1205.5020242</text:p>
          </table:table-cell>
          <table:table-cell office:value-type="float" office:value="1181.3459316" calcext:value-type="float">
            <text:p>1181.3459316</text:p>
          </table:table-cell>
          <table:table-cell office:value-type="float" office:value="1110.5363946" calcext:value-type="float">
            <text:p>1110.5363946</text:p>
          </table:table-cell>
          <table:table-cell office:value-type="float" office:value="1110.7235152" calcext:value-type="float">
            <text:p>1110.7235152</text:p>
          </table:table-cell>
          <table:table-cell table:formula="of:=100*(([.D140]-[.E140])/[.D140])" office:value-type="float" office:value="2.00382016081894" calcext:value-type="float">
            <text:p>2.0038201608</text:p>
          </table:table-cell>
          <table:table-cell table:formula="of:=100*(([.D140]-[.F140])/[.D140])" office:value-type="float" office:value="7.87768313064605" calcext:value-type="float">
            <text:p>7.8776831306</text:p>
          </table:table-cell>
          <table:table-cell table:formula="of:=100*(([.D140]-[.G140])/[.D140])" office:value-type="float" office:value="7.86216091697542" calcext:value-type="float">
            <text:p>7.862160917</text:p>
          </table:table-cell>
          <table:table-cell table:number-columns-repeated="11"/>
        </table:table-row>
      </table:table>
      <table:table table:name="virgo-polybench-fdtd-2d" table:style-name="ta1">
        <table:shapes>
          <draw:frame draw:z-index="0" draw:style-name="gr1" draw:text-style-name="P1" svg:width="17.679cm" svg:height="7.252cm" svg:x="0.66cm" svg:y="5.312cm">
            <draw:object draw:notify-on-update-of-ranges="'virgo-polybench-fdtd-2d'.I2:'virgo-polybench-fdtd-2d'.I8 'virgo-polybench-fdtd-2d'.O1:'virgo-polybench-fdtd-2d'.O1 'virgo-polybench-fdtd-2d'.O2:'virgo-polybench-fdtd-2d'.O8 'virgo-polybench-fdtd-2d'.P1:'virgo-polybench-fdtd-2d'.P1 'virgo-polybench-fdtd-2d'.P2:'virgo-polybench-fdtd-2d'.P8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16.928cm" svg:height="7.118cm" svg:x="20.309cm" svg:y="5.525cm">
            <draw:object draw:notify-on-update-of-ranges="'virgo-polybench-fdtd-2d'.I2:'virgo-polybench-fdtd-2d'.I8 'virgo-polybench-fdtd-2d'.Q1:'virgo-polybench-fdtd-2d'.Q1 'virgo-polybench-fdtd-2d'.Q2:'virgo-polybench-fdtd-2d'.Q8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7.937cm" svg:height="7.198cm" svg:x="0.549cm" svg:y="20.639cm">
            <draw:object draw:notify-on-update-of-ranges="'virgo-polybench-fdtd-2d'.I37:'virgo-polybench-fdtd-2d'.I43 'virgo-polybench-fdtd-2d'.O36:'virgo-polybench-fdtd-2d'.O36 'virgo-polybench-fdtd-2d'.O37:'virgo-polybench-fdtd-2d'.O43 'virgo-polybench-fdtd-2d'.P36:'virgo-polybench-fdtd-2d'.P36 'virgo-polybench-fdtd-2d'.P37:'virgo-polybench-fdtd-2d'.P4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3" draw:style-name="gr1" draw:text-style-name="P1" svg:width="16.014cm" svg:height="6.534cm" svg:x="20.244cm" svg:y="21.277cm">
            <draw:object draw:notify-on-update-of-ranges="'virgo-polybench-fdtd-2d'.I37:'virgo-polybench-fdtd-2d'.I43 'virgo-polybench-fdtd-2d'.Q36:'virgo-polybench-fdtd-2d'.Q36 'virgo-polybench-fdtd-2d'.Q37:'virgo-polybench-fdtd-2d'.Q4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8" table:default-cell-style-name="Default"/>
        <table:table-row table:style-name="ro1">
          <table:table-cell table:number-columns-repeated="8"/>
          <table:table-cell table:style-name="ce6" office:value-type="string" calcext:value-type="string">
            <text:p>Size</text:p>
          </table:table-cell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nthreads</text:p>
          </table:table-cell>
          <table:table-cell table:style-name="ce6" office:value-type="string" calcext:value-type="string">
            <text:p>ntask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%Improvement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28" calcext:value-type="float">
            <text:p>128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.15913" calcext:value-type="float">
            <text:p>1.15913</text:p>
          </table:table-cell>
          <table:table-cell office:value-type="float" office:value="0.924364" calcext:value-type="float">
            <text:p>0.924364</text:p>
          </table:table-cell>
          <table:table-cell table:formula="of:=100*(([.O2]-[.P2])/[.O2])" office:value-type="float" office:value="20.2536385047406" calcext:value-type="float">
            <text:p>20.253638504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56" calcext:value-type="float">
            <text:p>256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.864339" calcext:value-type="float">
            <text:p>2.864339</text:p>
          </table:table-cell>
          <table:table-cell office:value-type="float" office:value="2.620143" calcext:value-type="float">
            <text:p>2.620143</text:p>
          </table:table-cell>
          <table:table-cell table:formula="of:=100*(([.O3]-[.P3])/[.O3])" office:value-type="float" office:value="8.52538753269079" calcext:value-type="float">
            <text:p>8.525387532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12" calcext:value-type="float">
            <text:p>51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8.644804" calcext:value-type="float">
            <text:p>8.644804</text:p>
          </table:table-cell>
          <table:table-cell office:value-type="float" office:value="8.385588" calcext:value-type="float">
            <text:p>8.385588</text:p>
          </table:table-cell>
          <table:table-cell table:formula="of:=100*(([.O4]-[.P4])/[.O4])" office:value-type="float" office:value="2.99851795367484" calcext:value-type="float">
            <text:p>2.998517953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24" calcext:value-type="float">
            <text:p>1024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.59276" calcext:value-type="float">
            <text:p>31.59276</text:p>
          </table:table-cell>
          <table:table-cell office:value-type="float" office:value="31.509926" calcext:value-type="float">
            <text:p>31.509926</text:p>
          </table:table-cell>
          <table:table-cell table:formula="of:=100*(([.O5]-[.P5])/[.O5])" office:value-type="float" office:value="0.262192983455698" calcext:value-type="float">
            <text:p>0.262192983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048" calcext:value-type="float">
            <text:p>2048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7.665584" calcext:value-type="float">
            <text:p>147.665584</text:p>
          </table:table-cell>
          <table:table-cell office:value-type="float" office:value="146.269094" calcext:value-type="float">
            <text:p>146.269094</text:p>
          </table:table-cell>
          <table:table-cell table:formula="of:=100*(([.O6]-[.P6])/[.O6])" office:value-type="float" office:value="0.945711222731493" calcext:value-type="float">
            <text:p>0.945711222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096" calcext:value-type="float">
            <text:p>4096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71.861385" calcext:value-type="float">
            <text:p>571.861385</text:p>
          </table:table-cell>
          <table:table-cell office:value-type="float" office:value="571.940791" calcext:value-type="float">
            <text:p>571.940791</text:p>
          </table:table-cell>
          <table:table-cell table:formula="of:=100*(([.O7]-[.P7])/[.O7])" office:value-type="float" office:value="-0.0138855327676914" calcext:value-type="float">
            <text:p>-0.0138855328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8" office:value-type="float" office:value="8192" calcext:value-type="float">
            <text:p>8192</text:p>
          </table:table-cell>
          <table:table-cell/>
          <table:table-cell table:style-name="ce8" office:value-type="float" office:value="8192" calcext:value-type="float">
            <text:p>8192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340.1178568" calcext:value-type="float">
            <text:p>2340.1178568</text:p>
          </table:table-cell>
          <table:table-cell table:style-name="ce8" office:value-type="float" office:value="2218.4538984" calcext:value-type="float">
            <text:p>2218.4538984</text:p>
          </table:table-cell>
          <table:table-cell table:style-name="ce8" table:formula="of:=100*(([.O8]-[.P8])/[.O8])" office:value-type="float" office:value="5.19905260525509" calcext:value-type="float">
            <text:p>5.1990526053</text:p>
          </table:table-cell>
          <table:table-cell table:number-columns-repeated="7"/>
        </table:table-row>
        <table:table-row table:style-name="ro1" table:number-rows-repeated="27">
          <table:table-cell table:number-columns-repeated="24"/>
        </table:table-row>
        <table:table-row table:style-name="ro1">
          <table:table-cell table:number-columns-repeated="8"/>
          <table:table-cell table:style-name="ce6" office:value-type="string" calcext:value-type="string">
            <text:p>Size</text:p>
          </table:table-cell>
          <table:table-cell/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nthreads</text:p>
          </table:table-cell>
          <table:table-cell table:style-name="ce6" office:value-type="string" calcext:value-type="string">
            <text:p>ntask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%Improvement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128" calcext:value-type="float">
            <text:p>12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6.02805" calcext:value-type="float">
            <text:p>36.02805</text:p>
          </table:table-cell>
          <table:table-cell office:value-type="float" office:value="34.793214" calcext:value-type="float">
            <text:p>34.793214</text:p>
          </table:table-cell>
          <table:table-cell table:formula="of:=100*(([.O37]-[.P37])/[.O37])" office:value-type="float" office:value="3.42742946121148" calcext:value-type="float">
            <text:p>3.42742946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69.42245" calcext:value-type="float">
            <text:p>69.42245</text:p>
          </table:table-cell>
          <table:table-cell office:value-type="float" office:value="69.649404" calcext:value-type="float">
            <text:p>69.649404</text:p>
          </table:table-cell>
          <table:table-cell table:formula="of:=100*(([.O38]-[.P38])/[.O38])" office:value-type="float" office:value="-0.32691730124766" calcext:value-type="float">
            <text:p>-0.3269173012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3.824827" calcext:value-type="float">
            <text:p>143.824827</text:p>
          </table:table-cell>
          <table:table-cell office:value-type="float" office:value="142.338406" calcext:value-type="float">
            <text:p>142.338406</text:p>
          </table:table-cell>
          <table:table-cell table:formula="of:=100*(([.O39]-[.P39])/[.O39])" office:value-type="float" office:value="1.03349402951134" calcext:value-type="float">
            <text:p>1.033494029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1024" calcext:value-type="float">
            <text:p>1024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5.100861" calcext:value-type="float">
            <text:p>285.100861</text:p>
          </table:table-cell>
          <table:table-cell office:value-type="float" office:value="281.543986" calcext:value-type="float">
            <text:p>281.543986</text:p>
          </table:table-cell>
          <table:table-cell table:formula="of:=100*(([.O40]-[.P40])/[.O40])" office:value-type="float" office:value="1.2475847977183" calcext:value-type="float">
            <text:p>1.2475847977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84.772824" calcext:value-type="float">
            <text:p>584.772824</text:p>
          </table:table-cell>
          <table:table-cell office:value-type="float" office:value="578.474542" calcext:value-type="float">
            <text:p>578.474542</text:p>
          </table:table-cell>
          <table:table-cell table:formula="of:=100*(([.O41]-[.P41])/[.O41])" office:value-type="float" office:value="1.07704765705733" calcext:value-type="float">
            <text:p>1.0770476571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17.043203" calcext:value-type="float">
            <text:p>1117.043203</text:p>
          </table:table-cell>
          <table:table-cell office:value-type="float" office:value="1161.276097" calcext:value-type="float">
            <text:p>1161.276097</text:p>
          </table:table-cell>
          <table:table-cell table:formula="of:=100*(([.O42]-[.P42])/[.O42])" office:value-type="float" office:value="-3.95981944845154" calcext:value-type="float">
            <text:p>-3.9598194485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335.051599" calcext:value-type="float">
            <text:p>2335.051599</text:p>
          </table:table-cell>
          <table:table-cell office:value-type="float" office:value="2311.716067" calcext:value-type="float">
            <text:p>2311.716067</text:p>
          </table:table-cell>
          <table:table-cell table:formula="of:=100*(([.O43]-[.P43])/[.O43])" office:value-type="float" office:value="0.999358301546469" calcext:value-type="float">
            <text:p>0.9993583015</text:p>
          </table:table-cell>
          <table:table-cell table:number-columns-repeated="7"/>
        </table:table-row>
        <table:table-row table:style-name="ro1" table:number-rows-repeated="26">
          <table:table-cell table:number-columns-repeated="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 table:number-columns-repeated="2"/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/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%Improvement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959.07883" calcext:value-type="float">
            <text:p>2959.07883</text:p>
          </table:table-cell>
          <table:table-cell/>
          <table:table-cell office:value-type="float" office:value="2925.218383" calcext:value-type="float">
            <text:p>2925.218383</text:p>
          </table:table-cell>
          <table:table-cell table:formula="of:=100*(([.I71]-[.K71])/[.I71])" office:value-type="float" office:value="1.14429013031735" calcext:value-type="float">
            <text:p>1.144290130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39.62884" calcext:value-type="float">
            <text:p>1939.62884</text:p>
          </table:table-cell>
          <table:table-cell/>
          <table:table-cell office:value-type="float" office:value="1941.372882" calcext:value-type="float">
            <text:p>1941.372882</text:p>
          </table:table-cell>
          <table:table-cell table:formula="of:=100*(([.I72]-[.K72])/[.I72])" office:value-type="float" office:value="-0.0899162749095754" calcext:value-type="float">
            <text:p>-0.0899162749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612.66557" calcext:value-type="float">
            <text:p>1612.66557</text:p>
          </table:table-cell>
          <table:table-cell/>
          <table:table-cell office:value-type="float" office:value="1614.050246" calcext:value-type="float">
            <text:p>1614.050246</text:p>
          </table:table-cell>
          <table:table-cell table:formula="of:=100*(([.I73]-[.K73])/[.I73])" office:value-type="float" office:value="-0.0858625635568152" calcext:value-type="float">
            <text:p>-0.0858625636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703.915669" calcext:value-type="float">
            <text:p>1703.915669</text:p>
          </table:table-cell>
          <table:table-cell/>
          <table:table-cell office:value-type="float" office:value="1652.777025" calcext:value-type="float">
            <text:p>1652.777025</text:p>
          </table:table-cell>
          <table:table-cell table:formula="of:=100*(([.I74]-[.K74])/[.I74])" office:value-type="float" office:value="3.00124266302524" calcext:value-type="float">
            <text:p>3.001242663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06.689366" calcext:value-type="float">
            <text:p>1806.689366</text:p>
          </table:table-cell>
          <table:table-cell/>
          <table:table-cell office:value-type="float" office:value="1799.401767" calcext:value-type="float">
            <text:p>1799.401767</text:p>
          </table:table-cell>
          <table:table-cell table:formula="of:=100*(([.I75]-[.K75])/[.I75])" office:value-type="float" office:value="0.403367570382877" calcext:value-type="float">
            <text:p>0.4033675704</text:p>
          </table:table-cell>
          <table:table-cell table:number-columns-repeated="12"/>
        </table:table-row>
        <table:table-row table:style-name="ro1">
          <table:table-cell table:formula="of:=[.I8]" office:value-type="float" office:value="8192" calcext:value-type="float">
            <text:p>8192</text:p>
          </table:table-cell>
          <table:table-cell table:formula="of:=[.K8]" office:value-type="float" office:value="8192" calcext:value-type="float">
            <text:p>8192</text:p>
          </table:table-cell>
          <table:table-cell table:formula="of:=[.L8]" office:value-type="float" office:value="32" calcext:value-type="float">
            <text:p>32</text:p>
          </table:table-cell>
          <table:table-cell/>
          <table:table-cell table:formula="of:=[.M8]" office:value-type="float" office:value="32" calcext:value-type="float">
            <text:p>32</text:p>
          </table:table-cell>
          <table:table-cell table:number-columns-repeated="2"/>
          <table:table-cell table:formula="of:=[.N8]" office:value-type="float" office:value="5" calcext:value-type="float">
            <text:p>5</text:p>
          </table:table-cell>
          <table:table-cell table:formula="of:=[.O8]" office:value-type="float" office:value="2340.1178568" calcext:value-type="float">
            <text:p>2340.1178568</text:p>
          </table:table-cell>
          <table:table-cell/>
          <table:table-cell table:formula="of:=[.P8]" office:value-type="float" office:value="2218.4538984" calcext:value-type="float">
            <text:p>2218.4538984</text:p>
          </table:table-cell>
          <table:table-cell table:formula="of:=[.Q8]" office:value-type="float" office:value="5.19905260525509" calcext:value-type="float">
            <text:p>5.1990526053</text:p>
          </table:table-cell>
          <table:table-cell table:number-columns-repeated="12"/>
        </table:table-row>
        <table:table-row table:style-name="ro1" table:number-rows-repeated="8">
          <table:table-cell table:number-columns-repeated="24"/>
        </table:table-row>
        <table:table-row table:style-name="ro1">
          <table:table-cell table:style-name="ce2" office:value-type="string" calcext:value-type="string" table:number-columns-spanned="12" table:number-rows-spanned="1">
            <text:p>Static Scheduling Optimization</text:p>
          </table:table-cell>
          <table:covered-table-cell table:number-columns-repeated="11"/>
          <table:table-cell table:number-columns-repeated="12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 table:number-columns-repeated="2"/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Uwomp-cps-opt</text:p>
          </table:table-cell>
          <table:table-cell table:style-name="ce6" office:value-type="string" calcext:value-type="string">
            <text:p>%Improvement</text:p>
          </table:table-cell>
          <table:table-cell table:number-columns-repeated="12"/>
        </table:table-row>
        <table:table-row table:style-name="ro1">
          <table:table-cell table:formula="of:=[.I8]" office:value-type="float" office:value="8192" calcext:value-type="float">
            <text:p>8192</text:p>
          </table:table-cell>
          <table:table-cell table:formula="of:=[.K8]" office:value-type="float" office:value="8192" calcext:value-type="float">
            <text:p>8192</text:p>
          </table:table-cell>
          <table:table-cell table:formula="of:=[.L8]" office:value-type="float" office:value="32" calcext:value-type="float">
            <text:p>32</text:p>
          </table:table-cell>
          <table:table-cell/>
          <table:table-cell table:formula="of:=[.M8]" office:value-type="float" office:value="32" calcext:value-type="float">
            <text:p>32</text:p>
          </table:table-cell>
          <table:table-cell table:number-columns-repeated="2"/>
          <table:table-cell table:formula="of:=[.N8]" office:value-type="float" office:value="5" calcext:value-type="float">
            <text:p>5</text:p>
          </table:table-cell>
          <table:table-cell table:formula="of:=[.P8]" office:value-type="float" office:value="2218.4538984" calcext:value-type="float">
            <text:p>2218.4538984</text:p>
          </table:table-cell>
          <table:table-cell/>
          <table:table-cell office:value-type="float" office:value="2250.9215472" calcext:value-type="float">
            <text:p>2250.9215472</text:p>
          </table:table-cell>
          <table:table-cell table:formula="of:=100*(([.I87]=[.K87])/[.I87])" office:value-type="float" office:value="0" calcext:value-type="float">
            <text:p>0</text:p>
          </table:table-cell>
          <table:table-cell table:number-columns-repeated="12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number-columns-repeated="19"/>
          <table:table-cell table:style-name="ce7" table:number-columns-spanned="5" table:number-rows-spanned="1"/>
          <table:covered-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office:value-type="float" office:value="9.539489" calcext:value-type="float">
            <text:p>9.539489</text:p>
          </table:table-cell>
          <table:table-cell office:value-type="float" office:value="8.971314" calcext:value-type="float">
            <text:p>8.971314</text:p>
          </table:table-cell>
          <table:table-cell office:value-type="float" office:value="8.852275" calcext:value-type="float">
            <text:p>8.852275</text:p>
          </table:table-cell>
          <table:table-cell office:value-type="float" office:value="8.834092" calcext:value-type="float">
            <text:p>8.834092</text:p>
          </table:table-cell>
          <table:table-cell table:formula="of:=100*(([.C96]-[.D96])/[.C96])" office:value-type="float" office:value="5.95603181679857" calcext:value-type="float">
            <text:p>5.9560318168</text:p>
          </table:table-cell>
          <table:table-cell table:formula="of:=([.C96]-[.E96])*100/([.C96])" office:value-type="float" office:value="7.20388691679396" calcext:value-type="float">
            <text:p>7.2038869168</text:p>
          </table:table-cell>
          <table:table-cell table:formula="of:=100*(([.C96]-[.F96])/[.C96])" office:value-type="float" office:value="7.39449461077003" calcext:value-type="float">
            <text:p>7.394494610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192" calcext:value-type="float">
            <text:p>8192</text:p>
          </table:table-cell>
          <table:table-cell office:value-type="float" office:value="34.391529" calcext:value-type="float">
            <text:p>34.391529</text:p>
          </table:table-cell>
          <table:table-cell office:value-type="float" office:value="35.15684" calcext:value-type="float">
            <text:p>35.15684</text:p>
          </table:table-cell>
          <table:table-cell office:value-type="float" office:value="34.388067" calcext:value-type="float">
            <text:p>34.388067</text:p>
          </table:table-cell>
          <table:table-cell office:value-type="float" office:value="34.320837" calcext:value-type="float">
            <text:p>34.320837</text:p>
          </table:table-cell>
          <table:table-cell table:formula="of:=100*(([.C97]-[.D97])/[.C97])" office:value-type="float" office:value="-2.2252892565492" calcext:value-type="float">
            <text:p>-2.2252892565</text:p>
          </table:table-cell>
          <table:table-cell table:formula="of:=([.C97]-[.E97])*100/([.C97])" office:value-type="float" office:value="0.0100664323473346" calcext:value-type="float">
            <text:p>0.0100664323</text:p>
          </table:table-cell>
          <table:table-cell table:formula="of:=100*(([.C97]-[.F97])/[.C97])" office:value-type="float" office:value="0.2055506168394" calcext:value-type="float">
            <text:p>0.205550616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384" calcext:value-type="float">
            <text:p>16384</text:p>
          </table:table-cell>
          <table:table-cell office:value-type="float" office:value="117.518792" calcext:value-type="float">
            <text:p>117.518792</text:p>
          </table:table-cell>
          <table:table-cell office:value-type="float" office:value="119.334311" calcext:value-type="float">
            <text:p>119.334311</text:p>
          </table:table-cell>
          <table:table-cell office:value-type="float" office:value="118.015079" calcext:value-type="float">
            <text:p>118.015079</text:p>
          </table:table-cell>
          <table:table-cell office:value-type="float" office:value="127.106604" calcext:value-type="float">
            <text:p>127.106604</text:p>
          </table:table-cell>
          <table:table-cell table:formula="of:=100*(([.C98]-[.D98])/[.C98])" office:value-type="float" office:value="-1.54487547829797" calcext:value-type="float">
            <text:p>-1.5448754783</text:p>
          </table:table-cell>
          <table:table-cell table:formula="of:=([.C98]-[.E98])*100/([.C98])" office:value-type="float" office:value="-0.42230437494626" calcext:value-type="float">
            <text:p>-0.4223043749</text:p>
          </table:table-cell>
          <table:table-cell table:formula="of:=100*(([.C98]-[.F98])/[.C98])" office:value-type="float" office:value="-8.15853518984436" calcext:value-type="float">
            <text:p>-8.158535189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768" calcext:value-type="float">
            <text:p>32768</text:p>
          </table:table-cell>
          <table:table-cell office:value-type="float" office:value="466.582717" calcext:value-type="float">
            <text:p>466.582717</text:p>
          </table:table-cell>
          <table:table-cell/>
          <table:table-cell office:value-type="float" office:value="484.718247" calcext:value-type="float">
            <text:p>484.718247</text:p>
          </table:table-cell>
          <table:table-cell/>
          <table:table-cell table:formula="of:=100*(([.C99]-[.D99])/[.C99])" office:value-type="float" office:value="100" calcext:value-type="float">
            <text:p>100</text:p>
          </table:table-cell>
          <table:table-cell table:formula="of:=([.C99]-[.E99])*100/([.C99])" office:value-type="float" office:value="-3.88688421993136" calcext:value-type="float">
            <text:p>-3.8868842199</text:p>
          </table:table-cell>
          <table:table-cell table:formula="of:=100*(([.C99]-[.F99])/[.C99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96" calcext:value-type="float">
            <text:p>4096</text:p>
          </table:table-cell>
          <table:table-cell office:value-type="float" office:value="17.673534" calcext:value-type="float">
            <text:p>17.673534</text:p>
          </table:table-cell>
          <table:table-cell office:value-type="float" office:value="18.064594" calcext:value-type="float">
            <text:p>18.064594</text:p>
          </table:table-cell>
          <table:table-cell office:value-type="float" office:value="17.670653" calcext:value-type="float">
            <text:p>17.670653</text:p>
          </table:table-cell>
          <table:table-cell office:value-type="float" office:value="17.661971" calcext:value-type="float">
            <text:p>17.661971</text:p>
          </table:table-cell>
          <table:table-cell table:formula="of:=100*(([.C104]-[.D104])/[.C104])" office:value-type="float" office:value="-2.21268706077686" calcext:value-type="float">
            <text:p>-2.2126870608</text:p>
          </table:table-cell>
          <table:table-cell table:formula="of:=([.C104]-[.E104])*100/([.C104])" office:value-type="float" office:value="0.0163012106124252" calcext:value-type="float">
            <text:p>0.0163012106</text:p>
          </table:table-cell>
          <table:table-cell table:formula="of:=100*(([.C104]-[.F104])/[.C104])" office:value-type="float" office:value="0.0654255113889439" calcext:value-type="float">
            <text:p>0.0654255114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office:value-type="float" office:value="68.773472" calcext:value-type="float">
            <text:p>68.773472</text:p>
          </table:table-cell>
          <table:table-cell office:value-type="float" office:value="69.968943" calcext:value-type="float">
            <text:p>69.968943</text:p>
          </table:table-cell>
          <table:table-cell office:value-type="float" office:value="68.841709" calcext:value-type="float">
            <text:p>68.841709</text:p>
          </table:table-cell>
          <table:table-cell office:value-type="float" office:value="68.608474" calcext:value-type="float">
            <text:p>68.608474</text:p>
          </table:table-cell>
          <table:table-cell table:formula="of:=100*(([.C105]-[.D105])/[.C105])" office:value-type="float" office:value="-1.73827344357429" calcext:value-type="float">
            <text:p>-1.7382734436</text:p>
          </table:table-cell>
          <table:table-cell table:formula="of:=([.C105]-[.E105])*100/([.C105])" office:value-type="float" office:value="-0.099219943410733" calcext:value-type="float">
            <text:p>-0.0992199434</text:p>
          </table:table-cell>
          <table:table-cell table:formula="of:=100*(([.C105]-[.F105])/[.C105])" office:value-type="float" office:value="0.239915181248952" calcext:value-type="float">
            <text:p>0.2399151812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384" calcext:value-type="float">
            <text:p>16384</text:p>
          </table:table-cell>
          <table:table-cell office:value-type="float" office:value="235.198714" calcext:value-type="float">
            <text:p>235.198714</text:p>
          </table:table-cell>
          <table:table-cell office:value-type="float" office:value="245.405055" calcext:value-type="float">
            <text:p>245.405055</text:p>
          </table:table-cell>
          <table:table-cell office:value-type="float" office:value="234.33378" calcext:value-type="float">
            <text:p>234.33378</text:p>
          </table:table-cell>
          <table:table-cell office:value-type="float" office:value="235.5015" calcext:value-type="float">
            <text:p>235.5015</text:p>
          </table:table-cell>
          <table:table-cell table:formula="of:=100*(([.C106]-[.D106])/[.C106])" office:value-type="float" office:value="-4.33945442405778" calcext:value-type="float">
            <text:p>-4.3394544241</text:p>
          </table:table-cell>
          <table:table-cell table:formula="of:=([.C106]-[.E106])*100/([.C106])" office:value-type="float" office:value="0.36774605833942" calcext:value-type="float">
            <text:p>0.3677460583</text:p>
          </table:table-cell>
          <table:table-cell table:formula="of:=100*(([.C106]-[.F106])/[.C106])" office:value-type="float" office:value="-0.128736248107206" calcext:value-type="float">
            <text:p>-0.1287362481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768" calcext:value-type="float">
            <text:p>32768</text:p>
          </table:table-cell>
          <table:table-cell office:value-type="float" office:value="988.491866" calcext:value-type="float">
            <text:p>988.491866</text:p>
          </table:table-cell>
          <table:table-cell/>
          <table:table-cell office:value-type="float" office:value="908.858724" calcext:value-type="float">
            <text:p>908.858724</text:p>
          </table:table-cell>
          <table:table-cell/>
          <table:table-cell table:formula="of:=100*(([.C107]-[.D107])/[.C107])" office:value-type="float" office:value="100" calcext:value-type="float">
            <text:p>100</text:p>
          </table:table-cell>
          <table:table-cell table:formula="of:=([.C107]-[.E107])*100/([.C107])" office:value-type="float" office:value="8.05602400374227" calcext:value-type="float">
            <text:p>8.0560240037</text:p>
          </table:table-cell>
          <table:table-cell table:formula="of:=100*(([.C107]-[.F107])/[.C107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096" calcext:value-type="float">
            <text:p>4096</text:p>
          </table:table-cell>
          <table:table-cell office:value-type="float" office:value="38.137674" calcext:value-type="float">
            <text:p>38.137674</text:p>
          </table:table-cell>
          <table:table-cell office:value-type="float" office:value="36.120498" calcext:value-type="float">
            <text:p>36.120498</text:p>
          </table:table-cell>
          <table:table-cell office:value-type="float" office:value="35.333095" calcext:value-type="float">
            <text:p>35.333095</text:p>
          </table:table-cell>
          <table:table-cell office:value-type="float" office:value="37.954707" calcext:value-type="float">
            <text:p>37.954707</text:p>
          </table:table-cell>
          <table:table-cell table:formula="of:=100*(([.C112]-[.D112])/[.C112])" office:value-type="float" office:value="5.28919514074193" calcext:value-type="float">
            <text:p>5.2891951407</text:p>
          </table:table-cell>
          <table:table-cell table:formula="of:=([.C112]-[.E112])*100/([.C112])" office:value-type="float" office:value="7.35382813330461" calcext:value-type="float">
            <text:p>7.3538281333</text:p>
          </table:table-cell>
          <table:table-cell table:formula="of:=100*(([.C112]-[.F112])/[.C112])" office:value-type="float" office:value="0.479753956678108" calcext:value-type="float">
            <text:p>0.4797539567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192" calcext:value-type="float">
            <text:p>8192</text:p>
          </table:table-cell>
          <table:table-cell office:value-type="float" office:value="137.601944" calcext:value-type="float">
            <text:p>137.601944</text:p>
          </table:table-cell>
          <table:table-cell office:value-type="float" office:value="140.386786" calcext:value-type="float">
            <text:p>140.386786</text:p>
          </table:table-cell>
          <table:table-cell office:value-type="float" office:value="137.304309" calcext:value-type="float">
            <text:p>137.304309</text:p>
          </table:table-cell>
          <table:table-cell office:value-type="float" office:value="147.500196" calcext:value-type="float">
            <text:p>147.500196</text:p>
          </table:table-cell>
          <table:table-cell table:formula="of:=100*(([.C113]-[.D113])/[.C113])" office:value-type="float" office:value="-2.02383913994703" calcext:value-type="float">
            <text:p>-2.0238391399</text:p>
          </table:table-cell>
          <table:table-cell table:formula="of:=([.C113]-[.E113])*100/([.C113])" office:value-type="float" office:value="0.2163014499272" calcext:value-type="float">
            <text:p>0.2163014499</text:p>
          </table:table-cell>
          <table:table-cell table:formula="of:=100*(([.C113]-[.F113])/[.C113])" office:value-type="float" office:value="-7.19339546540126" calcext:value-type="float">
            <text:p>-7.1933954654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384" calcext:value-type="float">
            <text:p>16384</text:p>
          </table:table-cell>
          <table:table-cell office:value-type="float" office:value="471.370711" calcext:value-type="float">
            <text:p>471.370711</text:p>
          </table:table-cell>
          <table:table-cell office:value-type="float" office:value="478.377046" calcext:value-type="float">
            <text:p>478.377046</text:p>
          </table:table-cell>
          <table:table-cell office:value-type="float" office:value="468.906095" calcext:value-type="float">
            <text:p>468.906095</text:p>
          </table:table-cell>
          <table:table-cell office:value-type="float" office:value="470.266657" calcext:value-type="float">
            <text:p>470.266657</text:p>
          </table:table-cell>
          <table:table-cell table:formula="of:=100*(([.C114]-[.D114])/[.C114])" office:value-type="float" office:value="-1.48637470180026" calcext:value-type="float">
            <text:p>-1.4863747018</text:p>
          </table:table-cell>
          <table:table-cell table:formula="of:=([.C114]-[.E114])*100/([.C114])" office:value-type="float" office:value="0.522861506344203" calcext:value-type="float">
            <text:p>0.5228615063</text:p>
          </table:table-cell>
          <table:table-cell table:formula="of:=100*(([.C114]-[.F114])/[.C114])" office:value-type="float" office:value="0.234222019789423" calcext:value-type="float">
            <text:p>0.2342220198</text:p>
          </table:table-cell>
          <table:table-cell table:number-columns-repeated="1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768" calcext:value-type="float">
            <text:p>32768</text:p>
          </table:table-cell>
          <table:table-cell office:value-type="float" office:value="1819.781384" calcext:value-type="float">
            <text:p>1819.781384</text:p>
          </table:table-cell>
          <table:table-cell/>
          <table:table-cell office:value-type="float" office:value="1926.007074" calcext:value-type="float">
            <text:p>1926.007074</text:p>
          </table:table-cell>
          <table:table-cell/>
          <table:table-cell table:formula="of:=100*(([.C115]-[.D115])/[.C115])" office:value-type="float" office:value="100" calcext:value-type="float">
            <text:p>100</text:p>
          </table:table-cell>
          <table:table-cell table:formula="of:=([.C115]-[.E115])*100/([.C115])" office:value-type="float" office:value="-5.83727753970695" calcext:value-type="float">
            <text:p>-5.8372775397</text:p>
          </table:table-cell>
          <table:table-cell table:formula="of:=100*(([.C115]-[.F115])/[.C115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office:value-type="float" office:value="76.435309" calcext:value-type="float">
            <text:p>76.435309</text:p>
          </table:table-cell>
          <table:table-cell office:value-type="float" office:value="72.198433" calcext:value-type="float">
            <text:p>72.198433</text:p>
          </table:table-cell>
          <table:table-cell office:value-type="float" office:value="70.711382" calcext:value-type="float">
            <text:p>70.711382</text:p>
          </table:table-cell>
          <table:table-cell office:value-type="float" office:value="75.915263" calcext:value-type="float">
            <text:p>75.915263</text:p>
          </table:table-cell>
          <table:table-cell table:formula="of:=100*(([.C120]-[.D120])/[.C120])" office:value-type="float" office:value="5.54308742311751" calcext:value-type="float">
            <text:p>5.5430874231</text:p>
          </table:table-cell>
          <table:table-cell table:formula="of:=([.C120]-[.E120])*100/([.C120])" office:value-type="float" office:value="7.48859012266177" calcext:value-type="float">
            <text:p>7.4885901227</text:p>
          </table:table-cell>
          <table:table-cell table:formula="of:=100*(([.C120]-[.F120])/[.C120])" office:value-type="float" office:value="0.680374040222704" calcext:value-type="float">
            <text:p>0.6803740402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192" calcext:value-type="float">
            <text:p>8192</text:p>
          </table:table-cell>
          <table:table-cell office:value-type="float" office:value="274.668854" calcext:value-type="float">
            <text:p>274.668854</text:p>
          </table:table-cell>
          <table:table-cell office:value-type="float" office:value="286.607334" calcext:value-type="float">
            <text:p>286.607334</text:p>
          </table:table-cell>
          <table:table-cell office:value-type="float" office:value="274.448837" calcext:value-type="float">
            <text:p>274.448837</text:p>
          </table:table-cell>
          <table:table-cell office:value-type="float" office:value="294.85026" calcext:value-type="float">
            <text:p>294.85026</text:p>
          </table:table-cell>
          <table:table-cell table:formula="of:=100*(([.C121]-[.D121])/[.C121])" office:value-type="float" office:value="-4.34649936683392" calcext:value-type="float">
            <text:p>-4.3464993668</text:p>
          </table:table-cell>
          <table:table-cell table:formula="of:=([.C121]-[.E121])*100/([.C121])" office:value-type="float" office:value="0.0801026387942713" calcext:value-type="float">
            <text:p>0.0801026388</text:p>
          </table:table-cell>
          <table:table-cell table:formula="of:=100*(([.C121]-[.F121])/[.C121])" office:value-type="float" office:value="-7.34754075902613" calcext:value-type="float">
            <text:p>-7.347540759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384" calcext:value-type="float">
            <text:p>16384</text:p>
          </table:table-cell>
          <table:table-cell office:value-type="float" office:value="936.559055" calcext:value-type="float">
            <text:p>936.559055</text:p>
          </table:table-cell>
          <table:table-cell office:value-type="float" office:value="967.209872" calcext:value-type="float">
            <text:p>967.209872</text:p>
          </table:table-cell>
          <table:table-cell office:value-type="float" office:value="987.509711" calcext:value-type="float">
            <text:p>987.509711</text:p>
          </table:table-cell>
          <table:table-cell office:value-type="float" office:value="939.401019" calcext:value-type="float">
            <text:p>939.401019</text:p>
          </table:table-cell>
          <table:table-cell table:formula="of:=100*(([.C122]-[.D122])/[.C122])" office:value-type="float" office:value="-3.27270521131207" calcext:value-type="float">
            <text:p>-3.2727052113</text:p>
          </table:table-cell>
          <table:table-cell table:formula="of:=([.C122]-[.E122])*100/([.C122])" office:value-type="float" office:value="-5.44019682773769" calcext:value-type="float">
            <text:p>-5.4401968277</text:p>
          </table:table-cell>
          <table:table-cell table:formula="of:=100*(([.C122]-[.F122])/[.C122])" office:value-type="float" office:value="-0.303447389123804" calcext:value-type="float">
            <text:p>-0.3034473891</text:p>
          </table:table-cell>
          <table:table-cell table:number-columns-repeated="15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768" calcext:value-type="float">
            <text:p>32768</text:p>
          </table:table-cell>
          <table:table-cell office:value-type="float" office:value="3671.518066" calcext:value-type="float">
            <text:p>3671.518066</text:p>
          </table:table-cell>
          <table:table-cell/>
          <table:table-cell office:value-type="float" office:value="3882.577971" calcext:value-type="float">
            <text:p>3882.577971</text:p>
          </table:table-cell>
          <table:table-cell/>
          <table:table-cell table:formula="of:=100*(([.C123]-[.D123])/[.C123])" office:value-type="float" office:value="100" calcext:value-type="float">
            <text:p>100</text:p>
          </table:table-cell>
          <table:table-cell table:formula="of:=([.C123]-[.E123])*100/([.C123])" office:value-type="float" office:value="-5.7485732388059" calcext:value-type="float">
            <text:p>-5.7485732388</text:p>
          </table:table-cell>
          <table:table-cell table:formula="of:=100*(([.C123]-[.F123])/[.C123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096" calcext:value-type="float">
            <text:p>4096</text:p>
          </table:table-cell>
          <table:table-cell office:value-type="float" office:value="141.74055" calcext:value-type="float">
            <text:p>141.74055</text:p>
          </table:table-cell>
          <table:table-cell office:value-type="float" office:value="153.871724" calcext:value-type="float">
            <text:p>153.871724</text:p>
          </table:table-cell>
          <table:table-cell office:value-type="float" office:value="141.673452" calcext:value-type="float">
            <text:p>141.673452</text:p>
          </table:table-cell>
          <table:table-cell office:value-type="float" office:value="141.347243" calcext:value-type="float">
            <text:p>141.347243</text:p>
          </table:table-cell>
          <table:table-cell table:formula="of:=100*(([.C128]-[.D128])/[.C128])" office:value-type="float" office:value="-8.55871802388236" calcext:value-type="float">
            <text:p>-8.5587180239</text:p>
          </table:table-cell>
          <table:table-cell table:formula="of:=([.C128]-[.E128])*100/([.C128])" office:value-type="float" office:value="0.0473386056425036" calcext:value-type="float">
            <text:p>0.0473386056</text:p>
          </table:table-cell>
          <table:table-cell table:formula="of:=100*(([.C128]-[.F128])/[.C128])" office:value-type="float" office:value="0.277483754648914" calcext:value-type="float">
            <text:p>0.2774837546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192" calcext:value-type="float">
            <text:p>8192</text:p>
          </table:table-cell>
          <table:table-cell office:value-type="float" office:value="549.019453" calcext:value-type="float">
            <text:p>549.019453</text:p>
          </table:table-cell>
          <table:table-cell office:value-type="float" office:value="563.408794" calcext:value-type="float">
            <text:p>563.408794</text:p>
          </table:table-cell>
          <table:table-cell office:value-type="float" office:value="550.149032" calcext:value-type="float">
            <text:p>550.149032</text:p>
          </table:table-cell>
          <table:table-cell office:value-type="float" office:value="549.125524" calcext:value-type="float">
            <text:p>549.125524</text:p>
          </table:table-cell>
          <table:table-cell table:formula="of:=100*(([.C129]-[.D129])/[.C129])" office:value-type="float" office:value="-2.62091642133488" calcext:value-type="float">
            <text:p>-2.6209164213</text:p>
          </table:table-cell>
          <table:table-cell table:formula="of:=([.C129]-[.E129])*100/([.C129])" office:value-type="float" office:value="-0.205744804455961" calcext:value-type="float">
            <text:p>-0.2057448045</text:p>
          </table:table-cell>
          <table:table-cell table:formula="of:=100*(([.C129]-[.F129])/[.C129])" office:value-type="float" office:value="-0.0193200804489605" calcext:value-type="float">
            <text:p>-0.0193200804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384" calcext:value-type="float">
            <text:p>16384</text:p>
          </table:table-cell>
          <table:table-cell office:value-type="float" office:value="1933.627092" calcext:value-type="float">
            <text:p>1933.627092</text:p>
          </table:table-cell>
          <table:table-cell office:value-type="float" office:value="1926.40477" calcext:value-type="float">
            <text:p>1926.40477</text:p>
          </table:table-cell>
          <table:table-cell office:value-type="float" office:value="1878.395905" calcext:value-type="float">
            <text:p>1878.395905</text:p>
          </table:table-cell>
          <table:table-cell office:value-type="float" office:value="1916.71798" calcext:value-type="float">
            <text:p>1916.71798</text:p>
          </table:table-cell>
          <table:table-cell table:formula="of:=100*(([.C130]-[.D130])/[.C130])" office:value-type="float" office:value="0.373511626408255" calcext:value-type="float">
            <text:p>0.3735116264</text:p>
          </table:table-cell>
          <table:table-cell table:formula="of:=([.C130]-[.E130])*100/([.C130])" office:value-type="float" office:value="2.85635152861211" calcext:value-type="float">
            <text:p>2.8563515286</text:p>
          </table:table-cell>
          <table:table-cell table:formula="of:=100*(([.C130]-[.F130])/[.C130])" office:value-type="float" office:value="0.874476369821159" calcext:value-type="float">
            <text:p>0.8744763698</text:p>
          </table:table-cell>
          <table:table-cell table:number-columns-repeated="15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768" calcext:value-type="float">
            <text:p>32768</text:p>
          </table:table-cell>
          <table:table-cell office:value-type="float" office:value="7845.144127" calcext:value-type="float">
            <text:p>7845.144127</text:p>
          </table:table-cell>
          <table:table-cell/>
          <table:table-cell office:value-type="float" office:value="7091.89862" calcext:value-type="float">
            <text:p>7091.89862</text:p>
          </table:table-cell>
          <table:table-cell/>
          <table:table-cell table:formula="of:=100*(([.C131]-[.D131])/[.C131])" office:value-type="float" office:value="100" calcext:value-type="float">
            <text:p>100</text:p>
          </table:table-cell>
          <table:table-cell table:formula="of:=([.C131]-[.E131])*100/([.C131])" office:value-type="float" office:value="9.60142343857795" calcext:value-type="float">
            <text:p>9.6014234386</text:p>
          </table:table-cell>
          <table:table-cell table:formula="of:=100*(([.C131]-[.F131])/[.C131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table:number-columns-repeated="2" office:value-type="float" office:value="4096" calcext:value-type="float">
            <text:p>4096</text:p>
          </table:table-cell>
          <table:table-cell office:value-type="float" office:value="283.575022" calcext:value-type="float">
            <text:p>283.575022</text:p>
          </table:table-cell>
          <table:table-cell office:value-type="float" office:value="288.077825" calcext:value-type="float">
            <text:p>288.077825</text:p>
          </table:table-cell>
          <table:table-cell office:value-type="float" office:value="283.482447" calcext:value-type="float">
            <text:p>283.482447</text:p>
          </table:table-cell>
          <table:table-cell office:value-type="float" office:value="282.611798" calcext:value-type="float">
            <text:p>282.611798</text:p>
          </table:table-cell>
          <table:table-cell table:formula="of:=100*(([.C136]-[.D136])/[.C136])" office:value-type="float" office:value="-1.58787010514629" calcext:value-type="float">
            <text:p>-1.5878701051</text:p>
          </table:table-cell>
          <table:table-cell table:formula="of:=([.C136]-[.E136])*100/([.C136])" office:value-type="float" office:value="0.0326456820304895" calcext:value-type="float">
            <text:p>0.032645682</text:p>
          </table:table-cell>
          <table:table-cell table:formula="of:=100*(([.C136]-[.F136])/[.C136])" office:value-type="float" office:value="0.339671665440255" calcext:value-type="float">
            <text:p>0.3396716654</text:p>
          </table:table-cell>
          <table:table-cell table:number-columns-repeated="1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8192" calcext:value-type="float">
            <text:p>8192</text:p>
          </table:table-cell>
          <table:table-cell office:value-type="float" office:value="1097.644825" calcext:value-type="float">
            <text:p>1097.644825</text:p>
          </table:table-cell>
          <table:table-cell office:value-type="float" office:value="1159.225002" calcext:value-type="float">
            <text:p>1159.225002</text:p>
          </table:table-cell>
          <table:table-cell office:value-type="float" office:value="1104.235353" calcext:value-type="float">
            <text:p>1104.235353</text:p>
          </table:table-cell>
          <table:table-cell office:value-type="float" office:value="1098.501723" calcext:value-type="float">
            <text:p>1098.501723</text:p>
          </table:table-cell>
          <table:table-cell table:formula="of:=100*(([.C137]-[.D137])/[.C137])" office:value-type="float" office:value="-5.6102097506814" calcext:value-type="float">
            <text:p>-5.6102097507</text:p>
          </table:table-cell>
          <table:table-cell table:formula="of:=([.C137]-[.E137])*100/([.C137])" office:value-type="float" office:value="-0.600424458795216" calcext:value-type="float">
            <text:p>-0.6004244588</text:p>
          </table:table-cell>
          <table:table-cell table:formula="of:=100*(([.C137]-[.F137])/[.C137])" office:value-type="float" office:value="-0.0780669648763662" calcext:value-type="float">
            <text:p>-0.0780669649</text:p>
          </table:table-cell>
          <table:table-cell table:number-columns-repeated="1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6384" calcext:value-type="float">
            <text:p>16384</text:p>
          </table:table-cell>
          <table:table-cell office:value-type="float" office:value="3751.578977" calcext:value-type="float">
            <text:p>3751.578977</text:p>
          </table:table-cell>
          <table:table-cell office:value-type="float" office:value="4105.377044" calcext:value-type="float">
            <text:p>4105.377044</text:p>
          </table:table-cell>
          <table:table-cell office:value-type="float" office:value="3757.121925" calcext:value-type="float">
            <text:p>3757.121925</text:p>
          </table:table-cell>
          <table:table-cell office:value-type="float" office:value="4382.282036" calcext:value-type="float">
            <text:p>4382.282036</text:p>
          </table:table-cell>
          <table:table-cell table:formula="of:=100*(([.C138]-[.D138])/[.C138])" office:value-type="float" office:value="-9.43064424790329" calcext:value-type="float">
            <text:p>-9.4306442479</text:p>
          </table:table-cell>
          <table:table-cell table:formula="of:=([.C138]-[.E138])*100/([.C138])" office:value-type="float" office:value="-0.147749735084407" calcext:value-type="float">
            <text:p>-0.1477497351</text:p>
          </table:table-cell>
          <table:table-cell table:formula="of:=100*(([.C138]-[.F138])/[.C138])" office:value-type="float" office:value="-16.8116695094701" calcext:value-type="float">
            <text:p>-16.8116695095</text:p>
          </table:table-cell>
          <table:table-cell table:number-columns-repeated="15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768" calcext:value-type="float">
            <text:p>32768</text:p>
          </table:table-cell>
          <table:table-cell office:value-type="float" office:value="15866.115671" calcext:value-type="float">
            <text:p>15866.115671</text:p>
          </table:table-cell>
          <table:table-cell/>
          <table:table-cell office:value-type="float" office:value="15618.775416" calcext:value-type="float">
            <text:p>15618.775416</text:p>
          </table:table-cell>
          <table:table-cell/>
          <table:table-cell table:formula="of:=100*(([.C139]-[.D139])/[.C139])" office:value-type="float" office:value="100" calcext:value-type="float">
            <text:p>100</text:p>
          </table:table-cell>
          <table:table-cell table:formula="of:=([.C139]-[.E139])*100/([.C139])" office:value-type="float" office:value="1.5589212894249" calcext:value-type="float">
            <text:p>1.5589212894</text:p>
          </table:table-cell>
          <table:table-cell table:formula="of:=100*(([.C139]-[.F139])/[.C139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4096" calcext:value-type="float">
            <text:p>4096</text:p>
          </table:table-cell>
          <table:table-cell office:value-type="float" office:value="566.197908" calcext:value-type="float">
            <text:p>566.197908</text:p>
          </table:table-cell>
          <table:table-cell office:value-type="float" office:value="597.728244" calcext:value-type="float">
            <text:p>597.728244</text:p>
          </table:table-cell>
          <table:table-cell office:value-type="float" office:value="565.600389" calcext:value-type="float">
            <text:p>565.600389</text:p>
          </table:table-cell>
          <table:table-cell office:value-type="float" office:value="565.330858" calcext:value-type="float">
            <text:p>565.330858</text:p>
          </table:table-cell>
          <table:table-cell table:formula="of:=100*(([.C144]-[.D144])/[.C144])" office:value-type="float" office:value="-5.56878355686189" calcext:value-type="float">
            <text:p>-5.5687835569</text:p>
          </table:table-cell>
          <table:table-cell table:formula="of:=([.C144]-[.E144])*100/([.C144])" office:value-type="float" office:value="0.105531827574332" calcext:value-type="float">
            <text:p>0.1055318276</text:p>
          </table:table-cell>
          <table:table-cell table:formula="of:=100*(([.C144]-[.F144])/[.C144])" office:value-type="float" office:value="0.153135500458251" calcext:value-type="float">
            <text:p>0.1531355005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office:value-type="float" office:value="2195.557189" calcext:value-type="float">
            <text:p>2195.557189</text:p>
          </table:table-cell>
          <table:table-cell office:value-type="float" office:value="2337.98301" calcext:value-type="float">
            <text:p>2337.98301</text:p>
          </table:table-cell>
          <table:table-cell office:value-type="float" office:value="2273.634022" calcext:value-type="float">
            <text:p>2273.634022</text:p>
          </table:table-cell>
          <table:table-cell office:value-type="float" office:value="2227.154379" calcext:value-type="float">
            <text:p>2227.154379</text:p>
          </table:table-cell>
          <table:table-cell table:formula="of:=100*(([.C145]-[.D145])/[.C145])" office:value-type="float" office:value="-6.48700119102203" calcext:value-type="float">
            <text:p>-6.487001191</text:p>
          </table:table-cell>
          <table:table-cell table:formula="of:=([.C145]-[.E145])*100/([.C145])" office:value-type="float" office:value="-3.55612841201196" calcext:value-type="float">
            <text:p>-3.556128412</text:p>
          </table:table-cell>
          <table:table-cell table:formula="of:=100*(([.C145]-[.F145])/[.C145])" office:value-type="float" office:value="-1.43914219854102" calcext:value-type="float">
            <text:p>-1.4391421985</text:p>
          </table:table-cell>
          <table:table-cell table:number-columns-repeated="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384" calcext:value-type="float">
            <text:p>16384</text:p>
          </table:table-cell>
          <table:table-cell office:value-type="float" office:value="7517.287747" calcext:value-type="float">
            <text:p>7517.287747</text:p>
          </table:table-cell>
          <table:table-cell office:value-type="float" office:value="8117.152596" calcext:value-type="float">
            <text:p>8117.152596</text:p>
          </table:table-cell>
          <table:table-cell office:value-type="float" office:value="8230.416224" calcext:value-type="float">
            <text:p>8230.416224</text:p>
          </table:table-cell>
          <table:table-cell office:value-type="float" office:value="8701.417547" calcext:value-type="float">
            <text:p>8701.417547</text:p>
          </table:table-cell>
          <table:table-cell table:formula="of:=100*(([.C146]-[.D146])/[.C146])" office:value-type="float" office:value="-7.97980427501121" calcext:value-type="float">
            <text:p>-7.979804275</text:p>
          </table:table-cell>
          <table:table-cell table:formula="of:=([.C146]-[.E146])*100/([.C146])" office:value-type="float" office:value="-9.48651296851841" calcext:value-type="float">
            <text:p>-9.4865129685</text:p>
          </table:table-cell>
          <table:table-cell table:formula="of:=100*(([.C146]-[.F146])/[.C146])" office:value-type="float" office:value="-15.7520882511457" calcext:value-type="float">
            <text:p>-15.7520882511</text:p>
          </table:table-cell>
          <table:table-cell table:number-columns-repeated="15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768" calcext:value-type="float">
            <text:p>32768</text:p>
          </table:table-cell>
          <table:table-cell office:value-type="float" office:value="31552.627714" calcext:value-type="float">
            <text:p>31552.627714</text:p>
          </table:table-cell>
          <table:table-cell/>
          <table:table-cell office:value-type="float" office:value="30223.498768" calcext:value-type="float">
            <text:p>30223.498768</text:p>
          </table:table-cell>
          <table:table-cell/>
          <table:table-cell table:formula="of:=100*(([.C147]-[.D147])/[.C147])" office:value-type="float" office:value="100" calcext:value-type="float">
            <text:p>100</text:p>
          </table:table-cell>
          <table:table-cell table:formula="of:=([.C147]-[.E147])*100/([.C147])" office:value-type="float" office:value="4.21241919388621" calcext:value-type="float">
            <text:p>4.2124191939</text:p>
          </table:table-cell>
          <table:table-cell table:formula="of:=100*(([.C147]-[.F147])/[.C147])" office:value-type="float" office:value="100" calcext:value-type="float">
            <text:p>100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"/>
          <table:table-cell table:style-name="ce6" table:number-columns-repeated="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4096" calcext:value-type="float">
            <text:p>4096</text:p>
          </table:table-cell>
          <table:table-cell office:value-type="float" office:value="1134.623527" calcext:value-type="float">
            <text:p>1134.623527</text:p>
          </table:table-cell>
          <table:table-cell/>
          <table:table-cell office:value-type="float" office:value="1131.335393" calcext:value-type="float">
            <text:p>1131.335393</text:p>
          </table:table-cell>
          <table:table-cell/>
          <table:table-cell table:formula="of:=100*(([.C152]-[.D152])/[.C152])" office:value-type="float" office:value="100" calcext:value-type="float">
            <text:p>100</text:p>
          </table:table-cell>
          <table:table-cell table:formula="of:=([.C152]-[.E152])*100/([.C152])" office:value-type="float" office:value="0.289799560978071" calcext:value-type="float">
            <text:p>0.289799561</text:p>
          </table:table-cell>
          <table:table-cell table:formula="of:=100*(([.C152]-[.F152])/[.C152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8192" calcext:value-type="float">
            <text:p>8192</text:p>
          </table:table-cell>
          <table:table-cell office:value-type="float" office:value="4594.235087" calcext:value-type="float">
            <text:p>4594.235087</text:p>
          </table:table-cell>
          <table:table-cell/>
          <table:table-cell office:value-type="float" office:value="4444.139569" calcext:value-type="float">
            <text:p>4444.139569</text:p>
          </table:table-cell>
          <table:table-cell/>
          <table:table-cell table:formula="of:=100*(([.C153]-[.D153])/[.C153])" office:value-type="float" office:value="100" calcext:value-type="float">
            <text:p>100</text:p>
          </table:table-cell>
          <table:table-cell table:formula="of:=([.C153]-[.E153])*100/([.C153])" office:value-type="float" office:value="3.26704043562584" calcext:value-type="float">
            <text:p>3.2670404356</text:p>
          </table:table-cell>
          <table:table-cell table:formula="of:=100*(([.C153]-[.F153])/[.C153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16384" calcext:value-type="float">
            <text:p>16384</text:p>
          </table:table-cell>
          <table:table-cell office:value-type="float" office:value="15495.546307" calcext:value-type="float">
            <text:p>15495.546307</text:p>
          </table:table-cell>
          <table:table-cell/>
          <table:table-cell office:value-type="float" office:value="16160.213294" calcext:value-type="float">
            <text:p>16160.213294</text:p>
          </table:table-cell>
          <table:table-cell/>
          <table:table-cell table:formula="of:=100*(([.C154]-[.D154])/[.C154])" office:value-type="float" office:value="100" calcext:value-type="float">
            <text:p>100</text:p>
          </table:table-cell>
          <table:table-cell table:formula="of:=([.C154]-[.E154])*100/([.C154])" office:value-type="float" office:value="-4.28940660646305" calcext:value-type="float">
            <text:p>-4.2894066065</text:p>
          </table:table-cell>
          <table:table-cell table:formula="of:=100*(([.C154]-[.F154])/[.C154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*(([.C155]-[.D155])/[.C155])" office:value-type="string" office:string-value="" calcext:value-type="error">
            <text:p>#DIV/0!</text:p>
          </table:table-cell>
          <table:table-cell table:formula="of:=([.C155]-[.E155])*100/([.C155])" office:value-type="string" office:string-value="" calcext:value-type="error">
            <text:p>#DIV/0!</text:p>
          </table:table-cell>
          <table:table-cell table:formula="of:=100*(([.C155]-[.F155])/[.C155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096" calcext:value-type="float">
            <text:p>4096</text:p>
          </table:table-cell>
          <table:table-cell office:value-type="float" office:value="2264.885492" calcext:value-type="float">
            <text:p>2264.885492</text:p>
          </table:table-cell>
          <table:table-cell/>
          <table:table-cell office:value-type="float" office:value="2264.038763" calcext:value-type="float">
            <text:p>2264.038763</text:p>
          </table:table-cell>
          <table:table-cell/>
          <table:table-cell table:formula="of:=100*(([.C160]-[.D160])/[.C160])" office:value-type="float" office:value="100" calcext:value-type="float">
            <text:p>100</text:p>
          </table:table-cell>
          <table:table-cell table:formula="of:=([.C160]-[.E160])*100/([.C160])" office:value-type="float" office:value="0.0373850688253633" calcext:value-type="float">
            <text:p>0.0373850688</text:p>
          </table:table-cell>
          <table:table-cell table:formula="of:=100*(([.C160]-[.F160])/[.C160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8192" calcext:value-type="float">
            <text:p>8192</text:p>
          </table:table-cell>
          <table:table-cell office:value-type="float" office:value="8910.133541" calcext:value-type="float">
            <text:p>8910.133541</text:p>
          </table:table-cell>
          <table:table-cell/>
          <table:table-cell office:value-type="float" office:value="8964.2455" calcext:value-type="float">
            <text:p>8964.2455</text:p>
          </table:table-cell>
          <table:table-cell/>
          <table:table-cell table:formula="of:=100*(([.C161]-[.D161])/[.C161])" office:value-type="float" office:value="100" calcext:value-type="float">
            <text:p>100</text:p>
          </table:table-cell>
          <table:table-cell table:formula="of:=([.C161]-[.E161])*100/([.C161])" office:value-type="float" office:value="-0.607308058302441" calcext:value-type="float">
            <text:p>-0.6073080583</text:p>
          </table:table-cell>
          <table:table-cell table:formula="of:=100*(([.C161]-[.F161])/[.C161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*(([.C162]-[.D162])/[.C162])" office:value-type="string" office:string-value="" calcext:value-type="error">
            <text:p>#DIV/0!</text:p>
          </table:table-cell>
          <table:table-cell table:formula="of:=([.C162]-[.E162])*100/([.C162])" office:value-type="string" office:string-value="" calcext:value-type="error">
            <text:p>#DIV/0!</text:p>
          </table:table-cell>
          <table:table-cell table:formula="of:=100*(([.C162]-[.F162])/[.C162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table:number-columns-repeated="2"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*(([.C163]-[.D163])/[.C163])" office:value-type="string" office:string-value="" calcext:value-type="error">
            <text:p>#DIV/0!</text:p>
          </table:table-cell>
          <table:table-cell table:formula="of:=([.C163]-[.E163])*100/([.C163])" office:value-type="string" office:string-value="" calcext:value-type="error">
            <text:p>#DIV/0!</text:p>
          </table:table-cell>
          <table:table-cell table:formula="of:=100*(([.C163]-[.F163])/[.C163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4096" calcext:value-type="float">
            <text:p>4096</text:p>
          </table:table-cell>
          <table:table-cell office:value-type="float" office:value="4691.242099" calcext:value-type="float">
            <text:p>4691.242099</text:p>
          </table:table-cell>
          <table:table-cell/>
          <table:table-cell office:value-type="float" office:value="4525.387459" calcext:value-type="float">
            <text:p>4525.387459</text:p>
          </table:table-cell>
          <table:table-cell/>
          <table:table-cell table:formula="of:=100*(([.C168]-[.D168])/[.C168])" office:value-type="float" office:value="100" calcext:value-type="float">
            <text:p>100</text:p>
          </table:table-cell>
          <table:table-cell table:formula="of:=([.C168]-[.E168])*100/([.C168])" office:value-type="float" office:value="3.53540995113756" calcext:value-type="float">
            <text:p>3.5354099511</text:p>
          </table:table-cell>
          <table:table-cell table:formula="of:=100*(([.C168]-[.F168])/[.C168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8192" calcext:value-type="float">
            <text:p>8192</text:p>
          </table:table-cell>
          <table:table-cell office:value-type="float" office:value="17796.535706" calcext:value-type="float">
            <text:p>17796.535706</text:p>
          </table:table-cell>
          <table:table-cell/>
          <table:table-cell office:value-type="float" office:value="18183.561863" calcext:value-type="float">
            <text:p>18183.561863</text:p>
          </table:table-cell>
          <table:table-cell/>
          <table:table-cell table:formula="of:=100*(([.C169]-[.D169])/[.C169])" office:value-type="float" office:value="100" calcext:value-type="float">
            <text:p>100</text:p>
          </table:table-cell>
          <table:table-cell table:formula="of:=([.C169]-[.E169])*100/([.C169])" office:value-type="float" office:value="-2.17472750536227" calcext:value-type="float">
            <text:p>-2.1747275054</text:p>
          </table:table-cell>
          <table:table-cell table:formula="of:=100*(([.C169]-[.F169])/[.C169])" office:value-type="float" office:value="100" calcext:value-type="float">
            <text:p>100</text:p>
          </table:table-cell>
          <table:table-cell table:number-columns-repeated="1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*(([.C170]-[.D170])/[.C170])" office:value-type="string" office:string-value="" calcext:value-type="error">
            <text:p>#DIV/0!</text:p>
          </table:table-cell>
          <table:table-cell table:formula="of:=([.C170]-[.E170])*100/([.C170])" office:value-type="string" office:string-value="" calcext:value-type="error">
            <text:p>#DIV/0!</text:p>
          </table:table-cell>
          <table:table-cell table:formula="of:=100*(([.C170]-[.F170])/[.C170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768" calcext:value-type="float">
            <text:p>3276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*(([.C171]-[.D171])/[.C171])" office:value-type="string" office:string-value="" calcext:value-type="error">
            <text:p>#DIV/0!</text:p>
          </table:table-cell>
          <table:table-cell table:formula="of:=([.C171]-[.E171])*100/([.C171])" office:value-type="string" office:string-value="" calcext:value-type="error">
            <text:p>#DIV/0!</text:p>
          </table:table-cell>
          <table:table-cell table:formula="of:=100*(([.C171]-[.F171])/[.C171])" office:value-type="string" office:string-value="" calcext:value-type="error">
            <text:p>#DIV/0!</text:p>
          </table:table-cell>
          <table:table-cell table:number-columns-repeated="15"/>
        </table:table-row>
        <table:table-row table:style-name="ro1" table:number-rows-repeated="11">
          <table:table-cell table:number-columns-repeated="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5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959.5029884" calcext:value-type="float">
            <text:p>959.5029884</text:p>
          </table:table-cell>
          <table:table-cell office:value-type="float" office:value="984.2243008" calcext:value-type="float">
            <text:p>984.2243008</text:p>
          </table:table-cell>
          <table:table-cell office:value-type="float" office:value="943.3924292" calcext:value-type="float">
            <text:p>943.3924292</text:p>
          </table:table-cell>
          <table:table-cell office:value-type="float" office:value="942.9942676" calcext:value-type="float">
            <text:p>942.9942676</text:p>
          </table:table-cell>
          <table:table-cell table:formula="of:=100*(([.C184]-[.D184])/[.C184])" office:value-type="float" office:value="-2.57647059976577" calcext:value-type="float">
            <text:p>-2.5764705998</text:p>
          </table:table-cell>
          <table:table-cell table:formula="of:=100*(([.C184]-[.E184])/[.C184])" office:value-type="float" office:value="1.67905252977532" calcext:value-type="float">
            <text:p>1.6790525298</text:p>
          </table:table-cell>
          <table:table-cell table:formula="of:=100*(([.C184]-[.F184])/[.C184])" office:value-type="float" office:value="1.7205491801051" calcext:value-type="float">
            <text:p>1.7205491801</text:p>
          </table:table-cell>
          <table:table-cell table:number-columns-repeated="15"/>
        </table:table-row>
      </table:table>
      <table:table table:name="virgo-polybench-gemver" table:style-name="ta1">
        <table:shapes>
          <draw:frame draw:z-index="0" draw:style-name="gr1" draw:text-style-name="P1" svg:width="22.658cm" svg:height="6.694cm" svg:x="0.247cm" svg:y="6.64cm">
            <draw:object draw:notify-on-update-of-ranges="'virgo-polybench-gemver'.A2:'virgo-polybench-gemver'.A11 'virgo-polybench-gemver'.F1:'virgo-polybench-gemver'.F1 'virgo-polybench-gemver'.F2:'virgo-polybench-gemver'.F11 'virgo-polybench-gemver'.H1:'virgo-polybench-gemver'.H1 'virgo-polybench-gemver'.H2:'virgo-polybench-gemver'.H11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1" draw:style-name="gr1" draw:text-style-name="P1" svg:width="22.52cm" svg:height="9.004cm" svg:x="0.99cm" svg:y="14.503cm">
            <draw:object draw:notify-on-update-of-ranges="'virgo-polybench-gemver'.A2:'virgo-polybench-gemver'.A11 'virgo-polybench-gemver'.J1:'virgo-polybench-gemver'.J1 'virgo-polybench-gemver'.J2:'virgo-polybench-gemver'.J11" xlink:href="./Object 24" xlink:type="simple" xlink:show="embed" xlink:actuate="onLoad"/>
            <draw:image xlink:href="./ObjectReplacements/Object 2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0247" calcext:value-type="float">
            <text:p>0.000247</text:p>
          </table:table-cell>
          <table:table-cell office:value-type="float" office:value="1" calcext:value-type="float">
            <text:p>1</text:p>
          </table:table-cell>
          <table:table-cell office:value-type="float" office:value="0.001304" calcext:value-type="float">
            <text:p>0.001304</text:p>
          </table:table-cell>
          <table:table-cell/>
          <table:table-cell table:formula="of:=100*(([.F2]-[.H2])/[.F2])" office:value-type="float" office:value="-427.935222672065" calcext:value-type="float">
            <text:p>-427.9352226721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0244" calcext:value-type="float">
            <text:p>0.000244</text:p>
          </table:table-cell>
          <table:table-cell office:value-type="float" office:value="1" calcext:value-type="float">
            <text:p>1</text:p>
          </table:table-cell>
          <table:table-cell office:value-type="float" office:value="0.001325" calcext:value-type="float">
            <text:p>0.001325</text:p>
          </table:table-cell>
          <table:table-cell/>
          <table:table-cell table:formula="of:=100*(([.F3]-[.H3])/[.F3])" office:value-type="float" office:value="-443.032786885246" calcext:value-type="float">
            <text:p>-443.0327868852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0668" calcext:value-type="float">
            <text:p>0.000668</text:p>
          </table:table-cell>
          <table:table-cell office:value-type="float" office:value="1" calcext:value-type="float">
            <text:p>1</text:p>
          </table:table-cell>
          <table:table-cell office:value-type="float" office:value="0.004863" calcext:value-type="float">
            <text:p>0.004863</text:p>
          </table:table-cell>
          <table:table-cell/>
          <table:table-cell table:formula="of:=100*(([.F4]-[.H4])/[.F4])" office:value-type="float" office:value="-627.994011976048" calcext:value-type="float">
            <text:p>-627.99401197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1748" calcext:value-type="float">
            <text:p>0.001748</text:p>
          </table:table-cell>
          <table:table-cell office:value-type="float" office:value="1" calcext:value-type="float">
            <text:p>1</text:p>
          </table:table-cell>
          <table:table-cell office:value-type="float" office:value="0.001978" calcext:value-type="float">
            <text:p>0.001978</text:p>
          </table:table-cell>
          <table:table-cell/>
          <table:table-cell table:formula="of:=100*(([.F5]-[.H5])/[.F5])" office:value-type="float" office:value="-13.1578947368421" calcext:value-type="float">
            <text:p>-13.157894736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08182" calcext:value-type="float">
            <text:p>0.008182</text:p>
          </table:table-cell>
          <table:table-cell office:value-type="float" office:value="1" calcext:value-type="float">
            <text:p>1</text:p>
          </table:table-cell>
          <table:table-cell office:value-type="float" office:value="0.017707" calcext:value-type="float">
            <text:p>0.017707</text:p>
          </table:table-cell>
          <table:table-cell/>
          <table:table-cell table:formula="of:=100*(([.F6]-[.H6])/[.F6])" office:value-type="float" office:value="-116.414079687118" calcext:value-type="float">
            <text:p>-116.4140796871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31512" calcext:value-type="float">
            <text:p>0.031512</text:p>
          </table:table-cell>
          <table:table-cell office:value-type="float" office:value="1" calcext:value-type="float">
            <text:p>1</text:p>
          </table:table-cell>
          <table:table-cell office:value-type="float" office:value="0.026491" calcext:value-type="float">
            <text:p>0.026491</text:p>
          </table:table-cell>
          <table:table-cell/>
          <table:table-cell table:formula="of:=100*(([.F7]-[.H7])/[.F7])" office:value-type="float" office:value="15.9336125920284" calcext:value-type="float">
            <text:p>15.933612592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133447" calcext:value-type="float">
            <text:p>0.133447</text:p>
          </table:table-cell>
          <table:table-cell office:value-type="float" office:value="1" calcext:value-type="float">
            <text:p>1</text:p>
          </table:table-cell>
          <table:table-cell office:value-type="float" office:value="0.121957" calcext:value-type="float">
            <text:p>0.121957</text:p>
          </table:table-cell>
          <table:table-cell/>
          <table:table-cell table:formula="of:=100*(([.F8]-[.H8])/[.F8])" office:value-type="float" office:value="8.61015983873747" calcext:value-type="float">
            <text:p>8.6101598387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.087512" calcext:value-type="float">
            <text:p>1.087512</text:p>
          </table:table-cell>
          <table:table-cell office:value-type="float" office:value="1" calcext:value-type="float">
            <text:p>1</text:p>
          </table:table-cell>
          <table:table-cell office:value-type="float" office:value="1.025699" calcext:value-type="float">
            <text:p>1.025699</text:p>
          </table:table-cell>
          <table:table-cell/>
          <table:table-cell table:formula="of:=100*(([.F9]-[.H9])/[.F9])" office:value-type="float" office:value="5.68389130418792" calcext:value-type="float">
            <text:p>5.6838913042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.094847" calcext:value-type="float">
            <text:p>4.094847</text:p>
          </table:table-cell>
          <table:table-cell office:value-type="float" office:value="1" calcext:value-type="float">
            <text:p>1</text:p>
          </table:table-cell>
          <table:table-cell office:value-type="float" office:value="4.006727" calcext:value-type="float">
            <text:p>4.006727</text:p>
          </table:table-cell>
          <table:table-cell/>
          <table:table-cell table:formula="of:=100*(([.F10]-[.H10])/[.F10])" office:value-type="float" office:value="2.15197295527769" calcext:value-type="float">
            <text:p>2.1519729553</text:p>
          </table:table-cell>
          <table:table-cell/>
        </table:table-row>
        <table:table-row table:style-name="ro1">
          <table:table-cell table:style-name="ce8" office:value-type="float" office:value="65536" calcext:value-type="float">
            <text:p>65536</text:p>
          </table:table-cell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24.711788" calcext:value-type="float">
            <text:p>24.71178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2.531802" calcext:value-type="float">
            <text:p>22.531802</text:p>
          </table:table-cell>
          <table:table-cell/>
          <table:table-cell table:style-name="ce8" table:formula="of:=100*(([.F11]-[.H11])/[.F11])" office:value-type="float" office:value="8.82164414812882" calcext:value-type="float">
            <text:p>8.8216441481</text:p>
          </table:table-cell>
          <table:table-cell table:style-name="ce12"/>
        </table:table-row>
        <table:table-row table:style-name="ro1" table:number-rows-repeated="46">
          <table:table-cell table:number-columns-repeated="11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04.456161" calcext:value-type="float">
            <text:p>104.456161</text:p>
          </table:table-cell>
          <table:table-cell office:value-type="float" office:value="1" calcext:value-type="float">
            <text:p>1</text:p>
          </table:table-cell>
          <table:table-cell office:value-type="float" office:value="105.111052" calcext:value-type="float">
            <text:p>105.111052</text:p>
          </table:table-cell>
          <table:table-cell/>
          <table:table-cell table:formula="of:=100*(([.F59]-[.H59])/[.F59])" office:value-type="float" office:value="-0.626952966421968" calcext:value-type="float">
            <text:p>-0.6269529664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56.563595" calcext:value-type="float">
            <text:p>56.563595</text:p>
          </table:table-cell>
          <table:table-cell office:value-type="float" office:value="1" calcext:value-type="float">
            <text:p>1</text:p>
          </table:table-cell>
          <table:table-cell office:value-type="float" office:value="56.086314" calcext:value-type="float">
            <text:p>56.086314</text:p>
          </table:table-cell>
          <table:table-cell/>
          <table:table-cell table:formula="of:=100*(([.F60]-[.H60])/[.F60])" office:value-type="float" office:value="0.843795377574565" calcext:value-type="float">
            <text:p>0.8437953776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8.655271" calcext:value-type="float">
            <text:p>38.655271</text:p>
          </table:table-cell>
          <table:table-cell office:value-type="float" office:value="1" calcext:value-type="float">
            <text:p>1</text:p>
          </table:table-cell>
          <table:table-cell office:value-type="float" office:value="38.252676" calcext:value-type="float">
            <text:p>38.252676</text:p>
          </table:table-cell>
          <table:table-cell/>
          <table:table-cell table:formula="of:=100*(([.F61]-[.H61])/[.F61])" office:value-type="float" office:value="1.04150091199722" calcext:value-type="float">
            <text:p>1.041500912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39.930822" calcext:value-type="float">
            <text:p>39.930822</text:p>
          </table:table-cell>
          <table:table-cell office:value-type="float" office:value="1" calcext:value-type="float">
            <text:p>1</text:p>
          </table:table-cell>
          <table:table-cell office:value-type="float" office:value="40.061859" calcext:value-type="float">
            <text:p>40.061859</text:p>
          </table:table-cell>
          <table:table-cell/>
          <table:table-cell table:formula="of:=100*(([.F62]-[.H62])/[.F62])" office:value-type="float" office:value="-0.328160036374907" calcext:value-type="float">
            <text:p>-0.3281600364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24.840383" calcext:value-type="float">
            <text:p>24.840383</text:p>
          </table:table-cell>
          <table:table-cell office:value-type="float" office:value="1" calcext:value-type="float">
            <text:p>1</text:p>
          </table:table-cell>
          <table:table-cell office:value-type="float" office:value="22.468709" calcext:value-type="float">
            <text:p>22.468709</text:p>
          </table:table-cell>
          <table:table-cell/>
          <table:table-cell table:formula="of:=100*(([.F63]-[.H63])/[.F63])" office:value-type="float" office:value="9.54765472013857" calcext:value-type="float">
            <text:p>9.5476547201</text:p>
          </table:table-cell>
          <table:table-cell/>
        </table:table-row>
        <table:table-row table:style-name="ro1">
          <table:table-cell table:formula="of:=[.A11]" office:value-type="float" office:value="65536" calcext:value-type="float">
            <text:p>65536</text:p>
          </table:table-cell>
          <table:table-cell table:formula="of:=[.B11]" office:value-type="float" office:value="32" calcext:value-type="float">
            <text:p>32</text:p>
          </table:table-cell>
          <table:table-cell/>
          <table:table-cell table:formula="of:=[.D11]" office:value-type="float" office:value="32" calcext:value-type="float">
            <text:p>32</text:p>
          </table:table-cell>
          <table:table-cell/>
          <table:table-cell table:formula="of:=[.F11]" office:value-type="float" office:value="24.711788" calcext:value-type="float">
            <text:p>24.711788</text:p>
          </table:table-cell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22.531802" calcext:value-type="float">
            <text:p>22.531802</text:p>
          </table:table-cell>
          <table:table-cell/>
          <table:table-cell table:formula="of:=[.J11]" office:value-type="float" office:value="8.82164414812882" calcext:value-type="float">
            <text:p>8.8216441481</text:p>
          </table:table-cell>
          <table:table-cell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11" table:number-rows-spanned="1">
            <text:p>Static Scheduling Optimization</text:p>
          </table:table-cell>
          <table:covered-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cps-opt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1.437194" calcext:value-type="float">
            <text:p>21.437194</text:p>
          </table:table-cell>
          <table:table-cell office:value-type="float" office:value="5" calcext:value-type="float">
            <text:p>5</text:p>
          </table:table-cell>
          <table:table-cell table:formula="of:=[.H11]" office:value-type="float" office:value="22.531802" calcext:value-type="float">
            <text:p>22.531802</text:p>
          </table:table-cell>
          <table:table-cell/>
          <table:table-cell table:formula="of:=100*(([.H76]-[.F76])/[.H76])" office:value-type="float" office:value="4.85805795737064" calcext:value-type="float">
            <text:p>4.8580579574</text:p>
          </table:table-cell>
          <table:table-cell/>
        </table:table-row>
        <table:table-row table:style-name="ro1" table:number-rows-repeated="13">
          <table:table-cell table:number-columns-repeated="11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2427" calcext:value-type="float">
            <text:p>0.002427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88128" calcext:value-type="float">
            <text:p>0.088128</text:p>
          </table:table-cell>
          <table:table-cell table:formula="of:=100*(([.B91]-[.C91])/[.B91])" office:value-type="float" office:value="-826.335877862596" calcext:value-type="float">
            <text:p>-826.3358778626</text:p>
          </table:table-cell>
          <table:table-cell table:formula="of:=100*([.B91]-[.D91])/[.B91]" office:value-type="float" office:value="-411.068702290076" calcext:value-type="float">
            <text:p>-411.0687022901</text:p>
          </table:table-cell>
          <table:table-cell table:formula="of:=100*(([.B91]-[.E91])/[.B91])" office:value-type="float" office:value="-33536.641221374" calcext:value-type="float">
            <text:p>-33536.641221374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000417" calcext:value-type="float">
            <text:p>0.000417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143309" calcext:value-type="float">
            <text:p>0.143309</text:p>
          </table:table-cell>
          <table:table-cell table:formula="of:=100*(([.B92]-[.C92])/[.B92])" office:value-type="float" office:value="-381.0551558753" calcext:value-type="float">
            <text:p>-381.0551558753</text:p>
          </table:table-cell>
          <table:table-cell table:formula="of:=100*([.B92]-[.D92])/[.B92]" office:value-type="float" office:value="-185.131894484412" calcext:value-type="float">
            <text:p>-185.1318944844</text:p>
          </table:table-cell>
          <table:table-cell table:formula="of:=100*(([.B92]-[.E92])/[.B92])" office:value-type="float" office:value="-34266.6666666667" calcext:value-type="float">
            <text:p>-34266.6666666667</text:p>
          </table:table-cell>
          <table:table-cell table:number-columns-repeated="3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0.000481" calcext:value-type="float">
            <text:p>0.000481</text:p>
          </table:table-cell>
          <table:table-cell office:value-type="float" office:value="0.002676" calcext:value-type="float">
            <text:p>0.002676</text:p>
          </table:table-cell>
          <table:table-cell office:value-type="float" office:value="0.035924" calcext:value-type="float">
            <text:p>0.035924</text:p>
          </table:table-cell>
          <table:table-cell office:value-type="float" office:value="0.021143" calcext:value-type="float">
            <text:p>0.021143</text:p>
          </table:table-cell>
          <table:table-cell table:formula="of:=100*(([.B93]-[.C93])/[.B93])" office:value-type="float" office:value="-456.340956340956" calcext:value-type="float">
            <text:p>-456.340956341</text:p>
          </table:table-cell>
          <table:table-cell table:formula="of:=100*([.B93]-[.D93])/[.B93]" office:value-type="float" office:value="-7368.60706860707" calcext:value-type="float">
            <text:p>-7368.6070686071</text:p>
          </table:table-cell>
          <table:table-cell table:formula="of:=100*(([.B93]-[.E93])/[.B93])" office:value-type="float" office:value="-4295.6340956341" calcext:value-type="float">
            <text:p>-4295.6340956341</text:p>
          </table:table-cell>
          <table:table-cell table:number-columns-repeated="3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0.003221" calcext:value-type="float">
            <text:p>0.003221</text:p>
          </table:table-cell>
          <table:table-cell office:value-type="float" office:value="0.002094" calcext:value-type="float">
            <text:p>0.002094</text:p>
          </table:table-cell>
          <table:table-cell office:value-type="float" office:value="0.048294" calcext:value-type="float">
            <text:p>0.048294</text:p>
          </table:table-cell>
          <table:table-cell table:formula="of:=100*(([.B94]-[.C94])/[.B94])" office:value-type="float" office:value="-132.563176895307" calcext:value-type="float">
            <text:p>-132.5631768953</text:p>
          </table:table-cell>
          <table:table-cell table:formula="of:=100*([.B94]-[.D94])/[.B94]" office:value-type="float" office:value="-51.1913357400722" calcext:value-type="float">
            <text:p>-51.1913357401</text:p>
          </table:table-cell>
          <table:table-cell table:formula="of:=100*(([.B94]-[.E94])/[.B94])" office:value-type="float" office:value="-3386.93140794224" calcext:value-type="float">
            <text:p>-3386.9314079422</text:p>
          </table:table-cell>
          <table:table-cell table:number-columns-repeated="3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0.009454" calcext:value-type="float">
            <text:p>0.009454</text:p>
          </table:table-cell>
          <table:table-cell office:value-type="float" office:value="0.007539" calcext:value-type="float">
            <text:p>0.007539</text:p>
          </table:table-cell>
          <table:table-cell office:value-type="float" office:value="0.007279" calcext:value-type="float">
            <text:p>0.007279</text:p>
          </table:table-cell>
          <table:table-cell office:value-type="float" office:value="0.006459" calcext:value-type="float">
            <text:p>0.006459</text:p>
          </table:table-cell>
          <table:table-cell table:formula="of:=100*(([.B95]-[.C95])/[.B95])" office:value-type="float" office:value="20.2559763063254" calcext:value-type="float">
            <text:p>20.2559763063</text:p>
          </table:table-cell>
          <table:table-cell table:formula="of:=100*([.B95]-[.D95])/[.B95]" office:value-type="float" office:value="23.0061349693251" calcext:value-type="float">
            <text:p>23.0061349693</text:p>
          </table:table-cell>
          <table:table-cell table:formula="of:=100*(([.B95]-[.E95])/[.B95])" office:value-type="float" office:value="31.6797122910937" calcext:value-type="float">
            <text:p>31.6797122911</text:p>
          </table:table-cell>
          <table:table-cell table:number-columns-repeated="3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0.031144" calcext:value-type="float">
            <text:p>0.031144</text:p>
          </table:table-cell>
          <table:table-cell office:value-type="float" office:value="0.034709" calcext:value-type="float">
            <text:p>0.034709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34697" calcext:value-type="float">
            <text:p>0.034697</text:p>
          </table:table-cell>
          <table:table-cell table:formula="of:=100*(([.B96]-[.C96])/[.B96])" office:value-type="float" office:value="-11.4468276393527" calcext:value-type="float">
            <text:p>-11.4468276394</text:p>
          </table:table-cell>
          <table:table-cell table:formula="of:=100*([.B96]-[.D96])/[.B96]" office:value-type="float" office:value="-62.7921911122528" calcext:value-type="float">
            <text:p>-62.7921911123</text:p>
          </table:table-cell>
          <table:table-cell table:formula="of:=100*(([.B96]-[.E96])/[.B96])" office:value-type="float" office:value="-11.4082969432314" calcext:value-type="float">
            <text:p>-11.4082969432</text:p>
          </table:table-cell>
          <table:table-cell table:number-columns-repeated="3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0.134385" calcext:value-type="float">
            <text:p>0.134385</text:p>
          </table:table-cell>
          <table:table-cell office:value-type="float" office:value="0.135027" calcext:value-type="float">
            <text:p>0.135027</text:p>
          </table:table-cell>
          <table:table-cell office:value-type="float" office:value="0.136923" calcext:value-type="float">
            <text:p>0.136923</text:p>
          </table:table-cell>
          <table:table-cell office:value-type="float" office:value="0.129417" calcext:value-type="float">
            <text:p>0.129417</text:p>
          </table:table-cell>
          <table:table-cell table:formula="of:=100*(([.B97]-[.C97])/[.B97])" office:value-type="float" office:value="-0.477731889719817" calcext:value-type="float">
            <text:p>-0.4777318897</text:p>
          </table:table-cell>
          <table:table-cell table:formula="of:=100*([.B97]-[.D97])/[.B97]" office:value-type="float" office:value="-1.88860363879896" calcext:value-type="float">
            <text:p>-1.8886036388</text:p>
          </table:table-cell>
          <table:table-cell table:formula="of:=100*(([.B97]-[.E97])/[.B97])" office:value-type="float" office:value="3.69684116530863" calcext:value-type="float">
            <text:p>3.6968411653</text:p>
          </table:table-cell>
          <table:table-cell table:number-columns-repeated="3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0.9363" calcext:value-type="float">
            <text:p>0.9363</text:p>
          </table:table-cell>
          <table:table-cell office:value-type="float" office:value="0.911912" calcext:value-type="float">
            <text:p>0.911912</text:p>
          </table:table-cell>
          <table:table-cell office:value-type="float" office:value="1.061981" calcext:value-type="float">
            <text:p>1.061981</text:p>
          </table:table-cell>
          <table:table-cell office:value-type="float" office:value="0.903829" calcext:value-type="float">
            <text:p>0.903829</text:p>
          </table:table-cell>
          <table:table-cell table:formula="of:=100*(([.B98]-[.C98])/[.B98])" office:value-type="float" office:value="2.60472070917442" calcext:value-type="float">
            <text:p>2.6047207092</text:p>
          </table:table-cell>
          <table:table-cell table:formula="of:=100*([.B98]-[.D98])/[.B98]" office:value-type="float" office:value="-13.4231549716971" calcext:value-type="float">
            <text:p>-13.4231549717</text:p>
          </table:table-cell>
          <table:table-cell table:formula="of:=100*(([.B98]-[.E98])/[.B98])" office:value-type="float" office:value="3.4680123891915" calcext:value-type="float">
            <text:p>3.4680123892</text:p>
          </table:table-cell>
          <table:table-cell table:number-columns-repeated="3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4.150253" calcext:value-type="float">
            <text:p>4.150253</text:p>
          </table:table-cell>
          <table:table-cell office:value-type="float" office:value="3.891962" calcext:value-type="float">
            <text:p>3.891962</text:p>
          </table:table-cell>
          <table:table-cell office:value-type="float" office:value="3.654048" calcext:value-type="float">
            <text:p>3.654048</text:p>
          </table:table-cell>
          <table:table-cell office:value-type="float" office:value="3.839571" calcext:value-type="float">
            <text:p>3.839571</text:p>
          </table:table-cell>
          <table:table-cell table:formula="of:=100*(([.B99]-[.C99])/[.B99])" office:value-type="float" office:value="6.2235001095114" calcext:value-type="float">
            <text:p>6.2235001095</text:p>
          </table:table-cell>
          <table:table-cell table:formula="of:=100*([.B99]-[.D99])/[.B99]" office:value-type="float" office:value="11.9560181029928" calcext:value-type="float">
            <text:p>11.956018103</text:p>
          </table:table-cell>
          <table:table-cell table:formula="of:=100*(([.B99]-[.E99])/[.B99])" office:value-type="float" office:value="7.48585688631513" calcext:value-type="float">
            <text:p>7.4858568863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1.985965" calcext:value-type="float">
            <text:p>21.985965</text:p>
          </table:table-cell>
          <table:table-cell office:value-type="float" office:value="21.706268" calcext:value-type="float">
            <text:p>21.706268</text:p>
          </table:table-cell>
          <table:table-cell office:value-type="float" office:value="23.608691" calcext:value-type="float">
            <text:p>23.608691</text:p>
          </table:table-cell>
          <table:table-cell office:value-type="float" office:value="24.041839" calcext:value-type="float">
            <text:p>24.041839</text:p>
          </table:table-cell>
          <table:table-cell table:formula="of:=100*(([.B100]-[.C100])/[.B100])" office:value-type="float" office:value="1.27216158126331" calcext:value-type="float">
            <text:p>1.2721615813</text:p>
          </table:table-cell>
          <table:table-cell table:formula="of:=100*([.B100]-[.D100])/[.B100]" office:value-type="float" office:value="-7.38073584670948" calcext:value-type="float">
            <text:p>-7.3807358467</text:p>
          </table:table-cell>
          <table:table-cell table:formula="of:=100*(([.B100]-[.E100])/[.B100])" office:value-type="float" office:value="-9.35084723367839" calcext:value-type="float">
            <text:p>-9.3508472337</text:p>
          </table:table-cell>
          <table:table-cell table:number-columns-repeated="3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string" calcext:value-type="string">
            <text:p>Killed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3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4.23085185" calcext:value-type="float">
            <text:p>24.23085185</text:p>
          </table:table-cell>
          <table:table-cell office:value-type="float" office:value="24.35759015" calcext:value-type="float">
            <text:p>24.35759015</text:p>
          </table:table-cell>
          <table:table-cell office:value-type="float" office:value="23.98888365" calcext:value-type="float">
            <text:p>23.98888365</text:p>
          </table:table-cell>
          <table:table-cell office:value-type="float" office:value="23.5671422" calcext:value-type="float">
            <text:p>23.5671422</text:p>
          </table:table-cell>
          <table:table-cell table:formula="of:=100*(([.B105]-[.C105])/[.B105])" office:value-type="float" office:value="-0.52304516896297" calcext:value-type="float">
            <text:p>-0.523045169</text:p>
          </table:table-cell>
          <table:table-cell table:formula="of:=100*(([.B105]-[.D105])/[.B105])" office:value-type="float" office:value="0.998595515741236" calcext:value-type="float">
            <text:p>0.9985955157</text:p>
          </table:table-cell>
          <table:table-cell table:formula="of:=100*(([.B105]-[.E105])/[.B105])" office:value-type="float" office:value="2.73910985098116" calcext:value-type="float">
            <text:p>2.739109851</text:p>
          </table:table-cell>
          <table:table-cell table:number-columns-repeated="3"/>
        </table:table-row>
      </table:table>
      <table:table table:name="virgo-lcr" table:style-name="ta1">
        <table:shapes>
          <draw:frame draw:z-index="0" draw:style-name="gr1" draw:text-style-name="P1" svg:width="16.025cm" svg:height="7.331cm" svg:x="0.907cm" svg:y="6.508cm">
            <draw:object draw:notify-on-update-of-ranges="'virgo-lcr'.A2:'virgo-lcr'.A11 'virgo-lcr'.F1:'virgo-lcr'.F1 'virgo-lcr'.F2:'virgo-lcr'.F11 'virgo-lcr'.H1:'virgo-lcr'.H1 'virgo-lcr'.H2:'virgo-lcr'.H11" xlink:href="./Object 29" xlink:type="simple" xlink:show="embed" xlink:actuate="onLoad"/>
            <draw:image xlink:href="./ObjectReplacements/Object 29" xlink:type="simple" xlink:show="embed" xlink:actuate="onLoad"/>
          </draw:frame>
          <draw:frame draw:z-index="1" draw:style-name="gr1" draw:text-style-name="P1" svg:width="15.997cm" svg:height="6.72cm" svg:x="17.922cm" svg:y="6.614cm">
            <draw:object draw:notify-on-update-of-ranges="'virgo-lcr'.A2:'virgo-lcr'.A11 'virgo-lcr'.J1:'virgo-lcr'.J1 'virgo-lcr'.J2:'virgo-lcr'.J11" xlink:href="./Object 30" xlink:type="simple" xlink:show="embed" xlink:actuate="onLoad"/>
            <draw:image xlink:href="./ObjectReplacements/Object 30" xlink:type="simple" xlink:show="embed" xlink:actuate="onLoad"/>
          </draw:frame>
        </table:shapes>
        <table:table-column table:style-name="co27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/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office:value-type="string" calcext:value-type="string">
            <text:p>%Improvemen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079543" calcext:value-type="float">
            <text:p>0.079543</text:p>
          </table:table-cell>
          <table:table-cell office:value-type="float" office:value="32" calcext:value-type="float">
            <text:p>32</text:p>
          </table:table-cell>
          <table:table-cell office:value-type="float" office:value="0.028842" calcext:value-type="float">
            <text:p>0.028842</text:p>
          </table:table-cell>
          <table:table-cell/>
          <table:table-cell table:formula="of:=100*(([.F2]-[.H2])/[.F2])" office:value-type="float" office:value="63.7403668456055" calcext:value-type="float">
            <text:p>63.74036684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176018" calcext:value-type="float">
            <text:p>0.176018</text:p>
          </table:table-cell>
          <table:table-cell office:value-type="float" office:value="32" calcext:value-type="float">
            <text:p>32</text:p>
          </table:table-cell>
          <table:table-cell office:value-type="float" office:value="0.078857" calcext:value-type="float">
            <text:p>0.078857</text:p>
          </table:table-cell>
          <table:table-cell/>
          <table:table-cell table:formula="of:=100*(([.F3]-[.H3])/[.F3])" office:value-type="float" office:value="55.1994682362031" calcext:value-type="float">
            <text:p>55.1994682362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36715" calcext:value-type="float">
            <text:p>0.36715</text:p>
          </table:table-cell>
          <table:table-cell office:value-type="float" office:value="32" calcext:value-type="float">
            <text:p>32</text:p>
          </table:table-cell>
          <table:table-cell office:value-type="float" office:value="0.322931" calcext:value-type="float">
            <text:p>0.322931</text:p>
          </table:table-cell>
          <table:table-cell/>
          <table:table-cell table:formula="of:=100*(([.F4]-[.H4])/[.F4])" office:value-type="float" office:value="12.04385128694" calcext:value-type="float">
            <text:p>12.0438512869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.039398" calcext:value-type="float">
            <text:p>1.039398</text:p>
          </table:table-cell>
          <table:table-cell office:value-type="float" office:value="32" calcext:value-type="float">
            <text:p>32</text:p>
          </table:table-cell>
          <table:table-cell office:value-type="float" office:value="0.997556" calcext:value-type="float">
            <text:p>0.997556</text:p>
          </table:table-cell>
          <table:table-cell/>
          <table:table-cell table:formula="of:=100*(([.F5]-[.H5])/[.F5])" office:value-type="float" office:value="4.02559943351825" calcext:value-type="float">
            <text:p>4.0255994335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.393025" calcext:value-type="float">
            <text:p>3.393025</text:p>
          </table:table-cell>
          <table:table-cell office:value-type="float" office:value="32" calcext:value-type="float">
            <text:p>32</text:p>
          </table:table-cell>
          <table:table-cell office:value-type="float" office:value="3.699236" calcext:value-type="float">
            <text:p>3.699236</text:p>
          </table:table-cell>
          <table:table-cell/>
          <table:table-cell table:formula="of:=100*(([.F6]-[.H6])/[.F6])" office:value-type="float" office:value="-9.02471982965054" calcext:value-type="float">
            <text:p>-9.024719829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2.978181" calcext:value-type="float">
            <text:p>12.978181</text:p>
          </table:table-cell>
          <table:table-cell office:value-type="float" office:value="32" calcext:value-type="float">
            <text:p>32</text:p>
          </table:table-cell>
          <table:table-cell office:value-type="float" office:value="14.784703" calcext:value-type="float">
            <text:p>14.784703</text:p>
          </table:table-cell>
          <table:table-cell/>
          <table:table-cell table:formula="of:=100*(([.F7]-[.H7])/[.F7])" office:value-type="float" office:value="-13.9196856631912" calcext:value-type="float">
            <text:p>-13.9196856632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0.852383" calcext:value-type="float">
            <text:p>50.852383</text:p>
          </table:table-cell>
          <table:table-cell office:value-type="float" office:value="32" calcext:value-type="float">
            <text:p>32</text:p>
          </table:table-cell>
          <table:table-cell office:value-type="float" office:value="52.153591" calcext:value-type="float">
            <text:p>52.153591</text:p>
          </table:table-cell>
          <table:table-cell/>
          <table:table-cell table:formula="of:=100*(([.F8]-[.H8])/[.F8])" office:value-type="float" office:value="-2.55879454066095" calcext:value-type="float">
            <text:p>-2.5587945407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99.137876" calcext:value-type="float">
            <text:p>199.137876</text:p>
          </table:table-cell>
          <table:table-cell office:value-type="float" office:value="32" calcext:value-type="float">
            <text:p>32</text:p>
          </table:table-cell>
          <table:table-cell office:value-type="float" office:value="200.348338" calcext:value-type="float">
            <text:p>200.348338</text:p>
          </table:table-cell>
          <table:table-cell/>
          <table:table-cell table:formula="of:=100*(([.F9]-[.H9])/[.F9])" office:value-type="float" office:value="-0.607851215607023" calcext:value-type="float">
            <text:p>-0.6078512156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97.744192" calcext:value-type="float">
            <text:p>797.744192</text:p>
          </table:table-cell>
          <table:table-cell office:value-type="float" office:value="32" calcext:value-type="float">
            <text:p>32</text:p>
          </table:table-cell>
          <table:table-cell office:value-type="float" office:value="832.554802" calcext:value-type="float">
            <text:p>832.554802</text:p>
          </table:table-cell>
          <table:table-cell/>
          <table:table-cell table:formula="of:=100*(([.F10]-[.H10])/[.F10])" office:value-type="float" office:value="-4.36363064113665" calcext:value-type="float">
            <text:p>-4.3636306411</text:p>
          </table:table-cell>
        </table:table-row>
        <table:table-row table:style-name="ro1">
          <table:table-cell table:style-name="ce8" office:value-type="float" office:value="262144" calcext:value-type="float">
            <text:p>262144</text:p>
          </table:table-cell>
          <table:table-cell table:style-name="ce8" office:value-type="float" office:value="5" calcext:value-type="float">
            <text:p>5</text:p>
          </table:table-cell>
          <table:table-cell table:style-name="ce8"/>
          <table:table-cell table:style-name="ce8" office:value-type="float" office:value="32" calcext:value-type="float">
            <text:p>32</text:p>
          </table:table-cell>
          <table:table-cell table:style-name="ce8"/>
          <table:table-cell table:style-name="ce8" office:value-type="float" office:value="3181.2021744" calcext:value-type="float">
            <text:p>3181.2021744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3232.0149202" calcext:value-type="float">
            <text:p>3232.0149202</text:p>
          </table:table-cell>
          <table:table-cell/>
          <table:table-cell table:style-name="ce8" table:formula="of:=100*(([.F11]-[.H11])/[.F11])" office:value-type="float" office:value="-1.59728124823074" calcext:value-type="float">
            <text:p>-1.5972812482</text:p>
          </table:table-cell>
        </table:table-row>
        <table:table-row table:style-name="ro1" table:number-rows-repeated="25"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/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uwomp-cps</text:p>
          </table:table-cell>
          <table:table-cell/>
          <table:table-cell table:style-name="ce1" office:value-type="string" calcext:value-type="string">
            <text:p>%Improvement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655.274965" calcext:value-type="float">
            <text:p>3655.274965</text:p>
          </table:table-cell>
          <table:table-cell office:value-type="float" office:value="1" calcext:value-type="float">
            <text:p>1</text:p>
          </table:table-cell>
          <table:table-cell office:value-type="float" office:value="1863.23618" calcext:value-type="float">
            <text:p>1863.23618</text:p>
          </table:table-cell>
          <table:table-cell/>
          <table:table-cell table:formula="of:=100*(([.F38]-[.H38])/[.F38])" office:value-type="float" office:value="49.0261006944521" calcext:value-type="float">
            <text:p>49.0261006945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728.760853" calcext:value-type="float">
            <text:p>2728.760853</text:p>
          </table:table-cell>
          <table:table-cell office:value-type="float" office:value="2" calcext:value-type="float">
            <text:p>2</text:p>
          </table:table-cell>
          <table:table-cell office:value-type="float" office:value="2399.298607" calcext:value-type="float">
            <text:p>2399.298607</text:p>
          </table:table-cell>
          <table:table-cell/>
          <table:table-cell table:formula="of:=100*(([.F39]-[.H39])/[.F39])" office:value-type="float" office:value="12.0736943890773" calcext:value-type="float">
            <text:p>12.0736943891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963.54556" calcext:value-type="float">
            <text:p>1963.54556</text:p>
          </table:table-cell>
          <table:table-cell office:value-type="float" office:value="4" calcext:value-type="float">
            <text:p>4</text:p>
          </table:table-cell>
          <table:table-cell office:value-type="float" office:value="2173.76356" calcext:value-type="float">
            <text:p>2173.76356</text:p>
          </table:table-cell>
          <table:table-cell/>
          <table:table-cell table:formula="of:=100*(([.F40]-[.H40])/[.F40])" office:value-type="float" office:value="-10.7060413714057" calcext:value-type="float">
            <text:p>-10.7060413714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914.419259" calcext:value-type="float">
            <text:p>1914.419259</text:p>
          </table:table-cell>
          <table:table-cell office:value-type="float" office:value="8" calcext:value-type="float">
            <text:p>8</text:p>
          </table:table-cell>
          <table:table-cell office:value-type="float" office:value="2289.906295" calcext:value-type="float">
            <text:p>2289.906295</text:p>
          </table:table-cell>
          <table:table-cell/>
          <table:table-cell table:formula="of:=100*(([.F41]-[.H41])/[.F41])" office:value-type="float" office:value="-19.6136261289043" calcext:value-type="float">
            <text:p>-19.6136261289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037.320554" calcext:value-type="float">
            <text:p>2037.320554</text:p>
          </table:table-cell>
          <table:table-cell office:value-type="float" office:value="16" calcext:value-type="float">
            <text:p>16</text:p>
          </table:table-cell>
          <table:table-cell office:value-type="float" office:value="2554.348417" calcext:value-type="float">
            <text:p>2554.348417</text:p>
          </table:table-cell>
          <table:table-cell/>
          <table:table-cell table:formula="of:=100*(([.F42]-[.H42])/[.F42])" office:value-type="float" office:value="-25.3778357060644" calcext:value-type="float">
            <text:p>-25.3778357061</text:p>
          </table:table-cell>
        </table:table-row>
        <table:table-row table:style-name="ro1">
          <table:table-cell table:formula="of:=[.A11]" office:value-type="float" office:value="262144" calcext:value-type="float">
            <text:p>262144</text:p>
          </table:table-cell>
          <table:table-cell table:formula="of:=[.B11]" office:value-type="float" office:value="5" calcext:value-type="float">
            <text:p>5</text:p>
          </table:table-cell>
          <table:table-cell/>
          <table:table-cell table:formula="of:=[.D11]" office:value-type="float" office:value="32" calcext:value-type="float">
            <text:p>32</text:p>
          </table:table-cell>
          <table:table-cell/>
          <table:table-cell table:formula="of:=[.F11]" office:value-type="float" office:value="3181.2021744" calcext:value-type="float">
            <text:p>3181.2021744</text:p>
          </table:table-cell>
          <table:table-cell table:formula="of:=[.G11]" office:value-type="float" office:value="32" calcext:value-type="float">
            <text:p>32</text:p>
          </table:table-cell>
          <table:table-cell table:formula="of:=[.H11]" office:value-type="float" office:value="3232.0149202" calcext:value-type="float">
            <text:p>3232.0149202</text:p>
          </table:table-cell>
          <table:table-cell/>
          <table:table-cell table:formula="of:=100*(([.F43]-[.H43])/[.F43])" office:value-type="float" office:value="-1.59728124823074" calcext:value-type="float">
            <text:p>-1.5972812482</text:p>
          </table:table-cell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/>
          <table:table-cell table:style-name="ce1" office:value-type="string" calcext:value-type="string">
            <text:p>ntasks</text:p>
          </table:table-cell>
          <table:table-cell table:style-name="ce1"/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uwomp-cps-opt</text:p>
          </table:table-cell>
          <table:table-cell/>
          <table:table-cell table:style-name="ce1" office:value-type="string" calcext:value-type="string">
            <text:p>%Improvement</text:p>
          </table:table-cell>
        </table:table-row>
        <table:table-row table:style-name="ro1">
          <table:table-cell table:formula="of:=[.A11]"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1]" office:value-type="float" office:value="32" calcext:value-type="float">
            <text:p>32</text:p>
          </table:table-cell>
          <table:table-cell/>
          <table:table-cell table:formula="of:=[.H11]" office:value-type="float" office:value="3232.0149202" calcext:value-type="float">
            <text:p>3232.0149202</text:p>
          </table:table-cell>
          <table:table-cell table:formula="of:=[.G11]" office:value-type="float" office:value="32" calcext:value-type="float">
            <text:p>32</text:p>
          </table:table-cell>
          <table:table-cell office:value-type="float" office:value="198.714867" calcext:value-type="float">
            <text:p>198.714867</text:p>
          </table:table-cell>
          <table:table-cell/>
          <table:table-cell table:formula="of:=100*(([.F57]-[.H57])/[.F57])" office:value-type="float" office:value="93.8516723497148" calcext:value-type="float">
            <text:p>93.8516723497</text:p>
          </table:table-cell>
        </table:table-row>
        <table:table-row table:style-name="ro1" table:number-rows-repeated="8">
          <table:table-cell table:number-columns-repeated="10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.939308" calcext:value-type="float">
            <text:p>1.939308</text:p>
          </table:table-cell>
          <table:table-cell office:value-type="float" office:value="5.745267" calcext:value-type="float">
            <text:p>5.745267</text:p>
          </table:table-cell>
          <table:table-cell office:value-type="float" office:value="0.847879" calcext:value-type="float">
            <text:p>0.847879</text:p>
          </table:table-cell>
          <table:table-cell office:value-type="float" office:value="1.048444" calcext:value-type="float">
            <text:p>1.048444</text:p>
          </table:table-cell>
          <table:table-cell table:formula="of:=100*(([.B67]-[.C67])/[.B67])" office:value-type="float" office:value="-196.253457418832" calcext:value-type="float">
            <text:p>-196.2534574188</text:p>
          </table:table-cell>
          <table:table-cell table:formula="of:=100*([.B67]-[.D67])/[.B67]" office:value-type="float" office:value="56.2793016890561" calcext:value-type="float">
            <text:p>56.2793016891</text:p>
          </table:table-cell>
          <table:table-cell table:formula="of:=100*(([.B67]-[.E67])/[.B67])" office:value-type="float" office:value="45.9372105926444" calcext:value-type="float">
            <text:p>45.9372105926</text:p>
          </table:table-cell>
          <table:table-cell table:number-columns-repeated="2"/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.892649" calcext:value-type="float">
            <text:p>3.892649</text:p>
          </table:table-cell>
          <table:table-cell office:value-type="float" office:value="20.140793" calcext:value-type="float">
            <text:p>20.140793</text:p>
          </table:table-cell>
          <table:table-cell office:value-type="float" office:value="3.314115" calcext:value-type="float">
            <text:p>3.314115</text:p>
          </table:table-cell>
          <table:table-cell office:value-type="float" office:value="3.535642" calcext:value-type="float">
            <text:p>3.535642</text:p>
          </table:table-cell>
          <table:table-cell table:formula="of:=100*(([.B68]-[.C68])/[.B68])" office:value-type="float" office:value="-417.405833405478" calcext:value-type="float">
            <text:p>-417.4058334055</text:p>
          </table:table-cell>
          <table:table-cell table:formula="of:=100*([.B68]-[.D68])/[.B68]" office:value-type="float" office:value="14.8622185046738" calcext:value-type="float">
            <text:p>14.8622185047</text:p>
          </table:table-cell>
          <table:table-cell table:formula="of:=100*(([.B68]-[.E68])/[.B68])" office:value-type="float" office:value="9.17131238906975" calcext:value-type="float">
            <text:p>9.1713123891</text:p>
          </table:table-cell>
          <table:table-cell table:number-columns-repeated="2"/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3.81994" calcext:value-type="float">
            <text:p>13.81994</text:p>
          </table:table-cell>
          <table:table-cell office:value-type="float" office:value="77.284013" calcext:value-type="float">
            <text:p>77.284013</text:p>
          </table:table-cell>
          <table:table-cell office:value-type="float" office:value="12.76996" calcext:value-type="float">
            <text:p>12.76996</text:p>
          </table:table-cell>
          <table:table-cell office:value-type="float" office:value="5.46323" calcext:value-type="float">
            <text:p>5.46323</text:p>
          </table:table-cell>
          <table:table-cell table:formula="of:=100*(([.B69]-[.C69])/[.B69])" office:value-type="float" office:value="-459.221045822196" calcext:value-type="float">
            <text:p>-459.2210458222</text:p>
          </table:table-cell>
          <table:table-cell table:formula="of:=100*([.B69]-[.D69])/[.B69]" office:value-type="float" office:value="7.59757278251571" calcext:value-type="float">
            <text:p>7.5975727825</text:p>
          </table:table-cell>
          <table:table-cell table:formula="of:=100*(([.B69]-[.E69])/[.B69])" office:value-type="float" office:value="60.4684969688725" calcext:value-type="float">
            <text:p>60.4684969689</text:p>
          </table:table-cell>
          <table:table-cell table:number-columns-repeated="2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60.601775" calcext:value-type="float">
            <text:p>60.601775</text:p>
          </table:table-cell>
          <table:table-cell office:value-type="float" office:value="217.815397" calcext:value-type="float">
            <text:p>217.815397</text:p>
          </table:table-cell>
          <table:table-cell office:value-type="float" office:value="51.737342" calcext:value-type="float">
            <text:p>51.737342</text:p>
          </table:table-cell>
          <table:table-cell office:value-type="float" office:value="21.740335" calcext:value-type="float">
            <text:p>21.740335</text:p>
          </table:table-cell>
          <table:table-cell table:formula="of:=100*(([.B70]-[.C70])/[.B70])" office:value-type="float" office:value="-259.420820594776" calcext:value-type="float">
            <text:p>-259.4208205948</text:p>
          </table:table-cell>
          <table:table-cell table:formula="of:=100*([.B70]-[.D70])/[.B70]" office:value-type="float" office:value="14.6273487864011" calcext:value-type="float">
            <text:p>14.6273487864</text:p>
          </table:table-cell>
          <table:table-cell table:formula="of:=100*(([.B70]-[.E70])/[.B70])" office:value-type="float" office:value="64.1259105034465" calcext:value-type="float">
            <text:p>64.1259105034</text:p>
          </table:table-cell>
          <table:table-cell table:number-columns-repeated="2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221.671942" calcext:value-type="float">
            <text:p>221.671942</text:p>
          </table:table-cell>
          <table:table-cell office:value-type="float" office:value="719.822354" calcext:value-type="float">
            <text:p>719.822354</text:p>
          </table:table-cell>
          <table:table-cell office:value-type="float" office:value="201.695645" calcext:value-type="float">
            <text:p>201.695645</text:p>
          </table:table-cell>
          <table:table-cell office:value-type="float" office:value="31.424612" calcext:value-type="float">
            <text:p>31.424612</text:p>
          </table:table-cell>
          <table:table-cell table:formula="of:=100*(([.B71]-[.C71])/[.B71])" office:value-type="float" office:value="-224.72416107583" calcext:value-type="float">
            <text:p>-224.7241610758</text:p>
          </table:table-cell>
          <table:table-cell table:formula="of:=100*([.B71]-[.D71])/[.B71]" office:value-type="float" office:value="9.01164884457952" calcext:value-type="float">
            <text:p>9.0116488446</text:p>
          </table:table-cell>
          <table:table-cell table:formula="of:=100*(([.B71]-[.E71])/[.B71])" office:value-type="float" office:value="85.8238206800209" calcext:value-type="float">
            <text:p>85.82382068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098.609507" calcext:value-type="float">
            <text:p>1098.609507</text:p>
          </table:table-cell>
          <table:table-cell office:value-type="float" office:value="3737.737871" calcext:value-type="float">
            <text:p>3737.737871</text:p>
          </table:table-cell>
          <table:table-cell office:value-type="float" office:value="805.276234" calcext:value-type="float">
            <text:p>805.276234</text:p>
          </table:table-cell>
          <table:table-cell office:value-type="float" office:value="72.944659" calcext:value-type="float">
            <text:p>72.944659</text:p>
          </table:table-cell>
          <table:table-cell table:formula="of:=100*(([.B72]-[.C72])/[.B72])" office:value-type="float" office:value="-240.224424345893" calcext:value-type="float">
            <text:p>-240.2244243459</text:p>
          </table:table-cell>
          <table:table-cell table:formula="of:=100*([.B72]-[.D72])/[.B72]" office:value-type="float" office:value="26.7004127609465" calcext:value-type="float">
            <text:p>26.7004127609</text:p>
          </table:table-cell>
          <table:table-cell table:formula="of:=100*(([.B72]-[.E72])/[.B72])" office:value-type="float" office:value="93.3602741888524" calcext:value-type="float">
            <text:p>93.3602741889</text:p>
          </table:table-cell>
          <table:table-cell table:number-columns-repeated="2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3920.302407" calcext:value-type="float">
            <text:p>3920.302407</text:p>
          </table:table-cell>
          <table:table-cell office:value-type="float" office:value="10555.614436" calcext:value-type="float">
            <text:p>10555.614436</text:p>
          </table:table-cell>
          <table:table-cell office:value-type="float" office:value="3013.563459" calcext:value-type="float">
            <text:p>3013.563459</text:p>
          </table:table-cell>
          <table:table-cell office:value-type="float" office:value="200.253676" calcext:value-type="float">
            <text:p>200.253676</text:p>
          </table:table-cell>
          <table:table-cell table:formula="of:=100*(([.B73]-[.C73])/[.B73])" office:value-type="float" office:value="-169.25510688033" calcext:value-type="float">
            <text:p>-169.2551068803</text:p>
          </table:table-cell>
          <table:table-cell table:formula="of:=100*([.B73]-[.D73])/[.B73]" office:value-type="float" office:value="23.1293113097844" calcext:value-type="float">
            <text:p>23.1293113098</text:p>
          </table:table-cell>
          <table:table-cell table:formula="of:=100*(([.B73]-[.E73])/[.B73])" office:value-type="float" office:value="94.8918819210877" calcext:value-type="float">
            <text:p>94.8918819211</text:p>
          </table:table-cell>
          <table:table-cell table:number-columns-repeated="2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13015.388206" calcext:value-type="float">
            <text:p>13015.388206</text:p>
          </table:table-cell>
          <table:table-cell/>
          <table:table-cell office:value-type="string" calcext:value-type="string">
            <text:p>Killed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2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775.9834296" calcext:value-type="float">
            <text:p>775.9834296</text:p>
          </table:table-cell>
          <table:table-cell office:value-type="float" office:value="2684.5697204" calcext:value-type="float">
            <text:p>2684.5697204</text:p>
          </table:table-cell>
          <table:table-cell office:value-type="float" office:value="769.0256496" calcext:value-type="float">
            <text:p>769.0256496</text:p>
          </table:table-cell>
          <table:table-cell office:value-type="float" office:value="72.3407624" calcext:value-type="float">
            <text:p>72.3407624</text:p>
          </table:table-cell>
          <table:table-cell table:formula="of:=100*(([.B78]-[.C78])/[.B78])" office:value-type="float" office:value="-245.957093669362" calcext:value-type="float">
            <text:p>-245.9570936694</text:p>
          </table:table-cell>
          <table:table-cell table:formula="of:=100*(([.B78]-[.D78])/[.B78])" office:value-type="float" office:value="0.896640280525917" calcext:value-type="float">
            <text:p>0.8966402805</text:p>
          </table:table-cell>
          <table:table-cell table:formula="of:=100*(([.B78]-[.E78])/[.B78])" office:value-type="float" office:value="90.6775377359166" calcext:value-type="float">
            <text:p>90.6775377359</text:p>
          </table:table-cell>
          <table:table-cell table:number-columns-repeated="2"/>
        </table:table-row>
      </table:table>
      <table:table table:name="virgo-ia" table:style-name="ta1">
        <table:shapes>
          <draw:frame draw:z-index="0" draw:style-name="gr1" draw:text-style-name="P1" svg:width="16cm" svg:height="7.278cm" svg:x="15.56cm" svg:y="0.744cm">
            <draw:object draw:notify-on-update-of-ranges="'virgo-ia'.A2:'virgo-ia'.A7 'virgo-ia'.G1:'virgo-ia'.G1 'virgo-ia'.G2:'virgo-ia'.G7 'virgo-ia'.H1:'virgo-ia'.H1 'virgo-ia'.H2:'virgo-ia'.H7" xlink:href="./Object 27" xlink:type="simple" xlink:show="embed" xlink:actuate="onLoad"/>
            <draw:image xlink:href="./ObjectReplacements/Object 27" xlink:type="simple" xlink:show="embed" xlink:actuate="onLoad"/>
          </draw:frame>
          <draw:frame draw:z-index="1" draw:style-name="gr1" draw:text-style-name="P1" svg:width="16.019cm" svg:height="5.631cm" svg:x="2.336cm" svg:y="10.518cm">
            <draw:object draw:notify-on-update-of-ranges="'virgo-ia'.A2:'virgo-ia'.A7 'virgo-ia'.I1:'virgo-ia'.I1 'virgo-ia'.I2:'virgo-ia'.I7" xlink:href="./Object 28" xlink:type="simple" xlink:show="embed" xlink:actuate="onLoad"/>
            <draw:image xlink:href="./ObjectReplacements/Object 28" xlink:type="simple" xlink:show="embed" xlink:actuate="onLoad"/>
          </draw:frame>
          <draw:frame draw:z-index="2" draw:style-name="gr1" draw:text-style-name="P1" svg:width="15.992cm" svg:height="6.189cm" svg:x="22.697cm" svg:y="17.053cm">
            <draw:object draw:notify-on-update-of-ranges="'virgo-ia'.B50:'virgo-ia'.B55 'virgo-ia'.G49:'virgo-ia'.G49 'virgo-ia'.G50:'virgo-ia'.G55 'virgo-ia'.H49:'virgo-ia'.H49 'virgo-ia'.H50:'virgo-ia'.H55" xlink:href="./Object 32" xlink:type="simple" xlink:show="embed" xlink:actuate="onLoad"/>
            <draw:image xlink:href="./ObjectReplacements/Object 32" xlink:type="simple" xlink:show="embed" xlink:actuate="onLoad"/>
          </draw:frame>
          <draw:frame draw:z-index="3" draw:style-name="gr1" draw:text-style-name="P1" svg:width="15.278cm" svg:height="5.418cm" svg:x="23.301cm" svg:y="25.128cm">
            <draw:object draw:notify-on-update-of-ranges="'virgo-ia'.B50:'virgo-ia'.B55 'virgo-ia'.I49:'virgo-ia'.I49 'virgo-ia'.I50:'virgo-ia'.I55" xlink:href="./Object 33" xlink:type="simple" xlink:show="embed" xlink:actuate="onLoad"/>
            <draw:image xlink:href="./ObjectReplacements/Object 33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4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32" table:default-cell-style-name="Default"/>
        <table:table-column table:style-name="co1" table:number-columns-repeated="1014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%Improvement</text:p>
          </table:table-cell>
          <table:table-cell table:number-columns-repeated="101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0.707862" calcext:value-type="float">
            <text:p>0.707862</text:p>
          </table:table-cell>
          <table:table-cell office:value-type="float" office:value="1" calcext:value-type="float">
            <text:p>1</text:p>
          </table:table-cell>
          <table:table-cell office:value-type="float" office:value="0.123819" calcext:value-type="float">
            <text:p>0.123819</text:p>
          </table:table-cell>
          <table:table-cell/>
          <table:table-cell table:formula="of:=100*(([.F2]-[.H2])/[.F2])" office:value-type="float" office:value="82.5080312264255" calcext:value-type="float">
            <text:p>82.5080312264</text:p>
          </table:table-cell>
          <table:table-cell table:number-columns-repeated="101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.866967" calcext:value-type="float">
            <text:p>2.866967</text:p>
          </table:table-cell>
          <table:table-cell office:value-type="float" office:value="1" calcext:value-type="float">
            <text:p>1</text:p>
          </table:table-cell>
          <table:table-cell office:value-type="float" office:value="0.452888" calcext:value-type="float">
            <text:p>0.452888</text:p>
          </table:table-cell>
          <table:table-cell/>
          <table:table-cell table:formula="of:=100*(([.F3]-[.H3])/[.F3])" office:value-type="float" office:value="84.2032363818628" calcext:value-type="float">
            <text:p>84.2032363819</text:p>
          </table:table-cell>
          <table:table-cell table:number-columns-repeated="1014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16.221326" calcext:value-type="float">
            <text:p>16.221326</text:p>
          </table:table-cell>
          <table:table-cell office:value-type="float" office:value="1" calcext:value-type="float">
            <text:p>1</text:p>
          </table:table-cell>
          <table:table-cell office:value-type="float" office:value="2.920653" calcext:value-type="float">
            <text:p>2.920653</text:p>
          </table:table-cell>
          <table:table-cell/>
          <table:table-cell table:formula="of:=100*(([.F4]-[.H4])/[.F4])" office:value-type="float" office:value="81.9949799418371" calcext:value-type="float">
            <text:p>81.9949799418</text:p>
          </table:table-cell>
          <table:table-cell table:number-columns-repeated="101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8.751232" calcext:value-type="float">
            <text:p>78.751232</text:p>
          </table:table-cell>
          <table:table-cell office:value-type="float" office:value="1" calcext:value-type="float">
            <text:p>1</text:p>
          </table:table-cell>
          <table:table-cell office:value-type="float" office:value="17.754111" calcext:value-type="float">
            <text:p>17.754111</text:p>
          </table:table-cell>
          <table:table-cell/>
          <table:table-cell table:formula="of:=100*(([.F5]-[.H5])/[.F5])" office:value-type="float" office:value="77.4554498398197" calcext:value-type="float">
            <text:p>77.4554498398</text:p>
          </table:table-cell>
          <table:table-cell table:number-columns-repeated="1014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233.020854" calcext:value-type="float">
            <text:p>233.020854</text:p>
          </table:table-cell>
          <table:table-cell office:value-type="float" office:value="1" calcext:value-type="float">
            <text:p>1</text:p>
          </table:table-cell>
          <table:table-cell office:value-type="float" office:value="96.710765" calcext:value-type="float">
            <text:p>96.710765</text:p>
          </table:table-cell>
          <table:table-cell/>
          <table:table-cell table:formula="of:=100*(([.F6]-[.H6])/[.F6])" office:value-type="float" office:value="58.4969485177494" calcext:value-type="float">
            <text:p>58.4969485177</text:p>
          </table:table-cell>
          <table:table-cell table:number-columns-repeated="1014"/>
        </table:table-row>
        <table:table-row table:style-name="ro1">
          <table:table-cell table:style-name="ce13" office:value-type="float" office:value="2048" calcext:value-type="float">
            <text:p>2048</text:p>
          </table:table-cell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13" office:value-type="float" office:value="32" calcext:value-type="float">
            <text:p>32</text:p>
          </table:table-cell>
          <table:table-cell table:style-name="ce13"/>
          <table:table-cell table:style-name="ce13" office:value-type="float" office:value="1275.482709" calcext:value-type="float">
            <text:p>1275.482709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769.4398926" calcext:value-type="float">
            <text:p>769.4398926</text:p>
          </table:table-cell>
          <table:table-cell/>
          <table:table-cell table:style-name="ce13" table:formula="of:=100*(([.F7]-[.H7])/[.F7])" office:value-type="float" office:value="39.6746120374102" calcext:value-type="float">
            <text:p>39.6746120374</text:p>
          </table:table-cell>
          <table:table-cell table:style-name="ce13" table:number-columns-repeated="1014"/>
        </table:table-row>
        <table:table-row table:style-name="ro1" table:number-rows-repeated="41">
          <table:table-cell table:number-columns-repeated="10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</text:p>
          </table:table-cell>
          <table:table-cell/>
          <table:table-cell table:style-name="ce6" office:value-type="string" calcext:value-type="string">
            <text:p>%Improvement</text:p>
          </table:table-cell>
          <table:table-cell table:number-columns-repeated="10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54.696194" calcext:value-type="float">
            <text:p>754.696194</text:p>
          </table:table-cell>
          <table:table-cell office:value-type="float" office:value="1" calcext:value-type="float">
            <text:p>1</text:p>
          </table:table-cell>
          <table:table-cell office:value-type="float" office:value="369.380016" calcext:value-type="float">
            <text:p>369.380016</text:p>
          </table:table-cell>
          <table:table-cell/>
          <table:table-cell table:formula="of:=100*(([.F50]-[.H50])/[.F50])" office:value-type="float" office:value="51.0557998123414" calcext:value-type="float">
            <text:p>51.0557998123</text:p>
          </table:table-cell>
          <table:table-cell table:number-columns-repeated="10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561.540606" calcext:value-type="float">
            <text:p>561.540606</text:p>
          </table:table-cell>
          <table:table-cell office:value-type="float" office:value="1" calcext:value-type="float">
            <text:p>1</text:p>
          </table:table-cell>
          <table:table-cell office:value-type="float" office:value="670.191735" calcext:value-type="float">
            <text:p>670.191735</text:p>
          </table:table-cell>
          <table:table-cell/>
          <table:table-cell table:formula="of:=100*(([.F51]-[.H51])/[.F51])" office:value-type="float" office:value="-19.348757300732" calcext:value-type="float">
            <text:p>-19.3487573007</text:p>
          </table:table-cell>
          <table:table-cell table:number-columns-repeated="10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08.352746" calcext:value-type="float">
            <text:p>408.352746</text:p>
          </table:table-cell>
          <table:table-cell office:value-type="float" office:value="1" calcext:value-type="float">
            <text:p>1</text:p>
          </table:table-cell>
          <table:table-cell office:value-type="float" office:value="612.754994" calcext:value-type="float">
            <text:p>612.754994</text:p>
          </table:table-cell>
          <table:table-cell/>
          <table:table-cell table:formula="of:=100*(([.F52]-[.H52])/[.F52])" office:value-type="float" office:value="-50.0553136968497" calcext:value-type="float">
            <text:p>-50.0553136968</text:p>
          </table:table-cell>
          <table:table-cell table:number-columns-repeated="10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438.884773" calcext:value-type="float">
            <text:p>438.884773</text:p>
          </table:table-cell>
          <table:table-cell office:value-type="float" office:value="1" calcext:value-type="float">
            <text:p>1</text:p>
          </table:table-cell>
          <table:table-cell office:value-type="float" office:value="512.050908" calcext:value-type="float">
            <text:p>512.050908</text:p>
          </table:table-cell>
          <table:table-cell/>
          <table:table-cell table:formula="of:=100*(([.F53]-[.H53])/[.F53])" office:value-type="float" office:value="-16.6709212761866" calcext:value-type="float">
            <text:p>-16.6709212762</text:p>
          </table:table-cell>
          <table:table-cell table:number-columns-repeated="1014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751.087073" calcext:value-type="float">
            <text:p>751.087073</text:p>
          </table:table-cell>
          <table:table-cell office:value-type="float" office:value="1" calcext:value-type="float">
            <text:p>1</text:p>
          </table:table-cell>
          <table:table-cell office:value-type="float" office:value="785.47612" calcext:value-type="float">
            <text:p>785.47612</text:p>
          </table:table-cell>
          <table:table-cell/>
          <table:table-cell table:formula="of:=100*(([.F54]-[.H54])/[.F54])" office:value-type="float" office:value="-4.57856994697604" calcext:value-type="float">
            <text:p>-4.578569947</text:p>
          </table:table-cell>
          <table:table-cell table:number-columns-repeated="1014"/>
        </table:table-row>
        <table:table-row table:style-name="ro1">
          <table:table-cell table:formula="of:=[.A7]" office:value-type="float" office:value="2048" calcext:value-type="float">
            <text:p>2048</text:p>
          </table:table-cell>
          <table:table-cell table:formula="of:=[.B7]" office:value-type="float" office:value="32" calcext:value-type="float">
            <text:p>32</text:p>
          </table:table-cell>
          <table:table-cell/>
          <table:table-cell table:formula="of:=[.D7]" office:value-type="float" office:value="32" calcext:value-type="float">
            <text:p>32</text:p>
          </table:table-cell>
          <table:table-cell/>
          <table:table-cell table:formula="of:=[.F7]" office:value-type="float" office:value="1275.482709" calcext:value-type="float">
            <text:p>1275.482709</text:p>
          </table:table-cell>
          <table:table-cell table:formula="of:=[.G7]" office:value-type="float" office:value="5" calcext:value-type="float">
            <text:p>5</text:p>
          </table:table-cell>
          <table:table-cell table:formula="of:=[.H7]" office:value-type="float" office:value="769.4398926" calcext:value-type="float">
            <text:p>769.4398926</text:p>
          </table:table-cell>
          <table:table-cell/>
          <table:table-cell table:formula="of:=100*(([.F55]-[.H55])/[.F55])" office:value-type="float" office:value="39.6746120374102" calcext:value-type="float">
            <text:p>39.6746120374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/>
          <table:table-cell table:style-name="ce6" office:value-type="string" calcext:value-type="string">
            <text:p>ntasks</text:p>
          </table:table-cell>
          <table:table-cell table:style-name="ce6"/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cps-opt</text:p>
          </table:table-cell>
          <table:table-cell/>
          <table:table-cell table:style-name="ce6" office:value-type="string" calcext:value-type="string">
            <text:p>%Improvement</text:p>
          </table:table-cell>
          <table:table-cell table:number-columns-repeated="1014"/>
        </table:table-row>
        <table:table-row table:style-name="ro1">
          <table:table-cell table:formula="of:=[.A7]" office:value-type="float" office:value="2048" calcext:value-type="float">
            <text:p>2048</text:p>
          </table:table-cell>
          <table:table-cell table:formula="of:=[.B7]" office:value-type="float" office:value="32" calcext:value-type="float">
            <text:p>32</text:p>
          </table:table-cell>
          <table:table-cell/>
          <table:table-cell table:formula="of:=[.D7]" office:value-type="float" office:value="32" calcext:value-type="float">
            <text:p>32</text:p>
          </table:table-cell>
          <table:table-cell/>
          <table:table-cell table:formula="of:=[.H7]" office:value-type="float" office:value="769.4398926" calcext:value-type="float">
            <text:p>769.4398926</text:p>
          </table:table-cell>
          <table:table-cell office:value-type="float" office:value="5" calcext:value-type="float">
            <text:p>5</text:p>
          </table:table-cell>
          <table:table-cell office:value-type="float" office:value="400.4224248" calcext:value-type="float">
            <text:p>400.4224248</text:p>
          </table:table-cell>
          <table:table-cell/>
          <table:table-cell table:formula="of:=100*(([.F66]-[.H66])/[.F66])" office:value-type="float" office:value="47.9592325988012" calcext:value-type="float">
            <text:p>47.9592325988</text:p>
          </table:table-cell>
          <table:table-cell table:number-columns-repeated="101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16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613724" calcext:value-type="float">
            <text:p>6.613724</text:p>
          </table:table-cell>
          <table:table-cell office:value-type="float" office:value="1.589375" calcext:value-type="float">
            <text:p>1.589375</text:p>
          </table:table-cell>
          <table:table-cell office:value-type="float" office:value="0.472616" calcext:value-type="float">
            <text:p>0.472616</text:p>
          </table:table-cell>
          <table:table-cell office:value-type="float" office:value="0.454517" calcext:value-type="float">
            <text:p>0.454517</text:p>
          </table:table-cell>
          <table:table-cell table:formula="of:=100*(([.B77]-[.C77])/[.B77])" office:value-type="float" office:value="75.9685314960225" calcext:value-type="float">
            <text:p>75.968531496</text:p>
          </table:table-cell>
          <table:table-cell table:formula="of:=100*(([.B77]-[.D77])/[.B77])" office:value-type="float" office:value="92.8540108416983" calcext:value-type="float">
            <text:p>92.8540108417</text:p>
          </table:table-cell>
          <table:table-cell table:formula="of:=100*(([.B77]-[.E77])/[.B77])" office:value-type="float" office:value="93.1276690711617" calcext:value-type="float">
            <text:p>93.1276690712</text:p>
          </table:table-cell>
          <table:table-cell table:number-columns-repeated="1016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2.693894" calcext:value-type="float">
            <text:p>72.693894</text:p>
          </table:table-cell>
          <table:table-cell office:value-type="float" office:value="13.273203" calcext:value-type="float">
            <text:p>13.273203</text:p>
          </table:table-cell>
          <table:table-cell office:value-type="float" office:value="2.817289" calcext:value-type="float">
            <text:p>2.817289</text:p>
          </table:table-cell>
          <table:table-cell office:value-type="float" office:value="2.30886" calcext:value-type="float">
            <text:p>2.30886</text:p>
          </table:table-cell>
          <table:table-cell table:formula="of:=100*(([.B78]-[.C78])/[.B78])" office:value-type="float" office:value="81.7409657542902" calcext:value-type="float">
            <text:p>81.7409657543</text:p>
          </table:table-cell>
          <table:table-cell table:formula="of:=100*(([.B78]-[.D78])/[.B78])" office:value-type="float" office:value="96.1244489117614" calcext:value-type="float">
            <text:p>96.1244489118</text:p>
          </table:table-cell>
          <table:table-cell table:formula="of:=100*(([.B78]-[.E78])/[.B78])" office:value-type="float" office:value="96.823859786628" calcext:value-type="float">
            <text:p>96.8238597866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5.349943" calcext:value-type="float">
            <text:p>305.349943</text:p>
          </table:table-cell>
          <table:table-cell office:value-type="float" office:value="108.856414" calcext:value-type="float">
            <text:p>108.856414</text:p>
          </table:table-cell>
          <table:table-cell office:value-type="float" office:value="17.157119" calcext:value-type="float">
            <text:p>17.157119</text:p>
          </table:table-cell>
          <table:table-cell office:value-type="float" office:value="13.725362" calcext:value-type="float">
            <text:p>13.725362</text:p>
          </table:table-cell>
          <table:table-cell table:formula="of:=100*(([.B79]-[.C79])/[.B79])" office:value-type="float" office:value="64.3502753167372" calcext:value-type="float">
            <text:p>64.3502753167</text:p>
          </table:table-cell>
          <table:table-cell table:formula="of:=100*(([.B79]-[.D79])/[.B79])" office:value-type="float" office:value="94.3811618789135" calcext:value-type="float">
            <text:p>94.3811618789</text:p>
          </table:table-cell>
          <table:table-cell table:formula="of:=100*(([.B79]-[.E79])/[.B79])" office:value-type="float" office:value="95.5050386238323" calcext:value-type="float">
            <text:p>95.5050386238</text:p>
          </table:table-cell>
          <table:table-cell table:number-columns-repeated="1016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85.934935" calcext:value-type="float">
            <text:p>785.934935</text:p>
          </table:table-cell>
          <table:table-cell office:value-type="string" calcext:value-type="string">
            <text:p>Killed</text:p>
          </table:table-cell>
          <table:table-cell office:value-type="float" office:value="315.926357" calcext:value-type="float">
            <text:p>315.926357</text:p>
          </table:table-cell>
          <table:table-cell office:value-type="float" office:value="61.788836" calcext:value-type="float">
            <text:p>61.788836</text:p>
          </table:table-cell>
          <table:table-cell table:formula="of:=100*(([.B80]-[.C80])/[.B80])" office:value-type="string" office:string-value="" calcext:value-type="error">
            <text:p>#VALUE!</text:p>
          </table:table-cell>
          <table:table-cell table:formula="of:=100*(([.B80]-[.D80])/[.B80])" office:value-type="float" office:value="59.8024794507958" calcext:value-type="float">
            <text:p>59.8024794508</text:p>
          </table:table-cell>
          <table:table-cell table:formula="of:=100*(([.B80]-[.E80])/[.B80])" office:value-type="float" office:value="92.1381741352419" calcext:value-type="float">
            <text:p>92.1381741352</text:p>
          </table:table-cell>
          <table:table-cell table:number-columns-repeated="1016"/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170.480826" calcext:value-type="float">
            <text:p>1170.480826</text:p>
          </table:table-cell>
          <table:table-cell office:value-type="string" calcext:value-type="string">
            <text:p>Killed</text:p>
          </table:table-cell>
          <table:table-cell office:value-type="float" office:value="742.323092" calcext:value-type="float">
            <text:p>742.323092</text:p>
          </table:table-cell>
          <table:table-cell office:value-type="float" office:value="395.399749" calcext:value-type="float">
            <text:p>395.399749</text:p>
          </table:table-cell>
          <table:table-cell table:formula="of:=100*(([.B81]-[.C81])/[.B81])" office:value-type="string" office:string-value="" calcext:value-type="error">
            <text:p>#VALUE!</text:p>
          </table:table-cell>
          <table:table-cell table:formula="of:=100*(([.B81]-[.D81])/[.B81])" office:value-type="float" office:value="36.5796452611006" calcext:value-type="float">
            <text:p>36.5796452611</text:p>
          </table:table-cell>
          <table:table-cell table:formula="of:=100*(([.B81]-[.E81])/[.B81])" office:value-type="float" office:value="66.2190323654221" calcext:value-type="float">
            <text:p>66.2190323654</text:p>
          </table:table-cell>
          <table:table-cell table:number-columns-repeated="1016"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2328.514217" calcext:value-type="float">
            <text:p>12328.514217</text:p>
          </table:table-cell>
          <table:table-cell office:value-type="string" calcext:value-type="string">
            <text:p>Killed</text:p>
          </table:table-cell>
          <table:table-cell office:value-type="float" office:value="8458.154066" calcext:value-type="float">
            <text:p>8458.154066</text:p>
          </table:table-cell>
          <table:table-cell office:value-type="float" office:value="2403.975348" calcext:value-type="float">
            <text:p>2403.975348</text:p>
          </table:table-cell>
          <table:table-cell table:formula="of:=100*(([.B82]-[.C82])/[.B82])" office:value-type="string" office:string-value="" calcext:value-type="error">
            <text:p>#VALUE!</text:p>
          </table:table-cell>
          <table:table-cell table:formula="of:=100*(([.B82]-[.D82])/[.B82])" office:value-type="float" office:value="31.3935652169918" calcext:value-type="float">
            <text:p>31.393565217</text:p>
          </table:table-cell>
          <table:table-cell table:formula="of:=100*(([.B82]-[.E82])/[.B82])" office:value-type="float" office:value="80.5006888446856" calcext:value-type="float">
            <text:p>80.500688844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1016"/>
        </table:table-row>
        <table:table-row table:style-name="ro1">
          <table:table-cell office:value-type="float" office:value="512" calcext:value-type="float">
            <text:p>512</text:p>
          </table:table-cell>
          <table:table-cell table:style-name="ce14" office:value-type="float" office:value="68.4870811" calcext:value-type="float">
            <text:p>68.4870811</text:p>
          </table:table-cell>
          <table:table-cell table:style-name="ce14" office:value-type="float" office:value="106.1558387" calcext:value-type="float">
            <text:p>106.1558387</text:p>
          </table:table-cell>
          <table:table-cell table:style-name="ce14" office:value-type="float" office:value="17.5124014" calcext:value-type="float">
            <text:p>17.5124014</text:p>
          </table:table-cell>
          <table:table-cell table:style-name="ce14" office:value-type="float" office:value="13.9517791" calcext:value-type="float">
            <text:p>13.9517791</text:p>
          </table:table-cell>
          <table:table-cell table:formula="of:=100*(([.B86]-[.C86])/[.B86])" office:value-type="float" office:value="-55.0012600843636" calcext:value-type="float">
            <text:p>-55.0012600844</text:p>
          </table:table-cell>
          <table:table-cell table:formula="of:=100*(([.B86]-[.D86])/[.B86])" office:value-type="float" office:value="74.4296280134503" calcext:value-type="float">
            <text:p>74.4296280135</text:p>
          </table:table-cell>
          <table:table-cell table:formula="of:=100*(([.B86]-[.E86])/[.B86])" office:value-type="float" office:value="79.6285972829991" calcext:value-type="float">
            <text:p>79.628597283</text:p>
          </table:table-cell>
          <table:table-cell table:number-columns-repeated="1016"/>
        </table:table-row>
      </table:table>
      <table:table table:name="virgo-knapsack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style-name="ce6" office:value-type="string" calcext:value-type="string">
            <text:p>Size(C)</text:p>
          </table:table-cell>
          <table:table-cell table:style-name="ce6" office:value-type="string" calcext:value-type="string">
            <text:p>Tsteps(N)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00" calcext:value-type="float">
            <text:p>1200</text:p>
          </table:table-cell>
          <table:table-cell office:value-type="float" office:value="11.536388" calcext:value-type="float">
            <text:p>11.536388</text:p>
          </table:table-cell>
          <table:table-cell office:value-type="float" office:value="13.0143254" calcext:value-type="float">
            <text:p>13.0143254</text:p>
          </table:table-cell>
          <table:table-cell office:value-type="float" office:value="2.8937792" calcext:value-type="float">
            <text:p>2.8937792</text:p>
          </table:table-cell>
          <table:table-cell office:value-type="float" office:value="0.326638" calcext:value-type="float">
            <text:p>0.326638</text:p>
          </table:table-cell>
          <table:table-cell table:formula="of:=100*(([.C8]-[.D8])/[.C8])" office:value-type="float" office:value="-12.8110930388264" calcext:value-type="float">
            <text:p>-12.8110930388</text:p>
          </table:table-cell>
          <table:table-cell table:formula="of:=100*(([.C8]-[.E8])/[.C8])" office:value-type="float" office:value="74.9160725176719" calcext:value-type="float">
            <text:p>74.9160725177</text:p>
          </table:table-cell>
          <table:table-cell table:formula="of:=100*(([.C8]-[.F8])/[.C8])" office:value-type="float" office:value="97.168628517002" calcext:value-type="float">
            <text:p>97.168628517</text:p>
          </table:table-cell>
        </table:table-row>
      </table:table>
      <table:table table:name="virgo-wavefront" table:style-name="ta1">
        <table:shapes>
          <draw:frame draw:z-index="0" draw:style-name="gr1" draw:text-style-name="P1" svg:width="15.99cm" svg:height="6.8cm" svg:x="14.255cm" svg:y="0.903cm">
            <draw:object draw:notify-on-update-of-ranges="'virgo-wavefront'.A6:'virgo-wavefront'.A11 'virgo-wavefront'.C5:'virgo-wavefront'.C5 'virgo-wavefront'.C6:'virgo-wavefront'.C11 'virgo-wavefront'.D5:'virgo-wavefront'.D5 'virgo-wavefront'.D6:'virgo-wavefront'.D11" xlink:href="./Object 66" xlink:type="simple" xlink:show="embed" xlink:actuate="onLoad"/>
            <draw:image xlink:href="./ObjectReplacements/Object 66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hreads (T)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%improvement</text:p>
          </table:table-cell>
          <table:table-cell table:style-name="ce6" office:value-type="string" calcext:value-type="string">
            <text:p>Speedup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0.004989" calcext:value-type="float">
            <text:p>0.004989</text:p>
          </table:table-cell>
          <table:table-cell office:value-type="float" office:value="0.010505" calcext:value-type="float">
            <text:p>0.010505</text:p>
          </table:table-cell>
          <table:table-cell table:formula="of:=100*(([.C6]-[.D6])/[.C6])" office:value-type="float" office:value="-110.563239126077" calcext:value-type="float">
            <text:p>-110.5632391261</text:p>
          </table:table-cell>
          <table:table-cell table:formula="of:=[.C6]/[.D6]" office:value-type="float" office:value="0.474916706330319" calcext:value-type="float">
            <text:p>0.474916706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0.034506" calcext:value-type="float">
            <text:p>0.034506</text:p>
          </table:table-cell>
          <table:table-cell office:value-type="float" office:value="0.022867" calcext:value-type="float">
            <text:p>0.022867</text:p>
          </table:table-cell>
          <table:table-cell table:formula="of:=100*(([.C7]-[.D7])/[.C7])" office:value-type="float" office:value="33.7303657334956" calcext:value-type="float">
            <text:p>33.7303657335</text:p>
          </table:table-cell>
          <table:table-cell table:formula="of:=[.C7]/[.D7]" office:value-type="float" office:value="1.50898674946429" calcext:value-type="float">
            <text:p>1.508986749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8" calcext:value-type="float">
            <text:p>128</text:p>
          </table:table-cell>
          <table:table-cell office:value-type="float" office:value="0.085704" calcext:value-type="float">
            <text:p>0.085704</text:p>
          </table:table-cell>
          <table:table-cell office:value-type="float" office:value="0.069374" calcext:value-type="float">
            <text:p>0.069374</text:p>
          </table:table-cell>
          <table:table-cell table:formula="of:=100*(([.C8]-[.D8])/[.C8])" office:value-type="float" office:value="19.0539531410436" calcext:value-type="float">
            <text:p>19.053953141</text:p>
          </table:table-cell>
          <table:table-cell table:formula="of:=[.C8]/[.D8]" office:value-type="float" office:value="1.23539078040765" calcext:value-type="float">
            <text:p>1.235390780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56" calcext:value-type="float">
            <text:p>256</text:p>
          </table:table-cell>
          <table:table-cell office:value-type="float" office:value="0.429783" calcext:value-type="float">
            <text:p>0.429783</text:p>
          </table:table-cell>
          <table:table-cell office:value-type="float" office:value="0.247538" calcext:value-type="float">
            <text:p>0.247538</text:p>
          </table:table-cell>
          <table:table-cell table:formula="of:=100*(([.C9]-[.D9])/[.C9])" office:value-type="float" office:value="42.4039573459164" calcext:value-type="float">
            <text:p>42.4039573459</text:p>
          </table:table-cell>
          <table:table-cell table:formula="of:=[.C9]/[.D9]" office:value-type="float" office:value="1.73623039694916" calcext:value-type="float">
            <text:p>1.7362303969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512" calcext:value-type="float">
            <text:p>512</text:p>
          </table:table-cell>
          <table:table-cell office:value-type="float" office:value="1.590685" calcext:value-type="float">
            <text:p>1.590685</text:p>
          </table:table-cell>
          <table:table-cell office:value-type="float" office:value="0.945676" calcext:value-type="float">
            <text:p>0.945676</text:p>
          </table:table-cell>
          <table:table-cell table:formula="of:=100*(([.C10]-[.D10])/[.C10])" office:value-type="float" office:value="40.5491344923728" calcext:value-type="float">
            <text:p>40.5491344924</text:p>
          </table:table-cell>
          <table:table-cell table:formula="of:=[.C10]/[.D10]" office:value-type="float" office:value="1.68206129794983" calcext:value-type="float">
            <text:p>1.6820612979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024" calcext:value-type="float">
            <text:p>1024</text:p>
          </table:table-cell>
          <table:table-cell office:value-type="float" office:value="6.115942" calcext:value-type="float">
            <text:p>6.115942</text:p>
          </table:table-cell>
          <table:table-cell office:value-type="float" office:value="3.798211" calcext:value-type="float">
            <text:p>3.798211</text:p>
          </table:table-cell>
          <table:table-cell table:formula="of:=100*(([.C11]-[.D11])/[.C11])" office:value-type="float" office:value="37.8965497056708" calcext:value-type="float">
            <text:p>37.8965497057</text:p>
          </table:table-cell>
          <table:table-cell table:formula="of:=[.C11]/[.D11]" office:value-type="float" office:value="1.61021649402837" calcext:value-type="float">
            <text:p>1.610216494</text:p>
          </table:table-cell>
        </table:table-row>
      </table:table>
      <table:table table:name="virgo-all-in-one" table:style-name="ta1">
        <table:shapes>
          <draw:frame draw:z-index="0" draw:style-name="gr1" draw:text-style-name="P1" svg:width="16.569cm" svg:height="6.906cm" svg:x="16.542cm" svg:y="0.684cm">
            <draw:object draw:notify-on-update-of-ranges="'virgo-all-in-one'.A2:'virgo-all-in-one'.A10 'virgo-all-in-one'.D1:'virgo-all-in-one'.D1 'virgo-all-in-one'.D2:'virgo-all-in-one'.D10 'virgo-all-in-one'.E1:'virgo-all-in-one'.E1 'virgo-all-in-one'.E2:'virgo-all-in-one'.E10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1" draw:style-name="gr1" draw:text-style-name="P1" svg:width="16.18cm" svg:height="6.588cm" svg:x="16.874cm" svg:y="8.658cm">
            <draw:object draw:notify-on-update-of-ranges="'virgo-all-in-one'.A2:'virgo-all-in-one'.A10 'virgo-all-in-one'.F1:'virgo-all-in-one'.F1 'virgo-all-in-one'.F2:'virgo-all-in-one'.F10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" draw:style-name="gr1" draw:text-style-name="P1" svg:width="16.158cm" svg:height="6.629cm" svg:x="16.789cm" svg:y="17.383cm">
            <draw:object draw:notify-on-update-of-ranges="'virgo-all-in-one'.A43:'virgo-all-in-one'.A51 'virgo-all-in-one'.D42:'virgo-all-in-one'.D42 'virgo-all-in-one'.D43:'virgo-all-in-one'.D51 'virgo-all-in-one'.E42:'virgo-all-in-one'.E42 'virgo-all-in-one'.E43:'virgo-all-in-one'.E51" xlink:href="./Object 34" xlink:type="simple" xlink:show="embed" xlink:actuate="onLoad"/>
            <draw:image xlink:href="./ObjectReplacements/Object 34" xlink:type="simple" xlink:show="embed" xlink:actuate="onLoad"/>
          </draw:frame>
          <draw:frame draw:z-index="3" draw:style-name="gr1" draw:text-style-name="P1" svg:width="15.999cm" svg:height="5.664cm" svg:x="17.047cm" svg:y="25.439cm">
            <draw:object draw:notify-on-update-of-ranges="'virgo-all-in-one'.A43:'virgo-all-in-one'.A51 'virgo-all-in-one'.F42:'virgo-all-in-one'.F42 'virgo-all-in-one'.F43:'virgo-all-in-one'.F51" xlink:href="./Object 35" xlink:type="simple" xlink:show="embed" xlink:actuate="onLoad"/>
            <draw:image xlink:href="./ObjectReplacements/Object 35" xlink:type="simple" xlink:show="embed" xlink:actuate="onLoad"/>
          </draw:frame>
          <draw:frame draw:z-index="4" draw:style-name="gr1" draw:text-style-name="P1" svg:width="16.35cm" svg:height="6.853cm" svg:x="36.767cm" svg:y="5.87cm">
            <draw:object draw:notify-on-update-of-ranges="'virgo-all-in-one'.Q3:'virgo-all-in-one'.Q11 'virgo-all-in-one'.R2:'virgo-all-in-one'.R2 'virgo-all-in-one'.R3:'virgo-all-in-one'.R11 'virgo-all-in-one'.S2:'virgo-all-in-one'.S2 'virgo-all-in-one'.S3:'virgo-all-in-one'.S11" xlink:href="./Object 38" xlink:type="simple" xlink:show="embed" xlink:actuate="onLoad"/>
            <draw:image xlink:href="./ObjectReplacements/Object 38" xlink:type="simple" xlink:show="embed" xlink:actuate="onLoad"/>
          </draw:frame>
          <draw:frame draw:z-index="5" draw:style-name="gr1" draw:text-style-name="P1" svg:width="16.179cm" svg:height="6.746cm" svg:x="18.573cm" svg:y="37.452cm">
            <draw:object draw:notify-on-update-of-ranges="'virgo-all-in-one'.A86:'virgo-all-in-one'.A94 'virgo-all-in-one'.F85:'virgo-all-in-one'.F85 'virgo-all-in-one'.F86:'virgo-all-in-one'.F94" xlink:href="./Object 39" xlink:type="simple" xlink:show="embed" xlink:actuate="onLoad"/>
            <draw:image xlink:href="./ObjectReplacements/Object 39" xlink:type="simple" xlink:show="embed" xlink:actuate="onLoad"/>
          </draw:frame>
          <draw:frame draw:z-index="6" draw:style-name="gr1" draw:text-style-name="P1" svg:width="19.01cm" svg:height="7.118cm" svg:x="5cm" svg:y="49.618cm">
            <draw:object draw:notify-on-update-of-ranges="'virgo-all-in-one'.A113:'virgo-all-in-one'.A121 'virgo-all-in-one'.B112:'virgo-all-in-one'.B112 'virgo-all-in-one'.B113:'virgo-all-in-one'.B121" xlink:href="./Object 61" xlink:type="simple" xlink:show="embed" xlink:actuate="onLoad"/>
            <draw:image xlink:href="./ObjectReplacements/Object 61" xlink:type="simple" xlink:show="embed" xlink:actuate="onLoad"/>
          </draw:frame>
          <draw:frame draw:z-index="7" draw:style-name="gr1" draw:text-style-name="P1" svg:width="19.587cm" svg:height="7.251cm" svg:x="40.352cm" svg:y="56.816cm">
            <draw:object draw:notify-on-update-of-ranges="'virgo-all-in-one'.A135:'virgo-all-in-one'.A144 'virgo-all-in-one'.H134:'virgo-all-in-one'.H134 'virgo-all-in-one'.H135:'virgo-all-in-one'.H144 'virgo-all-in-one'.I134:'virgo-all-in-one'.I134 'virgo-all-in-one'.I135:'virgo-all-in-one'.I144 'virgo-all-in-one'.J134:'virgo-all-in-one'.J134 'virgo-all-in-one'.J135:'virgo-all-in-one'.J144" xlink:href="./Object 63" xlink:type="simple" xlink:show="embed" xlink:actuate="onLoad"/>
            <draw:image xlink:href="./ObjectReplacements/Object 63" xlink:type="simple" xlink:show="embed" xlink:actuate="onLoad"/>
          </draw:frame>
          <draw:frame draw:z-index="8" draw:style-name="gr1" draw:text-style-name="P1" svg:width="9.23cm" svg:height="6.587cm" svg:x="21.202cm" svg:y="70.284cm">
            <draw:object draw:notify-on-update-of-ranges="'virgo-all-in-one'.A135:'virgo-all-in-one'.A144 'virgo-all-in-one'.L134:'virgo-all-in-one'.L134 'virgo-all-in-one'.L135:'virgo-all-in-one'.L144" xlink:href="./Object 67" xlink:type="simple" xlink:show="embed" xlink:actuate="onLoad"/>
            <draw:image xlink:href="./ObjectReplacements/Object 67" xlink:type="simple" xlink:show="embed" xlink:actuate="onLoad"/>
          </draw:frame>
          <draw:frame draw:z-index="9" draw:name="Image 1" draw:style-name="gr2" draw:text-style-name="P1" svg:width="16.128cm" svg:height="0.152cm" svg:x="44.084cm" svg:y="70.894cm">
            <draw:image xlink:href="Pictures/2000008B00003F01000000998F7A4E5D.svm" xlink:type="simple" xlink:show="embed" xlink:actuate="onLoad">
              <text:p/>
            </draw:image>
          </draw:frame>
          <draw:frame draw:z-index="10" draw:style-name="gr1" draw:text-style-name="P1" svg:width="17.88cm" svg:height="4.356cm" svg:x="-0.077cm" svg:y="70.761cm">
            <draw:object draw:notify-on-update-of-ranges="'virgo-all-in-one'.A135:'virgo-all-in-one'.A144 'virgo-all-in-one'.I134:'virgo-all-in-one'.I134 'virgo-all-in-one'.I135:'virgo-all-in-one'.I144 'virgo-all-in-one'.J134:'virgo-all-in-one'.J134 'virgo-all-in-one'.J135:'virgo-all-in-one'.J144" xlink:href="./Object 69" xlink:type="simple" xlink:show="embed" xlink:actuate="onLoad"/>
            <draw:image xlink:href="./ObjectReplacements/Object 69" xlink:type="simple" xlink:show="embed" xlink:actuate="onLoad"/>
          </draw:frame>
        </table:shapes>
        <table:table-column table:style-name="co1" table:default-cell-style-name="Default"/>
        <table:table-column table:style-name="co9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35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office:value-type="string" calcext:value-type="string">
            <text:p>UW-OpenMP</text:p>
          </table:table-cell>
          <table:table-cell table:style-name="ce15" office:value-type="string" calcext:value-type="string">
            <text:p>UWOMP++</text:p>
          </table:table-cell>
          <table:table-cell table:style-name="ce15" office:value-type="string" calcext:value-type="string">
            <text:p>%Improvement</text:p>
          </table:table-cell>
          <table:table-cell table:number-columns-repeated="13"/>
        </table:table-row>
        <table:table-row table:style-name="ro1">
          <table:table-cell table:style-name="ce16" office:value-type="string" calcext:value-type="string">
            <text:p>SOR</text:p>
          </table:table-cell>
          <table:table-cell table:style-name="ce16" table:formula="of:=['virgo-sor'.I7]" office:value-type="float" office:value="4096" calcext:value-type="float">
            <text:p>4096</text:p>
          </table:table-cell>
          <table:table-cell table:style-name="ce16" table:formula="of:=['virgo-sor'.H7]" office:value-type="float" office:value="100000" calcext:value-type="float">
            <text:p>100000</text:p>
          </table:table-cell>
          <table:table-cell table:style-name="ce16" table:formula="of:=['virgo-sor'.N7]" office:value-type="float" office:value="1776.9702226" calcext:value-type="float">
            <text:p>1776.9702226</text:p>
          </table:table-cell>
          <table:table-cell table:style-name="ce16" table:formula="of:=['virgo-sor'.O7]" office:value-type="float" office:value="1737.0080472" calcext:value-type="float">
            <text:p>1737.0080472</text:p>
          </table:table-cell>
          <table:table-cell table:style-name="ce16" table:formula="of:=100*(([.D2]-[.E2])/[.D2])" office:value-type="float" office:value="2.24889392583792" calcext:value-type="float">
            <text:p>2.2488939258</text:p>
          </table:table-cell>
          <table:table-cell table:number-columns-repeated="10"/>
          <table:table-cell table:style-name="ce6" table:formula="of:=[.A1]" office:value-type="string" office:string-value="Benchmark" calcext:value-type="string">
            <text:p>Benchmark</text:p>
          </table:table-cell>
          <table:table-cell table:style-name="ce6" office:value-type="string" calcext:value-type="string">
            <text:p>32workers</text:p>
          </table:table-cell>
          <table:table-cell table:style-name="ce6" office:value-type="string" calcext:value-type="string">
            <text:p>1 worker</text:p>
          </table:table-cell>
        </table:table-row>
        <table:table-row table:style-name="ro1">
          <table:table-cell table:style-name="ce16" office:value-type="string" calcext:value-type="string">
            <text:p>3MM</text:p>
          </table:table-cell>
          <table:table-cell table:style-name="ce19" table:formula="of:=['virgo-3mm'.J8]" office:value-type="float" office:value="8192" calcext:value-type="float">
            <text:p>8192</text:p>
          </table:table-cell>
          <table:table-cell table:style-name="ce21" office:value-type="string" calcext:value-type="string">
            <text:p>NA</text:p>
          </table:table-cell>
          <table:table-cell table:style-name="ce19" table:formula="of:=['virgo-3mm'.N8]" office:value-type="float" office:value="2003.9497472" calcext:value-type="float">
            <text:p>2003.9497472</text:p>
          </table:table-cell>
          <table:table-cell table:style-name="ce19" table:formula="of:=['virgo-3mm'.O8]" office:value-type="float" office:value="1970.7234916" calcext:value-type="float">
            <text:p>1970.7234916</text:p>
          </table:table-cell>
          <table:table-cell table:style-name="ce16" table:formula="of:=100*(([.D3]-[.E3])/[.D3])" office:value-type="float" office:value="1.65803836380753" calcext:value-type="float">
            <text:p>1.6580383638</text:p>
          </table:table-cell>
          <table:table-cell table:number-columns-repeated="10"/>
          <table:table-cell table:formula="of:=[.A2]" office:value-type="string" office:string-value="SOR" calcext:value-type="string">
            <text:p>SOR</text:p>
          </table:table-cell>
          <table:table-cell table:formula="of:=[.F2]" office:value-type="float" office:value="2.24889392583792" calcext:value-type="float">
            <text:p>2.2488939258</text:p>
          </table:table-cell>
          <table:table-cell table:formula="of:=[.F43]" office:value-type="float" office:value="0.424065732275688" calcext:value-type="float">
            <text:p>0.4240657323</text:p>
          </table:table-cell>
        </table:table-row>
        <table:table-row table:style-name="ro1">
          <table:table-cell table:style-name="ce16" office:value-type="string" calcext:value-type="string">
            <text:p>GEMVER</text:p>
          </table:table-cell>
          <table:table-cell table:style-name="ce16" table:formula="of:=['virgo-polybench-gemver'.A11]" office:value-type="float" office:value="65536" calcext:value-type="float">
            <text:p>65536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virgo-polybench-gemver'.F11]" office:value-type="float" office:value="24.711788" calcext:value-type="float">
            <text:p>24.711788</text:p>
          </table:table-cell>
          <table:table-cell table:style-name="ce16" table:formula="of:=['virgo-polybench-gemver'.H11]" office:value-type="float" office:value="22.531802" calcext:value-type="float">
            <text:p>22.531802</text:p>
          </table:table-cell>
          <table:table-cell table:style-name="ce16" table:formula="of:=100*(([.D4]-[.E4])/[.D4])" office:value-type="float" office:value="8.82164414812882" calcext:value-type="float">
            <text:p>8.8216441481</text:p>
          </table:table-cell>
          <table:table-cell table:number-columns-repeated="10"/>
          <table:table-cell table:formula="of:=[.A3]" office:value-type="string" office:string-value="3MM" calcext:value-type="string">
            <text:p>3MM</text:p>
          </table:table-cell>
          <table:table-cell table:formula="of:=[.F3]" office:value-type="float" office:value="1.65803836380753" calcext:value-type="float">
            <text:p>1.6580383638</text:p>
          </table:table-cell>
          <table:table-cell table:formula="of:=[.F44]" office:value-type="float" office:value="6.54917523627238" calcext:value-type="float">
            <text:p>6.5491752363</text:p>
          </table:table-cell>
        </table:table-row>
        <table:table-row table:style-name="ro1">
          <table:table-cell table:style-name="ce16" office:value-type="string" calcext:value-type="string">
            <text:p>JACOBI-1D</text:p>
          </table:table-cell>
          <table:table-cell table:style-name="ce16" table:formula="of:=['virgo-polybench-jacobi-1d'.J9]" office:value-type="float" office:value="1048576" calcext:value-type="float">
            <text:p>1048576</text:p>
          </table:table-cell>
          <table:table-cell table:style-name="ce16" table:formula="of:=['virgo-polybench-jacobi-1d'.O9]" office:value-type="float" office:value="8192" calcext:value-type="float">
            <text:p>8192</text:p>
          </table:table-cell>
          <table:table-cell table:style-name="ce16" table:formula="of:=['virgo-polybench-jacobi-1d'.P9]" office:value-type="float" office:value="236.17544" calcext:value-type="float">
            <text:p>236.17544</text:p>
          </table:table-cell>
          <table:table-cell table:style-name="ce16" table:formula="of:=['virgo-polybench-jacobi-1d'.Q9]" office:value-type="float" office:value="290.7075" calcext:value-type="float">
            <text:p>290.7075</text:p>
          </table:table-cell>
          <table:table-cell table:style-name="ce16" table:formula="of:=100*(([.D5]-[.E5])/[.D5])" office:value-type="float" office:value="-23.0896404808222" calcext:value-type="float">
            <text:p>-23.0896404808</text:p>
          </table:table-cell>
          <table:table-cell table:number-columns-repeated="10"/>
          <table:table-cell table:formula="of:=[.A4]" office:value-type="string" office:string-value="GEMVER" calcext:value-type="string">
            <text:p>GEMVER</text:p>
          </table:table-cell>
          <table:table-cell table:formula="of:=[.F4]" office:value-type="float" office:value="8.82164414812882" calcext:value-type="float">
            <text:p>8.8216441481</text:p>
          </table:table-cell>
          <table:table-cell table:formula="of:=[.F45]" office:value-type="float" office:value="-0.626952966421968" calcext:value-type="float">
            <text:p>-0.6269529664</text:p>
          </table:table-cell>
        </table:table-row>
        <table:table-row table:style-name="ro1">
          <table:table-cell table:style-name="ce16" office:value-type="string" calcext:value-type="string">
            <text:p>JACOBI-2D</text:p>
          </table:table-cell>
          <table:table-cell table:style-name="ce16" table:formula="of:=['virgo-polybench-jacobi-2d'.G8]" office:value-type="float" office:value="32768" calcext:value-type="float">
            <text:p>32768</text:p>
          </table:table-cell>
          <table:table-cell table:style-name="ce16" table:formula="of:=['virgo-polybench-jacobi-2d'.P8]" office:value-type="float" office:value="512" calcext:value-type="float">
            <text:p>512</text:p>
          </table:table-cell>
          <table:table-cell table:style-name="ce16" table:formula="of:=['virgo-polybench-jacobi-2d'.V8]" office:value-type="float" office:value="951.016337" calcext:value-type="float">
            <text:p>951.016337</text:p>
          </table:table-cell>
          <table:table-cell table:style-name="ce16" table:formula="of:=['virgo-polybench-jacobi-2d'.W8]" office:value-type="float" office:value="873.103846" calcext:value-type="float">
            <text:p>873.103846</text:p>
          </table:table-cell>
          <table:table-cell table:style-name="ce16" table:formula="of:=100*(([.D6]-[.E6])/[.D6])" office:value-type="float" office:value="8.19255021904004" calcext:value-type="float">
            <text:p>8.192550219</text:p>
          </table:table-cell>
          <table:table-cell table:number-columns-repeated="10"/>
          <table:table-cell table:formula="of:=[.A5]" office:value-type="string" office:string-value="JACOBI-1D" calcext:value-type="string">
            <text:p>JACOBI-1D</text:p>
          </table:table-cell>
          <table:table-cell table:formula="of:=[.F5]" office:value-type="float" office:value="-23.0896404808222" calcext:value-type="float">
            <text:p>-23.0896404808</text:p>
          </table:table-cell>
          <table:table-cell table:formula="of:=[.F46]" office:value-type="float" office:value="5.48473374493765" calcext:value-type="float">
            <text:p>5.4847337449</text:p>
          </table:table-cell>
        </table:table-row>
        <table:table-row table:style-name="ro1">
          <table:table-cell table:style-name="ce16" office:value-type="string" calcext:value-type="string">
            <text:p>FDTD-2D</text:p>
          </table:table-cell>
          <table:table-cell table:style-name="ce16" table:formula="of:=['virgo-polybench-fdtd-2d'.I8]" office:value-type="float" office:value="8192" calcext:value-type="float">
            <text:p>8192</text:p>
          </table:table-cell>
          <table:table-cell table:style-name="ce16" table:formula="of:=['virgo-polybench-fdtd-2d'.K8]" office:value-type="float" office:value="8192" calcext:value-type="float">
            <text:p>8192</text:p>
          </table:table-cell>
          <table:table-cell table:style-name="ce16" table:formula="of:=['virgo-polybench-fdtd-2d'.O8]" office:value-type="float" office:value="2340.1178568" calcext:value-type="float">
            <text:p>2340.1178568</text:p>
          </table:table-cell>
          <table:table-cell table:style-name="ce16" table:formula="of:=['virgo-polybench-fdtd-2d'.P8]" office:value-type="float" office:value="2218.4538984" calcext:value-type="float">
            <text:p>2218.4538984</text:p>
          </table:table-cell>
          <table:table-cell table:style-name="ce16" table:formula="of:=100*(([.D7]-[.E7])/[.D7])" office:value-type="float" office:value="5.19905260525509" calcext:value-type="float">
            <text:p>5.1990526053</text:p>
          </table:table-cell>
          <table:table-cell table:number-columns-repeated="10"/>
          <table:table-cell table:formula="of:=[.A6]" office:value-type="string" office:string-value="JACOBI-2D" calcext:value-type="string">
            <text:p>JACOBI-2D</text:p>
          </table:table-cell>
          <table:table-cell table:formula="of:=[.F6]" office:value-type="float" office:value="8.19255021904004" calcext:value-type="float">
            <text:p>8.192550219</text:p>
          </table:table-cell>
          <table:table-cell table:formula="of:=[.F47]" office:value-type="float" office:value="-1.39155233649448" calcext:value-type="float">
            <text:p>-1.3915523365</text:p>
          </table:table-cell>
        </table:table-row>
        <table:table-row table:style-name="ro1">
          <table:table-cell table:style-name="ce16" office:value-type="string" calcext:value-type="string">
            <text:p>IA</text:p>
          </table:table-cell>
          <table:table-cell table:style-name="ce16" table:formula="of:=['virgo-ia'.A7]" office:value-type="float" office:value="2048" calcext:value-type="float">
            <text:p>2048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virgo-ia'.F7]" office:value-type="float" office:value="1275.482709" calcext:value-type="float">
            <text:p>1275.482709</text:p>
          </table:table-cell>
          <table:table-cell table:style-name="ce16" table:formula="of:=['virgo-ia'.H7]" office:value-type="float" office:value="769.4398926" calcext:value-type="float">
            <text:p>769.4398926</text:p>
          </table:table-cell>
          <table:table-cell table:style-name="ce16" table:formula="of:=100*(([.D8]-[.E8])/[.D8])" office:value-type="float" office:value="39.6746120374102" calcext:value-type="float">
            <text:p>39.6746120374</text:p>
          </table:table-cell>
          <table:table-cell table:number-columns-repeated="10"/>
          <table:table-cell table:formula="of:=[.A7]" office:value-type="string" office:string-value="FDTD-2D" calcext:value-type="string">
            <text:p>FDTD-2D</text:p>
          </table:table-cell>
          <table:table-cell table:formula="of:=[.F7]" office:value-type="float" office:value="5.19905260525509" calcext:value-type="float">
            <text:p>5.1990526053</text:p>
          </table:table-cell>
          <table:table-cell table:formula="of:=[.F48]" office:value-type="float" office:value="1.14429013031735" calcext:value-type="float">
            <text:p>1.1442901303</text:p>
          </table:table-cell>
        </table:table-row>
        <table:table-row table:style-name="ro1">
          <table:table-cell table:style-name="ce16" office:value-type="string" calcext:value-type="string">
            <text:p>LE-LCR</text:p>
          </table:table-cell>
          <table:table-cell table:style-name="ce16" table:formula="of:=['virgo-lcr'.A11]" office:value-type="float" office:value="262144" calcext:value-type="float">
            <text:p>262144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virgo-lcr'.F11]" office:value-type="float" office:value="3181.2021744" calcext:value-type="float">
            <text:p>3181.2021744</text:p>
          </table:table-cell>
          <table:table-cell table:style-name="ce16" table:formula="of:=['virgo-lcr'.H11]" office:value-type="float" office:value="3232.0149202" calcext:value-type="float">
            <text:p>3232.0149202</text:p>
          </table:table-cell>
          <table:table-cell table:style-name="ce16" table:formula="of:=100*(([.D9]-[.E9])/[.D9])" office:value-type="float" office:value="-1.59728124823074" calcext:value-type="float">
            <text:p>-1.5972812482</text:p>
          </table:table-cell>
          <table:table-cell table:number-columns-repeated="10"/>
          <table:table-cell table:formula="of:=[.A8]" office:value-type="string" office:string-value="IA" calcext:value-type="string">
            <text:p>IA</text:p>
          </table:table-cell>
          <table:table-cell table:formula="of:=[.F8]" office:value-type="float" office:value="39.6746120374102" calcext:value-type="float">
            <text:p>39.6746120374</text:p>
          </table:table-cell>
          <table:table-cell table:formula="of:=[.F49]" office:value-type="float" office:value="51.0557998123414" calcext:value-type="float">
            <text:p>51.0557998123</text:p>
          </table:table-cell>
        </table:table-row>
        <table:table-row table:style-name="ro1">
          <table:table-cell table:style-name="ce16" office:value-type="string" calcext:value-type="string">
            <text:p>AVG</text:p>
          </table:table-cell>
          <table:table-cell table:style-name="ce16" table:number-columns-repeated="4"/>
          <table:table-cell table:style-name="ce16" table:formula="of:=AVERAGE([.F2:.F9])" office:value-type="float" office:value="5.13848369630333" calcext:value-type="float">
            <text:p>5.1384836963</text:p>
          </table:table-cell>
          <table:table-cell table:number-columns-repeated="10"/>
          <table:table-cell table:formula="of:=[.A9]" office:value-type="string" office:string-value="LE-LCR" calcext:value-type="string">
            <text:p>LE-LCR</text:p>
          </table:table-cell>
          <table:table-cell table:formula="of:=[.F9]" office:value-type="float" office:value="-1.59728124823074" calcext:value-type="float">
            <text:p>-1.5972812482</text:p>
          </table:table-cell>
          <table:table-cell table:formula="of:=[.F50]" office:value-type="float" office:value="49.0261006944521" calcext:value-type="float">
            <text:p>49.0261006945</text:p>
          </table:table-cell>
        </table:table-row>
        <table:table-row table:style-name="ro1">
          <table:table-cell table:number-columns-repeated="16"/>
          <table:table-cell table:formula="of:=[.A10]" office:value-type="string" office:string-value="AVG" calcext:value-type="string">
            <text:p>AVG</text:p>
          </table:table-cell>
          <table:table-cell table:formula="of:=[.F10]" office:value-type="float" office:value="5.13848369630333" calcext:value-type="float">
            <text:p>5.1384836963</text:p>
          </table:table-cell>
          <table:table-cell table:formula="of:=[.F51]" office:value-type="float" office:value="6.54394315310634" calcext:value-type="float">
            <text:p>6.5439431531</text:p>
          </table:table-cell>
        </table:table-row>
        <table:table-row table:style-name="ro1">
          <table:table-cell table:number-columns-repeated="5"/>
          <table:table-cell table:style-name="ce23" table:number-columns-repeated="7"/>
          <table:table-cell table:number-columns-repeated="7"/>
        </table:table-row>
        <table:table-row table:style-name="ro1" table:number-rows-repeated="28">
          <table:table-cell table:number-columns-repeated="19"/>
        </table:table-row>
        <table:table-row table:style-name="ro1">
          <table:table-cell table:style-name="ce17" office:value-type="string" calcext:value-type="string" table:number-columns-spanned="6" table:number-rows-spanned="1">
            <text:p>NTHREDS = 1</text:p>
          </table:table-cell>
          <table:covered-table-cell table:number-columns-repeated="5" table:style-name="ce16"/>
          <table:table-cell table:number-columns-repeated="13"/>
        </table:table-row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office:value-type="string" calcext:value-type="string">
            <text:p>UW-OpenMP</text:p>
          </table:table-cell>
          <table:table-cell table:style-name="ce15" office:value-type="string" calcext:value-type="string">
            <text:p>UWOMP</text:p>
          </table:table-cell>
          <table:table-cell table:style-name="ce15" office:value-type="string" calcext:value-type="string">
            <text:p>%Improvement</text:p>
          </table:table-cell>
          <table:table-cell table:number-columns-repeated="13"/>
        </table:table-row>
        <table:table-row table:style-name="ro1">
          <table:table-cell table:style-name="ce16" table:formula="of:=[.A2]" office:value-type="string" office:string-value="SOR" calcext:value-type="string">
            <text:p>SOR</text:p>
          </table:table-cell>
          <table:table-cell table:style-name="ce16" table:formula="of:=['virgo-sor'.B36]" office:value-type="float" office:value="4096" calcext:value-type="float">
            <text:p>4096</text:p>
          </table:table-cell>
          <table:table-cell table:style-name="ce16" table:formula="of:=['virgo-sor'.C36]" office:value-type="float" office:value="100000" calcext:value-type="float">
            <text:p>100000</text:p>
          </table:table-cell>
          <table:table-cell table:style-name="ce16" table:formula="of:=['virgo-sor'.H36]" office:value-type="float" office:value="5459.494658" calcext:value-type="float">
            <text:p>5459.494658</text:p>
          </table:table-cell>
          <table:table-cell table:style-name="ce16" table:formula="of:=['virgo-sor'.J36]" office:value-type="float" office:value="5436.342812" calcext:value-type="float">
            <text:p>5436.342812</text:p>
          </table:table-cell>
          <table:table-cell table:style-name="ce16" table:formula="of:=100*(([.D43]-[.E43])/[.D43])" office:value-type="float" office:value="0.424065732275688" calcext:value-type="float">
            <text:p>0.4240657323</text:p>
          </table:table-cell>
          <table:table-cell table:number-columns-repeated="13"/>
        </table:table-row>
        <table:table-row table:style-name="ro1">
          <table:table-cell table:style-name="ce16" table:formula="of:=[.A3]" office:value-type="string" office:string-value="3MM" calcext:value-type="string">
            <text:p>3MM</text:p>
          </table:table-cell>
          <table:table-cell table:style-name="ce16" table:formula="of:=['virgo-3mm'.A36]" office:value-type="float" office:value="8192" calcext:value-type="float">
            <text:p>8192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['virgo-3mm'.F36]" office:value-type="float" office:value="6820.043561" calcext:value-type="float">
            <text:p>6820.043561</text:p>
          </table:table-cell>
          <table:table-cell table:style-name="ce16" table:formula="of:=['virgo-3mm'.H36]" office:value-type="float" office:value="6373.386957" calcext:value-type="float">
            <text:p>6373.386957</text:p>
          </table:table-cell>
          <table:table-cell table:style-name="ce16" table:formula="of:=100*(([.D44]-[.E44])/[.D44])" office:value-type="float" office:value="6.54917523627238" calcext:value-type="float">
            <text:p>6.5491752363</text:p>
          </table:table-cell>
          <table:table-cell table:number-columns-repeated="13"/>
        </table:table-row>
        <table:table-row table:style-name="ro1">
          <table:table-cell table:style-name="ce16" table:formula="of:=[.A4]" office:value-type="string" office:string-value="GEMVER" calcext:value-type="string">
            <text:p>GEMVER</text:p>
          </table:table-cell>
          <table:table-cell table:style-name="ce20" office:value-type="float" office:value="65536" calcext:value-type="float">
            <text:p>65536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['virgo-polybench-gemver'.F59]" office:value-type="float" office:value="104.456161" calcext:value-type="float">
            <text:p>104.456161</text:p>
          </table:table-cell>
          <table:table-cell table:style-name="ce16" table:formula="of:=['virgo-polybench-gemver'.H59]" office:value-type="float" office:value="105.111052" calcext:value-type="float">
            <text:p>105.111052</text:p>
          </table:table-cell>
          <table:table-cell table:style-name="ce16" table:formula="of:=100*(([.D45]-[.E45])/[.D45])" office:value-type="float" office:value="-0.626952966421968" calcext:value-type="float">
            <text:p>-0.6269529664</text:p>
          </table:table-cell>
          <table:table-cell table:number-columns-repeated="13"/>
        </table:table-row>
        <table:table-row table:style-name="ro1">
          <table:table-cell table:style-name="ce16" table:formula="of:=[.A5]" office:value-type="string" office:string-value="JACOBI-1D" calcext:value-type="string">
            <text:p>JACOBI-1D</text:p>
          </table:table-cell>
          <table:table-cell table:style-name="ce16" table:formula="of:=['virgo-polybench-jacobi-1d'.C71]" office:value-type="float" office:value="1048576" calcext:value-type="float">
            <text:p>1048576</text:p>
          </table:table-cell>
          <table:table-cell table:style-name="ce16" table:formula="of:=['virgo-polybench-jacobi-1d'.D71]" office:value-type="float" office:value="8192" calcext:value-type="float">
            <text:p>8192</text:p>
          </table:table-cell>
          <table:table-cell table:style-name="ce16" table:formula="of:=['virgo-polybench-jacobi-1d'.K71]" office:value-type="float" office:value="295.405388" calcext:value-type="float">
            <text:p>295.405388</text:p>
          </table:table-cell>
          <table:table-cell table:style-name="ce16" table:formula="of:=['virgo-polybench-jacobi-1d'.M71]" office:value-type="float" office:value="279.203189" calcext:value-type="float">
            <text:p>279.203189</text:p>
          </table:table-cell>
          <table:table-cell table:style-name="ce16" table:formula="of:=100*(([.D46]-[.E46])/[.D46])" office:value-type="float" office:value="5.48473374493765" calcext:value-type="float">
            <text:p>5.4847337449</text:p>
          </table:table-cell>
          <table:table-cell table:number-columns-repeated="13"/>
        </table:table-row>
        <table:table-row table:style-name="ro1">
          <table:table-cell table:style-name="ce16" table:formula="of:=[.A6]" office:value-type="string" office:string-value="JACOBI-2D" calcext:value-type="string">
            <text:p>JACOBI-2D</text:p>
          </table:table-cell>
          <table:table-cell table:style-name="ce16" table:formula="of:=['virgo-polybench-jacobi-2d'.A71]" office:value-type="float" office:value="32768" calcext:value-type="float">
            <text:p>32768</text:p>
          </table:table-cell>
          <table:table-cell table:style-name="ce16" table:formula="of:=['virgo-polybench-jacobi-2d'.B71]" office:value-type="float" office:value="512" calcext:value-type="float">
            <text:p>512</text:p>
          </table:table-cell>
          <table:table-cell table:style-name="ce16" table:formula="of:=['virgo-polybench-jacobi-2d'.I71]" office:value-type="float" office:value="1709.721178" calcext:value-type="float">
            <text:p>1709.721178</text:p>
          </table:table-cell>
          <table:table-cell table:style-name="ce16" table:formula="of:=['virgo-polybench-jacobi-2d'.G71]" office:value-type="float" office:value="1733.512843" calcext:value-type="float">
            <text:p>1733.512843</text:p>
          </table:table-cell>
          <table:table-cell table:style-name="ce16" table:formula="of:=100*(([.D47]-[.E47])/[.D47])" office:value-type="float" office:value="-1.39155233649448" calcext:value-type="float">
            <text:p>-1.3915523365</text:p>
          </table:table-cell>
          <table:table-cell table:number-columns-repeated="13"/>
        </table:table-row>
        <table:table-row table:style-name="ro1">
          <table:table-cell table:style-name="ce16" table:formula="of:=[.A7]" office:value-type="string" office:string-value="FDTD-2D" calcext:value-type="string">
            <text:p>FDTD-2D</text:p>
          </table:table-cell>
          <table:table-cell table:style-name="ce16" table:formula="of:=['virgo-polybench-fdtd-2d'.A71]" office:value-type="float" office:value="8192" calcext:value-type="float">
            <text:p>8192</text:p>
          </table:table-cell>
          <table:table-cell table:style-name="ce16" table:formula="of:=['virgo-polybench-fdtd-2d'.B71]" office:value-type="float" office:value="8192" calcext:value-type="float">
            <text:p>8192</text:p>
          </table:table-cell>
          <table:table-cell table:style-name="ce16" table:formula="of:=['virgo-polybench-fdtd-2d'.I71]" office:value-type="float" office:value="2959.07883" calcext:value-type="float">
            <text:p>2959.07883</text:p>
          </table:table-cell>
          <table:table-cell table:style-name="ce16" table:formula="of:=['virgo-polybench-fdtd-2d'.K71]" office:value-type="float" office:value="2925.218383" calcext:value-type="float">
            <text:p>2925.218383</text:p>
          </table:table-cell>
          <table:table-cell table:style-name="ce16" table:formula="of:=100*(([.D48]-[.E48])/[.D48])" office:value-type="float" office:value="1.14429013031735" calcext:value-type="float">
            <text:p>1.1442901303</text:p>
          </table:table-cell>
          <table:table-cell table:number-columns-repeated="13"/>
        </table:table-row>
        <table:table-row table:style-name="ro1">
          <table:table-cell table:style-name="ce16" table:formula="of:=[.A8]" office:value-type="string" office:string-value="IA" calcext:value-type="string">
            <text:p>IA</text:p>
          </table:table-cell>
          <table:table-cell table:style-name="ce16" table:formula="of:=['virgo-ia'.A50]" office:value-type="float" office:value="2048" calcext:value-type="float">
            <text:p>2048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['virgo-ia'.F50]" office:value-type="float" office:value="754.696194" calcext:value-type="float">
            <text:p>754.696194</text:p>
          </table:table-cell>
          <table:table-cell table:style-name="ce16" table:formula="of:=['virgo-ia'.H50]" office:value-type="float" office:value="369.380016" calcext:value-type="float">
            <text:p>369.380016</text:p>
          </table:table-cell>
          <table:table-cell table:style-name="ce16" table:formula="of:=100*(([.D49]-[.E49])/[.D49])" office:value-type="float" office:value="51.0557998123414" calcext:value-type="float">
            <text:p>51.0557998123</text:p>
          </table:table-cell>
          <table:table-cell table:number-columns-repeated="13"/>
        </table:table-row>
        <table:table-row table:style-name="ro1">
          <table:table-cell table:style-name="ce16" table:formula="of:=[.A9]" office:value-type="string" office:string-value="LE-LCR" calcext:value-type="string">
            <text:p>LE-LCR</text:p>
          </table:table-cell>
          <table:table-cell table:style-name="ce16" table:formula="of:=['virgo-lcr'.A38]" office:value-type="float" office:value="262144" calcext:value-type="float">
            <text:p>262144</text:p>
          </table:table-cell>
          <table:table-cell table:style-name="ce16" office:value-type="string" calcext:value-type="string">
            <text:p>NA</text:p>
          </table:table-cell>
          <table:table-cell table:style-name="ce16" table:formula="of:=['virgo-lcr'.F38]" office:value-type="float" office:value="3655.274965" calcext:value-type="float">
            <text:p>3655.274965</text:p>
          </table:table-cell>
          <table:table-cell table:style-name="ce16" table:formula="of:=['virgo-lcr'.H38]" office:value-type="float" office:value="1863.23618" calcext:value-type="float">
            <text:p>1863.23618</text:p>
          </table:table-cell>
          <table:table-cell table:style-name="ce16" table:formula="of:=100*(([.D50]-[.E50])/[.D50])" office:value-type="float" office:value="49.0261006944521" calcext:value-type="float">
            <text:p>49.0261006945</text:p>
          </table:table-cell>
          <table:table-cell table:number-columns-repeated="13"/>
        </table:table-row>
        <table:table-row table:style-name="ro1">
          <table:table-cell table:style-name="ce16" table:formula="of:=[.A10]" office:value-type="string" office:string-value="AVG" calcext:value-type="string">
            <text:p>AVG</text:p>
          </table:table-cell>
          <table:table-cell table:style-name="ce16" table:number-columns-repeated="2"/>
          <table:table-cell table:style-name="ce16" table:formula="of:=AVERAGE([.D43:.E50])" office:value-type="float" office:value="2552.7226479375" calcext:value-type="float">
            <text:p>2552.7226479375</text:p>
          </table:table-cell>
          <table:table-cell table:style-name="ce16" table:formula="of:=AVERAGE([.E43:.E50])" office:value-type="float" office:value="2385.673929" calcext:value-type="float">
            <text:p>2385.673929</text:p>
          </table:table-cell>
          <table:table-cell table:style-name="ce16" table:formula="of:=100*(([.D51]-[.E51])/[.D51])" office:value-type="float" office:value="6.54394315310634" calcext:value-type="float">
            <text:p>6.5439431531</text:p>
          </table:table-cell>
          <table:table-cell table:number-columns-repeated="13"/>
        </table:table-row>
        <table:table-row table:style-name="ro1" table:number-rows-repeated="32">
          <table:table-cell table:number-columns-repeated="19"/>
        </table:table-row>
        <table:table-row table:style-name="ro1">
          <table:table-cell table:style-name="ce2" office:value-type="string" calcext:value-type="string" table:number-columns-spanned="8" table:number-rows-spanned="1">
            <text:p>Static Scheduling Optimization</text:p>
          </table:table-cell>
          <table:covered-table-cell table:number-columns-repeated="7"/>
          <table:table-cell table:number-columns-repeated="11"/>
        </table:table-row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table:formula="of:=[.D1]" office:value-type="string" office:string-value="UW-OpenMP" calcext:value-type="string">
            <text:p>UW-OpenMP</text:p>
          </table:table-cell>
          <table:table-cell table:style-name="ce15" office:value-type="string" calcext:value-type="string">
            <text:p>UWOMP++ Optimized</text:p>
          </table:table-cell>
          <table:table-cell table:style-name="ce15" office:value-type="string" calcext:value-type="string">
            <text:p>%Improvement</text:p>
          </table:table-cell>
          <table:table-cell table:number-columns-repeated="13"/>
        </table:table-row>
        <table:table-row table:style-name="ro1">
          <table:table-cell table:formula="of:=[.A2]" office:value-type="string" office:string-value="SOR" calcext:value-type="string">
            <text:p>SOR</text:p>
          </table:table-cell>
          <table:table-cell table:formula="of:=[.B2]" office:value-type="float" office:value="4096" calcext:value-type="float">
            <text:p>4096</text:p>
          </table:table-cell>
          <table:table-cell table:formula="of:=[.C2]" office:value-type="float" office:value="100000" calcext:value-type="float">
            <text:p>100000</text:p>
          </table:table-cell>
          <table:table-cell table:formula="of:=[.D2]" office:value-type="float" office:value="1776.9702226" calcext:value-type="float">
            <text:p>1776.9702226</text:p>
          </table:table-cell>
          <table:table-cell table:formula="of:=['virgo-sor'.J51]" office:value-type="float" office:value="1729.605677" calcext:value-type="float">
            <text:p>1729.605677</text:p>
          </table:table-cell>
          <table:table-cell table:formula="of:=100*(([.D86]-[.E86])/[.D86])" office:value-type="float" office:value="2.66546647758103" calcext:value-type="float">
            <text:p>2.6654664776</text:p>
          </table:table-cell>
          <table:table-cell table:number-columns-repeated="13"/>
        </table:table-row>
        <table:table-row table:style-name="ro1">
          <table:table-cell table:formula="of:=[.A3]" office:value-type="string" office:string-value="3MM" calcext:value-type="string">
            <text:p>3MM</text:p>
          </table:table-cell>
          <table:table-cell table:formula="of:=[.B3]" office:value-type="float" office:value="8192" calcext:value-type="float">
            <text:p>8192</text:p>
          </table:table-cell>
          <table:table-cell table:formula="of:=[.C3]" office:value-type="string" office:string-value="NA" calcext:value-type="string">
            <text:p>NA</text:p>
          </table:table-cell>
          <table:table-cell table:formula="of:=[.D3]" office:value-type="float" office:value="2003.9497472" calcext:value-type="float">
            <text:p>2003.9497472</text:p>
          </table:table-cell>
          <table:table-cell table:formula="of:=['virgo-3mm'.H47]" office:value-type="float" office:value="1850.312389" calcext:value-type="float">
            <text:p>1850.312389</text:p>
          </table:table-cell>
          <table:table-cell table:formula="of:=100*(([.D87]-[.E87])/[.D87])" office:value-type="float" office:value="7.6667270930655" calcext:value-type="float">
            <text:p>7.6667270931</text:p>
          </table:table-cell>
          <table:table-cell table:number-columns-repeated="13"/>
        </table:table-row>
        <table:table-row table:style-name="ro1">
          <table:table-cell table:formula="of:=[.A4]" office:value-type="string" office:string-value="GEMVER" calcext:value-type="string">
            <text:p>GEMVER</text:p>
          </table:table-cell>
          <table:table-cell table:formula="of:=[.B4]" office:value-type="float" office:value="65536" calcext:value-type="float">
            <text:p>65536</text:p>
          </table:table-cell>
          <table:table-cell table:formula="of:=[.C4]" office:value-type="string" office:string-value="NA" calcext:value-type="string">
            <text:p>NA</text:p>
          </table:table-cell>
          <table:table-cell table:formula="of:=[.D4]" office:value-type="float" office:value="24.711788" calcext:value-type="float">
            <text:p>24.711788</text:p>
          </table:table-cell>
          <table:table-cell table:formula="of:=['virgo-polybench-gemver'.F76]" office:value-type="float" office:value="21.437194" calcext:value-type="float">
            <text:p>21.437194</text:p>
          </table:table-cell>
          <table:table-cell table:formula="of:=100*(([.D88]-[.E88])/[.D88])" office:value-type="float" office:value="13.2511415199904" calcext:value-type="float">
            <text:p>13.25114152</text:p>
          </table:table-cell>
          <table:table-cell table:number-columns-repeated="13"/>
        </table:table-row>
        <table:table-row table:style-name="ro1">
          <table:table-cell table:formula="of:=[.A5]" office:value-type="string" office:string-value="JACOBI-1D" calcext:value-type="string">
            <text:p>JACOBI-1D</text:p>
          </table:table-cell>
          <table:table-cell table:formula="of:=[.B5]" office:value-type="float" office:value="1048576" calcext:value-type="float">
            <text:p>1048576</text:p>
          </table:table-cell>
          <table:table-cell table:formula="of:=[.C5]" office:value-type="float" office:value="8192" calcext:value-type="float">
            <text:p>8192</text:p>
          </table:table-cell>
          <table:table-cell table:formula="of:=[.D5]" office:value-type="float" office:value="236.17544" calcext:value-type="float">
            <text:p>236.17544</text:p>
          </table:table-cell>
          <table:table-cell table:formula="of:=['virgo-polybench-jacobi-1d'.M91]" office:value-type="float" office:value="55.209411" calcext:value-type="float">
            <text:p>55.209411</text:p>
          </table:table-cell>
          <table:table-cell table:formula="of:=100*(([.D89]-[.E89])/[.D89])" office:value-type="float" office:value="76.623559587737" calcext:value-type="float">
            <text:p>76.6235595877</text:p>
          </table:table-cell>
          <table:table-cell table:number-columns-repeated="13"/>
        </table:table-row>
        <table:table-row table:style-name="ro1">
          <table:table-cell table:formula="of:=[.A6]" office:value-type="string" office:string-value="JACOBI-2D" calcext:value-type="string">
            <text:p>JACOBI-2D</text:p>
          </table:table-cell>
          <table:table-cell table:formula="of:=[.B6]" office:value-type="float" office:value="32768" calcext:value-type="float">
            <text:p>32768</text:p>
          </table:table-cell>
          <table:table-cell table:formula="of:=[.C6]" office:value-type="float" office:value="512" calcext:value-type="float">
            <text:p>512</text:p>
          </table:table-cell>
          <table:table-cell table:formula="of:=[.D6]" office:value-type="float" office:value="951.016337" calcext:value-type="float">
            <text:p>951.016337</text:p>
          </table:table-cell>
          <table:table-cell table:formula="of:=['virgo-polybench-jacobi-2d'.G89]" office:value-type="float" office:value="898.4854636" calcext:value-type="float">
            <text:p>898.4854636</text:p>
          </table:table-cell>
          <table:table-cell table:formula="of:=100*(([.D90]-[.E90])/[.D90])" office:value-type="float" office:value="5.5236562566012" calcext:value-type="float">
            <text:p>5.5236562566</text:p>
          </table:table-cell>
          <table:table-cell table:number-columns-repeated="13"/>
        </table:table-row>
        <table:table-row table:style-name="ro1">
          <table:table-cell table:formula="of:=[.A7]" office:value-type="string" office:string-value="FDTD-2D" calcext:value-type="string">
            <text:p>FDTD-2D</text:p>
          </table:table-cell>
          <table:table-cell table:formula="of:=['virgo-polybench-fdtd-2d'.A87]" office:value-type="float" office:value="8192" calcext:value-type="float">
            <text:p>8192</text:p>
          </table:table-cell>
          <table:table-cell table:formula="of:=['virgo-polybench-fdtd-2d'.B87]" office:value-type="float" office:value="8192" calcext:value-type="float">
            <text:p>8192</text:p>
          </table:table-cell>
          <table:table-cell table:formula="of:=[.D7]" office:value-type="float" office:value="2340.1178568" calcext:value-type="float">
            <text:p>2340.1178568</text:p>
          </table:table-cell>
          <table:table-cell table:formula="of:=['virgo-polybench-fdtd-2d'.K87]" office:value-type="float" office:value="2250.9215472" calcext:value-type="float">
            <text:p>2250.9215472</text:p>
          </table:table-cell>
          <table:table-cell table:formula="of:=100*(([.D91]-[.E91])/[.D91])" office:value-type="float" office:value="3.81161612611989" calcext:value-type="float">
            <text:p>3.8116161261</text:p>
          </table:table-cell>
          <table:table-cell table:number-columns-repeated="13"/>
        </table:table-row>
        <table:table-row table:style-name="ro1">
          <table:table-cell table:formula="of:=[.A8]" office:value-type="string" office:string-value="IA" calcext:value-type="string">
            <text:p>IA</text:p>
          </table:table-cell>
          <table:table-cell table:formula="of:=[.B8]" office:value-type="float" office:value="2048" calcext:value-type="float">
            <text:p>2048</text:p>
          </table:table-cell>
          <table:table-cell table:formula="of:=[.C8]" office:value-type="string" office:string-value="NA" calcext:value-type="string">
            <text:p>NA</text:p>
          </table:table-cell>
          <table:table-cell table:formula="of:=[.D8]" office:value-type="float" office:value="1275.482709" calcext:value-type="float">
            <text:p>1275.482709</text:p>
          </table:table-cell>
          <table:table-cell table:formula="of:=['virgo-ia'.H66]" office:value-type="float" office:value="400.4224248" calcext:value-type="float">
            <text:p>400.4224248</text:p>
          </table:table-cell>
          <table:table-cell table:formula="of:=100*(([.D92]-[.E92])/[.D92])" office:value-type="float" office:value="68.6062051665179" calcext:value-type="float">
            <text:p>68.6062051665</text:p>
          </table:table-cell>
          <table:table-cell table:number-columns-repeated="13"/>
        </table:table-row>
        <table:table-row table:style-name="ro1">
          <table:table-cell table:formula="of:=[.A9]" office:value-type="string" office:string-value="LE-LCR" calcext:value-type="string">
            <text:p>LE-LCR</text:p>
          </table:table-cell>
          <table:table-cell table:formula="of:=[.B9]" office:value-type="float" office:value="262144" calcext:value-type="float">
            <text:p>262144</text:p>
          </table:table-cell>
          <table:table-cell table:formula="of:=[.C9]" office:value-type="string" office:string-value="NA" calcext:value-type="string">
            <text:p>NA</text:p>
          </table:table-cell>
          <table:table-cell table:formula="of:=[.D9]" office:value-type="float" office:value="3181.2021744" calcext:value-type="float">
            <text:p>3181.2021744</text:p>
          </table:table-cell>
          <table:table-cell table:formula="of:=['virgo-lcr'.H57]" office:value-type="float" office:value="198.714867" calcext:value-type="float">
            <text:p>198.714867</text:p>
          </table:table-cell>
          <table:table-cell table:formula="of:=100*(([.D93]-[.E93])/[.D93])" office:value-type="float" office:value="93.753466265077" calcext:value-type="float">
            <text:p>93.7534662651</text:p>
          </table:table-cell>
          <table:table-cell table:number-columns-repeated="13"/>
        </table:table-row>
        <table:table-row table:style-name="ro1">
          <table:table-cell table:formula="of:=[.A10]" office:value-type="string" office:string-value="AVG" calcext:value-type="string">
            <text:p>AVG</text:p>
          </table:table-cell>
          <table:table-cell table:number-columns-repeated="4"/>
          <table:table-cell table:formula="of:=AVERAGE([.F86:.F93])" office:value-type="float" office:value="33.9877298115862" calcext:value-type="float">
            <text:p>33.9877298116</text:p>
          </table:table-cell>
          <table:table-cell table:number-columns-repeated="13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5" table:number-rows-spanned="1">
            <text:p>Size = 8192 Tsteps = 8192, For IA size = 4096</text:p>
          </table:table-cell>
          <table:covered-table-cell table:number-columns-repeated="4"/>
          <table:table-cell table:number-columns-repeated="14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5" office:value-type="string" calcext:value-type="string">
            <text:p>Benchmark</text:p>
          </table:table-cell>
          <table:table-cell table:style-name="ce6" office:value-type="string" calcext:value-type="string">
            <text:p>%Improvement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SOR</text:p>
          </table:table-cell>
          <table:table-cell table:formula="of:=['virgo-sor'.I104]" office:value-type="float" office:value="0.139317145616193" calcext:value-type="float">
            <text:p>0.1393171456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3MM</text:p>
          </table:table-cell>
          <table:table-cell table:formula="of:=['virgo-3mm'.G61]" office:value-type="float" office:value="10.2010618556326" calcext:value-type="float">
            <text:p>10.2010618556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GEMVER</text:p>
          </table:table-cell>
          <table:table-cell table:formula="of:=['virgo-polybench-gemver'.G97]" office:value-type="float" office:value="-1.88860363879896" calcext:value-type="float">
            <text:p>-1.8886036388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JACOBI-1D</text:p>
          </table:table-cell>
          <table:table-cell table:formula="of:=['virgo-polybench-jacobi-1d'.J192]" office:value-type="float" office:value="-17.3144572487663" calcext:value-type="float">
            <text:p>-17.3144572488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JACOBI-2D</text:p>
          </table:table-cell>
          <table:table-cell table:formula="of:=['virgo-polybench-jacobi-2d'.H150]" office:value-type="float" office:value="0.235785977596781" calcext:value-type="float">
            <text:p>0.2357859776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FDTD-2D</text:p>
          </table:table-cell>
          <table:table-cell table:formula="of:=['virgo-polybench-fdtd-2d'.H145]" office:value-type="float" office:value="-3.55612841201196" calcext:value-type="float">
            <text:p>-3.556128412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IA</text:p>
          </table:table-cell>
          <table:table-cell table:formula="of:=['virgo-ia'.G82]" office:value-type="float" office:value="31.3935652169918" calcext:value-type="float">
            <text:p>31.393565217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LE-LCR</text:p>
          </table:table-cell>
          <table:table-cell table:formula="of:=['virgo-lcr'.G68]" office:value-type="float" office:value="14.8622185046738" calcext:value-type="float">
            <text:p>14.8622185047</text:p>
          </table:table-cell>
          <table:table-cell table:number-columns-repeated="17"/>
        </table:table-row>
        <table:table-row table:style-name="ro1">
          <table:table-cell table:style-name="ce16" office:value-type="string" calcext:value-type="string">
            <text:p>AVG</text:p>
          </table:table-cell>
          <table:table-cell table:formula="of:=AVERAGE([.B113:.B120])" office:value-type="float" office:value="4.25909492511674" calcext:value-type="float">
            <text:p>4.2590949251</text:p>
          </table:table-cell>
          <table:table-cell table:number-columns-repeated="17"/>
        </table:table-row>
        <table:table-row table:style-name="ro1" table:number-rows-repeated="11">
          <table:table-cell table:number-columns-repeated="19"/>
        </table:table-row>
        <table:table-row table:style-name="ro1">
          <table:table-cell table:style-name="ce16" table:number-columns-repeated="3"/>
          <table:table-cell table:style-name="ce17" office:value-type="string" calcext:value-type="string" table:number-columns-spanned="4" table:number-rows-spanned="1">
            <text:p>Runnig Time</text:p>
          </table:table-cell>
          <table:covered-table-cell table:number-columns-repeated="3" table:style-name="ce16"/>
          <table:table-cell table:style-name="ce17" office:value-type="string" calcext:value-type="string" table:number-columns-spanned="3" table:number-rows-spanned="1">
            <text:p>%improvement w.r.t UWOpenMP</text:p>
          </table:table-cell>
          <table:covered-table-cell table:number-columns-repeated="2" table:style-name="ce16"/>
          <table:table-cell table:style-name="ce17" office:value-type="string" calcext:value-type="string" table:number-columns-spanned="2" table:number-rows-spanned="1">
            <text:p>%improvement w.r.t UWOmp++-naive</text:p>
          </table:table-cell>
          <table:covered-table-cell table:style-name="ce16"/>
          <table:table-cell table:number-columns-repeated="7"/>
        </table:table-row>
        <table:table-row table:style-name="ro1">
          <table:table-cell table:style-name="ce18" office:value-type="string" calcext:value-type="string">
            <text:p>Benchmark</text:p>
          </table:table-cell>
          <table:table-cell table:style-name="ce18" office:value-type="string" calcext:value-type="string">
            <text:p>Size</text:p>
          </table:table-cell>
          <table:table-cell table:style-name="ce18" office:value-type="string" calcext:value-type="string">
            <text:p>Tsteps</text:p>
          </table:table-cell>
          <table:table-cell table:style-name="ce18" office:value-type="string" calcext:value-type="string">
            <text:p>OM-OpenMP</text:p>
          </table:table-cell>
          <table:table-cell table:style-name="ce18" office:value-type="string" calcext:value-type="string">
            <text:p>OMOmp++-naive</text:p>
          </table:table-cell>
          <table:table-cell table:style-name="ce18" office:value-type="string" calcext:value-type="string">
            <text:p>OMOmp++</text:p>
          </table:table-cell>
          <table:table-cell table:style-name="ce18" office:value-type="string" calcext:value-type="string">
            <text:p>OMOmp++-opt</text:p>
          </table:table-cell>
          <table:table-cell table:style-name="ce18" office:value-type="string" calcext:value-type="string">
            <text:p>OMOmp++-naive</text:p>
          </table:table-cell>
          <table:table-cell table:style-name="ce18" office:value-type="string" calcext:value-type="string">
            <text:p>OMOmp++ vs OMOmp</text:p>
          </table:table-cell>
          <table:table-cell table:style-name="ce18" office:value-type="string" calcext:value-type="string">
            <text:p>OMOmp++Opt vs OMOmp</text:p>
          </table:table-cell>
          <table:table-cell table:style-name="ce18" office:value-type="string" calcext:value-type="string">
            <text:p>OMOmp++</text:p>
          </table:table-cell>
          <table:table-cell table:style-name="ce18" office:value-type="string" calcext:value-type="string">
            <text:p>OMOmp++Opt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3MM</text:p>
          </table:table-cell>
          <table:table-cell table:style-name="ce14" table:formula="of:=['virgo-3mm'.A92]" office:value-type="float" office:value="8192" calcext:value-type="float">
            <text:p>8192</text:p>
          </table:table-cell>
          <table:table-cell table:style-name="ce22" office:value-type="string" calcext:value-type="string">
            <text:p>NA</text:p>
          </table:table-cell>
          <table:table-cell table:style-name="ce14" table:formula="of:=['virgo-3mm'.B92]" office:value-type="float" office:value="1906.308177" calcext:value-type="float">
            <text:p>1906.308177</text:p>
          </table:table-cell>
          <table:table-cell table:style-name="ce14" table:formula="of:=['virgo-3mm'.C92]" office:value-type="float" office:value="1808.3171908" calcext:value-type="float">
            <text:p>1808.3171908</text:p>
          </table:table-cell>
          <table:table-cell table:style-name="ce14" table:formula="of:=['virgo-3mm'.D92]" office:value-type="float" office:value="1758.4756508" calcext:value-type="float">
            <text:p>1758.4756508</text:p>
          </table:table-cell>
          <table:table-cell table:style-name="ce14" table:formula="of:=['virgo-3mm'.E92]" office:value-type="float" office:value="1753.0459588" calcext:value-type="float">
            <text:p>1753.0459588</text:p>
          </table:table-cell>
          <table:table-cell table:style-name="ce14" table:formula="of:=['virgo-3mm'.F92]" office:value-type="float" office:value="5.14035387259423" calcext:value-type="float">
            <text:p>5.1403538726</text:p>
          </table:table-cell>
          <table:table-cell table:style-name="ce14" table:formula="of:=['virgo-3mm'.G92]" office:value-type="float" office:value="7.75491224260745" calcext:value-type="float">
            <text:p>7.7549122426</text:p>
          </table:table-cell>
          <table:table-cell table:style-name="ce14" table:formula="of:=['virgo-3mm'.H92]" office:value-type="float" office:value="8.03973985156964" calcext:value-type="float">
            <text:p>8.0397398516</text:p>
          </table:table-cell>
          <table:table-cell table:formula="of:=100*(([.E135]-[.F135])/[.E135])" office:value-type="float" office:value="2.75623879779354" calcext:value-type="float">
            <text:p>2.7562387978</text:p>
          </table:table-cell>
          <table:table-cell table:formula="of:=100*(([.E135]-[.G135])/[.E135])" office:value-type="float" office:value="3.0565009435954" calcext:value-type="float">
            <text:p>3.056500943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GEMVER</text:p>
          </table:table-cell>
          <table:table-cell table:style-name="ce14" table:formula="of:=['virgo-polybench-gemver'.A105]" office:value-type="float" office:value="65536" calcext:value-type="float">
            <text:p>65536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['virgo-polybench-gemver'.B105]" office:value-type="float" office:value="24.23085185" calcext:value-type="float">
            <text:p>24.23085185</text:p>
          </table:table-cell>
          <table:table-cell table:style-name="ce14" table:formula="of:=['virgo-polybench-gemver'.C105]" office:value-type="float" office:value="24.35759015" calcext:value-type="float">
            <text:p>24.35759015</text:p>
          </table:table-cell>
          <table:table-cell table:style-name="ce14" table:formula="of:=['virgo-polybench-gemver'.D105]" office:value-type="float" office:value="23.98888365" calcext:value-type="float">
            <text:p>23.98888365</text:p>
          </table:table-cell>
          <table:table-cell table:style-name="ce14" table:formula="of:=['virgo-polybench-gemver'.E105]" office:value-type="float" office:value="23.5671422" calcext:value-type="float">
            <text:p>23.5671422</text:p>
          </table:table-cell>
          <table:table-cell table:style-name="ce14" table:formula="of:=['virgo-polybench-gemver'.F105]" office:value-type="float" office:value="-0.52304516896297" calcext:value-type="float">
            <text:p>-0.523045169</text:p>
          </table:table-cell>
          <table:table-cell table:style-name="ce14" table:formula="of:=['virgo-polybench-gemver'.G105]" office:value-type="float" office:value="0.998595515741236" calcext:value-type="float">
            <text:p>0.9985955157</text:p>
          </table:table-cell>
          <table:table-cell table:style-name="ce14" table:formula="of:=['virgo-polybench-gemver'.H105]" office:value-type="float" office:value="2.73910985098116" calcext:value-type="float">
            <text:p>2.739109851</text:p>
          </table:table-cell>
          <table:table-cell table:formula="of:=100*(([.E136]-[.F136])/[.E136])" office:value-type="float" office:value="1.51372322848614" calcext:value-type="float">
            <text:p>1.5137232285</text:p>
          </table:table-cell>
          <table:table-cell table:formula="of:=100*(([.E136]-[.G136])/[.E136])" office:value-type="float" office:value="3.2451812561597" calcext:value-type="float">
            <text:p>3.2451812562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JACOBI-1D</text:p>
          </table:table-cell>
          <table:table-cell table:style-name="ce14" table:formula="of:=['virgo-polybench-jacobi-1d'.C277]" office:value-type="float" office:value="262144" calcext:value-type="float">
            <text:p>262144</text:p>
          </table:table-cell>
          <table:table-cell table:style-name="ce14" table:formula="of:=['virgo-polybench-jacobi-1d'.D277]" office:value-type="float" office:value="1024" calcext:value-type="float">
            <text:p>1024</text:p>
          </table:table-cell>
          <table:table-cell table:style-name="ce14" table:formula="of:=['virgo-polybench-jacobi-1d'.E277]" office:value-type="float" office:value="5.6772606" calcext:value-type="float">
            <text:p>5.6772606</text:p>
          </table:table-cell>
          <table:table-cell table:style-name="ce14" table:formula="of:=['virgo-polybench-jacobi-1d'.F277]" office:value-type="float" office:value="51.5689928" calcext:value-type="float">
            <text:p>51.5689928</text:p>
          </table:table-cell>
          <table:table-cell table:style-name="ce14" table:formula="of:=['virgo-polybench-jacobi-1d'.G277]" office:value-type="float" office:value="9.5689302" calcext:value-type="float">
            <text:p>9.5689302</text:p>
          </table:table-cell>
          <table:table-cell table:style-name="ce14" table:formula="of:=['virgo-polybench-jacobi-1d'.H277]" office:value-type="float" office:value="1.052107" calcext:value-type="float">
            <text:p>1.052107</text:p>
          </table:table-cell>
          <table:table-cell table:style-name="ce14" table:formula="of:=['virgo-polybench-jacobi-1d'.I277]" office:value-type="float" office:value="-808.342886356141" calcext:value-type="float">
            <text:p>-808.3428863561</text:p>
          </table:table-cell>
          <table:table-cell table:style-name="ce14" table:formula="of:=['virgo-polybench-jacobi-1d'.J277]" office:value-type="float" office:value="-68.5483699656133" calcext:value-type="float">
            <text:p>-68.5483699656</text:p>
          </table:table-cell>
          <table:table-cell table:style-name="ce14" table:formula="of:=['virgo-polybench-jacobi-1d'.K277]" office:value-type="float" office:value="81.4680516867589" calcext:value-type="float">
            <text:p>81.4680516868</text:p>
          </table:table-cell>
          <table:table-cell table:formula="of:=100*(([.E137]-[.F137])/[.E137])" office:value-type="float" office:value="81.4444113013586" calcext:value-type="float">
            <text:p>81.4444113014</text:p>
          </table:table-cell>
          <table:table-cell table:formula="of:=100*(([.E137]-[.G137])/[.E137])" office:value-type="float" office:value="97.9598069636916" calcext:value-type="float">
            <text:p>97.9598069637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JACOBI-2D</text:p>
          </table:table-cell>
          <table:table-cell table:style-name="ce14" table:formula="of:=['virgo-polybench-jacobi-2d'.A194]" office:value-type="float" office:value="32768" calcext:value-type="float">
            <text:p>32768</text:p>
          </table:table-cell>
          <table:table-cell table:style-name="ce14" table:formula="of:=['virgo-polybench-jacobi-2d'.B194]" office:value-type="float" office:value="1024" calcext:value-type="float">
            <text:p>1024</text:p>
          </table:table-cell>
          <table:table-cell table:style-name="ce14" table:formula="of:=['virgo-polybench-jacobi-2d'.C194]" office:value-type="float" office:value="1798.5552296" calcext:value-type="float">
            <text:p>1798.5552296</text:p>
          </table:table-cell>
          <table:table-cell table:style-name="ce14" table:formula="of:=['virgo-polybench-jacobi-2d'.D194]" office:value-type="float" office:value="1586.1522476" calcext:value-type="float">
            <text:p>1586.1522476</text:p>
          </table:table-cell>
          <table:table-cell table:style-name="ce14" table:formula="of:=['virgo-polybench-jacobi-2d'.E194]" office:value-type="float" office:value="1562.53752" calcext:value-type="float">
            <text:p>1562.53752</text:p>
          </table:table-cell>
          <table:table-cell table:style-name="ce14" table:formula="of:=['virgo-polybench-jacobi-2d'.F194]" office:value-type="float" office:value="1554.205376" calcext:value-type="float">
            <text:p>1554.205376</text:p>
          </table:table-cell>
          <table:table-cell table:style-name="ce14" table:formula="of:=['virgo-polybench-jacobi-2d'.G194]" office:value-type="float" office:value="11.8096446805939" calcext:value-type="float">
            <text:p>11.8096446806</text:p>
          </table:table-cell>
          <table:table-cell table:style-name="ce14" table:formula="of:=['virgo-polybench-jacobi-2d'.H194]" office:value-type="float" office:value="13.1226278579441" calcext:value-type="float">
            <text:p>13.1226278579</text:p>
          </table:table-cell>
          <table:table-cell table:style-name="ce14" table:formula="of:=['virgo-polybench-jacobi-2d'.I194]" office:value-type="float" office:value="13.5858965895834" calcext:value-type="float">
            <text:p>13.5858965896</text:p>
          </table:table-cell>
          <table:table-cell table:formula="of:=100*(([.E138]-[.F138])/[.E138])" office:value-type="float" office:value="1.4888058593197" calcext:value-type="float">
            <text:p>1.4888058593</text:p>
          </table:table-cell>
          <table:table-cell table:formula="of:=100*(([.E138]-[.G138])/[.E138])" office:value-type="float" office:value="2.01411129658826" calcext:value-type="float">
            <text:p>2.0141112966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FDTD-2D</text:p>
          </table:table-cell>
          <table:table-cell table:style-name="ce14" table:formula="of:=['virgo-polybench-fdtd-2d'.A184]" office:value-type="float" office:value="16384" calcext:value-type="float">
            <text:p>16384</text:p>
          </table:table-cell>
          <table:table-cell table:style-name="ce14" table:formula="of:=['virgo-polybench-fdtd-2d'.B184]" office:value-type="float" office:value="1024" calcext:value-type="float">
            <text:p>1024</text:p>
          </table:table-cell>
          <table:table-cell table:style-name="ce14" table:formula="of:=['virgo-polybench-fdtd-2d'.C184]" office:value-type="float" office:value="959.5029884" calcext:value-type="float">
            <text:p>959.5029884</text:p>
          </table:table-cell>
          <table:table-cell table:style-name="ce14" table:formula="of:=['virgo-polybench-fdtd-2d'.D184]" office:value-type="float" office:value="984.2243008" calcext:value-type="float">
            <text:p>984.2243008</text:p>
          </table:table-cell>
          <table:table-cell table:style-name="ce14" table:formula="of:=['virgo-polybench-fdtd-2d'.E184]" office:value-type="float" office:value="943.3924292" calcext:value-type="float">
            <text:p>943.3924292</text:p>
          </table:table-cell>
          <table:table-cell table:style-name="ce14" table:formula="of:=['virgo-polybench-fdtd-2d'.F184]" office:value-type="float" office:value="942.9942676" calcext:value-type="float">
            <text:p>942.9942676</text:p>
          </table:table-cell>
          <table:table-cell table:style-name="ce14" table:formula="of:=['virgo-polybench-fdtd-2d'.G184]" office:value-type="float" office:value="-2.57647059976577" calcext:value-type="float">
            <text:p>-2.5764705998</text:p>
          </table:table-cell>
          <table:table-cell table:style-name="ce14" table:formula="of:=['virgo-polybench-fdtd-2d'.H184]" office:value-type="float" office:value="1.67905252977532" calcext:value-type="float">
            <text:p>1.6790525298</text:p>
          </table:table-cell>
          <table:table-cell table:style-name="ce14" table:formula="of:=['virgo-polybench-fdtd-2d'.I184]" office:value-type="float" office:value="1.7205491801051" calcext:value-type="float">
            <text:p>1.7205491801</text:p>
          </table:table-cell>
          <table:table-cell table:formula="of:=100*(([.E139]-[.F139])/[.E139])" office:value-type="float" office:value="4.14863477428986" calcext:value-type="float">
            <text:p>4.1486347743</text:p>
          </table:table-cell>
          <table:table-cell table:formula="of:=100*(([.E139]-[.G139])/[.E139])" office:value-type="float" office:value="4.18908913003747" calcext:value-type="float">
            <text:p>4.1890891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IA</text:p>
          </table:table-cell>
          <table:table-cell table:style-name="ce14" table:formula="of:=['virgo-ia'.A86]" office:value-type="float" office:value="512" calcext:value-type="float">
            <text:p>512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['virgo-ia'.B86]" office:value-type="float" office:value="68.4870811" calcext:value-type="float">
            <text:p>68.4870811</text:p>
          </table:table-cell>
          <table:table-cell table:style-name="ce14" table:formula="of:=['virgo-ia'.C86]" office:value-type="float" office:value="106.1558387" calcext:value-type="float">
            <text:p>106.1558387</text:p>
          </table:table-cell>
          <table:table-cell table:style-name="ce14" table:formula="of:=['virgo-ia'.D86]" office:value-type="float" office:value="17.5124014" calcext:value-type="float">
            <text:p>17.5124014</text:p>
          </table:table-cell>
          <table:table-cell table:style-name="ce14" table:formula="of:=['virgo-ia'.E86]" office:value-type="float" office:value="13.9517791" calcext:value-type="float">
            <text:p>13.9517791</text:p>
          </table:table-cell>
          <table:table-cell table:style-name="ce14" table:formula="of:=['virgo-ia'.F86]" office:value-type="float" office:value="-55.0012600843636" calcext:value-type="float">
            <text:p>-55.0012600844</text:p>
          </table:table-cell>
          <table:table-cell table:style-name="ce14" table:formula="of:=['virgo-ia'.G86]" office:value-type="float" office:value="74.4296280134503" calcext:value-type="float">
            <text:p>74.4296280135</text:p>
          </table:table-cell>
          <table:table-cell table:style-name="ce14" table:formula="of:=['virgo-ia'.H86]" office:value-type="float" office:value="79.6285972829991" calcext:value-type="float">
            <text:p>79.628597283</text:p>
          </table:table-cell>
          <table:table-cell table:formula="of:=100*(([.E140]-[.F140])/[.E140])" office:value-type="float" office:value="83.5031199277784" calcext:value-type="float">
            <text:p>83.5031199278</text:p>
          </table:table-cell>
          <table:table-cell table:formula="of:=100*(([.E140]-[.G140])/[.E140])" office:value-type="float" office:value="86.8572663822777" calcext:value-type="float">
            <text:p>86.8572663823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SOR</text:p>
          </table:table-cell>
          <table:table-cell table:style-name="ce14" table:formula="of:=['virgo-sor'.B140]" office:value-type="float" office:value="32768" calcext:value-type="float">
            <text:p>32768</text:p>
          </table:table-cell>
          <table:table-cell table:style-name="ce14" table:formula="of:=['virgo-sor'.C140]" office:value-type="float" office:value="1024" calcext:value-type="float">
            <text:p>1024</text:p>
          </table:table-cell>
          <table:table-cell table:style-name="ce14" table:formula="of:=['virgo-sor'.D140]" office:value-type="float" office:value="1205.5020242" calcext:value-type="float">
            <text:p>1205.5020242</text:p>
          </table:table-cell>
          <table:table-cell table:style-name="ce14" table:formula="of:=['virgo-sor'.E140]" office:value-type="float" office:value="1181.3459316" calcext:value-type="float">
            <text:p>1181.3459316</text:p>
          </table:table-cell>
          <table:table-cell table:style-name="ce14" table:formula="of:=['virgo-sor'.F140]" office:value-type="float" office:value="1110.5363946" calcext:value-type="float">
            <text:p>1110.5363946</text:p>
          </table:table-cell>
          <table:table-cell table:style-name="ce14" table:formula="of:=['virgo-sor'.G140]" office:value-type="float" office:value="1110.7235152" calcext:value-type="float">
            <text:p>1110.7235152</text:p>
          </table:table-cell>
          <table:table-cell table:style-name="ce14" table:formula="of:=['virgo-sor'.H140]" office:value-type="float" office:value="2.00382016081894" calcext:value-type="float">
            <text:p>2.0038201608</text:p>
          </table:table-cell>
          <table:table-cell table:style-name="ce14" table:formula="of:=['virgo-sor'.I140]" office:value-type="float" office:value="7.87768313064605" calcext:value-type="float">
            <text:p>7.8776831306</text:p>
          </table:table-cell>
          <table:table-cell table:style-name="ce14" table:formula="of:=['virgo-sor'.J140]" office:value-type="float" office:value="7.86216091697542" calcext:value-type="float">
            <text:p>7.862160917</text:p>
          </table:table-cell>
          <table:table-cell table:formula="of:=100*(([.E141]-[.F141])/[.E141])" office:value-type="float" office:value="5.99397137670729" calcext:value-type="float">
            <text:p>5.9939713767</text:p>
          </table:table-cell>
          <table:table-cell table:formula="of:=100*(([.E141]-[.G141])/[.E141])" office:value-type="float" office:value="5.97813176571827" calcext:value-type="float">
            <text:p>5.9781317657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LE-LCR</text:p>
          </table:table-cell>
          <table:table-cell table:style-name="ce14" table:formula="of:=['virgo-lcr'.A78]" office:value-type="float" office:value="131072" calcext:value-type="float">
            <text:p>131072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['virgo-lcr'.B78]" office:value-type="float" office:value="775.9834296" calcext:value-type="float">
            <text:p>775.9834296</text:p>
          </table:table-cell>
          <table:table-cell table:style-name="ce14" table:formula="of:=['virgo-lcr'.C78]" office:value-type="float" office:value="2684.5697204" calcext:value-type="float">
            <text:p>2684.5697204</text:p>
          </table:table-cell>
          <table:table-cell table:style-name="ce14" table:formula="of:=['virgo-lcr'.D78]" office:value-type="float" office:value="769.0256496" calcext:value-type="float">
            <text:p>769.0256496</text:p>
          </table:table-cell>
          <table:table-cell table:style-name="ce14" table:formula="of:=['virgo-lcr'.E78]" office:value-type="float" office:value="72.3407624" calcext:value-type="float">
            <text:p>72.3407624</text:p>
          </table:table-cell>
          <table:table-cell table:style-name="ce14" table:formula="of:=['virgo-lcr'.F78]" office:value-type="float" office:value="-245.957093669362" calcext:value-type="float">
            <text:p>-245.9570936694</text:p>
          </table:table-cell>
          <table:table-cell table:style-name="ce14" table:formula="of:=['virgo-lcr'.G78]" office:value-type="float" office:value="0.896640280525917" calcext:value-type="float">
            <text:p>0.8966402805</text:p>
          </table:table-cell>
          <table:table-cell table:style-name="ce14" table:formula="of:=['virgo-lcr'.H78]" office:value-type="float" office:value="90.6775377359166" calcext:value-type="float">
            <text:p>90.6775377359</text:p>
          </table:table-cell>
          <table:table-cell table:formula="of:=100*(([.E142]-[.F142])/[.E142])" office:value-type="float" office:value="71.3538581711554" calcext:value-type="float">
            <text:p>71.3538581712</text:p>
          </table:table-cell>
          <table:table-cell table:formula="of:=100*(([.E142]-[.G142])/[.E142])" office:value-type="float" office:value="97.3053125850938" calcext:value-type="float">
            <text:p>97.3053125851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KPDP</text:p>
          </table:table-cell>
          <table:table-cell table:style-name="ce14" table:formula="of:=['virgo-knapsack'.A8]" office:value-type="float" office:value="131072" calcext:value-type="float">
            <text:p>131072</text:p>
          </table:table-cell>
          <table:table-cell table:style-name="ce14" office:value-type="string" calcext:value-type="string">
            <text:p>NA</text:p>
          </table:table-cell>
          <table:table-cell table:style-name="ce14" table:formula="of:=['virgo-knapsack'.C8]" office:value-type="float" office:value="11.536388" calcext:value-type="float">
            <text:p>11.536388</text:p>
          </table:table-cell>
          <table:table-cell table:style-name="ce14" table:formula="of:=['virgo-knapsack'.D8]" office:value-type="float" office:value="13.0143254" calcext:value-type="float">
            <text:p>13.0143254</text:p>
          </table:table-cell>
          <table:table-cell table:style-name="ce14" table:formula="of:=['virgo-knapsack'.E8]" office:value-type="float" office:value="2.8937792" calcext:value-type="float">
            <text:p>2.8937792</text:p>
          </table:table-cell>
          <table:table-cell table:style-name="ce14" table:formula="of:=['virgo-knapsack'.F8]" office:value-type="float" office:value="0.326638" calcext:value-type="float">
            <text:p>0.326638</text:p>
          </table:table-cell>
          <table:table-cell table:style-name="ce14" table:formula="of:=['virgo-knapsack'.G8]" office:value-type="float" office:value="-12.8110930388264" calcext:value-type="float">
            <text:p>-12.8110930388</text:p>
          </table:table-cell>
          <table:table-cell table:style-name="ce14" table:formula="of:=['virgo-knapsack'.H8]" office:value-type="float" office:value="74.9160725176719" calcext:value-type="float">
            <text:p>74.9160725177</text:p>
          </table:table-cell>
          <table:table-cell table:style-name="ce14" table:formula="of:=['virgo-knapsack'.I8]" office:value-type="float" office:value="97.168628517002" calcext:value-type="float">
            <text:p>97.168628517</text:p>
          </table:table-cell>
          <table:table-cell table:formula="of:=100*(([.E143]-[.F143])/[.E143])" office:value-type="float" office:value="77.7646623158815" calcext:value-type="float">
            <text:p>77.7646623159</text:p>
          </table:table-cell>
          <table:table-cell table:formula="of:=100*(([.E143]-[.G143])/[.E143])" office:value-type="float" office:value="97.4901657215364" calcext:value-type="float">
            <text:p>97.4901657215</text:p>
          </table:table-cell>
          <table:table-cell table:number-columns-repeated="7"/>
        </table:table-row>
        <table:table-row table:style-name="ro1">
          <table:table-cell table:style-name="ce14" office:value-type="string" calcext:value-type="string">
            <text:p>AVG</text:p>
          </table:table-cell>
          <table:table-cell table:style-name="ce14" table:number-columns-repeated="6"/>
          <table:table-cell table:style-name="ce14" table:formula="of:=AVERAGE([.H135:.H142])" office:value-type="float" office:value="-136.680867145574" calcext:value-type="float">
            <text:p>-136.6808671456</text:p>
          </table:table-cell>
          <table:table-cell table:style-name="ce14" table:formula="of:=AVERAGE([.I135:.I142])" office:value-type="float" office:value="4.77634620063462" calcext:value-type="float">
            <text:p>4.7763462006</text:p>
          </table:table-cell>
          <table:table-cell table:style-name="ce14" table:formula="of:=AVERAGE([.J135:.J142])" office:value-type="float" office:value="35.7152053868612" calcext:value-type="float">
            <text:p>35.7152053869</text:p>
          </table:table-cell>
          <table:table-cell table:style-name="ce14" table:formula="of:=AVERAGE([.K135:.K142])" office:value-type="float" office:value="31.5253454296111" calcext:value-type="float">
            <text:p>31.5253454296</text:p>
          </table:table-cell>
          <table:table-cell table:style-name="ce14" table:formula="of:=AVERAGE([.L135:.L142])" office:value-type="float" office:value="37.5756750403953" calcext:value-type="float">
            <text:p>37.5756750404</text:p>
          </table:table-cell>
          <table:table-cell table:number-columns-repeated="7"/>
        </table:table-row>
        <table:table-row table:style-name="ro1" table:number-rows-repeated="9">
          <table:table-cell table:number-columns-repeated="19"/>
        </table:table-row>
        <table:table-row table:style-name="ro1">
          <table:table-cell table:style-name="ce7" office:value-type="string" calcext:value-type="string" table:number-columns-spanned="7" table:number-rows-spanned="1">
            <text:p>UW-OpenMP-opt and UWOmp++ vs UWOpenp (Time Plot)</text:p>
          </table:table-cell>
          <table:covered-table-cell table:number-columns-repeated="6"/>
          <table:table-cell table:style-name="ce7" office:value-type="string" calcext:value-type="string" table:number-columns-spanned="4" table:number-rows-spanned="1">
            <text:p>UWOmp++ and UWOmp++-opt vs UWOmp++-naive (Time Plot)</text:p>
          </table:table-cell>
          <table:covered-table-cell table:style-name="ce7"/>
          <table:covered-table-cell table:number-columns-repeated="2" table:style-name="ce6"/>
          <table:table-cell table:number-columns-repeated="8"/>
        </table:table-row>
        <table:table-row table:style-name="ro1" table:number-rows-repeated="23">
          <table:table-cell table:number-columns-repeated="19"/>
        </table:table-row>
        <table:table-row table:style-name="ro1">
          <table:table-cell table:style-name="ce7"/>
          <table:table-cell table:number-columns-repeated="18"/>
        </table:table-row>
        <table:table-row table:style-name="ro1" table:number-rows-repeated="19">
          <table:table-cell table:number-columns-repeated="19"/>
        </table:table-row>
        <table:table-row table:style-name="ro1">
          <table:table-cell table:number-columns-repeated="7"/>
          <table:table-cell table:style-name="ce7"/>
          <table:table-cell table:number-columns-repeated="11"/>
        </table:table-row>
      </table:table>
      <table:table table:name="k2-3mm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ce24"/>
        <table:table-column table:style-name="co5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/>
        </table:table-row>
        <table:table-row table:style-name="ro1">
          <table:table-cell table:style-name="ce8" office:value-type="float" office:value="8192" calcext:value-type="float">
            <text:p>8192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1075.2849846" calcext:value-type="float">
            <text:p>1075.2849846</text:p>
          </table:table-cell>
          <table:table-cell table:style-name="ce8" office:value-type="float" office:value="1057.1667862" calcext:value-type="float">
            <text:p>1057.1667862</text:p>
          </table:table-cell>
          <table:table-cell table:style-name="ce8" table:formula="of:=100*(([.E2]-[.F2])/[.E2])" office:value-type="float" office:value="1.68496711657699" calcext:value-type="float">
            <text:p>1.6849671166</text:p>
          </table:table-cell>
          <table:table-cell/>
        </table:table-row>
        <table:table-row table:style-name="ro1">
          <table:table-cell table:style-name="ce24" office:value-type="float" office:value="8192" calcext:value-type="float">
            <text:p>8192</text:p>
          </table:table-cell>
          <table:table-cell table:style-name="ce24" office:value-type="float" office:value="5" calcext:value-type="float">
            <text:p>5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1750.3321034" calcext:value-type="float">
            <text:p>1750.3321034</text:p>
          </table:table-cell>
          <table:table-cell table:style-name="ce24" office:value-type="float" office:value="1719.6631828" calcext:value-type="float">
            <text:p>1719.6631828</text:p>
          </table:table-cell>
          <table:table-cell table:formula="of:=100*(([.E3]-[.F3])/[.E3])" office:value-type="float" office:value="1.75217723199078" calcext:value-type="float">
            <text:p>1.752177232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123.867295" calcext:value-type="float">
            <text:p>7123.867295</text:p>
          </table:table-cell>
          <table:table-cell office:value-type="float" office:value="7078.663624" calcext:value-type="float">
            <text:p>7078.663624</text:p>
          </table:table-cell>
          <table:table-cell table:formula="of:=100*(([.E4]-[.F4])/[.E4])" office:value-type="float" office:value="0.634538364179343" calcext:value-type="float">
            <text:p>0.6345383642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18.651641" calcext:value-type="float">
            <text:p>5418.651641</text:p>
          </table:table-cell>
          <table:table-cell office:value-type="float" office:value="5375.024835" calcext:value-type="float">
            <text:p>5375.024835</text:p>
          </table:table-cell>
          <table:table-cell table:formula="of:=100*(([.E5]-[.F5])/[.E5])" office:value-type="float" office:value="0.805122914156352" calcext:value-type="float">
            <text:p>0.8051229142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97.966953" calcext:value-type="float">
            <text:p>3097.966953</text:p>
          </table:table-cell>
          <table:table-cell office:value-type="float" office:value="3110.610075" calcext:value-type="float">
            <text:p>3110.610075</text:p>
          </table:table-cell>
          <table:table-cell table:formula="of:=100*(([.E6]-[.F6])/[.E6])" office:value-type="float" office:value="-0.408110292711697" calcext:value-type="float">
            <text:p>-0.4081102927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961.014337" calcext:value-type="float">
            <text:p>1961.014337</text:p>
          </table:table-cell>
          <table:table-cell office:value-type="float" office:value="2061.980049" calcext:value-type="float">
            <text:p>2061.980049</text:p>
          </table:table-cell>
          <table:table-cell table:formula="of:=100*(([.E7]-[.F7])/[.E7])" office:value-type="float" office:value="-5.14864731455554" calcext:value-type="float">
            <text:p>-5.1486473146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338.124026" calcext:value-type="float">
            <text:p>1338.124026</text:p>
          </table:table-cell>
          <table:table-cell office:value-type="float" office:value="1497.128288" calcext:value-type="float">
            <text:p>1497.128288</text:p>
          </table:table-cell>
          <table:table-cell table:formula="of:=100*(([.E8]-[.F8])/[.E8])" office:value-type="float" office:value="-11.8826251461387" calcext:value-type="float">
            <text:p>-11.8826251461</text:p>
          </table:table-cell>
          <table:table-cell/>
        </table:table-row>
        <table:table-row table:style-name="ro1" table:number-rows-repeated="5">
          <table:table-cell table:number-columns-repeated="6"/>
          <table:table-cell table:style-name="Default"/>
          <table:table-cell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1680.5585494" calcext:value-type="float">
            <text:p>1680.5585494</text:p>
          </table:table-cell>
          <table:table-cell office:value-type="float" office:value="1669.6383324" calcext:value-type="float">
            <text:p>1669.6383324</text:p>
          </table:table-cell>
          <table:table-cell office:value-type="float" office:value="1660.3002584" calcext:value-type="float">
            <text:p>1660.3002584</text:p>
          </table:table-cell>
          <table:table-cell office:value-type="float" office:value="1617.1576392" calcext:value-type="float">
            <text:p>1617.1576392</text:p>
          </table:table-cell>
          <table:table-cell table:formula="of:=100*(([.B15]-[.C15])/[.B15])" office:value-type="float" office:value="0.649796878775729" calcext:value-type="float">
            <text:p>0.6497968788</text:p>
          </table:table-cell>
          <table:table-cell table:style-name="Default" table:formula="of:=100*(([.B15]-[.D15])/[.B15])" office:value-type="float" office:value="1.20544987898414" calcext:value-type="float">
            <text:p>1.205449879</text:p>
          </table:table-cell>
          <table:table-cell table:formula="of:=100*(([.B15]-[.E15])/[.B15])" office:value-type="float" office:value="3.77260942337508" calcext:value-type="float">
            <text:p>3.7726094234</text:p>
          </table:table-cell>
        </table:table-row>
      </table:table>
      <table:table table:name="k2-ia" table:style-name="ta1">
        <table:table-column table:style-name="co29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37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 office:value-type="string" calcext:value-type="string">
            <text:p>ntask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35.332638" calcext:value-type="float">
            <text:p>1435.332638</text:p>
          </table:table-cell>
          <table:table-cell office:value-type="float" office:value="502.230101" calcext:value-type="float">
            <text:p>502.230101</text:p>
          </table:table-cell>
          <table:table-cell table:style-name="ce25" table:formula="of:=100*(([.E2]-[.F2])/[.E2])" office:value-type="float" office:value="65.0094976102676" calcext:value-type="float">
            <text:p>65.0094976103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30.448332" calcext:value-type="float">
            <text:p>1130.448332</text:p>
          </table:table-cell>
          <table:table-cell office:value-type="float" office:value="593.672596" calcext:value-type="float">
            <text:p>593.672596</text:p>
          </table:table-cell>
          <table:table-cell table:style-name="ce25" table:formula="of:=100*(([.E3]-[.F3])/[.E3])" office:value-type="float" office:value="47.4834382788934" calcext:value-type="float">
            <text:p>47.4834382789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46.988496" calcext:value-type="float">
            <text:p>1246.988496</text:p>
          </table:table-cell>
          <table:table-cell office:value-type="float" office:value="1579.833362" calcext:value-type="float">
            <text:p>1579.833362</text:p>
          </table:table-cell>
          <table:table-cell table:style-name="ce25" table:formula="of:=100*(([.E4]-[.F4])/[.E4])" office:value-type="float" office:value="-26.6918954800045" calcext:value-type="float">
            <text:p>-26.6918954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885.291726" calcext:value-type="float">
            <text:p>1885.291726</text:p>
          </table:table-cell>
          <table:table-cell office:value-type="float" office:value="2236.184381" calcext:value-type="float">
            <text:p>2236.184381</text:p>
          </table:table-cell>
          <table:table-cell table:style-name="ce25" table:formula="of:=100*(([.E5]-[.F5])/[.E5])" office:value-type="float" office:value="-18.6121145157988" calcext:value-type="float">
            <text:p>-18.6121145158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833.432356" calcext:value-type="float">
            <text:p>1833.432356</text:p>
          </table:table-cell>
          <table:table-cell office:value-type="float" office:value="1036.660657" calcext:value-type="float">
            <text:p>1036.660657</text:p>
          </table:table-cell>
          <table:table-cell table:style-name="ce25" table:formula="of:=100*(([.E6]-[.F6])/[.E6])" office:value-type="float" office:value="43.4579272255409" calcext:value-type="float">
            <text:p>43.4579272255</text:p>
          </table:table-cell>
          <table:table-cell/>
        </table:table-row>
        <table:table-row table:style-name="ro1">
          <table:table-cell table:style-name="ce8" office:value-type="float" office:value="2048" calcext:value-type="float">
            <text:p>2048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2255.6540474" calcext:value-type="float">
            <text:p>2255.6540474</text:p>
          </table:table-cell>
          <table:table-cell table:style-name="ce8" office:value-type="float" office:value="699.7265694" calcext:value-type="float">
            <text:p>699.7265694</text:p>
          </table:table-cell>
          <table:table-cell table:style-name="ce8" table:formula="of:=100*(([.E7]-[.F7])/[.E7])" office:value-type="float" office:value="68.9789943539194" calcext:value-type="float">
            <text:p>68.9789943539</text:p>
          </table:table-cell>
          <table:table-cell/>
        </table:table-row>
        <table:table-row table:style-name="ro1">
          <table:table-cell table:style-name="ce24" office:value-type="float" office:value="2048" calcext:value-type="float">
            <text:p>2048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51.8017206" calcext:value-type="float">
            <text:p>3551.8017206</text:p>
          </table:table-cell>
          <table:table-cell table:style-name="ce24" office:value-type="float" office:value="1868.795748" calcext:value-type="float">
            <text:p>1868.795748</text:p>
          </table:table-cell>
          <table:table-cell table:style-name="ce24" table:formula="of:=100*(([.E8]-[.F8])/[.E8])" office:value-type="float" office:value="47.3845700011568" calcext:value-type="float">
            <text:p>47.3845700012</text:p>
          </table:table-cell>
          <table:table-cell/>
        </table:table-row>
        <table:table-row table:style-name="ro1" table:number-rows-repeated="12"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0.2768864" calcext:value-type="float">
            <text:p>180.2768864</text:p>
          </table:table-cell>
          <table:table-cell office:value-type="float" office:value="1806.7397882" calcext:value-type="float">
            <text:p>1806.7397882</text:p>
          </table:table-cell>
          <table:table-cell office:value-type="float" office:value="14.270811" calcext:value-type="float">
            <text:p>14.270811</text:p>
          </table:table-cell>
          <table:table-cell office:value-type="float" office:value="11.8696254" calcext:value-type="float">
            <text:p>11.8696254</text:p>
          </table:table-cell>
          <table:table-cell table:formula="of:=100*(([.B22]-[.C22])/[.B22])" office:value-type="float" office:value="-902.202680709267" calcext:value-type="float">
            <text:p>-902.2026807093</text:p>
          </table:table-cell>
          <table:table-cell table:formula="of:=100*(([.B22]-[.D22])/[.B22])" office:value-type="float" office:value="92.0839485943108" calcext:value-type="float">
            <text:p>92.0839485943</text:p>
          </table:table-cell>
          <table:table-cell table:formula="of:=100*(([.B22]-[.E22])/[.B22])" office:value-type="float" office:value="93.4158917224344" calcext:value-type="float">
            <text:p>93.4158917224</text:p>
          </table:table-cell>
        </table:table-row>
      </table:table>
      <table:table table:name="k2-polybench-jacobi-2d" table:style-name="ta1">
        <table:shapes>
          <draw:frame draw:z-index="0" draw:style-name="gr1" draw:text-style-name="P1" svg:width="15.987cm" svg:height="8.34cm" svg:x="0.714cm" svg:y="3.48cm">
            <draw:object draw:notify-on-update-of-ranges="'k2-polybench-jacobi-2d'.G2:'k2-polybench-jacobi-2d'.G6 'k2-polybench-jacobi-2d'.J1:'k2-polybench-jacobi-2d'.J1 'k2-polybench-jacobi-2d'.J2:'k2-polybench-jacobi-2d'.J6 'k2-polybench-jacobi-2d'.K1:'k2-polybench-jacobi-2d'.K1 'k2-polybench-jacobi-2d'.K2:'k2-polybench-jacobi-2d'.K6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1" draw:text-style-name="P1" svg:width="15.987cm" svg:height="7.915cm" svg:x="17.526cm" svg:y="3.719cm">
            <draw:object draw:notify-on-update-of-ranges="'k2-polybench-jacobi-2d'.G2:'k2-polybench-jacobi-2d'.G6 'k2-polybench-jacobi-2d'.L1:'k2-polybench-jacobi-2d'.L1 'k2-polybench-jacobi-2d'.L2:'k2-polybench-jacobi-2d'.L6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2" draw:style-name="gr1" draw:text-style-name="P1" svg:width="16.667cm" svg:height="8.075cm" svg:x="34.131cm" svg:y="4.223cm">
            <draw:object draw:notify-on-update-of-ranges="'k2-polybench-jacobi-2d'.V2:'k2-polybench-jacobi-2d'.V8 'k2-polybench-jacobi-2d'.Y1:'k2-polybench-jacobi-2d'.Y1 'k2-polybench-jacobi-2d'.Y2:'k2-polybench-jacobi-2d'.Y8 'k2-polybench-jacobi-2d'.Z1:'k2-polybench-jacobi-2d'.Z1 'k2-polybench-jacobi-2d'.Z2:'k2-polybench-jacobi-2d'.Z8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draw:text-style-name="P1" svg:width="15.981cm" svg:height="8.127cm" svg:x="51.924cm" svg:y="4.33cm">
            <draw:object draw:notify-on-update-of-ranges="'k2-polybench-jacobi-2d'.V2:'k2-polybench-jacobi-2d'.V8 'k2-polybench-jacobi-2d'.AA1:'k2-polybench-jacobi-2d'.AA1 'k2-polybench-jacobi-2d'.AA2:'k2-polybench-jacobi-2d'.AA8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draw:text-style-name="P1" svg:width="15.981cm" svg:height="8.208cm" svg:x="69.003cm" svg:y="7.889cm">
            <draw:object draw:notify-on-update-of-ranges="'k2-polybench-jacobi-2d'.AM2:'k2-polybench-jacobi-2d'.AM9 'k2-polybench-jacobi-2d'.AP1:'k2-polybench-jacobi-2d'.AP1 'k2-polybench-jacobi-2d'.AP2:'k2-polybench-jacobi-2d'.AP9 'k2-polybench-jacobi-2d'.AQ1:'k2-polybench-jacobi-2d'.AQ1 'k2-polybench-jacobi-2d'.AQ2:'k2-polybench-jacobi-2d'.AQ9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15.981cm" svg:height="7.544cm" svg:x="86.246cm" svg:y="7.915cm">
            <draw:object draw:notify-on-update-of-ranges="'k2-polybench-jacobi-2d'.AM2:'k2-polybench-jacobi-2d'.AM9 'k2-polybench-jacobi-2d'.AR1:'k2-polybench-jacobi-2d'.AR1 'k2-polybench-jacobi-2d'.AR2:'k2-polybench-jacobi-2d'.AR9" xlink:href="./Object 18" xlink:type="simple" xlink:show="embed" xlink:actuate="onLoad"/>
            <draw:image xlink:href="./ObjectReplacements/Object 18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column table:style-name="co9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1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number-columns-repeated="8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 table:number-columns-repeated="10"/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</table:table-row>
        <table:table-row table:style-name="ro1">
          <table:table-cell table:number-columns-repeated="5"/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06.071591" calcext:value-type="float">
            <text:p>106.071591</text:p>
          </table:table-cell>
          <table:table-cell table:style-name="ce9" office:value-type="float" office:value="104.537742" calcext:value-type="float">
            <text:p>104.537742</text:p>
          </table:table-cell>
          <table:table-cell table:style-name="ce9" table:formula="of:=100*(([.J2]-[.K2])/[.J2])" office:value-type="float" office:value="1.44605071493648" calcext:value-type="float">
            <text:p>1.4460507149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2.832804" calcext:value-type="float">
            <text:p>122.832804</text:p>
          </table:table-cell>
          <table:table-cell office:value-type="float" office:value="126.09908" calcext:value-type="float">
            <text:p>126.09908</text:p>
          </table:table-cell>
          <table:table-cell table:formula="of:=100*(([.Y2]-[.Z2])/[.Y2])" office:value-type="float" office:value="-2.65912353511038" calcext:value-type="float">
            <text:p>-2.6591235351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79.659558" calcext:value-type="float">
            <text:p>179.659558</text:p>
          </table:table-cell>
          <table:table-cell office:value-type="float" office:value="179.894808" calcext:value-type="float">
            <text:p>179.894808</text:p>
          </table:table-cell>
          <table:table-cell table:formula="of:=100*(([.AP2]-[.AQ2])/[.AP2])" office:value-type="float" office:value="-0.130942101059832" calcext:value-type="float">
            <text:p>-0.1309421011</text:p>
          </table:table-cell>
        </table:table-row>
        <table:table-row table:style-name="ro1">
          <table:table-cell table:number-columns-repeated="5"/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10.179086" calcext:value-type="float">
            <text:p>210.179086</text:p>
          </table:table-cell>
          <table:table-cell table:style-name="ce9" office:value-type="float" office:value="208.01678" calcext:value-type="float">
            <text:p>208.01678</text:p>
          </table:table-cell>
          <table:table-cell table:style-name="ce9" table:formula="of:=100*(([.J3]-[.K3])/[.J3])" office:value-type="float" office:value="1.02879217963675" calcext:value-type="float">
            <text:p>1.0287921796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4.064558" calcext:value-type="float">
            <text:p>234.064558</text:p>
          </table:table-cell>
          <table:table-cell office:value-type="float" office:value="249.027306" calcext:value-type="float">
            <text:p>249.027306</text:p>
          </table:table-cell>
          <table:table-cell table:formula="of:=100*(([.Y3]-[.Z3])/[.Y3])" office:value-type="float" office:value="-6.39257311224368" calcext:value-type="float">
            <text:p>-6.3925731122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58.480932" calcext:value-type="float">
            <text:p>358.480932</text:p>
          </table:table-cell>
          <table:table-cell office:value-type="float" office:value="355.909782" calcext:value-type="float">
            <text:p>355.909782</text:p>
          </table:table-cell>
          <table:table-cell table:formula="of:=100*(([.AP3]-[.AQ3])/[.AP3])" office:value-type="float" office:value="0.717234801208336" calcext:value-type="float">
            <text:p>0.7172348012</text:p>
          </table:table-cell>
        </table:table-row>
        <table:table-row table:style-name="ro1">
          <table:table-cell table:number-columns-repeated="5"/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19.199084" calcext:value-type="float">
            <text:p>419.199084</text:p>
          </table:table-cell>
          <table:table-cell table:style-name="ce9" office:value-type="float" office:value="416.079641" calcext:value-type="float">
            <text:p>416.079641</text:p>
          </table:table-cell>
          <table:table-cell table:style-name="ce9" table:formula="of:=100*(([.J4]-[.K4])/[.J4])" office:value-type="float" office:value="0.744143563061804" calcext:value-type="float">
            <text:p>0.7441435631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97.709058" calcext:value-type="float">
            <text:p>497.709058</text:p>
          </table:table-cell>
          <table:table-cell office:value-type="float" office:value="490.336295" calcext:value-type="float">
            <text:p>490.336295</text:p>
          </table:table-cell>
          <table:table-cell table:formula="of:=100*(([.Y4]-[.Z4])/[.Y4])" office:value-type="float" office:value="1.48133992771336" calcext:value-type="float">
            <text:p>1.4813399277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22.433121" calcext:value-type="float">
            <text:p>722.433121</text:p>
          </table:table-cell>
          <table:table-cell office:value-type="float" office:value="710.63257" calcext:value-type="float">
            <text:p>710.63257</text:p>
          </table:table-cell>
          <table:table-cell table:formula="of:=100*(([.AP4]-[.AQ4])/[.AP4])" office:value-type="float" office:value="1.63344545771456" calcext:value-type="float">
            <text:p>1.6334454577</text:p>
          </table:table-cell>
        </table:table-row>
        <table:table-row table:style-name="ro1">
          <table:table-cell table:number-columns-repeated="5"/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256" calcext:value-type="float">
            <text:p>25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37.585452" calcext:value-type="float">
            <text:p>837.585452</text:p>
          </table:table-cell>
          <table:table-cell table:style-name="ce9" office:value-type="float" office:value="836.983632" calcext:value-type="float">
            <text:p>836.983632</text:p>
          </table:table-cell>
          <table:table-cell table:style-name="ce9" table:formula="of:=100*(([.J5]-[.K5])/[.J5])" office:value-type="float" office:value="0.0718517732803326" calcext:value-type="float">
            <text:p>0.0718517733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96.121325" calcext:value-type="float">
            <text:p>996.121325</text:p>
          </table:table-cell>
          <table:table-cell office:value-type="float" office:value="1006.909539" calcext:value-type="float">
            <text:p>1006.909539</text:p>
          </table:table-cell>
          <table:table-cell table:formula="of:=100*(([.Y5]-[.Z5])/[.Y5])" office:value-type="float" office:value="-1.08302209070768" calcext:value-type="float">
            <text:p>-1.0830220907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445.97849" calcext:value-type="float">
            <text:p>1445.97849</text:p>
          </table:table-cell>
          <table:table-cell office:value-type="float" office:value="1423.630102" calcext:value-type="float">
            <text:p>1423.630102</text:p>
          </table:table-cell>
          <table:table-cell table:formula="of:=100*(([.AP5]-[.AQ5])/[.AP5])" office:value-type="float" office:value="1.54555466450956" calcext:value-type="float">
            <text:p>1.5455546645</text:p>
          </table:table-cell>
        </table:table-row>
        <table:table-row table:style-name="ro1">
          <table:table-cell table:number-columns-repeated="5"/>
          <table:table-cell table:style-name="ce9" office:value-type="float" office:value="32000" calcext:value-type="float">
            <text:p>32000</text:p>
          </table:table-cell>
          <table:table-cell table:style-name="ce9" office:value-type="float" office:value="512" calcext:value-type="float">
            <text:p>51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1666.260552" calcext:value-type="float">
            <text:p>1666.260552</text:p>
          </table:table-cell>
          <table:table-cell table:style-name="ce9" office:value-type="float" office:value="1661.857305" calcext:value-type="float">
            <text:p>1661.857305</text:p>
          </table:table-cell>
          <table:table-cell table:style-name="ce9" table:formula="of:=100*(([.J6]-[.K6])/[.J6])" office:value-type="float" office:value="0.264259211725008" calcext:value-type="float">
            <text:p>0.2642592117</text:p>
          </table:table-cell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5.088508" calcext:value-type="float">
            <text:p>2025.088508</text:p>
          </table:table-cell>
          <table:table-cell office:value-type="float" office:value="2021.945636" calcext:value-type="float">
            <text:p>2021.945636</text:p>
          </table:table-cell>
          <table:table-cell table:formula="of:=100*(([.Y6]-[.Z6])/[.Y6])" office:value-type="float" office:value="0.155196772268688" calcext:value-type="float">
            <text:p>0.1551967723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890.019913" calcext:value-type="float">
            <text:p>2890.019913</text:p>
          </table:table-cell>
          <table:table-cell office:value-type="float" office:value="2841.98094" calcext:value-type="float">
            <text:p>2841.98094</text:p>
          </table:table-cell>
          <table:table-cell table:formula="of:=100*(([.AP6]-[.AQ6])/[.AP6])" office:value-type="float" office:value="1.66223674736321" calcext:value-type="float">
            <text:p>1.6622367474</text:p>
          </table:table-cell>
        </table:table-row>
        <table:table-row table:style-name="ro1">
          <table:table-cell table:number-columns-repeated="5"/>
          <table:table-cell table:style-name="ce9" table:number-columns-repeated="7"/>
          <table:table-cell table:number-columns-repeated="8"/>
          <table:table-cell office:value-type="float" office:value="32000" calcext:value-type="float">
            <text:p>32000</text:p>
          </table:table-cell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77.591794" calcext:value-type="float">
            <text:p>4077.591794</text:p>
          </table:table-cell>
          <table:table-cell office:value-type="float" office:value="4034.962496" calcext:value-type="float">
            <text:p>4034.962496</text:p>
          </table:table-cell>
          <table:table-cell table:formula="of:=100*(([.Y7]-[.Z7])/[.Y7])" office:value-type="float" office:value="1.04545281022801" calcext:value-type="float">
            <text:p>1.0454528102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779.248748" calcext:value-type="float">
            <text:p>5779.248748</text:p>
          </table:table-cell>
          <table:table-cell office:value-type="float" office:value="5680.312634" calcext:value-type="float">
            <text:p>5680.312634</text:p>
          </table:table-cell>
          <table:table-cell table:formula="of:=100*(([.AP7]-[.AQ7])/[.AP7])" office:value-type="float" office:value="1.71191997981119" calcext:value-type="float">
            <text:p>1.7119199798</text:p>
          </table:table-cell>
        </table:table-row>
        <table:table-row table:style-name="ro1">
          <table:table-cell table:number-columns-repeated="20"/>
          <table:table-cell office:value-type="float" office:value="32000" calcext:value-type="float">
            <text:p>32000</text:p>
          </table:table-cell>
          <table:table-cell office:value-type="float" office:value="2048" calcext:value-type="float">
            <text:p>204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126.966962" calcext:value-type="float">
            <text:p>8126.966962</text:p>
          </table:table-cell>
          <table:table-cell office:value-type="float" office:value="8084.569281" calcext:value-type="float">
            <text:p>8084.569281</text:p>
          </table:table-cell>
          <table:table-cell table:formula="of:=100*(([.Y8]-[.Z8])/[.Y8])" office:value-type="float" office:value="0.521691317292701" calcext:value-type="float">
            <text:p>0.5216913173</text:p>
          </table:table-cell>
          <table:table-cell table:number-columns-repeated="10"/>
          <table:table-cell office:value-type="float" office:value="32000" calcext:value-type="float">
            <text:p>32000</text:p>
          </table:table-cell>
          <table:table-cell office:value-type="float" office:value="2048" calcext:value-type="float">
            <text:p>204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1502.84151" calcext:value-type="float">
            <text:p>11502.84151</text:p>
          </table:table-cell>
          <table:table-cell office:value-type="float" office:value="11319.452715" calcext:value-type="float">
            <text:p>11319.452715</text:p>
          </table:table-cell>
          <table:table-cell table:formula="of:=100*(([.AP8]-[.AQ8])/[.AP8])" office:value-type="float" office:value="1.59429124395543" calcext:value-type="float">
            <text:p>1.594291244</text:p>
          </table:table-cell>
        </table:table-row>
        <table:table-row table:style-name="ro1">
          <table:table-cell table:number-columns-repeated="37"/>
          <table:table-cell table:style-name="ce8" office:value-type="float" office:value="32786" calcext:value-type="float">
            <text:p>32786</text:p>
          </table:table-cell>
          <table:table-cell table:style-name="ce8" office:value-type="float" office:value="512" calcext:value-type="float">
            <text:p>512</text:p>
          </table:table-cell>
          <table:table-cell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3070.5858724" calcext:value-type="float">
            <text:p>3070.5858724</text:p>
          </table:table-cell>
          <table:table-cell table:style-name="ce8" office:value-type="float" office:value="3017.7108192" calcext:value-type="float">
            <text:p>3017.7108192</text:p>
          </table:table-cell>
          <table:table-cell table:style-name="ce8" table:formula="of:=100*(([.AP9]-[.AQ9])/[.AP9])" office:value-type="float" office:value="1.72198581629871" calcext:value-type="float">
            <text:p>1.7219858163</text:p>
          </table:table-cell>
        </table:table-row>
        <table:table-row table:style-name="ro1">
          <table:table-cell table:number-columns-repeated="37"/>
          <table:table-cell table:style-name="ce24" office:value-type="float" office:value="32768" calcext:value-type="float">
            <text:p>32768</text:p>
          </table:table-cell>
          <table:table-cell table:style-name="ce24" office:value-type="float" office:value="512" calcext:value-type="float">
            <text:p>512</text:p>
          </table:table-cell>
          <table:table-cell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47.7057716" calcext:value-type="float">
            <text:p>3447.7057716</text:p>
          </table:table-cell>
          <table:table-cell table:style-name="ce24" office:value-type="float" office:value="3384.5621246" calcext:value-type="float">
            <text:p>3384.5621246</text:p>
          </table:table-cell>
          <table:table-cell table:style-name="ce24" table:formula="of:=100*(([.AP10]-[.AQ10])/[.AP10])" office:value-type="float" office:value="1.83146855280218" calcext:value-type="float">
            <text:p>1.8314685528</text:p>
          </table:table-cell>
        </table:table-row>
        <table:table-row table:style-name="ro1">
          <table:table-cell table:number-columns-repeated="37"/>
          <table:table-cell office:value-type="float" office:value="32768" calcext:value-type="float">
            <text:p>32768</text:p>
          </table:table-cell>
          <table:table-cell office:value-type="float" office:value="512" calcext:value-type="float">
            <text:p>5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8.097305" calcext:value-type="float">
            <text:p>3558.097305</text:p>
          </table:table-cell>
          <table:table-cell office:value-type="float" office:value="3416.957643" calcext:value-type="float">
            <text:p>3416.957643</text:p>
          </table:table-cell>
          <table:table-cell table:style-name="ce25" table:formula="of:=100*(([.AP11]-[.AQ11])/[.AP11])" office:value-type="float" office:value="3.96671731831684" calcext:value-type="float">
            <text:p>3.9667173183</text:p>
          </table:table-cell>
        </table:table-row>
        <table:table-row table:style-name="ro1" table:number-rows-repeated="23">
          <table:table-cell table:number-columns-repeated="44"/>
        </table:table-row>
        <table:table-row table:style-name="ro1"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  <table:table-cell table:number-columns-repeated="35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6612.812795" calcext:value-type="float">
            <text:p>6612.812795</text:p>
          </table:table-cell>
          <table:table-cell office:value-type="float" office:value="6485.3213762" calcext:value-type="float">
            <text:p>6485.3213762</text:p>
          </table:table-cell>
          <table:table-cell office:value-type="float" office:value="6475.8463572" calcext:value-type="float">
            <text:p>6475.8463572</text:p>
          </table:table-cell>
          <table:table-cell office:value-type="float" office:value="6473.8824444" calcext:value-type="float">
            <text:p>6473.8824444</text:p>
          </table:table-cell>
          <table:table-cell table:formula="of:=100*(([.C36]-[.D36])/[.C36])" office:value-type="float" office:value="1.92794538046499" calcext:value-type="float">
            <text:p>1.9279453805</text:p>
          </table:table-cell>
          <table:table-cell table:formula="of:=100*(([.C36]-[.E36])/[.C36])" office:value-type="float" office:value="2.07122811496435" calcext:value-type="float">
            <text:p>2.071228115</text:p>
          </table:table-cell>
          <table:table-cell table:formula="of:=100*(([.C36]-[.F36])/[.C36])" office:value-type="float" office:value="2.10092671465078" calcext:value-type="float">
            <text:p>2.1009267147</text:p>
          </table:table-cell>
          <table:table-cell table:number-columns-repeated="35"/>
        </table:table-row>
      </table:table>
      <table:table table:name="k2-polybench-jacobi-1d" table:style-name="ta1">
        <table:table-column table:style-name="co27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3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8192" calcext:value-type="float">
            <text:p>8192</text:p>
          </table:table-cell>
          <table:table-cell office:value-type="float" office:value="75.451801" calcext:value-type="float">
            <text:p>75.451801</text:p>
          </table:table-cell>
          <table:table-cell office:value-type="float" office:value="30.012625" calcext:value-type="float">
            <text:p>30.012625</text:p>
          </table:table-cell>
          <table:table-cell table:formula="of:=100*(([.F2]-[.G2])/[.F2])" office:value-type="float" office:value="60.2227851393501" calcext:value-type="float">
            <text:p>60.222785139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384" calcext:value-type="float">
            <text:p>16384</text:p>
          </table:table-cell>
          <table:table-cell office:value-type="float" office:value="151.406653" calcext:value-type="float">
            <text:p>151.406653</text:p>
          </table:table-cell>
          <table:table-cell office:value-type="float" office:value="51.890842" calcext:value-type="float">
            <text:p>51.890842</text:p>
          </table:table-cell>
          <table:table-cell table:formula="of:=100*(([.F3]-[.G3])/[.F3])" office:value-type="float" office:value="65.7275020801101" calcext:value-type="float">
            <text:p>65.7275020801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32768" calcext:value-type="float">
            <text:p>32768</text:p>
          </table:table-cell>
          <table:table-cell office:value-type="float" office:value="287.942755" calcext:value-type="float">
            <text:p>287.942755</text:p>
          </table:table-cell>
          <table:table-cell office:value-type="float" office:value="217.724359" calcext:value-type="float">
            <text:p>217.724359</text:p>
          </table:table-cell>
          <table:table-cell table:formula="of:=100*(([.F4]-[.G4])/[.F4])" office:value-type="float" office:value="24.3862346875163" calcext:value-type="float">
            <text:p>24.3862346875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536" calcext:value-type="float">
            <text:p>65536</text:p>
          </table:table-cell>
          <table:table-cell office:value-type="float" office:value="571.411074" calcext:value-type="float">
            <text:p>571.411074</text:p>
          </table:table-cell>
          <table:table-cell office:value-type="float" office:value="236.649828" calcext:value-type="float">
            <text:p>236.649828</text:p>
          </table:table-cell>
          <table:table-cell table:formula="of:=100*(([.F5]-[.G5])/[.F5])" office:value-type="float" office:value="58.5850119523585" calcext:value-type="float">
            <text:p>58.585011952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162.305327" calcext:value-type="float">
            <text:p>1162.305327</text:p>
          </table:table-cell>
          <table:table-cell office:value-type="float" office:value="551.463013" calcext:value-type="float">
            <text:p>551.463013</text:p>
          </table:table-cell>
          <table:table-cell table:formula="of:=100*(([.F6]-[.G6])/[.F6])" office:value-type="float" office:value="52.5543761875919" calcext:value-type="float">
            <text:p>52.5543761876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62144" calcext:value-type="float">
            <text:p>262144</text:p>
          </table:table-cell>
          <table:table-cell office:value-type="float" office:value="2303.884848" calcext:value-type="float">
            <text:p>2303.884848</text:p>
          </table:table-cell>
          <table:table-cell office:value-type="float" office:value="858.776153" calcext:value-type="float">
            <text:p>858.776153</text:p>
          </table:table-cell>
          <table:table-cell table:formula="of:=100*(([.F7]-[.G7])/[.F7])" office:value-type="float" office:value="62.7248664903759" calcext:value-type="float">
            <text:p>62.7248664904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524288" calcext:value-type="float">
            <text:p>524288</text:p>
          </table:table-cell>
          <table:table-cell office:value-type="float" office:value="4685.317728" calcext:value-type="float">
            <text:p>4685.317728</text:p>
          </table:table-cell>
          <table:table-cell office:value-type="float" office:value="1701.747582" calcext:value-type="float">
            <text:p>1701.747582</text:p>
          </table:table-cell>
          <table:table-cell table:formula="of:=100*(([.F8]-[.G8])/[.F8])" office:value-type="float" office:value="63.679142359329" calcext:value-type="float">
            <text:p>63.6791423593</text:p>
          </table:table-cell>
          <table:table-cell/>
        </table:table-row>
        <table:table-row table:style-name="ro1">
          <table:table-cell table:style-name="ce8" office:value-type="float" office:value="262144" calcext:value-type="float">
            <text:p>262144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2" table:style-name="ce8" office:value-type="float" office:value="64" calcext:value-type="float">
            <text:p>64</text:p>
          </table:table-cell>
          <table:table-cell table:style-name="ce8" office:value-type="float" office:value="1048576" calcext:value-type="float">
            <text:p>1048576</text:p>
          </table:table-cell>
          <table:table-cell table:style-name="ce8" office:value-type="float" office:value="9483.313644" calcext:value-type="float">
            <text:p>9483.313644</text:p>
          </table:table-cell>
          <table:table-cell table:style-name="ce8" office:value-type="float" office:value="3323.150313" calcext:value-type="float">
            <text:p>3323.150313</text:p>
          </table:table-cell>
          <table:table-cell table:style-name="ce8" table:formula="of:=100*(([.F9]-[.G9])/[.F9])" office:value-type="float" office:value="64.9579204300332" calcext:value-type="float">
            <text:p>64.95792043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8822.61321" calcext:value-type="float">
            <text:p>18822.61321</text:p>
          </table:table-cell>
          <table:table-cell office:value-type="float" office:value="12536.076726" calcext:value-type="float">
            <text:p>12536.076726</text:p>
          </table:table-cell>
          <table:table-cell table:style-name="ce8" table:formula="of:=100*(([.F10]-[.G10])/[.F10])" office:value-type="float" office:value="33.3988507008162" calcext:value-type="float">
            <text:p>33.3988507008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style-name="ce1" office:value-type="string" calcext:value-type="string">
            <text:p>Tsteps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1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1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1024" calcext:value-type="float">
            <text:p>1024</text:p>
          </table:table-cell>
          <table:table-cell office:value-type="float" office:value="12.6088718" calcext:value-type="float">
            <text:p>12.6088718</text:p>
          </table:table-cell>
          <table:table-cell office:value-type="float" office:value="308.2378532" calcext:value-type="float">
            <text:p>308.2378532</text:p>
          </table:table-cell>
          <table:table-cell office:value-type="float" office:value="5.6764442" calcext:value-type="float">
            <text:p>5.6764442</text:p>
          </table:table-cell>
          <table:table-cell office:value-type="float" office:value="3.480259" calcext:value-type="float">
            <text:p>3.480259</text:p>
          </table:table-cell>
          <table:table-cell table:formula="of:=100*(([.C23]-[.D23])/[.C23])" office:value-type="float" office:value="-2344.61089056358" calcext:value-type="float">
            <text:p>-2344.6108905636</text:p>
          </table:table-cell>
          <table:table-cell table:formula="of:=100*(([.C23]-[.E23])/[.C23])" office:value-type="float" office:value="54.9805542475259" calcext:value-type="float">
            <text:p>54.9805542475</text:p>
          </table:table-cell>
          <table:table-cell table:formula="of:=100*(([.C23]-[.F23])/[.C23])" office:value-type="float" office:value="72.3983314668962" calcext:value-type="float">
            <text:p>72.3983314669</text:p>
          </table:table-cell>
        </table:table-row>
      </table:table>
      <table:table table:name="k2-sor" table:style-name="ta1">
        <table:table-column table:style-name="co1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Default"/>
        <table:table-column table:style-name="co9" table:default-cell-style-name="Default"/>
        <table:table-column table:style-name="co40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iter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uwomp-ics-15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/>
        </table:table-row>
        <table:table-row table:style-name="ro1"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100000" calcext:value-type="float">
            <text:p>100000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810.8833314" calcext:value-type="float">
            <text:p>5810.8833314</text:p>
          </table:table-cell>
          <table:table-cell table:style-name="ce8" office:value-type="float" office:value="7741.3532172" calcext:value-type="float">
            <text:p>7741.3532172</text:p>
          </table:table-cell>
          <table:table-cell table:formula="of:=100*(([.F2]-[.G2])/[.F2])" office:value-type="float" office:value="-33.22162527973" calcext:value-type="float">
            <text:p>-33.2216252797</text:p>
          </table:table-cell>
          <table:table-cell/>
        </table:table-row>
        <table:table-row table:style-name="ro1">
          <table:table-cell table:style-name="ce24" office:value-type="float" office:value="4096" calcext:value-type="float">
            <text:p>4096</text:p>
          </table:table-cell>
          <table:table-cell table:style-name="ce24" office:value-type="float" office:value="100000" calcext:value-type="float">
            <text:p>100000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624.9958944" calcext:value-type="float">
            <text:p>6624.9958944</text:p>
          </table:table-cell>
          <table:table-cell table:style-name="ce24" office:value-type="float" office:value="6439.4263508" calcext:value-type="float">
            <text:p>6439.4263508</text:p>
          </table:table-cell>
          <table:table-cell table:style-name="ce24" table:formula="of:=100*(([.F3]-[.G3])/[.F3])" office:value-type="float" office:value="2.80105145056555" calcext:value-type="float">
            <text:p>2.8010514506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0368.665893" calcext:value-type="float">
            <text:p>10368.665893</text:p>
          </table:table-cell>
          <table:table-cell office:value-type="float" office:value="10199.084857" calcext:value-type="float">
            <text:p>10199.084857</text:p>
          </table:table-cell>
          <table:table-cell table:style-name="ce25" table:formula="of:=100*(([.F4]-[.G4])/[.F4])" office:value-type="float" office:value="1.63551451797174" calcext:value-type="float">
            <text:p>1.63551451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315.55563" calcext:value-type="float">
            <text:p>6315.55563</text:p>
          </table:table-cell>
          <table:table-cell office:value-type="float" office:value="6368.804422" calcext:value-type="float">
            <text:p>6368.804422</text:p>
          </table:table-cell>
          <table:table-cell table:style-name="ce25" table:formula="of:=100*(([.F5]-[.G5])/[.F5])" office:value-type="float" office:value="-0.843137090694906" calcext:value-type="float">
            <text:p>-0.8431370907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87.897886" calcext:value-type="float">
            <text:p>3987.897886</text:p>
          </table:table-cell>
          <table:table-cell office:value-type="float" office:value="3994.719748" calcext:value-type="float">
            <text:p>3994.719748</text:p>
          </table:table-cell>
          <table:table-cell table:style-name="ce25" table:formula="of:=100*(([.F6]-[.G6])/[.F6])" office:value-type="float" office:value="-0.171064109338124" calcext:value-type="float">
            <text:p>-0.171064109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317.644671" calcext:value-type="float">
            <text:p>3317.644671</text:p>
          </table:table-cell>
          <table:table-cell office:value-type="float" office:value="3313.037624" calcext:value-type="float">
            <text:p>3313.037624</text:p>
          </table:table-cell>
          <table:table-cell table:style-name="ce25" table:formula="of:=100*(([.F7]-[.G7])/[.F7])" office:value-type="float" office:value="0.138864991789833" calcext:value-type="float">
            <text:p>0.1388649918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00000" calcext:value-type="float">
            <text:p>10000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34.701165" calcext:value-type="float">
            <text:p>4034.701165</text:p>
          </table:table-cell>
          <table:table-cell office:value-type="float" office:value="8106.121888" calcext:value-type="float">
            <text:p>8106.121888</text:p>
          </table:table-cell>
          <table:table-cell table:style-name="ce25" table:formula="of:=100*(([.F8]-[.G8])/[.F8])" office:value-type="float" office:value="-100.910093622758" calcext:value-type="float">
            <text:p>-100.9100936228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8" office:value-type="string" calcext:value-type="string">
            <text:p>Size</text:p>
          </table:table-cell>
          <table:table-cell table:style-name="ce18" office:value-type="string" calcext:value-type="string">
            <text:p>Tsteps</text:p>
          </table:table-cell>
          <table:table-cell table:style-name="ce18" office:value-type="string" calcext:value-type="string">
            <text:p>UW-OpenMP</text:p>
          </table:table-cell>
          <table:table-cell table:style-name="ce18" office:value-type="string" calcext:value-type="string">
            <text:p>UWOmp++-naive</text:p>
          </table:table-cell>
          <table:table-cell table:style-name="ce18" office:value-type="string" calcext:value-type="string">
            <text:p>UWOmp++</text:p>
          </table:table-cell>
          <table:table-cell table:style-name="ce18" office:value-type="string" calcext:value-type="string">
            <text:p>UWOmp++-opt</text:p>
          </table:table-cell>
          <table:table-cell table:style-name="ce18" office:value-type="string" calcext:value-type="string">
            <text:p>%Improvement-naive</text:p>
          </table:table-cell>
          <table:table-cell table:style-name="ce18" office:value-type="string" calcext:value-type="string">
            <text:p>%Improvement</text:p>
          </table:table-cell>
          <table:table-cell table:style-name="ce18" office:value-type="string" calcext:value-type="string">
            <text:p>%Improvement-opt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4904.6905414" calcext:value-type="float">
            <text:p>4904.6905414</text:p>
          </table:table-cell>
          <table:table-cell office:value-type="float" office:value="4869.3664418" calcext:value-type="float">
            <text:p>4869.3664418</text:p>
          </table:table-cell>
          <table:table-cell office:value-type="float" office:value="4855.3103078" calcext:value-type="float">
            <text:p>4855.3103078</text:p>
          </table:table-cell>
          <table:table-cell office:value-type="float" office:value="4840.0636818" calcext:value-type="float">
            <text:p>4840.0636818</text:p>
          </table:table-cell>
          <table:table-cell table:formula="of:=100*(([.C14]-[.D14])/[.C14])" office:value-type="float" office:value="0.720210567860158" calcext:value-type="float">
            <text:p>0.7202105679</text:p>
          </table:table-cell>
          <table:table-cell table:formula="of:=100*(([.C14]-[.E14])/[.C14])" office:value-type="float" office:value="1.00679611044135" calcext:value-type="float">
            <text:p>1.0067961104</text:p>
          </table:table-cell>
          <table:table-cell table:formula="of:=100*(([.C14]-[.F14])/[.C14])" office:value-type="float" office:value="1.31765417317344" calcext:value-type="float">
            <text:p>1.3176541732</text:p>
          </table:table-cell>
        </table:table-row>
      </table:table>
      <table:table table:name="k2-polybench-fdtd-2d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32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nthreads</text:p>
          </table:table-cell>
          <table:table-cell table:style-name="ce6" office:value-type="string" calcext:value-type="string">
            <text:p>ntask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uwomp-cps</text:p>
          </table:table-cell>
          <table:table-cell office:value-type="string" calcext:value-type="string">
            <text:p>%Improvement</text:p>
          </table:table-cell>
          <table:table-cell/>
        </table:table-row>
        <table:table-row table:style-name="ro1">
          <table:table-cell table:number-columns-repeated="2" table:style-name="ce8" office:value-type="float" office:value="8192" calcext:value-type="float">
            <text:p>8192</text:p>
          </table:table-cell>
          <table:table-cell table:number-columns-repeated="2" table:style-name="ce8" office:value-type="float" office:value="32" calcext:value-type="float">
            <text:p>32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5755.2947644" calcext:value-type="float">
            <text:p>5755.2947644</text:p>
          </table:table-cell>
          <table:table-cell table:style-name="ce8" office:value-type="float" office:value="5765.888557" calcext:value-type="float">
            <text:p>5765.888557</text:p>
          </table:table-cell>
          <table:table-cell table:formula="of:=100*(([.F2]-[.G2])/[.F2])" office:value-type="float" office:value="-0.184070374041129" calcext:value-type="float">
            <text:p>-0.184070374</text:p>
          </table:table-cell>
          <table:table-cell/>
        </table:table-row>
        <table:table-row table:style-name="ro1">
          <table:table-cell table:number-columns-repeated="2" table:style-name="ce24" office:value-type="float" office:value="8192" calcext:value-type="float">
            <text:p>8192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327.9954452" calcext:value-type="float">
            <text:p>6327.9954452</text:p>
          </table:table-cell>
          <table:table-cell table:style-name="ce24" office:value-type="float" office:value="6237.8000306" calcext:value-type="float">
            <text:p>6237.8000306</text:p>
          </table:table-cell>
          <table:table-cell table:formula="of:=100*(([.F3]-[.G3])/[.F3])" office:value-type="float" office:value="1.42533943617826" calcext:value-type="float">
            <text:p>1.4253394362</text:p>
          </table:table-cell>
          <table:table-cell/>
        </table:table-row>
        <table:table-row table:style-name="ro1">
          <table:table-cell table:number-columns-repeated="2" office:value-type="float" office:value="8192" calcext:value-type="float">
            <text:p>81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870.098904" calcext:value-type="float">
            <text:p>8870.098904</text:p>
          </table:table-cell>
          <table:table-cell office:value-type="float" office:value="8689.006688" calcext:value-type="float">
            <text:p>8689.006688</text:p>
          </table:table-cell>
          <table:table-cell table:formula="of:=100*(([.F4]-[.G4])/[.F4])" office:value-type="float" office:value="2.04160312032526" calcext:value-type="float">
            <text:p>2.0416031203</text:p>
          </table:table-cell>
          <table:table-cell/>
        </table:table-row>
        <table:table-row table:style-name="ro1" table:number-rows-repeated="6">
          <table:table-cell table:number-columns-repeated="9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1024" calcext:value-type="float">
            <text:p>1024</text:p>
          </table:table-cell>
          <table:table-cell office:value-type="float" office:value="3003.5533472" calcext:value-type="float">
            <text:p>3003.5533472</text:p>
          </table:table-cell>
          <table:table-cell office:value-type="float" office:value="3156.4474734" calcext:value-type="float">
            <text:p>3156.4474734</text:p>
          </table:table-cell>
          <table:table-cell office:value-type="float" office:value="3038.3712088" calcext:value-type="float">
            <text:p>3038.3712088</text:p>
          </table:table-cell>
          <table:table-cell office:value-type="float" office:value="3023.5643514" calcext:value-type="float">
            <text:p>3023.5643514</text:p>
          </table:table-cell>
          <table:table-cell table:formula="of:=100*(([.C12]-[.D12])/[.C12])" office:value-type="float" office:value="-5.09044150464423" calcext:value-type="float">
            <text:p>-5.0904415046</text:p>
          </table:table-cell>
          <table:table-cell table:formula="of:=100*([.C12]-[.E12])/[.C12]" office:value-type="float" office:value="-1.15922234683989" calcext:value-type="float">
            <text:p>-1.1592223468</text:p>
          </table:table-cell>
          <table:table-cell table:formula="of:=100*(([.C12]-[.F12])/[.C12])" office:value-type="float" office:value="-0.666244340845635" calcext:value-type="float">
            <text:p>-0.6662443408</text:p>
          </table:table-cell>
        </table:table-row>
      </table:table>
      <table:table table:name="k2-polybench-gemver" table:style-name="ta1">
        <table:table-column table:style-name="co24" table:default-cell-style-name="Default"/>
        <table:table-column table:style-name="co28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9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nthreads</text:p>
          </table:table-cell>
          <table:table-cell table:style-name="ce6" office:value-type="string" calcext:value-type="string">
            <text:p>ntasks</text:p>
          </table:table-cell>
          <table:table-cell table:style-name="ce6" office:value-type="string" calcext:value-type="string">
            <text:p>nruns</text:p>
          </table:table-cell>
          <table:table-cell table:style-name="ce6" office:value-type="string" calcext:value-type="string">
            <text:p>uwomp-ics-15</text:p>
          </table:table-cell>
          <table:table-cell table:style-name="ce6" office:value-type="string" calcext:value-type="string">
            <text:p>uwomp-cps</text:p>
          </table:table-cell>
          <table:table-cell table:style-name="ce6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03881" calcext:value-type="float">
            <text:p>0.0003881</text:p>
          </table:table-cell>
          <table:table-cell office:value-type="float" office:value="0.0326091" calcext:value-type="float">
            <text:p>0.0326091</text:p>
          </table:table-cell>
          <table:table-cell table:formula="of:=100*(([.E2]-[.F2])/[.E2])" office:value-type="float" office:value="-8302.24169028601" calcext:value-type="float">
            <text:p>-8302.24169028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05543" calcext:value-type="float">
            <text:p>0.0005543</text:p>
          </table:table-cell>
          <table:table-cell office:value-type="float" office:value="0.0343004" calcext:value-type="float">
            <text:p>0.0343004</text:p>
          </table:table-cell>
          <table:table-cell table:formula="of:=100*(([.E3]-[.F3])/[.E3])" office:value-type="float" office:value="-6088.05700883998" calcext:value-type="float">
            <text:p>-6088.05700884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115912" calcext:value-type="float">
            <text:p>0.0115912</text:p>
          </table:table-cell>
          <table:table-cell office:value-type="float" office:value="0.0183349" calcext:value-type="float">
            <text:p>0.0183349</text:p>
          </table:table-cell>
          <table:table-cell table:formula="of:=100*(([.E4]-[.F4])/[.E4])" office:value-type="float" office:value="-58.1794809855752" calcext:value-type="float">
            <text:p>-58.1794809856</text:p>
          </table:table-cell>
          <table:table-cell/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033783" calcext:value-type="float">
            <text:p>0.0033783</text:p>
          </table:table-cell>
          <table:table-cell office:value-type="float" office:value="0.0264427" calcext:value-type="float">
            <text:p>0.0264427</text:p>
          </table:table-cell>
          <table:table-cell table:formula="of:=100*(([.E5]-[.F5])/[.E5])" office:value-type="float" office:value="-682.722079152236" calcext:value-type="float">
            <text:p>-682.7220791522</text:p>
          </table:table-cell>
          <table:table-cell/>
        </table:table-row>
        <table:table-row table:style-name="ro1">
          <table:table-cell office:value-type="float" office:value="2048" calcext:value-type="float">
            <text:p>204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0405005" calcext:value-type="float">
            <text:p>0.0405005</text:p>
          </table:table-cell>
          <table:table-cell table:formula="of:=100*(([.E6]-[.F6])/[.E6])" office:value-type="float" office:value="-59.5764381402679" calcext:value-type="float">
            <text:p>-59.5764381403</text:p>
          </table:table-cell>
          <table:table-cell/>
        </table:table-row>
        <table:table-row table:style-name="ro1">
          <table:table-cell office:value-type="float" office:value="4096" calcext:value-type="float">
            <text:p>4096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0753601" calcext:value-type="float">
            <text:p>0.0753601</text:p>
          </table:table-cell>
          <table:table-cell office:value-type="float" office:value="0.0935914" calcext:value-type="float">
            <text:p>0.0935914</text:p>
          </table:table-cell>
          <table:table-cell table:formula="of:=100*(([.E7]-[.F7])/[.E7])" office:value-type="float" office:value="-24.1922449678278" calcext:value-type="float">
            <text:p>-24.1922449678</text:p>
          </table:table-cell>
          <table:table-cell/>
        </table:table-row>
        <table:table-row table:style-name="ro1">
          <table:table-cell office:value-type="float" office:value="8192" calcext:value-type="float">
            <text:p>819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3482789" calcext:value-type="float">
            <text:p>0.3482789</text:p>
          </table:table-cell>
          <table:table-cell office:value-type="float" office:value="0.3605289" calcext:value-type="float">
            <text:p>0.3605289</text:p>
          </table:table-cell>
          <table:table-cell table:formula="of:=100*(([.E8]-[.F8])/[.E8])" office:value-type="float" office:value="-3.51729605210077" calcext:value-type="float">
            <text:p>-3.5172960521</text:p>
          </table:table-cell>
          <table:table-cell/>
        </table:table-row>
        <table:table-row table:style-name="ro1">
          <table:table-cell office:value-type="float" office:value="16384" calcext:value-type="float">
            <text:p>1638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.0134737" calcext:value-type="float">
            <text:p>3.0134737</text:p>
          </table:table-cell>
          <table:table-cell office:value-type="float" office:value="2.9796339" calcext:value-type="float">
            <text:p>2.9796339</text:p>
          </table:table-cell>
          <table:table-cell table:formula="of:=100*(([.E9]-[.F9])/[.E9])" office:value-type="float" office:value="1.12294990329599" calcext:value-type="float">
            <text:p>1.1229499033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.5611557" calcext:value-type="float">
            <text:p>14.5611557</text:p>
          </table:table-cell>
          <table:table-cell office:value-type="float" office:value="14.6439773" calcext:value-type="float">
            <text:p>14.6439773</text:p>
          </table:table-cell>
          <table:table-cell table:formula="of:=100*(([.E10]-[.F10])/[.E10])" office:value-type="float" office:value="-0.568784523058146" calcext:value-type="float">
            <text:p>-0.5687845231</text:p>
          </table:table-cell>
          <table:table-cell/>
        </table:table-row>
        <table:table-row table:style-name="ro1">
          <table:table-cell table:style-name="ce24" office:value-type="float" office:value="65536" calcext:value-type="float">
            <text:p>65536</text:p>
          </table:table-cell>
          <table:table-cell table:number-columns-repeated="2" table:style-name="ce24" office:value-type="float" office:value="64" calcext:value-type="float">
            <text:p>6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3.4240469" calcext:value-type="float">
            <text:p>63.4240469</text:p>
          </table:table-cell>
          <table:table-cell table:style-name="ce24" office:value-type="float" office:value="63.277271" calcext:value-type="float">
            <text:p>63.277271</text:p>
          </table:table-cell>
          <table:table-cell table:style-name="ce24" table:formula="of:=100*(([.E11]-[.F11])/[.E11])" office:value-type="float" office:value="0.231419953746284" calcext:value-type="float">
            <text:p>0.2314199537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40.11519" calcext:value-type="float">
            <text:p>440.11519</text:p>
          </table:table-cell>
          <table:table-cell office:value-type="float" office:value="438.888759" calcext:value-type="float">
            <text:p>438.888759</text:p>
          </table:table-cell>
          <table:table-cell office:value-type="float" office:value="439.888759" calcext:value-type="float">
            <text:p>439.888759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64.02248975" calcext:value-type="float">
            <text:p>64.02248975</text:p>
          </table:table-cell>
          <table:table-cell office:value-type="float" office:value="63.29262825" calcext:value-type="float">
            <text:p>63.29262825</text:p>
          </table:table-cell>
          <table:table-cell office:value-type="float" office:value="63.4926552" calcext:value-type="float">
            <text:p>63.4926552</text:p>
          </table:table-cell>
          <table:table-cell office:value-type="float" office:value="63.10492615" calcext:value-type="float">
            <text:p>63.10492615</text:p>
          </table:table-cell>
          <table:table-cell table:formula="of:=100*(([.B19]-[.C19])/[.B19])" office:value-type="float" office:value="1.14000799226963" calcext:value-type="float">
            <text:p>1.1400079923</text:p>
          </table:table-cell>
          <table:table-cell table:formula="of:=100*(([.B19]-[.D19])/[.B19])" office:value-type="float" office:value="0.827575672344114" calcext:value-type="float">
            <text:p>0.8275756723</text:p>
          </table:table-cell>
          <table:table-cell table:formula="of:=100*(([.B19]-[.E19])/[.B19])" office:value-type="float" office:value="1.43318949885108" calcext:value-type="float">
            <text:p>1.4331894989</text:p>
          </table:table-cell>
        </table:table-row>
      </table:table>
      <table:table table:name="k2-lcr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nruns</text:p>
          </table:table-cell>
          <table:table-cell table:style-name="ce1" office:value-type="string" calcext:value-type="string">
            <text:p>ntasks</text:p>
          </table:table-cell>
          <table:table-cell table:style-name="ce1" office:value-type="string" calcext:value-type="string">
            <text:p>nthreads</text:p>
          </table:table-cell>
          <table:table-cell table:style-name="ce1" office:value-type="string" calcext:value-type="string">
            <text:p>Ics-15-uwomp</text:p>
          </table:table-cell>
          <table:table-cell table:style-name="ce1" office:value-type="string" calcext:value-type="string">
            <text:p>uwomp-cps</text:p>
          </table:table-cell>
          <table:table-cell table:style-name="ce1" office:value-type="string" calcext:value-type="string">
            <text:p>%Improvement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409.614761" calcext:value-type="float">
            <text:p>3409.614761</text:p>
          </table:table-cell>
          <table:table-cell office:value-type="float" office:value="1152.610009" calcext:value-type="float">
            <text:p>1152.610009</text:p>
          </table:table-cell>
          <table:table-cell table:formula="of:=100*(([.E2]-[.F2])/[.E2])" office:value-type="float" office:value="66.1953009418004" calcext:value-type="float">
            <text:p>66.1953009418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2037.7927598" calcext:value-type="float">
            <text:p>2037.7927598</text:p>
          </table:table-cell>
          <table:table-cell office:value-type="float" office:value="499.89374305" calcext:value-type="float">
            <text:p>499.89374305</text:p>
          </table:table-cell>
          <table:table-cell table:formula="of:=100*(([.E3]-[.F3])/[.E3])" office:value-type="float" office:value="75.4688625403173" calcext:value-type="float">
            <text:p>75.4688625403</text:p>
          </table:table-cell>
          <table:table-cell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uwopenmp</text:p>
          </table:table-cell>
          <table:table-cell table:style-name="ce6" office:value-type="string" calcext:value-type="string">
            <text:p>uwomp++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6" office:value-type="string" calcext:value-type="string">
            <text:p>%improvment-over-noreuse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162.942804" calcext:value-type="float">
            <text:p>1162.942804</text:p>
          </table:table-cell>
          <table:table-cell office:value-type="float" office:value="4487.674414" calcext:value-type="float">
            <text:p>4487.674414</text:p>
          </table:table-cell>
          <table:table-cell office:value-type="float" office:value="203.0832188" calcext:value-type="float">
            <text:p>203.0832188</text:p>
          </table:table-cell>
          <table:table-cell office:value-type="float" office:value="54.7636168" calcext:value-type="float">
            <text:p>54.7636168</text:p>
          </table:table-cell>
          <table:table-cell table:formula="of:=100*(([.B10]-[.C10])/[.B10])" office:value-type="float" office:value="-285.889520840098" calcext:value-type="float">
            <text:p>-285.8895208401</text:p>
          </table:table-cell>
          <table:table-cell table:formula="of:=100*(([.B10]-[.D10])/[.B10])" office:value-type="float" office:value="82.5371275266948" calcext:value-type="float">
            <text:p>82.5371275267</text:p>
          </table:table-cell>
          <table:table-cell table:formula="of:=100*(([.B10]-[.E10])/[.B10])" office:value-type="float" office:value="95.2909449534717" calcext:value-type="float">
            <text:p>95.2909449535</text:p>
          </table:table-cell>
        </table:table-row>
      </table:table>
      <table:table table:name="k2-knapsack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4" table:default-cell-style-name="Default"/>
        <table:table-column table:style-name="co11" table:default-cell-style-name="Default"/>
        <table:table-column table:style-name="co5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style-name="ce6" office:value-type="string" calcext:value-type="string">
            <text:p>Size(C)</text:p>
          </table:table-cell>
          <table:table-cell table:style-name="ce6" office:value-type="string" calcext:value-type="string">
            <text:p>Tsteps(N)</text:p>
          </table:table-cell>
          <table:table-cell table:style-name="ce6" office:value-type="string" calcext:value-type="string">
            <text:p>UWOpenMP</text:p>
          </table:table-cell>
          <table:table-cell table:style-name="ce1" office:value-type="string" calcext:value-type="string">
            <text:p>UWOpenMP-no-reuseopt</text:p>
          </table:table-cell>
          <table:table-cell table:style-name="ce6" office:value-type="string" calcext:value-type="string">
            <text:p>UWOMP++</text:p>
          </table:table-cell>
          <table:table-cell table:style-name="ce6" office:value-type="string" calcext:value-type="string">
            <text:p>uwomp++-opt</text:p>
          </table:table-cell>
          <table:table-cell table:style-name="ce1" office:value-type="string" calcext:value-type="string">
            <text:p>%improvement-no-reuseopt</text:p>
          </table:table-cell>
          <table:table-cell table:style-name="ce6" office:value-type="string" calcext:value-type="string">
            <text:p>%improvement</text:p>
          </table:table-cell>
          <table:table-cell table:style-name="ce1" office:value-type="string" calcext:value-type="string">
            <text:p>%improvement-opt</text:p>
          </table:table-cell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1200" calcext:value-type="float">
            <text:p>1200</text:p>
          </table:table-cell>
          <table:table-cell office:value-type="float" office:value="15.025829" calcext:value-type="float">
            <text:p>15.025829</text:p>
          </table:table-cell>
          <table:table-cell office:value-type="float" office:value="74.5488178" calcext:value-type="float">
            <text:p>74.5488178</text:p>
          </table:table-cell>
          <table:table-cell office:value-type="float" office:value="1.9417658" calcext:value-type="float">
            <text:p>1.9417658</text:p>
          </table:table-cell>
          <table:table-cell office:value-type="float" office:value="0.5937672" calcext:value-type="float">
            <text:p>0.5937672</text:p>
          </table:table-cell>
          <table:table-cell table:formula="of:=100*(([.C8]-[.D8])/[.C8])" office:value-type="float" office:value="-396.137802446707" calcext:value-type="float">
            <text:p>-396.1378024467</text:p>
          </table:table-cell>
          <table:table-cell table:formula="of:=100*(([.C8]-[.E8])/[.C8])" office:value-type="float" office:value="87.0771469580813" calcext:value-type="float">
            <text:p>87.0771469581</text:p>
          </table:table-cell>
          <table:table-cell table:formula="of:=100*(([.C8]-[.F8])/[.C8])" office:value-type="float" office:value="96.0483564667214" calcext:value-type="float">
            <text:p>96.0483564667</text:p>
          </table:table-cell>
        </table:table-row>
      </table:table>
      <table:table table:name="k2-all-in-one" table:style-name="ta1">
        <table:shapes>
          <draw:frame draw:z-index="0" draw:style-name="gr1" draw:text-style-name="P1" svg:width="15.738cm" svg:height="6.826cm" svg:x="16.451cm" svg:y="6.667cm">
            <draw:object draw:notify-on-update-of-ranges="'k2-all-in-one'.H3:'k2-all-in-one'.H10 'k2-all-in-one'.K2:'k2-all-in-one'.K2 'k2-all-in-one'.K3:'k2-all-in-one'.K10 'k2-all-in-one'.L2:'k2-all-in-one'.L2 'k2-all-in-one'.L3:'k2-all-in-one'.L10" xlink:href="./Object 31" xlink:type="simple" xlink:show="embed" xlink:actuate="onLoad"/>
            <draw:image xlink:href="./ObjectReplacements/Object 31" xlink:type="simple" xlink:show="embed" xlink:actuate="onLoad"/>
          </draw:frame>
          <draw:frame draw:z-index="1" draw:style-name="gr1" draw:text-style-name="P1" svg:width="15.436cm" svg:height="6.455cm" svg:x="16.753cm" svg:y="14.822cm">
            <draw:object draw:notify-on-update-of-ranges="'k2-all-in-one'.A34:'k2-all-in-one'.A41 'k2-all-in-one'.D33:'k2-all-in-one'.D33 'k2-all-in-one'.D34:'k2-all-in-one'.D41 'k2-all-in-one'.E33:'k2-all-in-one'.E33 'k2-all-in-one'.E34:'k2-all-in-one'.E41" xlink:href="./Object 36" xlink:type="simple" xlink:show="embed" xlink:actuate="onLoad"/>
            <draw:image xlink:href="./ObjectReplacements/Object 36" xlink:type="simple" xlink:show="embed" xlink:actuate="onLoad"/>
          </draw:frame>
          <draw:frame draw:z-index="2" draw:style-name="gr1" draw:text-style-name="P1" svg:width="15.684cm" svg:height="6.8cm" svg:x="35.232cm" svg:y="6.933cm">
            <draw:object draw:notify-on-update-of-ranges="'k2-all-in-one'.R3:'k2-all-in-one'.R11 'k2-all-in-one'.S2:'k2-all-in-one'.S2 'k2-all-in-one'.S3:'k2-all-in-one'.S11 'k2-all-in-one'.T2:'k2-all-in-one'.T2 'k2-all-in-one'.T3:'k2-all-in-one'.T11" xlink:href="./Object 37" xlink:type="simple" xlink:show="embed" xlink:actuate="onLoad"/>
            <draw:image xlink:href="./ObjectReplacements/Object 37" xlink:type="simple" xlink:show="embed" xlink:actuate="onLoad"/>
          </draw:frame>
          <draw:frame draw:z-index="3" draw:style-name="gr1" draw:text-style-name="P1" svg:width="15.547cm" svg:height="6.481cm" svg:x="35.369cm" svg:y="15.513cm">
            <draw:object draw:notify-on-update-of-ranges="'k2-all-in-one'.H3:'k2-all-in-one'.H11 'k2-all-in-one'.M2:'k2-all-in-one'.M2 'k2-all-in-one'.M3:'k2-all-in-one'.M11" xlink:href="./Object 40" xlink:type="simple" xlink:show="embed" xlink:actuate="onLoad"/>
            <draw:image xlink:href="./ObjectReplacements/Object 40" xlink:type="simple" xlink:show="embed" xlink:actuate="onLoad"/>
          </draw:frame>
          <draw:frame draw:z-index="4" draw:style-name="gr1" draw:text-style-name="P1" svg:width="21.935cm" svg:height="10.599cm" svg:x="27.054cm" svg:y="15.379cm">
            <draw:object draw:notify-on-update-of-ranges="'k2-all-in-one'.A62:'k2-all-in-one'.A71 'k2-all-in-one'.H61:'k2-all-in-one'.H61 'k2-all-in-one'.H62:'k2-all-in-one'.H71 'k2-all-in-one'.I61:'k2-all-in-one'.I61 'k2-all-in-one'.I62:'k2-all-in-one'.I71 'k2-all-in-one'.J61:'k2-all-in-one'.J61 'k2-all-in-one'.J62:'k2-all-in-one'.J71" xlink:href="./Object 65" xlink:type="simple" xlink:show="embed" xlink:actuate="onLoad"/>
            <draw:image xlink:href="./ObjectReplacements/Object 65" xlink:type="simple" xlink:show="embed" xlink:actuate="onLoad"/>
          </draw:frame>
          <draw:frame draw:z-index="5" draw:style-name="gr1" draw:text-style-name="P1" svg:width="17.88cm" svg:height="4.356cm" svg:x="0cm" svg:y="32.963cm">
            <draw:object draw:notify-on-update-of-ranges="'k2-all-in-one'.A62:'k2-all-in-one'.A71 'k2-all-in-one'.I61:'k2-all-in-one'.I61 'k2-all-in-one'.I62:'k2-all-in-one'.I71 'k2-all-in-one'.J61:'k2-all-in-one'.J61 'k2-all-in-one'.J62:'k2-all-in-one'.J71" xlink:href="./Object 68" xlink:type="simple" xlink:show="embed" xlink:actuate="onLoad"/>
            <draw:image xlink:href="./ObjectReplacements/Object 68" xlink:type="simple" xlink:show="embed" xlink:actuate="onLoad"/>
          </draw:frame>
          <draw:frame draw:z-index="6" draw:style-name="gr1" draw:text-style-name="P1" svg:width="9.23cm" svg:height="6.587cm" svg:x="40.098cm" svg:y="33.282cm">
            <draw:object draw:notify-on-update-of-ranges="'k2-all-in-one'.A62:'k2-all-in-one'.A71 'k2-all-in-one'.L61:'k2-all-in-one'.L61 'k2-all-in-one'.L62:'k2-all-in-one'.L71" xlink:href="./Object 70" xlink:type="simple" xlink:show="embed" xlink:actuate="onLoad"/>
            <draw:image xlink:href="./ObjectReplacements/Object 70" xlink:type="simple" xlink:show="embed" xlink:actuate="onLoad"/>
          </draw:frame>
        </table:shapes>
        <table:table-column table:style-name="co42" table:default-cell-style-name="Default"/>
        <table:table-column table:style-name="co24" table:default-cell-style-name="Default"/>
        <table:table-column table:style-name="co27" table:default-cell-style-name="Default"/>
        <table:table-column table:style-name="co18" table:default-cell-style-name="Default"/>
        <table:table-column table:style-name="co39" table:default-cell-style-name="Default"/>
        <table:table-column table:style-name="co11" table:default-cell-style-name="Default"/>
        <table:table-column table:style-name="co43" table:default-cell-style-name="Default"/>
        <table:table-column table:style-name="co40" table:default-cell-style-name="Default"/>
        <table:table-column table:style-name="co15" table:default-cell-style-name="Default"/>
        <table:table-column table:style-name="co36" table:default-cell-style-name="Default"/>
        <table:table-column table:style-name="co18" table:default-cell-style-name="Default"/>
        <table:table-column table:style-name="co44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45" table:default-cell-style-name="Default"/>
        <table:table-column table:style-name="co1" table:default-cell-style-name="Default"/>
        <table:table-row table:style-name="ro1">
          <table:table-cell table:style-name="ce26" office:value-type="string" calcext:value-type="string" table:number-columns-spanned="6" table:number-rows-spanned="1">
            <text:p>32 threads</text:p>
          </table:table-cell>
          <table:covered-table-cell table:number-columns-repeated="5" table:style-name="ce15"/>
          <table:table-cell/>
          <table:table-cell table:style-name="ce26" office:value-type="string" calcext:value-type="string" table:number-columns-spanned="6" table:number-rows-spanned="1">
            <text:p>64 workers</text:p>
          </table:table-cell>
          <table:covered-table-cell table:number-columns-repeated="5" table:style-name="ce15"/>
          <table:table-cell table:number-columns-repeated="7"/>
        </table:table-row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office:value-type="string" calcext:value-type="string">
            <text:p>UW-OpenMP</text:p>
          </table:table-cell>
          <table:table-cell table:style-name="ce15" office:value-type="string" calcext:value-type="string">
            <text:p>UWOMP</text:p>
          </table:table-cell>
          <table:table-cell table:style-name="ce15" office:value-type="string" calcext:value-type="string">
            <text:p>%Improvement</text:p>
          </table:table-cell>
          <table:table-cell/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office:value-type="string" calcext:value-type="string">
            <text:p>UW-OpenMP</text:p>
          </table:table-cell>
          <table:table-cell table:style-name="ce15" office:value-type="string" calcext:value-type="string">
            <text:p>UWOMP++</text:p>
          </table:table-cell>
          <table:table-cell table:style-name="ce15" office:value-type="string" calcext:value-type="string">
            <text:p>%Improvement</text:p>
          </table:table-cell>
          <table:table-cell table:number-columns-repeated="4"/>
          <table:table-cell table:style-name="ce6" table:formula="of:=[.H2]" office:value-type="string" office:string-value="Benchmark" calcext:value-type="string">
            <text:p>Benchmark</text:p>
          </table:table-cell>
          <table:table-cell table:style-name="ce6" table:formula="of:=[.H1]" office:value-type="string" office:string-value="64 workers" calcext:value-type="string">
            <text:p>64 workers</text:p>
          </table:table-cell>
          <table:table-cell table:style-name="ce6" table:formula="of:=[.A32]" office:value-type="string" office:string-value="1 worker" calcext:value-type="string">
            <text:p>1 worker</text:p>
          </table:table-cell>
        </table:table-row>
        <table:table-row table:style-name="ro1">
          <table:table-cell table:style-name="ce16" office:value-type="string" calcext:value-type="string">
            <text:p>SOR</text:p>
          </table:table-cell>
          <table:table-cell table:style-name="ce16" table:formula="of:=['k2-sor'.A2]" office:value-type="float" office:value="4096" calcext:value-type="float">
            <text:p>4096</text:p>
          </table:table-cell>
          <table:table-cell table:style-name="ce16" table:formula="of:=['k2-sor'.B2]" office:value-type="float" office:value="100000" calcext:value-type="float">
            <text:p>100000</text:p>
          </table:table-cell>
          <table:table-cell table:style-name="ce16" table:formula="of:=['k2-sor'.F2]" office:value-type="float" office:value="5810.8833314" calcext:value-type="float">
            <text:p>5810.8833314</text:p>
          </table:table-cell>
          <table:table-cell table:style-name="ce16" table:formula="of:=['k2-sor'.G2]" office:value-type="float" office:value="7741.3532172" calcext:value-type="float">
            <text:p>7741.3532172</text:p>
          </table:table-cell>
          <table:table-cell table:style-name="ce16" table:formula="of:=100*(([.D3]-[.E3])/[.D3])" office:value-type="float" office:value="-33.22162527973" calcext:value-type="float">
            <text:p>-33.2216252797</text:p>
          </table:table-cell>
          <table:table-cell/>
          <table:table-cell table:style-name="ce16" office:value-type="string" calcext:value-type="string">
            <text:p>SOR</text:p>
          </table:table-cell>
          <table:table-cell table:style-name="ce16" table:formula="of:=['k2-sor'.A3]" office:value-type="float" office:value="4096" calcext:value-type="float">
            <text:p>4096</text:p>
          </table:table-cell>
          <table:table-cell table:style-name="ce16" table:formula="of:=['k2-sor'.B3]" office:value-type="float" office:value="100000" calcext:value-type="float">
            <text:p>100000</text:p>
          </table:table-cell>
          <table:table-cell table:style-name="ce16" table:formula="of:=['k2-sor'.F3]" office:value-type="float" office:value="6624.9958944" calcext:value-type="float">
            <text:p>6624.9958944</text:p>
          </table:table-cell>
          <table:table-cell table:style-name="ce16" table:formula="of:=['k2-sor'.G3]" office:value-type="float" office:value="6439.4263508" calcext:value-type="float">
            <text:p>6439.4263508</text:p>
          </table:table-cell>
          <table:table-cell table:style-name="ce16" table:formula="of:=100*(([.K3]-[.L3])/[.K3])" office:value-type="float" office:value="2.80105145056555" calcext:value-type="float">
            <text:p>2.8010514506</text:p>
          </table:table-cell>
          <table:table-cell table:number-columns-repeated="4"/>
          <table:table-cell table:formula="of:=[.H3]" office:value-type="string" office:string-value="SOR" calcext:value-type="string">
            <text:p>SOR</text:p>
          </table:table-cell>
          <table:table-cell table:formula="of:=[.M3]" office:value-type="float" office:value="2.80105145056555" calcext:value-type="float">
            <text:p>2.8010514506</text:p>
          </table:table-cell>
          <table:table-cell table:formula="of:=[.F34]" office:value-type="float" office:value="1.63551451797174" calcext:value-type="float">
            <text:p>1.635514518</text:p>
          </table:table-cell>
        </table:table-row>
        <table:table-row table:style-name="ro1">
          <table:table-cell table:style-name="ce16" office:value-type="string" calcext:value-type="string">
            <text:p>3MM</text:p>
          </table:table-cell>
          <table:table-cell table:style-name="ce19" table:formula="of:=['k2-3mm'.A2]" office:value-type="float" office:value="8192" calcext:value-type="float">
            <text:p>8192</text:p>
          </table:table-cell>
          <table:table-cell table:style-name="ce21" office:value-type="string" calcext:value-type="string">
            <text:p>NA</text:p>
          </table:table-cell>
          <table:table-cell table:style-name="ce19" table:formula="of:=['k2-3mm'.E2]" office:value-type="float" office:value="1075.2849846" calcext:value-type="float">
            <text:p>1075.2849846</text:p>
          </table:table-cell>
          <table:table-cell table:style-name="ce19" table:formula="of:=['k2-3mm'.F2]" office:value-type="float" office:value="1057.1667862" calcext:value-type="float">
            <text:p>1057.1667862</text:p>
          </table:table-cell>
          <table:table-cell table:style-name="ce16" table:formula="of:=100*(([.D4]-[.E4])/[.D4])" office:value-type="float" office:value="1.68496711657699" calcext:value-type="float">
            <text:p>1.6849671166</text:p>
          </table:table-cell>
          <table:table-cell/>
          <table:table-cell table:style-name="ce16" office:value-type="string" calcext:value-type="string">
            <text:p>3MM</text:p>
          </table:table-cell>
          <table:table-cell table:style-name="ce19" table:formula="of:=['k2-3mm'.A3]" office:value-type="float" office:value="8192" calcext:value-type="float">
            <text:p>8192</text:p>
          </table:table-cell>
          <table:table-cell table:style-name="ce21" office:value-type="string" calcext:value-type="string">
            <text:p>NA</text:p>
          </table:table-cell>
          <table:table-cell table:style-name="ce19" table:formula="of:=['k2-3mm'.E3]" office:value-type="float" office:value="1750.3321034" calcext:value-type="float">
            <text:p>1750.3321034</text:p>
          </table:table-cell>
          <table:table-cell table:style-name="ce19" table:formula="of:=['k2-3mm'.F3]" office:value-type="float" office:value="1719.6631828" calcext:value-type="float">
            <text:p>1719.6631828</text:p>
          </table:table-cell>
          <table:table-cell table:style-name="ce16" table:formula="of:=100*(([.K4]-[.L4])/[.K4])" office:value-type="float" office:value="1.75217723199078" calcext:value-type="float">
            <text:p>1.752177232</text:p>
          </table:table-cell>
          <table:table-cell table:number-columns-repeated="4"/>
          <table:table-cell table:formula="of:=[.H4]" office:value-type="string" office:string-value="3MM" calcext:value-type="string">
            <text:p>3MM</text:p>
          </table:table-cell>
          <table:table-cell table:formula="of:=[.M4]" office:value-type="float" office:value="1.75217723199078" calcext:value-type="float">
            <text:p>1.752177232</text:p>
          </table:table-cell>
          <table:table-cell table:formula="of:=[.F35]" office:value-type="float" office:value="0.634538364179343" calcext:value-type="float">
            <text:p>0.6345383642</text:p>
          </table:table-cell>
        </table:table-row>
        <table:table-row table:style-name="ro1">
          <table:table-cell table:style-name="ce16" office:value-type="string" calcext:value-type="string">
            <text:p>GEMVER</text:p>
          </table:table-cell>
          <table:table-cell table:style-name="ce16"/>
          <table:table-cell table:style-name="ce21"/>
          <table:table-cell table:style-name="ce16" table:number-columns-repeated="2"/>
          <table:table-cell table:style-name="ce16" table:formula="of:=100*(([.D5]-[.E5])/[.D5])" office:value-type="string" office:string-value="" calcext:value-type="error">
            <text:p>#DIV/0!</text:p>
          </table:table-cell>
          <table:table-cell/>
          <table:table-cell table:style-name="ce16" office:value-type="string" calcext:value-type="string">
            <text:p>GEMVER</text:p>
          </table:table-cell>
          <table:table-cell table:style-name="ce16" table:formula="of:=['k2-polybench-gemver'.A11]" office:value-type="float" office:value="65536" calcext:value-type="float">
            <text:p>65536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k2-polybench-gemver'.E11]" office:value-type="float" office:value="63.4240469" calcext:value-type="float">
            <text:p>63.4240469</text:p>
          </table:table-cell>
          <table:table-cell table:style-name="ce16" table:formula="of:=['k2-polybench-gemver'.F11]" office:value-type="float" office:value="63.277271" calcext:value-type="float">
            <text:p>63.277271</text:p>
          </table:table-cell>
          <table:table-cell table:style-name="ce16" table:formula="of:=100*(([.K5]-[.L5])/[.K5])" office:value-type="float" office:value="0.231419953746284" calcext:value-type="float">
            <text:p>0.2314199537</text:p>
          </table:table-cell>
          <table:table-cell table:number-columns-repeated="4"/>
          <table:table-cell table:formula="of:=[.H5]" office:value-type="string" office:string-value="GEMVER" calcext:value-type="string">
            <text:p>GEMVER</text:p>
          </table:table-cell>
          <table:table-cell table:formula="of:=[.M5]" office:value-type="float" office:value="0.231419953746284" calcext:value-type="float">
            <text:p>0.2314199537</text:p>
          </table:table-cell>
          <table:table-cell table:formula="of:=[.F36]" office:value-type="float" office:value="0.278661365902865" calcext:value-type="float">
            <text:p>0.2786613659</text:p>
          </table:table-cell>
        </table:table-row>
        <table:table-row table:style-name="ro1">
          <table:table-cell table:style-name="ce16" office:value-type="string" calcext:value-type="string">
            <text:p>JACOBI-1D</text:p>
          </table:table-cell>
          <table:table-cell table:style-name="ce16" table:number-columns-repeated="4"/>
          <table:table-cell table:style-name="ce16" table:formula="of:=100*(([.D6]-[.E6])/[.D6])" office:value-type="string" office:string-value="" calcext:value-type="error">
            <text:p>#DIV/0!</text:p>
          </table:table-cell>
          <table:table-cell/>
          <table:table-cell table:style-name="ce16" office:value-type="string" calcext:value-type="string">
            <text:p>JACOBI-1D</text:p>
          </table:table-cell>
          <table:table-cell table:style-name="ce16" table:formula="of:=['k2-polybench-jacobi-1d'.A9]" office:value-type="float" office:value="262144" calcext:value-type="float">
            <text:p>262144</text:p>
          </table:table-cell>
          <table:table-cell table:style-name="ce16" table:formula="of:=['k2-polybench-jacobi-1d'.E9]" office:value-type="float" office:value="1048576" calcext:value-type="float">
            <text:p>1048576</text:p>
          </table:table-cell>
          <table:table-cell table:style-name="ce16" table:formula="of:=['k2-polybench-jacobi-1d'.F9]" office:value-type="float" office:value="9483.313644" calcext:value-type="float">
            <text:p>9483.313644</text:p>
          </table:table-cell>
          <table:table-cell table:style-name="ce16" table:formula="of:=['k2-polybench-jacobi-1d'.G9]" office:value-type="float" office:value="3323.150313" calcext:value-type="float">
            <text:p>3323.150313</text:p>
          </table:table-cell>
          <table:table-cell table:style-name="ce16" table:formula="of:=100*(([.K6]-[.L6])/[.K6])" office:value-type="float" office:value="64.9579204300332" calcext:value-type="float">
            <text:p>64.95792043</text:p>
          </table:table-cell>
          <table:table-cell table:number-columns-repeated="4"/>
          <table:table-cell table:formula="of:=[.H6]" office:value-type="string" office:string-value="JACOBI-1D" calcext:value-type="string">
            <text:p>JACOBI-1D</text:p>
          </table:table-cell>
          <table:table-cell table:formula="of:=[.M6]" office:value-type="float" office:value="64.9579204300332" calcext:value-type="float">
            <text:p>64.95792043</text:p>
          </table:table-cell>
          <table:table-cell table:formula="of:=[.F37]" office:value-type="float" office:value="33.3988507008162" calcext:value-type="float">
            <text:p>33.3988507008</text:p>
          </table:table-cell>
        </table:table-row>
        <table:table-row table:style-name="ro1">
          <table:table-cell table:style-name="ce16" office:value-type="string" calcext:value-type="string">
            <text:p>JACOBI-2D</text:p>
          </table:table-cell>
          <table:table-cell table:style-name="ce16" table:formula="of:=['k2-polybench-jacobi-2d'.AL9]" office:value-type="float" office:value="32786" calcext:value-type="float">
            <text:p>32786</text:p>
          </table:table-cell>
          <table:table-cell table:style-name="ce16" table:formula="of:=['k2-polybench-jacobi-2d'.AM9]" office:value-type="float" office:value="512" calcext:value-type="float">
            <text:p>512</text:p>
          </table:table-cell>
          <table:table-cell table:style-name="ce16" table:formula="of:=['k2-polybench-jacobi-2d'.AP9]" office:value-type="float" office:value="3070.5858724" calcext:value-type="float">
            <text:p>3070.5858724</text:p>
          </table:table-cell>
          <table:table-cell table:style-name="ce16" table:formula="of:=['k2-polybench-jacobi-2d'.AQ9]" office:value-type="float" office:value="3017.7108192" calcext:value-type="float">
            <text:p>3017.7108192</text:p>
          </table:table-cell>
          <table:table-cell table:style-name="ce16" table:formula="of:=100*(([.D7]-[.E7])/[.D7])" office:value-type="float" office:value="1.72198581629871" calcext:value-type="float">
            <text:p>1.7219858163</text:p>
          </table:table-cell>
          <table:table-cell/>
          <table:table-cell table:style-name="ce16" office:value-type="string" calcext:value-type="string">
            <text:p>JACOBI-2D</text:p>
          </table:table-cell>
          <table:table-cell table:style-name="ce16" table:formula="of:=['k2-polybench-jacobi-2d'.AL10]" office:value-type="float" office:value="32768" calcext:value-type="float">
            <text:p>32768</text:p>
          </table:table-cell>
          <table:table-cell table:style-name="ce16" table:formula="of:=['k2-polybench-jacobi-2d'.AM10]" office:value-type="float" office:value="512" calcext:value-type="float">
            <text:p>512</text:p>
          </table:table-cell>
          <table:table-cell table:style-name="ce16" table:formula="of:=['k2-polybench-jacobi-2d'.AP10]" office:value-type="float" office:value="3447.7057716" calcext:value-type="float">
            <text:p>3447.7057716</text:p>
          </table:table-cell>
          <table:table-cell table:style-name="ce16" table:formula="of:=['k2-polybench-jacobi-2d'.AQ10]" office:value-type="float" office:value="3384.5621246" calcext:value-type="float">
            <text:p>3384.5621246</text:p>
          </table:table-cell>
          <table:table-cell table:style-name="ce16" table:formula="of:=100*(([.K7]-[.L7])/[.K7])" office:value-type="float" office:value="1.83146855280218" calcext:value-type="float">
            <text:p>1.8314685528</text:p>
          </table:table-cell>
          <table:table-cell table:number-columns-repeated="4"/>
          <table:table-cell table:formula="of:=[.H7]" office:value-type="string" office:string-value="JACOBI-2D" calcext:value-type="string">
            <text:p>JACOBI-2D</text:p>
          </table:table-cell>
          <table:table-cell table:formula="of:=[.M7]" office:value-type="float" office:value="1.83146855280218" calcext:value-type="float">
            <text:p>1.8314685528</text:p>
          </table:table-cell>
          <table:table-cell table:formula="of:=[.F38]" office:value-type="float" office:value="3.96671731831684" calcext:value-type="float">
            <text:p>3.9667173183</text:p>
          </table:table-cell>
        </table:table-row>
        <table:table-row table:style-name="ro1">
          <table:table-cell table:style-name="ce16" office:value-type="string" calcext:value-type="string">
            <text:p>FDTD-2D</text:p>
          </table:table-cell>
          <table:table-cell table:style-name="ce16" table:formula="of:=['k2-polybench-fdtd-2d'.A2]" office:value-type="float" office:value="8192" calcext:value-type="float">
            <text:p>8192</text:p>
          </table:table-cell>
          <table:table-cell table:style-name="ce16" table:formula="of:=['k2-polybench-fdtd-2d'.B2]" office:value-type="float" office:value="8192" calcext:value-type="float">
            <text:p>8192</text:p>
          </table:table-cell>
          <table:table-cell table:style-name="ce16" table:formula="of:=['k2-polybench-fdtd-2d'.F2]" office:value-type="float" office:value="5755.2947644" calcext:value-type="float">
            <text:p>5755.2947644</text:p>
          </table:table-cell>
          <table:table-cell table:style-name="ce16" table:formula="of:=['k2-polybench-fdtd-2d'.G2]" office:value-type="float" office:value="5765.888557" calcext:value-type="float">
            <text:p>5765.888557</text:p>
          </table:table-cell>
          <table:table-cell table:style-name="ce16" table:formula="of:=100*(([.D8]-[.E8])/[.D8])" office:value-type="float" office:value="-0.184070374041129" calcext:value-type="float">
            <text:p>-0.184070374</text:p>
          </table:table-cell>
          <table:table-cell/>
          <table:table-cell table:style-name="ce16" office:value-type="string" calcext:value-type="string">
            <text:p>FDTD-2D</text:p>
          </table:table-cell>
          <table:table-cell table:style-name="ce16" table:formula="of:=['k2-polybench-fdtd-2d'.A3]" office:value-type="float" office:value="8192" calcext:value-type="float">
            <text:p>8192</text:p>
          </table:table-cell>
          <table:table-cell table:style-name="ce16" table:formula="of:=['k2-polybench-fdtd-2d'.B3]" office:value-type="float" office:value="8192" calcext:value-type="float">
            <text:p>8192</text:p>
          </table:table-cell>
          <table:table-cell table:style-name="ce16" table:formula="of:=['k2-polybench-fdtd-2d'.F3]" office:value-type="float" office:value="6327.9954452" calcext:value-type="float">
            <text:p>6327.9954452</text:p>
          </table:table-cell>
          <table:table-cell table:style-name="ce16" table:formula="of:=['k2-polybench-fdtd-2d'.G3]" office:value-type="float" office:value="6237.8000306" calcext:value-type="float">
            <text:p>6237.8000306</text:p>
          </table:table-cell>
          <table:table-cell table:style-name="ce16" table:formula="of:=100*(([.K8]-[.L8])/[.K8])" office:value-type="float" office:value="1.42533943617826" calcext:value-type="float">
            <text:p>1.4253394362</text:p>
          </table:table-cell>
          <table:table-cell table:number-columns-repeated="4"/>
          <table:table-cell table:formula="of:=[.H8]" office:value-type="string" office:string-value="FDTD-2D" calcext:value-type="string">
            <text:p>FDTD-2D</text:p>
          </table:table-cell>
          <table:table-cell table:formula="of:=[.M8]" office:value-type="float" office:value="1.42533943617826" calcext:value-type="float">
            <text:p>1.4253394362</text:p>
          </table:table-cell>
          <table:table-cell table:formula="of:=[.F39]" office:value-type="float" office:value="2.04160312032526" calcext:value-type="float">
            <text:p>2.0416031203</text:p>
          </table:table-cell>
        </table:table-row>
        <table:table-row table:style-name="ro1">
          <table:table-cell table:style-name="ce16" office:value-type="string" calcext:value-type="string">
            <text:p>IA</text:p>
          </table:table-cell>
          <table:table-cell table:style-name="ce16" table:formula="of:=['k2-ia'.A7]" office:value-type="float" office:value="2048" calcext:value-type="float">
            <text:p>2048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k2-ia'.E7]" office:value-type="float" office:value="2255.6540474" calcext:value-type="float">
            <text:p>2255.6540474</text:p>
          </table:table-cell>
          <table:table-cell table:style-name="ce16" table:formula="of:=['k2-ia'.F7]" office:value-type="float" office:value="699.7265694" calcext:value-type="float">
            <text:p>699.7265694</text:p>
          </table:table-cell>
          <table:table-cell table:style-name="ce16" table:formula="of:=100*(([.D9]-[.E9])/[.D9])" office:value-type="float" office:value="68.9789943539194" calcext:value-type="float">
            <text:p>68.9789943539</text:p>
          </table:table-cell>
          <table:table-cell/>
          <table:table-cell table:style-name="ce16" office:value-type="string" calcext:value-type="string">
            <text:p>IA</text:p>
          </table:table-cell>
          <table:table-cell table:style-name="ce16" table:formula="of:=['k2-ia'.A8]" office:value-type="float" office:value="2048" calcext:value-type="float">
            <text:p>2048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k2-ia'.E8]" office:value-type="float" office:value="3551.8017206" calcext:value-type="float">
            <text:p>3551.8017206</text:p>
          </table:table-cell>
          <table:table-cell table:style-name="ce16" table:formula="of:=['k2-ia'.F8]" office:value-type="float" office:value="1868.795748" calcext:value-type="float">
            <text:p>1868.795748</text:p>
          </table:table-cell>
          <table:table-cell table:style-name="ce16" table:formula="of:=100*(([.K9]-[.L9])/[.K9])" office:value-type="float" office:value="47.3845700011568" calcext:value-type="float">
            <text:p>47.3845700012</text:p>
          </table:table-cell>
          <table:table-cell table:number-columns-repeated="4"/>
          <table:table-cell table:formula="of:=[.H9]" office:value-type="string" office:string-value="IA" calcext:value-type="string">
            <text:p>IA</text:p>
          </table:table-cell>
          <table:table-cell table:formula="of:=[.M9]" office:value-type="float" office:value="47.3845700011568" calcext:value-type="float">
            <text:p>47.3845700012</text:p>
          </table:table-cell>
          <table:table-cell table:formula="of:=[.F40]" office:value-type="float" office:value="65.0094976102676" calcext:value-type="float">
            <text:p>65.0094976103</text:p>
          </table:table-cell>
        </table:table-row>
        <table:table-row table:style-name="ro1">
          <table:table-cell table:style-name="ce16" table:number-columns-repeated="2"/>
          <table:table-cell table:style-name="ce21"/>
          <table:table-cell table:style-name="ce16" table:number-columns-repeated="3"/>
          <table:table-cell/>
          <table:table-cell table:style-name="ce16" office:value-type="string" calcext:value-type="string">
            <text:p>LE-LCR</text:p>
          </table:table-cell>
          <table:table-cell table:style-name="ce16" table:formula="of:=['k2-lcr'.A3]" office:value-type="float" office:value="131072" calcext:value-type="float">
            <text:p>131072</text:p>
          </table:table-cell>
          <table:table-cell table:style-name="ce21" office:value-type="string" calcext:value-type="string">
            <text:p>NA</text:p>
          </table:table-cell>
          <table:table-cell table:style-name="ce16" table:formula="of:=['k2-lcr'.E3]" office:value-type="float" office:value="2037.7927598" calcext:value-type="float">
            <text:p>2037.7927598</text:p>
          </table:table-cell>
          <table:table-cell table:style-name="ce16" table:formula="of:=['k2-lcr'.F3]" office:value-type="float" office:value="499.89374305" calcext:value-type="float">
            <text:p>499.89374305</text:p>
          </table:table-cell>
          <table:table-cell table:style-name="ce16" table:formula="of:=100*(([.K10]-[.L10])/[.K10])" office:value-type="float" office:value="75.4688625403173" calcext:value-type="float">
            <text:p>75.4688625403</text:p>
          </table:table-cell>
          <table:table-cell table:number-columns-repeated="4"/>
          <table:table-cell table:formula="of:=[.H10]" office:value-type="string" office:string-value="LE-LCR" calcext:value-type="string">
            <text:p>LE-LCR</text:p>
          </table:table-cell>
          <table:table-cell table:formula="of:=[.M10]" office:value-type="float" office:value="75.4688625403173" calcext:value-type="float">
            <text:p>75.4688625403</text:p>
          </table:table-cell>
          <table:table-cell table:formula="of:=[.F41]" office:value-type="float" office:value="66.1953009418004" calcext:value-type="float">
            <text:p>66.195300941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6"/>
          <table:table-cell office:value-type="string" calcext:value-type="string">
            <text:p>AVG</text:p>
          </table:table-cell>
          <table:table-cell table:number-columns-repeated="4"/>
          <table:table-cell table:style-name="ce16" table:formula="of:=AVERAGE([.M3:.M10])" office:value-type="float" office:value="24.4816011995988" calcext:value-type="float">
            <text:p>24.4816011996</text:p>
          </table:table-cell>
          <table:table-cell table:number-columns-repeated="4"/>
          <table:table-cell table:formula="of:=[.H11]" office:value-type="string" office:string-value="AVG" calcext:value-type="string">
            <text:p>AVG</text:p>
          </table:table-cell>
          <table:table-cell table:formula="of:=[.M11]" office:value-type="float" office:value="24.4816011995988" calcext:value-type="float">
            <text:p>24.4816011996</text:p>
          </table:table-cell>
          <table:table-cell table:formula="of:=[.F42]" office:value-type="float" office:value="21.6450854924475" calcext:value-type="float">
            <text:p>21.6450854924</text:p>
          </table:table-cell>
        </table:table-row>
        <table:table-row table:style-name="ro1" table:number-rows-repeated="20">
          <table:table-cell table:number-columns-repeated="20"/>
        </table:table-row>
        <table:table-row table:style-name="ro1">
          <table:table-cell table:style-name="ce26" office:value-type="string" calcext:value-type="string" table:number-columns-spanned="6" table:number-rows-spanned="1">
            <text:p>1 worker</text:p>
          </table:table-cell>
          <table:covered-table-cell table:number-columns-repeated="5" table:style-name="ce15"/>
          <table:table-cell table:number-columns-repeated="14"/>
        </table:table-row>
        <table:table-row table:style-name="ro1">
          <table:table-cell table:style-name="ce15" office:value-type="string" calcext:value-type="string">
            <text:p>Benchmark</text:p>
          </table:table-cell>
          <table:table-cell table:style-name="ce15" office:value-type="string" calcext:value-type="string">
            <text:p>Size</text:p>
          </table:table-cell>
          <table:table-cell table:style-name="ce15" office:value-type="string" calcext:value-type="string">
            <text:p>Tsteps</text:p>
          </table:table-cell>
          <table:table-cell table:style-name="ce15" office:value-type="string" calcext:value-type="string">
            <text:p>UW-OpenMP</text:p>
          </table:table-cell>
          <table:table-cell table:style-name="ce15" office:value-type="string" calcext:value-type="string">
            <text:p>UWOMP++</text:p>
          </table:table-cell>
          <table:table-cell table:style-name="ce15" office:value-type="string" calcext:value-type="string">
            <text:p>%Improvement</text:p>
          </table:table-cell>
          <table:table-cell table:number-columns-repeated="14"/>
        </table:table-row>
        <table:table-row table:style-name="ro1">
          <table:table-cell table:formula="of:=[.H3]" office:value-type="string" office:string-value="SOR" calcext:value-type="string">
            <text:p>SOR</text:p>
          </table:table-cell>
          <table:table-cell table:formula="of:=['k2-sor'.A4]" office:value-type="float" office:value="4096" calcext:value-type="float">
            <text:p>4096</text:p>
          </table:table-cell>
          <table:table-cell table:formula="of:=['k2-sor'.B4]" office:value-type="float" office:value="100000" calcext:value-type="float">
            <text:p>100000</text:p>
          </table:table-cell>
          <table:table-cell table:formula="of:=['k2-sor'.F4]" office:value-type="float" office:value="10368.665893" calcext:value-type="float">
            <text:p>10368.665893</text:p>
          </table:table-cell>
          <table:table-cell table:formula="of:=['k2-sor'.G4]" office:value-type="float" office:value="10199.084857" calcext:value-type="float">
            <text:p>10199.084857</text:p>
          </table:table-cell>
          <table:table-cell table:formula="of:=100*(([.D34]-[.E34])/[.D34])" office:value-type="float" office:value="1.63551451797174" calcext:value-type="float">
            <text:p>1.635514518</text:p>
          </table:table-cell>
          <table:table-cell table:number-columns-repeated="14"/>
        </table:table-row>
        <table:table-row table:style-name="ro1">
          <table:table-cell table:formula="of:=[.H4]" office:value-type="string" office:string-value="3MM" calcext:value-type="string">
            <text:p>3MM</text:p>
          </table:table-cell>
          <table:table-cell table:formula="of:=['k2-3mm'.A4]" office:value-type="float" office:value="8192" calcext:value-type="float">
            <text:p>8192</text:p>
          </table:table-cell>
          <table:table-cell office:value-type="string" calcext:value-type="string">
            <text:p>NA</text:p>
          </table:table-cell>
          <table:table-cell table:formula="of:=['k2-3mm'.E4]" office:value-type="float" office:value="7123.867295" calcext:value-type="float">
            <text:p>7123.867295</text:p>
          </table:table-cell>
          <table:table-cell table:formula="of:=['k2-3mm'.F4]" office:value-type="float" office:value="7078.663624" calcext:value-type="float">
            <text:p>7078.663624</text:p>
          </table:table-cell>
          <table:table-cell table:formula="of:=100*(([.D35]-[.E35])/[.D35])" office:value-type="float" office:value="0.634538364179343" calcext:value-type="float">
            <text:p>0.6345383642</text:p>
          </table:table-cell>
          <table:table-cell table:number-columns-repeated="14"/>
        </table:table-row>
        <table:table-row table:style-name="ro1">
          <table:table-cell table:formula="of:=[.H5]" office:value-type="string" office:string-value="GEMVER" calcext:value-type="string">
            <text:p>GEMVER</text:p>
          </table:table-cell>
          <table:table-cell table:formula="of:=['k2-polybench-gemver'.A12]" office:value-type="float" office:value="65536" calcext:value-type="float">
            <text:p>65536</text:p>
          </table:table-cell>
          <table:table-cell office:value-type="string" calcext:value-type="string">
            <text:p>NA</text:p>
          </table:table-cell>
          <table:table-cell table:formula="of:=['k2-polybench-gemver'.E12]" office:value-type="float" office:value="440.11519" calcext:value-type="float">
            <text:p>440.11519</text:p>
          </table:table-cell>
          <table:table-cell table:formula="of:=['k2-polybench-gemver'.F12]" office:value-type="float" office:value="438.888759" calcext:value-type="float">
            <text:p>438.888759</text:p>
          </table:table-cell>
          <table:table-cell table:formula="of:=100*(([.D36]-[.E36])/[.D36])" office:value-type="float" office:value="0.278661365902865" calcext:value-type="float">
            <text:p>0.2786613659</text:p>
          </table:table-cell>
          <table:table-cell table:number-columns-repeated="14"/>
        </table:table-row>
        <table:table-row table:style-name="ro1">
          <table:table-cell table:formula="of:=[.H6]" office:value-type="string" office:string-value="JACOBI-1D" calcext:value-type="string">
            <text:p>JACOBI-1D</text:p>
          </table:table-cell>
          <table:table-cell table:formula="of:=['k2-polybench-jacobi-1d'.A10]" office:value-type="float" office:value="262144" calcext:value-type="float">
            <text:p>262144</text:p>
          </table:table-cell>
          <table:table-cell table:formula="of:=['k2-polybench-jacobi-1d'.E10]" office:value-type="float" office:value="1048576" calcext:value-type="float">
            <text:p>1048576</text:p>
          </table:table-cell>
          <table:table-cell table:formula="of:=['k2-polybench-jacobi-1d'.F10]" office:value-type="float" office:value="18822.61321" calcext:value-type="float">
            <text:p>18822.61321</text:p>
          </table:table-cell>
          <table:table-cell table:formula="of:=['k2-polybench-jacobi-1d'.G10]" office:value-type="float" office:value="12536.076726" calcext:value-type="float">
            <text:p>12536.076726</text:p>
          </table:table-cell>
          <table:table-cell table:formula="of:=100*(([.D37]-[.E37])/[.D37])" office:value-type="float" office:value="33.3988507008162" calcext:value-type="float">
            <text:p>33.3988507008</text:p>
          </table:table-cell>
          <table:table-cell table:number-columns-repeated="14"/>
        </table:table-row>
        <table:table-row table:style-name="ro1">
          <table:table-cell table:formula="of:=[.H7]" office:value-type="string" office:string-value="JACOBI-2D" calcext:value-type="string">
            <text:p>JACOBI-2D</text:p>
          </table:table-cell>
          <table:table-cell table:formula="of:=['k2-polybench-jacobi-2d'.AL11]" office:value-type="float" office:value="32768" calcext:value-type="float">
            <text:p>32768</text:p>
          </table:table-cell>
          <table:table-cell table:formula="of:=['k2-polybench-jacobi-2d'.AM11]" office:value-type="float" office:value="512" calcext:value-type="float">
            <text:p>512</text:p>
          </table:table-cell>
          <table:table-cell table:formula="of:=['k2-polybench-jacobi-2d'.AP11]" office:value-type="float" office:value="3558.097305" calcext:value-type="float">
            <text:p>3558.097305</text:p>
          </table:table-cell>
          <table:table-cell table:formula="of:=['k2-polybench-jacobi-2d'.AQ11]" office:value-type="float" office:value="3416.957643" calcext:value-type="float">
            <text:p>3416.957643</text:p>
          </table:table-cell>
          <table:table-cell table:formula="of:=100*(([.D38]-[.E38])/[.D38])" office:value-type="float" office:value="3.96671731831684" calcext:value-type="float">
            <text:p>3.9667173183</text:p>
          </table:table-cell>
          <table:table-cell table:number-columns-repeated="14"/>
        </table:table-row>
        <table:table-row table:style-name="ro1">
          <table:table-cell table:formula="of:=[.H8]" office:value-type="string" office:string-value="FDTD-2D" calcext:value-type="string">
            <text:p>FDTD-2D</text:p>
          </table:table-cell>
          <table:table-cell table:formula="of:=['k2-polybench-fdtd-2d'.A4]" office:value-type="float" office:value="8192" calcext:value-type="float">
            <text:p>8192</text:p>
          </table:table-cell>
          <table:table-cell table:formula="of:=['k2-polybench-fdtd-2d'.B4]" office:value-type="float" office:value="8192" calcext:value-type="float">
            <text:p>8192</text:p>
          </table:table-cell>
          <table:table-cell table:formula="of:=['k2-polybench-fdtd-2d'.F4]" office:value-type="float" office:value="8870.098904" calcext:value-type="float">
            <text:p>8870.098904</text:p>
          </table:table-cell>
          <table:table-cell table:formula="of:=['k2-polybench-fdtd-2d'.G4]" office:value-type="float" office:value="8689.006688" calcext:value-type="float">
            <text:p>8689.006688</text:p>
          </table:table-cell>
          <table:table-cell table:formula="of:=100*(([.D39]-[.E39])/[.D39])" office:value-type="float" office:value="2.04160312032526" calcext:value-type="float">
            <text:p>2.0416031203</text:p>
          </table:table-cell>
          <table:table-cell table:number-columns-repeated="14"/>
        </table:table-row>
        <table:table-row table:style-name="ro1">
          <table:table-cell table:formula="of:=[.H9]" office:value-type="string" office:string-value="IA" calcext:value-type="string">
            <text:p>IA</text:p>
          </table:table-cell>
          <table:table-cell table:formula="of:=['k2-ia'.A2]" office:value-type="float" office:value="2048" calcext:value-type="float">
            <text:p>2048</text:p>
          </table:table-cell>
          <table:table-cell office:value-type="string" calcext:value-type="string">
            <text:p>NA</text:p>
          </table:table-cell>
          <table:table-cell table:formula="of:=['k2-ia'.E2]" office:value-type="float" office:value="1435.332638" calcext:value-type="float">
            <text:p>1435.332638</text:p>
          </table:table-cell>
          <table:table-cell table:formula="of:=['k2-ia'.F2]" office:value-type="float" office:value="502.230101" calcext:value-type="float">
            <text:p>502.230101</text:p>
          </table:table-cell>
          <table:table-cell table:formula="of:=100*(([.D40]-[.E40])/[.D40])" office:value-type="float" office:value="65.0094976102676" calcext:value-type="float">
            <text:p>65.0094976103</text:p>
          </table:table-cell>
          <table:table-cell table:number-columns-repeated="14"/>
        </table:table-row>
        <table:table-row table:style-name="ro1">
          <table:table-cell table:formula="of:=[.H10]" office:value-type="string" office:string-value="LE-LCR" calcext:value-type="string">
            <text:p>LE-LCR</text:p>
          </table:table-cell>
          <table:table-cell table:formula="of:=['k2-lcr'.A3]" office:value-type="float" office:value="131072" calcext:value-type="float">
            <text:p>131072</text:p>
          </table:table-cell>
          <table:table-cell office:value-type="string" calcext:value-type="string">
            <text:p>NA</text:p>
          </table:table-cell>
          <table:table-cell table:formula="of:=['k2-lcr'.E2]" office:value-type="float" office:value="3409.614761" calcext:value-type="float">
            <text:p>3409.614761</text:p>
          </table:table-cell>
          <table:table-cell table:formula="of:=['k2-lcr'.F2]" office:value-type="float" office:value="1152.610009" calcext:value-type="float">
            <text:p>1152.610009</text:p>
          </table:table-cell>
          <table:table-cell table:formula="of:=100*(([.D41]-[.E41])/[.D41])" office:value-type="float" office:value="66.1953009418004" calcext:value-type="float">
            <text:p>66.1953009418</text:p>
          </table:table-cell>
          <table:table-cell table:number-columns-repeated="14"/>
        </table:table-row>
        <table:table-row table:style-name="ro1">
          <table:table-cell table:formula="of:=[.H11]" office:value-type="string" office:string-value="AVG" calcext:value-type="string">
            <text:p>AVG</text:p>
          </table:table-cell>
          <table:table-cell table:number-columns-repeated="4"/>
          <table:table-cell table:formula="of:=AVERAGE([.F34:.F41])" office:value-type="float" office:value="21.6450854924475" calcext:value-type="float">
            <text:p>21.6450854924</text:p>
          </table:table-cell>
          <table:table-cell table:number-columns-repeated="14"/>
        </table:table-row>
        <table:table-row table:style-name="ro1" table:number-rows-repeated="17">
          <table:table-cell table:number-columns-repeated="20"/>
        </table:table-row>
        <table:table-row table:style-name="ro1">
          <table:table-cell table:number-columns-repeated="3"/>
          <table:table-cell table:style-name="ce17" office:value-type="string" calcext:value-type="string" table:number-columns-spanned="4" table:number-rows-spanned="1">
            <text:p>Runnig Time</text:p>
          </table:table-cell>
          <table:covered-table-cell table:number-columns-repeated="3" table:style-name="ce16"/>
          <table:table-cell table:style-name="ce17" office:value-type="string" calcext:value-type="string" table:number-columns-spanned="3" table:number-rows-spanned="1">
            <text:p>%improvement w.r.t UWOpenMP</text:p>
          </table:table-cell>
          <table:covered-table-cell table:number-columns-repeated="2" table:style-name="ce16"/>
          <table:table-cell table:style-name="ce17" office:value-type="string" calcext:value-type="string" table:number-columns-spanned="2" table:number-rows-spanned="1">
            <text:p>%improvement w.r.t UWOmp++-naive</text:p>
          </table:table-cell>
          <table:covered-table-cell table:style-name="ce16"/>
          <table:table-cell table:number-columns-repeated="8"/>
        </table:table-row>
        <table:table-row table:style-name="ro1">
          <table:table-cell table:style-name="ce18" office:value-type="string" calcext:value-type="string">
            <text:p>Benchmark</text:p>
          </table:table-cell>
          <table:table-cell table:style-name="ce18" office:value-type="string" calcext:value-type="string">
            <text:p>Size</text:p>
          </table:table-cell>
          <table:table-cell table:style-name="ce18" office:value-type="string" calcext:value-type="string">
            <text:p>Tsteps</text:p>
          </table:table-cell>
          <table:table-cell table:style-name="ce18" office:value-type="string" calcext:value-type="string">
            <text:p>OM-OpenMP</text:p>
          </table:table-cell>
          <table:table-cell table:style-name="ce18" office:value-type="string" calcext:value-type="string">
            <text:p>OMOmp++-naive</text:p>
          </table:table-cell>
          <table:table-cell table:style-name="ce18" office:value-type="string" calcext:value-type="string">
            <text:p>OMOmp++</text:p>
          </table:table-cell>
          <table:table-cell table:style-name="ce18" office:value-type="string" calcext:value-type="string">
            <text:p>OMOmp++-opt</text:p>
          </table:table-cell>
          <table:table-cell table:style-name="ce18" office:value-type="string" calcext:value-type="string">
            <text:p>OMOmp++-naive</text:p>
          </table:table-cell>
          <table:table-cell table:style-name="ce18" office:value-type="string" calcext:value-type="string">
            <text:p>OMOmp++ vs OMOmp</text:p>
          </table:table-cell>
          <table:table-cell table:style-name="ce18" office:value-type="string" calcext:value-type="string">
            <text:p>OMOmp++Opt vs OMOmp</text:p>
          </table:table-cell>
          <table:table-cell table:style-name="ce18" office:value-type="string" calcext:value-type="string">
            <text:p>OMOmp++</text:p>
          </table:table-cell>
          <table:table-cell table:style-name="ce18" office:value-type="string" calcext:value-type="string">
            <text:p>OMOmp++Opt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3MM</text:p>
          </table:table-cell>
          <table:table-cell table:formula="of:=['k2-3mm'.A15]" office:value-type="float" office:value="8192" calcext:value-type="float">
            <text:p>8192</text:p>
          </table:table-cell>
          <table:table-cell office:value-type="string" calcext:value-type="string">
            <text:p>NA</text:p>
          </table:table-cell>
          <table:table-cell table:formula="of:=['k2-3mm'.B15]" office:value-type="float" office:value="1680.5585494" calcext:value-type="float">
            <text:p>1680.5585494</text:p>
          </table:table-cell>
          <table:table-cell table:formula="of:=['k2-3mm'.C15]" office:value-type="float" office:value="1669.6383324" calcext:value-type="float">
            <text:p>1669.6383324</text:p>
          </table:table-cell>
          <table:table-cell table:formula="of:=['k2-3mm'.D15]" office:value-type="float" office:value="1660.3002584" calcext:value-type="float">
            <text:p>1660.3002584</text:p>
          </table:table-cell>
          <table:table-cell table:formula="of:=['k2-3mm'.E15]" office:value-type="float" office:value="1617.1576392" calcext:value-type="float">
            <text:p>1617.1576392</text:p>
          </table:table-cell>
          <table:table-cell table:formula="of:=['k2-3mm'.F15]" office:value-type="float" office:value="0.649796878775729" calcext:value-type="float">
            <text:p>0.6497968788</text:p>
          </table:table-cell>
          <table:table-cell table:formula="of:=['k2-3mm'.G15]" office:value-type="float" office:value="1.20544987898414" calcext:value-type="float">
            <text:p>1.205449879</text:p>
          </table:table-cell>
          <table:table-cell table:formula="of:=['k2-3mm'.H15]" office:value-type="float" office:value="3.77260942337508" calcext:value-type="float">
            <text:p>3.7726094234</text:p>
          </table:table-cell>
          <table:table-cell table:formula="of:=100*(([.E62]-[.F62])/[.E62])" office:value-type="float" office:value="0.559287231180007" calcext:value-type="float">
            <text:p>0.5592872312</text:p>
          </table:table-cell>
          <table:table-cell table:formula="of:=100*(([.E62]-[.G62])/[.E62])" office:value-type="float" office:value="3.14323720182936" calcext:value-type="float">
            <text:p>3.1432372018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GEMVER</text:p>
          </table:table-cell>
          <table:table-cell table:formula="of:=['k2-polybench-gemver'.A19]" office:value-type="float" office:value="65536" calcext:value-type="float">
            <text:p>65536</text:p>
          </table:table-cell>
          <table:table-cell office:value-type="string" calcext:value-type="string">
            <text:p>NA</text:p>
          </table:table-cell>
          <table:table-cell table:formula="of:=['k2-polybench-gemver'.B19]" office:value-type="float" office:value="64.02248975" calcext:value-type="float">
            <text:p>64.02248975</text:p>
          </table:table-cell>
          <table:table-cell table:formula="of:=['k2-polybench-gemver'.C19]" office:value-type="float" office:value="63.29262825" calcext:value-type="float">
            <text:p>63.29262825</text:p>
          </table:table-cell>
          <table:table-cell table:formula="of:=['k2-polybench-gemver'.D19]" office:value-type="float" office:value="63.4926552" calcext:value-type="float">
            <text:p>63.4926552</text:p>
          </table:table-cell>
          <table:table-cell table:formula="of:=['k2-polybench-gemver'.E19]" office:value-type="float" office:value="63.10492615" calcext:value-type="float">
            <text:p>63.10492615</text:p>
          </table:table-cell>
          <table:table-cell table:formula="of:=['k2-polybench-gemver'.F19]" office:value-type="float" office:value="1.14000799226963" calcext:value-type="float">
            <text:p>1.1400079923</text:p>
          </table:table-cell>
          <table:table-cell table:formula="of:=['k2-polybench-gemver'.G19]" office:value-type="float" office:value="0.827575672344114" calcext:value-type="float">
            <text:p>0.8275756723</text:p>
          </table:table-cell>
          <table:table-cell table:formula="of:=['k2-polybench-gemver'.H19]" office:value-type="float" office:value="1.43318949885108" calcext:value-type="float">
            <text:p>1.4331894989</text:p>
          </table:table-cell>
          <table:table-cell table:formula="of:=100*(([.E63]-[.F63])/[.E63])" office:value-type="float" office:value="-0.316035145846549" calcext:value-type="float">
            <text:p>-0.3160351458</text:p>
          </table:table-cell>
          <table:table-cell table:formula="of:=100*(([.E63]-[.G63])/[.E63])" office:value-type="float" office:value="0.296562340970574" calcext:value-type="float">
            <text:p>0.296562341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JACOBI-1D</text:p>
          </table:table-cell>
          <table:table-cell table:formula="of:=['k2-polybench-jacobi-1d'.A23]" office:value-type="float" office:value="262144" calcext:value-type="float">
            <text:p>262144</text:p>
          </table:table-cell>
          <table:table-cell table:formula="of:=['k2-polybench-jacobi-1d'.B23]" office:value-type="float" office:value="1024" calcext:value-type="float">
            <text:p>1024</text:p>
          </table:table-cell>
          <table:table-cell table:formula="of:=['k2-polybench-jacobi-1d'.C23]" office:value-type="float" office:value="12.6088718" calcext:value-type="float">
            <text:p>12.6088718</text:p>
          </table:table-cell>
          <table:table-cell table:formula="of:=['k2-polybench-jacobi-1d'.D23]" office:value-type="float" office:value="308.2378532" calcext:value-type="float">
            <text:p>308.2378532</text:p>
          </table:table-cell>
          <table:table-cell table:formula="of:=['k2-polybench-jacobi-1d'.E23]" office:value-type="float" office:value="5.6764442" calcext:value-type="float">
            <text:p>5.6764442</text:p>
          </table:table-cell>
          <table:table-cell table:formula="of:=['k2-polybench-jacobi-1d'.F23]" office:value-type="float" office:value="3.480259" calcext:value-type="float">
            <text:p>3.480259</text:p>
          </table:table-cell>
          <table:table-cell table:formula="of:=['k2-polybench-jacobi-1d'.G23]" office:value-type="float" office:value="-2344.61089056358" calcext:value-type="float">
            <text:p>-2344.6108905636</text:p>
          </table:table-cell>
          <table:table-cell table:formula="of:=['k2-polybench-jacobi-1d'.H23]" office:value-type="float" office:value="54.9805542475259" calcext:value-type="float">
            <text:p>54.9805542475</text:p>
          </table:table-cell>
          <table:table-cell table:formula="of:=['k2-polybench-jacobi-1d'.I23]" office:value-type="float" office:value="72.3983314668962" calcext:value-type="float">
            <text:p>72.3983314669</text:p>
          </table:table-cell>
          <table:table-cell table:formula="of:=100*(([.E64]-[.F64])/[.E64])" office:value-type="float" office:value="98.1584207970989" calcext:value-type="float">
            <text:p>98.1584207971</text:p>
          </table:table-cell>
          <table:table-cell table:formula="of:=100*(([.E64]-[.G64])/[.E64])" office:value-type="float" office:value="98.8709177137495" calcext:value-type="float">
            <text:p>98.8709177137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JACOBI-2D</text:p>
          </table:table-cell>
          <table:table-cell table:formula="of:=['k2-polybench-jacobi-2d'.A36]" office:value-type="float" office:value="32768" calcext:value-type="float">
            <text:p>32768</text:p>
          </table:table-cell>
          <table:table-cell table:formula="of:=['k2-polybench-jacobi-2d'.B36]" office:value-type="float" office:value="1024" calcext:value-type="float">
            <text:p>1024</text:p>
          </table:table-cell>
          <table:table-cell table:formula="of:=['k2-polybench-jacobi-2d'.C36]" office:value-type="float" office:value="6612.812795" calcext:value-type="float">
            <text:p>6612.812795</text:p>
          </table:table-cell>
          <table:table-cell table:formula="of:=['k2-polybench-jacobi-2d'.D36]" office:value-type="float" office:value="6485.3213762" calcext:value-type="float">
            <text:p>6485.3213762</text:p>
          </table:table-cell>
          <table:table-cell table:formula="of:=['k2-polybench-jacobi-2d'.E36]" office:value-type="float" office:value="6475.8463572" calcext:value-type="float">
            <text:p>6475.8463572</text:p>
          </table:table-cell>
          <table:table-cell table:formula="of:=['k2-polybench-jacobi-2d'.F36]" office:value-type="float" office:value="6473.8824444" calcext:value-type="float">
            <text:p>6473.8824444</text:p>
          </table:table-cell>
          <table:table-cell table:formula="of:=['k2-polybench-jacobi-2d'.G36]" office:value-type="float" office:value="1.92794538046499" calcext:value-type="float">
            <text:p>1.9279453805</text:p>
          </table:table-cell>
          <table:table-cell table:formula="of:=['k2-polybench-jacobi-2d'.H36]" office:value-type="float" office:value="2.07122811496435" calcext:value-type="float">
            <text:p>2.071228115</text:p>
          </table:table-cell>
          <table:table-cell table:formula="of:=['k2-polybench-jacobi-2d'.I36]" office:value-type="float" office:value="2.10092671465078" calcext:value-type="float">
            <text:p>2.1009267147</text:p>
          </table:table-cell>
          <table:table-cell table:formula="of:=100*(([.E65]-[.F65])/[.E65])" office:value-type="float" office:value="0.146099452137734" calcext:value-type="float">
            <text:p>0.1460994521</text:p>
          </table:table-cell>
          <table:table-cell table:formula="of:=100*(([.E65]-[.G65])/[.E65])" office:value-type="float" office:value="0.17638188050292" calcext:value-type="float">
            <text:p>0.1763818805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FDTD-2D</text:p>
          </table:table-cell>
          <table:table-cell table:formula="of:=['k2-polybench-fdtd-2d'.A12]" office:value-type="float" office:value="16384" calcext:value-type="float">
            <text:p>16384</text:p>
          </table:table-cell>
          <table:table-cell table:formula="of:=['k2-polybench-fdtd-2d'.B12]" office:value-type="float" office:value="1024" calcext:value-type="float">
            <text:p>1024</text:p>
          </table:table-cell>
          <table:table-cell table:formula="of:=['k2-polybench-fdtd-2d'.C12]" office:value-type="float" office:value="3003.5533472" calcext:value-type="float">
            <text:p>3003.5533472</text:p>
          </table:table-cell>
          <table:table-cell table:formula="of:=['k2-polybench-fdtd-2d'.D12]" office:value-type="float" office:value="3156.4474734" calcext:value-type="float">
            <text:p>3156.4474734</text:p>
          </table:table-cell>
          <table:table-cell table:formula="of:=['k2-polybench-fdtd-2d'.E12]" office:value-type="float" office:value="3038.3712088" calcext:value-type="float">
            <text:p>3038.3712088</text:p>
          </table:table-cell>
          <table:table-cell table:formula="of:=['k2-polybench-fdtd-2d'.F12]" office:value-type="float" office:value="3023.5643514" calcext:value-type="float">
            <text:p>3023.5643514</text:p>
          </table:table-cell>
          <table:table-cell table:formula="of:=['k2-polybench-fdtd-2d'.G12]" office:value-type="float" office:value="-5.09044150464423" calcext:value-type="float">
            <text:p>-5.0904415046</text:p>
          </table:table-cell>
          <table:table-cell table:formula="of:=['k2-polybench-fdtd-2d'.H12]" office:value-type="float" office:value="-1.15922234683989" calcext:value-type="float">
            <text:p>-1.1592223468</text:p>
          </table:table-cell>
          <table:table-cell table:formula="of:=['k2-polybench-fdtd-2d'.I12]" office:value-type="float" office:value="-0.666244340845635" calcext:value-type="float">
            <text:p>-0.6662443408</text:p>
          </table:table-cell>
          <table:table-cell table:formula="of:=100*(([.E66]-[.F66])/[.E66])" office:value-type="float" office:value="3.74079611953158" calcext:value-type="float">
            <text:p>3.7407961195</text:p>
          </table:table-cell>
          <table:table-cell table:formula="of:=100*(([.E66]-[.G66])/[.E66])" office:value-type="float" office:value="4.20989492522313" calcext:value-type="float">
            <text:p>4.2098949252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IA</text:p>
          </table:table-cell>
          <table:table-cell table:formula="of:=['k2-ia'.A22]" office:value-type="float" office:value="512" calcext:value-type="float">
            <text:p>512</text:p>
          </table:table-cell>
          <table:table-cell office:value-type="string" calcext:value-type="string">
            <text:p>NA</text:p>
          </table:table-cell>
          <table:table-cell table:formula="of:=['k2-ia'.B22]" office:value-type="float" office:value="180.2768864" calcext:value-type="float">
            <text:p>180.2768864</text:p>
          </table:table-cell>
          <table:table-cell table:formula="of:=['k2-ia'.C22]" office:value-type="float" office:value="1806.7397882" calcext:value-type="float">
            <text:p>1806.7397882</text:p>
          </table:table-cell>
          <table:table-cell table:formula="of:=['k2-ia'.D22]" office:value-type="float" office:value="14.270811" calcext:value-type="float">
            <text:p>14.270811</text:p>
          </table:table-cell>
          <table:table-cell table:formula="of:=['k2-ia'.E22]" office:value-type="float" office:value="11.8696254" calcext:value-type="float">
            <text:p>11.8696254</text:p>
          </table:table-cell>
          <table:table-cell table:formula="of:=['k2-ia'.F22]" office:value-type="float" office:value="-902.202680709267" calcext:value-type="float">
            <text:p>-902.2026807093</text:p>
          </table:table-cell>
          <table:table-cell table:formula="of:=['k2-ia'.G22]" office:value-type="float" office:value="92.0839485943108" calcext:value-type="float">
            <text:p>92.0839485943</text:p>
          </table:table-cell>
          <table:table-cell table:formula="of:=['k2-ia'.H22]" office:value-type="float" office:value="93.4158917224344" calcext:value-type="float">
            <text:p>93.4158917224</text:p>
          </table:table-cell>
          <table:table-cell table:formula="of:=100*(([.E67]-[.F67])/[.E67])" office:value-type="float" office:value="99.2101346805332" calcext:value-type="float">
            <text:p>99.2101346805</text:p>
          </table:table-cell>
          <table:table-cell table:formula="of:=100*(([.E67]-[.G67])/[.E67])" office:value-type="float" office:value="99.3430362536143" calcext:value-type="float">
            <text:p>99.3430362536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SOR</text:p>
          </table:table-cell>
          <table:table-cell table:formula="of:=['k2-sor'.A14]" office:value-type="float" office:value="32768" calcext:value-type="float">
            <text:p>32768</text:p>
          </table:table-cell>
          <table:table-cell table:formula="of:=['k2-sor'.B14]" office:value-type="float" office:value="1024" calcext:value-type="float">
            <text:p>1024</text:p>
          </table:table-cell>
          <table:table-cell table:formula="of:=['k2-sor'.C14]" office:value-type="float" office:value="4904.6905414" calcext:value-type="float">
            <text:p>4904.6905414</text:p>
          </table:table-cell>
          <table:table-cell table:formula="of:=['k2-sor'.D14]" office:value-type="float" office:value="4869.3664418" calcext:value-type="float">
            <text:p>4869.3664418</text:p>
          </table:table-cell>
          <table:table-cell table:formula="of:=['k2-sor'.E14]" office:value-type="float" office:value="4855.3103078" calcext:value-type="float">
            <text:p>4855.3103078</text:p>
          </table:table-cell>
          <table:table-cell table:formula="of:=['k2-sor'.F14]" office:value-type="float" office:value="4840.0636818" calcext:value-type="float">
            <text:p>4840.0636818</text:p>
          </table:table-cell>
          <table:table-cell table:formula="of:=['k2-sor'.G14]" office:value-type="float" office:value="0.720210567860158" calcext:value-type="float">
            <text:p>0.7202105679</text:p>
          </table:table-cell>
          <table:table-cell table:formula="of:=['k2-sor'.H14]" office:value-type="float" office:value="1.00679611044135" calcext:value-type="float">
            <text:p>1.0067961104</text:p>
          </table:table-cell>
          <table:table-cell table:formula="of:=['k2-sor'.I14]" office:value-type="float" office:value="1.31765417317344" calcext:value-type="float">
            <text:p>1.3176541732</text:p>
          </table:table-cell>
          <table:table-cell table:formula="of:=100*(([.E68]-[.F68])/[.E68])" office:value-type="float" office:value="0.288664535068417" calcext:value-type="float">
            <text:p>0.2886645351</text:p>
          </table:table-cell>
          <table:table-cell table:formula="of:=100*(([.E68]-[.G68])/[.E68])" office:value-type="float" office:value="0.601777671699885" calcext:value-type="float">
            <text:p>0.6017776717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LE-LCR</text:p>
          </table:table-cell>
          <table:table-cell table:formula="of:=['k2-lcr'.A10]" office:value-type="float" office:value="131072" calcext:value-type="float">
            <text:p>131072</text:p>
          </table:table-cell>
          <table:table-cell office:value-type="string" calcext:value-type="string">
            <text:p>NA</text:p>
          </table:table-cell>
          <table:table-cell table:formula="of:=['k2-lcr'.B10]" office:value-type="float" office:value="1162.942804" calcext:value-type="float">
            <text:p>1162.942804</text:p>
          </table:table-cell>
          <table:table-cell table:formula="of:=['k2-lcr'.C10]" office:value-type="float" office:value="4487.674414" calcext:value-type="float">
            <text:p>4487.674414</text:p>
          </table:table-cell>
          <table:table-cell table:formula="of:=['k2-lcr'.D10]" office:value-type="float" office:value="203.0832188" calcext:value-type="float">
            <text:p>203.0832188</text:p>
          </table:table-cell>
          <table:table-cell table:formula="of:=['k2-lcr'.E10]" office:value-type="float" office:value="54.7636168" calcext:value-type="float">
            <text:p>54.7636168</text:p>
          </table:table-cell>
          <table:table-cell table:formula="of:=['k2-lcr'.F10]" office:value-type="float" office:value="-285.889520840098" calcext:value-type="float">
            <text:p>-285.8895208401</text:p>
          </table:table-cell>
          <table:table-cell table:formula="of:=['k2-lcr'.G10]" office:value-type="float" office:value="82.5371275266948" calcext:value-type="float">
            <text:p>82.5371275267</text:p>
          </table:table-cell>
          <table:table-cell table:formula="of:=['k2-lcr'.H10]" office:value-type="float" office:value="95.2909449534717" calcext:value-type="float">
            <text:p>95.2909449535</text:p>
          </table:table-cell>
          <table:table-cell table:formula="of:=100*(([.E69]-[.F69])/[.E69])" office:value-type="float" office:value="95.4746445471523" calcext:value-type="float">
            <text:p>95.4746445472</text:p>
          </table:table-cell>
          <table:table-cell table:formula="of:=100*(([.E69]-[.G69])/[.E69])" office:value-type="float" office:value="98.779688280657" calcext:value-type="float">
            <text:p>98.7796882807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KPDP</text:p>
          </table:table-cell>
          <table:table-cell table:formula="of:=['k2-knapsack'.A8]" office:value-type="float" office:value="131072" calcext:value-type="float">
            <text:p>131072</text:p>
          </table:table-cell>
          <table:table-cell office:value-type="string" calcext:value-type="string">
            <text:p>NA</text:p>
          </table:table-cell>
          <table:table-cell table:formula="of:=['k2-knapsack'.C8]" office:value-type="float" office:value="15.025829" calcext:value-type="float">
            <text:p>15.025829</text:p>
          </table:table-cell>
          <table:table-cell table:formula="of:=['k2-knapsack'.D8]" office:value-type="float" office:value="74.5488178" calcext:value-type="float">
            <text:p>74.5488178</text:p>
          </table:table-cell>
          <table:table-cell table:formula="of:=['k2-knapsack'.E8]" office:value-type="float" office:value="1.9417658" calcext:value-type="float">
            <text:p>1.9417658</text:p>
          </table:table-cell>
          <table:table-cell table:formula="of:=['k2-knapsack'.F8]" office:value-type="float" office:value="0.5937672" calcext:value-type="float">
            <text:p>0.5937672</text:p>
          </table:table-cell>
          <table:table-cell table:formula="of:=['k2-knapsack'.G8]" office:value-type="float" office:value="-396.137802446707" calcext:value-type="float">
            <text:p>-396.1378024467</text:p>
          </table:table-cell>
          <table:table-cell table:formula="of:=['k2-knapsack'.H8]" office:value-type="float" office:value="87.0771469580813" calcext:value-type="float">
            <text:p>87.0771469581</text:p>
          </table:table-cell>
          <table:table-cell table:formula="of:=['k2-knapsack'.I8]" office:value-type="float" office:value="96.0483564667214" calcext:value-type="float">
            <text:p>96.0483564667</text:p>
          </table:table-cell>
          <table:table-cell table:formula="of:=100*(([.E70]-[.F70])/[.E70])" office:value-type="float" office:value="97.3953097348782" calcext:value-type="float">
            <text:p>97.3953097349</text:p>
          </table:table-cell>
          <table:table-cell table:formula="of:=100*(([.E70]-[.G70])/[.E70])" office:value-type="float" office:value="99.2035189590894" calcext:value-type="float">
            <text:p>99.2035189591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AVG</text:p>
          </table:table-cell>
          <table:table-cell table:number-columns-repeated="6"/>
          <table:table-cell table:formula="of:=AVERAGE([.H62:.H69])" office:value-type="float" office:value="-441.669446599777" calcext:value-type="float">
            <text:p>-441.6694465998</text:p>
          </table:table-cell>
          <table:table-cell table:formula="of:=AVERAGE([.I62:.I69])" office:value-type="float" office:value="29.1941822248032" calcext:value-type="float">
            <text:p>29.1941822248</text:p>
          </table:table-cell>
          <table:table-cell table:formula="of:=AVERAGE([.J62:.J69])" office:value-type="float" office:value="33.6329129515009" calcext:value-type="float">
            <text:p>33.6329129515</text:p>
          </table:table-cell>
          <table:table-cell table:formula="of:=AVERAGE([.K62:.K69])" office:value-type="float" office:value="37.1577515271069" calcext:value-type="float">
            <text:p>37.1577515271</text:p>
          </table:table-cell>
          <table:table-cell table:formula="of:=AVERAGE([.L62:.L69])" office:value-type="float" office:value="38.1776870335308" calcext:value-type="float">
            <text:p>38.1776870335</text:p>
          </table:table-cell>
          <table:table-cell table:number-columns-repeated="8"/>
        </table:table-row>
        <table:table-row table:style-name="ro1" table:number-rows-repeated="21">
          <table:table-cell table:number-columns-repeated="20"/>
        </table:table-row>
        <table:table-row table:style-name="ro1">
          <table:table-cell table:style-name="ce14"/>
          <table:table-cell table:number-columns-repeated="19"/>
        </table:table-row>
      </table:table>
      <table:table table:name="Size Reasoning" table:style-name="ta1">
        <table:table-column table:style-name="co42" table:default-cell-style-name="Default"/>
        <table:table-column table:style-name="co1" table:default-cell-style-name="Default"/>
        <table:table-column table:style-name="co1" table:default-cell-style-name="ce29"/>
        <table:table-column table:style-name="co46" table:default-cell-style-name="Default"/>
        <table:table-column table:style-name="co47" table:default-cell-style-name="Default"/>
        <table:table-column table:style-name="co1" table:default-cell-style-name="Default"/>
        <table:table-column table:style-name="co1" table:default-cell-style-name="ce29"/>
        <table:table-column table:style-name="co46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row table:style-name="ro1">
          <table:table-cell table:style-name="ce17" office:value-type="string" calcext:value-type="string" table:number-columns-spanned="1" table:number-rows-spanned="2">
            <text:p>Benchmark</text:p>
          </table:table-cell>
          <table:table-cell table:style-name="ce17" office:value-type="string" calcext:value-type="string" table:number-columns-spanned="3" table:number-rows-spanned="1">
            <text:p>Virgo</text:p>
          </table:table-cell>
          <table:covered-table-cell table:style-name="ce28"/>
          <table:covered-table-cell table:style-name="ce27"/>
          <table:table-cell table:style-name="ce27"/>
          <table:table-cell table:style-name="ce17" office:value-type="string" calcext:value-type="string" table:number-columns-spanned="3" table:number-rows-spanned="1">
            <text:p>k2</text:p>
          </table:table-cell>
          <table:covered-table-cell table:style-name="ce28"/>
          <table:covered-table-cell table:style-name="ce27"/>
          <table:table-cell table:style-name="ce27"/>
          <table:table-cell table:style-name="ce34" office:value-type="string" calcext:value-type="string" table:number-columns-spanned="1" table:number-rows-spanned="2">
            <text:p>Reason</text:p>
          </table:table-cell>
          <table:table-cell table:style-name="ce17" office:value-type="string" calcext:value-type="string" table:number-columns-spanned="1" table:number-rows-spanned="2">
            <text:p>Remarks</text:p>
          </table:table-cell>
        </table:table-row>
        <table:table-row table:style-name="ro1">
          <table:covered-table-cell table:style-name="ce27"/>
          <table:table-cell table:style-name="ce27" office:value-type="string" calcext:value-type="string">
            <text:p>Size</text:p>
          </table:table-cell>
          <table:table-cell table:style-name="ce28" office:value-type="string" calcext:value-type="string">
            <text:p>Tsteps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Rerun* – Status</text:p>
          </table:table-cell>
          <table:table-cell table:style-name="ce27" office:value-type="string" calcext:value-type="string">
            <text:p>Size</text:p>
          </table:table-cell>
          <table:table-cell table:style-name="ce28" office:value-type="string" calcext:value-type="string">
            <text:p>Tsteps</text:p>
          </table:table-cell>
          <table:table-cell table:style-name="ce27" office:value-type="string" calcext:value-type="string">
            <text:p>Status</text:p>
          </table:table-cell>
          <table:table-cell table:style-name="ce27" office:value-type="string" calcext:value-type="string">
            <text:p>Rerun* – Status</text:p>
          </table:table-cell>
          <table:covered-table-cell table:style-name="ce35"/>
          <table:covered-table-cell table:style-name="ce27"/>
        </table:table-row>
        <table:table-row table:style-name="ro1">
          <table:table-cell table:style-name="ce3" office:value-type="string" calcext:value-type="string">
            <text:p>JACOBI-1D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4" office:value-type="float" office:value="1024" calcext:value-type="float">
            <text:p>1024</text:p>
          </table:table-cell>
          <table:table-cell table:style-name="ce31" office:value-type="string" calcext:value-type="string">
            <text:p>Done – 5 runs</text:p>
          </table:table-cell>
          <table:table-cell table:style-name="ce31" office:value-type="string" calcext:value-type="string">
            <text:p>TODO</text:p>
          </table:table-cell>
          <table:table-cell table:style-name="ce3" office:value-type="float" office:value="262144" calcext:value-type="float">
            <text:p>262144</text:p>
          </table:table-cell>
          <table:table-cell table:style-name="ce4" office:value-type="float" office:value="1024" calcext:value-type="float">
            <text:p>1024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Beyond 262144 uwopenmp code was getting killed in k2</text:p>
          </table:table-cell>
          <table:table-cell table:style-name="ce3" office:value-type="string" calcext:value-type="string">
            <text:p>killed for no-reuseopt in virgo</text:p>
          </table:table-cell>
        </table:table-row>
        <table:table-row table:style-name="ro1">
          <table:table-cell table:style-name="ce3" office:value-type="string" calcext:value-type="string">
            <text:p>JACOBI-2D</text:p>
          </table:table-cell>
          <table:table-cell table:style-name="ce3" office:value-type="float" office:value="32768" calcext:value-type="float">
            <text:p>32768</text:p>
          </table:table-cell>
          <table:table-cell table:style-name="ce4" office:value-type="float" office:value="1024" calcext:value-type="float">
            <text:p>1024</text:p>
          </table:table-cell>
          <table:table-cell table:number-columns-repeated="2" table:style-name="ce31" office:value-type="string" calcext:value-type="string">
            <text:p>Done - 5 run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4" office:value-type="float" office:value="1024" calcext:value-type="float">
            <text:p>1024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&lt; 2 hours in k2 for uwopenmp</text:p>
          </table:table-cell>
          <table:table-cell table:style-name="ce3"/>
        </table:table-row>
        <table:table-row table:style-name="ro2">
          <table:table-cell table:style-name="ce3" office:value-type="string" calcext:value-type="string">
            <text:p>3MM</text:p>
          </table:table-cell>
          <table:table-cell table:style-name="ce3" office:value-type="float" office:value="8192" calcext:value-type="float">
            <text:p>8192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" office:value-type="float" office:value="8192" calcext:value-type="float">
            <text:p>8192</text:p>
          </table:table-cell>
          <table:table-cell table:style-name="ce4" office:value-type="string" calcext:value-type="string">
            <text:p>NA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&lt; 2 hours in k2 for uwopenmp. Takes around half an hour both. But the next size takes around 4 hours in both virgo and k2</text:p>
          </table:table-cell>
          <table:table-cell table:style-name="ce36" office:value-type="string" calcext:value-type="string">
            <text:p>TODO: shows large variations in all runs even with setting highest frequency both in virgo and k2. Check it</text:p>
          </table:table-cell>
        </table:table-row>
        <table:table-row table:style-name="ro1">
          <table:table-cell table:style-name="ce3" office:value-type="string" calcext:value-type="string">
            <text:p>SOR</text:p>
          </table:table-cell>
          <table:table-cell table:style-name="ce3" office:value-type="float" office:value="32768" calcext:value-type="float">
            <text:p>32768</text:p>
          </table:table-cell>
          <table:table-cell table:style-name="ce4" office:value-type="float" office:value="1024" calcext:value-type="float">
            <text:p>1024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" office:value-type="float" office:value="32768" calcext:value-type="float">
            <text:p>32768</text:p>
          </table:table-cell>
          <table:table-cell table:style-name="ce4" office:value-type="float" office:value="1024" calcext:value-type="float">
            <text:p>1024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&lt; 2 hours in k2 for uwopenmp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FDTD-2D</text:p>
          </table:table-cell>
          <table:table-cell table:style-name="ce3" office:value-type="float" office:value="16384" calcext:value-type="float">
            <text:p>16384</text:p>
          </table:table-cell>
          <table:table-cell table:style-name="ce4" office:value-type="float" office:value="1024" calcext:value-type="float">
            <text:p>1024</text:p>
          </table:table-cell>
          <table:table-cell table:number-columns-repeated="2" table:style-name="ce31" office:value-type="string" calcext:value-type="string">
            <text:p>Done – 5 runs</text:p>
          </table:table-cell>
          <table:table-cell table:style-name="ce3" office:value-type="float" office:value="16384" calcext:value-type="float">
            <text:p>16384</text:p>
          </table:table-cell>
          <table:table-cell table:style-name="ce4" office:value-type="float" office:value="1024" calcext:value-type="float">
            <text:p>1024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&lt; 2 hours in k2 for uwopenmp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GEMVER</text:p>
          </table:table-cell>
          <table:table-cell table:style-name="ce3" office:value-type="float" office:value="65536" calcext:value-type="float">
            <text:p>65536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20 runs</text:p>
          </table:table-cell>
          <table:table-cell table:style-name="ce3" office:value-type="float" office:value="65536" calcext:value-type="float">
            <text:p>65536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20 runs</text:p>
          </table:table-cell>
          <table:table-cell table:style-name="ce36" office:value-type="string" calcext:value-type="string">
            <text:p>Beyond 65536 process is getting killed in both virgo and k2</text:p>
          </table:table-cell>
          <table:table-cell table:style-name="ce3"/>
        </table:table-row>
        <table:table-row table:style-name="ro1">
          <table:table-cell table:style-name="ce3" office:value-type="string" calcext:value-type="string">
            <text:p>LELCR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5 runs</text:p>
          </table:table-cell>
          <table:table-cell office:value-type="float" office:value="131072" calcext:value-type="float">
            <text:p>131072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3" office:value-type="string" calcext:value-type="string">
            <text:p>Stopped – 5 runs***</text:p>
          </table:table-cell>
          <table:table-cell table:style-name="ce36" office:value-type="string" calcext:value-type="string">
            <text:p>Beyond 131072 process is getting killed in <text:s/>k2 for uwopenmp</text:p>
          </table:table-cell>
          <table:table-cell table:style-name="ce3" office:value-type="string" calcext:value-type="string">
            <text:p>TODO: Shows large variation in case of naive in k2. Check it</text:p>
          </table:table-cell>
        </table:table-row>
        <table:table-row table:style-name="ro3">
          <table:table-cell table:style-name="ce3" office:value-type="string" calcext:value-type="string">
            <text:p>IA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10 runs</text:p>
          </table:table-cell>
          <table:table-cell table:style-name="ce3" office:value-type="float" office:value="512" calcext:value-type="float">
            <text:p>512</text:p>
          </table:table-cell>
          <table:table-cell table:style-name="ce4" office:value-type="string" calcext:value-type="string">
            <text:p>NA</text:p>
          </table:table-cell>
          <table:table-cell table:style-name="ce3" office:value-type="string" calcext:value-type="string">
            <text:p>TODO</text:p>
          </table:table-cell>
          <table:table-cell table:style-name="ce31" office:value-type="string" calcext:value-type="string">
            <text:p>Done – 5 runs</text:p>
          </table:table-cell>
          <table:table-cell table:style-name="ce36" office:value-type="string" calcext:value-type="string">
            <text:p>Beyond size=512 uwomp++-naive gets killed in virgo. &lt; 2 hours in k2 for uwopenmp. Takes around half in virgo and one hour in k2. But the next size takes around 4 hours in both virgo and k2</text:p>
          </table:table-cell>
          <table:table-cell table:style-name="ce3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9"/>
          <table:table-cell table:style-name="ce12" office:value-type="string" calcext:value-type="string">
            <text:p>* - Have to rerun with max frequency settings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** - to get values of all runs</text:p>
          </table:table-cell>
          <table:table-cell/>
        </table:table-row>
        <table:table-row table:style-name="ro1">
          <table:table-cell table:style-name="ce7" office:value-type="string" calcext:value-type="string" table:number-columns-spanned="4" table:number-rows-spanned="1">
            <text:p>Perf and Heap Analysis – System – virgo</text:p>
          </table:table-cell>
          <table:covered-table-cell table:style-name="ce6"/>
          <table:covered-table-cell table:style-name="ce30"/>
          <table:covered-table-cell table:style-name="ce6"/>
          <table:table-cell table:number-columns-repeated="5"/>
          <table:table-cell office:value-type="string" calcext:value-type="string">
            <text:p>*** - for finishing other benchmarks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7" office:value-type="string" calcext:value-type="string" table:number-columns-spanned="1" table:number-rows-spanned="2">
            <text:p>Benchmark</text:p>
          </table:table-cell>
          <table:table-cell table:style-name="ce16"/>
          <table:table-cell table:style-name="ce21"/>
          <table:table-cell table:style-name="ce16" table:number-columns-repeated="2"/>
          <table:table-cell table:number-columns-repeated="6"/>
        </table:table-row>
        <table:table-row table:style-name="ro1">
          <table:covered-table-cell table:style-name="ce27"/>
          <table:table-cell table:style-name="ce27" office:value-type="string" calcext:value-type="string">
            <text:p>Size</text:p>
          </table:table-cell>
          <table:table-cell table:style-name="ce28" office:value-type="string" calcext:value-type="string">
            <text:p>Tsteps</text:p>
          </table:table-cell>
          <table:table-cell table:style-name="ce27" office:value-type="string" calcext:value-type="string">
            <text:p>Perf-Status</text:p>
          </table:table-cell>
          <table:table-cell table:style-name="ce27" office:value-type="string" calcext:value-type="string">
            <text:p>Heap-Allocated</text:p>
          </table:table-cell>
          <table:table-cell table:number-columns-repeated="6"/>
        </table:table-row>
        <table:table-row table:style-name="ro1">
          <table:table-cell table:style-name="ce3" table:formula="of:=[.A3]" office:value-type="string" office:string-value="JACOBI-1D" calcext:value-type="string">
            <text:p>JACOBI-1D</text:p>
          </table:table-cell>
          <table:table-cell table:style-name="ce16" table:formula="of:=[.B3]" office:value-type="float" office:value="262144" calcext:value-type="float">
            <text:p>262144</text:p>
          </table:table-cell>
          <table:table-cell table:style-name="ce21" table:formula="of:=[.C3]" office:value-type="float" office:value="1024" calcext:value-type="float">
            <text:p>1024</text:p>
          </table:table-cell>
          <table:table-cell table:style-name="ce27" office:value-type="string" calcext:value-type="string">
            <text:p>TODO</text:p>
          </table:table-cell>
          <table:table-cell table:style-name="ce32" office:value-type="string" calcext:value-type="string">
            <text:p>Done </text:p>
          </table:table-cell>
          <table:table-cell table:number-columns-repeated="6"/>
        </table:table-row>
        <table:table-row table:style-name="ro1">
          <table:table-cell table:style-name="ce3" table:formula="of:=[.A4]" office:value-type="string" office:string-value="JACOBI-2D" calcext:value-type="string">
            <text:p>JACOBI-2D</text:p>
          </table:table-cell>
          <table:table-cell table:style-name="ce16" table:formula="of:=[.B4]" office:value-type="float" office:value="32768" calcext:value-type="float">
            <text:p>32768</text:p>
          </table:table-cell>
          <table:table-cell table:style-name="ce21" table:formula="of:=[.C4]" office:value-type="float" office:value="1024" calcext:value-type="float">
            <text:p>1024</text:p>
          </table:table-cell>
          <table:table-cell table:style-name="ce27" office:value-type="string" calcext:value-type="string">
            <text:p>TODO</text:p>
          </table:table-cell>
          <table:table-cell table:style-name="ce31" office:value-type="string" calcext:value-type="string">
            <text:p>Started</text:p>
          </table:table-cell>
          <table:table-cell table:number-columns-repeated="6"/>
        </table:table-row>
        <table:table-row table:style-name="ro1">
          <table:table-cell table:style-name="ce3" table:formula="of:=[.A5]" office:value-type="string" office:string-value="3MM" calcext:value-type="string">
            <text:p>3MM</text:p>
          </table:table-cell>
          <table:table-cell table:style-name="ce16" table:formula="of:=[.B5]" office:value-type="float" office:value="8192" calcext:value-type="float">
            <text:p>8192</text:p>
          </table:table-cell>
          <table:table-cell table:style-name="ce21" table:formula="of:=[.C5]" office:value-type="string" office:string-value="NA" calcext:value-type="string">
            <text:p>NA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>
          <table:table-cell table:style-name="ce3" table:formula="of:=[.A6]" office:value-type="string" office:string-value="SOR" calcext:value-type="string">
            <text:p>SOR</text:p>
          </table:table-cell>
          <table:table-cell table:style-name="ce16" table:formula="of:=[.B6]" office:value-type="float" office:value="32768" calcext:value-type="float">
            <text:p>32768</text:p>
          </table:table-cell>
          <table:table-cell table:style-name="ce21" table:formula="of:=[.C6]" office:value-type="float" office:value="1024" calcext:value-type="float">
            <text:p>1024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>
          <table:table-cell table:style-name="ce3" table:formula="of:=[.A7]" office:value-type="string" office:string-value="FDTD-2D" calcext:value-type="string">
            <text:p>FDTD-2D</text:p>
          </table:table-cell>
          <table:table-cell table:style-name="ce16" table:formula="of:=[.B7]" office:value-type="float" office:value="16384" calcext:value-type="float">
            <text:p>16384</text:p>
          </table:table-cell>
          <table:table-cell table:style-name="ce21" table:formula="of:=[.C7]" office:value-type="float" office:value="1024" calcext:value-type="float">
            <text:p>1024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>
          <table:table-cell table:style-name="ce3" table:formula="of:=[.A8]" office:value-type="string" office:string-value="GEMVER" calcext:value-type="string">
            <text:p>GEMVER</text:p>
          </table:table-cell>
          <table:table-cell table:style-name="ce16" table:formula="of:=[.B8]" office:value-type="float" office:value="65536" calcext:value-type="float">
            <text:p>65536</text:p>
          </table:table-cell>
          <table:table-cell table:style-name="ce21" table:formula="of:=[.C8]" office:value-type="string" office:string-value="NA" calcext:value-type="string">
            <text:p>NA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>
          <table:table-cell table:style-name="ce3" table:formula="of:=[.A9]" office:value-type="string" office:string-value="LELCR" calcext:value-type="string">
            <text:p>LELCR</text:p>
          </table:table-cell>
          <table:table-cell table:style-name="ce16" table:formula="of:=[.B9]" office:value-type="float" office:value="131072" calcext:value-type="float">
            <text:p>131072</text:p>
          </table:table-cell>
          <table:table-cell table:style-name="ce21" table:formula="of:=[.C9]" office:value-type="string" office:string-value="NA" calcext:value-type="string">
            <text:p>NA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>
          <table:table-cell table:style-name="ce3" table:formula="of:=[.A10]" office:value-type="string" office:string-value="IA" calcext:value-type="string">
            <text:p>IA</text:p>
          </table:table-cell>
          <table:table-cell table:style-name="ce16" table:formula="of:=[.B10]" office:value-type="float" office:value="512" calcext:value-type="float">
            <text:p>512</text:p>
          </table:table-cell>
          <table:table-cell table:style-name="ce21" table:formula="of:=[.C10]" office:value-type="string" office:string-value="NA" calcext:value-type="string">
            <text:p>NA</text:p>
          </table:table-cell>
          <table:table-cell table:number-columns-repeated="2" table:style-name="ce27" office:value-type="string" calcext:value-type="string">
            <text:p>TODO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7" table:number-columns-spanned="4" table:number-rows-spanned="1"/>
          <table:covered-table-cell table:number-columns-repeated="3"/>
          <table:table-cell table:number-columns-repeated="7"/>
        </table:table-row>
        <table:table-row table:style-name="ro1" table:number-rows-repeated="104854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Result Analysis" table:style-name="ta1"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row table:style-name="ro1">
          <table:table-cell table:style-name="ce6" office:value-type="string" calcext:value-type="string">
            <text:p>Benchmark</text:p>
          </table:table-cell>
          <table:table-cell table:style-name="ce6" office:value-type="string" calcext:value-type="string">
            <text:p>Perf</text:p>
          </table:table-cell>
          <table:table-cell table:style-name="ce6" office:value-type="string" calcext:value-type="string">
            <text:p>Valgrind</text:p>
          </table:table-cell>
          <table:table-cell table:style-name="ce6" office:value-type="string" calcext:value-type="string">
            <text:p>To Check</text:p>
          </table:table-cell>
          <table:table-cell table:style-name="ce6" office:value-type="string" calcext:value-type="string">
            <text:p>Analysis</text:p>
          </table:table-cell>
        </table:table-row>
        <table:table-row table:style-name="ro1">
          <table:table-cell office:value-type="string" calcext:value-type="string">
            <text:p>GEMVER</text:p>
          </table:table-cell>
          <table:table-cell/>
          <table:table-cell office:value-type="string" calcext:value-type="string">
            <text:p>Size 8192 =&gt; Peak memory usage 591.2 MB </text:p>
          </table:table-cell>
          <table:table-cell/>
          <table:table-cell office:value-type="string" calcext:value-type="string">
            <text:p>So for large sizes the process run out of memory and we are not able to run beyond 65536 in both virgo and k2</text:p>
          </table:table-cell>
        </table:table-row>
        <table:table-row table:style-name="ro1">
          <table:table-cell office:value-type="string" calcext:value-type="string">
            <text:p>JACOBI-1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COBI-2D</text:p>
          </table:table-cell>
          <table:table-cell table:number-columns-repeated="2"/>
          <table:table-cell office:value-type="string" calcext:value-type="string">
            <text:p>Why we are not getting improvement for reuse-opt? In JACOBI-1D improvement is there.</text:p>
          </table:table-cell>
          <table:table-cell/>
        </table:table-row>
        <table:table-row table:style-name="ro1" table:number-rows-repeated="13"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Detailed Analysis</text:p>
          </table:table-cell>
          <table:covered-table-cell/>
          <table:table-cell table:style-name="ce6"/>
          <table:table-cell table:number-columns-repeated="2"/>
        </table:table-row>
        <table:table-row table:style-name="ro1">
          <table:table-cell table:style-name="ce7" office:value-type="string" calcext:value-type="string" table:number-columns-spanned="2" table:number-rows-spanned="1">
            <text:p>JACOBI-1D</text:p>
          </table:table-cell>
          <table:covered-table-cell table:style-name="ce6"/>
          <table:table-cell table:style-name="ce6" table:number-columns-repeated="2"/>
          <table:table-cell/>
        </table:table-row>
        <table:table-row table:style-name="ro1">
          <table:table-cell table:style-name="ce7" office:value-type="string" calcext:value-type="string">
            <text:p>Perf Analysis</text:p>
          </table:table-cell>
          <table:table-cell table:style-name="ce6" table:number-columns-repeated="3"/>
          <table:table-cell/>
        </table:table-row>
        <table:table-row table:style-name="ro1">
          <table:table-cell table:style-name="ce37" office:value-type="string" calcext:value-type="string">
            <text:p>Size = 32768 Tsteps = 1024</text:p>
          </table:table-cell>
          <table:table-cell table:style-name="ce38" office:value-type="string" calcext:value-type="string">
            <text:p>System = laptop</text:p>
          </table:table-cell>
          <table:table-cell table:style-name="ce6" table:number-columns-repeated="2"/>
          <table:table-cell/>
        </table:table-row>
        <table:table-row table:style-name="ro1">
          <table:table-cell table:style-name="ce37" office:value-type="string" calcext:value-type="string">
            <text:p>uwomp++naive</text:p>
          </table:table-cell>
          <table:table-cell table:style-name="ce38" office:value-type="string" calcext:value-type="string">
            <text:p>uwomp++</text:p>
          </table:table-cell>
          <table:table-cell table:style-name="ce6" table:number-columns-repeated="2"/>
          <table:table-cell/>
        </table:table-row>
        <table:table-row table:style-name="ro4">
          <table:table-cell office:value-type="string" calcext:value-type="string">
            <text:p>Run time = 5.334327</text:p>
            <text:p/>
            <text:p> Performance counter stats for './transnoreuse':</text:p>
            <text:p/>
            <text:p>       5343.158945 task-clock (msec)         #    0.999 CPUs utilized          </text:p>
            <text:p>               479 context-switches          #    0.090 K/sec                  </text:p>
            <text:p>                 2 cpu-migrations            #    0.000 K/sec                  </text:p>
            <text:p>             2,658 page-faults               #    0.497 K/sec                  </text:p>
            <text:p>   15,91,28,54,002 cycles                    #    2.978 GHz                    </text:p>
            <text:p>    4,67,43,27,648 stalled-cycles-frontend   #   29.37% frontend cycles idle   </text:p>
            <text:p>    2,21,46,45,044 stalled-cycles-backend    #   13.92% backend  cycles idle   </text:p>
            <text:p>   31,67,54,82,826 instructions              #    1.99  insns per cycle        </text:p>
            <text:p>                                             #    0.15  stalled cycles per insn</text:p>
            <text:p>    7,12,52,80,262 branches                  # 1333.533 M/sec                  </text:p>
            <text:p>       6,71,86,438 branch-misses             #    0.94% of all branches        </text:p>
            <text:p/>
            <text:p>       5.346457303 seconds time elapsed</text:p>
            <text:p/>
          </table:table-cell>
          <table:table-cell office:value-type="string" calcext:value-type="string">
            <text:p>Run time = 1.601150</text:p>
            <text:p/>
            <text:p> Performance counter stats for './transreuse':</text:p>
            <text:p/>
            <text:p>       1609.104699 task-clock (msec)         #    0.998 CPUs utilized          </text:p>
            <text:p>               210 context-switches          #    0.131 K/sec                  </text:p>
            <text:p>                 0 cpu-migrations            #    0.000 K/sec                  </text:p>
            <text:p>             1,889 page-faults               #    0.001 M/sec                  </text:p>
            <text:p>    4,58,49,43,943 cycles                    #    2.849 GHz                    </text:p>
            <text:p>    3,29,85,86,378 stalled-cycles-frontend   #   71.94% frontend cycles idle   </text:p>
            <text:p>    1,88,42,08,330 stalled-cycles-backend    #   41.10% backend  cycles idle   </text:p>
            <text:p>    4,41,32,76,626 instructions              #    0.96  insns per cycle        </text:p>
            <text:p>                                             #    0.75  stalled cycles per insn</text:p>
            <text:p>      78,07,48,388 branches                  #  485.207 M/sec                  </text:p>
            <text:p>            30,398 branch-misses             #    0.00% of all branches        </text:p>
            <text:p/>
            <text:p>       1.612030911 seconds time elapsed</text:p>
            <text:p/>
            <text:p/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Difference in # instructions = 31675482826 – 4413276626 = 27262206200</text:p>
            <text:p>i.e 86.0672159277 % instuctions are reduced in uwomp++</text:p>
          </table:table-cell>
          <table:table-cell table:number-columns-repeated="4"/>
        </table:table-row>
        <table:table-row table:style-name="ro5">
          <table:table-cell table:style-name="ce38" office:value-type="string" calcext:value-type="string">
            <text:p>Run time = 4.887933</text:p>
            <text:p/>
            <text:p> Performance counter stats for './transnoreuse':</text:p>
            <text:p/>
            <text:p>       3,94,16,041 cache-references                                             [79.99%]</text:p>
            <text:p>         76,02,919 cache-misses              #   19.289 % of all cache refs     [79.99%]</text:p>
            <text:p>      21,22,83,559 L1-dcache-load-misses                                        [79.99%]</text:p>
            <text:p>      20,12,33,682 L1-dcache-store-misses                                       [80.04%]</text:p>
            <text:p>          8,21,956 L1-icache-load-misses                                        [79.99%]</text:p>
            <text:p>   &lt;not supported&gt; LLC-load-misses         </text:p>
            <text:p>   &lt;not supported&gt; LLC-store-misses        </text:p>
            <text:p/>
            <text:p>       4.898891203 seconds time elapsed</text:p>
            <text:p/>
            <text:p/>
          </table:table-cell>
          <table:table-cell office:value-type="string" calcext:value-type="string">
            <text:p>Run time = 1.535449</text:p>
            <text:p/>
            <text:p> Performance counter stats for './transreuse':</text:p>
            <text:p/>
            <text:p>       5,24,01,312 cache-references                                             [79.94%]</text:p>
            <text:p>         92,35,022 cache-misses              #   17.624 % of all cache refs     [80.08%]</text:p>
            <text:p>      13,55,20,404 L1-dcache-load-misses                                        [80.08%]</text:p>
            <text:p>       9,23,62,224 L1-dcache-store-misses                                       [80.08%]</text:p>
            <text:p>          2,86,855 L1-icache-load-misses                                        [79.83%]</text:p>
            <text:p>   &lt;not supported&gt; LLC-load-misses         </text:p>
            <text:p>   &lt;not supported&gt; LLC-store-misses        </text:p>
            <text:p/>
            <text:p>       1.547154329 seconds time elapsed</text:p>
            <text:p/>
            <text:p/>
          </table:table-cell>
          <table:table-cell table:number-columns-repeated="3"/>
        </table:table-row>
        <table:table-row table:style-name="ro2">
          <table:table-cell table:style-name="ce39" office:value-type="string" calcext:value-type="string">
            <text:p>It seems cache does not have much impact in the improvement. Only the difference in number of instructions have impact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perf report -i perf-noreuse.data</text:p>
          </table:table-cell>
          <table:table-cell table:style-name="ce6" office:value-type="string" calcext:value-type="string">
            <text:p>perf report -i perf-reuse.data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23.12%  transnoreuse  libc-2.19.so       [.] _int_free    </text:p>
            <text:p> 19.21%  transnoreuse  libc-2.19.so       [.] _int_malloc </text:p>
            <text:p> 17.10%  transnoreuse  libc-2.19.so       [.] malloc        </text:p>
            <text:p> 13.03%  transnoreuse  transnoreuse       [.] parallel_for_body1__while__0_cps         </text:p>
            <text:p> 11.00%  transnoreuse  transnoreuse       [.] parallel_for_body1__while__0_cps_cont3</text:p>
            <text:p>  7.29%  transnoreuse  libc-2.19.so       [.] free                                                        </text:p>
            <text:p>  5.39%  transnoreuse  libgomp.so.1.0.0   [.] omp_get_thread_num                           </text:p>
            <text:p>  2.15%  transnoreuse  transnoreuse       [.] parallel_for_body1__while__0_cps_cont4 </text:p>
            <text:p>  0.56%  transnoreuse  transnoreuse       [.] omp_get_thread_num@plt </text:p>
            <text:p>  0.31%  transnoreuse  transnoreuse       [.] malloc@plt </text:p>
            <text:p>  0.18%  transnoreuse  transnoreuse       [.] free@plt     </text:p>
          </table:table-cell>
          <table:table-cell office:value-type="string" calcext:value-type="string">
            <text:p> 45.28%  transreuse  transreuse         [.] parallel_for_body1__while__0_cps                                                                                             </text:p>
            <text:p> 44.82%  transreuse  transreuse         [.] parallel_for_body1__while__0_cps_cont3                                                                                       </text:p>
            <text:p>  6.41%  transreuse  libgomp.so.1.0.0   [.] omp_get_thread_num                                                                                                           </text:p>
            <text:p>  2.15%  transreuse  transreuse         [.] omp_get_thread_num@plt                                                                                                       </text:p>
            <text:p>  0.35%  transreuse  transreuse         [.] polybench_flush_cache.omp_fn.0                                                                                               </text:p>
            <text:p>  0.09%  transreuse  [kernel.kallsyms]  [k] get_futex_key_refs.isra.13                                                                                                   </text:p>
            <text:p>  0.09%  transreuse  libc-2.19.so       [.] _int_malloc                                                                                                                  </text:p>
            <text:p>  0.05%  transreuse  [kernel.kallsyms]  [k] get_futex_key               </text:p>
          </table:table-cell>
          <table:table-cell table:number-columns-repeated="3"/>
        </table:table-row>
        <table:table-row table:style-name="ro3">
          <table:table-cell table:style-name="ce39" office:value-type="string" calcext:value-type="string">
            <text:p>From the above trace of perf report we can see that in the no-reuse code malloc incurs significant overhead. But in the 'reuse' code we could reduce it to a negligible percentage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JACOBI-2D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7" office:value-type="string" calcext:value-type="string">
            <text:p>Perf Analysis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37" office:value-type="string" calcext:value-type="string">
            <text:p>Size = 8192 Tsteps = 512</text:p>
          </table:table-cell>
          <table:table-cell table:style-name="ce38" office:value-type="string" calcext:value-type="string">
            <text:p>System = laptop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uwomp++naive</text:p>
          </table:table-cell>
          <table:table-cell table:style-name="ce38" office:value-type="string" calcext:value-type="string">
            <text:p>uwomp++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un time = 12.006149</text:p>
            <text:p/>
            <text:p> Performance counter stats for './transnoreuse':</text:p>
            <text:p/>
            <text:p>      47543.388288 task-clock (msec)         #    3.941 CPUs utilized          </text:p>
            <text:p>             4,696 context-switches          #    0.099 K/sec                  </text:p>
            <text:p>                34 cpu-migrations            #    0.001 K/sec                  </text:p>
            <text:p>            17,243 page-faults               #    0.363 K/sec                  </text:p>
            <text:p> 1,26,88,24,54,896 cycles                    #    2.669 GHz                    </text:p>
            <text:p> 1,12,76,05,17,931 stalled-cycles-frontend   #   88.87% frontend cycles idle   </text:p>
            <text:p>   95,93,97,11,716 stalled-cycles-backend    #   75.61% backend  cycles idle   </text:p>
            <text:p>   38,85,14,66,663 instructions              #    0.31  insns per cycle        </text:p>
            <text:p>                                             #    2.90  stalled cycles per insn</text:p>
            <text:p>    4,86,21,28,643 branches                  #  102.267 M/sec                  </text:p>
            <text:p>         68,75,705 branch-misses             #    0.14% of all branches        </text:p>
            <text:p/>
            <text:p>      12.063363262 seconds time elapsed</text:p>
            <text:p/>
            <text:p/>
          </table:table-cell>
          <table:table-cell office:value-type="string" calcext:value-type="string">
            <text:p>Run time = 11.956354</text:p>
            <text:p/>
            <text:p> Performance counter stats for './transreuse':</text:p>
            <text:p/>
            <text:p>      47257.399223 task-clock (msec)         #    3.935 CPUs utilized          </text:p>
            <text:p>             4,680 context-switches          #    0.099 K/sec                  </text:p>
            <text:p>                47 cpu-migrations            #    0.001 K/sec                  </text:p>
            <text:p>            17,211 page-faults               #    0.364 K/sec                  </text:p>
            <text:p> 1,25,59,44,40,736 cycles                    #    2.658 GHz                    </text:p>
            <text:p> 1,12,05,18,98,073 stalled-cycles-frontend   #   89.22% frontend cycles idle   </text:p>
            <text:p>   95,71,21,71,837 stalled-cycles-backend    #   76.21% backend  cycles idle   </text:p>
            <text:p>   37,34,27,46,609 instructions              #    0.30  insns per cycle        </text:p>
            <text:p>                                             #    3.00  stalled cycles per insn</text:p>
            <text:p>    4,50,32,84,120 branches                  #   95.293 M/sec                  </text:p>
            <text:p>         24,13,871 branch-misses             #    0.05% of all branches        </text:p>
            <text:p/>
            <text:p>      12.009717714 seconds time elapsed</text:p>
            <text:p/>
            <text:p/>
          </table:table-cell>
          <table:table-cell table:number-columns-repeated="3"/>
        </table:table-row>
        <table:table-row table:style-name="ro2">
          <table:table-cell table:style-name="ce8" office:value-type="string" calcext:value-type="string">
            <text:p>Difference in # instructions = 38851466663-37342746609 = 1508720054</text:p>
            <text:p>i.e only 3.883302700221667562 % instuctions are reduced in uwomp++ </text:p>
          </table:table-cell>
          <table:table-cell table:number-columns-repeated="4"/>
        </table:table-row>
        <table:table-row table:style-name="ro7">
          <table:table-cell office:value-type="string" calcext:value-type="string">
            <text:p>Run time = 12.437478</text:p>
            <text:p/>
            <text:p> Performance counter stats for './transnoreuse':</text:p>
            <text:p/>
            <text:p>      69,09,60,234 cache-references                                             [79.98%]</text:p>
            <text:p>      11,91,32,542 cache-misses              #   17.242 % of all cache refs     [80.00%]</text:p>
            <text:p>    1,70,34,84,898 L1-dcache-load-misses                                        [80.02%]</text:p>
            <text:p>      57,08,37,379 L1-dcache-store-misses                                       [80.02%]</text:p>
            <text:p>         19,31,872 L1-icache-load-misses                                        [79.99%]</text:p>
            <text:p/>
            <text:p>      12.490824807 seconds time elapsed</text:p>
            <text:p/>
            <text:p/>
          </table:table-cell>
          <table:table-cell office:value-type="string" calcext:value-type="string">
            <text:p>Run time = 12.556176</text:p>
            <text:p/>
            <text:p> Performance counter stats for './transreuse':</text:p>
            <text:p/>
            <text:p>      69,08,69,550 cache-references                                             [80.01%]</text:p>
            <text:p>      11,97,25,210 cache-misses              #   17.330 % of all cache refs     [80.01%]</text:p>
            <text:p>    1,66,77,75,760 L1-dcache-load-misses                                        [80.01%]</text:p>
            <text:p>      55,60,92,089 L1-dcache-store-misses                                       [80.01%]</text:p>
            <text:p>         16,35,925 L1-icache-load-misses                                        [79.98%]</text:p>
            <text:p/>
            <text:p>      12.608146979 seconds time elapsed</text:p>
            <text:p/>
            <text:p/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perf report -i perf-noreuse.data</text:p>
          </table:table-cell>
          <table:table-cell table:style-name="ce6" office:value-type="string" calcext:value-type="string">
            <text:p>perf report -i perf-reuse.data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 47.85%  transnoreuse  transnoreuse       [.] parallel_for_body1__while__0_cps</text:p>
            <text:p> 45.99%  transnoreuse  transnoreuse       [.] parallel_for_body1__while__0_cps_cont3</text:p>
            <text:p>  1.87%  transnoreuse  libgomp.so.1.0.0   [.] 0x0000000000009b50                          </text:p>
            <text:p>  1.36%  transnoreuse  libc-2.19.so       [.] _int_free                                                 </text:p>
            <text:p>  1.13%  transnoreuse  libc-2.19.so       [.] malloc                                                    </text:p>
            <text:p>  0.59%  transnoreuse  libc-2.19.so       [.] _int_malloc                                             </text:p>
            <text:p>  0.26%  transnoreuse  libgomp.so.1.0.0   [.] omp_get_thread_num                           </text:p>
            <text:p>  0.10%  transnoreuse  libc-2.19.so       [.] free                                                        </text:p>
            <text:p>  0.04%  transnoreuse  transnoreuse       [.] main                                                     </text:p>
            <text:p>  0.03%  transnoreuse  transnoreuse       [.] malloc@plt                              </text:p>
          </table:table-cell>
          <table:table-cell office:value-type="string" calcext:value-type="string">
            <text:p> 49.42%  transreuse  transreuse         [.] parallel_for_body1__while__0_cps                                                                                             </text:p>
            <text:p> 46.15%  transreuse  transreuse         [.] parallel_for_body1__while__0_cps_cont3                                                                                       </text:p>
            <text:p>  3.15%  transreuse  libgomp.so.1.0.0   [.] 0x0000000000009b50                                                                                                           </text:p>
            <text:p>  0.31%  transreuse  libgomp.so.1.0.0   [.] omp_get_thread_num                                                                                                           </text:p>
            <text:p>  0.03%  transreuse  transreuse         [.] main                                                                                                                         </text:p>
            <text:p>  0.03%  transreuse  transreuse         [.] omp_get_thread_num@plt                                                                                                       </text:p>
            <text:p>  0.03%  transreuse  [kernel.kallsyms]  [k] rcu_check_callbacks                                                                                                          </text:p>
            <text:p>  0.02%  transreuse  [kernel.kallsyms]  [k] ktime_get_update_offsets  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       │       }                                                                                                                                                         </text:p>
            <text:p>       │       for (j = 1; j &lt;  *n - 1; j++)                                                                                                                             </text:p>
            <text:p>  3.29 │       add    $0x1,%edx                                                                                                                                          </text:p>
            <text:p>       │         B[i][j] = 0.2 * (A[i][j] + A[i][j - 1] + A[i][1 + j] + A[1 + i][j] + A[i - 1][j]);                                                                      </text:p>
            <text:p>  0.88 │       addsd  (%rcx,%rax,1),%xmm0                                                                                                                                </text:p>
            <text:p>  8.37 │       addsd  0x10(%rcx,%rax,1),%xmm0                                                                                                                            </text:p>
            <text:p>  8.84 │       addsd  0x8(%r8,%rax,1),%xmm0                                                                                                                              </text:p>
            <text:p> 49.45 │       addsd  0x8(%rdi,%rax,1),%xmm0                                                                                                                             </text:p>
            <text:p> 12.61 │       mulsd  %xmm1,%xmm0                                                                                                                                        </text:p>
            <text:p> 10.23 │       movsd  %xmm0,0x8(%r9,%rax,1)                                     </text:p>
          </table:table-cell>
          <table:table-cell office:value-type="string" calcext:value-type="string">
            <text:p>      │       for (j = 1; j &lt;  *n - 1; j++)                                                                                                                             </text:p>
            <text:p>  3.04 │       add    $0x1,%edx                                                                                                                                          </text:p>
            <text:p>       │         B[i][j] = 0.2 * (A[i][j] + A[i][j - 1] + A[i][1 + j] + A[1 + i][j] + A[i - 1][j]);                                                                      </text:p>
            <text:p>  0.99 │       addsd  (%rcx,%rax,1),%xmm0                                                                                                                                </text:p>
            <text:p>  8.10 │       addsd  0x10(%rcx,%rax,1),%xmm0                                                                                                                            </text:p>
            <text:p>  8.52 │       addsd  0x8(%rdi,%rax,1),%xmm0                                                                                                                             </text:p>
            <text:p> 50.93 │       addsd  0x8(%rsi,%rax,1),%xmm0                                                                                                                             </text:p>
            <text:p> 12.19 │       mulsd  %xmm1,%xmm0                                                                                                                                        </text:p>
            <text:p> 10.04 │       movsd  %xmm0,0x8(%r8,%rax,1)    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      │       for (j = 1; j &lt;  *n - 1; j++)                                                                                                                             </text:p>
            <text:p> 90.26 │       add    $0x1,%r14d                                                                                                                                         </text:p>
            <text:p>       │         A[i][j] = B[i][j];                                                                                                                                      </text:p>
            <text:p>  3.16 │       mov    %rdx,0x8(%rdi,%rax,1)       </text:p>
          </table:table-cell>
          <table:table-cell office:value-type="string" calcext:value-type="string">
            <text:p>      │       for (j = 1; j &lt;  *n - 1; j++)                                                                                                                             </text:p>
            <text:p> 90.24 │       add    $0x1,%edx                                                                                                                                          </text:p>
            <text:p>       │         A[i][j] = B[i][j];                                                                                                                                      </text:p>
            <text:p>  3.01 │       mov    %rcx,0x8(%rbp,%rax,1)     </text:p>
          </table:table-cell>
          <table:table-cell table:number-columns-repeated="3"/>
        </table:table-row>
        <table:table-row table:style-name="ro10">
          <table:table-cell table:style-name="ce39" office:value-type="string" calcext:value-type="string">
            <text:p>In the above trace of perf report, in the 'no-reuse' code itself malloc contributes only a very negligible percentage to the overall work. That is the reason for not having significant performance improvement in the 'reuse' code. The serial for loops within the functions parallel_for_body1__while__0_cps and parallel_for_body1__while__0_cps_cont3 contributes to most of the work. This can also be sceen from the above trace</text:p>
          </table:table-cell>
          <table:table-cell table:number-columns-repeated="4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style-name="ce7" office:value-type="string" calcext:value-type="string" table:number-columns-spanned="2" table:number-rows-spanned="1">
            <text:p>3MM</text:p>
          </table:table-cell>
          <table:covered-table-cell table:style-name="ce6"/>
          <table:table-cell table:number-columns-repeated="3"/>
        </table:table-row>
        <table:table-row table:style-name="ro1">
          <table:table-cell table:style-name="ce7" office:value-type="string" calcext:value-type="string">
            <text:p>Perf Analysis</text:p>
          </table:table-cell>
          <table:table-cell table:style-name="ce6"/>
          <table:table-cell table:number-columns-repeated="3"/>
        </table:table-row>
        <table:table-row table:style-name="ro1">
          <table:table-cell table:style-name="ce37" office:value-type="string" calcext:value-type="string">
            <text:p>Size = 1024 Tsteps = NA</text:p>
          </table:table-cell>
          <table:table-cell table:style-name="ce38" office:value-type="string" calcext:value-type="string">
            <text:p>System = laptop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uwomp++naive</text:p>
          </table:table-cell>
          <table:table-cell table:style-name="ce38" office:value-type="string" calcext:value-type="string">
            <text:p>uwomp++</text:p>
          </table:table-cell>
          <table:table-cell table:number-columns-repeated="3"/>
        </table:table-row>
        <table:table-row table:style-name="ro4">
          <table:table-cell office:value-type="string" calcext:value-type="string">
            <text:p>Run time = 31.347679</text:p>
            <text:p/>
            <text:p> Performance counter stats for './transnoreuse':</text:p>
            <text:p/>
            <text:p>      31400.034066 task-clock (msec)         #    1.000 CPUs utilized</text:p>
            <text:p>             2,856 context-switches          #    0.091 K/sec</text:p>
            <text:p>                 3 cpu-migrations            #    0.000 K/sec</text:p>
            <text:p>             7,452 page-faults               #    0.237 K/sec</text:p>
            <text:p>   93,67,78,76,155 cycles                    #    2.983 GHz</text:p>
            <text:p>   84,91,96,35,236 stalled-cycles-frontend   #   90.65% frontend cycles idle</text:p>
            <text:p>   29,29,31,83,307 stalled-cycles-backend    #   31.27% backend  cycles idle</text:p>
            <text:p>   22,85,13,68,496 instructions              #    0.24  insns per cycle</text:p>
            <text:p>                                             #    3.72  stalled cycles per insn</text:p>
            <text:p>    2,21,62,39,284 branches                  #   70.581 M/sec</text:p>
            <text:p>         23,29,097 branch-misses             #    0.11% of all branches</text:p>
            <text:p/>
            <text:p>      31.408394571 seconds time elapsed</text:p>
            <text:p/>
            <text:p/>
          </table:table-cell>
          <table:table-cell office:value-type="string" calcext:value-type="string">
            <text:p>Run time = 31.517561</text:p>
            <text:p/>
            <text:p> Performance counter stats for './transreuse':</text:p>
            <text:p/>
            <text:p>      31566.222715 task-clock (msec)         #    1.000 CPUs utilized</text:p>
            <text:p>             2,982 context-switches          #    0.094 K/sec</text:p>
            <text:p>                 4 cpu-migrations            #    0.000 K/sec</text:p>
            <text:p>             7,438 page-faults               #    0.236 K/sec</text:p>
            <text:p>   93,95,99,85,859 cycles                    #    2.977 GHz</text:p>
            <text:p>   85,20,13,60,268 stalled-cycles-frontend   #   90.68% frontend cycles idle</text:p>
            <text:p>   29,36,99,56,376 stalled-cycles-backend    #   31.26% backend  cycles idle</text:p>
            <text:p>   22,85,10,86,590 instructions              #    0.24  insns per cycle</text:p>
            <text:p>                                             #    3.73  stalled cycles per insn</text:p>
            <text:p>    2,21,61,71,776 branches                  #   70.207 M/sec</text:p>
            <text:p>         23,22,775 branch-misses             #    0.10% of all branches</text:p>
            <text:p/>
            <text:p>      31.575303720 seconds time elapsed</text:p>
            <text:p/>
            <text:p/>
          </table:table-cell>
          <table:table-cell table:number-columns-repeated="3"/>
        </table:table-row>
        <table:table-row table:style-name="ro7">
          <table:table-cell office:value-type="string" calcext:value-type="string">
            <text:p>Run time = 31.297943</text:p>
            <text:p/>
            <text:p> Performance counter stats for './transnoreuse':</text:p>
            <text:p/>
            <text:p>      96,89,65,048 cache-references                                             [80.00%]</text:p>
            <text:p>      19,27,52,214 cache-misses              #   19.893 % of all cache refs     [80.00%]</text:p>
            <text:p>    5,74,34,38,113 L1-dcache-load-misses                                        [80.00%]</text:p>
            <text:p>         32,24,241 L1-dcache-store-misses                                       [80.01%]</text:p>
            <text:p>         19,12,438 L1-icache-load-misses                                        [80.00%]</text:p>
            <text:p/>
            <text:p>      31.356135324 seconds time elapsed</text:p>
            <text:p/>
            <text:p/>
          </table:table-cell>
          <table:table-cell office:value-type="string" calcext:value-type="string">
            <text:p>Run time = 31.569872</text:p>
            <text:p/>
            <text:p> Performance counter stats for './transreuse':</text:p>
            <text:p/>
            <text:p>    1,03,50,85,152 cache-references                                             [79.99%]</text:p>
            <text:p>      19,53,55,198 cache-misses              #   18.873 % of all cache refs     [80.00%]</text:p>
            <text:p>    5,74,23,87,264 L1-dcache-load-misses                                        [80.01%]</text:p>
            <text:p>         36,13,107 L1-dcache-store-misses                                       [80.01%]</text:p>
            <text:p>         20,04,020 L1-icache-load-misses                                        [79.99%]</text:p>
            <text:p/>
            <text:p>      31.629917368 seconds time elapsed</text:p>
            <text:p/>
            <text:p/>
          </table:table-cell>
          <table:table-cell table:number-columns-repeated="3"/>
        </table:table-row>
      </table:table>
      <table:table table:name="jacobi-1d-instrn-heap" table:style-name="ta1">
        <table:table-column table:style-name="co1" table:number-columns-repeated="4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number-columns-repeated="2" table:default-cell-style-name="Default"/>
        <table:table-column table:style-name="co1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8" table:number-rows-spanned="1">
            <text:p>UWOmp++ and UWOmp++-opt vs UWOmp++-naive (Heap Usage Plot)</text:p>
          </table:table-cell>
          <table:covered-table-cell table:number-columns-repeated="7"/>
          <table:table-cell table:number-columns-repeated="2"/>
        </table:table-row>
        <table:table-row table:style-name="ro1" table:number-rows-repeated="34">
          <table:table-cell table:number-columns-repeated="10"/>
        </table:table-row>
        <table:table-row table:style-name="ro1">
          <table:table-cell table:style-name="ce7" office:value-type="string" calcext:value-type="string" table:number-columns-spanned="7" table:number-rows-spanned="1">
            <text:p>UWOmp++ and UWOmp++-opt vs UWOmp++-naive (Instruction Count Plot)</text:p>
          </table:table-cell>
          <table:covered-table-cell table:number-columns-repeated="6"/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6" office:value-type="string" calcext:value-type="string">
            <text:p>Size</text:p>
          </table:table-cell>
          <table:table-cell table:style-name="ce6" office:value-type="string" calcext:value-type="string">
            <text:p>Tsteps</text:p>
          </table:table-cell>
          <table:table-cell table:style-name="ce6" office:value-type="string" calcext:value-type="string">
            <text:p>#Threads</text:p>
          </table:table-cell>
          <table:table-cell table:style-name="ce6" office:value-type="string" calcext:value-type="string">
            <text:p>System</text:p>
          </table:table-cell>
          <table:table-cell table:style-name="ce6" office:value-type="string" calcext:value-type="string">
            <text:p>#instructions(UWOmp++-naive)</text:p>
          </table:table-cell>
          <table:table-cell table:style-name="ce6" office:value-type="string" calcext:value-type="string">
            <text:p>#instructions(UWOmp++)</text:p>
          </table:table-cell>
          <table:table-cell table:style-name="ce6" office:value-type="string" calcext:value-type="string">
            <text:p>#instructions(UWOmp++-opt)</text:p>
          </table:table-cell>
          <table:table-cell table:number-columns-repeated="2" table:style-name="ce6" office:value-type="string" calcext:value-type="string">
            <text:p>%improvement-UWOmp++</text:p>
          </table:table-cell>
          <table:table-cell table:style-name="ce6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top</text:p>
          </table:table-cell>
          <table:table-cell office:value-type="float" office:value="31675482826" calcext:value-type="float">
            <text:p>31675482826</text:p>
          </table:table-cell>
          <table:table-cell office:value-type="float" office:value="4413276626" calcext:value-type="float">
            <text:p>4413276626</text:p>
          </table:table-cell>
          <table:table-cell/>
          <table:table-cell table:formula="of:=100*(([.E42]-[.F42])/[.E42])" office:value-type="float" office:value="86.067215927716" calcext:value-type="float">
            <text:p>86.0672159277</text:p>
          </table:table-cell>
          <table:table-cell table:formula="of:=100*(([.E42]-[.G42])/[.E42])" office:value-type="float" office:value="100" calcext:value-type="float">
            <text:p>1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0" number:min-integer-digits="2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 style:data-style-name="N2" text:time-value="10:38:11.262331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2:52:31.512149701</meta:creation-date>
    <dc:date>2018-01-03T10:59:30.539909310</dc:date>
    <meta:editing-duration>P4DT8H16M22S</meta:editing-duration>
    <meta:editing-cycles>425</meta:editing-cycles>
    <meta:generator>LibreOffice/4.2.8.2$Linux_X86_64 LibreOffice_project/420m0$Build-2</meta:generator>
    <meta:document-statistic meta:table-count="24" meta:cell-count="5535" meta:object-count="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994cm" svg:height="7.757cm" xlink:href=".." xlink:type="simple" chart:class="chart:bar" chart:style-name="ch1">
        <chart:title svg:x="5.342cm" svg:y="0.291cm" chart:style-name="ch2">
          <text:p>Polybench - Jacobi-2d (size=32000)</text:p>
        </chart:title>
        <chart:legend svg:x="12.654cm" svg:y="0.155cm" style:legend-expansion="custom" chartooo:width="3.066cm" chartooo:height="1.096cm" style:legend-expansion-aspect-ratio="2.79744525547445" chart:style-name="ch3"/>
        <chart:plot-area chart:style-name="ch4" table:cell-range-address="'virgo-polybench-jacobi-2d'.P4:'virgo-polybench-jacobi-2d'.P9 'virgo-polybench-jacobi-2d'.V3:'virgo-polybench-jacobi-2d'.W9" chart:data-source-has-labels="both" svg:x="1.37cm" svg:y="1.251cm" svg:width="16.265cm" svg:height="5.37cm">
          <chartooo:coordinate-region svg:x="2.362cm" svg:y="1.45cm" svg:width="15.273cm" svg:height="4.524cm"/>
          <chart:axis chart:dimension="x" chart:name="primary-x" chart:style-name="ch5" chartooo:axis-type="auto">
            <chartooo:date-scale/>
            <chart:title svg:x="8.995cm" svg:y="6.776cm" chart:style-name="ch6">
              <text:p>Tsteps</text:p>
            </chart:title>
            <chart:categories table:cell-range-address="'virgo-polybench-jacobi-2d'.P4:'virgo-polybench-jacobi-2d'.P9"/>
          </chart:axis>
          <chart:axis chart:dimension="y" chart:name="primary-y" chart:style-name="ch7">
            <chart:title svg:x="0.451cm" svg:y="5.356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polybench-jacobi-2d'.V4:'virgo-polybench-jacobi-2d'.V9" chart:label-cell-address="'virgo-polybench-jacobi-2d'.V3:'virgo-polybench-jacobi-2d'.V3" chart:class="chart:bar">
            <chart:data-point chart:repeated="6"/>
          </chart:series>
          <chart:series chart:style-name="ch11" chart:values-cell-range-address="'virgo-polybench-jacobi-2d'.W4:'virgo-polybench-jacobi-2d'.W9" chart:label-cell-address="'virgo-polybench-jacobi-2d'.W3:'virgo-polybench-jacobi-2d'.W3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jacobi-2d'.V3:'virgo-polybench-jacobi-2d'.V3</svg:desc>
                </draw:g>
              </table:table-cell>
              <table:table-cell office:value-type="string">
                <text:p>uwomp-cps</text:p>
                <draw:g>
                  <svg:desc>'virgo-polybench-jacobi-2d'.W3:'virgo-polybench-jacobi-2d'.W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virgo-polybench-jacobi-2d'.P4:'virgo-polybench-jacobi-2d'.P9</svg:desc>
                </draw:g>
              </table:table-cell>
              <table:table-cell office:value-type="float" office:value="57.307628">
                <text:p>57.307628</text:p>
                <draw:g>
                  <svg:desc>'virgo-polybench-jacobi-2d'.V4:'virgo-polybench-jacobi-2d'.V9</svg:desc>
                </draw:g>
              </table:table-cell>
              <table:table-cell office:value-type="float" office:value="54.797279">
                <text:p>54.797279</text:p>
                <draw:g>
                  <svg:desc>'virgo-polybench-jacobi-2d'.W4:'virgo-polybench-jacobi-2d'.W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21.854575">
                <text:p>121.854575</text:p>
              </table:table-cell>
              <table:table-cell office:value-type="float" office:value="111.185161">
                <text:p>111.18516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237.470578">
                <text:p>237.470578</text:p>
              </table:table-cell>
              <table:table-cell office:value-type="float" office:value="216.817196">
                <text:p>216.81719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498.109045">
                <text:p>498.109045</text:p>
              </table:table-cell>
              <table:table-cell office:value-type="float" office:value="487.083564">
                <text:p>487.08356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951.016337">
                <text:p>951.016337</text:p>
              </table:table-cell>
              <table:table-cell office:value-type="float" office:value="873.103846">
                <text:p>873.10384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845.191206">
                <text:p>1845.191206</text:p>
              </table:table-cell>
              <table:table-cell office:value-type="float" office:value="1841.049174">
                <text:p>1841.0491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929cm" svg:height="7.119cm" xlink:href=".." xlink:type="simple" chart:class="chart:bar" chart:style-name="ch1">
        <chart:legend svg:x="13.028cm" svg:y="0.461cm" style:legend-expansion="custom" chartooo:width="3.039cm" chartooo:height="0.473cm" style:legend-expansion-aspect-ratio="6.42494714587738" chart:style-name="ch2"/>
        <chart:plot-area chart:style-name="ch3" table:cell-range-address="'virgo-polybench-fdtd-2d'.I2:'virgo-polybench-fdtd-2d'.I8 'virgo-polybench-fdtd-2d'.Q1:'virgo-polybench-fdtd-2d'.Q8" chart:data-source-has-labels="both" svg:x="0.338cm" svg:y="0.142cm" svg:width="16.253cm" svg:height="6.835cm">
          <chartooo:coordinate-region svg:x="0.959cm" svg:y="0.341cm" svg:width="15.632cm" svg:height="6.437cm"/>
          <chart:axis chart:dimension="x" chart:name="primary-x" chart:style-name="ch4" chartooo:axis-type="auto">
            <chartooo:date-scale/>
            <chart:categories table:cell-range-address="'virgo-polybench-fdtd-2d'.I2:'virgo-polybench-fdtd-2d'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fdtd-2d'.Q2:'virgo-polybench-fdtd-2d'.Q8" chart:label-cell-address="'virgo-polybench-fdtd-2d'.Q1:'virgo-polybench-fdtd-2d'.Q1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fdtd-2d'.Q1:'virgo-polybench-fdtd-2d'.Q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fdtd-2d'.I2:'virgo-polybench-fdtd-2d'.I8</svg:desc>
                </draw:g>
              </table:table-cell>
              <table:table-cell office:value-type="float" office:value="20.2536385047406">
                <text:p>20.2536385047406</text:p>
                <draw:g>
                  <svg:desc>'virgo-polybench-fdtd-2d'.Q2:'virgo-polybench-fdtd-2d'.Q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52538753269079">
                <text:p>8.5253875326907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.99851795367484">
                <text:p>2.9985179536748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62192983455698">
                <text:p>0.26219298345569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945711222731493">
                <text:p>0.94571122273149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-0.0138855327676914">
                <text:p>-0.013885532767691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.19905260525509">
                <text:p>5.199052605255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432cm" svg:height="7.013cm" xlink:href=".." xlink:type="simple" chart:class="chart:bar" chart:style-name="ch1">
        <chart:title svg:x="6.4cm" svg:y="0.276cm" chart:style-name="ch2">
          <text:p>Polybench - 3mm</text:p>
        </chart:title>
        <chart:legend svg:x="11.011cm" svg:y="0.214cm" style:legend-expansion="custom" chartooo:width="3.356cm" chartooo:height="1.096cm" style:legend-expansion-aspect-ratio="3.06204379562044" chart:style-name="ch3"/>
        <chart:plot-area chart:style-name="ch4" table:cell-range-address="'virgo-3mm'.J2:'virgo-3mm'.J9 'virgo-3mm'.N1:'virgo-3mm'.O9" chart:data-source-has-labels="both" svg:x="1.339cm" svg:y="1.221cm" svg:width="14.765cm" svg:height="4.671cm">
          <chartooo:coordinate-region svg:x="2.516cm" svg:y="1.42cm" svg:width="13.588cm" svg:height="3.825cm"/>
          <chart:axis chart:dimension="x" chart:name="primary-x" chart:style-name="ch5" chartooo:axis-type="auto">
            <chartooo:date-scale/>
            <chart:title svg:x="8.346cm" svg:y="6.032cm" chart:style-name="ch6">
              <text:p>Size</text:p>
            </chart:title>
            <chart:categories table:cell-range-address="'virgo-3mm'.J2:'virgo-3mm'.J9"/>
          </chart:axis>
          <chart:axis chart:dimension="y" chart:name="primary-y" chart:style-name="ch7">
            <chart:title svg:x="0.451cm" svg:y="4.976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3mm'.N2:'virgo-3mm'.N9" chart:label-cell-address="'virgo-3mm'.N1:'virgo-3mm'.N1" chart:class="chart:bar">
            <chart:data-point chart:repeated="8"/>
          </chart:series>
          <chart:series chart:style-name="ch11" chart:values-cell-range-address="'virgo-3mm'.O2:'virgo-3mm'.O9" chart:label-cell-address="'virgo-3mm'.O1:'virgo-3mm'.O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s-15-uwomp</text:p>
                <draw:g>
                  <svg:desc>'virgo-3mm'.N1:'virgo-3mm'.N1</svg:desc>
                </draw:g>
              </table:table-cell>
              <table:table-cell office:value-type="string">
                <text:p>uwomp-cps</text:p>
                <draw:g>
                  <svg:desc>'virgo-3mm'.O1:'virgo-3mm'.O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3mm'.J2:'virgo-3mm'.J9</svg:desc>
                </draw:g>
              </table:table-cell>
              <table:table-cell office:value-type="float" office:value="0.012397">
                <text:p>0.012397</text:p>
                <draw:g>
                  <svg:desc>'virgo-3mm'.N2:'virgo-3mm'.N9</svg:desc>
                </draw:g>
              </table:table-cell>
              <table:table-cell office:value-type="float" office:value="0.013989">
                <text:p>0.013989</text:p>
                <draw:g>
                  <svg:desc>'virgo-3mm'.O2:'virgo-3mm'.O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36751">
                <text:p>0.036751</text:p>
              </table:table-cell>
              <table:table-cell office:value-type="float" office:value="0.027881">
                <text:p>0.02788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15073">
                <text:p>0.215073</text:p>
              </table:table-cell>
              <table:table-cell office:value-type="float" office:value="0.257718">
                <text:p>0.25771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.045979">
                <text:p>2.045979</text:p>
              </table:table-cell>
              <table:table-cell office:value-type="float" office:value="2.096158">
                <text:p>2.09615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.692841">
                <text:p>20.692841</text:p>
              </table:table-cell>
              <table:table-cell office:value-type="float" office:value="19.665503">
                <text:p>19.66550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6.335638">
                <text:p>206.335638</text:p>
              </table:table-cell>
              <table:table-cell office:value-type="float" office:value="197.388001">
                <text:p>197.3880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003.9497472">
                <text:p>2003.9497472</text:p>
              </table:table-cell>
              <table:table-cell office:value-type="float" office:value="1970.7234916">
                <text:p>1970.723491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444.268643">
                <text:p>12444.268643</text:p>
              </table:table-cell>
              <table:table-cell office:value-type="float" office:value="11611.477987">
                <text:p>11611.47798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228cm" svg:height="6.854cm" xlink:href=".." xlink:type="simple" chart:class="chart:bar" chart:style-name="ch1">
        <chart:title svg:x="6.798cm" svg:y="0.273cm" chart:style-name="ch2">
          <text:p>Polybench - 3mm</text:p>
        </chart:title>
        <chart:legend svg:x="14.172cm" svg:y="0.375cm" style:legend-expansion="custom" chartooo:width="2.873cm" chartooo:height="0.598cm" style:legend-expansion-aspect-ratio="4.80434782608696" chart:style-name="ch3"/>
        <chart:plot-area chart:style-name="ch4" table:cell-range-address="'virgo-3mm'.J2:'virgo-3mm'.J9 'virgo-3mm'.P1:'virgo-3mm'.P9" chart:data-source-has-labels="both" svg:x="1.355cm" svg:y="1.215cm" svg:width="15.529cm" svg:height="4.521cm">
          <chartooo:coordinate-region svg:x="2.082cm" svg:y="1.414cm" svg:width="14.802cm" svg:height="3.675cm"/>
          <chart:axis chart:dimension="x" chart:name="primary-x" chart:style-name="ch5" chartooo:axis-type="auto">
            <chartooo:date-scale/>
            <chart:title svg:x="8.744cm" svg:y="5.873cm" chart:style-name="ch6">
              <text:p>Size</text:p>
            </chart:title>
            <chart:categories table:cell-range-address="'virgo-3mm'.J2:'virgo-3mm'.J9"/>
          </chart:axis>
          <chart:axis chart:dimension="y" chart:name="primary-y" chart:style-name="ch7">
            <chart:title svg:x="0.451cm" svg:y="4.617cm" chart:style-name="ch8">
              <text:p>%Improvement</text:p>
            </chart:title>
            <chart:grid chart:style-name="ch9" chart:class="major"/>
          </chart:axis>
          <chart:series chart:style-name="ch10" chart:values-cell-range-address="'virgo-3mm'.P2:'virgo-3mm'.P9" chart:label-cell-address="'virgo-3mm'.P1:'virgo-3mm'.P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3mm'.P1:'virgo-3mm'.P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3mm'.J2:'virgo-3mm'.J9</svg:desc>
                </draw:g>
              </table:table-cell>
              <table:table-cell office:value-type="float" office:value="-12.8418165685246">
                <text:p>-12.8418165685246</text:p>
                <draw:g>
                  <svg:desc>'virgo-3mm'.P2:'virgo-3mm'.P9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4.1353976762537">
                <text:p>24.1353976762537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-19.8281513718598">
                <text:p>-19.828151371859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-2.4525667174492">
                <text:p>-2.452566717449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4.96470252683042">
                <text:p>4.9647025268304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33644768626929">
                <text:p>4.33644768626929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65803836380753">
                <text:p>1.658038363807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.69216231094827">
                <text:p>6.6921623109482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8.341cm" xlink:href=".." xlink:type="simple" chart:class="chart:bar" chart:style-name="ch1">
        <chart:title svg:x="3.135cm" svg:y="0.302cm" chart:style-name="ch2">
          <text:p>Polybench - Jacobi-2d (Size=32000 nthreads=8)</text:p>
        </chart:title>
        <chart:legend svg:x="13.006cm" svg:y="0.18cm" style:legend-expansion="custom" chartooo:width="2.662cm" chartooo:height="1.015cm" style:legend-expansion-aspect-ratio="2.62266009852217" chart:style-name="ch3"/>
        <chart:plot-area chart:style-name="ch4" table:cell-range-address="'k2-polybench-jacobi-2d'.G2:'k2-polybench-jacobi-2d'.G6 'k2-polybench-jacobi-2d'.J1:'k2-polybench-jacobi-2d'.K6" chart:data-source-has-labels="both" svg:x="1.33cm" svg:y="1.273cm" svg:width="14.339cm" svg:height="5.921cm">
          <chartooo:coordinate-region svg:x="2.322cm" svg:y="1.472cm" svg:width="13.347cm" svg:height="5.075cm"/>
          <chart:axis chart:dimension="x" chart:name="primary-x" chart:style-name="ch5" chartooo:axis-type="auto">
            <chartooo:date-scale/>
            <chart:title svg:x="7.079cm" svg:y="7.36cm" chart:style-name="ch6">
              <text:p>Runtime (seconds)</text:p>
            </chart:title>
            <chart:categories table:cell-range-address="'k2-polybench-jacobi-2d'.G2:'k2-polybench-jacobi-2d'.G6"/>
          </chart:axis>
          <chart:axis chart:dimension="y" chart:name="primary-y" chart:style-name="ch7">
            <chart:title svg:x="0.451cm" svg:y="4.74cm" chart:style-name="ch8">
              <text:p>Tsteps</text:p>
            </chart:title>
            <chart:grid chart:style-name="ch9" chart:class="major"/>
          </chart:axis>
          <chart:series chart:style-name="ch10" chart:values-cell-range-address="'k2-polybench-jacobi-2d'.J2:'k2-polybench-jacobi-2d'.J6" chart:label-cell-address="'k2-polybench-jacobi-2d'.J1:'k2-polybench-jacobi-2d'.J1" chart:class="chart:bar">
            <chart:data-point chart:repeated="5"/>
          </chart:series>
          <chart:series chart:style-name="ch11" chart:values-cell-range-address="'k2-polybench-jacobi-2d'.K2:'k2-polybench-jacobi-2d'.K6" chart:label-cell-address="'k2-polybench-jacobi-2d'.K1:'k2-polybench-jacobi-2d'.K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k2-polybench-jacobi-2d'.J1:'k2-polybench-jacobi-2d'.J1</svg:desc>
                </draw:g>
              </table:table-cell>
              <table:table-cell office:value-type="string">
                <text:p>uwomp-cps</text:p>
                <draw:g>
                  <svg:desc>'k2-polybench-jacobi-2d'.K1:'k2-polybench-jacobi-2d'.K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G2:'k2-polybench-jacobi-2d'.G6</svg:desc>
                </draw:g>
              </table:table-cell>
              <table:table-cell office:value-type="float" office:value="106.071591">
                <text:p>106.071591</text:p>
                <draw:g>
                  <svg:desc>'k2-polybench-jacobi-2d'.J2:'k2-polybench-jacobi-2d'.J6</svg:desc>
                </draw:g>
              </table:table-cell>
              <table:table-cell office:value-type="float" office:value="104.537742">
                <text:p>104.537742</text:p>
                <draw:g>
                  <svg:desc>'k2-polybench-jacobi-2d'.K2:'k2-polybench-jacobi-2d'.K6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10.179086">
                <text:p>210.179086</text:p>
              </table:table-cell>
              <table:table-cell office:value-type="float" office:value="208.01678">
                <text:p>208.0167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19.199084">
                <text:p>419.199084</text:p>
              </table:table-cell>
              <table:table-cell office:value-type="float" office:value="416.079641">
                <text:p>416.079641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37.585452">
                <text:p>837.585452</text:p>
              </table:table-cell>
              <table:table-cell office:value-type="float" office:value="836.983632">
                <text:p>836.98363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666.260552">
                <text:p>1666.260552</text:p>
              </table:table-cell>
              <table:table-cell office:value-type="float" office:value="1661.857305">
                <text:p>1661.85730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8cm" svg:height="7.916cm" xlink:href=".." xlink:type="simple" chart:class="chart:bar" chart:style-name="ch1">
        <chart:title svg:x="3.135cm" svg:y="0.294cm" chart:style-name="ch2">
          <text:p>Polybench - Jacobi-2d (Size=32000 nthreads=8)</text:p>
        </chart:title>
        <chart:legend svg:x="12.002cm" svg:y="1.1cm" style:legend-expansion="custom" chartooo:width="3.465cm" chartooo:height="0.526cm" style:legend-expansion-aspect-ratio="6.58745247148289" chart:style-name="ch3"/>
        <chart:plot-area chart:style-name="ch4" table:cell-range-address="'k2-polybench-jacobi-2d'.G2:'k2-polybench-jacobi-2d'.G6 'k2-polybench-jacobi-2d'.L1:'k2-polybench-jacobi-2d'.L6" chart:data-source-has-labels="both" svg:x="1.33cm" svg:y="1.257cm" svg:width="14.339cm" svg:height="5.52cm">
          <chartooo:coordinate-region svg:x="2.057cm" svg:y="1.456cm" svg:width="13.612cm" svg:height="4.674cm"/>
          <chart:axis chart:dimension="x" chart:name="primary-x" chart:style-name="ch5" chartooo:axis-type="auto">
            <chartooo:date-scale/>
            <chart:title svg:x="7.992cm" svg:y="6.935cm" chart:style-name="ch6">
              <text:p>Tsteps</text:p>
            </chart:title>
            <chart:categories table:cell-range-address="'k2-polybench-jacobi-2d'.G2:'k2-polybench-jacobi-2d'.G6"/>
          </chart:axis>
          <chart:axis chart:dimension="y" chart:name="primary-y" chart:style-name="ch7">
            <chart:title svg:x="0.451cm" svg:y="5.159cm" chart:style-name="ch8">
              <text:p>%improvement</text:p>
            </chart:title>
            <chart:grid chart:style-name="ch9" chart:class="major"/>
          </chart:axis>
          <chart:series chart:style-name="ch10" chart:values-cell-range-address="'k2-polybench-jacobi-2d'.L2:'k2-polybench-jacobi-2d'.L6" chart:label-cell-address="'k2-polybench-jacobi-2d'.L1:'k2-polybench-jacobi-2d'.L1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k2-polybench-jacobi-2d'.L1:'k2-polybench-jacobi-2d'.L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G2:'k2-polybench-jacobi-2d'.G6</svg:desc>
                </draw:g>
              </table:table-cell>
              <table:table-cell office:value-type="float" office:value="1.44605071493648">
                <text:p>1.44605071493648</text:p>
                <draw:g>
                  <svg:desc>'k2-polybench-jacobi-2d'.L2:'k2-polybench-jacobi-2d'.L6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.02879217963675">
                <text:p>1.02879217963675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744143563061804">
                <text:p>0.744143563061804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718517732803326">
                <text:p>0.071851773280332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264259211725008">
                <text:p>0.264259211725008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668cm" svg:height="8.076cm" xlink:href=".." xlink:type="simple" chart:class="chart:bar" chart:style-name="ch1">
        <chart:title svg:x="3.356cm" svg:y="0.297cm" chart:style-name="ch2">
          <text:p>Polybench - Jacobi-2d (Size=32000 nthreads=16)</text:p>
        </chart:title>
        <chart:legend svg:x="13.734cm" svg:y="0.197cm" style:legend-expansion="custom" chartooo:width="2.773cm" chartooo:height="0.983cm" style:legend-expansion-aspect-ratio="2.82095625635809" chart:style-name="ch3"/>
        <chart:plot-area chart:style-name="ch4" table:cell-range-address="'k2-polybench-jacobi-2d'.V2:'k2-polybench-jacobi-2d'.V8 'k2-polybench-jacobi-2d'.Y1:'k2-polybench-jacobi-2d'.Z8" chart:data-source-has-labels="both" svg:x="1.344cm" svg:y="1.263cm" svg:width="14.991cm" svg:height="5.671cm">
          <chartooo:coordinate-region svg:x="2.336cm" svg:y="1.462cm" svg:width="13.999cm" svg:height="4.825cm"/>
          <chart:axis chart:dimension="x" chart:name="primary-x" chart:style-name="ch5" chartooo:axis-type="auto">
            <chartooo:date-scale/>
            <chart:title svg:x="7.419cm" svg:y="7.095cm" chart:style-name="ch6">
              <text:p>Runtime (seconds)</text:p>
            </chart:title>
            <chart:categories table:cell-range-address="'k2-polybench-jacobi-2d'.V2:'k2-polybench-jacobi-2d'.V8"/>
          </chart:axis>
          <chart:axis chart:dimension="y" chart:name="primary-y" chart:style-name="ch7">
            <chart:title svg:x="0.451cm" svg:y="4.605cm" chart:style-name="ch8">
              <text:p>Tsteps</text:p>
            </chart:title>
            <chart:grid chart:style-name="ch9" chart:class="major"/>
          </chart:axis>
          <chart:series chart:style-name="ch10" chart:values-cell-range-address="'k2-polybench-jacobi-2d'.Y2:'k2-polybench-jacobi-2d'.Y8" chart:label-cell-address="'k2-polybench-jacobi-2d'.Y1:'k2-polybench-jacobi-2d'.Y1" chart:class="chart:bar">
            <chart:data-point chart:repeated="7"/>
          </chart:series>
          <chart:series chart:style-name="ch11" chart:values-cell-range-address="'k2-polybench-jacobi-2d'.Z2:'k2-polybench-jacobi-2d'.Z8" chart:label-cell-address="'k2-polybench-jacobi-2d'.Z1:'k2-polybench-jacobi-2d'.Z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k2-polybench-jacobi-2d'.Y1:'k2-polybench-jacobi-2d'.Y1</svg:desc>
                </draw:g>
              </table:table-cell>
              <table:table-cell office:value-type="string">
                <text:p>uwomp-cps</text:p>
                <draw:g>
                  <svg:desc>'k2-polybench-jacobi-2d'.Z1:'k2-polybench-jacobi-2d'.Z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V2:'k2-polybench-jacobi-2d'.V8</svg:desc>
                </draw:g>
              </table:table-cell>
              <table:table-cell office:value-type="float" office:value="122.832804">
                <text:p>122.832804</text:p>
                <draw:g>
                  <svg:desc>'k2-polybench-jacobi-2d'.Y2:'k2-polybench-jacobi-2d'.Y8</svg:desc>
                </draw:g>
              </table:table-cell>
              <table:table-cell office:value-type="float" office:value="126.09908">
                <text:p>126.09908</text:p>
                <draw:g>
                  <svg:desc>'k2-polybench-jacobi-2d'.Z2:'k2-polybench-jacobi-2d'.Z8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234.064558">
                <text:p>234.064558</text:p>
              </table:table-cell>
              <table:table-cell office:value-type="float" office:value="249.027306">
                <text:p>249.02730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497.709058">
                <text:p>497.709058</text:p>
              </table:table-cell>
              <table:table-cell office:value-type="float" office:value="490.336295">
                <text:p>490.33629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96.121325">
                <text:p>996.121325</text:p>
              </table:table-cell>
              <table:table-cell office:value-type="float" office:value="1006.909539">
                <text:p>1006.90953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025.088508">
                <text:p>2025.088508</text:p>
              </table:table-cell>
              <table:table-cell office:value-type="float" office:value="2021.945636">
                <text:p>2021.94563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4077.591794">
                <text:p>4077.591794</text:p>
              </table:table-cell>
              <table:table-cell office:value-type="float" office:value="4034.962496">
                <text:p>4034.96249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8126.966962">
                <text:p>8126.966962</text:p>
              </table:table-cell>
              <table:table-cell office:value-type="float" office:value="8084.569281">
                <text:p>8084.569281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8.128cm" xlink:href=".." xlink:type="simple" chart:class="chart:bar" chart:style-name="ch1">
        <chart:title svg:x="3cm" svg:y="0.298cm" chart:style-name="ch2">
          <text:p>Polybench - Jacobi - 2d (Size=32000 nthreads=8)</text:p>
        </chart:title>
        <chart:legend svg:x="12.899cm" svg:y="0.233cm" style:legend-expansion="custom" chartooo:width="2.873cm" chartooo:height="0.539cm" style:legend-expansion-aspect-ratio="5.33024118738404" chart:style-name="ch3"/>
        <chart:plot-area chart:style-name="ch4" table:cell-range-address="'k2-polybench-jacobi-2d'.V2:'k2-polybench-jacobi-2d'.V8 'k2-polybench-jacobi-2d'.AA1:'k2-polybench-jacobi-2d'.AA8" chart:data-source-has-labels="both" svg:x="1.33cm" svg:y="1.265cm" svg:width="14.333cm" svg:height="5.72cm">
          <chartooo:coordinate-region svg:x="1.872cm" svg:y="1.464cm" svg:width="13.791cm" svg:height="4.874cm"/>
          <chart:axis chart:dimension="x" chart:name="primary-x" chart:style-name="ch5" chartooo:axis-type="auto">
            <chartooo:date-scale/>
            <chart:title svg:x="8.121cm" svg:y="7.147cm" chart:style-name="ch6">
              <text:p>Size</text:p>
            </chart:title>
            <chart:categories table:cell-range-address="'k2-polybench-jacobi-2d'.V2:'k2-polybench-jacobi-2d'.V8"/>
          </chart:axis>
          <chart:axis chart:dimension="y" chart:name="primary-y" chart:style-name="ch7">
            <chart:title svg:x="0.451cm" svg:y="5.267cm" chart:style-name="ch8">
              <text:p>%improvement</text:p>
            </chart:title>
            <chart:grid chart:style-name="ch9" chart:class="major"/>
          </chart:axis>
          <chart:series chart:style-name="ch10" chart:values-cell-range-address="'k2-polybench-jacobi-2d'.AA2:'k2-polybench-jacobi-2d'.AA8" chart:label-cell-address="'k2-polybench-jacobi-2d'.AA1:'k2-polybench-jacobi-2d'.AA1" chart:class="chart:ba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k2-polybench-jacobi-2d'.AA1:'k2-polybench-jacobi-2d'.AA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V2:'k2-polybench-jacobi-2d'.V8</svg:desc>
                </draw:g>
              </table:table-cell>
              <table:table-cell office:value-type="float" office:value="-2.65912353511038">
                <text:p>-2.65912353511038</text:p>
                <draw:g>
                  <svg:desc>'k2-polybench-jacobi-2d'.AA2:'k2-polybench-jacobi-2d'.AA8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-6.39257311224368">
                <text:p>-6.39257311224368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48133992771336">
                <text:p>1.4813399277133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1.08302209070768">
                <text:p>-1.0830220907076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155196772268688">
                <text:p>0.1551967722686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04545281022801">
                <text:p>1.0454528102280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21691317292701">
                <text:p>0.52169131729270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8.209cm" xlink:href=".." xlink:type="simple" chart:class="chart:bar" chart:style-name="ch1">
        <chart:title svg:x="3.013cm" svg:y="0.3cm" chart:style-name="ch2">
          <text:p>Polybench - Jacobi-2d (Size=32000,nthreads=32)</text:p>
        </chart:title>
        <chart:legend svg:x="12.971cm" svg:y="0.14cm" style:legend-expansion="custom" chartooo:width="2.883cm" chartooo:height="1.096cm" style:legend-expansion-aspect-ratio="2.63047445255474" chart:style-name="ch3"/>
        <chart:plot-area chart:style-name="ch4" table:cell-range-address="'k2-polybench-jacobi-2d'.AM2:'k2-polybench-jacobi-2d'.AM9 'k2-polybench-jacobi-2d'.AP1:'k2-polybench-jacobi-2d'.AQ9" chart:data-source-has-labels="both" svg:x="1.33cm" svg:y="1.269cm" svg:width="14.333cm" svg:height="5.795cm">
          <chartooo:coordinate-region svg:x="2.507cm" svg:y="1.468cm" svg:width="13.156cm" svg:height="4.949cm"/>
          <chart:axis chart:dimension="x" chart:name="primary-x" chart:style-name="ch5" chartooo:axis-type="auto">
            <chartooo:date-scale/>
            <chart:title svg:x="8.121cm" svg:y="7.228cm" chart:style-name="ch6">
              <text:p>Size</text:p>
            </chart:title>
            <chart:categories table:cell-range-address="'k2-polybench-jacobi-2d'.AM2:'k2-polybench-jacobi-2d'.AM9"/>
          </chart:axis>
          <chart:axis chart:dimension="y" chart:name="primary-y" chart:style-name="ch7">
            <chart:title svg:x="0.451cm" svg:y="5.586cm" chart:style-name="ch8">
              <text:p>Runtime (seconds)</text:p>
            </chart:title>
            <chart:grid chart:style-name="ch9" chart:class="major"/>
          </chart:axis>
          <chart:series chart:style-name="ch10" chart:values-cell-range-address="'k2-polybench-jacobi-2d'.AP2:'k2-polybench-jacobi-2d'.AP9" chart:label-cell-address="'k2-polybench-jacobi-2d'.AP1:'k2-polybench-jacobi-2d'.AP1" chart:class="chart:bar">
            <chart:data-point chart:repeated="8"/>
          </chart:series>
          <chart:series chart:style-name="ch11" chart:values-cell-range-address="'k2-polybench-jacobi-2d'.AQ2:'k2-polybench-jacobi-2d'.AQ9" chart:label-cell-address="'k2-polybench-jacobi-2d'.AQ1:'k2-polybench-jacobi-2d'.AQ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k2-polybench-jacobi-2d'.AP1:'k2-polybench-jacobi-2d'.AP1</svg:desc>
                </draw:g>
              </table:table-cell>
              <table:table-cell office:value-type="string">
                <text:p>uwomp-cps</text:p>
                <draw:g>
                  <svg:desc>'k2-polybench-jacobi-2d'.AQ1:'k2-polybench-jacobi-2d'.AQ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AM2:'k2-polybench-jacobi-2d'.AM9</svg:desc>
                </draw:g>
              </table:table-cell>
              <table:table-cell office:value-type="float" office:value="179.659558">
                <text:p>179.659558</text:p>
                <draw:g>
                  <svg:desc>'k2-polybench-jacobi-2d'.AP2:'k2-polybench-jacobi-2d'.AP9</svg:desc>
                </draw:g>
              </table:table-cell>
              <table:table-cell office:value-type="float" office:value="179.894808">
                <text:p>179.894808</text:p>
                <draw:g>
                  <svg:desc>'k2-polybench-jacobi-2d'.AQ2:'k2-polybench-jacobi-2d'.AQ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358.480932">
                <text:p>358.480932</text:p>
              </table:table-cell>
              <table:table-cell office:value-type="float" office:value="355.909782">
                <text:p>355.909782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722.433121">
                <text:p>722.433121</text:p>
              </table:table-cell>
              <table:table-cell office:value-type="float" office:value="710.63257">
                <text:p>710.63257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445.97849">
                <text:p>1445.97849</text:p>
              </table:table-cell>
              <table:table-cell office:value-type="float" office:value="1423.630102">
                <text:p>1423.63010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2890.019913">
                <text:p>2890.019913</text:p>
              </table:table-cell>
              <table:table-cell office:value-type="float" office:value="2841.98094">
                <text:p>2841.9809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779.248748">
                <text:p>5779.248748</text:p>
              </table:table-cell>
              <table:table-cell office:value-type="float" office:value="5680.312634">
                <text:p>5680.31263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1502.84151">
                <text:p>11502.84151</text:p>
              </table:table-cell>
              <table:table-cell office:value-type="float" office:value="11319.452715">
                <text:p>11319.45271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070.5858724">
                <text:p>3070.5858724</text:p>
              </table:table-cell>
              <table:table-cell office:value-type="float" office:value="3017.7108192">
                <text:p>3017.710819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2cm" svg:height="7.545cm" xlink:href=".." xlink:type="simple" chart:class="chart:bar" chart:style-name="ch1">
        <chart:title svg:x="3.013cm" svg:y="0.286cm" chart:style-name="ch2">
          <text:p>Polybench - Jacobi-2d (Size=32000,nthreads=32)</text:p>
        </chart:title>
        <chart:legend chart:legend-position="end" svg:x="12.899cm" svg:y="3.473cm" style:legend-expansion="high" chart:style-name="ch3"/>
        <chart:plot-area chart:style-name="ch4" table:cell-range-address="'k2-polybench-jacobi-2d'.AM2:'k2-polybench-jacobi-2d'.AM9 'k2-polybench-jacobi-2d'.AR1:'k2-polybench-jacobi-2d'.AR9" chart:data-source-has-labels="both" svg:x="1.33cm" svg:y="1.241cm" svg:width="11.25cm" svg:height="5.173cm">
          <chartooo:coordinate-region svg:x="2.163cm" svg:y="1.44cm" svg:width="10.417cm" svg:height="4.775cm"/>
          <chart:axis chart:dimension="x" chart:name="primary-x" chart:style-name="ch5" chartooo:axis-type="auto">
            <chartooo:date-scale/>
            <chart:title svg:x="6.58cm" svg:y="6.564cm" chart:style-name="ch6">
              <text:p>Size</text:p>
            </chart:title>
            <chart:categories table:cell-range-address="'k2-polybench-jacobi-2d'.AM2:'k2-polybench-jacobi-2d'.AM9"/>
          </chart:axis>
          <chart:axis chart:dimension="y" chart:name="primary-y" chart:style-name="ch7">
            <chart:title svg:x="0.451cm" svg:y="4.969cm" chart:style-name="ch8">
              <text:p>%Improvement</text:p>
            </chart:title>
            <chart:grid chart:style-name="ch9" chart:class="major"/>
          </chart:axis>
          <chart:series chart:style-name="ch10" chart:values-cell-range-address="'k2-polybench-jacobi-2d'.AR2:'k2-polybench-jacobi-2d'.AR9" chart:label-cell-address="'k2-polybench-jacobi-2d'.AR1:'k2-polybench-jacobi-2d'.AR1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k2-polybench-jacobi-2d'.AR1:'k2-polybench-jacobi-2d'.AR1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k2-polybench-jacobi-2d'.AM2:'k2-polybench-jacobi-2d'.AM9</svg:desc>
                </draw:g>
              </table:table-cell>
              <table:table-cell office:value-type="float" office:value="-0.130942101059832">
                <text:p>-0.130942101059832</text:p>
                <draw:g>
                  <svg:desc>'k2-polybench-jacobi-2d'.AR2:'k2-polybench-jacobi-2d'.AR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717234801208336">
                <text:p>0.717234801208336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.63344545771456">
                <text:p>1.6334454577145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.54555466450956">
                <text:p>1.5455546645095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66223674736321">
                <text:p>1.6622367473632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.71191997981119">
                <text:p>1.71191997981119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.59429124395543">
                <text:p>1.594291243955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.72198581629871">
                <text:p>1.7219858162987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8cm" svg:height="7.438cm" xlink:href=".." xlink:type="simple" chart:class="chart:bar" chart:style-name="ch1">
        <chart:title svg:x="4.683cm" svg:y="0.284cm" chart:style-name="ch2">
          <text:p>Polybench - SOR (niters=10000)</text:p>
        </chart:title>
        <chart:legend svg:x="12.952cm" svg:y="0.103cm" style:legend-expansion="custom" chartooo:width="2.662cm" chartooo:height="0.999cm" style:legend-expansion-aspect-ratio="2.66466466466466" chart:style-name="ch3"/>
        <chart:plot-area chart:style-name="ch4" table:cell-range-address="'virgo-sor'.I2:'virgo-sor'.I8 'virgo-sor'.N1:'virgo-sor'.O8" chart:data-source-has-labels="both" svg:x="1.33cm" svg:y="1.237cm" svg:width="14.339cm" svg:height="5.072cm">
          <chartooo:coordinate-region svg:x="2.322cm" svg:y="1.436cm" svg:width="13.347cm" svg:height="4.226cm"/>
          <chart:axis chart:dimension="x" chart:name="primary-x" chart:style-name="ch5" chartooo:axis-type="auto">
            <chartooo:date-scale/>
            <chart:title svg:x="8.124cm" svg:y="6.457cm" chart:style-name="ch6">
              <text:p>Size</text:p>
            </chart:title>
            <chart:categories table:cell-range-address="'virgo-sor'.I2:'virgo-sor'.I8"/>
          </chart:axis>
          <chart:axis chart:dimension="y" chart:name="primary-y" chart:style-name="ch7">
            <chart:title svg:x="0.451cm" svg:y="5.193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sor'.N2:'virgo-sor'.N8" chart:label-cell-address="'virgo-sor'.N1:'virgo-sor'.N1" chart:class="chart:bar">
            <chart:data-point chart:repeated="7"/>
          </chart:series>
          <chart:series chart:style-name="ch11" chart:values-cell-range-address="'virgo-sor'.O2:'virgo-sor'.O8" chart:label-cell-address="'virgo-sor'.O1:'virgo-sor'.O1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sor'.N1:'virgo-sor'.N1</svg:desc>
                </draw:g>
              </table:table-cell>
              <table:table-cell office:value-type="string">
                <text:p>uwomp-cps</text:p>
                <draw:g>
                  <svg:desc>'virgo-sor'.O1:'virgo-sor'.O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sor'.I2:'virgo-sor'.I8</svg:desc>
                </draw:g>
              </table:table-cell>
              <table:table-cell office:value-type="float" office:value="8.1562364">
                <text:p>8.1562364</text:p>
                <draw:g>
                  <svg:desc>'virgo-sor'.N2:'virgo-sor'.N8</svg:desc>
                </draw:g>
              </table:table-cell>
              <table:table-cell office:value-type="float" office:value="5.475911">
                <text:p>5.475911</text:p>
                <draw:g>
                  <svg:desc>'virgo-sor'.O2:'virgo-sor'.O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9.8559264">
                <text:p>9.8559264</text:p>
              </table:table-cell>
              <table:table-cell office:value-type="float" office:value="6.700922">
                <text:p>6.70092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7.3778418">
                <text:p>17.3778418</text:p>
              </table:table-cell>
              <table:table-cell office:value-type="float" office:value="14.010184">
                <text:p>14.01018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9.5575942">
                <text:p>39.5575942</text:p>
              </table:table-cell>
              <table:table-cell office:value-type="float" office:value="36.92384">
                <text:p>36.92384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20.4724602">
                <text:p>120.4724602</text:p>
              </table:table-cell>
              <table:table-cell office:value-type="float" office:value="132.926839">
                <text:p>132.92683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776.9702226">
                <text:p>1776.9702226</text:p>
              </table:table-cell>
              <table:table-cell office:value-type="float" office:value="1737.0080472">
                <text:p>1737.008047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mean-valu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2cm" svg:height="7.757cm" xlink:href=".." xlink:type="simple" chart:class="chart:bar" chart:style-name="ch1">
        <chart:title svg:x="4.341cm" svg:y="0.291cm" chart:style-name="ch2">
          <text:p>Polybench - Jacobi-2d (size=32000)</text:p>
        </chart:title>
        <chart:legend svg:x="12.17cm" svg:y="0.191cm" style:legend-expansion="custom" chartooo:width="2.873cm" chartooo:height="0.598cm" style:legend-expansion-aspect-ratio="4.80434782608696" chart:style-name="ch3"/>
        <chart:plot-area chart:style-name="ch4" table:cell-range-address="'virgo-polybench-jacobi-2d'.P4:'virgo-polybench-jacobi-2d'.P9 'virgo-polybench-jacobi-2d'.X3:'virgo-polybench-jacobi-2d'.X9" chart:data-source-has-labels="both" svg:x="1.33cm" svg:y="1.251cm" svg:width="14.343cm" svg:height="5.37cm">
          <chartooo:coordinate-region svg:x="1.951cm" svg:y="1.45cm" svg:width="13.722cm" svg:height="4.524cm"/>
          <chart:axis chart:dimension="x" chart:name="primary-x" chart:style-name="ch5" chartooo:axis-type="auto">
            <chartooo:date-scale/>
            <chart:title svg:x="8.034cm" svg:y="6.776cm" chart:style-name="ch6">
              <text:p>Tseps</text:p>
            </chart:title>
            <chart:categories table:cell-range-address="'virgo-polybench-jacobi-2d'.P4:'virgo-polybench-jacobi-2d'.P9"/>
          </chart:axis>
          <chart:axis chart:dimension="y" chart:name="primary-y" chart:style-name="ch7">
            <chart:title svg:x="0.451cm" svg:y="5.078cm" chart:style-name="ch8">
              <text:p>%Improvement</text:p>
            </chart:title>
            <chart:grid chart:style-name="ch9" chart:class="major"/>
          </chart:axis>
          <chart:series chart:style-name="ch10" chart:values-cell-range-address="'virgo-polybench-jacobi-2d'.X4:'virgo-polybench-jacobi-2d'.X9" chart:label-cell-address="'virgo-polybench-jacobi-2d'.X3:'virgo-polybench-jacobi-2d'.X3" chart:class="chart:bar">
            <chart:mean-value chart:style-name="ch11"/>
            <chart:regression-curve chart:style-name="ch12"/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2d'.X3:'virgo-polybench-jacobi-2d'.X3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'virgo-polybench-jacobi-2d'.P4:'virgo-polybench-jacobi-2d'.P9</svg:desc>
                </draw:g>
              </table:table-cell>
              <table:table-cell office:value-type="float" office:value="4.38047968064565">
                <text:p>4.38047968064565</text:p>
                <draw:g>
                  <svg:desc>'virgo-polybench-jacobi-2d'.X4:'virgo-polybench-jacobi-2d'.X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8.75585836641751">
                <text:p>8.75585836641751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8.69723827429266">
                <text:p>8.6972382742926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21346733424605">
                <text:p>2.2134673342460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19255021904004">
                <text:p>8.19255021904004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224477115787857">
                <text:p>0.2244771157878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7.358cm" xlink:href=".." xlink:type="simple" chart:class="chart:bar" chart:style-name="ch1">
        <chart:title svg:x="4.564cm" svg:y="0.283cm" chart:style-name="ch2">
          <text:p>Polybench - SOR (niters=100000)</text:p>
        </chart:title>
        <chart:legend svg:x="12.182cm" svg:y="0.092cm" style:legend-expansion="custom" chartooo:width="3.487cm" chartooo:height="0.896cm" style:legend-expansion-aspect-ratio="3.89174107142857" chart:style-name="ch3"/>
        <chart:plot-area chart:style-name="ch4" table:cell-range-address="'virgo-sor'.I2:'virgo-sor'.I8 'virgo-sor'.P1:'virgo-sor'.P8" chart:data-source-has-labels="both" svg:x="1.33cm" svg:y="1.235cm" svg:width="14.339cm" svg:height="4.995cm">
          <chartooo:coordinate-region svg:x="2.057cm" svg:y="1.434cm" svg:width="13.612cm" svg:height="4.149cm"/>
          <chart:axis chart:dimension="x" chart:name="primary-x" chart:style-name="ch5" chartooo:axis-type="auto">
            <chartooo:date-scale/>
            <chart:title svg:x="8.124cm" svg:y="6.377cm" chart:style-name="ch6">
              <text:p>Size</text:p>
            </chart:title>
            <chart:categories table:cell-range-address="'virgo-sor'.I2:'virgo-sor'.I8"/>
          </chart:axis>
          <chart:axis chart:dimension="y" chart:name="primary-y" chart:style-name="ch7">
            <chart:title svg:x="0.451cm" svg:y="5.152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sor'.P2:'virgo-sor'.P8" chart:label-cell-address="'virgo-sor'.P1:'virgo-sor'.P1" chart:class="chart:bar">
            <chart:mean-value chart:style-name="ch11"/>
            <chart:regression-curve chart:style-name="ch12"/>
            <chart:regression-curve chart:style-name="ch13"/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sor'.P1:'virgo-sor'.P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sor'.I2:'virgo-sor'.I8</svg:desc>
                </draw:g>
              </table:table-cell>
              <table:table-cell office:value-type="float" office:value="32.8622819220885">
                <text:p>32.8622819220885</text:p>
                <draw:g>
                  <svg:desc>'virgo-sor'.P2:'virgo-sor'.P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32.01124148005">
                <text:p>32.0112414800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9.379033592077">
                <text:p>19.37903359207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6.65802421321163">
                <text:p>6.6580242132116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-10.3379467633716">
                <text:p>-10.3379467633716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.24889392583792">
                <text:p>2.2488939258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938cm" svg:height="7.199cm" xlink:href=".." xlink:type="simple" chart:class="chart:bar" chart:style-name="ch1">
        <chart:legend svg:x="12.01cm" svg:y="0.466cm" style:legend-expansion="custom" chartooo:width="2.984cm" chartooo:height="0.876cm" style:legend-expansion-aspect-ratio="3.40639269406393" chart:style-name="ch2"/>
        <chart:plot-area chart:style-name="ch3" table:cell-range-address="'virgo-polybench-fdtd-2d'.I37:'virgo-polybench-fdtd-2d'.I43 'virgo-polybench-fdtd-2d'.O36:'virgo-polybench-fdtd-2d'.P43" chart:data-source-has-labels="both" svg:x="0.358cm" svg:y="0.143cm" svg:width="17.222cm" svg:height="6.913cm">
          <chartooo:coordinate-region svg:x="1.35cm" svg:y="0.342cm" svg:width="16.23cm" svg:height="6.067cm"/>
          <chart:axis chart:dimension="x" chart:name="primary-x" chart:style-name="ch4" chartooo:axis-type="auto">
            <chartooo:date-scale/>
            <chart:categories table:cell-range-address="'virgo-polybench-fdtd-2d'.I37:'virgo-polybench-fdtd-2d'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fdtd-2d'.O37:'virgo-polybench-fdtd-2d'.O43" chart:label-cell-address="'virgo-polybench-fdtd-2d'.O36:'virgo-polybench-fdtd-2d'.O36" chart:class="chart:bar">
            <chart:data-point chart:repeated="7"/>
          </chart:series>
          <chart:series chart:style-name="ch8" chart:values-cell-range-address="'virgo-polybench-fdtd-2d'.P37:'virgo-polybench-fdtd-2d'.P43" chart:label-cell-address="'virgo-polybench-fdtd-2d'.P36:'virgo-polybench-fdtd-2d'.P36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fdtd-2d'.O36:'virgo-polybench-fdtd-2d'.O36</svg:desc>
                </draw:g>
              </table:table-cell>
              <table:table-cell office:value-type="string">
                <text:p>uwomp-cps</text:p>
                <draw:g>
                  <svg:desc>'virgo-polybench-fdtd-2d'.P36:'virgo-polybench-fdtd-2d'.P36</svg:desc>
                </draw:g>
              </table:table-cell>
            </table:table-row>
          </table:table-header-rows>
          <table:table-rows>
            <table:table-row>
              <table:table-cell office:value-type="float" office:value="8192">
                <text:p>8190</text:p>
                <draw:g>
                  <svg:desc>'virgo-polybench-fdtd-2d'.I37:'virgo-polybench-fdtd-2d'.I43</svg:desc>
                </draw:g>
              </table:table-cell>
              <table:table-cell office:value-type="float" office:value="36.02805">
                <text:p>36.02805</text:p>
                <draw:g>
                  <svg:desc>'virgo-polybench-fdtd-2d'.O37:'virgo-polybench-fdtd-2d'.O43</svg:desc>
                </draw:g>
              </table:table-cell>
              <table:table-cell office:value-type="float" office:value="34.793214">
                <text:p>34.793214</text:p>
                <draw:g>
                  <svg:desc>'virgo-polybench-fdtd-2d'.P37:'virgo-polybench-fdtd-2d'.P4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69.42245">
                <text:p>69.42245</text:p>
              </table:table-cell>
              <table:table-cell office:value-type="float" office:value="69.649404">
                <text:p>69.64940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3.824827">
                <text:p>143.824827</text:p>
              </table:table-cell>
              <table:table-cell office:value-type="float" office:value="142.338406">
                <text:p>142.33840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85.100861">
                <text:p>285.100861</text:p>
              </table:table-cell>
              <table:table-cell office:value-type="float" office:value="281.543986">
                <text:p>281.54398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84.772824">
                <text:p>584.772824</text:p>
              </table:table-cell>
              <table:table-cell office:value-type="float" office:value="578.474542">
                <text:p>578.47454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117.043203">
                <text:p>1117.043203</text:p>
              </table:table-cell>
              <table:table-cell office:value-type="float" office:value="1161.276097">
                <text:p>1161.276097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35.051599">
                <text:p>2335.051599</text:p>
              </table:table-cell>
              <table:table-cell office:value-type="float" office:value="2311.716067">
                <text:p>2311.716067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6.535cm" xlink:href=".." xlink:type="simple" chart:class="chart:bar" chart:style-name="ch1">
        <chart:legend svg:x="12.299cm" svg:y="0.398cm" style:legend-expansion="custom" chartooo:width="2.875cm" chartooo:height="0.434cm" style:legend-expansion-aspect-ratio="6.62442396313364" chart:style-name="ch2"/>
        <chart:plot-area chart:style-name="ch3" table:cell-range-address="'virgo-polybench-fdtd-2d'.I37:'virgo-polybench-fdtd-2d'.I43 'virgo-polybench-fdtd-2d'.Q36:'virgo-polybench-fdtd-2d'.Q43" chart:data-source-has-labels="both" svg:x="0.32cm" svg:y="0.13cm" svg:width="15.375cm" svg:height="6.275cm">
          <chartooo:coordinate-region svg:x="0.862cm" svg:y="0.329cm" svg:width="14.833cm" svg:height="5.877cm"/>
          <chart:axis chart:dimension="x" chart:name="primary-x" chart:style-name="ch4" chartooo:axis-type="auto">
            <chartooo:date-scale/>
            <chart:categories table:cell-range-address="'virgo-polybench-fdtd-2d'.I37:'virgo-polybench-fdtd-2d'.I4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fdtd-2d'.Q37:'virgo-polybench-fdtd-2d'.Q43" chart:label-cell-address="'virgo-polybench-fdtd-2d'.Q36:'virgo-polybench-fdtd-2d'.Q3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fdtd-2d'.Q36:'virgo-polybench-fdtd-2d'.Q36</svg:desc>
                </draw:g>
              </table:table-cell>
            </table:table-row>
          </table:table-header-rows>
          <table:table-rows>
            <table:table-row>
              <table:table-cell office:value-type="float" office:value="8192">
                <text:p>8190</text:p>
                <draw:g>
                  <svg:desc>'virgo-polybench-fdtd-2d'.I37:'virgo-polybench-fdtd-2d'.I43</svg:desc>
                </draw:g>
              </table:table-cell>
              <table:table-cell office:value-type="float" office:value="3.42742946121148">
                <text:p>3.42742946121148</text:p>
                <draw:g>
                  <svg:desc>'virgo-polybench-fdtd-2d'.Q37:'virgo-polybench-fdtd-2d'.Q4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0.32691730124766">
                <text:p>-0.3269173012476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03349402951134">
                <text:p>1.0334940295113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2475847977183">
                <text:p>1.247584797718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07704765705733">
                <text:p>1.0770476570573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3.95981944845154">
                <text:p>-3.9598194484515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999358301546469">
                <text:p>0.999358301546469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59cm" svg:height="6.695cm" xlink:href=".." xlink:type="simple" chart:class="chart:bar" chart:style-name="ch1">
        <chart:legend svg:x="17.853cm" svg:y="0.281cm" style:legend-expansion="custom" chartooo:width="3.769cm" chartooo:height="0.815cm" style:legend-expansion-aspect-ratio="4.62453987730061" chart:style-name="ch2"/>
        <chart:plot-area chart:style-name="ch3" table:cell-range-address="'virgo-polybench-gemver'.A2:'virgo-polybench-gemver'.A11 'virgo-polybench-gemver'.F1:'virgo-polybench-gemver'.F11 'virgo-polybench-gemver'.H1:'virgo-polybench-gemver'.H11" chart:data-source-has-labels="both" svg:x="0.453cm" svg:y="0.133cm" svg:width="21.753cm" svg:height="6.429cm">
          <chartooo:coordinate-region svg:x="1.074cm" svg:y="0.332cm" svg:width="21.132cm" svg:height="5.583cm"/>
          <chart:axis chart:dimension="x" chart:name="primary-x" chart:style-name="ch4" chartooo:axis-type="auto">
            <chartooo:date-scale/>
            <chart:categories table:cell-range-address="'virgo-polybench-gemver'.A2:'virgo-polybench-gemver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gemver'.F2:'virgo-polybench-gemver'.F11" chart:label-cell-address="'virgo-polybench-gemver'.F1:'virgo-polybench-gemver'.F1" chart:class="chart:bar">
            <chart:data-point chart:repeated="10"/>
          </chart:series>
          <chart:series chart:style-name="ch8" chart:values-cell-range-address="'virgo-polybench-gemver'.H2:'virgo-polybench-gemver'.H11" chart:label-cell-address="'virgo-polybench-gemver'.H1:'virgo-polybench-gemver'.H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gemver'.F1:'virgo-polybench-gemver'.F1</svg:desc>
                </draw:g>
              </table:table-cell>
              <table:table-cell office:value-type="string">
                <text:p>uwomp-cps</text:p>
                <draw:g>
                  <svg:desc>'virgo-polybench-gemver'.H1:'virgo-polybench-gemver'.H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gemver'.A2:'virgo-polybench-gemver'.A11</svg:desc>
                </draw:g>
              </table:table-cell>
              <table:table-cell office:value-type="float" office:value="0.000247">
                <text:p>0.000247</text:p>
                <draw:g>
                  <svg:desc>'virgo-polybench-gemver'.F2:'virgo-polybench-gemver'.F11</svg:desc>
                </draw:g>
              </table:table-cell>
              <table:table-cell office:value-type="float" office:value="0.001304">
                <text:p>0.001304</text:p>
                <draw:g>
                  <svg:desc>'virgo-polybench-gemver'.H2:'virgo-polybench-gemver'.H11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244">
                <text:p>0.000244</text:p>
              </table:table-cell>
              <table:table-cell office:value-type="float" office:value="0.001325">
                <text:p>0.001325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668">
                <text:p>0.000668</text:p>
              </table:table-cell>
              <table:table-cell office:value-type="float" office:value="0.004863">
                <text:p>0.00486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1748">
                <text:p>0.001748</text:p>
              </table:table-cell>
              <table:table-cell office:value-type="float" office:value="0.001978">
                <text:p>0.00197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8182">
                <text:p>0.008182</text:p>
              </table:table-cell>
              <table:table-cell office:value-type="float" office:value="0.017707">
                <text:p>0.017707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31512">
                <text:p>0.031512</text:p>
              </table:table-cell>
              <table:table-cell office:value-type="float" office:value="0.026491">
                <text:p>0.0264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133447">
                <text:p>0.133447</text:p>
              </table:table-cell>
              <table:table-cell office:value-type="float" office:value="0.121957">
                <text:p>0.12195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087512">
                <text:p>1.087512</text:p>
              </table:table-cell>
              <table:table-cell office:value-type="float" office:value="1.025699">
                <text:p>1.02569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.094847">
                <text:p>4.094847</text:p>
              </table:table-cell>
              <table:table-cell office:value-type="float" office:value="4.006727">
                <text:p>4.006727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24.711788">
                <text:p>24.711788</text:p>
              </table:table-cell>
              <table:table-cell office:value-type="float" office:value="22.531802">
                <text:p>22.531802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521cm" svg:height="9.005cm" xlink:href=".." xlink:type="simple" chart:class="chart:bar" chart:style-name="ch1">
        <chart:legend svg:x="16.82cm" svg:y="0.445cm" style:legend-expansion="custom" chartooo:width="4.049cm" chartooo:height="0.598cm" style:legend-expansion-aspect-ratio="6.77090301003345" chart:style-name="ch2"/>
        <chart:plot-area chart:style-name="ch3" table:cell-range-address="'virgo-polybench-gemver'.A2:'virgo-polybench-gemver'.A11 'virgo-polybench-gemver'.J1:'virgo-polybench-gemver'.J11" chart:data-source-has-labels="both" svg:x="0.45cm" svg:y="0.18cm" svg:width="21.621cm" svg:height="8.645cm">
          <chartooo:coordinate-region svg:x="1.362cm" svg:y="0.379cm" svg:width="20.709cm" svg:height="8.247cm"/>
          <chart:axis chart:dimension="x" chart:name="primary-x" chart:style-name="ch4" chartooo:axis-type="auto">
            <chartooo:date-scale/>
            <chart:categories table:cell-range-address="'virgo-polybench-gemver'.A2:'virgo-polybench-gemver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gemver'.J2:'virgo-polybench-gemver'.J11" chart:label-cell-address="'virgo-polybench-gemver'.J1:'virgo-polybench-gemver'.J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gemver'.J1:'virgo-polybench-gemver'.J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gemver'.A2:'virgo-polybench-gemver'.A11</svg:desc>
                </draw:g>
              </table:table-cell>
              <table:table-cell office:value-type="float" office:value="-427.935222672065">
                <text:p>-427.935222672065</text:p>
                <draw:g>
                  <svg:desc>'virgo-polybench-gemver'.J2:'virgo-polybench-gemver'.J11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-443.032786885246">
                <text:p>-443.032786885246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-627.994011976048">
                <text:p>-627.99401197604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-13.1578947368421">
                <text:p>-13.157894736842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-116.414079687118">
                <text:p>-116.41407968711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5.9336125920284">
                <text:p>15.933612592028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8.61015983873747">
                <text:p>8.610159838737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5.68389130418792">
                <text:p>5.6838913041879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.15197295527769">
                <text:p>2.1519729552776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8.82164414812882">
                <text:p>8.82164414812882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3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57cm" svg:height="6.907cm" xlink:href=".." xlink:type="simple" chart:class="chart:bar" chart:style-name="ch1">
        <chart:legend svg:x="4.859cm" svg:y="0.227cm" style:legend-expansion="custom" chartooo:width="2.738cm" chartooo:height="1.079cm" style:legend-expansion-aspect-ratio="2.53753475440222" chart:style-name="ch2"/>
        <chart:plot-area chart:style-name="ch3" table:cell-range-address="'virgo-all-in-one'.A2:'virgo-all-in-one'.A10 'virgo-all-in-one'.D1:'virgo-all-in-one'.E10" chart:data-source-has-labels="both" svg:x="0.483cm" svg:y="1.216cm" svg:width="15.74cm" svg:height="5.234cm">
          <chartooo:coordinate-region svg:x="1.475cm" svg:y="1.216cm" svg:width="14.748cm" svg:height="3.996cm"/>
          <chart:axis chart:dimension="x" chart:name="primary-x" chart:style-name="ch4" chartooo:axis-type="auto">
            <chartooo:date-scale/>
            <chart:title svg:x="7.317cm" svg:y="6.347cm" chart:style-name="ch5">
              <text:p>Benchmarks</text:p>
            </chart:title>
            <chart:categories table:cell-range-address="'virgo-all-in-one'.A2:'virgo-all-in-one'.A10"/>
          </chart:axis>
          <chart:axis chart:dimension="y" chart:name="primary-y" chart:style-name="ch6">
            <chart:title svg:x="0cm" svg:y="5.319cm" chart:style-name="ch7">
              <text:p>Runtime (seconds)</text:p>
            </chart:title>
            <chart:grid chart:style-name="ch8" chart:class="major"/>
          </chart:axis>
          <chart:series chart:style-name="ch9" chart:values-cell-range-address="'virgo-all-in-one'.D2:'virgo-all-in-one'.D10" chart:label-cell-address="'virgo-all-in-one'.D1:'virgo-all-in-one'.D1" chart:class="chart:bar">
            <chart:data-point chart:repeated="9"/>
          </chart:series>
          <chart:series chart:style-name="ch10" chart:values-cell-range-address="'virgo-all-in-one'.E2:'virgo-all-in-one'.E10" chart:label-cell-address="'virgo-all-in-one'.E1:'virgo-all-in-one'.E1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-OpenMP</text:p>
                <draw:g>
                  <svg:desc>'virgo-all-in-one'.D1:'virgo-all-in-one'.D1</svg:desc>
                </draw:g>
              </table:table-cell>
              <table:table-cell office:value-type="string">
                <text:p>UWOMP++</text:p>
                <draw:g>
                  <svg:desc>'virgo-all-in-one'.E1:'virgo-all-in-one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2:'virgo-all-in-one'.A10</svg:desc>
                </draw:g>
              </table:table-cell>
              <table:table-cell office:value-type="float" office:value="1776.9702226">
                <text:p>1776.9702226</text:p>
                <draw:g>
                  <svg:desc>'virgo-all-in-one'.D2:'virgo-all-in-one'.D10</svg:desc>
                </draw:g>
              </table:table-cell>
              <table:table-cell office:value-type="float" office:value="1737.0080472">
                <text:p>1737.0080472</text:p>
                <draw:g>
                  <svg:desc>'virgo-all-in-one'.E2:'virgo-all-in-one'.E10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2003.9497472">
                <text:p>2003.9497472</text:p>
              </table:table-cell>
              <table:table-cell office:value-type="float" office:value="1970.7234916">
                <text:p>1970.723491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24.711788">
                <text:p>24.711788</text:p>
              </table:table-cell>
              <table:table-cell office:value-type="float" office:value="22.531802">
                <text:p>22.531802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236.17544">
                <text:p>236.17544</text:p>
              </table:table-cell>
              <table:table-cell office:value-type="float" office:value="290.7075">
                <text:p>290.707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951.016337">
                <text:p>951.016337</text:p>
              </table:table-cell>
              <table:table-cell office:value-type="float" office:value="873.103846">
                <text:p>873.10384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2340.1178568">
                <text:p>2340.1178568</text:p>
              </table:table-cell>
              <table:table-cell office:value-type="float" office:value="2218.4538984">
                <text:p>2218.4538984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1275.482709">
                <text:p>1275.482709</text:p>
              </table:table-cell>
              <table:table-cell office:value-type="float" office:value="769.4398926">
                <text:p>769.4398926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3181.2021744">
                <text:p>3181.2021744</text:p>
              </table:table-cell>
              <table:table-cell office:value-type="float" office:value="3232.0149202">
                <text:p>3232.01492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81cm" svg:height="6.589cm" xlink:href=".." xlink:type="simple" chart:class="chart:bar" chart:style-name="ch1">
        <chart:plot-area chart:style-name="ch2" table:cell-range-address="'virgo-all-in-one'.A2:'virgo-all-in-one'.A10 'virgo-all-in-one'.F1:'virgo-all-in-one'.F10" chart:data-source-has-labels="both" svg:x="0.517cm" svg:y="0.248cm" svg:width="15.327cm" svg:height="5.83cm">
          <chartooo:coordinate-region svg:x="1.244cm" svg:y="0.447cm" svg:width="14.6cm" svg:height="4.393cm"/>
          <chart:axis chart:dimension="x" chart:name="primary-x" chart:style-name="ch3" chartooo:axis-type="auto">
            <chartooo:date-scale/>
            <chart:title svg:x="7.144cm" svg:y="6.029cm" chart:style-name="ch4">
              <text:p>Benchmarks</text:p>
            </chart:title>
            <chart:categories table:cell-range-address="'virgo-all-in-one'.A2:'virgo-all-in-one'.A10"/>
          </chart:axis>
          <chart:axis chart:dimension="y" chart:name="primary-y" chart:style-name="ch5">
            <chart:title svg:x="0cm" svg:y="4.371cm" chart:style-name="ch6">
              <text:p>%Improvement</text:p>
            </chart:title>
            <chart:grid chart:style-name="ch7" chart:class="major"/>
          </chart:axis>
          <chart:series chart:style-name="ch8" chart:values-cell-range-address="'virgo-all-in-one'.F2:'virgo-all-in-one'.F10" chart:label-cell-address="'virgo-all-in-one'.F1:'virgo-all-in-one'.F1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all-in-one'.F1:'virgo-all-in-one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2:'virgo-all-in-one'.A10</svg:desc>
                </draw:g>
              </table:table-cell>
              <table:table-cell office:value-type="float" office:value="2.24889392583792">
                <text:p>2.24889392583792</text:p>
                <draw:g>
                  <svg:desc>'virgo-all-in-one'.F2:'virgo-all-in-one'.F10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65803836380753">
                <text:p>1.65803836380753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8.82164414812882">
                <text:p>8.82164414812882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23.0896404808222">
                <text:p>-23.089640480822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8.19255021904004">
                <text:p>8.1925502190400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5.19905260525509">
                <text:p>5.19905260525509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39.6746120374102">
                <text:p>39.6746120374102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-1.59728124823074">
                <text:p>-1.5972812482307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.13848369630333">
                <text:p>5.13848369630333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1cm" svg:height="7.279cm" xlink:href=".." xlink:type="simple" chart:class="chart:bar" chart:style-name="ch1">
        <chart:legend svg:x="11.894cm" svg:y="0.198cm" style:legend-expansion="custom" chartooo:width="2.662cm" chartooo:height="0.886cm" style:legend-expansion-aspect-ratio="3.00451467268623" chart:style-name="ch2"/>
        <chart:plot-area chart:style-name="ch3" table:cell-range-address="'virgo-ia'.A2:'virgo-ia'.A7 'virgo-ia'.G1:'virgo-ia'.H7" chart:data-source-has-labels="both" svg:x="0.32cm" svg:y="0.145cm" svg:width="15.361cm" svg:height="6.989cm">
          <chartooo:coordinate-region svg:x="1.127cm" svg:y="0.344cm" svg:width="14.554cm" svg:height="6.143cm"/>
          <chart:axis chart:dimension="x" chart:name="primary-x" chart:style-name="ch4" chartooo:axis-type="auto">
            <chartooo:date-scale/>
            <chart:categories table:cell-range-address="'virgo-ia'.A2:'virgo-ia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ia'.G2:'virgo-ia'.G7" chart:label-cell-address="'virgo-ia'.G1:'virgo-ia'.G1" chart:class="chart:bar">
            <chart:data-point chart:repeated="6"/>
          </chart:series>
          <chart:series chart:style-name="ch8" chart:values-cell-range-address="'virgo-ia'.H2:'virgo-ia'.H7" chart:label-cell-address="'virgo-ia'.H1:'virgo-ia'.H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uns</text:p>
                <draw:g>
                  <svg:desc>'virgo-ia'.G1:'virgo-ia'.G1</svg:desc>
                </draw:g>
              </table:table-cell>
              <table:table-cell office:value-type="string">
                <text:p>uwomp-cps</text:p>
                <draw:g>
                  <svg:desc>'virgo-ia'.H1:'virgo-ia'.H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virgo-ia'.A2:'virgo-ia'.A7</svg:desc>
                </draw:g>
              </table:table-cell>
              <table:table-cell office:value-type="float" office:value="1">
                <text:p>1</text:p>
                <draw:g>
                  <svg:desc>'virgo-ia'.G2:'virgo-ia'.G7</svg:desc>
                </draw:g>
              </table:table-cell>
              <table:table-cell office:value-type="float" office:value="0.123819">
                <text:p>0.123819</text:p>
                <draw:g>
                  <svg:desc>'virgo-ia'.H2:'virgo-ia'.H7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">
                <text:p>1</text:p>
              </table:table-cell>
              <table:table-cell office:value-type="float" office:value="0.452888">
                <text:p>0.452888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1">
                <text:p>1</text:p>
              </table:table-cell>
              <table:table-cell office:value-type="float" office:value="2.920653">
                <text:p>2.92065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">
                <text:p>1</text:p>
              </table:table-cell>
              <table:table-cell office:value-type="float" office:value="17.754111">
                <text:p>17.754111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">
                <text:p>1</text:p>
              </table:table-cell>
              <table:table-cell office:value-type="float" office:value="96.710765">
                <text:p>96.71076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">
                <text:p>5</text:p>
              </table:table-cell>
              <table:table-cell office:value-type="float" office:value="769.4398926">
                <text:p>769.4398926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cm" svg:height="5.632cm" xlink:href=".." xlink:type="simple" chart:class="chart:bar" chart:style-name="ch1">
        <chart:legend svg:x="12.718cm" svg:y="0.19cm" style:legend-expansion="custom" chartooo:width="2.873cm" chartooo:height="0.598cm" style:legend-expansion-aspect-ratio="4.80434782608696" chart:style-name="ch2"/>
        <chart:plot-area chart:style-name="ch3" table:cell-range-address="'virgo-ia'.A2:'virgo-ia'.A7 'virgo-ia'.I1:'virgo-ia'.I7" chart:data-source-has-labels="both" svg:x="0.32cm" svg:y="0.112cm" svg:width="15.38cm" svg:height="5.408cm">
          <chartooo:coordinate-region svg:x="0.941cm" svg:y="0.311cm" svg:width="14.759cm" svg:height="4.562cm"/>
          <chart:axis chart:dimension="x" chart:name="primary-x" chart:style-name="ch4" chartooo:axis-type="auto">
            <chartooo:date-scale/>
            <chart:categories table:cell-range-address="'virgo-ia'.A2:'virgo-ia'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ia'.I2:'virgo-ia'.I7" chart:label-cell-address="'virgo-ia'.I1:'virgo-ia'.I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virgo-ia'.I1:'virgo-ia'.I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virgo-ia'.A2:'virgo-ia'.A7</svg:desc>
                </draw:g>
              </table:table-cell>
              <table:table-cell office:value-type="float" office:value="NaN">
                <text:p>NaN</text:p>
                <draw:g>
                  <svg:desc>'virgo-ia'.I2:'virgo-ia'.I7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6cm" svg:height="7.332cm" xlink:href=".." xlink:type="simple" chart:class="chart:bar" chart:style-name="ch1">
        <chart:legend svg:x="11.175cm" svg:y="0.48cm" style:legend-expansion="custom" chartooo:width="2.692cm" chartooo:height="0.893cm" style:legend-expansion-aspect-ratio="3.01455767077268" chart:style-name="ch2"/>
        <chart:plot-area chart:style-name="ch3" table:cell-range-address="'virgo-lcr'.A2:'virgo-lcr'.A11 'virgo-lcr'.F1:'virgo-lcr'.F11 'virgo-lcr'.H1:'virgo-lcr'.H11" chart:data-source-has-labels="both" svg:x="0.32cm" svg:y="0.146cm" svg:width="15.386cm" svg:height="7.04cm">
          <chartooo:coordinate-region svg:x="1.312cm" svg:y="0.346cm" svg:width="14.394cm" svg:height="6.193cm"/>
          <chart:axis chart:dimension="x" chart:name="primary-x" chart:style-name="ch4" chartooo:axis-type="auto">
            <chartooo:date-scale/>
            <chart:categories table:cell-range-address="'virgo-lcr'.A2:'virgo-lcr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lcr'.F2:'virgo-lcr'.F11" chart:label-cell-address="'virgo-lcr'.F1:'virgo-lcr'.F1" chart:class="chart:bar">
            <chart:data-point chart:repeated="10"/>
          </chart:series>
          <chart:series chart:style-name="ch8" chart:values-cell-range-address="'virgo-lcr'.H2:'virgo-lcr'.H11" chart:label-cell-address="'virgo-lcr'.H1:'virgo-lcr'.H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cs-15-uwomp</text:p>
                <draw:g>
                  <svg:desc>'virgo-lcr'.F1:'virgo-lcr'.F1</svg:desc>
                </draw:g>
              </table:table-cell>
              <table:table-cell office:value-type="string">
                <text:p>uwomp-cps</text:p>
                <draw:g>
                  <svg:desc>'virgo-lcr'.H1:'virgo-lcr'.H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virgo-lcr'.A2:'virgo-lcr'.A11</svg:desc>
                </draw:g>
              </table:table-cell>
              <table:table-cell office:value-type="float" office:value="0.079543">
                <text:p>0.079543</text:p>
                <draw:g>
                  <svg:desc>'virgo-lcr'.F2:'virgo-lcr'.F11</svg:desc>
                </draw:g>
              </table:table-cell>
              <table:table-cell office:value-type="float" office:value="0.028842">
                <text:p>0.028842</text:p>
                <draw:g>
                  <svg:desc>'virgo-lcr'.H2:'virgo-lcr'.H1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76018">
                <text:p>0.176018</text:p>
              </table:table-cell>
              <table:table-cell office:value-type="float" office:value="0.078857">
                <text:p>0.07885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36715">
                <text:p>0.36715</text:p>
              </table:table-cell>
              <table:table-cell office:value-type="float" office:value="0.322931">
                <text:p>0.322931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039398">
                <text:p>1.039398</text:p>
              </table:table-cell>
              <table:table-cell office:value-type="float" office:value="0.997556">
                <text:p>0.997556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3.393025">
                <text:p>3.393025</text:p>
              </table:table-cell>
              <table:table-cell office:value-type="float" office:value="3.699236">
                <text:p>3.6992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.978181">
                <text:p>12.978181</text:p>
              </table:table-cell>
              <table:table-cell office:value-type="float" office:value="14.784703">
                <text:p>14.78470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0.852383">
                <text:p>50.852383</text:p>
              </table:table-cell>
              <table:table-cell office:value-type="float" office:value="52.153591">
                <text:p>52.15359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99.137876">
                <text:p>199.137876</text:p>
              </table:table-cell>
              <table:table-cell office:value-type="float" office:value="200.348338">
                <text:p>200.34833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797.744192">
                <text:p>797.744192</text:p>
              </table:table-cell>
              <table:table-cell office:value-type="float" office:value="832.554802">
                <text:p>832.55480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3181.2021744">
                <text:p>3181.2021744</text:p>
              </table:table-cell>
              <table:table-cell office:value-type="float" office:value="3232.0149202">
                <text:p>3232.0149202</text:p>
              </table:table-cell>
            </table:table-row>
          </table:table-rows>
        </table:table>
      </chart:chart>
    </office:chart>
  </office:body>
</office:document-content>
</file>

<file path=Object 2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426cm" svg:height="8.288cm" xlink:href=".." xlink:type="simple" chart:class="chart:bar" chart:style-name="ch1">
        <chart:title svg:x="5.28cm" svg:y="0.301cm" chart:style-name="ch2">
          <text:p>Polybench - Jacobi-2d (Tsteps = 100)</text:p>
        </chart:title>
        <chart:legend svg:x="14.816cm" svg:y="0cm" style:legend-expansion="custom" chartooo:width="2.955cm" chartooo:height="1.103cm" style:legend-expansion-aspect-ratio="2.67905711695376" chart:style-name="ch3"/>
        <chart:plot-area chart:style-name="ch4" table:cell-range-address="'virgo-polybench-jacobi-2d'.U33:'virgo-polybench-jacobi-2d'.W41 'virgo-polybench-jacobi-2d'.V32:'virgo-polybench-jacobi-2d'.W32" chart:data-source-has-labels="both" svg:x="0.448cm" svg:y="1.473cm" svg:width="17.756cm" svg:height="6.38cm">
          <chartooo:coordinate-region svg:x="1.44cm" svg:y="1.672cm" svg:width="16.764cm" svg:height="4.996cm"/>
          <chart:axis chart:dimension="x" chart:name="primary-x" chart:style-name="ch5" chartooo:axis-type="auto">
            <chartooo:date-scale/>
            <chart:title svg:x="8.951cm" svg:y="7.728cm" chart:style-name="ch6">
              <text:p>Size</text:p>
            </chart:title>
            <chart:categories table:cell-range-address="'virgo-polybench-jacobi-2d'.U33:'virgo-polybench-jacobi-2d'.U41"/>
          </chart:axis>
          <chart:axis chart:dimension="y" chart:name="primary-y" chart:style-name="ch7">
            <chart:title svg:x="0cm" svg:y="6.083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polybench-jacobi-2d'.V33:'virgo-polybench-jacobi-2d'.V41" chart:label-cell-address="'virgo-polybench-jacobi-2d'.V32:'virgo-polybench-jacobi-2d'.V32" chart:class="chart:bar">
            <chart:data-point chart:repeated="9"/>
          </chart:series>
          <chart:series chart:style-name="ch11" chart:values-cell-range-address="'virgo-polybench-jacobi-2d'.W33:'virgo-polybench-jacobi-2d'.W41" chart:label-cell-address="'virgo-polybench-jacobi-2d'.W32:'virgo-polybench-jacobi-2d'.W32" chart:class="chart:ba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jacobi-2d'.V32:'virgo-polybench-jacobi-2d'.V32</svg:desc>
                </draw:g>
              </table:table-cell>
              <table:table-cell office:value-type="string">
                <text:p>uwomp-cps</text:p>
                <draw:g>
                  <svg:desc>'virgo-polybench-jacobi-2d'.W32:'virgo-polybench-jacobi-2d'.W3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jacobi-2d'.U33:'virgo-polybench-jacobi-2d'.U41</svg:desc>
                </draw:g>
              </table:table-cell>
              <table:table-cell office:value-type="float" office:value="0.096848">
                <text:p>0.096848</text:p>
                <draw:g>
                  <svg:desc>'virgo-polybench-jacobi-2d'.V33:'virgo-polybench-jacobi-2d'.V41</svg:desc>
                </draw:g>
              </table:table-cell>
              <table:table-cell office:value-type="float" office:value="0.022717">
                <text:p>0.022717</text:p>
                <draw:g>
                  <svg:desc>'virgo-polybench-jacobi-2d'.W33:'virgo-polybench-jacobi-2d'.W41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104471">
                <text:p>0.104471</text:p>
              </table:table-cell>
              <table:table-cell office:value-type="float" office:value="0.025182">
                <text:p>0.0251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9222">
                <text:p>0.09222</text:p>
              </table:table-cell>
              <table:table-cell office:value-type="float" office:value="0.059195">
                <text:p>0.059195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165367">
                <text:p>0.165367</text:p>
              </table:table-cell>
              <table:table-cell office:value-type="float" office:value="0.121237">
                <text:p>0.12123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.83227">
                <text:p>2.83227</text:p>
              </table:table-cell>
              <table:table-cell office:value-type="float" office:value="2.817264">
                <text:p>2.8172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3.025659">
                <text:p>13.025659</text:p>
              </table:table-cell>
              <table:table-cell office:value-type="float" office:value="12.916893">
                <text:p>12.916893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51.842228">
                <text:p>51.842228</text:p>
              </table:table-cell>
              <table:table-cell office:value-type="float" office:value="51.716353">
                <text:p>51.7163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211.449789">
                <text:p>211.449789</text:p>
              </table:table-cell>
              <table:table-cell office:value-type="float" office:value="211.172098">
                <text:p>211.17209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951.016337">
                <text:p>951.016337</text:p>
              </table:table-cell>
              <table:table-cell office:value-type="float" office:value="873.103846">
                <text:p>873.1038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6.721cm" xlink:href=".." xlink:type="simple" chart:class="chart:bar" chart:style-name="ch1">
        <chart:legend svg:x="12.23cm" svg:y="0.468cm" style:legend-expansion="custom" chartooo:width="2.872cm" chartooo:height="0.446cm" style:legend-expansion-aspect-ratio="6.43946188340807" chart:style-name="ch2"/>
        <chart:plot-area chart:style-name="ch3" table:cell-range-address="'virgo-lcr'.A2:'virgo-lcr'.A11 'virgo-lcr'.J1:'virgo-lcr'.J11" chart:data-source-has-labels="both" svg:x="0.319cm" svg:y="0.134cm" svg:width="15.36cm" svg:height="6.453cm">
          <chartooo:coordinate-region svg:x="1.046cm" svg:y="0.333cm" svg:width="14.633cm" svg:height="6.055cm"/>
          <chart:axis chart:dimension="x" chart:name="primary-x" chart:style-name="ch4" chartooo:axis-type="auto">
            <chartooo:date-scale/>
            <chart:categories table:cell-range-address="'virgo-lcr'.A2:'virgo-lcr'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lcr'.J2:'virgo-lcr'.J11" chart:label-cell-address="'virgo-lcr'.J1:'virgo-lcr'.J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lcr'.J1:'virgo-lcr'.J1</svg:desc>
                </draw:g>
              </table:table-cell>
            </table:table-row>
          </table:table-header-rows>
          <table:table-rows>
            <table:table-row>
              <table:table-cell office:value-type="float" office:value="512">
                <text:p>510</text:p>
                <draw:g>
                  <svg:desc>'virgo-lcr'.A2:'virgo-lcr'.A11</svg:desc>
                </draw:g>
              </table:table-cell>
              <table:table-cell office:value-type="float" office:value="63.7403668456055">
                <text:p>63.7403668456055</text:p>
                <draw:g>
                  <svg:desc>'virgo-lcr'.J2:'virgo-lcr'.J11</svg:desc>
                </draw:g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55.1994682362031">
                <text:p>55.1994682362031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2.04385128694">
                <text:p>12.043851286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4.02559943351825">
                <text:p>4.025599433518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9.02471982965054">
                <text:p>-9.0247198296505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13.9196856631912">
                <text:p>-13.919685663191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2.55879454066095">
                <text:p>-2.5587945406609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0.607851215607023">
                <text:p>-0.607851215607023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4.36363064113665">
                <text:p>-4.3636306411366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1.59728124823074">
                <text:p>-1.59728124823074</text:p>
              </table:table-cell>
            </table:table-row>
          </table:table-rows>
        </table:table>
      </chart:chart>
    </office:chart>
  </office:body>
</office:document-content>
</file>

<file path=Object 3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739cm" svg:height="6.827cm" xlink:href=".." xlink:type="simple" chart:class="chart:bar" chart:style-name="ch1">
        <chart:legend svg:x="9.297cm" svg:y="0.12cm" style:legend-expansion="custom" chartooo:width="2.965cm" chartooo:height="1.063cm" style:legend-expansion-aspect-ratio="2.7892756349953" chart:style-name="ch2"/>
        <chart:plot-area chart:style-name="ch3" table:cell-range-address="'k2-all-in-one'.H3:'k2-all-in-one'.H10 'k2-all-in-one'.K2:'k2-all-in-one'.L10" chart:data-source-has-labels="both" svg:x="0.593cm" svg:y="0.891cm" svg:width="14.821cm" svg:height="5.453cm">
          <chartooo:coordinate-region svg:x="1.77cm" svg:y="1.09cm" svg:width="13.644cm" svg:height="4.016cm"/>
          <chart:axis chart:dimension="x" chart:name="primary-x" chart:style-name="ch4" chartooo:axis-type="auto">
            <chartooo:date-scale/>
            <chart:title svg:x="7.363cm" svg:y="6.265cm" chart:style-name="ch5">
              <text:p>Benchmarks</text:p>
            </chart:title>
            <chart:categories table:cell-range-address="'k2-all-in-one'.H3:'k2-all-in-one'.H10"/>
          </chart:axis>
          <chart:axis chart:dimension="y" chart:name="primary-y" chart:style-name="ch6">
            <chart:title svg:x="0.218cm" svg:y="4.595cm" chart:style-name="ch7">
              <text:p>Runtime (seconds)</text:p>
            </chart:title>
            <chart:grid chart:style-name="ch8" chart:class="major"/>
          </chart:axis>
          <chart:series chart:style-name="ch9" chart:values-cell-range-address="'k2-all-in-one'.K3:'k2-all-in-one'.K10" chart:label-cell-address="'k2-all-in-one'.K2:'k2-all-in-one'.K2" chart:class="chart:bar">
            <chart:data-point chart:repeated="8"/>
          </chart:series>
          <chart:series chart:style-name="ch10" chart:values-cell-range-address="'k2-all-in-one'.L3:'k2-all-in-one'.L10" chart:label-cell-address="'k2-all-in-one'.L2:'k2-all-in-one'.L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-OpenMP</text:p>
                <draw:g>
                  <svg:desc>'k2-all-in-one'.K2:'k2-all-in-one'.K2</svg:desc>
                </draw:g>
              </table:table-cell>
              <table:table-cell office:value-type="string">
                <text:p>UWOMP++</text:p>
                <draw:g>
                  <svg:desc>'k2-all-in-one'.L2:'k2-all-in-one'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k2-all-in-one'.H3:'k2-all-in-one'.H10</svg:desc>
                </draw:g>
              </table:table-cell>
              <table:table-cell office:value-type="float" office:value="6624.9958944">
                <text:p>6624.9958944</text:p>
                <draw:g>
                  <svg:desc>'k2-all-in-one'.K3:'k2-all-in-one'.K10</svg:desc>
                </draw:g>
              </table:table-cell>
              <table:table-cell office:value-type="float" office:value="6439.4263508">
                <text:p>6439.4263508</text:p>
                <draw:g>
                  <svg:desc>'k2-all-in-one'.L3:'k2-all-in-one'.L10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750.3321034">
                <text:p>1750.3321034</text:p>
              </table:table-cell>
              <table:table-cell office:value-type="float" office:value="1719.6631828">
                <text:p>1719.663182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63.4240469">
                <text:p>63.4240469</text:p>
              </table:table-cell>
              <table:table-cell office:value-type="float" office:value="63.277271">
                <text:p>63.277271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9483.313644">
                <text:p>9483.313644</text:p>
              </table:table-cell>
              <table:table-cell office:value-type="float" office:value="3323.150313">
                <text:p>3323.150313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3447.7057716">
                <text:p>3447.7057716</text:p>
              </table:table-cell>
              <table:table-cell office:value-type="float" office:value="3384.5621246">
                <text:p>3384.562124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6327.9954452">
                <text:p>6327.9954452</text:p>
              </table:table-cell>
              <table:table-cell office:value-type="float" office:value="6237.8000306">
                <text:p>6237.8000306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3551.8017206">
                <text:p>3551.8017206</text:p>
              </table:table-cell>
              <table:table-cell office:value-type="float" office:value="1868.795748">
                <text:p>1868.795748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2037.7927598">
                <text:p>2037.7927598</text:p>
              </table:table-cell>
              <table:table-cell office:value-type="float" office:value="499.89374305">
                <text:p>499.89374305</text:p>
              </table:table-cell>
            </table:table-row>
          </table:table-rows>
        </table:table>
      </chart:chart>
    </office:chart>
  </office:body>
</office:document-content>
</file>

<file path=Object 3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6.19cm" xlink:href=".." xlink:type="simple" chart:class="chart:bar" chart:style-name="ch1">
        <chart:legend svg:x="10.599cm" svg:y="0.368cm" style:legend-expansion="custom" chartooo:width="2.661cm" chartooo:height="0.753cm" style:legend-expansion-aspect-ratio="3.53386454183267" chart:style-name="ch2"/>
        <chart:plot-area chart:style-name="ch3" table:cell-range-address="'virgo-ia'.B50:'virgo-ia'.B55 'virgo-ia'.G49:'virgo-ia'.H55" chart:data-source-has-labels="both" svg:x="1.513cm" svg:y="0.753cm" svg:width="14.156cm" svg:height="4.976cm">
          <chartooo:coordinate-region svg:x="2.32cm" svg:y="0.952cm" svg:width="13.349cm" svg:height="4.13cm"/>
          <chart:axis chart:dimension="x" chart:name="primary-x" chart:style-name="ch4" chartooo:axis-type="auto">
            <chartooo:date-scale/>
            <chart:title svg:x="7.158cm" svg:y="5.63cm" chart:style-name="ch5">
              <text:p>Number of Threads</text:p>
            </chart:title>
            <chart:categories table:cell-range-address="'virgo-ia'.B50:'virgo-ia'.B55"/>
          </chart:axis>
          <chart:axis chart:dimension="y" chart:name="primary-y" chart:style-name="ch6">
            <chart:title svg:x="0.634cm" svg:y="4.661cm" chart:style-name="ch7">
              <text:p>Runtime (seconds)</text:p>
            </chart:title>
            <chart:grid chart:style-name="ch8" chart:class="major"/>
          </chart:axis>
          <chart:series chart:style-name="ch9" chart:values-cell-range-address="'virgo-ia'.G50:'virgo-ia'.G55" chart:label-cell-address="'virgo-ia'.G49:'virgo-ia'.G49" chart:class="chart:bar">
            <chart:data-point chart:repeated="6"/>
          </chart:series>
          <chart:series chart:style-name="ch10" chart:values-cell-range-address="'virgo-ia'.H50:'virgo-ia'.H55" chart:label-cell-address="'virgo-ia'.H49:'virgo-ia'.H4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runs</text:p>
                <draw:g>
                  <svg:desc>'virgo-ia'.G49:'virgo-ia'.G49</svg:desc>
                </draw:g>
              </table:table-cell>
              <table:table-cell office:value-type="string">
                <text:p>uwomp-cps</text:p>
                <draw:g>
                  <svg:desc>'virgo-ia'.H49:'virgo-ia'.H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virgo-ia'.B50:'virgo-ia'.B55</svg:desc>
                </draw:g>
              </table:table-cell>
              <table:table-cell office:value-type="float" office:value="1">
                <text:p>1</text:p>
                <draw:g>
                  <svg:desc>'virgo-ia'.G50:'virgo-ia'.G55</svg:desc>
                </draw:g>
              </table:table-cell>
              <table:table-cell office:value-type="float" office:value="369.380016">
                <text:p>369.380016</text:p>
                <draw:g>
                  <svg:desc>'virgo-ia'.H50:'virgo-ia'.H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70.191735">
                <text:p>670.1917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612.754994">
                <text:p>612.75499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512.050908">
                <text:p>512.05090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785.47612">
                <text:p>785.47612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5">
                <text:p>5</text:p>
              </table:table-cell>
              <table:table-cell office:value-type="float" office:value="769.4398926">
                <text:p>769.4398926</text:p>
              </table:table-cell>
            </table:table-row>
          </table:table-rows>
        </table:table>
      </chart:chart>
    </office:chart>
  </office:body>
</office:document-content>
</file>

<file path=Object 3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279cm" svg:height="5.419cm" xlink:href=".." xlink:type="simple" chart:class="chart:bar" chart:style-name="ch1">
        <chart:legend svg:x="7.816cm" svg:y="0.695cm" style:legend-expansion="custom" chartooo:width="2.74cm" chartooo:height="0.542cm" style:legend-expansion-aspect-ratio="5.05535055350554" chart:style-name="ch2"/>
        <chart:plot-area chart:style-name="ch3" table:cell-range-address="'virgo-ia'.B50:'virgo-ia'.B55 'virgo-ia'.I49:'virgo-ia'.I55" chart:data-source-has-labels="both" svg:x="1.233cm" svg:y="0.496cm" svg:width="12.211cm" svg:height="4.452cm">
          <chartooo:coordinate-region svg:x="1.96cm" svg:y="0.695cm" svg:width="11.484cm" svg:height="3.606cm"/>
          <chart:axis chart:dimension="x" chart:name="primary-x" chart:style-name="ch4" chartooo:axis-type="auto">
            <chartooo:date-scale/>
            <chart:title svg:x="5.905cm" svg:y="4.859cm" chart:style-name="ch5">
              <text:p>Number of Workers</text:p>
            </chart:title>
            <chart:categories table:cell-range-address="'virgo-ia'.B50:'virgo-ia'.B55"/>
          </chart:axis>
          <chart:axis chart:dimension="y" chart:name="primary-y" chart:style-name="ch6">
            <chart:title svg:x="0.368cm" svg:y="3.904cm" chart:style-name="ch7">
              <text:p>% Improvement</text:p>
            </chart:title>
            <chart:grid chart:style-name="ch8" chart:class="major"/>
          </chart:axis>
          <chart:series chart:style-name="ch9" chart:values-cell-range-address="'virgo-ia'.I50:'virgo-ia'.I55" chart:label-cell-address="'virgo-ia'.I49:'virgo-ia'.I49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virgo-ia'.I49:'virgo-ia'.I49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virgo-ia'.B50:'virgo-ia'.B55</svg:desc>
                </draw:g>
              </table:table-cell>
              <table:table-cell office:value-type="float" office:value="NaN">
                <text:p>NaN</text:p>
                <draw:g>
                  <svg:desc>'virgo-ia'.I50:'virgo-ia'.I5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159cm" svg:height="6.63cm" xlink:href=".." xlink:type="simple" chart:class="chart:bar" chart:style-name="ch1">
        <chart:legend svg:x="12.174cm" svg:y="0.356cm" style:legend-expansion="custom" chartooo:width="2.554cm" chartooo:height="0.807cm" style:legend-expansion-aspect-ratio="3.16480793060719" chart:style-name="ch2"/>
        <chart:plot-area chart:style-name="ch3" table:cell-range-address="'virgo-all-in-one'.A43:'virgo-all-in-one'.A51 'virgo-all-in-one'.D42:'virgo-all-in-one'.E51" chart:data-source-has-labels="both" svg:x="1.333cm" svg:y="0.672cm" svg:width="14.5cm" svg:height="5.53cm">
          <chartooo:coordinate-region svg:x="2.325cm" svg:y="0.872cm" svg:width="13.508cm" svg:height="4.092cm"/>
          <chart:axis chart:dimension="x" chart:name="primary-x" chart:style-name="ch4" chartooo:axis-type="auto">
            <chartooo:date-scale/>
            <chart:title svg:x="7.626cm" svg:y="6.07cm" chart:style-name="ch5">
              <text:p>Benchmarks</text:p>
            </chart:title>
            <chart:categories table:cell-range-address="'virgo-all-in-one'.A43:'virgo-all-in-one'.A51"/>
          </chart:axis>
          <chart:axis chart:dimension="y" chart:name="primary-y" chart:style-name="ch6">
            <chart:title svg:x="0.45cm" svg:y="4.857cm" chart:style-name="ch7">
              <text:p>Runtime (seconds)</text:p>
            </chart:title>
            <chart:grid chart:style-name="ch8" chart:class="major"/>
          </chart:axis>
          <chart:series chart:style-name="ch9" chart:values-cell-range-address="'virgo-all-in-one'.D43:'virgo-all-in-one'.D51" chart:label-cell-address="'virgo-all-in-one'.D42:'virgo-all-in-one'.D42" chart:class="chart:bar">
            <chart:data-point chart:repeated="9"/>
          </chart:series>
          <chart:series chart:style-name="ch10" chart:values-cell-range-address="'virgo-all-in-one'.E43:'virgo-all-in-one'.E51" chart:label-cell-address="'virgo-all-in-one'.E42:'virgo-all-in-one'.E4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-OpenMP</text:p>
                <draw:g>
                  <svg:desc>'virgo-all-in-one'.D42:'virgo-all-in-one'.D42</svg:desc>
                </draw:g>
              </table:table-cell>
              <table:table-cell office:value-type="string">
                <text:p>UWOMP</text:p>
                <draw:g>
                  <svg:desc>'virgo-all-in-one'.E42:'virgo-all-in-one'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43:'virgo-all-in-one'.A51</svg:desc>
                </draw:g>
              </table:table-cell>
              <table:table-cell office:value-type="float" office:value="5459.494658">
                <text:p>5459.494658</text:p>
                <draw:g>
                  <svg:desc>'virgo-all-in-one'.D43:'virgo-all-in-one'.D51</svg:desc>
                </draw:g>
              </table:table-cell>
              <table:table-cell office:value-type="float" office:value="5436.342812">
                <text:p>5436.342812</text:p>
                <draw:g>
                  <svg:desc>'virgo-all-in-one'.E43:'virgo-all-in-one'.E5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820.043561">
                <text:p>6820.043561</text:p>
              </table:table-cell>
              <table:table-cell office:value-type="float" office:value="6373.386957">
                <text:p>6373.386957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04.456161">
                <text:p>104.456161</text:p>
              </table:table-cell>
              <table:table-cell office:value-type="float" office:value="105.111052">
                <text:p>105.111052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295.405388">
                <text:p>295.405388</text:p>
              </table:table-cell>
              <table:table-cell office:value-type="float" office:value="279.203189">
                <text:p>279.20318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709.721178">
                <text:p>1709.721178</text:p>
              </table:table-cell>
              <table:table-cell office:value-type="float" office:value="1733.512843">
                <text:p>1733.51284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2959.07883">
                <text:p>2959.07883</text:p>
              </table:table-cell>
              <table:table-cell office:value-type="float" office:value="2925.218383">
                <text:p>2925.218383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754.696194">
                <text:p>754.696194</text:p>
              </table:table-cell>
              <table:table-cell office:value-type="float" office:value="369.380016">
                <text:p>369.380016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3655.274965">
                <text:p>3655.274965</text:p>
              </table:table-cell>
              <table:table-cell office:value-type="float" office:value="1863.23618">
                <text:p>1863.2361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552.7226479375">
                <text:p>2552.7226479375</text:p>
              </table:table-cell>
              <table:table-cell office:value-type="float" office:value="2385.673929">
                <text:p>2385.673929</text:p>
              </table:table-cell>
            </table:table-row>
          </table:table-rows>
        </table:table>
      </chart:chart>
    </office:chart>
  </office:body>
</office:document-content>
</file>

<file path=Object 3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5.665cm" xlink:href=".." xlink:type="simple" chart:class="chart:bar" chart:style-name="ch1">
        <chart:legend svg:x="8.616cm" svg:y="0.508cm" style:legend-expansion="custom" chartooo:width="2.873cm" chartooo:height="0.376cm" style:legend-expansion-aspect-ratio="7.64095744680851" chart:style-name="ch2"/>
        <chart:plot-area chart:style-name="ch3" table:cell-range-address="'virgo-all-in-one'.A43:'virgo-all-in-one'.A51 'virgo-all-in-one'.F42:'virgo-all-in-one'.F51" chart:data-source-has-labels="both" svg:x="1.331cm" svg:y="0.113cm" svg:width="14.349cm" svg:height="4.458cm">
          <chartooo:coordinate-region svg:x="2.058cm" svg:y="0.312cm" svg:width="13.622cm" svg:height="3.704cm"/>
          <chart:axis chart:dimension="x" chart:name="primary-x" chart:style-name="ch4" chartooo:axis-type="auto">
            <chartooo:date-scale/>
            <chart:title svg:x="7.548cm" svg:y="4.684cm" chart:style-name="ch5">
              <text:p>Benchmarks</text:p>
            </chart:title>
            <chart:categories table:cell-range-address="'virgo-all-in-one'.A43:'virgo-all-in-one'.A51"/>
          </chart:axis>
          <chart:axis chart:dimension="y" chart:name="primary-y" chart:style-name="ch6">
            <chart:title svg:x="0.451cm" svg:y="3.524cm" chart:style-name="ch7">
              <text:p>% Improvement</text:p>
            </chart:title>
            <chart:grid chart:style-name="ch8" chart:class="major"/>
          </chart:axis>
          <chart:series chart:style-name="ch9" chart:values-cell-range-address="'virgo-all-in-one'.F43:'virgo-all-in-one'.F51" chart:label-cell-address="'virgo-all-in-one'.F42:'virgo-all-in-one'.F42" chart:class="chart:ba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all-in-one'.F42:'virgo-all-in-one'.F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43:'virgo-all-in-one'.A51</svg:desc>
                </draw:g>
              </table:table-cell>
              <table:table-cell office:value-type="float" office:value="0.424065732275688">
                <text:p>0.424065732275688</text:p>
                <draw:g>
                  <svg:desc>'virgo-all-in-one'.F43:'virgo-all-in-one'.F5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6.54917523627238">
                <text:p>6.5491752362723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-0.626952966421968">
                <text:p>-0.626952966421968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5.48473374493765">
                <text:p>5.4847337449376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-1.39155233649448">
                <text:p>-1.3915523364944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14429013031735">
                <text:p>1.14429013031735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51.0557998123414">
                <text:p>51.0557998123414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49.0261006944521">
                <text:p>49.026100694452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6.54394315310634">
                <text:p>6.54394315310634</text:p>
              </table:table-cell>
            </table:table-row>
          </table:table-rows>
        </table:table>
      </chart:chart>
    </office:chart>
  </office:body>
</office:document-content>
</file>

<file path=Object 3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437cm" svg:height="6.456cm" xlink:href=".." xlink:type="simple" chart:class="chart:bar" chart:style-name="ch1">
        <chart:legend svg:x="9.169cm" svg:y="0.14cm" style:legend-expansion="custom" chartooo:width="2.529cm" chartooo:height="1.096cm" style:legend-expansion-aspect-ratio="2.30748175182482" chart:style-name="ch2"/>
        <chart:plot-area chart:style-name="ch3" table:cell-range-address="'k2-all-in-one'.A34:'k2-all-in-one'.A41 'k2-all-in-one'.D33:'k2-all-in-one'.E41" chart:data-source-has-labels="both" svg:x="0.464cm" svg:y="0.581cm" svg:width="14.653cm" svg:height="5.466cm">
          <chartooo:coordinate-region svg:x="1.641cm" svg:y="0.78cm" svg:width="13.476cm" svg:height="4.029cm"/>
          <chart:axis chart:dimension="x" chart:name="primary-x" chart:style-name="ch4" chartooo:axis-type="auto">
            <chartooo:date-scale/>
            <chart:title svg:x="6.754cm" svg:y="5.896cm" chart:style-name="ch5">
              <text:p>Benchmarks</text:p>
            </chart:title>
            <chart:categories table:cell-range-address="'k2-all-in-one'.A34:'k2-all-in-one'.A41"/>
          </chart:axis>
          <chart:axis chart:dimension="y" chart:name="primary-y" chart:style-name="ch6">
            <chart:title svg:x="0cm" svg:y="4.8cm" chart:style-name="ch7">
              <text:p>Runtime (seconds)</text:p>
            </chart:title>
            <chart:grid chart:style-name="ch8" chart:class="major"/>
          </chart:axis>
          <chart:series chart:style-name="ch9" chart:values-cell-range-address="'k2-all-in-one'.D34:'k2-all-in-one'.D41" chart:label-cell-address="'k2-all-in-one'.D33:'k2-all-in-one'.D33" chart:class="chart:bar">
            <chart:data-point chart:repeated="8"/>
          </chart:series>
          <chart:series chart:style-name="ch10" chart:values-cell-range-address="'k2-all-in-one'.E34:'k2-all-in-one'.E41" chart:label-cell-address="'k2-all-in-one'.E33:'k2-all-in-one'.E33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-OpenMP</text:p>
                <draw:g>
                  <svg:desc>'k2-all-in-one'.D33:'k2-all-in-one'.D33</svg:desc>
                </draw:g>
              </table:table-cell>
              <table:table-cell office:value-type="string">
                <text:p>UWOMP++</text:p>
                <draw:g>
                  <svg:desc>'k2-all-in-one'.E33:'k2-all-in-one'.E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k2-all-in-one'.A34:'k2-all-in-one'.A41</svg:desc>
                </draw:g>
              </table:table-cell>
              <table:table-cell office:value-type="float" office:value="10368.665893">
                <text:p>10368.665893</text:p>
                <draw:g>
                  <svg:desc>'k2-all-in-one'.D34:'k2-all-in-one'.D41</svg:desc>
                </draw:g>
              </table:table-cell>
              <table:table-cell office:value-type="float" office:value="10199.084857">
                <text:p>10199.084857</text:p>
                <draw:g>
                  <svg:desc>'k2-all-in-one'.E34:'k2-all-in-one'.E4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7123.867295">
                <text:p>7123.867295</text:p>
              </table:table-cell>
              <table:table-cell office:value-type="float" office:value="7078.663624">
                <text:p>7078.663624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440.11519">
                <text:p>440.11519</text:p>
              </table:table-cell>
              <table:table-cell office:value-type="float" office:value="438.888759">
                <text:p>438.888759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18822.61321">
                <text:p>18822.61321</text:p>
              </table:table-cell>
              <table:table-cell office:value-type="float" office:value="12536.076726">
                <text:p>12536.076726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3558.097305">
                <text:p>3558.097305</text:p>
              </table:table-cell>
              <table:table-cell office:value-type="float" office:value="3416.957643">
                <text:p>3416.957643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8870.098904">
                <text:p>8870.098904</text:p>
              </table:table-cell>
              <table:table-cell office:value-type="float" office:value="8689.006688">
                <text:p>8689.006688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1435.332638">
                <text:p>1435.332638</text:p>
              </table:table-cell>
              <table:table-cell office:value-type="float" office:value="502.230101">
                <text:p>502.230101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3409.614761">
                <text:p>3409.614761</text:p>
              </table:table-cell>
              <table:table-cell office:value-type="float" office:value="1152.610009">
                <text:p>1152.610009</text:p>
              </table:table-cell>
            </table:table-row>
          </table:table-rows>
        </table:table>
      </chart:chart>
    </office:chart>
  </office:body>
</office:document-content>
</file>

<file path=Object 3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685cm" svg:height="6.801cm" xlink:href=".." xlink:type="simple" chart:class="chart:bar" chart:style-name="ch1">
        <chart:legend svg:x="2.177cm" svg:y="1.039cm" style:legend-expansion="custom" chartooo:width="2.212cm" chartooo:height="1.096cm" style:legend-expansion-aspect-ratio="2.01824817518248" chart:style-name="ch2"/>
        <chart:plot-area chart:style-name="ch3" table:cell-range-address="'k2-all-in-one'.R3:'k2-all-in-one'.T11 'k2-all-in-one'.S2:'k2-all-in-one'.T2" chart:data-source-has-labels="both" svg:x="0.551cm" svg:y="0.724cm" svg:width="14.813cm" svg:height="5.724cm">
          <chartooo:coordinate-region svg:x="1.172cm" svg:y="0.923cm" svg:width="14.192cm" svg:height="4.287cm"/>
          <chart:axis chart:dimension="x" chart:name="primary-x" chart:style-name="ch4" chartooo:axis-type="auto">
            <chartooo:date-scale/>
            <chart:title svg:x="6.921cm" svg:y="6.241cm" chart:style-name="ch5">
              <text:p>Benchmarks</text:p>
            </chart:title>
            <chart:categories table:cell-range-address="'k2-all-in-one'.R3:'k2-all-in-one'.R11"/>
          </chart:axis>
          <chart:axis chart:dimension="y" chart:name="primary-y" chart:style-name="ch6">
            <chart:title svg:x="0cm" svg:y="4.834cm" chart:style-name="ch7">
              <text:p>% Improvement</text:p>
            </chart:title>
            <chart:grid chart:style-name="ch8" chart:class="major"/>
          </chart:axis>
          <chart:series chart:style-name="ch9" chart:values-cell-range-address="'k2-all-in-one'.S3:'k2-all-in-one'.S11" chart:label-cell-address="'k2-all-in-one'.S2:'k2-all-in-one'.S2" chart:class="chart:bar">
            <chart:data-point chart:repeated="9"/>
          </chart:series>
          <chart:series chart:style-name="ch10" chart:values-cell-range-address="'k2-all-in-one'.T3:'k2-all-in-one'.T11" chart:label-cell-address="'k2-all-in-one'.T2:'k2-all-in-one'.T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4 workers</text:p>
                <draw:g>
                  <svg:desc>'k2-all-in-one'.S2:'k2-all-in-one'.S2</svg:desc>
                </draw:g>
              </table:table-cell>
              <table:table-cell office:value-type="string">
                <text:p>1 worker</text:p>
                <draw:g>
                  <svg:desc>'k2-all-in-one'.T2:'k2-all-in-one'.T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k2-all-in-one'.R3:'k2-all-in-one'.R11</svg:desc>
                </draw:g>
              </table:table-cell>
              <table:table-cell office:value-type="float" office:value="2.80105145056555">
                <text:p>2.80105145056555</text:p>
                <draw:g>
                  <svg:desc>'k2-all-in-one'.S3:'k2-all-in-one'.S11</svg:desc>
                </draw:g>
              </table:table-cell>
              <table:table-cell office:value-type="float" office:value="1.63551451797174">
                <text:p>1.63551451797174</text:p>
                <draw:g>
                  <svg:desc>'k2-all-in-one'.T3:'k2-all-in-one'.T1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75217723199078">
                <text:p>1.75217723199078</text:p>
              </table:table-cell>
              <table:table-cell office:value-type="float" office:value="0.634538364179343">
                <text:p>0.634538364179343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231419953746284">
                <text:p>0.231419953746284</text:p>
              </table:table-cell>
              <table:table-cell office:value-type="float" office:value="0.278661365902865">
                <text:p>0.278661365902865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64.9579204300332">
                <text:p>64.9579204300332</text:p>
              </table:table-cell>
              <table:table-cell office:value-type="float" office:value="33.3988507008162">
                <text:p>33.398850700816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83146855280218">
                <text:p>1.83146855280218</text:p>
              </table:table-cell>
              <table:table-cell office:value-type="float" office:value="3.96671731831684">
                <text:p>3.9667173183168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42533943617826">
                <text:p>1.42533943617826</text:p>
              </table:table-cell>
              <table:table-cell office:value-type="float" office:value="2.04160312032526">
                <text:p>2.04160312032526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47.3845700011568">
                <text:p>47.3845700011568</text:p>
              </table:table-cell>
              <table:table-cell office:value-type="float" office:value="65.0094976102676">
                <text:p>65.0094976102676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75.4688625403173">
                <text:p>75.4688625403173</text:p>
              </table:table-cell>
              <table:table-cell office:value-type="float" office:value="66.1953009418004">
                <text:p>66.195300941800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.4816011995988">
                <text:p>24.4816011995988</text:p>
              </table:table-cell>
              <table:table-cell office:value-type="float" office:value="21.6450854924475">
                <text:p>21.6450854924475</text:p>
              </table:table-cell>
            </table:table-row>
          </table:table-rows>
        </table:table>
      </chart:chart>
    </office:chart>
  </office:body>
</office:document-content>
</file>

<file path=Object 3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351cm" svg:height="6.854cm" xlink:href=".." xlink:type="simple" chart:class="chart:bar" chart:style-name="ch1">
        <chart:legend svg:x="3.01cm" svg:y="0.709cm" style:legend-expansion="custom" chartooo:width="2.212cm" chartooo:height="1.096cm" style:legend-expansion-aspect-ratio="2.01824817518248" chart:style-name="ch2"/>
        <chart:plot-area chart:style-name="ch3" table:cell-range-address="'virgo-all-in-one'.Q3:'virgo-all-in-one'.S11 'virgo-all-in-one'.R2:'virgo-all-in-one'.S2" chart:data-source-has-labels="both" svg:x="0.396cm" svg:y="0.408cm" svg:width="15.621cm" svg:height="6.093cm">
          <chartooo:coordinate-region svg:x="1.123cm" svg:y="0.608cm" svg:width="14.894cm" svg:height="4.655cm"/>
          <chart:axis chart:dimension="x" chart:name="primary-x" chart:style-name="ch4" chartooo:axis-type="auto">
            <chartooo:date-scale/>
            <chart:title svg:x="7.249cm" svg:y="6.294cm" chart:style-name="ch5">
              <text:p>Benchmarks</text:p>
            </chart:title>
            <chart:categories table:cell-range-address="'virgo-all-in-one'.Q3:'virgo-all-in-one'.Q11"/>
          </chart:axis>
          <chart:axis chart:dimension="y" chart:name="primary-y" chart:style-name="ch6">
            <chart:title svg:x="0cm" svg:y="4.636cm" chart:style-name="ch7">
              <text:p>% Improvement</text:p>
            </chart:title>
            <chart:grid chart:style-name="ch8" chart:class="major"/>
          </chart:axis>
          <chart:series chart:style-name="ch9" chart:values-cell-range-address="'virgo-all-in-one'.R3:'virgo-all-in-one'.R11" chart:label-cell-address="'virgo-all-in-one'.R2:'virgo-all-in-one'.R2" chart:class="chart:bar">
            <chart:data-point chart:repeated="9"/>
          </chart:series>
          <chart:series chart:style-name="ch10" chart:values-cell-range-address="'virgo-all-in-one'.S3:'virgo-all-in-one'.S11" chart:label-cell-address="'virgo-all-in-one'.S2:'virgo-all-in-one'.S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workers</text:p>
                <draw:g>
                  <svg:desc>'virgo-all-in-one'.R2:'virgo-all-in-one'.R2</svg:desc>
                </draw:g>
              </table:table-cell>
              <table:table-cell office:value-type="string">
                <text:p>1 worker</text:p>
                <draw:g>
                  <svg:desc>'virgo-all-in-one'.S2:'virgo-all-in-one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Q3:'virgo-all-in-one'.Q11</svg:desc>
                </draw:g>
              </table:table-cell>
              <table:table-cell office:value-type="float" office:value="2.24889392583792">
                <text:p>2.24889392583792</text:p>
                <draw:g>
                  <svg:desc>'virgo-all-in-one'.R3:'virgo-all-in-one'.R11</svg:desc>
                </draw:g>
              </table:table-cell>
              <table:table-cell office:value-type="float" office:value="0.424065732275688">
                <text:p>0.424065732275688</text:p>
                <draw:g>
                  <svg:desc>'virgo-all-in-one'.S3:'virgo-all-in-one'.S1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65803836380753">
                <text:p>1.65803836380753</text:p>
              </table:table-cell>
              <table:table-cell office:value-type="float" office:value="6.54917523627238">
                <text:p>6.5491752362723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8.82164414812882">
                <text:p>8.82164414812882</text:p>
              </table:table-cell>
              <table:table-cell office:value-type="float" office:value="-0.626952966421968">
                <text:p>-0.626952966421968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23.0896404808222">
                <text:p>-23.0896404808222</text:p>
              </table:table-cell>
              <table:table-cell office:value-type="float" office:value="5.48473374493765">
                <text:p>5.4847337449376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8.19255021904004">
                <text:p>8.19255021904004</text:p>
              </table:table-cell>
              <table:table-cell office:value-type="float" office:value="-1.39155233649448">
                <text:p>-1.3915523364944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5.19905260525509">
                <text:p>5.19905260525509</text:p>
              </table:table-cell>
              <table:table-cell office:value-type="float" office:value="1.14429013031735">
                <text:p>1.14429013031735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39.6746120374102">
                <text:p>39.6746120374102</text:p>
              </table:table-cell>
              <table:table-cell office:value-type="float" office:value="51.0557998123414">
                <text:p>51.0557998123414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-1.59728124823074">
                <text:p>-1.59728124823074</text:p>
              </table:table-cell>
              <table:table-cell office:value-type="float" office:value="49.0261006944521">
                <text:p>49.0261006944521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5.13848369630333">
                <text:p>5.13848369630333</text:p>
              </table:table-cell>
              <table:table-cell office:value-type="float" office:value="6.54394315310634">
                <text:p>6.54394315310634</text:p>
              </table:table-cell>
            </table:table-row>
          </table:table-rows>
        </table:table>
      </chart:chart>
    </office:chart>
  </office:body>
</office:document-content>
</file>

<file path=Object 3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18cm" svg:height="6.747cm" xlink:href=".." xlink:type="simple" chart:class="chart:bar" chart:style-name="ch1">
        <chart:plot-area chart:style-name="ch2" table:cell-range-address="'virgo-all-in-one'.A86:'virgo-all-in-one'.A94 'virgo-all-in-one'.F85:'virgo-all-in-one'.F94" chart:data-source-has-labels="both" svg:x="0.535cm" svg:y="0.62cm" svg:width="15.31cm" svg:height="5.591cm">
          <chartooo:coordinate-region svg:x="1.342cm" svg:y="0.819cm" svg:width="14.503cm" svg:height="4.154cm"/>
          <chart:axis chart:dimension="x" chart:name="primary-x" chart:style-name="ch3" chartooo:axis-type="auto">
            <chartooo:date-scale/>
            <chart:title svg:x="7.198cm" svg:y="5.945cm" chart:style-name="ch4">
              <text:p>Benchmarks</text:p>
            </chart:title>
            <chart:categories table:cell-range-address="'virgo-all-in-one'.A86:'virgo-all-in-one'.A94"/>
          </chart:axis>
          <chart:axis chart:dimension="y" chart:name="primary-y" chart:style-name="ch5">
            <chart:title svg:x="0cm" svg:y="4.623cm" chart:style-name="ch6">
              <text:p>%Improvement</text:p>
            </chart:title>
            <chart:grid chart:style-name="ch7" chart:class="major"/>
          </chart:axis>
          <chart:series chart:style-name="ch8" chart:values-cell-range-address="'virgo-all-in-one'.F86:'virgo-all-in-one'.F94" chart:label-cell-address="'virgo-all-in-one'.F85:'virgo-all-in-one'.F85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all-in-one'.F85:'virgo-all-in-one'.F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86:'virgo-all-in-one'.A94</svg:desc>
                </draw:g>
              </table:table-cell>
              <table:table-cell office:value-type="float" office:value="2.66546647758103">
                <text:p>2.66546647758103</text:p>
                <draw:g>
                  <svg:desc>'virgo-all-in-one'.F86:'virgo-all-in-one'.F94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7.6667270930655">
                <text:p>7.6667270930655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3.2511415199904">
                <text:p>13.2511415199904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76.623559587737">
                <text:p>76.623559587737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5.5236562566012">
                <text:p>5.523656256601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3.81161612611989">
                <text:p>3.81161612611989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68.6062051665179">
                <text:p>68.6062051665179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93.753466265077">
                <text:p>93.753466265077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3.9877298115862">
                <text:p>33.9877298115862</text:p>
              </table:table-cell>
            </table:table-row>
          </table:table-rows>
        </table:table>
      </chart:chart>
    </office:chart>
  </office:body>
</office:document-content>
</file>

<file path=Object 3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4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662cm" svg:height="8.421cm" xlink:href=".." xlink:type="simple" chart:class="chart:bar" chart:style-name="ch1">
        <chart:title svg:x="5.398cm" svg:y="0.304cm" chart:style-name="ch2">
          <text:p>Polybench - Jacobi-2d (Tsteps = 100)</text:p>
        </chart:title>
        <chart:legend svg:x="14.201cm" svg:y="0.178cm" style:legend-expansion="custom" chartooo:width="3.684cm" chartooo:height="0.597cm" style:legend-expansion-aspect-ratio="6.17085427135678" chart:style-name="ch3"/>
        <chart:plot-area chart:style-name="ch4" table:cell-range-address="'virgo-polybench-jacobi-2d'.U33:'virgo-polybench-jacobi-2d'.U41 'virgo-polybench-jacobi-2d'.X32:'virgo-polybench-jacobi-2d'.X41" chart:data-source-has-labels="both" svg:x="0.701cm" svg:y="1.272cm" svg:width="17.742cm" svg:height="6.137cm">
          <chartooo:coordinate-region svg:x="1.322cm" svg:y="1.471cm" svg:width="17.121cm" svg:height="4.753cm"/>
          <chart:axis chart:dimension="x" chart:name="primary-x" chart:style-name="ch5" chartooo:axis-type="auto">
            <chartooo:date-scale/>
            <chart:title svg:x="9.197cm" svg:y="7.577cm" chart:style-name="ch6">
              <text:p>Size</text:p>
            </chart:title>
            <chart:categories table:cell-range-address="'virgo-polybench-jacobi-2d'.U33:'virgo-polybench-jacobi-2d'.U41"/>
          </chart:axis>
          <chart:axis chart:dimension="y" chart:name="primary-y" chart:style-name="ch7">
            <chart:title svg:x="0cm" svg:y="5.482cm" chart:style-name="ch8">
              <text:p>%Improvement</text:p>
            </chart:title>
            <chart:grid chart:style-name="ch9" chart:class="major"/>
          </chart:axis>
          <chart:series chart:style-name="ch10" chart:values-cell-range-address="'virgo-polybench-jacobi-2d'.X33:'virgo-polybench-jacobi-2d'.X41" chart:label-cell-address="'virgo-polybench-jacobi-2d'.X32:'virgo-polybench-jacobi-2d'.X32" chart:class="chart:ba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2d'.X32:'virgo-polybench-jacobi-2d'.X32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jacobi-2d'.U33:'virgo-polybench-jacobi-2d'.U41</svg:desc>
                </draw:g>
              </table:table-cell>
              <table:table-cell office:value-type="float" office:value="76.5436560383281">
                <text:p>76.5436560383281</text:p>
                <draw:g>
                  <svg:desc>'virgo-polybench-jacobi-2d'.X33:'virgo-polybench-jacobi-2d'.X41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75.8957031137828">
                <text:p>75.895703113782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35.8111038820213">
                <text:p>35.81110388202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26.6860981937146">
                <text:p>26.686098193714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29822368630128">
                <text:p>0.529822368630128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835013414676365">
                <text:p>0.83501341467636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42803993686384">
                <text:p>0.24280399368638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13132715871379">
                <text:p>0.13132715871379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8.19255021904004">
                <text:p>8.19255021904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fo:font-weight="bold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548cm" svg:height="6.482cm" xlink:href=".." xlink:type="simple" chart:class="chart:bar" chart:style-name="ch1">
        <chart:plot-area chart:style-name="ch2" table:cell-range-address="'k2-all-in-one'.H3:'k2-all-in-one'.H11 'k2-all-in-one'.M2:'k2-all-in-one'.M11" chart:data-source-has-labels="both" svg:x="0.457cm" svg:y="0.673cm" svg:width="14.92cm" svg:height="5.372cm">
          <chartooo:coordinate-region svg:x="1.078cm" svg:y="0.872cm" svg:width="14.299cm" svg:height="3.935cm"/>
          <chart:axis chart:dimension="x" chart:name="primary-x" chart:style-name="ch3" chartooo:axis-type="auto">
            <chartooo:date-scale/>
            <chart:title svg:x="6.962cm" svg:y="5.78cm" chart:style-name="ch4">
              <text:p>Benchmarks</text:p>
            </chart:title>
            <chart:categories table:cell-range-address="'k2-all-in-one'.H3:'k2-all-in-one'.H11"/>
          </chart:axis>
          <chart:axis chart:dimension="y" chart:name="primary-y" chart:style-name="ch5">
            <chart:title svg:x="0cm" svg:y="3.994cm" chart:style-name="ch6">
              <text:p>%Improvement</text:p>
            </chart:title>
            <chart:grid chart:style-name="ch7" chart:class="major"/>
          </chart:axis>
          <chart:series chart:style-name="ch8" chart:values-cell-range-address="'k2-all-in-one'.M3:'k2-all-in-one'.M11" chart:label-cell-address="'k2-all-in-one'.M2:'k2-all-in-one'.M2" chart:class="chart:ba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k2-all-in-one'.M2:'k2-all-in-one'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k2-all-in-one'.H3:'k2-all-in-one'.H11</svg:desc>
                </draw:g>
              </table:table-cell>
              <table:table-cell office:value-type="float" office:value="2.80105145056555">
                <text:p>2.80105145056555</text:p>
                <draw:g>
                  <svg:desc>'k2-all-in-one'.M3:'k2-all-in-one'.M1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.75217723199078">
                <text:p>1.75217723199078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231419953746284">
                <text:p>0.231419953746284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64.9579204300332">
                <text:p>64.957920430033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83146855280218">
                <text:p>1.8314685528021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42533943617826">
                <text:p>1.42533943617826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47.3845700011568">
                <text:p>47.3845700011568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75.4688625403173">
                <text:p>75.4688625403173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4.4816011995988">
                <text:p>24.4816011995988</text:p>
              </table:table-cell>
            </table:table-row>
          </table:table-rows>
        </table:table>
      </chart:chart>
    </office:chart>
  </office:body>
</office:document-content>
</file>

<file path=Object 4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771cm" svg:height="5.738cm" xlink:href=".." xlink:type="simple" chart:class="chart:line" chart:style-name="ch1">
        <chart:legend svg:x="19.876cm" svg:y="0.357cm" style:legend-expansion="custom" chartooo:width="5.792cm" chartooo:height="0.685cm" style:legend-expansion-aspect-ratio="8.45547445255474" chart:style-name="ch2"/>
        <chart:plot-area chart:style-name="ch3" table:cell-range-address="'virgo-polybench-jacobi-1d'.D101:'virgo-polybench-jacobi-1d'.D113 'virgo-polybench-jacobi-1d'.J100:'virgo-polybench-jacobi-1d'.J113" chart:data-source-has-labels="both" svg:x="0.535cm" svg:y="0.114cm" svg:width="25.701cm" svg:height="5.51cm">
          <chartooo:coordinate-region svg:x="1.447cm" svg:y="0.313cm" svg:width="24.046cm" svg:height="5.112cm"/>
          <chart:axis chart:dimension="x" chart:name="primary-x" chart:style-name="ch4" chartooo:axis-type="auto">
            <chartooo:date-scale/>
            <chart:categories table:cell-range-address="'virgo-polybench-jacobi-1d'.D101:'virgo-polybench-jacobi-1d'.D11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01:'virgo-polybench-jacobi-1d'.J113" chart:label-cell-address="'virgo-polybench-jacobi-1d'.J100:'virgo-polybench-jacobi-1d'.J10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00:'virgo-polybench-jacobi-1d'.J10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01:'virgo-polybench-jacobi-1d'.D113</svg:desc>
                </draw:g>
              </table:table-cell>
              <table:table-cell office:value-type="float" office:value="-38.8563170933113">
                <text:p>-38.8563170933113</text:p>
                <draw:g>
                  <svg:desc>'virgo-polybench-jacobi-1d'.J101:'virgo-polybench-jacobi-1d'.J11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74.8349449816605">
                <text:p>-74.834944981660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93.2931703417754">
                <text:p>-93.293170341775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71.3196157032269">
                <text:p>-71.319615703226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17.5674753471867">
                <text:p>-17.5674753471867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12.241731987105">
                <text:p>-12.24173198710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36.6715606148838">
                <text:p>-36.671560614883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3.1265224824912">
                <text:p>-3.126522482491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6.5131249516706">
                <text:p>76.513124951670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29.0341550086193">
                <text:p>-29.034155008619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2.47456272684293">
                <text:p>-2.4745627268429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25.1024262509985">
                <text:p>25.102426250998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34.2853563117757">
                <text:p>34.2853563117757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6.168cm" svg:height="5.685cm" xlink:href=".." xlink:type="simple" chart:class="chart:line" chart:style-name="ch1">
        <chart:legend svg:x="18.911cm" svg:y="1.38cm" style:legend-expansion="custom" chartooo:width="5.661cm" chartooo:height="0.655cm" style:legend-expansion-aspect-ratio="8.64274809160305" chart:style-name="ch2"/>
        <chart:plot-area chart:style-name="ch3" table:cell-range-address="'virgo-polybench-jacobi-1d'.D116:'virgo-polybench-jacobi-1d'.D128 'virgo-polybench-jacobi-1d'.J115:'virgo-polybench-jacobi-1d'.J128" chart:data-source-has-labels="both" svg:x="0.523cm" svg:y="0.113cm" svg:width="25.122cm" svg:height="5.459cm">
          <chartooo:coordinate-region svg:x="1.435cm" svg:y="0.312cm" svg:width="23.467cm" svg:height="5.061cm"/>
          <chart:axis chart:dimension="x" chart:name="primary-x" chart:style-name="ch4" chartooo:axis-type="auto">
            <chartooo:date-scale/>
            <chart:categories table:cell-range-address="'virgo-polybench-jacobi-1d'.D116:'virgo-polybench-jacobi-1d'.D1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16:'virgo-polybench-jacobi-1d'.J128" chart:label-cell-address="'virgo-polybench-jacobi-1d'.J115:'virgo-polybench-jacobi-1d'.J11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15:'virgo-polybench-jacobi-1d'.J11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16:'virgo-polybench-jacobi-1d'.D128</svg:desc>
                </draw:g>
              </table:table-cell>
              <table:table-cell office:value-type="float" office:value="78.5808565361881">
                <text:p>78.5808565361881</text:p>
                <draw:g>
                  <svg:desc>'virgo-polybench-jacobi-1d'.J116:'virgo-polybench-jacobi-1d'.J12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.61710495010708">
                <text:p>2.61710495010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1505852185781">
                <text:p>1.150585218578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44.2963748034506">
                <text:p>-44.296374803450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46.339962367324">
                <text:p>-46.339962367324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125.02175164558">
                <text:p>-125.0217516455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62.7289933986758">
                <text:p>-62.728993398675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48.8250065357145">
                <text:p>-48.825006535714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5.2280616173616">
                <text:p>75.228061617361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13.0950662434485">
                <text:p>-13.095066243448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8.1617178925331">
                <text:p>-8.161717892533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-24.8512912771362">
                <text:p>-24.851291277136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18.8549464281871">
                <text:p>-18.8549464281871</text:p>
              </table:table-cell>
            </table:table-row>
          </table:table-rows>
        </table:table>
      </chart:chart>
    </office:chart>
  </office:body>
</office:document-content>
</file>

<file path=Object 4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428cm" svg:height="5.765cm" xlink:href=".." xlink:type="simple" chart:class="chart:line" chart:style-name="ch1">
        <chart:legend svg:x="19.977cm" svg:y="0.706cm" style:legend-expansion="custom" chartooo:width="3.462cm" chartooo:height="0.598cm" style:legend-expansion-aspect-ratio="5.78929765886288" chart:style-name="ch2"/>
        <chart:plot-area chart:style-name="ch3" table:cell-range-address="'virgo-polybench-jacobi-1d'.D131:'virgo-polybench-jacobi-1d'.D143 'virgo-polybench-jacobi-1d'.J130:'virgo-polybench-jacobi-1d'.J143" chart:data-source-has-labels="both" svg:x="0.508cm" svg:y="0.115cm" svg:width="24.412cm" svg:height="5.535cm">
          <chartooo:coordinate-region svg:x="1.42cm" svg:y="0.314cm" svg:width="22.757cm" svg:height="5.137cm"/>
          <chart:axis chart:dimension="x" chart:name="primary-x" chart:style-name="ch4" chartooo:axis-type="auto">
            <chartooo:date-scale/>
            <chart:categories table:cell-range-address="'virgo-polybench-jacobi-1d'.D131:'virgo-polybench-jacobi-1d'.D14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31:'virgo-polybench-jacobi-1d'.J143" chart:label-cell-address="'virgo-polybench-jacobi-1d'.J130:'virgo-polybench-jacobi-1d'.J13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30:'virgo-polybench-jacobi-1d'.J13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31:'virgo-polybench-jacobi-1d'.D143</svg:desc>
                </draw:g>
              </table:table-cell>
              <table:table-cell office:value-type="float" office:value="-8.46866485013624">
                <text:p>-8.46866485013624</text:p>
                <draw:g>
                  <svg:desc>'virgo-polybench-jacobi-1d'.J131:'virgo-polybench-jacobi-1d'.J14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28.358926316647">
                <text:p>-28.35892631664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45.8584153682547">
                <text:p>-45.858415368254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73.1685696157571">
                <text:p>-73.1685696157571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163.137874959909">
                <text:p>-163.13787495990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123.411482854384">
                <text:p>-123.41148285438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85.3528651160855">
                <text:p>-85.352865116085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97.1031887630973">
                <text:p>-97.1031887630973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6.9953911472574">
                <text:p>76.995391147257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30.1759840935817">
                <text:p>-30.1759840935817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21.0520102129885">
                <text:p>-21.0520102129885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-6.64017849765886">
                <text:p>-6.6401784976588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49.3721456123232">
                <text:p>-49.3721456123232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1cm" svg:height="6.03cm" xlink:href=".." xlink:type="simple" chart:class="chart:line" chart:style-name="ch1">
        <chart:legend svg:x="18.567cm" svg:y="0.828cm" style:legend-expansion="custom" chartooo:width="5.43cm" chartooo:height="0.537cm" style:legend-expansion-aspect-ratio="10.1117318435754" chart:style-name="ch2"/>
        <chart:plot-area chart:style-name="ch3" table:cell-range-address="'virgo-polybench-jacobi-1d'.D146:'virgo-polybench-jacobi-1d'.D158 'virgo-polybench-jacobi-1d'.J145:'virgo-polybench-jacobi-1d'.J158" chart:data-source-has-labels="both" svg:x="0.502cm" svg:y="0.12cm" svg:width="24.096cm" svg:height="5.79cm">
          <chartooo:coordinate-region svg:x="1.414cm" svg:y="0.32cm" svg:width="22.441cm" svg:height="5.391cm"/>
          <chart:axis chart:dimension="x" chart:name="primary-x" chart:style-name="ch4" chartooo:axis-type="auto">
            <chartooo:date-scale/>
            <chart:categories table:cell-range-address="'virgo-polybench-jacobi-1d'.D146:'virgo-polybench-jacobi-1d'.D15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46:'virgo-polybench-jacobi-1d'.J158" chart:label-cell-address="'virgo-polybench-jacobi-1d'.J145:'virgo-polybench-jacobi-1d'.J14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45:'virgo-polybench-jacobi-1d'.J14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46:'virgo-polybench-jacobi-1d'.D158</svg:desc>
                </draw:g>
              </table:table-cell>
              <table:table-cell office:value-type="float" office:value="15.4742559146827">
                <text:p>15.4742559146827</text:p>
                <draw:g>
                  <svg:desc>'virgo-polybench-jacobi-1d'.J146:'virgo-polybench-jacobi-1d'.J15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99.1124627606753">
                <text:p>-99.112462760675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84.7517610567307">
                <text:p>-84.751761056730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47.705596138002">
                <text:p>-47.70559613800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163.000962086792">
                <text:p>-163.0009620867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108.391041716733">
                <text:p>-108.39104171673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77.8254614515546">
                <text:p>-77.825461451554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25.1213920864575">
                <text:p>-25.1213920864575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5.7297504717299">
                <text:p>75.729750471729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13.5942714951326">
                <text:p>-13.594271495132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0.2364329704079">
                <text:p>10.236432970407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-26.7063755419928">
                <text:p>-26.7063755419928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63.0781728793901">
                <text:p>-63.0781728793901</text:p>
              </table:table-cell>
            </table:table-row>
          </table:table-rows>
        </table:table>
      </chart:chart>
    </office:chart>
  </office:body>
</office:document-content>
</file>

<file path=Object 4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579cm" svg:height="5.579cm" xlink:href=".." xlink:type="simple" chart:class="chart:line" chart:style-name="ch1">
        <chart:legend svg:x="16.857cm" svg:y="1.373cm" style:legend-expansion="custom" chartooo:width="3.944cm" chartooo:height="0.584cm" style:legend-expansion-aspect-ratio="6.75342465753425" chart:style-name="ch2"/>
        <chart:plot-area chart:style-name="ch3" table:cell-range-address="'virgo-polybench-jacobi-1d'.D176:'virgo-polybench-jacobi-1d'.D188 'virgo-polybench-jacobi-1d'.J175:'virgo-polybench-jacobi-1d'.J188" chart:data-source-has-labels="both" svg:x="0.491cm" svg:y="0.111cm" svg:width="23.597cm" svg:height="5.357cm">
          <chartooo:coordinate-region svg:x="1.298cm" svg:y="0.31cm" svg:width="22.047cm" svg:height="4.959cm"/>
          <chart:axis chart:dimension="x" chart:name="primary-x" chart:style-name="ch4" chartooo:axis-type="auto">
            <chartooo:date-scale/>
            <chart:categories table:cell-range-address="'virgo-polybench-jacobi-1d'.D176:'virgo-polybench-jacobi-1d'.D18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76:'virgo-polybench-jacobi-1d'.J188" chart:label-cell-address="'virgo-polybench-jacobi-1d'.J175:'virgo-polybench-jacobi-1d'.J17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75:'virgo-polybench-jacobi-1d'.J17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76:'virgo-polybench-jacobi-1d'.D188</svg:desc>
                </draw:g>
              </table:table-cell>
              <table:table-cell office:value-type="float" office:value="-37.1547034218177">
                <text:p>-37.1547034218177</text:p>
                <draw:g>
                  <svg:desc>'virgo-polybench-jacobi-1d'.J176:'virgo-polybench-jacobi-1d'.J18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25.9877719566404">
                <text:p>-25.987771956640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41.8318555551071">
                <text:p>-41.8318555551071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68.7282744297959">
                <text:p>-68.7282744297959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37.9444903523681">
                <text:p>-37.94449035236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60.8581577580539">
                <text:p>-60.8581577580539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45.2715911526204">
                <text:p>-45.2715911526204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1.1281789814438">
                <text:p>81.128178981443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3.2811601900549">
                <text:p>73.2811601900549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28.1957359609878">
                <text:p>-28.195735960987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6.98546312428201">
                <text:p>-6.98546312428201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5.61584040447793">
                <text:p>5.61584040447793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8.89753556540906">
                <text:p>-8.89753556540906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031cm" svg:height="5.871cm" xlink:href=".." xlink:type="simple" chart:class="chart:line" chart:style-name="ch1">
        <chart:legend svg:x="17.531cm" svg:y="0.578cm" style:legend-expansion="custom" chartooo:width="5.198cm" chartooo:height="0.586cm" style:legend-expansion-aspect-ratio="8.8703071672355" chart:style-name="ch2"/>
        <chart:plot-area chart:style-name="ch3" table:cell-range-address="'virgo-polybench-jacobi-1d'.D191:'virgo-polybench-jacobi-1d'.D203 'virgo-polybench-jacobi-1d'.J190:'virgo-polybench-jacobi-1d'.J203" chart:data-source-has-labels="both" svg:x="0.48cm" svg:y="0.117cm" svg:width="23.071cm" svg:height="5.637cm">
          <chartooo:coordinate-region svg:x="1.392cm" svg:y="0.317cm" svg:width="21.416cm" svg:height="5.238cm"/>
          <chart:axis chart:dimension="x" chart:name="primary-x" chart:style-name="ch4" chartooo:axis-type="auto">
            <chartooo:date-scale/>
            <chart:categories table:cell-range-address="'virgo-polybench-jacobi-1d'.D191:'virgo-polybench-jacobi-1d'.D20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91:'virgo-polybench-jacobi-1d'.J203" chart:label-cell-address="'virgo-polybench-jacobi-1d'.J190:'virgo-polybench-jacobi-1d'.J19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90:'virgo-polybench-jacobi-1d'.J19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91:'virgo-polybench-jacobi-1d'.D203</svg:desc>
                </draw:g>
              </table:table-cell>
              <table:table-cell office:value-type="float" office:value="-4.91203931203931">
                <text:p>-4.91203931203931</text:p>
                <draw:g>
                  <svg:desc>'virgo-polybench-jacobi-1d'.J191:'virgo-polybench-jacobi-1d'.J20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17.3144572487663">
                <text:p>-17.314457248766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133.584918311244">
                <text:p>-133.5849183112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94.1975078355196">
                <text:p>-94.197507835519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68.5534093674178">
                <text:p>-68.553409367417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162.531115937355">
                <text:p>-162.53111593735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140.113212119752">
                <text:p>-140.113212119752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1.4458254417308">
                <text:p>81.445825441730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7.2832097823001">
                <text:p>77.2832097823001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18.55280987642">
                <text:p>-18.5528098764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13.9496516790426">
                <text:p>13.949651679042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9.0527057520045">
                <text:p>19.052705752004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14.8685209653493">
                <text:p>-14.8685209653493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4.606cm" svg:height="5.791cm" xlink:href=".." xlink:type="simple" chart:class="chart:line" chart:style-name="ch1">
        <chart:legend svg:x="18.624cm" svg:y="0.613cm" style:legend-expansion="custom" chartooo:width="5.322cm" chartooo:height="0.598cm" style:legend-expansion-aspect-ratio="8.89966555183947" chart:style-name="ch2"/>
        <chart:plot-area chart:style-name="ch3" table:cell-range-address="'virgo-polybench-jacobi-1d'.D161:'virgo-polybench-jacobi-1d'.D173 'virgo-polybench-jacobi-1d'.J160:'virgo-polybench-jacobi-1d'.J173" chart:data-source-has-labels="both" svg:x="0.492cm" svg:y="0.115cm" svg:width="23.622cm" svg:height="5.561cm">
          <chartooo:coordinate-region svg:x="1.404cm" svg:y="0.314cm" svg:width="21.967cm" svg:height="5.163cm"/>
          <chart:axis chart:dimension="x" chart:name="primary-x" chart:style-name="ch4" chartooo:axis-type="auto">
            <chartooo:date-scale/>
            <chart:categories table:cell-range-address="'virgo-polybench-jacobi-1d'.D161:'virgo-polybench-jacobi-1d'.D17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161:'virgo-polybench-jacobi-1d'.J173" chart:label-cell-address="'virgo-polybench-jacobi-1d'.J160:'virgo-polybench-jacobi-1d'.J16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160:'virgo-polybench-jacobi-1d'.J16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161:'virgo-polybench-jacobi-1d'.D173</svg:desc>
                </draw:g>
              </table:table-cell>
              <table:table-cell office:value-type="float" office:value="1.76561873004712">
                <text:p>1.76561873004712</text:p>
                <draw:g>
                  <svg:desc>'virgo-polybench-jacobi-1d'.J161:'virgo-polybench-jacobi-1d'.J17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49.7869577662097">
                <text:p>-49.786957766209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51.2616483199163">
                <text:p>-51.261648319916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206.667866260304">
                <text:p>-206.66786626030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246.975975292266">
                <text:p>-246.97597529226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71.9624541940554">
                <text:p>-71.9624541940554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27.1605932191127">
                <text:p>-27.160593219112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183.359234843447">
                <text:p>-183.35923484344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8.0449161121476">
                <text:p>78.0449161121476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6.86818165720005">
                <text:p>-6.8681816572000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1.2251710862817">
                <text:p>-1.2251710862817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-33.3659055000376">
                <text:p>-33.3659055000376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43.6189783380397">
                <text:p>-43.6189783380397</text:p>
              </table:table-cell>
            </table:table-row>
          </table:table-rows>
        </table:table>
      </chart:chart>
    </office:chart>
  </office:body>
</office:document-content>
</file>

<file path=Object 4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3cm" svg:height="6.588cm" xlink:href=".." xlink:type="simple" chart:class="chart:line" chart:style-name="ch1">
        <chart:legend svg:x="16.774cm" svg:y="0.789cm" style:legend-expansion="custom" chartooo:width="5.134cm" chartooo:height="0.666cm" style:legend-expansion-aspect-ratio="7.70870870870871" chart:style-name="ch2"/>
        <chart:plot-area chart:style-name="ch3" table:cell-range-address="'virgo-polybench-jacobi-1d'.D206:'virgo-polybench-jacobi-1d'.D218 'virgo-polybench-jacobi-1d'.J205:'virgo-polybench-jacobi-1d'.J218" chart:data-source-has-labels="both" svg:x="0.474cm" svg:y="0.131cm" svg:width="22.782cm" svg:height="6.326cm">
          <chartooo:coordinate-region svg:x="1.386cm" svg:y="0.331cm" svg:width="21.127cm" svg:height="5.927cm"/>
          <chart:axis chart:dimension="x" chart:name="primary-x" chart:style-name="ch4" chartooo:axis-type="auto">
            <chartooo:date-scale/>
            <chart:categories table:cell-range-address="'virgo-polybench-jacobi-1d'.D206:'virgo-polybench-jacobi-1d'.D21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206:'virgo-polybench-jacobi-1d'.J218" chart:label-cell-address="'virgo-polybench-jacobi-1d'.J205:'virgo-polybench-jacobi-1d'.J20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205:'virgo-polybench-jacobi-1d'.J20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206:'virgo-polybench-jacobi-1d'.D218</svg:desc>
                </draw:g>
              </table:table-cell>
              <table:table-cell office:value-type="float" office:value="-11.3346632585755">
                <text:p>-11.3346632585755</text:p>
                <draw:g>
                  <svg:desc>'virgo-polybench-jacobi-1d'.J206:'virgo-polybench-jacobi-1d'.J21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89.1093185482828">
                <text:p>-89.109318548282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37.1631442539204">
                <text:p>-37.163144253920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57.3843784773364">
                <text:p>-57.3843784773364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18.0910769791268">
                <text:p>-18.0910769791268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73.9558134204738">
                <text:p>-73.9558134204738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224.230485227017">
                <text:p>-224.23048522701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0.3983834901318">
                <text:p>80.398383490131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7.8625689241507">
                <text:p>77.862568924150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24.2822130213861">
                <text:p>-24.2822130213861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12.9138120895622">
                <text:p>-12.9138120895622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-21.5433828857717">
                <text:p>-21.5433828857717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0.264700187319295">
                <text:p>-0.264700187319295</text:p>
              </table:table-cell>
            </table:table-row>
          </table:table-rows>
        </table:table>
      </chart:chart>
    </office:chart>
  </office:body>
</office:document-content>
</file>

<file path=Object 4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346cm" svg:height="5.871cm" xlink:href=".." xlink:type="simple" chart:class="chart:line" chart:style-name="ch1">
        <chart:legend svg:x="16.992cm" svg:y="0.869cm" style:legend-expansion="custom" chartooo:width="3.462cm" chartooo:height="0.744cm" style:legend-expansion-aspect-ratio="4.65322580645161" chart:style-name="ch2"/>
        <chart:plot-area chart:style-name="ch3" table:cell-range-address="'virgo-polybench-jacobi-1d'.D221:'virgo-polybench-jacobi-1d'.D233 'virgo-polybench-jacobi-1d'.J220:'virgo-polybench-jacobi-1d'.J233" chart:data-source-has-labels="both" svg:x="0.466cm" svg:y="0.117cm" svg:width="22.414cm" svg:height="5.637cm">
          <chartooo:coordinate-region svg:x="1.378cm" svg:y="0.316cm" svg:width="20.76cm" svg:height="5.239cm"/>
          <chart:axis chart:dimension="x" chart:name="primary-x" chart:style-name="ch4" chartooo:axis-type="auto">
            <chartooo:date-scale/>
            <chart:categories table:cell-range-address="'virgo-polybench-jacobi-1d'.D221:'virgo-polybench-jacobi-1d'.D23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221:'virgo-polybench-jacobi-1d'.J233" chart:label-cell-address="'virgo-polybench-jacobi-1d'.J220:'virgo-polybench-jacobi-1d'.J220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220:'virgo-polybench-jacobi-1d'.J22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221:'virgo-polybench-jacobi-1d'.D233</svg:desc>
                </draw:g>
              </table:table-cell>
              <table:table-cell office:value-type="float" office:value="-13.7660701690768">
                <text:p>-13.7660701690768</text:p>
                <draw:g>
                  <svg:desc>'virgo-polybench-jacobi-1d'.J221:'virgo-polybench-jacobi-1d'.J233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104.661947322334">
                <text:p>-104.66194732233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48.3390520450467">
                <text:p>-48.339052045046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85.3085257547096">
                <text:p>-85.308525754709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54.8611680786669">
                <text:p>-54.861168078666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32.4286282030423">
                <text:p>-32.4286282030423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52.2649789724117">
                <text:p>-52.2649789724117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79.4327632135039">
                <text:p>79.4327632135039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8.6134668361798">
                <text:p>78.6134668361798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19.6774118726945">
                <text:p>-19.6774118726945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-3.50433013981299">
                <text:p>-3.50433013981299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0.7462117283022">
                <text:p>10.746211728302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-25.8083038375975">
                <text:p>-25.8083038375975</text:p>
              </table:table-cell>
            </table:table-row>
          </table:table-rows>
        </table:table>
      </chart:chart>
    </office:chart>
  </office:body>
</office:document-content>
</file>

<file path=Object 4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223cm" svg:height="7.783cm" xlink:href=".." xlink:type="simple" chart:class="chart:bar" chart:style-name="ch1">
        <chart:title svg:x="7.824cm" svg:y="0.291cm" chart:style-name="ch2">
          <text:p>Polybench - Jacobi-1d (Tsteps = 100)</text:p>
        </chart:title>
        <chart:legend svg:x="20.937cm" svg:y="0.08cm" style:legend-expansion="custom" chartooo:width="1.822cm" chartooo:height="0.947cm" style:legend-expansion-aspect-ratio="1.92397043294615" chart:style-name="ch3"/>
        <chart:plot-area chart:style-name="ch4" table:cell-range-address="'virgo-polybench-jacobi-1d'.O32:'virgo-polybench-jacobi-1d'.Q45 'virgo-polybench-jacobi-1d'.P31:'virgo-polybench-jacobi-1d'.Q31" chart:data-source-has-labels="both" svg:x="1.475cm" svg:y="1.251cm" svg:width="21.284cm" svg:height="5.396cm">
          <chartooo:coordinate-region svg:x="2.282cm" svg:y="1.45cm" svg:width="20.477cm" svg:height="4.55cm"/>
          <chart:axis chart:dimension="x" chart:name="primary-x" chart:style-name="ch5" chartooo:axis-type="auto">
            <chartooo:date-scale/>
            <chart:title svg:x="11.742cm" svg:y="6.802cm" chart:style-name="ch6">
              <text:p>Size</text:p>
            </chart:title>
            <chart:categories table:cell-range-address="'virgo-polybench-jacobi-1d'.O32:'virgo-polybench-jacobi-1d'.O45"/>
          </chart:axis>
          <chart:axis chart:dimension="y" chart:name="primary-y" chart:style-name="ch7">
            <chart:title svg:x="0.451cm" svg:y="5.369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polybench-jacobi-1d'.P32:'virgo-polybench-jacobi-1d'.P45" chart:label-cell-address="'virgo-polybench-jacobi-1d'.P31:'virgo-polybench-jacobi-1d'.P31" chart:class="chart:bar">
            <chart:data-point chart:repeated="14"/>
          </chart:series>
          <chart:series chart:style-name="ch11" chart:values-cell-range-address="'virgo-polybench-jacobi-1d'.Q32:'virgo-polybench-jacobi-1d'.Q45" chart:label-cell-address="'virgo-polybench-jacobi-1d'.Q31:'virgo-polybench-jacobi-1d'.Q31" chart:class="chart:bar">
            <chart:data-point chart:repeated="1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jacobi-1d'.P31:'virgo-polybench-jacobi-1d'.P31</svg:desc>
                </draw:g>
              </table:table-cell>
              <table:table-cell office:value-type="string">
                <text:p>uwomp-cps</text:p>
                <draw:g>
                  <svg:desc>'virgo-polybench-jacobi-1d'.Q31:'virgo-polybench-jacobi-1d'.Q3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jacobi-1d'.O32:'virgo-polybench-jacobi-1d'.O45</svg:desc>
                </draw:g>
              </table:table-cell>
              <table:table-cell office:value-type="float" office:value="0.512967">
                <text:p>0.512967</text:p>
                <draw:g>
                  <svg:desc>'virgo-polybench-jacobi-1d'.P32:'virgo-polybench-jacobi-1d'.P45</svg:desc>
                </draw:g>
              </table:table-cell>
              <table:table-cell office:value-type="float" office:value="0.16278">
                <text:p>0.16278</text:p>
                <draw:g>
                  <svg:desc>'virgo-polybench-jacobi-1d'.Q32:'virgo-polybench-jacobi-1d'.Q45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661858">
                <text:p>0.661858</text:p>
              </table:table-cell>
              <table:table-cell office:value-type="float" office:value="0.229098">
                <text:p>0.229098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75689">
                <text:p>0.75689</text:p>
              </table:table-cell>
              <table:table-cell office:value-type="float" office:value="0.296042">
                <text:p>0.29604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743162">
                <text:p>0.743162</text:p>
              </table:table-cell>
              <table:table-cell office:value-type="float" office:value="0.453668">
                <text:p>0.45366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836782">
                <text:p>0.836782</text:p>
              </table:table-cell>
              <table:table-cell office:value-type="float" office:value="0.696799">
                <text:p>0.69679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.11868">
                <text:p>1.11868</text:p>
              </table:table-cell>
              <table:table-cell office:value-type="float" office:value="1.215762">
                <text:p>1.21576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.786318">
                <text:p>1.786318</text:p>
              </table:table-cell>
              <table:table-cell office:value-type="float" office:value="2.432732">
                <text:p>2.43273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.278908">
                <text:p>1.278908</text:p>
              </table:table-cell>
              <table:table-cell office:value-type="float" office:value="5.418348">
                <text:p>5.41834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5.145624">
                <text:p>5.145624</text:p>
              </table:table-cell>
              <table:table-cell office:value-type="float" office:value="8.756232">
                <text:p>8.75623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11.061059">
                <text:p>11.061059</text:p>
              </table:table-cell>
              <table:table-cell office:value-type="float" office:value="16.85349">
                <text:p>16.8534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21.764106">
                <text:p>21.764106</text:p>
              </table:table-cell>
              <table:table-cell office:value-type="float" office:value="32.43375">
                <text:p>32.433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45.624082">
                <text:p>45.624082</text:p>
              </table:table-cell>
              <table:table-cell office:value-type="float" office:value="81.330045">
                <text:p>81.330045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01.538852">
                <text:p>101.538852</text:p>
              </table:table-cell>
              <table:table-cell office:value-type="float" office:value="172.559931">
                <text:p>172.559931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236.17544">
                <text:p>236.17544</text:p>
              </table:table-cell>
              <table:table-cell office:value-type="float" office:value="290.7075">
                <text:p>290.70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099cm" svg:height="5.871cm" xlink:href=".." xlink:type="simple" chart:class="chart:line" chart:style-name="ch1">
        <chart:legend svg:x="17.523cm" svg:y="0.857cm" style:legend-expansion="custom" chartooo:width="4.997cm" chartooo:height="0.65cm" style:legend-expansion-aspect-ratio="7.68769230769231" chart:style-name="ch2"/>
        <chart:plot-area chart:style-name="ch3" table:cell-range-address="'virgo-polybench-jacobi-1d'.D236:'virgo-polybench-jacobi-1d'.D248 'virgo-polybench-jacobi-1d'.J235:'virgo-polybench-jacobi-1d'.J248" chart:data-source-has-labels="both" svg:x="0.461cm" svg:y="0.117cm" svg:width="22.177cm" svg:height="5.637cm">
          <chartooo:coordinate-region svg:x="1.373cm" svg:y="0.317cm" svg:width="20.522cm" svg:height="5.238cm"/>
          <chart:axis chart:dimension="x" chart:name="primary-x" chart:style-name="ch4" chartooo:axis-type="auto">
            <chartooo:date-scale/>
            <chart:categories table:cell-range-address="'virgo-polybench-jacobi-1d'.D236:'virgo-polybench-jacobi-1d'.D24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1d'.J236:'virgo-polybench-jacobi-1d'.J248" chart:label-cell-address="'virgo-polybench-jacobi-1d'.J235:'virgo-polybench-jacobi-1d'.J235" chart:class="chart:line">
            <chart:data-point chart:repeated="1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J235:'virgo-polybench-jacobi-1d'.J23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236:'virgo-polybench-jacobi-1d'.D248</svg:desc>
                </draw:g>
              </table:table-cell>
              <table:table-cell office:value-type="float" office:value="-16.9758140639631">
                <text:p>-16.9758140639631</text:p>
                <draw:g>
                  <svg:desc>'virgo-polybench-jacobi-1d'.J236:'virgo-polybench-jacobi-1d'.J24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29.9901595583708">
                <text:p>-29.9901595583708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341.964235953222">
                <text:p>-341.96423595322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98.5363091298155">
                <text:p>-98.5363091298155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39.1170430703892">
                <text:p>-39.1170430703892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64.5628317656362">
                <text:p>-64.562831765636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26.6569166774971">
                <text:p>-26.6569166774971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80.1845280745927">
                <text:p>80.1845280745927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76.2981036692865">
                <text:p>76.2981036692865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-45.1505151913218">
                <text:p>-45.1505151913218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4.53982689683006">
                <text:p>4.53982689683006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9.29350454588155">
                <text:p>9.29350454588155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25:'virgo-polybench-jacobi-2d'.B128 'virgo-polybench-jacobi-2d'.H125:'virgo-polybench-jacobi-2d'.H128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25:'virgo-polybench-jacobi-2d'.B1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25:'virgo-polybench-jacobi-2d'.H128" chart:label-cell-address="'virgo-polybench-jacobi-2d'.H125:'virgo-polybench-jacobi-2d'.H12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472940926</text:p>
                <draw:g>
                  <svg:desc>'virgo-polybench-jacobi-2d'.H125:'virgo-polybench-jacobi-2d'.H12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25:'virgo-polybench-jacobi-2d'.B128</svg:desc>
                </draw:g>
              </table:table-cell>
              <table:table-cell office:value-type="float" office:value="0.547294092568212">
                <text:p>0.547294092568212</text:p>
                <draw:g>
                  <svg:desc>'virgo-polybench-jacobi-2d'.H125:'virgo-polybench-jacobi-2d'.H12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16.8116905918412">
                <text:p>-16.811690591841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.3474140954535">
                <text:p>14.347414095453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9.3873622010999">
                <text:p>19.3873622010999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17:'virgo-polybench-jacobi-2d'.B120 'virgo-polybench-jacobi-2d'.H117:'virgo-polybench-jacobi-2d'.H120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17:'virgo-polybench-jacobi-2d'.B12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17:'virgo-polybench-jacobi-2d'.H120" chart:label-cell-address="'virgo-polybench-jacobi-2d'.H117:'virgo-polybench-jacobi-2d'.H11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6.3418370164</text:p>
                <draw:g>
                  <svg:desc>'virgo-polybench-jacobi-2d'.H117:'virgo-polybench-jacobi-2d'.H117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17:'virgo-polybench-jacobi-2d'.B120</svg:desc>
                </draw:g>
              </table:table-cell>
              <table:table-cell office:value-type="float" office:value="-16.3418370164272">
                <text:p>-16.3418370164272</text:p>
                <draw:g>
                  <svg:desc>'virgo-polybench-jacobi-2d'.H117:'virgo-polybench-jacobi-2d'.H120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.6356422530694">
                <text:p>14.635642253069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.0704104157223">
                <text:p>14.070410415722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0.979187770945222">
                <text:p>-0.979187770945222</text:p>
              </table:table-cell>
            </table:table-row>
          </table:table-rows>
        </table:table>
      </chart:chart>
    </office:chart>
  </office:body>
</office:document-content>
</file>

<file path=Object 5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09:'virgo-polybench-jacobi-2d'.B112 'virgo-polybench-jacobi-2d'.H108:'virgo-polybench-jacobi-2d'.H112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09:'virgo-polybench-jacobi-2d'.B1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09:'virgo-polybench-jacobi-2d'.H112" chart:label-cell-address="'virgo-polybench-jacobi-2d'.H108:'virgo-polybench-jacobi-2d'.H108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2d'.H108:'virgo-polybench-jacobi-2d'.H108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09:'virgo-polybench-jacobi-2d'.B112</svg:desc>
                </draw:g>
              </table:table-cell>
              <table:table-cell office:value-type="float" office:value="0.222575772185272">
                <text:p>0.222575772185272</text:p>
                <draw:g>
                  <svg:desc>'virgo-polybench-jacobi-2d'.H109:'virgo-polybench-jacobi-2d'.H112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16.5968218569563">
                <text:p>-16.5968218569563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4.7072568861174">
                <text:p>14.707256886117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2.7538140756167">
                <text:p>12.7538140756167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7.615cm" svg:y="0.264cm" style:legend-expansion="custom" chartooo:width="2.258cm" chartooo:height="0.194cm" style:legend-expansion-aspect-ratio="11.639175257732" chart:style-name="ch2"/>
        <chart:plot-area chart:style-name="ch3" table:cell-range-address="'virgo-polybench-jacobi-2d'.B101:'virgo-polybench-jacobi-2d'.B104 'virgo-polybench-jacobi-2d'.H100:'virgo-polybench-jacobi-2d'.H104" chart:data-source-has-labels="both" svg:x="0.21cm" svg:y="0.058cm" svg:width="10.094cm" svg:height="2.807cm">
          <chartooo:coordinate-region svg:x="0.831cm" svg:y="0.257cm" svg:width="9.008cm" svg:height="1.961cm"/>
          <chart:axis chart:dimension="x" chart:name="primary-x" chart:style-name="ch4" chartooo:axis-type="auto">
            <chartooo:date-scale/>
            <chart:categories table:cell-range-address="'virgo-polybench-jacobi-2d'.B101:'virgo-polybench-jacobi-2d'.B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01:'virgo-polybench-jacobi-2d'.H104" chart:label-cell-address="'virgo-polybench-jacobi-2d'.H100:'virgo-polybench-jacobi-2d'.H100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2d'.H100:'virgo-polybench-jacobi-2d'.H100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01:'virgo-polybench-jacobi-2d'.B104</svg:desc>
                </draw:g>
              </table:table-cell>
              <table:table-cell office:value-type="float" office:value="1.30372537224427">
                <text:p>1.30372537224427</text:p>
                <draw:g>
                  <svg:desc>'virgo-polybench-jacobi-2d'.H101:'virgo-polybench-jacobi-2d'.H104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.3241414196426">
                <text:p>14.324141419642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5.0568786226006">
                <text:p>15.0568786226006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3.70141949083419">
                <text:p>3.70141949083419</text:p>
              </table:table-cell>
            </table:table-row>
          </table:table-rows>
        </table:table>
      </chart:chart>
    </office:chart>
  </office:body>
</office:document-content>
</file>

<file path=Object 5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33:'virgo-polybench-jacobi-2d'.B136 'virgo-polybench-jacobi-2d'.H133:'virgo-polybench-jacobi-2d'.H136" chart:data-source-has-labels="both" svg:x="0.21cm" svg:y="0.058cm" svg:width="10.094cm" svg:height="2.807cm">
          <chartooo:coordinate-region svg:x="0.752cm" svg:y="0.257cm" svg:width="9.087cm" svg:height="2.409cm"/>
          <chart:axis chart:dimension="x" chart:name="primary-x" chart:style-name="ch4" chartooo:axis-type="auto">
            <chartooo:date-scale/>
            <chart:categories table:cell-range-address="'virgo-polybench-jacobi-2d'.B133:'virgo-polybench-jacobi-2d'.B1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33:'virgo-polybench-jacobi-2d'.H136" chart:label-cell-address="'virgo-polybench-jacobi-2d'.H133:'virgo-polybench-jacobi-2d'.H133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2009303552</text:p>
                <draw:g>
                  <svg:desc>'virgo-polybench-jacobi-2d'.H133:'virgo-polybench-jacobi-2d'.H133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33:'virgo-polybench-jacobi-2d'.B136</svg:desc>
                </draw:g>
              </table:table-cell>
              <table:table-cell office:value-type="float" office:value="0.200930355232553">
                <text:p>0.200930355232553</text:p>
                <draw:g>
                  <svg:desc>'virgo-polybench-jacobi-2d'.H133:'virgo-polybench-jacobi-2d'.H136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983224235582417">
                <text:p>0.0983224235582417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0.00583101653295288">
                <text:p>-0.0058310165329528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6.16268978564135">
                <text:p>-6.16268978564135</text:p>
              </table:table-cell>
            </table:table-row>
          </table:table-rows>
        </table:table>
      </chart:chart>
    </office:chart>
  </office:body>
</office:document-content>
</file>

<file path=Object 5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41:'virgo-polybench-jacobi-2d'.B144 'virgo-polybench-jacobi-2d'.H141:'virgo-polybench-jacobi-2d'.H144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41:'virgo-polybench-jacobi-2d'.B14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41:'virgo-polybench-jacobi-2d'.H144" chart:label-cell-address="'virgo-polybench-jacobi-2d'.H141:'virgo-polybench-jacobi-2d'.H141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16.3919469194</text:p>
                <draw:g>
                  <svg:desc>'virgo-polybench-jacobi-2d'.H141:'virgo-polybench-jacobi-2d'.H141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41:'virgo-polybench-jacobi-2d'.B144</svg:desc>
                </draw:g>
              </table:table-cell>
              <table:table-cell office:value-type="float" office:value="-16.3919469193714">
                <text:p>-16.3919469193714</text:p>
                <draw:g>
                  <svg:desc>'virgo-polybench-jacobi-2d'.H141:'virgo-polybench-jacobi-2d'.H144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.6599108492136">
                <text:p>14.659910849213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15.5326486630915">
                <text:p>-15.532648663091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29.5262690213664">
                <text:p>-29.5262690213664</text:p>
              </table:table-cell>
            </table:table-row>
          </table:table-rows>
        </table:table>
      </chart:chart>
    </office:chart>
  </office:body>
</office:document-content>
</file>

<file path=Object 5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49:'virgo-polybench-jacobi-2d'.B152 'virgo-polybench-jacobi-2d'.H149:'virgo-polybench-jacobi-2d'.H152" chart:data-source-has-labels="both" svg:x="0.21cm" svg:y="0.058cm" svg:width="10.094cm" svg:height="2.807cm">
          <chartooo:coordinate-region svg:x="0.831cm" svg:y="0.257cm" svg:width="9.008cm" svg:height="1.961cm"/>
          <chart:axis chart:dimension="x" chart:name="primary-x" chart:style-name="ch4" chartooo:axis-type="auto">
            <chartooo:date-scale/>
            <chart:categories table:cell-range-address="'virgo-polybench-jacobi-2d'.B149:'virgo-polybench-jacobi-2d'.B15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49:'virgo-polybench-jacobi-2d'.H152" chart:label-cell-address="'virgo-polybench-jacobi-2d'.H149:'virgo-polybench-jacobi-2d'.H149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3986405358</text:p>
                <draw:g>
                  <svg:desc>'virgo-polybench-jacobi-2d'.H149:'virgo-polybench-jacobi-2d'.H149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49:'virgo-polybench-jacobi-2d'.B152</svg:desc>
                </draw:g>
              </table:table-cell>
              <table:table-cell office:value-type="float" office:value="0.398640535790573">
                <text:p>0.398640535790573</text:p>
                <draw:g>
                  <svg:desc>'virgo-polybench-jacobi-2d'.H149:'virgo-polybench-jacobi-2d'.H152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35785977596781">
                <text:p>0.2357859775967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71564601103924">
                <text:p>0.7156460110392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25.1754164443832">
                <text:p>25.1754164443832</text:p>
              </table:table-cell>
            </table:table-row>
          </table:table-rows>
        </table:table>
      </chart:chart>
    </office:chart>
  </office:body>
</office:document-content>
</file>

<file path=Object 5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57:'virgo-polybench-jacobi-2d'.B160 'virgo-polybench-jacobi-2d'.H157:'virgo-polybench-jacobi-2d'.H160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57:'virgo-polybench-jacobi-2d'.B16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57:'virgo-polybench-jacobi-2d'.H160" chart:label-cell-address="'virgo-polybench-jacobi-2d'.H157:'virgo-polybench-jacobi-2d'.H157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4.8712872248</text:p>
                <draw:g>
                  <svg:desc>'virgo-polybench-jacobi-2d'.H157:'virgo-polybench-jacobi-2d'.H157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57:'virgo-polybench-jacobi-2d'.B160</svg:desc>
                </draw:g>
              </table:table-cell>
              <table:table-cell office:value-type="float" office:value="14.8712872248122">
                <text:p>14.8712872248122</text:p>
                <draw:g>
                  <svg:desc>'virgo-polybench-jacobi-2d'.H157:'virgo-polybench-jacobi-2d'.H160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0099333247446">
                <text:p>0.2009933324744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17.0885349143382">
                <text:p>-17.0885349143382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13.0098795751723">
                <text:p>13.009879575172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514cm" svg:height="2.923cm" xlink:href=".." xlink:type="simple" chart:class="chart:line" chart:style-name="ch1">
        <chart:legend svg:x="1.377cm" svg:y="0.281cm" style:legend-expansion="custom" chartooo:width="2.258cm" chartooo:height="0.194cm" style:legend-expansion-aspect-ratio="11.639175257732" chart:style-name="ch2"/>
        <chart:plot-area chart:style-name="ch3" table:cell-range-address="'virgo-polybench-jacobi-2d'.B165:'virgo-polybench-jacobi-2d'.B168 'virgo-polybench-jacobi-2d'.H165:'virgo-polybench-jacobi-2d'.H168" chart:data-source-has-labels="both" svg:x="0.21cm" svg:y="0.058cm" svg:width="10.094cm" svg:height="2.807cm">
          <chartooo:coordinate-region svg:x="0.937cm" svg:y="0.257cm" svg:width="8.902cm" svg:height="2.409cm"/>
          <chart:axis chart:dimension="x" chart:name="primary-x" chart:style-name="ch4" chartooo:axis-type="auto">
            <chartooo:date-scale/>
            <chart:categories table:cell-range-address="'virgo-polybench-jacobi-2d'.B165:'virgo-polybench-jacobi-2d'.B16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polybench-jacobi-2d'.H165:'virgo-polybench-jacobi-2d'.H168" chart:label-cell-address="'virgo-polybench-jacobi-2d'.H165:'virgo-polybench-jacobi-2d'.H165" chart:class="chart:line"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706274372</text:p>
                <draw:g>
                  <svg:desc>'virgo-polybench-jacobi-2d'.H165:'virgo-polybench-jacobi-2d'.H16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2d'.B165:'virgo-polybench-jacobi-2d'.B168</svg:desc>
                </draw:g>
              </table:table-cell>
              <table:table-cell office:value-type="float" office:value="0.570627437240142">
                <text:p>0.570627437240142</text:p>
                <draw:g>
                  <svg:desc>'virgo-polybench-jacobi-2d'.H165:'virgo-polybench-jacobi-2d'.H168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291337238812839">
                <text:p>0.291337238812839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14.639395903358">
                <text:p>-14.639395903358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mean-value="true" chart:data-label-number="value" chart:data-label-text="false" chart:data-label-symbol="false" style:rotation-angle="9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1.248cm" svg:height="7.651cm" xlink:href=".." xlink:type="simple" chart:class="chart:bar" chart:style-name="ch1">
        <chart:title svg:x="6.969cm" svg:y="0.289cm" chart:style-name="ch2">
          <text:p>Polybench - Jacobi-1d (Tsteps=100)</text:p>
        </chart:title>
        <chart:legend svg:x="16.94cm" svg:y="0.137cm" style:legend-expansion="custom" chartooo:width="3.812cm" chartooo:height="0.598cm" style:legend-expansion-aspect-ratio="6.37458193979933" chart:style-name="ch3"/>
        <chart:plot-area chart:style-name="ch4" table:cell-range-address="'virgo-polybench-jacobi-1d'.O33:'virgo-polybench-jacobi-1d'.O45 'virgo-polybench-jacobi-1d'.R32:'virgo-polybench-jacobi-1d'.R45" chart:data-source-has-labels="both" svg:x="1.435cm" svg:y="1.247cm" svg:width="19.389cm" svg:height="5.27cm">
          <chartooo:coordinate-region svg:x="2.347cm" svg:y="1.446cm" svg:width="18.477cm" svg:height="4.424cm"/>
          <chart:axis chart:dimension="x" chart:name="primary-x" chart:style-name="ch5" chartooo:axis-type="auto">
            <chartooo:date-scale/>
            <chart:title svg:x="10.754cm" svg:y="6.67cm" chart:style-name="ch6">
              <text:p>Size</text:p>
            </chart:title>
            <chart:categories table:cell-range-address="'virgo-polybench-jacobi-1d'.O33:'virgo-polybench-jacobi-1d'.O45"/>
          </chart:axis>
          <chart:axis chart:dimension="y" chart:name="primary-y" chart:style-name="ch7">
            <chart:title svg:x="0.451cm" svg:y="5.024cm" chart:style-name="ch8">
              <text:p>%Improvement</text:p>
            </chart:title>
            <chart:grid chart:style-name="ch9" chart:class="major"/>
          </chart:axis>
          <chart:series chart:style-name="ch10" chart:values-cell-range-address="'virgo-polybench-jacobi-1d'.R33:'virgo-polybench-jacobi-1d'.R45" chart:label-cell-address="'virgo-polybench-jacobi-1d'.R32:'virgo-polybench-jacobi-1d'.R32" chart:class="chart:bar">
            <chart:mean-value chart:style-name="ch11"/>
            <chart:regression-curve chart:style-name="ch12"/>
            <chart:regression-curve chart:style-name="ch13"/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68.2669645416</text:p>
                <draw:g>
                  <svg:desc>'virgo-polybench-jacobi-1d'.R32:'virgo-polybench-jacobi-1d'.R32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60</text:p>
                <draw:g>
                  <svg:desc>'virgo-polybench-jacobi-1d'.O33:'virgo-polybench-jacobi-1d'.O45</svg:desc>
                </draw:g>
              </table:table-cell>
              <table:table-cell office:value-type="float" office:value="65.3856265241185">
                <text:p>65.3856265241185</text:p>
                <draw:g>
                  <svg:desc>'virgo-polybench-jacobi-1d'.R33:'virgo-polybench-jacobi-1d'.R45</svg:desc>
                </draw:g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60.8870509585277">
                <text:p>60.887050958527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8.9543598838477">
                <text:p>38.9543598838477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6.7287298244943">
                <text:p>16.728729824494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-8.67826366789432">
                <text:p>-8.67826366789432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36.1869499159724">
                <text:p>-36.1869499159724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-323.669880867115">
                <text:p>-323.669880867115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-70.168516005056">
                <text:p>-70.16851600505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-52.3677796131456">
                <text:p>-52.367779613145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-49.0240398571851">
                <text:p>-49.024039857185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-78.2612195901279">
                <text:p>-78.261219590127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-69.9447330761628">
                <text:p>-69.944733076162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-23.0896404808222">
                <text:p>-23.089640480822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cm" svg:height="2.843cm" xlink:href=".." xlink:type="simple" chart:class="chart:line" chart:style-name="ch1">
        <chart:legend svg:x="12.237cm" svg:y="0.056cm" style:legend-expansion="custom" chartooo:width="3.588cm" chartooo:height="0.844cm" style:legend-expansion-aspect-ratio="4.25118483412322" chart:style-name="ch2"/>
        <chart:plot-area chart:style-name="ch3" table:cell-range-address="'virgo-3mm'.A58:'virgo-3mm'.A62 'virgo-3mm'.G57:'virgo-3mm'.G62" chart:data-source-has-labels="both" svg:x="0.319cm" svg:y="0.056cm" svg:width="15.352cm" svg:height="2.731cm">
          <chartooo:coordinate-region svg:x="0.94cm" svg:y="0.255cm" svg:width="14.266cm" svg:height="2.314cm"/>
          <chart:axis chart:dimension="x" chart:name="primary-x" chart:style-name="ch4" chartooo:axis-type="auto">
            <chartooo:date-scale/>
            <chart:categories table:cell-range-address="'virgo-3mm'.A58:'virgo-3mm'.A6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virgo-3mm'.G58:'virgo-3mm'.G62" chart:label-cell-address="'virgo-3mm'.G57:'virgo-3mm'.G57" chart:class="chart:line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3mm'.G57:'virgo-3mm'.G5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'virgo-3mm'.A58:'virgo-3mm'.A62</svg:desc>
                </draw:g>
              </table:table-cell>
              <table:table-cell office:value-type="float" office:value="-1.7870466608629">
                <text:p>-1.7870466608629</text:p>
                <draw:g>
                  <svg:desc>'virgo-3mm'.G58:'virgo-3mm'.G6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587722971512579">
                <text:p>0.58772297151257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57802428484071">
                <text:p>0.5780242848407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0.2010618556326">
                <text:p>10.2010618556326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6.69216231094827">
                <text:p>6.69216231094827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11cm" svg:height="7.119cm" xlink:href=".." xlink:type="simple" chart:class="chart:bar" chart:style-name="ch1">
        <chart:legend svg:x="13.265cm" svg:y="0.559cm" style:legend-expansion="custom" chartooo:width="3.413cm" chartooo:height="0.473cm" style:legend-expansion-aspect-ratio="7.21564482029598" chart:style-name="ch2"/>
        <chart:plot-area chart:style-name="ch3" table:cell-range-address="'virgo-all-in-one'.A113:'virgo-all-in-one'.B121 'virgo-all-in-one'.B112:'virgo-all-in-one'.B112" chart:data-source-has-labels="both" svg:x="0.38cm" svg:y="0.142cm" svg:width="18.251cm" svg:height="6.835cm">
          <chartooo:coordinate-region svg:x="1.107cm" svg:y="0.341cm" svg:width="17.524cm" svg:height="6.437cm"/>
          <chart:axis chart:dimension="x" chart:name="primary-x" chart:style-name="ch4" chartooo:axis-type="auto">
            <chartooo:date-scale/>
            <chart:categories table:cell-range-address="'virgo-all-in-one'.A113:'virgo-all-in-one'.A1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all-in-one'.B113:'virgo-all-in-one'.B121" chart:label-cell-address="'virgo-all-in-one'.B112:'virgo-all-in-one'.B112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all-in-one'.B112:'virgo-all-in-one'.B1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R</text:p>
                <draw:g>
                  <svg:desc>'virgo-all-in-one'.A113:'virgo-all-in-one'.A121</svg:desc>
                </draw:g>
              </table:table-cell>
              <table:table-cell office:value-type="float" office:value="0.139317145616193">
                <text:p>0.139317145616193</text:p>
                <draw:g>
                  <svg:desc>'virgo-all-in-one'.B113:'virgo-all-in-one'.B121</svg:desc>
                </draw:g>
              </table:table-cell>
            </table:table-row>
            <table:table-row>
              <table:table-cell office:value-type="string">
                <text:p>3MM</text:p>
              </table:table-cell>
              <table:table-cell office:value-type="float" office:value="10.2010618556326">
                <text:p>10.2010618556326</text:p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-1.88860363879896">
                <text:p>-1.88860363879896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17.3144572487663">
                <text:p>-17.3144572487663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235785977596781">
                <text:p>0.235785977596781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-3.55612841201196">
                <text:p>-3.55612841201196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31.3935652169918">
                <text:p>31.3935652169918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14.8622185046738">
                <text:p>14.8622185046738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.25909492511674">
                <text:p>4.25909492511674</text:p>
              </table:table-cell>
            </table:table-row>
          </table:table-rows>
        </table:table>
      </chart:chart>
    </office:chart>
  </office:body>
</office:document-content>
</file>

<file path=Object 6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58cm" svg:height="6.827cm" xlink:href=".." xlink:type="simple" chart:class="chart:bar" chart:style-name="ch1">
        <chart:legend svg:x="15.336cm" svg:y="0.441cm" style:legend-expansion="custom" chartooo:width="2.185cm" chartooo:height="1.096cm" style:legend-expansion-aspect-ratio="1.99361313868613" chart:style-name="ch2"/>
        <chart:plot-area chart:style-name="ch3" table:cell-range-address="'virgo-polybench-jacobi-1d'.D236:'virgo-polybench-jacobi-1d'.E247 'virgo-polybench-jacobi-1d'.E235:'virgo-polybench-jacobi-1d'.E235 'virgo-polybench-jacobi-1d'.G235:'virgo-polybench-jacobi-1d'.G247" chart:data-source-has-labels="both" svg:x="0.401cm" svg:y="0.136cm" svg:width="19.256cm" svg:height="6.555cm">
          <chartooo:coordinate-region svg:x="1.578cm" svg:y="0.335cm" svg:width="18.079cm" svg:height="5.709cm"/>
          <chart:axis chart:dimension="x" chart:name="primary-x" chart:style-name="ch4" chartooo:axis-type="auto">
            <chartooo:date-scale/>
            <chart:categories table:cell-range-address="'virgo-polybench-jacobi-1d'.D236:'virgo-polybench-jacobi-1d'.D24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jacobi-1d'.E236:'virgo-polybench-jacobi-1d'.E247" chart:label-cell-address="'virgo-polybench-jacobi-1d'.E235:'virgo-polybench-jacobi-1d'.E235" chart:class="chart:bar">
            <chart:data-point chart:repeated="12"/>
          </chart:series>
          <chart:series chart:style-name="ch8" chart:values-cell-range-address="'virgo-polybench-jacobi-1d'.G236:'virgo-polybench-jacobi-1d'.G247" chart:label-cell-address="'virgo-polybench-jacobi-1d'.G235:'virgo-polybench-jacobi-1d'.G235" chart:class="chart:ba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penmp</text:p>
                <draw:g>
                  <svg:desc>'virgo-polybench-jacobi-1d'.E235:'virgo-polybench-jacobi-1d'.E235</svg:desc>
                </draw:g>
              </table:table-cell>
              <table:table-cell office:value-type="string">
                <text:p>uwomp++</text:p>
                <draw:g>
                  <svg:desc>'virgo-polybench-jacobi-1d'.G235:'virgo-polybench-jacobi-1d'.G235</svg:desc>
                </draw:g>
              </table:table-cell>
            </table:table-row>
          </table:table-header-rows>
          <table:table-rows>
            <table:table-row>
              <table:table-cell office:value-type="float" office:value="4096">
                <text:p>4100</text:p>
                <draw:g>
                  <svg:desc>'virgo-polybench-jacobi-1d'.D236:'virgo-polybench-jacobi-1d'.D247</svg:desc>
                </draw:g>
              </table:table-cell>
              <table:table-cell office:value-type="float" office:value="8.454004">
                <text:p>8.454004</text:p>
                <draw:g>
                  <svg:desc>'virgo-polybench-jacobi-1d'.E236:'virgo-polybench-jacobi-1d'.E247</svg:desc>
                </draw:g>
              </table:table-cell>
              <table:table-cell office:value-type="float" office:value="9.88914">
                <text:p>9.88914</text:p>
                <draw:g>
                  <svg:desc>'virgo-polybench-jacobi-1d'.G236:'virgo-polybench-jacobi-1d'.G247</svg:desc>
                </draw:g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14.076604">
                <text:p>14.076604</text:p>
              </table:table-cell>
              <table:table-cell office:value-type="float" office:value="18.2982">
                <text:p>18.298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0.155674">
                <text:p>10.155674</text:p>
              </table:table-cell>
              <table:table-cell office:value-type="float" office:value="44.884447">
                <text:p>44.884447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42.823045">
                <text:p>42.823045</text:p>
              </table:table-cell>
              <table:table-cell office:value-type="float" office:value="85.019293">
                <text:p>85.019293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93.040348">
                <text:p>93.040348</text:p>
              </table:table-cell>
              <table:table-cell office:value-type="float" office:value="129.434981">
                <text:p>129.434981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171.857386">
                <text:p>171.857386</text:p>
              </table:table-cell>
              <table:table-cell office:value-type="float" office:value="282.813381">
                <text:p>282.813381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358.781937">
                <text:p>358.781937</text:p>
              </table:table-cell>
              <table:table-cell office:value-type="float" office:value="454.422139">
                <text:p>454.422139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16315.614557">
                <text:p>16315.614557</text:p>
              </table:table-cell>
              <table:table-cell office:value-type="float" office:value="3233.016022">
                <text:p>3233.016022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16185.995924">
                <text:p>16185.995924</text:p>
              </table:table-cell>
              <table:table-cell office:value-type="float" office:value="3836.387974">
                <text:p>3836.387974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4160.550769">
                <text:p>4160.550769</text:p>
              </table:table-cell>
              <table:table-cell office:value-type="float" office:value="6039.060876">
                <text:p>6039.060876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8314.956684">
                <text:p>8314.956684</text:p>
              </table:table-cell>
              <table:table-cell office:value-type="float" office:value="7937.472044">
                <text:p>7937.472044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18245.151338">
                <text:p>18245.151338</text:p>
              </table:table-cell>
              <table:table-cell office:value-type="float" office:value="16549.537369">
                <text:p>16549.537369</text:p>
              </table:table-cell>
            </table:table-row>
          </table:table-rows>
        </table:table>
      </chart:chart>
    </office:chart>
  </office:body>
</office:document-content>
</file>

<file path=Object 6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588cm" svg:height="7.252cm" xlink:href=".." xlink:type="simple" chart:class="chart:bar" chart:style-name="ch1">
        <chart:legend svg:x="1.861cm" svg:y="4.082cm" style:legend-expansion="custom" chartooo:width="4.649cm" chartooo:height="1.73cm" style:legend-expansion-aspect-ratio="2.68728323699422" chart:style-name="ch2"/>
        <chart:plot-area chart:style-name="ch3" table:cell-range-address="'virgo-all-in-one'.A135:'virgo-all-in-one'.A144 'virgo-all-in-one'.H134:'virgo-all-in-one'.J144" chart:data-source-has-labels="both" svg:x="0.39cm" svg:y="-0.056cm" svg:width="18.805cm" svg:height="7.435cm">
          <chartooo:coordinate-region svg:x="1.488cm" svg:y="0.143cm" svg:width="17.707cm" svg:height="6.191cm"/>
          <chart:axis chart:dimension="x" chart:name="primary-x" chart:style-name="ch4" chartooo:axis-type="auto">
            <chartooo:date-scale/>
            <chart:categories table:cell-range-address="'virgo-all-in-one'.A135:'virgo-all-in-one'.A14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all-in-one'.H135:'virgo-all-in-one'.H144" chart:label-cell-address="'virgo-all-in-one'.H134:'virgo-all-in-one'.H134" chart:class="chart:bar">
            <chart:data-point chart:style-name="ch8"/>
            <chart:data-point chart:repeated="9"/>
          </chart:series>
          <chart:series chart:style-name="ch9" chart:values-cell-range-address="'virgo-all-in-one'.I135:'virgo-all-in-one'.I144" chart:label-cell-address="'virgo-all-in-one'.I134:'virgo-all-in-one'.I134" chart:class="chart:bar">
            <chart:data-point chart:repeated="10"/>
          </chart:series>
          <chart:series chart:style-name="ch10" chart:values-cell-range-address="'virgo-all-in-one'.J135:'virgo-all-in-one'.J144" chart:label-cell-address="'virgo-all-in-one'.J134:'virgo-all-in-one'.J13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-naive</text:p>
                <draw:g>
                  <svg:desc>'virgo-all-in-one'.H134:'virgo-all-in-one'.H134</svg:desc>
                </draw:g>
              </table:table-cell>
              <table:table-cell office:value-type="string">
                <text:p>OMOmp++ vs OMOmp</text:p>
                <draw:g>
                  <svg:desc>'virgo-all-in-one'.I134:'virgo-all-in-one'.I134</svg:desc>
                </draw:g>
              </table:table-cell>
              <table:table-cell office:value-type="string">
                <text:p>OMOmp++Opt vs OMOmp</text:p>
                <draw:g>
                  <svg:desc>'virgo-all-in-one'.J134:'virgo-all-in-one'.J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virgo-all-in-one'.A135:'virgo-all-in-one'.A144</svg:desc>
                </draw:g>
              </table:table-cell>
              <table:table-cell office:value-type="float" office:value="5.14035387259423">
                <text:p>5.14035387259423</text:p>
                <draw:g>
                  <svg:desc>'virgo-all-in-one'.H135:'virgo-all-in-one'.H144</svg:desc>
                </draw:g>
              </table:table-cell>
              <table:table-cell office:value-type="float" office:value="7.75491224260745">
                <text:p>7.75491224260745</text:p>
                <draw:g>
                  <svg:desc>'virgo-all-in-one'.I135:'virgo-all-in-one'.I144</svg:desc>
                </draw:g>
              </table:table-cell>
              <table:table-cell office:value-type="float" office:value="8.03973985156964">
                <text:p>8.03973985156964</text:p>
                <draw:g>
                  <svg:desc>'virgo-all-in-one'.J135:'virgo-all-in-one'.J144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-0.52304516896297">
                <text:p>-0.52304516896297</text:p>
              </table:table-cell>
              <table:table-cell office:value-type="float" office:value="0.998595515741236">
                <text:p>0.998595515741236</text:p>
              </table:table-cell>
              <table:table-cell office:value-type="float" office:value="2.73910985098116">
                <text:p>2.73910985098116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808.342886356141">
                <text:p>-808.342886356141</text:p>
              </table:table-cell>
              <table:table-cell office:value-type="float" office:value="-68.5483699656133">
                <text:p>-68.5483699656133</text:p>
              </table:table-cell>
              <table:table-cell office:value-type="float" office:value="81.4680516867589">
                <text:p>81.468051686758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1.8096446805939">
                <text:p>11.8096446805939</text:p>
              </table:table-cell>
              <table:table-cell office:value-type="float" office:value="13.1226278579441">
                <text:p>13.1226278579441</text:p>
              </table:table-cell>
              <table:table-cell office:value-type="float" office:value="13.5858965895834">
                <text:p>13.585896589583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-2.57647059976577">
                <text:p>-2.57647059976577</text:p>
              </table:table-cell>
              <table:table-cell office:value-type="float" office:value="1.67905252977532">
                <text:p>1.67905252977532</text:p>
              </table:table-cell>
              <table:table-cell office:value-type="float" office:value="1.7205491801051">
                <text:p>1.7205491801051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-55.0012600843636">
                <text:p>-55.0012600843636</text:p>
              </table:table-cell>
              <table:table-cell office:value-type="float" office:value="74.4296280134503">
                <text:p>74.4296280134503</text:p>
              </table:table-cell>
              <table:table-cell office:value-type="float" office:value="79.6285972829991">
                <text:p>79.6285972829991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2.00382016081894">
                <text:p>2.00382016081894</text:p>
              </table:table-cell>
              <table:table-cell office:value-type="float" office:value="7.87768313064605">
                <text:p>7.87768313064605</text:p>
              </table:table-cell>
              <table:table-cell office:value-type="float" office:value="7.86216091697542">
                <text:p>7.86216091697542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-245.957093669362">
                <text:p>-245.957093669362</text:p>
              </table:table-cell>
              <table:table-cell office:value-type="float" office:value="0.896640280525917">
                <text:p>0.896640280525917</text:p>
              </table:table-cell>
              <table:table-cell office:value-type="float" office:value="90.6775377359166">
                <text:p>90.6775377359166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-12.8110930388264">
                <text:p>-12.8110930388264</text:p>
              </table:table-cell>
              <table:table-cell office:value-type="float" office:value="74.9160725176719">
                <text:p>74.9160725176719</text:p>
              </table:table-cell>
              <table:table-cell office:value-type="float" office:value="97.168628517002">
                <text:p>97.1686285170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-136.680867145574">
                <text:p>-136.680867145574</text:p>
              </table:table-cell>
              <table:table-cell office:value-type="float" office:value="4.77634620063462">
                <text:p>4.77634620063462</text:p>
              </table:table-cell>
              <table:table-cell office:value-type="float" office:value="35.7152053868612">
                <text:p>35.7152053868612</text:p>
              </table:table-cell>
            </table:table-row>
          </table:table-rows>
        </table:table>
      </chart:chart>
    </office:chart>
  </office:body>
</office:document-content>
</file>

<file path=Object 6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4.798cm" xlink:href=".." xlink:type="simple" chart:class="chart:bar" chart:style-name="ch1">
        <chart:legend svg:x="10.29cm" svg:y="0.286cm" style:legend-expansion="custom" chartooo:width="2.185cm" chartooo:height="0.584cm" style:legend-expansion-aspect-ratio="3.74143835616438" chart:style-name="ch2"/>
        <chart:plot-area chart:style-name="ch3" table:cell-range-address="'virgo-3mm'.A58:'virgo-3mm'.B62 'virgo-3mm'.B57:'virgo-3mm'.B57 'virgo-3mm'.D57:'virgo-3mm'.D62" chart:data-source-has-labels="both" svg:x="0.32cm" svg:y="0.095cm" svg:width="15.36cm" svg:height="4.608cm">
          <chartooo:coordinate-region svg:x="1.497cm" svg:y="0.294cm" svg:width="14.183cm" svg:height="3.762cm"/>
          <chart:axis chart:dimension="x" chart:name="primary-x" chart:style-name="ch4" chartooo:axis-type="auto">
            <chartooo:date-scale/>
            <chart:categories table:cell-range-address="'virgo-3mm'.A58:'virgo-3mm'.A6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3mm'.B58:'virgo-3mm'.B62" chart:label-cell-address="'virgo-3mm'.B57:'virgo-3mm'.B57" chart:class="chart:bar">
            <chart:data-point chart:repeated="5"/>
          </chart:series>
          <chart:series chart:style-name="ch8" chart:values-cell-range-address="'virgo-3mm'.D58:'virgo-3mm'.D62" chart:label-cell-address="'virgo-3mm'.D57:'virgo-3mm'.D57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penmp</text:p>
                <draw:g>
                  <svg:desc>'virgo-3mm'.B57:'virgo-3mm'.B57</svg:desc>
                </draw:g>
              </table:table-cell>
              <table:table-cell office:value-type="string">
                <text:p>uwomp++</text:p>
                <draw:g>
                  <svg:desc>'virgo-3mm'.D57:'virgo-3mm'.D57</svg:desc>
                </draw:g>
              </table:table-cell>
            </table:table-row>
          </table:table-header-rows>
          <table:table-rows>
            <table:table-row>
              <table:table-cell office:value-type="float" office:value="1024">
                <text:p>1020</text:p>
                <draw:g>
                  <svg:desc>'virgo-3mm'.A58:'virgo-3mm'.A62</svg:desc>
                </draw:g>
              </table:table-cell>
              <table:table-cell office:value-type="float" office:value="2.073365">
                <text:p>2.073365</text:p>
                <draw:g>
                  <svg:desc>'virgo-3mm'.B58:'virgo-3mm'.B62</svg:desc>
                </draw:g>
              </table:table-cell>
              <table:table-cell office:value-type="float" office:value="2.110417">
                <text:p>2.110417</text:p>
                <draw:g>
                  <svg:desc>'virgo-3mm'.D58:'virgo-3mm'.D62</svg:desc>
                </draw:g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20.482269">
                <text:p>20.482269</text:p>
              </table:table-cell>
              <table:table-cell office:value-type="float" office:value="20.36189">
                <text:p>20.36189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200.364419">
                <text:p>200.364419</text:p>
              </table:table-cell>
              <table:table-cell office:value-type="float" office:value="199.206264">
                <text:p>199.206264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054.382661">
                <text:p>2054.382661</text:p>
              </table:table-cell>
              <table:table-cell office:value-type="float" office:value="1844.813815">
                <text:p>1844.813815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12444.268643">
                <text:p>12444.268643</text:p>
              </table:table-cell>
              <table:table-cell office:value-type="float" office:value="11611.477987">
                <text:p>11611.477987</text:p>
              </table:table-cell>
            </table:table-row>
          </table:table-rows>
        </table:table>
      </chart:chart>
    </office:chart>
  </office:body>
</office:document-content>
</file>

<file path=Object 6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36cm" svg:height="10.6cm" xlink:href=".." xlink:type="simple" chart:class="chart:bar" chart:style-name="ch1">
        <chart:legend svg:x="15.831cm" svg:y="5.035cm" style:legend-expansion="custom" chartooo:width="5.208cm" chartooo:height="1.877cm" style:legend-expansion-aspect-ratio="2.77464038359084" chart:style-name="ch2"/>
        <chart:plot-area chart:style-name="ch3" table:cell-range-address="'k2-all-in-one'.A62:'k2-all-in-one'.A71 'k2-all-in-one'.H61:'k2-all-in-one'.J71" chart:data-source-has-labels="both" svg:x="0.438cm" svg:y="0.212cm" svg:width="21.06cm" svg:height="10.176cm">
          <chartooo:coordinate-region svg:x="1.536cm" svg:y="0.412cm" svg:width="19.962cm" svg:height="9.777cm"/>
          <chart:axis chart:dimension="x" chart:name="primary-x" chart:style-name="ch4" chartooo:axis-type="auto">
            <chartooo:date-scale/>
            <chart:categories table:cell-range-address="'k2-all-in-one'.A62:'k2-all-in-one'.A7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k2-all-in-one'.H62:'k2-all-in-one'.H71" chart:label-cell-address="'k2-all-in-one'.H61:'k2-all-in-one'.H61" chart:class="chart:bar">
            <chart:data-point chart:repeated="10"/>
          </chart:series>
          <chart:series chart:style-name="ch8" chart:values-cell-range-address="'k2-all-in-one'.I62:'k2-all-in-one'.I71" chart:label-cell-address="'k2-all-in-one'.I61:'k2-all-in-one'.I61" chart:class="chart:bar">
            <chart:data-point chart:repeated="10"/>
          </chart:series>
          <chart:series chart:style-name="ch9" chart:values-cell-range-address="'k2-all-in-one'.J62:'k2-all-in-one'.J71" chart:label-cell-address="'k2-all-in-one'.J61:'k2-all-in-one'.J6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-naive</text:p>
                <draw:g>
                  <svg:desc>'k2-all-in-one'.H61:'k2-all-in-one'.H61</svg:desc>
                </draw:g>
              </table:table-cell>
              <table:table-cell office:value-type="string">
                <text:p>OMOmp++ vs OMOmp</text:p>
                <draw:g>
                  <svg:desc>'k2-all-in-one'.I61:'k2-all-in-one'.I61</svg:desc>
                </draw:g>
              </table:table-cell>
              <table:table-cell office:value-type="string">
                <text:p>OMOmp++Opt vs OMOmp</text:p>
                <draw:g>
                  <svg:desc>'k2-all-in-one'.J61:'k2-all-in-one'.J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k2-all-in-one'.A62:'k2-all-in-one'.A71</svg:desc>
                </draw:g>
              </table:table-cell>
              <table:table-cell office:value-type="float" office:value="0.649796878775729">
                <text:p>0.649796878775729</text:p>
                <draw:g>
                  <svg:desc>'k2-all-in-one'.H62:'k2-all-in-one'.H71</svg:desc>
                </draw:g>
              </table:table-cell>
              <table:table-cell office:value-type="float" office:value="1.20544987898414">
                <text:p>1.20544987898414</text:p>
                <draw:g>
                  <svg:desc>'k2-all-in-one'.I62:'k2-all-in-one'.I71</svg:desc>
                </draw:g>
              </table:table-cell>
              <table:table-cell office:value-type="float" office:value="3.77260942337508">
                <text:p>3.77260942337508</text:p>
                <draw:g>
                  <svg:desc>'k2-all-in-one'.J62:'k2-all-in-one'.J71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1.14000799226963">
                <text:p>1.14000799226963</text:p>
              </table:table-cell>
              <table:table-cell office:value-type="float" office:value="0.827575672344114">
                <text:p>0.827575672344114</text:p>
              </table:table-cell>
              <table:table-cell office:value-type="float" office:value="1.43318949885108">
                <text:p>1.43318949885108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2344.61089056358">
                <text:p>-2344.61089056358</text:p>
              </table:table-cell>
              <table:table-cell office:value-type="float" office:value="54.9805542475259">
                <text:p>54.9805542475259</text:p>
              </table:table-cell>
              <table:table-cell office:value-type="float" office:value="72.3983314668962">
                <text:p>72.398331466896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.92794538046499">
                <text:p>1.92794538046499</text:p>
              </table:table-cell>
              <table:table-cell office:value-type="float" office:value="2.07122811496435">
                <text:p>2.07122811496435</text:p>
              </table:table-cell>
              <table:table-cell office:value-type="float" office:value="2.10092671465078">
                <text:p>2.1009267146507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-5.09044150464423">
                <text:p>-5.09044150464423</text:p>
              </table:table-cell>
              <table:table-cell office:value-type="float" office:value="-1.15922234683989">
                <text:p>-1.15922234683989</text:p>
              </table:table-cell>
              <table:table-cell office:value-type="float" office:value="-0.666244340845635">
                <text:p>-0.666244340845635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-902.202680709267">
                <text:p>-902.202680709267</text:p>
              </table:table-cell>
              <table:table-cell office:value-type="float" office:value="92.0839485943108">
                <text:p>92.0839485943108</text:p>
              </table:table-cell>
              <table:table-cell office:value-type="float" office:value="93.4158917224344">
                <text:p>93.4158917224344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0.720210567860158">
                <text:p>0.720210567860158</text:p>
              </table:table-cell>
              <table:table-cell office:value-type="float" office:value="1.00679611044135">
                <text:p>1.00679611044135</text:p>
              </table:table-cell>
              <table:table-cell office:value-type="float" office:value="1.31765417317344">
                <text:p>1.31765417317344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-285.889520840098">
                <text:p>-285.889520840098</text:p>
              </table:table-cell>
              <table:table-cell office:value-type="float" office:value="82.5371275266948">
                <text:p>82.5371275266948</text:p>
              </table:table-cell>
              <table:table-cell office:value-type="float" office:value="95.2909449534717">
                <text:p>95.2909449534717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-396.137802446707">
                <text:p>-396.137802446707</text:p>
              </table:table-cell>
              <table:table-cell office:value-type="float" office:value="87.0771469580813">
                <text:p>87.0771469580813</text:p>
              </table:table-cell>
              <table:table-cell office:value-type="float" office:value="96.0483564667214">
                <text:p>96.04835646672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-441.669446599777">
                <text:p>-441.669446599777</text:p>
              </table:table-cell>
              <table:table-cell office:value-type="float" office:value="29.1941822248032">
                <text:p>29.1941822248032</text:p>
              </table:table-cell>
              <table:table-cell office:value-type="float" office:value="33.6329129515009">
                <text:p>33.6329129515009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1cm" svg:height="6.801cm" xlink:href=".." xlink:type="simple" chart:class="chart:bar" chart:style-name="ch1">
        <chart:legend svg:x="9.864cm" svg:y="0.321cm" style:legend-expansion="custom" chartooo:width="2.318cm" chartooo:height="1.028cm" style:legend-expansion-aspect-ratio="2.25486381322957" chart:style-name="ch2"/>
        <chart:plot-area chart:style-name="ch3" table:cell-range-address="'virgo-wavefront'.A6:'virgo-wavefront'.A11 'virgo-wavefront'.C5:'virgo-wavefront'.D11" chart:data-source-has-labels="both" svg:x="1.33cm" svg:y="0.136cm" svg:width="14.342cm" svg:height="5.548cm">
          <chartooo:coordinate-region svg:x="1.766cm" svg:y="0.335cm" svg:width="13.906cm" svg:height="4.702cm"/>
          <chart:axis chart:dimension="x" chart:name="primary-x" chart:style-name="ch4" chartooo:axis-type="auto">
            <chartooo:date-scale/>
            <chart:title svg:x="8.126cm" svg:y="5.82cm" chart:style-name="ch5">
              <text:p>Size</text:p>
            </chart:title>
            <chart:categories table:cell-range-address="'virgo-wavefront'.A6:'virgo-wavefront'.A11"/>
          </chart:axis>
          <chart:axis chart:dimension="y" chart:name="primary-y" chart:style-name="ch6">
            <chart:title svg:x="0.451cm" svg:y="4.396cm" chart:style-name="ch7">
              <text:p>Runtime (seconds)</text:p>
            </chart:title>
            <chart:grid chart:style-name="ch8" chart:class="major"/>
          </chart:axis>
          <chart:series chart:style-name="ch9" chart:values-cell-range-address="'virgo-wavefront'.C6:'virgo-wavefront'.C11" chart:label-cell-address="'virgo-wavefront'.C5:'virgo-wavefront'.C5" chart:class="chart:bar">
            <chart:data-point chart:repeated="6"/>
          </chart:series>
          <chart:series chart:style-name="ch10" chart:values-cell-range-address="'virgo-wavefront'.D6:'virgo-wavefront'.D11" chart:label-cell-address="'virgo-wavefront'.D5:'virgo-wavefront'.D5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penMP</text:p>
                <draw:g>
                  <svg:desc>'virgo-wavefront'.C5:'virgo-wavefront'.C5</svg:desc>
                </draw:g>
              </table:table-cell>
              <table:table-cell office:value-type="string">
                <text:p>UWOMP++</text:p>
                <draw:g>
                  <svg:desc>'virgo-wavefront'.D5:'virgo-wavefront'.D5</svg:desc>
                </draw:g>
              </table:table-cell>
            </table:table-row>
          </table:table-header-rows>
          <table:table-rows>
            <table:table-row>
              <table:table-cell office:value-type="float" office:value="33">
                <text:p>30</text:p>
                <draw:g>
                  <svg:desc>'virgo-wavefront'.A6:'virgo-wavefront'.A11</svg:desc>
                </draw:g>
              </table:table-cell>
              <table:table-cell office:value-type="float" office:value="0.004989">
                <text:p>0.004989</text:p>
                <draw:g>
                  <svg:desc>'virgo-wavefront'.C6:'virgo-wavefront'.C11</svg:desc>
                </draw:g>
              </table:table-cell>
              <table:table-cell office:value-type="float" office:value="0.010505">
                <text:p>0.010505</text:p>
                <draw:g>
                  <svg:desc>'virgo-wavefront'.D6:'virgo-wavefront'.D11</svg:desc>
                </draw:g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34506">
                <text:p>0.034506</text:p>
              </table:table-cell>
              <table:table-cell office:value-type="float" office:value="0.022867">
                <text:p>0.022867</text:p>
              </table:table-cell>
            </table:table-row>
            <table:table-row>
              <table:table-cell office:value-type="float" office:value="129">
                <text:p>130</text:p>
              </table:table-cell>
              <table:table-cell office:value-type="float" office:value="0.085704">
                <text:p>0.085704</text:p>
              </table:table-cell>
              <table:table-cell office:value-type="float" office:value="0.069374">
                <text:p>0.069374</text:p>
              </table:table-cell>
            </table:table-row>
            <table:table-row>
              <table:table-cell office:value-type="float" office:value="257">
                <text:p>260</text:p>
              </table:table-cell>
              <table:table-cell office:value-type="float" office:value="0.429783">
                <text:p>0.429783</text:p>
              </table:table-cell>
              <table:table-cell office:value-type="float" office:value="0.247538">
                <text:p>0.247538</text:p>
              </table:table-cell>
            </table:table-row>
            <table:table-row>
              <table:table-cell office:value-type="float" office:value="513">
                <text:p>510</text:p>
              </table:table-cell>
              <table:table-cell office:value-type="float" office:value="1.590685">
                <text:p>1.590685</text:p>
              </table:table-cell>
              <table:table-cell office:value-type="float" office:value="0.945676">
                <text:p>0.945676</text:p>
              </table:table-cell>
            </table:table-row>
            <table:table-row>
              <table:table-cell office:value-type="float" office:value="1025">
                <text:p>1030</text:p>
              </table:table-cell>
              <table:table-cell office:value-type="float" office:value="6.115942">
                <text:p>6.115942</text:p>
              </table:table-cell>
              <table:table-cell office:value-type="float" office:value="3.798211">
                <text:p>3.798211</text:p>
              </table:table-cell>
            </table:table-row>
          </table:table-rows>
        </table:table>
      </chart:chart>
    </office:chart>
  </office:body>
</office:document-content>
</file>

<file path=Object 6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9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31cm" svg:height="6.588cm" xlink:href=".." xlink:type="simple" chart:class="chart:bar" chart:style-name="ch1">
        <chart:legend svg:x="2.938cm" svg:y="0cm" style:legend-expansion="custom" chartooo:width="3.07cm" chartooo:height="0.423cm" style:legend-expansion-aspect-ratio="7.25768321513002" chart:style-name="ch2"/>
        <chart:plot-area chart:style-name="ch3" table:cell-range-address="'virgo-all-in-one'.A135:'virgo-all-in-one'.A144 'virgo-all-in-one'.L134:'virgo-all-in-one'.L144" chart:data-source-has-labels="both" svg:x="0.344cm" svg:y="0.766cm" svg:width="8.65cm" svg:height="5.541cm">
          <chartooo:coordinate-region svg:x="1.23cm" svg:y="1.005cm" svg:width="7.764cm" svg:height="2.962cm"/>
          <chart:axis chart:dimension="x" chart:name="primary-x" chart:style-name="ch4" chartooo:axis-type="auto">
            <chartooo:date-scale/>
            <chart:title svg:x="4.258cm" svg:y="5.858cm" chart:style-name="ch5">
              <text:p>Benchmarks</text:p>
            </chart:title>
            <chart:categories table:cell-range-address="'virgo-all-in-one'.A135:'virgo-all-in-one'.A144"/>
          </chart:axis>
          <chart:axis chart:dimension="y" chart:name="primary-y" chart:style-name="ch6">
            <chart:title svg:x="0.001cm" svg:y="4.194cm" chart:style-name="ch7">
              <text:p>%Improvement</text:p>
            </chart:title>
            <chart:grid chart:style-name="ch8" chart:class="major"/>
          </chart:axis>
          <chart:series chart:style-name="ch9" chart:values-cell-range-address="'virgo-all-in-one'.L135:'virgo-all-in-one'.L144" chart:label-cell-address="'virgo-all-in-one'.L134:'virgo-all-in-one'.L134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Opt</text:p>
                <draw:g>
                  <svg:desc>'virgo-all-in-one'.L134:'virgo-all-in-one'.L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virgo-all-in-one'.A135:'virgo-all-in-one'.A144</svg:desc>
                </draw:g>
              </table:table-cell>
              <table:table-cell office:value-type="float" office:value="3.0565009435954">
                <text:p>3.0565009435954</text:p>
                <draw:g>
                  <svg:desc>'virgo-all-in-one'.L135:'virgo-all-in-one'.L144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3.2451812561597">
                <text:p>3.2451812561597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97.9598069636916">
                <text:p>97.9598069636916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2.01411129658826">
                <text:p>2.01411129658826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4.18908913003747">
                <text:p>4.18908913003747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86.8572663822777">
                <text:p>86.8572663822777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5.97813176571827">
                <text:p>5.97813176571827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97.3053125850938">
                <text:p>97.3053125850938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97.4901657215364">
                <text:p>97.490165721536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7.5756750403953">
                <text:p>37.5756750403953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0" chart:origin="0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1pt" style:font-size-asian="10pt" style:font-size-complex="10pt"/>
    </style:style>
    <style:style style:name="ch10" style:family="chart" style:data-style-name="N4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1cm" svg:height="4.357cm" xlink:href=".." xlink:type="simple" chart:class="chart:bar" chart:style-name="ch1">
        <chart:legend svg:x="0.668cm" svg:y="0cm" style:legend-expansion="custom" chartooo:width="9.028cm" chartooo:height="0.399cm" style:legend-expansion-aspect-ratio="22.6265664160401" chart:style-name="ch2"/>
        <chart:plot-area chart:style-name="ch3" table:cell-range-address="'k2-all-in-one'.A62:'k2-all-in-one'.A71 'k2-all-in-one'.I61:'k2-all-in-one'.J71" chart:data-source-has-labels="both" svg:x="0.446cm" svg:y="0.333cm" svg:width="17.012cm" svg:height="3.902cm">
          <chartooo:coordinate-region svg:x="1.332cm" svg:y="0.572cm" svg:width="16.126cm" svg:height="2.425cm"/>
          <chart:axis chart:dimension="x" chart:name="primary-x" chart:style-name="ch4" chartooo:axis-type="auto">
            <chartooo:date-scale/>
            <chart:title svg:x="8.575cm" svg:y="3.871cm" chart:style-name="ch5">
              <text:p>Benchmarks</text:p>
            </chart:title>
            <chart:categories table:cell-range-address="'k2-all-in-one'.A62:'k2-all-in-one'.A71"/>
          </chart:axis>
          <chart:axis chart:dimension="y" chart:name="primary-y" chart:style-name="ch6">
            <chart:title svg:x="-0.009cm" svg:y="2.774cm" chart:style-name="ch7">
              <text:p>%Improvement</text:p>
            </chart:title>
            <chart:grid chart:style-name="ch8" chart:class="major"/>
          </chart:axis>
          <chart:series chart:style-name="ch9" chart:values-cell-range-address="'k2-all-in-one'.I62:'k2-all-in-one'.I71" chart:label-cell-address="'k2-all-in-one'.I61:'k2-all-in-one'.I61" chart:class="chart:bar">
            <chart:data-point chart:repeated="10"/>
          </chart:series>
          <chart:series chart:style-name="ch10" chart:values-cell-range-address="'k2-all-in-one'.J62:'k2-all-in-one'.J71" chart:label-cell-address="'k2-all-in-one'.J61:'k2-all-in-one'.J61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 vs OMOmp</text:p>
                <draw:g>
                  <svg:desc>'k2-all-in-one'.I61:'k2-all-in-one'.I61</svg:desc>
                </draw:g>
              </table:table-cell>
              <table:table-cell office:value-type="string">
                <text:p>OMOmp++Opt vs OMOmp</text:p>
                <draw:g>
                  <svg:desc>'k2-all-in-one'.J61:'k2-all-in-one'.J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k2-all-in-one'.A62:'k2-all-in-one'.A71</svg:desc>
                </draw:g>
              </table:table-cell>
              <table:table-cell office:value-type="float" office:value="1.20544987898414">
                <text:p>1.20544987898414</text:p>
                <draw:g>
                  <svg:desc>'k2-all-in-one'.I62:'k2-all-in-one'.I71</svg:desc>
                </draw:g>
              </table:table-cell>
              <table:table-cell office:value-type="float" office:value="3.77260942337508">
                <text:p>3.77260942337508</text:p>
                <draw:g>
                  <svg:desc>'k2-all-in-one'.J62:'k2-all-in-one'.J71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827575672344114">
                <text:p>0.827575672344114</text:p>
              </table:table-cell>
              <table:table-cell office:value-type="float" office:value="1.43318949885108">
                <text:p>1.43318949885108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54.9805542475259">
                <text:p>54.9805542475259</text:p>
              </table:table-cell>
              <table:table-cell office:value-type="float" office:value="72.3983314668962">
                <text:p>72.3983314668962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2.07122811496435">
                <text:p>2.07122811496435</text:p>
              </table:table-cell>
              <table:table-cell office:value-type="float" office:value="2.10092671465078">
                <text:p>2.10092671465078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-1.15922234683989">
                <text:p>-1.15922234683989</text:p>
              </table:table-cell>
              <table:table-cell office:value-type="float" office:value="-0.666244340845635">
                <text:p>-0.666244340845635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92.0839485943108">
                <text:p>92.0839485943108</text:p>
              </table:table-cell>
              <table:table-cell office:value-type="float" office:value="93.4158917224344">
                <text:p>93.4158917224344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1.00679611044135">
                <text:p>1.00679611044135</text:p>
              </table:table-cell>
              <table:table-cell office:value-type="float" office:value="1.31765417317344">
                <text:p>1.31765417317344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82.5371275266948">
                <text:p>82.5371275266948</text:p>
              </table:table-cell>
              <table:table-cell office:value-type="float" office:value="95.2909449534717">
                <text:p>95.2909449534717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87.0771469580813">
                <text:p>87.0771469580813</text:p>
              </table:table-cell>
              <table:table-cell office:value-type="float" office:value="96.0483564667214">
                <text:p>96.048356466721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29.1941822248032">
                <text:p>29.1941822248032</text:p>
              </table:table-cell>
              <table:table-cell office:value-type="float" office:value="33.6329129515009">
                <text:p>33.6329129515009</text:p>
              </table:table-cell>
            </table:table-row>
          </table:table-rows>
        </table:table>
      </chart:chart>
    </office:chart>
  </office:body>
</office:document-content>
</file>

<file path=Object 6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2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minimum="-70" chart:origin="0" chart:reverse-direction="false" text:line-break="false" chart:link-data-style-to-source="true" chart:axis-position="1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1pt" style:font-size-asian="10pt" style:font-size-complex="10pt"/>
    </style:style>
    <style:style style:name="ch10" style:family="chart" style:data-style-name="N4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881cm" svg:height="4.357cm" xlink:href=".." xlink:type="simple" chart:class="chart:bar" chart:style-name="ch1">
        <chart:legend svg:x="0.381cm" svg:y="0cm" style:legend-expansion="custom" chartooo:width="9.028cm" chartooo:height="0.399cm" style:legend-expansion-aspect-ratio="22.6265664160401" chart:style-name="ch2"/>
        <chart:plot-area chart:style-name="ch3" table:cell-range-address="'virgo-all-in-one'.A135:'virgo-all-in-one'.A144 'virgo-all-in-one'.I134:'virgo-all-in-one'.J144" chart:data-source-has-labels="both" svg:x="0.443cm" svg:y="0.527cm" svg:width="17.007cm" svg:height="3.849cm">
          <chartooo:coordinate-region svg:x="1.329cm" svg:y="0.766cm" svg:width="16.121cm" svg:height="2.372cm"/>
          <chart:axis chart:dimension="x" chart:name="primary-x" chart:style-name="ch4" chartooo:axis-type="auto">
            <chartooo:date-scale/>
            <chart:title svg:x="8.575cm" svg:y="3.874cm" chart:style-name="ch5">
              <text:p>Benchmarks</text:p>
            </chart:title>
            <chart:categories table:cell-range-address="'virgo-all-in-one'.A135:'virgo-all-in-one'.A144"/>
          </chart:axis>
          <chart:axis chart:dimension="y" chart:name="primary-y" chart:style-name="ch6">
            <chart:title svg:x="-0.006cm" svg:y="2.774cm" chart:style-name="ch7">
              <text:p>%Improvement</text:p>
            </chart:title>
            <chart:grid chart:style-name="ch8" chart:class="major"/>
          </chart:axis>
          <chart:series chart:style-name="ch9" chart:values-cell-range-address="'virgo-all-in-one'.I135:'virgo-all-in-one'.I144" chart:label-cell-address="'virgo-all-in-one'.I134:'virgo-all-in-one'.I134" chart:class="chart:bar">
            <chart:data-point chart:repeated="10"/>
          </chart:series>
          <chart:series chart:style-name="ch10" chart:values-cell-range-address="'virgo-all-in-one'.J135:'virgo-all-in-one'.J144" chart:label-cell-address="'virgo-all-in-one'.J134:'virgo-all-in-one'.J13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 vs OMOmp</text:p>
                <draw:g>
                  <svg:desc>'virgo-all-in-one'.I134:'virgo-all-in-one'.I134</svg:desc>
                </draw:g>
              </table:table-cell>
              <table:table-cell office:value-type="string">
                <text:p>OMOmp++Opt vs OMOmp</text:p>
                <draw:g>
                  <svg:desc>'virgo-all-in-one'.J134:'virgo-all-in-one'.J1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virgo-all-in-one'.A135:'virgo-all-in-one'.A144</svg:desc>
                </draw:g>
              </table:table-cell>
              <table:table-cell office:value-type="float" office:value="7.75491224260745">
                <text:p>7.75491224260745</text:p>
                <draw:g>
                  <svg:desc>'virgo-all-in-one'.I135:'virgo-all-in-one'.I144</svg:desc>
                </draw:g>
              </table:table-cell>
              <table:table-cell office:value-type="float" office:value="8.03973985156964">
                <text:p>8.03973985156964</text:p>
                <draw:g>
                  <svg:desc>'virgo-all-in-one'.J135:'virgo-all-in-one'.J144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998595515741236">
                <text:p>0.998595515741236</text:p>
              </table:table-cell>
              <table:table-cell office:value-type="float" office:value="2.73910985098116">
                <text:p>2.73910985098116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-68.5483699656133">
                <text:p>-68.5483699656133</text:p>
              </table:table-cell>
              <table:table-cell office:value-type="float" office:value="81.4680516867589">
                <text:p>81.4680516867589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13.1226278579441">
                <text:p>13.1226278579441</text:p>
              </table:table-cell>
              <table:table-cell office:value-type="float" office:value="13.5858965895834">
                <text:p>13.5858965895834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1.67905252977532">
                <text:p>1.67905252977532</text:p>
              </table:table-cell>
              <table:table-cell office:value-type="float" office:value="1.7205491801051">
                <text:p>1.7205491801051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74.4296280134503">
                <text:p>74.4296280134503</text:p>
              </table:table-cell>
              <table:table-cell office:value-type="float" office:value="79.6285972829991">
                <text:p>79.6285972829991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7.87768313064605">
                <text:p>7.87768313064605</text:p>
              </table:table-cell>
              <table:table-cell office:value-type="float" office:value="7.86216091697542">
                <text:p>7.86216091697542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0.896640280525917">
                <text:p>0.896640280525917</text:p>
              </table:table-cell>
              <table:table-cell office:value-type="float" office:value="90.6775377359166">
                <text:p>90.6775377359166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74.9160725176719">
                <text:p>74.9160725176719</text:p>
              </table:table-cell>
              <table:table-cell office:value-type="float" office:value="97.168628517002">
                <text:p>97.168628517002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4.77634620063462">
                <text:p>4.77634620063462</text:p>
              </table:table-cell>
              <table:table-cell office:value-type="float" office:value="35.7152053868612">
                <text:p>35.7152053868612</text:p>
              </table:table-cell>
            </table:table-row>
          </table:table-rows>
        </table:table>
      </chart:chart>
    </office:chart>
  </office:body>
</office:document-content>
</file>

<file path=Object 6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13cm" svg:height="6.907cm" xlink:href=".." xlink:type="simple" chart:class="chart:bar" chart:style-name="ch1">
        <chart:title svg:x="3.954cm" svg:y="0.274cm" chart:style-name="ch2">
          <text:p>Polybench - Jacobi-1d (Size = 1048576)</text:p>
        </chart:title>
        <chart:legend svg:x="12.209cm" svg:y="0.179cm" style:legend-expansion="custom" chartooo:width="2.662cm" chartooo:height="1.096cm" style:legend-expansion-aspect-ratio="2.42883211678832" chart:style-name="ch3"/>
        <chart:plot-area chart:style-name="ch4" table:cell-range-address="'virgo-polybench-jacobi-1d'.O2:'virgo-polybench-jacobi-1d'.Q9 'virgo-polybench-jacobi-1d'.P1:'virgo-polybench-jacobi-1d'.Q1" chart:data-source-has-labels="both" svg:x="1.331cm" svg:y="1.217cm" svg:width="14.362cm" svg:height="4.571cm">
          <chartooo:coordinate-region svg:x="2.138cm" svg:y="1.416cm" svg:width="13.555cm" svg:height="3.725cm"/>
          <chart:axis chart:dimension="x" chart:name="primary-x" chart:style-name="ch5" chartooo:axis-type="auto">
            <chartooo:date-scale/>
            <chart:title svg:x="8.005cm" svg:y="5.926cm" chart:style-name="ch6">
              <text:p>Tsteps</text:p>
            </chart:title>
            <chart:categories table:cell-range-address="'virgo-polybench-jacobi-1d'.O2:'virgo-polybench-jacobi-1d'.O9"/>
          </chart:axis>
          <chart:axis chart:dimension="y" chart:name="primary-y" chart:style-name="ch7">
            <chart:title svg:x="0.451cm" svg:y="4.922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polybench-jacobi-1d'.P2:'virgo-polybench-jacobi-1d'.P9" chart:label-cell-address="'virgo-polybench-jacobi-1d'.P1:'virgo-polybench-jacobi-1d'.P1" chart:class="chart:bar">
            <chart:data-point chart:repeated="8"/>
          </chart:series>
          <chart:series chart:style-name="ch11" chart:values-cell-range-address="'virgo-polybench-jacobi-1d'.Q2:'virgo-polybench-jacobi-1d'.Q9" chart:label-cell-address="'virgo-polybench-jacobi-1d'.Q1:'virgo-polybench-jacobi-1d'.Q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jacobi-1d'.P1:'virgo-polybench-jacobi-1d'.P1</svg:desc>
                </draw:g>
              </table:table-cell>
              <table:table-cell office:value-type="string">
                <text:p>uwomp-cps</text:p>
                <draw:g>
                  <svg:desc>'virgo-polybench-jacobi-1d'.Q1:'virgo-polybench-jacobi-1d'.Q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virgo-polybench-jacobi-1d'.O2:'virgo-polybench-jacobi-1d'.O9</svg:desc>
                </draw:g>
              </table:table-cell>
              <table:table-cell office:value-type="float" office:value="3.697921">
                <text:p>3.697921</text:p>
                <draw:g>
                  <svg:desc>'virgo-polybench-jacobi-1d'.P2:'virgo-polybench-jacobi-1d'.P9</svg:desc>
                </draw:g>
              </table:table-cell>
              <table:table-cell office:value-type="float" office:value="3.365829">
                <text:p>3.365829</text:p>
                <draw:g>
                  <svg:desc>'virgo-polybench-jacobi-1d'.Q2:'virgo-polybench-jacobi-1d'.Q9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5.616397">
                <text:p>5.616397</text:p>
              </table:table-cell>
              <table:table-cell office:value-type="float" office:value="4.903999">
                <text:p>4.903999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8.958823">
                <text:p>8.958823</text:p>
              </table:table-cell>
              <table:table-cell office:value-type="float" office:value="8.384782">
                <text:p>8.384782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16.368975">
                <text:p>16.368975</text:p>
              </table:table-cell>
              <table:table-cell office:value-type="float" office:value="16.659113">
                <text:p>16.659113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19.660548">
                <text:p>19.660548</text:p>
              </table:table-cell>
              <table:table-cell office:value-type="float" office:value="37.352338">
                <text:p>37.352338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59.435961">
                <text:p>59.435961</text:p>
              </table:table-cell>
              <table:table-cell office:value-type="float" office:value="89.601402">
                <text:p>89.60140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118.43365">
                <text:p>118.43365</text:p>
              </table:table-cell>
              <table:table-cell office:value-type="float" office:value="139.046481">
                <text:p>139.04648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6.17544">
                <text:p>236.17544</text:p>
              </table:table-cell>
              <table:table-cell office:value-type="float" office:value="290.7075">
                <text:p>290.70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9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 style:rotation-angle="90"/>
      <style:graphic-properties svg:stroke-color="#b3b3b3"/>
      <style:text-properties fo:font-size="11pt" style:font-size-asian="10pt" style:font-size-complex="10pt"/>
    </style:style>
    <style:style style:name="ch5" style:family="chart">
      <style:chart-properties style:rotation-angle="0"/>
      <style:text-properties fo:font-size="10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7" style:family="chart">
      <style:chart-properties style:rotation-angle="90"/>
      <style:text-properties fo:font-size="10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 style:rotation-angle="90"/>
      <style:graphic-properties draw:stroke="none" draw:fill-color="#004586" dr3d:edge-rounding="5%"/>
      <style:text-properties fo:font-size="12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231cm" svg:height="6.588cm" xlink:href=".." xlink:type="simple" chart:class="chart:bar" chart:style-name="ch1">
        <chart:legend svg:x="2.938cm" svg:y="0cm" style:legend-expansion="custom" chartooo:width="3.07cm" chartooo:height="0.423cm" style:legend-expansion-aspect-ratio="7.25768321513002" chart:style-name="ch2"/>
        <chart:plot-area chart:style-name="ch3" table:cell-range-address="'k2-all-in-one'.A62:'k2-all-in-one'.A71 'k2-all-in-one'.L61:'k2-all-in-one'.L71" chart:data-source-has-labels="both" svg:x="0.344cm" svg:y="0.766cm" svg:width="8.65cm" svg:height="5.541cm">
          <chartooo:coordinate-region svg:x="1.23cm" svg:y="1.005cm" svg:width="7.764cm" svg:height="2.962cm"/>
          <chart:axis chart:dimension="x" chart:name="primary-x" chart:style-name="ch4" chartooo:axis-type="auto">
            <chartooo:date-scale/>
            <chart:title svg:x="4.258cm" svg:y="5.854cm" chart:style-name="ch5">
              <text:p>Benchmarks</text:p>
            </chart:title>
            <chart:categories table:cell-range-address="'k2-all-in-one'.A62:'k2-all-in-one'.A71"/>
          </chart:axis>
          <chart:axis chart:dimension="y" chart:name="primary-y" chart:style-name="ch6">
            <chart:title svg:x="0.001cm" svg:y="4.194cm" chart:style-name="ch7">
              <text:p>%Improvement</text:p>
            </chart:title>
            <chart:grid chart:style-name="ch8" chart:class="major"/>
          </chart:axis>
          <chart:series chart:style-name="ch9" chart:values-cell-range-address="'k2-all-in-one'.L62:'k2-all-in-one'.L71" chart:label-cell-address="'k2-all-in-one'.L61:'k2-all-in-one'.L6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MOmp++Opt</text:p>
                <draw:g>
                  <svg:desc>'k2-all-in-one'.L61:'k2-all-in-one'.L6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MM</text:p>
                <draw:g>
                  <svg:desc>'k2-all-in-one'.A62:'k2-all-in-one'.A71</svg:desc>
                </draw:g>
              </table:table-cell>
              <table:table-cell office:value-type="float" office:value="3.14323720182936">
                <text:p>3.14323720182936</text:p>
                <draw:g>
                  <svg:desc>'k2-all-in-one'.L62:'k2-all-in-one'.L71</svg:desc>
                </draw:g>
              </table:table-cell>
            </table:table-row>
            <table:table-row>
              <table:table-cell office:value-type="string">
                <text:p>GEMVER</text:p>
              </table:table-cell>
              <table:table-cell office:value-type="float" office:value="0.296562340970574">
                <text:p>0.296562340970574</text:p>
              </table:table-cell>
            </table:table-row>
            <table:table-row>
              <table:table-cell office:value-type="string">
                <text:p>JACOBI-1D</text:p>
              </table:table-cell>
              <table:table-cell office:value-type="float" office:value="98.8709177137495">
                <text:p>98.8709177137495</text:p>
              </table:table-cell>
            </table:table-row>
            <table:table-row>
              <table:table-cell office:value-type="string">
                <text:p>JACOBI-2D</text:p>
              </table:table-cell>
              <table:table-cell office:value-type="float" office:value="0.17638188050292">
                <text:p>0.17638188050292</text:p>
              </table:table-cell>
            </table:table-row>
            <table:table-row>
              <table:table-cell office:value-type="string">
                <text:p>FDTD-2D</text:p>
              </table:table-cell>
              <table:table-cell office:value-type="float" office:value="4.20989492522313">
                <text:p>4.20989492522313</text:p>
              </table:table-cell>
            </table:table-row>
            <table:table-row>
              <table:table-cell office:value-type="string">
                <text:p>IA</text:p>
              </table:table-cell>
              <table:table-cell office:value-type="float" office:value="99.3430362536143">
                <text:p>99.3430362536143</text:p>
              </table:table-cell>
            </table:table-row>
            <table:table-row>
              <table:table-cell office:value-type="string">
                <text:p>SOR</text:p>
              </table:table-cell>
              <table:table-cell office:value-type="float" office:value="0.601777671699885">
                <text:p>0.601777671699885</text:p>
              </table:table-cell>
            </table:table-row>
            <table:table-row>
              <table:table-cell office:value-type="string">
                <text:p>LE-LCR</text:p>
              </table:table-cell>
              <table:table-cell office:value-type="float" office:value="98.779688280657">
                <text:p>98.779688280657</text:p>
              </table:table-cell>
            </table:table-row>
            <table:table-row>
              <table:table-cell office:value-type="string">
                <text:p>KPDP</text:p>
              </table:table-cell>
              <table:table-cell office:value-type="float" office:value="99.2035189590894">
                <text:p>99.2035189590894</text:p>
              </table:table-cell>
            </table:table-row>
            <table:table-row>
              <table:table-cell office:value-type="string">
                <text:p>AVG</text:p>
              </table:table-cell>
              <table:table-cell office:value-type="float" office:value="38.1776870335308">
                <text:p>38.1776870335308</text:p>
              </table:table-cell>
            </table:table-row>
          </table:table-rows>
        </table:table>
      </chart:chart>
    </office:chart>
  </office:body>
</office:document-content>
</file>

<file path=Object 7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mean-value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 chart:mean-value="true" chart:data-label-number="value" chart:data-label-text="false" chart:data-label-symbol="false" chart:label-position="outside" style:rotation-angle="90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3cm" svg:height="6.721cm" xlink:href=".." xlink:type="simple" chart:class="chart:bar" chart:style-name="ch1">
        <chart:title svg:x="3.954cm" svg:y="0.27cm" chart:style-name="ch2">
          <text:p>Polybench - Jacobi-1d (Size = 1048576)</text:p>
        </chart:title>
        <chart:legend svg:x="12.519cm" svg:y="0.256cm" style:legend-expansion="custom" chartooo:width="2.873cm" chartooo:height="0.598cm" style:legend-expansion-aspect-ratio="4.80434782608696" chart:style-name="ch3"/>
        <chart:plot-area chart:style-name="ch4" table:cell-range-address="'virgo-polybench-jacobi-1d'.O2:'virgo-polybench-jacobi-1d'.O9 'virgo-polybench-jacobi-1d'.R1:'virgo-polybench-jacobi-1d'.R9" chart:data-source-has-labels="both" svg:x="1.331cm" svg:y="1.209cm" svg:width="14.362cm" svg:height="4.397cm">
          <chartooo:coordinate-region svg:x="2.243cm" svg:y="1.408cm" svg:width="13.45cm" svg:height="3.551cm"/>
          <chart:axis chart:dimension="x" chart:name="primary-x" chart:style-name="ch5" chartooo:axis-type="auto">
            <chartooo:date-scale/>
            <chart:title svg:x="8.005cm" svg:y="5.74cm" chart:style-name="ch6">
              <text:p>Tsteps</text:p>
            </chart:title>
            <chart:categories table:cell-range-address="'virgo-polybench-jacobi-1d'.O2:'virgo-polybench-jacobi-1d'.O9"/>
          </chart:axis>
          <chart:axis chart:dimension="y" chart:name="primary-y" chart:style-name="ch7">
            <chart:title svg:x="0.451cm" svg:y="4.827cm" chart:style-name="ch8">
              <text:p>Runtime (seconds)</text:p>
            </chart:title>
            <chart:grid chart:style-name="ch9" chart:class="major"/>
          </chart:axis>
          <chart:series chart:style-name="ch10" chart:values-cell-range-address="'virgo-polybench-jacobi-1d'.R2:'virgo-polybench-jacobi-1d'.R9" chart:label-cell-address="'virgo-polybench-jacobi-1d'.R1:'virgo-polybench-jacobi-1d'.R1" chart:class="chart:bar">
            <chart:mean-value chart:style-name="ch11"/>
            <chart:regression-curve chart:style-name="ch12"/>
            <chart:regression-curve chart:style-name="ch1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Improvement</text:p>
                <draw:g>
                  <svg:desc>'virgo-polybench-jacobi-1d'.R1:'virgo-polybench-jacobi-1d'.R1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'virgo-polybench-jacobi-1d'.O2:'virgo-polybench-jacobi-1d'.O9</svg:desc>
                </draw:g>
              </table:table-cell>
              <table:table-cell office:value-type="float" office:value="8.98050553270338">
                <text:p>8.98050553270338</text:p>
                <draw:g>
                  <svg:desc>'virgo-polybench-jacobi-1d'.R2:'virgo-polybench-jacobi-1d'.R9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2.6842529116086">
                <text:p>12.6842529116086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6.407549295259">
                <text:p>6.407549295259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-1.77248728157996">
                <text:p>-1.77248728157996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-89.9862506375713">
                <text:p>-89.9862506375713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-50.7528447298093">
                <text:p>-50.7528447298093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-17.4045391660225">
                <text:p>-17.4045391660225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-23.0896404808222">
                <text:p>-23.0896404808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68cm" svg:height="7.253cm" xlink:href=".." xlink:type="simple" chart:class="chart:bar" chart:style-name="ch1">
        <chart:legend svg:x="12.2cm" svg:y="0.344cm" style:legend-expansion="custom" chartooo:width="2.662cm" chartooo:height="1.096cm" style:legend-expansion-aspect-ratio="2.42883211678832" chart:style-name="ch2"/>
        <chart:plot-area chart:style-name="ch3" table:cell-range-address="'virgo-polybench-fdtd-2d'.I2:'virgo-polybench-fdtd-2d'.I8 'virgo-polybench-fdtd-2d'.O1:'virgo-polybench-fdtd-2d'.P8" chart:data-source-has-labels="both" svg:x="0.353cm" svg:y="0.145cm" svg:width="16.974cm" svg:height="6.963cm">
          <chartooo:coordinate-region svg:x="1.345cm" svg:y="0.344cm" svg:width="15.982cm" svg:height="6.117cm"/>
          <chart:axis chart:dimension="x" chart:name="primary-x" chart:style-name="ch4" chartooo:axis-type="auto">
            <chartooo:date-scale/>
            <chart:categories table:cell-range-address="'virgo-polybench-fdtd-2d'.I2:'virgo-polybench-fdtd-2d'.I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virgo-polybench-fdtd-2d'.O2:'virgo-polybench-fdtd-2d'.O8" chart:label-cell-address="'virgo-polybench-fdtd-2d'.O1:'virgo-polybench-fdtd-2d'.O1" chart:class="chart:bar">
            <chart:data-point chart:repeated="7"/>
          </chart:series>
          <chart:series chart:style-name="ch8" chart:values-cell-range-address="'virgo-polybench-fdtd-2d'.P2:'virgo-polybench-fdtd-2d'.P8" chart:label-cell-address="'virgo-polybench-fdtd-2d'.P1:'virgo-polybench-fdtd-2d'.P1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womp-ics-15</text:p>
                <draw:g>
                  <svg:desc>'virgo-polybench-fdtd-2d'.O1:'virgo-polybench-fdtd-2d'.O1</svg:desc>
                </draw:g>
              </table:table-cell>
              <table:table-cell office:value-type="string">
                <text:p>uwomp-cps</text:p>
                <draw:g>
                  <svg:desc>'virgo-polybench-fdtd-2d'.P1:'virgo-polybench-fdtd-2d'.P1</svg:desc>
                </draw:g>
              </table:table-cell>
            </table:table-row>
          </table:table-header-rows>
          <table:table-rows>
            <table:table-row>
              <table:table-cell office:value-type="float" office:value="128">
                <text:p>130</text:p>
                <draw:g>
                  <svg:desc>'virgo-polybench-fdtd-2d'.I2:'virgo-polybench-fdtd-2d'.I8</svg:desc>
                </draw:g>
              </table:table-cell>
              <table:table-cell office:value-type="float" office:value="1.15913">
                <text:p>1.15913</text:p>
                <draw:g>
                  <svg:desc>'virgo-polybench-fdtd-2d'.O2:'virgo-polybench-fdtd-2d'.O8</svg:desc>
                </draw:g>
              </table:table-cell>
              <table:table-cell office:value-type="float" office:value="0.924364">
                <text:p>0.924364</text:p>
                <draw:g>
                  <svg:desc>'virgo-polybench-fdtd-2d'.P2:'virgo-polybench-fdtd-2d'.P8</svg:desc>
                </draw:g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2.864339">
                <text:p>2.864339</text:p>
              </table:table-cell>
              <table:table-cell office:value-type="float" office:value="2.620143">
                <text:p>2.620143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8.644804">
                <text:p>8.644804</text:p>
              </table:table-cell>
              <table:table-cell office:value-type="float" office:value="8.385588">
                <text:p>8.385588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31.59276">
                <text:p>31.59276</text:p>
              </table:table-cell>
              <table:table-cell office:value-type="float" office:value="31.509926">
                <text:p>31.509926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147.665584">
                <text:p>147.665584</text:p>
              </table:table-cell>
              <table:table-cell office:value-type="float" office:value="146.269094">
                <text:p>146.26909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571.861385">
                <text:p>571.861385</text:p>
              </table:table-cell>
              <table:table-cell office:value-type="float" office:value="571.940791">
                <text:p>571.94079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2340.1178568">
                <text:p>2340.1178568</text:p>
              </table:table-cell>
              <table:table-cell office:value-type="float" office:value="2218.4538984">
                <text:p>2218.453898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